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gers" table:style-name="ta1">
        <table:shapes>
          <draw:frame draw:z-index="0" draw:style-name="gr1" draw:text-style-name="P1" svg:width="15.999cm" svg:height="8.999cm" svg:x="174.121cm" svg:y="30.636cm">
            <draw:object draw:notify-on-update-of-ranges="Burgers.A89:Burgers.GT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42.23cm" svg:y="0.551cm">
            <draw:object draw:notify-on-update-of-ranges="Burgers.B2:Burgers.GT2 Burgers.B20:Burgers.GT20 Burgers.B40:Burgers.GT40 Burgers.B80:Burgers.GT80 Burgers.B100:Burgers.GT100 Burgers.B120:Burgers.GT120 Burgers.B150:Burgers.GT150 Burgers.B200:Burgers.GT200 Burgers.B220:Burgers.GT220 Burgers.B250:Burgers.GT2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4" table:default-cell-style-name="Default"/>
        <table:table-column table:style-name="co6" table:default-cell-style-name="Default"/>
        <table:table-column table:style-name="co5" table:number-columns-repeated="17" table:default-cell-style-name="Default"/>
        <table:table-column table:style-name="co6" table:default-cell-style-name="Default"/>
        <table:table-column table:style-name="co5" table:number-columns-repeated="50" table:default-cell-style-name="Default"/>
        <table:table-column table:style-name="co6" table:number-columns-repeated="2" table:default-cell-style-name="Default"/>
        <table:table-column table:style-name="co5" table:number-columns-repeated="8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" calcext:value-type="float">
            <text:p>0.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" calcext:value-type="float">
            <text:p>0.0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" calcext:value-type="float">
            <text:p>0.1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" calcext:value-type="float">
            <text:p>0.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" calcext:value-type="float">
            <text:p>0.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" calcext:value-type="float">
            <text:p>0.2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" calcext:value-type="float">
            <text:p>0.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" calcext:value-type="float">
            <text:p>0.2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" calcext:value-type="float">
            <text:p>0.2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" calcext:value-type="float">
            <text:p>0.29</text:p>
          </table:table-cell>
          <table:table-cell office:value-type="float" office:value="0.295" calcext:value-type="float">
            <text:p>0.295</text:p>
          </table:table-cell>
          <table:table-cell office:value-type="float" office:value="0.3" calcext:value-type="float">
            <text:p>0.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" calcext:value-type="float">
            <text:p>0.3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" calcext:value-type="float">
            <text:p>0.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" calcext:value-type="float">
            <text:p>0.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" calcext:value-type="float">
            <text:p>0.3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" calcext:value-type="float">
            <text:p>0.3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" calcext:value-type="float">
            <text:p>0.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" calcext:value-type="float">
            <text:p>0.3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" calcext:value-type="float">
            <text:p>0.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4" calcext:value-type="float">
            <text:p>0.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" calcext:value-type="float">
            <text:p>0.4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" calcext:value-type="float">
            <text:p>0.4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" calcext:value-type="float">
            <text:p>0.4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" calcext:value-type="float">
            <text:p>0.4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" calcext:value-type="float">
            <text:p>0.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" calcext:value-type="float">
            <text:p>0.4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" calcext:value-type="float">
            <text:p>0.4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" calcext:value-type="float">
            <text:p>0.4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" calcext:value-type="float">
            <text:p>0.49</text:p>
          </table:table-cell>
          <table:table-cell office:value-type="float" office:value="0.495" calcext:value-type="float">
            <text:p>0.495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" calcext:value-type="float">
            <text:p>0.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" calcext:value-type="float">
            <text:p>0.52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" calcext:value-type="float">
            <text:p>0.5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" calcext:value-type="float">
            <text:p>0.5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" calcext:value-type="float">
            <text:p>0.5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" calcext:value-type="float">
            <text:p>0.56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" calcext:value-type="float">
            <text:p>0.5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" calcext:value-type="float">
            <text:p>0.58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" calcext:value-type="float">
            <text:p>0.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6" calcext:value-type="float">
            <text:p>0.6</text:p>
          </table:table-cell>
          <table:table-cell office:value-type="float" office:value="0.605" calcext:value-type="float">
            <text:p>0.605</text:p>
          </table:table-cell>
          <table:table-cell office:value-type="float" office:value="0.61" calcext:value-type="float">
            <text:p>0.6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" calcext:value-type="float">
            <text:p>0.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" calcext:value-type="float">
            <text:p>0.6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" calcext:value-type="float">
            <text:p>0.6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" calcext:value-type="float">
            <text:p>0.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" calcext:value-type="float">
            <text:p>0.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" calcext:value-type="float">
            <text:p>0.6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" calcext:value-type="float">
            <text:p>0.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" calcext:value-type="float">
            <text:p>0.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" calcext:value-type="float">
            <text:p>0.7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" calcext:value-type="float">
            <text:p>0.73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" calcext:value-type="float">
            <text:p>0.74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" calcext:value-type="float">
            <text:p>0.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" calcext:value-type="float">
            <text:p>0.7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" calcext:value-type="float">
            <text:p>0.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" calcext:value-type="float">
            <text:p>0.8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" calcext:value-type="float">
            <text:p>0.81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" calcext:value-type="float">
            <text:p>0.8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" calcext:value-type="float">
            <text:p>0.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" calcext:value-type="float">
            <text:p>0.84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" calcext:value-type="float">
            <text:p>0.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" calcext:value-type="float">
            <text:p>0.8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" calcext:value-type="float">
            <text:p>0.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" calcext:value-type="float">
            <text:p>0.88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" calcext:value-type="float">
            <text:p>0.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9" calcext:value-type="float">
            <text:p>0.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" calcext:value-type="float">
            <text:p>0.9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" calcext:value-type="float">
            <text:p>0.93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" calcext:value-type="float">
            <text:p>0.9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" calcext:value-type="float">
            <text:p>0.96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" calcext:value-type="float">
            <text:p>0.9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99988" calcext:value-type="float">
            <text:p>0.99988</text:p>
          </table:table-cell>
          <table:table-cell office:value-type="float" office:value="0.999818" calcext:value-type="float">
            <text:p>0.999818</text:p>
          </table:table-cell>
          <table:table-cell office:value-type="float" office:value="0.999724" calcext:value-type="float">
            <text:p>0.999724</text:p>
          </table:table-cell>
          <table:table-cell office:value-type="float" office:value="0.999581" calcext:value-type="float">
            <text:p>0.999581</text:p>
          </table:table-cell>
          <table:table-cell office:value-type="float" office:value="0.999364" calcext:value-type="float">
            <text:p>0.999364</text:p>
          </table:table-cell>
          <table:table-cell office:value-type="float" office:value="0.999037" calcext:value-type="float">
            <text:p>0.999037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97789" calcext:value-type="float">
            <text:p>0.997789</text:p>
          </table:table-cell>
          <table:table-cell office:value-type="float" office:value="0.996654" calcext:value-type="float">
            <text:p>0.996654</text:p>
          </table:table-cell>
          <table:table-cell office:value-type="float" office:value="0.994941" calcext:value-type="float">
            <text:p>0.994941</text:p>
          </table:table-cell>
          <table:table-cell office:value-type="float" office:value="0.992366" calcext:value-type="float">
            <text:p>0.992366</text:p>
          </table:table-cell>
          <table:table-cell office:value-type="float" office:value="0.988511" calcext:value-type="float">
            <text:p>0.988511</text:p>
          </table:table-cell>
          <table:table-cell office:value-type="float" office:value="0.982777" calcext:value-type="float">
            <text:p>0.982777</text:p>
          </table:table-cell>
          <table:table-cell office:value-type="float" office:value="0.974332" calcext:value-type="float">
            <text:p>0.974332</text:p>
          </table:table-cell>
          <table:table-cell office:value-type="float" office:value="0.962071" calcext:value-type="float">
            <text:p>0.962071</text:p>
          </table:table-cell>
          <table:table-cell office:value-type="float" office:value="0.944636" calcext:value-type="float">
            <text:p>0.944636</text:p>
          </table:table-cell>
          <table:table-cell office:value-type="float" office:value="0.920565" calcext:value-type="float">
            <text:p>0.920565</text:p>
          </table:table-cell>
          <table:table-cell office:value-type="float" office:value="0.88865" calcext:value-type="float">
            <text:p>0.88865</text:p>
          </table:table-cell>
          <table:table-cell office:value-type="float" office:value="0.84853" calcext:value-type="float">
            <text:p>0.84853</text:p>
          </table:table-cell>
          <table:table-cell office:value-type="float" office:value="0.801343" calcext:value-type="float">
            <text:p>0.801343</text:p>
          </table:table-cell>
          <table:table-cell office:value-type="float" office:value="0.75" calcext:value-type="float">
            <text:p>0.75</text:p>
          </table:table-cell>
          <table:table-cell office:value-type="float" office:value="0.698657" calcext:value-type="float">
            <text:p>0.698657</text:p>
          </table:table-cell>
          <table:table-cell office:value-type="float" office:value="0.65147" calcext:value-type="float">
            <text:p>0.65147</text:p>
          </table:table-cell>
          <table:table-cell office:value-type="float" office:value="0.61135" calcext:value-type="float">
            <text:p>0.61135</text:p>
          </table:table-cell>
          <table:table-cell office:value-type="float" office:value="0.579434" calcext:value-type="float">
            <text:p>0.579434</text:p>
          </table:table-cell>
          <table:table-cell office:value-type="float" office:value="0.555364" calcext:value-type="float">
            <text:p>0.555364</text:p>
          </table:table-cell>
          <table:table-cell office:value-type="float" office:value="0.537929" calcext:value-type="float">
            <text:p>0.537929</text:p>
          </table:table-cell>
          <table:table-cell office:value-type="float" office:value="0.525668" calcext:value-type="float">
            <text:p>0.525668</text:p>
          </table:table-cell>
          <table:table-cell office:value-type="float" office:value="0.517222" calcext:value-type="float">
            <text:p>0.517222</text:p>
          </table:table-cell>
          <table:table-cell office:value-type="float" office:value="0.511488" calcext:value-type="float">
            <text:p>0.511488</text:p>
          </table:table-cell>
          <table:table-cell office:value-type="float" office:value="0.507633" calcext:value-type="float">
            <text:p>0.507633</text:p>
          </table:table-cell>
          <table:table-cell office:value-type="float" office:value="0.505058" calcext:value-type="float">
            <text:p>0.505058</text:p>
          </table:table-cell>
          <table:table-cell office:value-type="float" office:value="0.503345" calcext:value-type="float">
            <text:p>0.503345</text:p>
          </table:table-cell>
          <table:table-cell office:value-type="float" office:value="0.502209" calcext:value-type="float">
            <text:p>0.502209</text:p>
          </table:table-cell>
          <table:table-cell office:value-type="float" office:value="0.501457" calcext:value-type="float">
            <text:p>0.501457</text:p>
          </table:table-cell>
          <table:table-cell office:value-type="float" office:value="0.50096" calcext:value-type="float">
            <text:p>0.50096</text:p>
          </table:table-cell>
          <table:table-cell office:value-type="float" office:value="0.500631" calcext:value-type="float">
            <text:p>0.500631</text:p>
          </table:table-cell>
          <table:table-cell office:value-type="float" office:value="0.500412" calcext:value-type="float">
            <text:p>0.500412</text:p>
          </table:table-cell>
          <table:table-cell office:value-type="float" office:value="0.500267" calcext:value-type="float">
            <text:p>0.500267</text:p>
          </table:table-cell>
          <table:table-cell office:value-type="float" office:value="0.500169" calcext:value-type="float">
            <text:p>0.500169</text:p>
          </table:table-cell>
          <table:table-cell office:value-type="float" office:value="0.500102" calcext:value-type="float">
            <text:p>0.500102</text:p>
          </table:table-cell>
          <table:table-cell office:value-type="float" office:value="0.500054" calcext:value-type="float">
            <text:p>0.500054</text:p>
          </table:table-cell>
          <table:table-cell office:value-type="float" office:value="0.500017" calcext:value-type="float">
            <text:p>0.500017</text:p>
          </table:table-cell>
          <table:table-cell office:value-type="float" office:value="0.499985" calcext:value-type="float">
            <text:p>0.499985</text:p>
          </table:table-cell>
          <table:table-cell office:value-type="float" office:value="0.499954" calcext:value-type="float">
            <text:p>0.499954</text:p>
          </table:table-cell>
          <table:table-cell office:value-type="float" office:value="0.499919" calcext:value-type="float">
            <text:p>0.499919</text:p>
          </table:table-cell>
          <table:table-cell office:value-type="float" office:value="0.499876" calcext:value-type="float">
            <text:p>0.499876</text:p>
          </table:table-cell>
          <table:table-cell office:value-type="float" office:value="0.499819" calcext:value-type="float">
            <text:p>0.499819</text:p>
          </table:table-cell>
          <table:table-cell office:value-type="float" office:value="0.499743" calcext:value-type="float">
            <text:p>0.499743</text:p>
          </table:table-cell>
          <table:table-cell office:value-type="float" office:value="0.499638" calcext:value-type="float">
            <text:p>0.499638</text:p>
          </table:table-cell>
          <table:table-cell office:value-type="float" office:value="0.499493" calcext:value-type="float">
            <text:p>0.499493</text:p>
          </table:table-cell>
          <table:table-cell office:value-type="float" office:value="0.499292" calcext:value-type="float">
            <text:p>0.499292</text:p>
          </table:table-cell>
          <table:table-cell office:value-type="float" office:value="0.499012" calcext:value-type="float">
            <text:p>0.499012</text:p>
          </table:table-cell>
          <table:table-cell office:value-type="float" office:value="0.498622" calcext:value-type="float">
            <text:p>0.498622</text:p>
          </table:table-cell>
          <table:table-cell office:value-type="float" office:value="0.498078" calcext:value-type="float">
            <text:p>0.498078</text:p>
          </table:table-cell>
          <table:table-cell office:value-type="float" office:value="0.497323" calcext:value-type="float">
            <text:p>0.497323</text:p>
          </table:table-cell>
          <table:table-cell office:value-type="float" office:value="0.496274" calcext:value-type="float">
            <text:p>0.496274</text:p>
          </table:table-cell>
          <table:table-cell office:value-type="float" office:value="0.494819" calcext:value-type="float">
            <text:p>0.494819</text:p>
          </table:table-cell>
          <table:table-cell office:value-type="float" office:value="0.492806" calcext:value-type="float">
            <text:p>0.492806</text:p>
          </table:table-cell>
          <table:table-cell office:value-type="float" office:value="0.49003" calcext:value-type="float">
            <text:p>0.49003</text:p>
          </table:table-cell>
          <table:table-cell office:value-type="float" office:value="0.486222" calcext:value-type="float">
            <text:p>0.486222</text:p>
          </table:table-cell>
          <table:table-cell office:value-type="float" office:value="0.48103" calcext:value-type="float">
            <text:p>0.48103</text:p>
          </table:table-cell>
          <table:table-cell office:value-type="float" office:value="0.474012" calcext:value-type="float">
            <text:p>0.474012</text:p>
          </table:table-cell>
          <table:table-cell office:value-type="float" office:value="0.46464" calcext:value-type="float">
            <text:p>0.46464</text:p>
          </table:table-cell>
          <table:table-cell office:value-type="float" office:value="0.452319" calcext:value-type="float">
            <text:p>0.452319</text:p>
          </table:table-cell>
          <table:table-cell office:value-type="float" office:value="0.436452" calcext:value-type="float">
            <text:p>0.436452</text:p>
          </table:table-cell>
          <table:table-cell office:value-type="float" office:value="0.416557" calcext:value-type="float">
            <text:p>0.416557</text:p>
          </table:table-cell>
          <table:table-cell office:value-type="float" office:value="0.392423" calcext:value-type="float">
            <text:p>0.392423</text:p>
          </table:table-cell>
          <table:table-cell office:value-type="float" office:value="0.364303" calcext:value-type="float">
            <text:p>0.364303</text:p>
          </table:table-cell>
          <table:table-cell office:value-type="float" office:value="0.333028" calcext:value-type="float">
            <text:p>0.333028</text:p>
          </table:table-cell>
          <table:table-cell office:value-type="float" office:value="0.3" calcext:value-type="float">
            <text:p>0.3</text:p>
          </table:table-cell>
          <table:table-cell office:value-type="float" office:value="0.266972" calcext:value-type="float">
            <text:p>0.266972</text:p>
          </table:table-cell>
          <table:table-cell office:value-type="float" office:value="0.235697" calcext:value-type="float">
            <text:p>0.235697</text:p>
          </table:table-cell>
          <table:table-cell office:value-type="float" office:value="0.207577" calcext:value-type="float">
            <text:p>0.207577</text:p>
          </table:table-cell>
          <table:table-cell office:value-type="float" office:value="0.183443" calcext:value-type="float">
            <text:p>0.183443</text:p>
          </table:table-cell>
          <table:table-cell office:value-type="float" office:value="0.163548" calcext:value-type="float">
            <text:p>0.163548</text:p>
          </table:table-cell>
          <table:table-cell office:value-type="float" office:value="0.147681" calcext:value-type="float">
            <text:p>0.147681</text:p>
          </table:table-cell>
          <table:table-cell office:value-type="float" office:value="0.13536" calcext:value-type="float">
            <text:p>0.13536</text:p>
          </table:table-cell>
          <table:table-cell office:value-type="float" office:value="0.125988" calcext:value-type="float">
            <text:p>0.125988</text:p>
          </table:table-cell>
          <table:table-cell office:value-type="float" office:value="0.11897" calcext:value-type="float">
            <text:p>0.11897</text:p>
          </table:table-cell>
          <table:table-cell office:value-type="float" office:value="0.113778" calcext:value-type="float">
            <text:p>0.113778</text:p>
          </table:table-cell>
          <table:table-cell office:value-type="float" office:value="0.10997" calcext:value-type="float">
            <text:p>0.10997</text:p>
          </table:table-cell>
          <table:table-cell office:value-type="float" office:value="0.107194" calcext:value-type="float">
            <text:p>0.107194</text:p>
          </table:table-cell>
          <table:table-cell office:value-type="float" office:value="0.105181" calcext:value-type="float">
            <text:p>0.105181</text:p>
          </table:table-cell>
          <table:table-cell office:value-type="float" office:value="0.103726" calcext:value-type="float">
            <text:p>0.103726</text:p>
          </table:table-cell>
          <table:table-cell office:value-type="float" office:value="0.102677" calcext:value-type="float">
            <text:p>0.102677</text:p>
          </table:table-cell>
          <table:table-cell office:value-type="float" office:value="0.101922" calcext:value-type="float">
            <text:p>0.101922</text:p>
          </table:table-cell>
          <table:table-cell office:value-type="float" office:value="0.101379" calcext:value-type="float">
            <text:p>0.101379</text:p>
          </table:table-cell>
          <table:table-cell office:value-type="float" office:value="0.100989" calcext:value-type="float">
            <text:p>0.100989</text:p>
          </table:table-cell>
          <table:table-cell office:value-type="float" office:value="0.100709" calcext:value-type="float">
            <text:p>0.100709</text:p>
          </table:table-cell>
          <table:table-cell office:value-type="float" office:value="0.100508" calcext:value-type="float">
            <text:p>0.100508</text:p>
          </table:table-cell>
          <table:table-cell office:value-type="float" office:value="0.100364" calcext:value-type="float">
            <text:p>0.100364</text:p>
          </table:table-cell>
          <table:table-cell office:value-type="float" office:value="0.100261" calcext:value-type="float">
            <text:p>0.100261</text:p>
          </table:table-cell>
          <table:table-cell office:value-type="float" office:value="0.100187" calcext:value-type="float">
            <text:p>0.100187</text:p>
          </table:table-cell>
          <table:table-cell office:value-type="float" office:value="0.100134" calcext:value-type="float">
            <text:p>0.100134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00069" calcext:value-type="float">
            <text:p>0.100069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6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38" calcext:value-type="float">
            <text:p>0.999938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858" calcext:value-type="float">
            <text:p>0.999858</text:p>
          </table:table-cell>
          <table:table-cell office:value-type="float" office:value="0.999785" calcext:value-type="float">
            <text:p>0.999785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0.999505" calcext:value-type="float">
            <text:p>0.999505</text:p>
          </table:table-cell>
          <table:table-cell office:value-type="float" office:value="0.999249" calcext:value-type="float">
            <text:p>0.999249</text:p>
          </table:table-cell>
          <table:table-cell office:value-type="float" office:value="0.998862" calcext:value-type="float">
            <text:p>0.998862</text:p>
          </table:table-cell>
          <table:table-cell office:value-type="float" office:value="0.998276" calcext:value-type="float">
            <text:p>0.998276</text:p>
          </table:table-cell>
          <table:table-cell office:value-type="float" office:value="0.997389" calcext:value-type="float">
            <text:p>0.997389</text:p>
          </table:table-cell>
          <table:table-cell office:value-type="float" office:value="0.996051" calcext:value-type="float">
            <text:p>0.996051</text:p>
          </table:table-cell>
          <table:table-cell office:value-type="float" office:value="0.994034" calcext:value-type="float">
            <text:p>0.994034</text:p>
          </table:table-cell>
          <table:table-cell office:value-type="float" office:value="0.991005" calcext:value-type="float">
            <text:p>0.991005</text:p>
          </table:table-cell>
          <table:table-cell office:value-type="float" office:value="0.986482" calcext:value-type="float">
            <text:p>0.986482</text:p>
          </table:table-cell>
          <table:table-cell office:value-type="float" office:value="0.979778" calcext:value-type="float">
            <text:p>0.979778</text:p>
          </table:table-cell>
          <table:table-cell office:value-type="float" office:value="0.969955" calcext:value-type="float">
            <text:p>0.969955</text:p>
          </table:table-cell>
          <table:table-cell office:value-type="float" office:value="0.955801" calcext:value-type="float">
            <text:p>0.955801</text:p>
          </table:table-cell>
          <table:table-cell office:value-type="float" office:value="0.935891" calcext:value-type="float">
            <text:p>0.93589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73587" calcext:value-type="float">
            <text:p>0.873587</text:p>
          </table:table-cell>
          <table:table-cell office:value-type="float" office:value="0.830395" calcext:value-type="float">
            <text:p>0.830395</text:p>
          </table:table-cell>
          <table:table-cell office:value-type="float" office:value="0.781079" calcext:value-type="float">
            <text:p>0.781079</text:p>
          </table:table-cell>
          <table:table-cell office:value-type="float" office:value="0.729181" calcext:value-type="float">
            <text:p>0.729181</text:p>
          </table:table-cell>
          <table:table-cell office:value-type="float" office:value="0.679047" calcext:value-type="float">
            <text:p>0.679047</text:p>
          </table:table-cell>
          <table:table-cell office:value-type="float" office:value="0.634454" calcext:value-type="float">
            <text:p>0.634454</text:p>
          </table:table-cell>
          <table:table-cell office:value-type="float" office:value="0.597596" calcext:value-type="float">
            <text:p>0.597596</text:p>
          </table:table-cell>
          <table:table-cell office:value-type="float" office:value="0.568934" calcext:value-type="float">
            <text:p>0.568934</text:p>
          </table:table-cell>
          <table:table-cell office:value-type="float" office:value="0.547687" calcext:value-type="float">
            <text:p>0.547687</text:p>
          </table:table-cell>
          <table:table-cell office:value-type="float" office:value="0.532492" calcext:value-type="float">
            <text:p>0.532492</text:p>
          </table:table-cell>
          <table:table-cell office:value-type="float" office:value="0.521903" calcext:value-type="float">
            <text:p>0.521903</text:p>
          </table:table-cell>
          <table:table-cell office:value-type="float" office:value="0.514656" calcext:value-type="float">
            <text:p>0.514656</text:p>
          </table:table-cell>
          <table:table-cell office:value-type="float" office:value="0.509758" calcext:value-type="float">
            <text:p>0.509758</text:p>
          </table:table-cell>
          <table:table-cell office:value-type="float" office:value="0.506475" calcext:value-type="float">
            <text:p>0.506475</text:p>
          </table:table-cell>
          <table:table-cell office:value-type="float" office:value="0.504287" calcext:value-type="float">
            <text:p>0.504287</text:p>
          </table:table-cell>
          <table:table-cell office:value-type="float" office:value="0.502833" calcext:value-type="float">
            <text:p>0.502833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501233" calcext:value-type="float">
            <text:p>0.501233</text:p>
          </table:table-cell>
          <table:table-cell office:value-type="float" office:value="0.500811" calcext:value-type="float">
            <text:p>0.500811</text:p>
          </table:table-cell>
          <table:table-cell office:value-type="float" office:value="0.500532" calcext:value-type="float">
            <text:p>0.500532</text:p>
          </table:table-cell>
          <table:table-cell office:value-type="float" office:value="0.500346" calcext:value-type="float">
            <text:p>0.500346</text:p>
          </table:table-cell>
          <table:table-cell office:value-type="float" office:value="0.500222" calcext:value-type="float">
            <text:p>0.500222</text:p>
          </table:table-cell>
          <table:table-cell office:value-type="float" office:value="0.500137" calcext:value-type="float">
            <text:p>0.500137</text:p>
          </table:table-cell>
          <table:table-cell office:value-type="float" office:value="0.500078" calcext:value-type="float">
            <text:p>0.500078</text:p>
          </table:table-cell>
          <table:table-cell office:value-type="float" office:value="0.500034" calcext:value-type="float">
            <text:p>0.500034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499966" calcext:value-type="float">
            <text:p>0.499966</text:p>
          </table:table-cell>
          <table:table-cell office:value-type="float" office:value="0.49993" calcext:value-type="float">
            <text:p>0.49993</text:p>
          </table:table-cell>
          <table:table-cell office:value-type="float" office:value="0.499889" calcext:value-type="float">
            <text:p>0.499889</text:p>
          </table:table-cell>
          <table:table-cell office:value-type="float" office:value="0.499836" calcext:value-type="float">
            <text:p>0.499836</text:p>
          </table:table-cell>
          <table:table-cell office:value-type="float" office:value="0.499764" calcext:value-type="float">
            <text:p>0.499764</text:p>
          </table:table-cell>
          <table:table-cell office:value-type="float" office:value="0.499667" calcext:value-type="float">
            <text:p>0.499667</text:p>
          </table:table-cell>
          <table:table-cell office:value-type="float" office:value="0.499533" calcext:value-type="float">
            <text:p>0.499533</text:p>
          </table:table-cell>
          <table:table-cell office:value-type="float" office:value="0.499347" calcext:value-type="float">
            <text:p>0.499347</text:p>
          </table:table-cell>
          <table:table-cell office:value-type="float" office:value="0.499088" calcext:value-type="float">
            <text:p>0.499088</text:p>
          </table:table-cell>
          <table:table-cell office:value-type="float" office:value="0.498727" calcext:value-type="float">
            <text:p>0.498727</text:p>
          </table:table-cell>
          <table:table-cell office:value-type="float" office:value="0.498226" calcext:value-type="float">
            <text:p>0.498226</text:p>
          </table:table-cell>
          <table:table-cell office:value-type="float" office:value="0.497528" calcext:value-type="float">
            <text:p>0.497528</text:p>
          </table:table-cell>
          <table:table-cell office:value-type="float" office:value="0.496558" calcext:value-type="float">
            <text:p>0.496558</text:p>
          </table:table-cell>
          <table:table-cell office:value-type="float" office:value="0.495212" calcext:value-type="float">
            <text:p>0.495212</text:p>
          </table:table-cell>
          <table:table-cell office:value-type="float" office:value="0.493349" calcext:value-type="float">
            <text:p>0.493349</text:p>
          </table:table-cell>
          <table:table-cell office:value-type="float" office:value="0.490779" calcext:value-type="float">
            <text:p>0.490779</text:p>
          </table:table-cell>
          <table:table-cell office:value-type="float" office:value="0.487247" calcext:value-type="float">
            <text:p>0.487247</text:p>
          </table:table-cell>
          <table:table-cell office:value-type="float" office:value="0.482424" calcext:value-type="float">
            <text:p>0.482424</text:p>
          </table:table-cell>
          <table:table-cell office:value-type="float" office:value="0.475889" calcext:value-type="float">
            <text:p>0.475889</text:p>
          </table:table-cell>
          <table:table-cell office:value-type="float" office:value="0.467135" calcext:value-type="float">
            <text:p>0.467135</text:p>
          </table:table-cell>
          <table:table-cell office:value-type="float" office:value="0.455578" calcext:value-type="float">
            <text:p>0.455578</text:p>
          </table:table-cell>
          <table:table-cell office:value-type="float" office:value="0.440614" calcext:value-type="float">
            <text:p>0.440614</text:p>
          </table:table-cell>
          <table:table-cell office:value-type="float" office:value="0.421719" calcext:value-type="float">
            <text:p>0.421719</text:p>
          </table:table-cell>
          <table:table-cell office:value-type="float" office:value="0.398602" calcext:value-type="float">
            <text:p>0.398602</text:p>
          </table:table-cell>
          <table:table-cell office:value-type="float" office:value="0.371386" calcext:value-type="float">
            <text:p>0.371386</text:p>
          </table:table-cell>
          <table:table-cell office:value-type="float" office:value="0.340758" calcext:value-type="float">
            <text:p>0.340758</text:p>
          </table:table-cell>
          <table:table-cell office:value-type="float" office:value="0.307994" calcext:value-type="float">
            <text:p>0.307994</text:p>
          </table:table-cell>
          <table:table-cell office:value-type="float" office:value="0.274795" calcext:value-type="float">
            <text:p>0.274795</text:p>
          </table:table-cell>
          <table:table-cell office:value-type="float" office:value="0.242953" calcext:value-type="float">
            <text:p>0.242953</text:p>
          </table:table-cell>
          <table:table-cell office:value-type="float" office:value="0.213978" calcext:value-type="float">
            <text:p>0.213978</text:p>
          </table:table-cell>
          <table:table-cell office:value-type="float" office:value="0.188848" calcext:value-type="float">
            <text:p>0.188848</text:p>
          </table:table-cell>
          <table:table-cell office:value-type="float" office:value="0.167942" calcext:value-type="float">
            <text:p>0.167942</text:p>
          </table:table-cell>
          <table:table-cell office:value-type="float" office:value="0.151147" calcext:value-type="float">
            <text:p>0.151147</text:p>
          </table:table-cell>
          <table:table-cell office:value-type="float" office:value="0.138027" calcext:value-type="float">
            <text:p>0.138027</text:p>
          </table:table-cell>
          <table:table-cell office:value-type="float" office:value="0.128002" calcext:value-type="float">
            <text:p>0.128002</text:p>
          </table:table-cell>
          <table:table-cell office:value-type="float" office:value="0.12047" calcext:value-type="float">
            <text:p>0.12047</text:p>
          </table:table-cell>
          <table:table-cell office:value-type="float" office:value="0.114883" calcext:value-type="float">
            <text:p>0.114883</text:p>
          </table:table-cell>
          <table:table-cell office:value-type="float" office:value="0.110778" calcext:value-type="float">
            <text:p>0.110778</text:p>
          </table:table-cell>
          <table:table-cell office:value-type="float" office:value="0.107782" calcext:value-type="float">
            <text:p>0.107782</text:p>
          </table:table-cell>
          <table:table-cell office:value-type="float" office:value="0.105607" calcext:value-type="float">
            <text:p>0.105607</text:p>
          </table:table-cell>
          <table:table-cell office:value-type="float" office:value="0.104034" calcext:value-type="float">
            <text:p>0.104034</text:p>
          </table:table-cell>
          <table:table-cell office:value-type="float" office:value="0.102898" calcext:value-type="float">
            <text:p>0.102898</text:p>
          </table:table-cell>
          <table:table-cell office:value-type="float" office:value="0.102081" calcext:value-type="float">
            <text:p>0.102081</text:p>
          </table:table-cell>
          <table:table-cell office:value-type="float" office:value="0.101493" calcext:value-type="float">
            <text:p>0.101493</text:p>
          </table:table-cell>
          <table:table-cell office:value-type="float" office:value="0.101071" calcext:value-type="float">
            <text:p>0.101071</text:p>
          </table:table-cell>
          <table:table-cell office:value-type="float" office:value="0.100768" calcext:value-type="float">
            <text:p>0.100768</text:p>
          </table:table-cell>
          <table:table-cell office:value-type="float" office:value="0.100551" calcext:value-type="float">
            <text:p>0.100551</text:p>
          </table:table-cell>
          <table:table-cell office:value-type="float" office:value="0.100395" calcext:value-type="float">
            <text:p>0.100395</text:p>
          </table:table-cell>
          <table:table-cell office:value-type="float" office:value="0.100283" calcext:value-type="float">
            <text:p>0.100283</text:p>
          </table:table-cell>
          <table:table-cell office:value-type="float" office:value="0.100203" calcext:value-type="float">
            <text:p>0.100203</text:p>
          </table:table-cell>
          <table:table-cell office:value-type="float" office:value="0.100145" calcext:value-type="float">
            <text:p>0.100145</text:p>
          </table:table-cell>
          <table:table-cell office:value-type="float" office:value="0.100104" calcext:value-type="float">
            <text:p>0.100104</text:p>
          </table:table-cell>
          <table:table-cell office:value-type="float" office:value="0.100075" calcext:value-type="float">
            <text:p>0.100075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5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997177" calcext:value-type="float">
            <text:p>0.00997177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36" calcext:value-type="float">
            <text:p>0.999936</text:p>
          </table:table-cell>
          <table:table-cell office:value-type="float" office:value="0.999902" calcext:value-type="float">
            <text:p>0.999902</text:p>
          </table:table-cell>
          <table:table-cell office:value-type="float" office:value="0.999852" calcext:value-type="float">
            <text:p>0.999852</text:p>
          </table:table-cell>
          <table:table-cell office:value-type="float" office:value="0.999775" calcext:value-type="float">
            <text:p>0.999775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999483" calcext:value-type="float">
            <text:p>0.999483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8811" calcext:value-type="float">
            <text:p>0.998811</text:p>
          </table:table-cell>
          <table:table-cell office:value-type="float" office:value="0.998199" calcext:value-type="float">
            <text:p>0.998199</text:p>
          </table:table-cell>
          <table:table-cell office:value-type="float" office:value="0.997274" calcext:value-type="float">
            <text:p>0.997274</text:p>
          </table:table-cell>
          <table:table-cell office:value-type="float" office:value="0.995876" calcext:value-type="float">
            <text:p>0.995876</text:p>
          </table:table-cell>
          <table:table-cell office:value-type="float" office:value="0.993771" calcext:value-type="float">
            <text:p>0.993771</text:p>
          </table:table-cell>
          <table:table-cell office:value-type="float" office:value="0.990612" calcext:value-type="float">
            <text:p>0.990612</text:p>
          </table:table-cell>
          <table:table-cell office:value-type="float" office:value="0.985897" calcext:value-type="float">
            <text:p>0.985897</text:p>
          </table:table-cell>
          <table:table-cell office:value-type="float" office:value="0.978916" calcext:value-type="float">
            <text:p>0.978916</text:p>
          </table:table-cell>
          <table:table-cell office:value-type="float" office:value="0.968704" calcext:value-type="float">
            <text:p>0.968704</text:p>
          </table:table-cell>
          <table:table-cell office:value-type="float" office:value="0.954024" calcext:value-type="float">
            <text:p>0.954024</text:p>
          </table:table-cell>
          <table:table-cell office:value-type="float" office:value="0.933438" calcext:value-type="float">
            <text:p>0.933438</text:p>
          </table:table-cell>
          <table:table-cell office:value-type="float" office:value="0.905546" calcext:value-type="float">
            <text:p>0.905546</text:p>
          </table:table-cell>
          <table:table-cell office:value-type="float" office:value="0.869467" calcext:value-type="float">
            <text:p>0.869467</text:p>
          </table:table-cell>
          <table:table-cell office:value-type="float" office:value="0.825505" calcext:value-type="float">
            <text:p>0.825505</text:p>
          </table:table-cell>
          <table:table-cell office:value-type="float" office:value="0.775702" calcext:value-type="float">
            <text:p>0.775702</text:p>
          </table:table-cell>
          <table:table-cell office:value-type="float" office:value="0.72376" calcext:value-type="float">
            <text:p>0.72376</text:p>
          </table:table-cell>
          <table:table-cell office:value-type="float" office:value="0.67405" calcext:value-type="float">
            <text:p>0.67405</text:p>
          </table:table-cell>
          <table:table-cell office:value-type="float" office:value="0.630212" calcext:value-type="float">
            <text:p>0.630212</text:p>
          </table:table-cell>
          <table:table-cell office:value-type="float" office:value="0.594235" calcext:value-type="float">
            <text:p>0.594235</text:p>
          </table:table-cell>
          <table:table-cell office:value-type="float" office:value="0.566408" calcext:value-type="float">
            <text:p>0.566408</text:p>
          </table:table-cell>
          <table:table-cell office:value-type="float" office:value="0.54586" calcext:value-type="float">
            <text:p>0.54586</text:p>
          </table:table-cell>
          <table:table-cell office:value-type="float" office:value="0.531207" calcext:value-type="float">
            <text:p>0.531207</text:p>
          </table:table-cell>
          <table:table-cell office:value-type="float" office:value="0.521016" calcext:value-type="float">
            <text:p>0.521016</text:p>
          </table:table-cell>
          <table:table-cell office:value-type="float" office:value="0.514052" calcext:value-type="float">
            <text:p>0.514052</text:p>
          </table:table-cell>
          <table:table-cell office:value-type="float" office:value="0.509351" calcext:value-type="float">
            <text:p>0.509351</text:p>
          </table:table-cell>
          <table:table-cell office:value-type="float" office:value="0.506202" calcext:value-type="float">
            <text:p>0.506202</text:p>
          </table:table-cell>
          <table:table-cell office:value-type="float" office:value="0.504105" calcext:value-type="float">
            <text:p>0.504105</text:p>
          </table:table-cell>
          <table:table-cell office:value-type="float" office:value="0.502712" calcext:value-type="float">
            <text:p>0.502712</text:p>
          </table:table-cell>
          <table:table-cell office:value-type="float" office:value="0.50179" calcext:value-type="float">
            <text:p>0.50179</text:p>
          </table:table-cell>
          <table:table-cell office:value-type="float" office:value="0.501179" calcext:value-type="float">
            <text:p>0.501179</text:p>
          </table:table-cell>
          <table:table-cell office:value-type="float" office:value="0.500775" calcext:value-type="float">
            <text:p>0.500775</text:p>
          </table:table-cell>
          <table:table-cell office:value-type="float" office:value="0.500507" calcext:value-type="float">
            <text:p>0.500507</text:p>
          </table:table-cell>
          <table:table-cell office:value-type="float" office:value="0.500329" calcext:value-type="float">
            <text:p>0.500329</text:p>
          </table:table-cell>
          <table:table-cell office:value-type="float" office:value="0.500209" calcext:value-type="float">
            <text:p>0.500209</text:p>
          </table:table-cell>
          <table:table-cell office:value-type="float" office:value="0.500127" calcext:value-type="float">
            <text:p>0.500127</text:p>
          </table:table-cell>
          <table:table-cell office:value-type="float" office:value="0.500068" calcext:value-type="float">
            <text:p>0.500068</text:p>
          </table:table-cell>
          <table:table-cell office:value-type="float" office:value="0.500024" calcext:value-type="float">
            <text:p>0.500024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0.499949" calcext:value-type="float">
            <text:p>0.499949</text:p>
          </table:table-cell>
          <table:table-cell office:value-type="float" office:value="0.499908" calcext:value-type="float">
            <text:p>0.499908</text:p>
          </table:table-cell>
          <table:table-cell office:value-type="float" office:value="0.499859" calcext:value-type="float">
            <text:p>0.499859</text:p>
          </table:table-cell>
          <table:table-cell office:value-type="float" office:value="0.499794" calcext:value-type="float">
            <text:p>0.499794</text:p>
          </table:table-cell>
          <table:table-cell office:value-type="float" office:value="0.499707" calcext:value-type="float">
            <text:p>0.499707</text:p>
          </table:table-cell>
          <table:table-cell office:value-type="float" office:value="0.499587" calcext:value-type="float">
            <text:p>0.499587</text:p>
          </table:table-cell>
          <table:table-cell office:value-type="float" office:value="0.499421" calcext:value-type="float">
            <text:p>0.499421</text:p>
          </table:table-cell>
          <table:table-cell office:value-type="float" office:value="0.499191" calcext:value-type="float">
            <text:p>0.499191</text:p>
          </table:table-cell>
          <table:table-cell office:value-type="float" office:value="0.498871" calcext:value-type="float">
            <text:p>0.498871</text:p>
          </table:table-cell>
          <table:table-cell office:value-type="float" office:value="0.498425" calcext:value-type="float">
            <text:p>0.498425</text:p>
          </table:table-cell>
          <table:table-cell office:value-type="float" office:value="0.497805" calcext:value-type="float">
            <text:p>0.497805</text:p>
          </table:table-cell>
          <table:table-cell office:value-type="float" office:value="0.496942" calcext:value-type="float">
            <text:p>0.496942</text:p>
          </table:table-cell>
          <table:table-cell office:value-type="float" office:value="0.495745" calcext:value-type="float">
            <text:p>0.495745</text:p>
          </table:table-cell>
          <table:table-cell office:value-type="float" office:value="0.494087" calcext:value-type="float">
            <text:p>0.494087</text:p>
          </table:table-cell>
          <table:table-cell office:value-type="float" office:value="0.491795" calcext:value-type="float">
            <text:p>0.491795</text:p>
          </table:table-cell>
          <table:table-cell office:value-type="float" office:value="0.488642" calcext:value-type="float">
            <text:p>0.488642</text:p>
          </table:table-cell>
          <table:table-cell office:value-type="float" office:value="0.484324" calcext:value-type="float">
            <text:p>0.484324</text:p>
          </table:table-cell>
          <table:table-cell office:value-type="float" office:value="0.478457" calcext:value-type="float">
            <text:p>0.478457</text:p>
          </table:table-cell>
          <table:table-cell office:value-type="float" office:value="0.470562" calcext:value-type="float">
            <text:p>0.470562</text:p>
          </table:table-cell>
          <table:table-cell office:value-type="float" office:value="0.460079" calcext:value-type="float">
            <text:p>0.460079</text:p>
          </table:table-cell>
          <table:table-cell office:value-type="float" office:value="0.446404" calcext:value-type="float">
            <text:p>0.446404</text:p>
          </table:table-cell>
          <table:table-cell office:value-type="float" office:value="0.42897" calcext:value-type="float">
            <text:p>0.42897</text:p>
          </table:table-cell>
          <table:table-cell office:value-type="float" office:value="0.407379" calcext:value-type="float">
            <text:p>0.407379</text:p>
          </table:table-cell>
          <table:table-cell office:value-type="float" office:value="0.381585" calcext:value-type="float">
            <text:p>0.381585</text:p>
          </table:table-cell>
          <table:table-cell office:value-type="float" office:value="0.35206" calcext:value-type="float">
            <text:p>0.35206</text:p>
          </table:table-cell>
          <table:table-cell office:value-type="float" office:value="0.319877" calcext:value-type="float">
            <text:p>0.319877</text:p>
          </table:table-cell>
          <table:table-cell office:value-type="float" office:value="0.28662" calcext:value-type="float">
            <text:p>0.28662</text:p>
          </table:table-cell>
          <table:table-cell office:value-type="float" office:value="0.254094" calcext:value-type="float">
            <text:p>0.254094</text:p>
          </table:table-cell>
          <table:table-cell office:value-type="float" office:value="0.223949" calcext:value-type="float">
            <text:p>0.223949</text:p>
          </table:table-cell>
          <table:table-cell office:value-type="float" office:value="0.19737" calcext:value-type="float">
            <text:p>0.19737</text:p>
          </table:table-cell>
          <table:table-cell office:value-type="float" office:value="0.174945" calcext:value-type="float">
            <text:p>0.174945</text:p>
          </table:table-cell>
          <table:table-cell office:value-type="float" office:value="0.156716" calcext:value-type="float">
            <text:p>0.156716</text:p>
          </table:table-cell>
          <table:table-cell office:value-type="float" office:value="0.142343" calcext:value-type="float">
            <text:p>0.142343</text:p>
          </table:table-cell>
          <table:table-cell office:value-type="float" office:value="0.131279" calcext:value-type="float">
            <text:p>0.131279</text:p>
          </table:table-cell>
          <table:table-cell office:value-type="float" office:value="0.12292" calcext:value-type="float">
            <text:p>0.12292</text:p>
          </table:table-cell>
          <table:table-cell office:value-type="float" office:value="0.116694" calcext:value-type="float">
            <text:p>0.116694</text:p>
          </table:table-cell>
          <table:table-cell office:value-type="float" office:value="0.112104" calcext:value-type="float">
            <text:p>0.112104</text:p>
          </table:table-cell>
          <table:table-cell office:value-type="float" office:value="0.108748" calcext:value-type="float">
            <text:p>0.108748</text:p>
          </table:table-cell>
          <table:table-cell office:value-type="float" office:value="0.106307" calcext:value-type="float">
            <text:p>0.106307</text:p>
          </table:table-cell>
          <table:table-cell office:value-type="float" office:value="0.104539" calcext:value-type="float">
            <text:p>0.104539</text:p>
          </table:table-cell>
          <table:table-cell office:value-type="float" office:value="0.103263" calcext:value-type="float">
            <text:p>0.103263</text:p>
          </table:table-cell>
          <table:table-cell office:value-type="float" office:value="0.102343" calcext:value-type="float">
            <text:p>0.102343</text:p>
          </table:table-cell>
          <table:table-cell office:value-type="float" office:value="0.101682" calcext:value-type="float">
            <text:p>0.101682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100865" calcext:value-type="float">
            <text:p>0.100865</text:p>
          </table:table-cell>
          <table:table-cell office:value-type="float" office:value="0.10062" calcext:value-type="float">
            <text:p>0.10062</text:p>
          </table:table-cell>
          <table:table-cell office:value-type="float" office:value="0.100445" calcext:value-type="float">
            <text:p>0.100445</text:p>
          </table:table-cell>
          <table:table-cell office:value-type="float" office:value="0.100319" calcext:value-type="float">
            <text:p>0.100319</text:p>
          </table:table-cell>
          <table:table-cell office:value-type="float" office:value="0.100228" calcext:value-type="float">
            <text:p>0.100228</text:p>
          </table:table-cell>
          <table:table-cell office:value-type="float" office:value="0.100164" calcext:value-type="float">
            <text:p>0.100164</text:p>
          </table:table-cell>
          <table:table-cell office:value-type="float" office:value="0.100117" calcext:value-type="float">
            <text:p>0.100117</text:p>
          </table:table-cell>
          <table:table-cell office:value-type="float" office:value="0.100084" calcext:value-type="float">
            <text:p>0.100084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159435" calcext:value-type="float">
            <text:p>0.0159435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999845" calcext:value-type="float">
            <text:p>0.999845</text:p>
          </table:table-cell>
          <table:table-cell office:value-type="float" office:value="0.999765" calcext:value-type="float">
            <text:p>0.999765</text:p>
          </table:table-cell>
          <table:table-cell office:value-type="float" office:value="0.999644" calcext:value-type="float">
            <text:p>0.999644</text:p>
          </table:table-cell>
          <table:table-cell office:value-type="float" office:value="0.99946" calcext:value-type="float">
            <text:p>0.99946</text:p>
          </table:table-cell>
          <table:table-cell office:value-type="float" office:value="0.999181" calcext:value-type="float">
            <text:p>0.999181</text:p>
          </table:table-cell>
          <table:table-cell office:value-type="float" office:value="0.998758" calcext:value-type="float">
            <text:p>0.998758</text:p>
          </table:table-cell>
          <table:table-cell office:value-type="float" office:value="0.998119" calcext:value-type="float">
            <text:p>0.998119</text:p>
          </table:table-cell>
          <table:table-cell office:value-type="float" office:value="0.997153" calcext:value-type="float">
            <text:p>0.997153</text:p>
          </table:table-cell>
          <table:table-cell office:value-type="float" office:value="0.995693" calcext:value-type="float">
            <text:p>0.995693</text:p>
          </table:table-cell>
          <table:table-cell office:value-type="float" office:value="0.993497" calcext:value-type="float">
            <text:p>0.993497</text:p>
          </table:table-cell>
          <table:table-cell office:value-type="float" office:value="0.990201" calcext:value-type="float">
            <text:p>0.990201</text:p>
          </table:table-cell>
          <table:table-cell office:value-type="float" office:value="0.985287" calcext:value-type="float">
            <text:p>0.985287</text:p>
          </table:table-cell>
          <table:table-cell office:value-type="float" office:value="0.97802" calcext:value-type="float">
            <text:p>0.97802</text:p>
          </table:table-cell>
          <table:table-cell office:value-type="float" office:value="0.967407" calcext:value-type="float">
            <text:p>0.967407</text:p>
          </table:table-cell>
          <table:table-cell office:value-type="float" office:value="0.952185" calcext:value-type="float">
            <text:p>0.952185</text:p>
          </table:table-cell>
          <table:table-cell office:value-type="float" office:value="0.930905" calcext:value-type="float">
            <text:p>0.930905</text:p>
          </table:table-cell>
          <table:table-cell office:value-type="float" office:value="0.902193" calcext:value-type="float">
            <text:p>0.902193</text:p>
          </table:table-cell>
          <table:table-cell office:value-type="float" office:value="0.865251" calcext:value-type="float">
            <text:p>0.865251</text:p>
          </table:table-cell>
          <table:table-cell office:value-type="float" office:value="0.82054" calcext:value-type="float">
            <text:p>0.82054</text:p>
          </table:table-cell>
          <table:table-cell office:value-type="float" office:value="0.770299" calcext:value-type="float">
            <text:p>0.770299</text:p>
          </table:table-cell>
          <table:table-cell office:value-type="float" office:value="0.718374" calcext:value-type="float">
            <text:p>0.718374</text:p>
          </table:table-cell>
          <table:table-cell office:value-type="float" office:value="0.669132" calcext:value-type="float">
            <text:p>0.669132</text:p>
          </table:table-cell>
          <table:table-cell office:value-type="float" office:value="0.626065" calcext:value-type="float">
            <text:p>0.626065</text:p>
          </table:table-cell>
          <table:table-cell office:value-type="float" office:value="0.590963" calcext:value-type="float">
            <text:p>0.590963</text:p>
          </table:table-cell>
          <table:table-cell office:value-type="float" office:value="0.563957" calcext:value-type="float">
            <text:p>0.563957</text:p>
          </table:table-cell>
          <table:table-cell office:value-type="float" office:value="0.544094" calcext:value-type="float">
            <text:p>0.544094</text:p>
          </table:table-cell>
          <table:table-cell office:value-type="float" office:value="0.529967" calcext:value-type="float">
            <text:p>0.529967</text:p>
          </table:table-cell>
          <table:table-cell office:value-type="float" office:value="0.520162" calcext:value-type="float">
            <text:p>0.520162</text:p>
          </table:table-cell>
          <table:table-cell office:value-type="float" office:value="0.513472" calcext:value-type="float">
            <text:p>0.513472</text:p>
          </table:table-cell>
          <table:table-cell office:value-type="float" office:value="0.50896" calcext:value-type="float">
            <text:p>0.50896</text:p>
          </table:table-cell>
          <table:table-cell office:value-type="float" office:value="0.50594" calcext:value-type="float">
            <text:p>0.50594</text:p>
          </table:table-cell>
          <table:table-cell office:value-type="float" office:value="0.50393" calcext:value-type="float">
            <text:p>0.50393</text:p>
          </table:table-cell>
          <table:table-cell office:value-type="float" office:value="0.502596" calcext:value-type="float">
            <text:p>0.502596</text:p>
          </table:table-cell>
          <table:table-cell office:value-type="float" office:value="0.501712" calcext:value-type="float">
            <text:p>0.501712</text:p>
          </table:table-cell>
          <table:table-cell office:value-type="float" office:value="0.501128" calcext:value-type="float">
            <text:p>0.501128</text:p>
          </table:table-cell>
          <table:table-cell office:value-type="float" office:value="0.50074" calcext:value-type="float">
            <text:p>0.50074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0312" calcext:value-type="float">
            <text:p>0.500312</text:p>
          </table:table-cell>
          <table:table-cell office:value-type="float" office:value="0.500196" calcext:value-type="float">
            <text:p>0.500196</text:p>
          </table:table-cell>
          <table:table-cell office:value-type="float" office:value="0.500116" calcext:value-type="float">
            <text:p>0.500116</text:p>
          </table:table-cell>
          <table:table-cell office:value-type="float" office:value="0.500057" calcext:value-type="float">
            <text:p>0.500057</text:p>
          </table:table-cell>
          <table:table-cell office:value-type="float" office:value="0.500011" calcext:value-type="float">
            <text:p>0.500011</text:p>
          </table:table-cell>
          <table:table-cell office:value-type="float" office:value="0.499971" calcext:value-type="float">
            <text:p>0.499971</text:p>
          </table:table-cell>
          <table:table-cell office:value-type="float" office:value="0.499929" calcext:value-type="float">
            <text:p>0.499929</text:p>
          </table:table-cell>
          <table:table-cell office:value-type="float" office:value="0.499881" calcext:value-type="float">
            <text:p>0.499881</text:p>
          </table:table-cell>
          <table:table-cell office:value-type="float" office:value="0.499822" calcext:value-type="float">
            <text:p>0.499822</text:p>
          </table:table-cell>
          <table:table-cell office:value-type="float" office:value="0.499743" calcext:value-type="float">
            <text:p>0.499743</text:p>
          </table:table-cell>
          <table:table-cell office:value-type="float" office:value="0.499635" calcext:value-type="float">
            <text:p>0.499635</text:p>
          </table:table-cell>
          <table:table-cell office:value-type="float" office:value="0.499487" calcext:value-type="float">
            <text:p>0.499487</text:p>
          </table:table-cell>
          <table:table-cell office:value-type="float" office:value="0.499283" calcext:value-type="float">
            <text:p>0.499283</text:p>
          </table:table-cell>
          <table:table-cell office:value-type="float" office:value="0.498998" calcext:value-type="float">
            <text:p>0.498998</text:p>
          </table:table-cell>
          <table:table-cell office:value-type="float" office:value="0.498602" calcext:value-type="float">
            <text:p>0.498602</text:p>
          </table:table-cell>
          <table:table-cell office:value-type="float" office:value="0.498051" calcext:value-type="float">
            <text:p>0.498051</text:p>
          </table:table-cell>
          <table:table-cell office:value-type="float" office:value="0.497284" calcext:value-type="float">
            <text:p>0.497284</text:p>
          </table:table-cell>
          <table:table-cell office:value-type="float" office:value="0.49622" calcext:value-type="float">
            <text:p>0.49622</text:p>
          </table:table-cell>
          <table:table-cell office:value-type="float" office:value="0.494744" calcext:value-type="float">
            <text:p>0.494744</text:p>
          </table:table-cell>
          <table:table-cell office:value-type="float" office:value="0.492702" calcext:value-type="float">
            <text:p>0.492702</text:p>
          </table:table-cell>
          <table:table-cell office:value-type="float" office:value="0.489888" calcext:value-type="float">
            <text:p>0.489888</text:p>
          </table:table-cell>
          <table:table-cell office:value-type="float" office:value="0.486027" calcext:value-type="float">
            <text:p>0.486027</text:p>
          </table:table-cell>
          <table:table-cell office:value-type="float" office:value="0.480765" calcext:value-type="float">
            <text:p>0.480765</text:p>
          </table:table-cell>
          <table:table-cell office:value-type="float" office:value="0.473657" calcext:value-type="float">
            <text:p>0.473657</text:p>
          </table:table-cell>
          <table:table-cell office:value-type="float" office:value="0.46417" calcext:value-type="float">
            <text:p>0.46417</text:p>
          </table:table-cell>
          <table:table-cell office:value-type="float" office:value="0.45171" calcext:value-type="float">
            <text:p>0.45171</text:p>
          </table:table-cell>
          <table:table-cell office:value-type="float" office:value="0.435682" calcext:value-type="float">
            <text:p>0.435682</text:p>
          </table:table-cell>
          <table:table-cell office:value-type="float" office:value="0.41561" calcext:value-type="float">
            <text:p>0.41561</text:p>
          </table:table-cell>
          <table:table-cell office:value-type="float" office:value="0.391299" calcext:value-type="float">
            <text:p>0.391299</text:p>
          </table:table-cell>
          <table:table-cell office:value-type="float" office:value="0.363017" calcext:value-type="float">
            <text:p>0.363017</text:p>
          </table:table-cell>
          <table:table-cell office:value-type="float" office:value="0.331624" calcext:value-type="float">
            <text:p>0.331624</text:p>
          </table:table-cell>
          <table:table-cell office:value-type="float" office:value="0.298544" calcext:value-type="float">
            <text:p>0.298544</text:p>
          </table:table-cell>
          <table:table-cell office:value-type="float" office:value="0.265547" calcext:value-type="float">
            <text:p>0.265547</text:p>
          </table:table-cell>
          <table:table-cell office:value-type="float" office:value="0.234383" calcext:value-type="float">
            <text:p>0.234383</text:p>
          </table:table-cell>
          <table:table-cell office:value-type="float" office:value="0.206429" calcext:value-type="float">
            <text:p>0.206429</text:p>
          </table:table-cell>
          <table:table-cell office:value-type="float" office:value="0.182488" calcext:value-type="float">
            <text:p>0.182488</text:p>
          </table:table-cell>
          <table:table-cell office:value-type="float" office:value="0.162781" calcext:value-type="float">
            <text:p>0.162781</text:p>
          </table:table-cell>
          <table:table-cell office:value-type="float" office:value="0.147083" calcext:value-type="float">
            <text:p>0.147083</text:p>
          </table:table-cell>
          <table:table-cell office:value-type="float" office:value="0.134903" calcext:value-type="float">
            <text:p>0.134903</text:p>
          </table:table-cell>
          <table:table-cell office:value-type="float" office:value="0.125643" calcext:value-type="float">
            <text:p>0.125643</text:p>
          </table:table-cell>
          <table:table-cell office:value-type="float" office:value="0.118714" calcext:value-type="float">
            <text:p>0.118714</text:p>
          </table:table-cell>
          <table:table-cell office:value-type="float" office:value="0.113588" calcext:value-type="float">
            <text:p>0.113588</text:p>
          </table:table-cell>
          <table:table-cell office:value-type="float" office:value="0.109831" calcext:value-type="float">
            <text:p>0.109831</text:p>
          </table:table-cell>
          <table:table-cell office:value-type="float" office:value="0.107093" calcext:value-type="float">
            <text:p>0.107093</text:p>
          </table:table-cell>
          <table:table-cell office:value-type="float" office:value="0.105108" calcext:value-type="float">
            <text:p>0.105108</text:p>
          </table:table-cell>
          <table:table-cell office:value-type="float" office:value="0.103673" calcext:value-type="float">
            <text:p>0.103673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101894" calcext:value-type="float">
            <text:p>0.101894</text:p>
          </table:table-cell>
          <table:table-cell office:value-type="float" office:value="0.101359" calcext:value-type="float">
            <text:p>0.101359</text:p>
          </table:table-cell>
          <table:table-cell office:value-type="float" office:value="0.100975" calcext:value-type="float">
            <text:p>0.100975</text:p>
          </table:table-cell>
          <table:table-cell office:value-type="float" office:value="0.100699" calcext:value-type="float">
            <text:p>0.100699</text:p>
          </table:table-cell>
          <table:table-cell office:value-type="float" office:value="0.100501" calcext:value-type="float">
            <text:p>0.100501</text:p>
          </table:table-cell>
          <table:table-cell office:value-type="float" office:value="0.100359" calcext:value-type="float">
            <text:p>0.100359</text:p>
          </table:table-cell>
          <table:table-cell office:value-type="float" office:value="0.100257" calcext:value-type="float">
            <text:p>0.100257</text:p>
          </table:table-cell>
          <table:table-cell office:value-type="float" office:value="0.100184" calcext:value-type="float">
            <text:p>0.100184</text:p>
          </table:table-cell>
          <table:table-cell office:value-type="float" office:value="0.100132" calcext:value-type="float">
            <text:p>0.100132</text:p>
          </table:table-cell>
          <table:table-cell office:value-type="float" office:value="0.100095" calcext:value-type="float">
            <text:p>0.100095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219153" calcext:value-type="float">
            <text:p>0.021915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755" calcext:value-type="float">
            <text:p>0.999755</text:p>
          </table:table-cell>
          <table:table-cell office:value-type="float" office:value="0.999628" calcext:value-type="float">
            <text:p>0.999628</text:p>
          </table:table-cell>
          <table:table-cell office:value-type="float" office:value="0.999436" calcext:value-type="float">
            <text:p>0.999436</text:p>
          </table:table-cell>
          <table:table-cell office:value-type="float" office:value="0.999144" calcext:value-type="float">
            <text:p>0.999144</text:p>
          </table:table-cell>
          <table:table-cell office:value-type="float" office:value="0.998703" calcext:value-type="float">
            <text:p>0.998703</text:p>
          </table:table-cell>
          <table:table-cell office:value-type="float" office:value="0.998036" calcext:value-type="float">
            <text:p>0.998036</text:p>
          </table:table-cell>
          <table:table-cell office:value-type="float" office:value="0.997026" calcext:value-type="float">
            <text:p>0.997026</text:p>
          </table:table-cell>
          <table:table-cell office:value-type="float" office:value="0.995503" calcext:value-type="float">
            <text:p>0.995503</text:p>
          </table:table-cell>
          <table:table-cell office:value-type="float" office:value="0.99321" calcext:value-type="float">
            <text:p>0.99321</text:p>
          </table:table-cell>
          <table:table-cell office:value-type="float" office:value="0.989774" calcext:value-type="float">
            <text:p>0.989774</text:p>
          </table:table-cell>
          <table:table-cell office:value-type="float" office:value="0.984653" calcext:value-type="float">
            <text:p>0.984653</text:p>
          </table:table-cell>
          <table:table-cell office:value-type="float" office:value="0.977089" calcext:value-type="float">
            <text:p>0.977089</text:p>
          </table:table-cell>
          <table:table-cell office:value-type="float" office:value="0.966061" calcext:value-type="float">
            <text:p>0.966061</text:p>
          </table:table-cell>
          <table:table-cell office:value-type="float" office:value="0.950282" calcext:value-type="float">
            <text:p>0.950282</text:p>
          </table:table-cell>
          <table:table-cell office:value-type="float" office:value="0.928291" calcext:value-type="float">
            <text:p>0.928291</text:p>
          </table:table-cell>
          <table:table-cell office:value-type="float" office:value="0.898746" calcext:value-type="float">
            <text:p>0.898746</text:p>
          </table:table-cell>
          <table:table-cell office:value-type="float" office:value="0.860942" calcext:value-type="float">
            <text:p>0.860942</text:p>
          </table:table-cell>
          <table:table-cell office:value-type="float" office:value="0.815507" calcext:value-type="float">
            <text:p>0.815507</text:p>
          </table:table-cell>
          <table:table-cell office:value-type="float" office:value="0.764877" calcext:value-type="float">
            <text:p>0.764877</text:p>
          </table:table-cell>
          <table:table-cell office:value-type="float" office:value="0.713024" calcext:value-type="float">
            <text:p>0.713024</text:p>
          </table:table-cell>
          <table:table-cell office:value-type="float" office:value="0.66429" calcext:value-type="float">
            <text:p>0.66429</text:p>
          </table:table-cell>
          <table:table-cell office:value-type="float" office:value="0.622011" calcext:value-type="float">
            <text:p>0.622011</text:p>
          </table:table-cell>
          <table:table-cell office:value-type="float" office:value="0.58778" calcext:value-type="float">
            <text:p>0.58778</text:p>
          </table:table-cell>
          <table:table-cell office:value-type="float" office:value="0.561582" calcext:value-type="float">
            <text:p>0.561582</text:p>
          </table:table-cell>
          <table:table-cell office:value-type="float" office:value="0.542387" calcext:value-type="float">
            <text:p>0.542387</text:p>
          </table:table-cell>
          <table:table-cell office:value-type="float" office:value="0.528773" calcext:value-type="float">
            <text:p>0.528773</text:p>
          </table:table-cell>
          <table:table-cell office:value-type="float" office:value="0.519342" calcext:value-type="float">
            <text:p>0.519342</text:p>
          </table:table-cell>
          <table:table-cell office:value-type="float" office:value="0.512915" calcext:value-type="float">
            <text:p>0.512915</text:p>
          </table:table-cell>
          <table:table-cell office:value-type="float" office:value="0.508585" calcext:value-type="float">
            <text:p>0.508585</text:p>
          </table:table-cell>
          <table:table-cell office:value-type="float" office:value="0.50569" calcext:value-type="float">
            <text:p>0.50569</text:p>
          </table:table-cell>
          <table:table-cell office:value-type="float" office:value="0.503763" calcext:value-type="float">
            <text:p>0.503763</text:p>
          </table:table-cell>
          <table:table-cell office:value-type="float" office:value="0.502485" calcext:value-type="float">
            <text:p>0.502485</text:p>
          </table:table-cell>
          <table:table-cell office:value-type="float" office:value="0.501638" calcext:value-type="float">
            <text:p>0.501638</text:p>
          </table:table-cell>
          <table:table-cell office:value-type="float" office:value="0.501078" calcext:value-type="float">
            <text:p>0.501078</text:p>
          </table:table-cell>
          <table:table-cell office:value-type="float" office:value="0.500707" calcext:value-type="float">
            <text:p>0.500707</text:p>
          </table:table-cell>
          <table:table-cell office:value-type="float" office:value="0.50046" calcext:value-type="float">
            <text:p>0.50046</text:p>
          </table:table-cell>
          <table:table-cell office:value-type="float" office:value="0.500295" calcext:value-type="float">
            <text:p>0.500295</text:p>
          </table:table-cell>
          <table:table-cell office:value-type="float" office:value="0.500182" calcext:value-type="float">
            <text:p>0.500182</text:p>
          </table:table-cell>
          <table:table-cell office:value-type="float" office:value="0.500103" calcext:value-type="float">
            <text:p>0.500103</text:p>
          </table:table-cell>
          <table:table-cell office:value-type="float" office:value="0.500045" calcext:value-type="float">
            <text:p>0.500045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0.499952" calcext:value-type="float">
            <text:p>0.499952</text:p>
          </table:table-cell>
          <table:table-cell office:value-type="float" office:value="0.499905" calcext:value-type="float">
            <text:p>0.499905</text:p>
          </table:table-cell>
          <table:table-cell office:value-type="float" office:value="0.499848" calcext:value-type="float">
            <text:p>0.499848</text:p>
          </table:table-cell>
          <table:table-cell office:value-type="float" office:value="0.499776" calcext:value-type="float">
            <text:p>0.499776</text:p>
          </table:table-cell>
          <table:table-cell office:value-type="float" office:value="0.499679" calcext:value-type="float">
            <text:p>0.499679</text:p>
          </table:table-cell>
          <table:table-cell office:value-type="float" office:value="0.499547" calcext:value-type="float">
            <text:p>0.499547</text:p>
          </table:table-cell>
          <table:table-cell office:value-type="float" office:value="0.499365" calcext:value-type="float">
            <text:p>0.499365</text:p>
          </table:table-cell>
          <table:table-cell office:value-type="float" office:value="0.499111" calcext:value-type="float">
            <text:p>0.499111</text:p>
          </table:table-cell>
          <table:table-cell office:value-type="float" office:value="0.498759" calcext:value-type="float">
            <text:p>0.498759</text:p>
          </table:table-cell>
          <table:table-cell office:value-type="float" office:value="0.49827" calcext:value-type="float">
            <text:p>0.49827</text:p>
          </table:table-cell>
          <table:table-cell office:value-type="float" office:value="0.497588" calcext:value-type="float">
            <text:p>0.497588</text:p>
          </table:table-cell>
          <table:table-cell office:value-type="float" office:value="0.496642" calcext:value-type="float">
            <text:p>0.496642</text:p>
          </table:table-cell>
          <table:table-cell office:value-type="float" office:value="0.495328" calcext:value-type="float">
            <text:p>0.495328</text:p>
          </table:table-cell>
          <table:table-cell office:value-type="float" office:value="0.49351" calcext:value-type="float">
            <text:p>0.4935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755" calcext:value-type="float">
            <text:p>0.48755</text:p>
          </table:table-cell>
          <table:table-cell office:value-type="float" office:value="0.482837" calcext:value-type="float">
            <text:p>0.482837</text:p>
          </table:table-cell>
          <table:table-cell office:value-type="float" office:value="0.476447" calcext:value-type="float">
            <text:p>0.476447</text:p>
          </table:table-cell>
          <table:table-cell office:value-type="float" office:value="0.467879" calcext:value-type="float">
            <text:p>0.467879</text:p>
          </table:table-cell>
          <table:table-cell office:value-type="float" office:value="0.456555" calcext:value-type="float">
            <text:p>0.456555</text:p>
          </table:table-cell>
          <table:table-cell office:value-type="float" office:value="0.441871" calcext:value-type="float">
            <text:p>0.441871</text:p>
          </table:table-cell>
          <table:table-cell office:value-type="float" office:value="0.42329" calcext:value-type="float">
            <text:p>0.42329</text:p>
          </table:table-cell>
          <table:table-cell office:value-type="float" office:value="0.400495" calcext:value-type="float">
            <text:p>0.400495</text:p>
          </table:table-cell>
          <table:table-cell office:value-type="float" office:value="0.373569" calcext:value-type="float">
            <text:p>0.373569</text:p>
          </table:table-cell>
          <table:table-cell office:value-type="float" office:value="0.343152" calcext:value-type="float">
            <text:p>0.343152</text:p>
          </table:table-cell>
          <table:table-cell office:value-type="float" office:value="0.310482" calcext:value-type="float">
            <text:p>0.310482</text:p>
          </table:table-cell>
          <table:table-cell office:value-type="float" office:value="0.277242" calcext:value-type="float">
            <text:p>0.277242</text:p>
          </table:table-cell>
          <table:table-cell office:value-type="float" office:value="0.245236" calcext:value-type="float">
            <text:p>0.245236</text:p>
          </table:table-cell>
          <table:table-cell office:value-type="float" office:value="0.216009" calcext:value-type="float">
            <text:p>0.216009</text:p>
          </table:table-cell>
          <table:table-cell office:value-type="float" office:value="0.190578" calcext:value-type="float">
            <text:p>0.190578</text:p>
          </table:table-cell>
          <table:table-cell office:value-type="float" office:value="0.169362" calcext:value-type="float">
            <text:p>0.169362</text:p>
          </table:table-cell>
          <table:table-cell office:value-type="float" office:value="0.152275" calcext:value-type="float">
            <text:p>0.152275</text:p>
          </table:table-cell>
          <table:table-cell office:value-type="float" office:value="0.138901" calcext:value-type="float">
            <text:p>0.138901</text:p>
          </table:table-cell>
          <table:table-cell office:value-type="float" office:value="0.128665" calcext:value-type="float">
            <text:p>0.128665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0.115248" calcext:value-type="float">
            <text:p>0.115248</text:p>
          </table:table-cell>
          <table:table-cell office:value-type="float" office:value="0.111044" calcext:value-type="float">
            <text:p>0.111044</text:p>
          </table:table-cell>
          <table:table-cell office:value-type="float" office:value="0.107975" calcext:value-type="float">
            <text:p>0.107975</text:p>
          </table:table-cell>
          <table:table-cell office:value-type="float" office:value="0.105747" calcext:value-type="float">
            <text:p>0.105747</text:p>
          </table:table-cell>
          <table:table-cell office:value-type="float" office:value="0.104134" calcext:value-type="float">
            <text:p>0.104134</text:p>
          </table:table-cell>
          <table:table-cell office:value-type="float" office:value="0.102971" calcext:value-type="float">
            <text:p>0.102971</text:p>
          </table:table-cell>
          <table:table-cell office:value-type="float" office:value="0.102133" calcext:value-type="float">
            <text:p>0.102133</text:p>
          </table:table-cell>
          <table:table-cell office:value-type="float" office:value="0.101531" calcext:value-type="float">
            <text:p>0.101531</text:p>
          </table:table-cell>
          <table:table-cell office:value-type="float" office:value="0.101098" calcext:value-type="float">
            <text:p>0.101098</text:p>
          </table:table-cell>
          <table:table-cell office:value-type="float" office:value="0.100787" calcext:value-type="float">
            <text:p>0.100787</text:p>
          </table:table-cell>
          <table:table-cell office:value-type="float" office:value="0.100564" calcext:value-type="float">
            <text:p>0.100564</text:p>
          </table:table-cell>
          <table:table-cell office:value-type="float" office:value="0.100405" calcext:value-type="float">
            <text:p>0.100405</text:p>
          </table:table-cell>
          <table:table-cell office:value-type="float" office:value="0.10029" calcext:value-type="float">
            <text:p>0.10029</text:p>
          </table:table-cell>
          <table:table-cell office:value-type="float" office:value="0.100208" calcext:value-type="float">
            <text:p>0.100208</text:p>
          </table:table-cell>
          <table:table-cell office:value-type="float" office:value="0.100149" calcext:value-type="float">
            <text:p>0.100149</text:p>
          </table:table-cell>
          <table:table-cell office:value-type="float" office:value="0.100107" calcext:value-type="float">
            <text:p>0.100107</text:p>
          </table:table-cell>
          <table:table-cell office:value-type="float" office:value="0.100076" calcext:value-type="float">
            <text:p>0.100076</text:p>
          </table:table-cell>
          <table:table-cell office:value-type="float" office:value="0.100055" calcext:value-type="float">
            <text:p>0.100055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5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278871" calcext:value-type="float">
            <text:p>0.027887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2" calcext:value-type="float">
            <text:p>0.999952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99889" calcext:value-type="float">
            <text:p>0.999889</text:p>
          </table:table-cell>
          <table:table-cell office:value-type="float" office:value="0.999831" calcext:value-type="float">
            <text:p>0.999831</text:p>
          </table:table-cell>
          <table:table-cell office:value-type="float" office:value="0.999744" calcext:value-type="float">
            <text:p>0.999744</text:p>
          </table:table-cell>
          <table:table-cell office:value-type="float" office:value="0.999611" calcext:value-type="float">
            <text:p>0.999611</text:p>
          </table:table-cell>
          <table:table-cell office:value-type="float" office:value="0.99941" calcext:value-type="float">
            <text:p>0.99941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998645" calcext:value-type="float">
            <text:p>0.998645</text:p>
          </table:table-cell>
          <table:table-cell office:value-type="float" office:value="0.997948" calcext:value-type="float">
            <text:p>0.997948</text:p>
          </table:table-cell>
          <table:table-cell office:value-type="float" office:value="0.996894" calcext:value-type="float">
            <text:p>0.996894</text:p>
          </table:table-cell>
          <table:table-cell office:value-type="float" office:value="0.995304" calcext:value-type="float">
            <text:p>0.995304</text:p>
          </table:table-cell>
          <table:table-cell office:value-type="float" office:value="0.992912" calcext:value-type="float">
            <text:p>0.992912</text:p>
          </table:table-cell>
          <table:table-cell office:value-type="float" office:value="0.989328" calcext:value-type="float">
            <text:p>0.989328</text:p>
          </table:table-cell>
          <table:table-cell office:value-type="float" office:value="0.983993" calcext:value-type="float">
            <text:p>0.983993</text:p>
          </table:table-cell>
          <table:table-cell office:value-type="float" office:value="0.976121" calcext:value-type="float">
            <text:p>0.976121</text:p>
          </table:table-cell>
          <table:table-cell office:value-type="float" office:value="0.964665" calcext:value-type="float">
            <text:p>0.964665</text:p>
          </table:table-cell>
          <table:table-cell office:value-type="float" office:value="0.948311" calcext:value-type="float">
            <text:p>0.948311</text:p>
          </table:table-cell>
          <table:table-cell office:value-type="float" office:value="0.925594" calcext:value-type="float">
            <text:p>0.925594</text:p>
          </table:table-cell>
          <table:table-cell office:value-type="float" office:value="0.895204" calcext:value-type="float">
            <text:p>0.895204</text:p>
          </table:table-cell>
          <table:table-cell office:value-type="float" office:value="0.856544" calcext:value-type="float">
            <text:p>0.856544</text:p>
          </table:table-cell>
          <table:table-cell office:value-type="float" office:value="0.810413" calcext:value-type="float">
            <text:p>0.810413</text:p>
          </table:table-cell>
          <table:table-cell office:value-type="float" office:value="0.759441" calcext:value-type="float">
            <text:p>0.759441</text:p>
          </table:table-cell>
          <table:table-cell office:value-type="float" office:value="0.707713" calcext:value-type="float">
            <text:p>0.707713</text:p>
          </table:table-cell>
          <table:table-cell office:value-type="float" office:value="0.659526" calcext:value-type="float">
            <text:p>0.659526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0.584687" calcext:value-type="float">
            <text:p>0.584687</text:p>
          </table:table-cell>
          <table:table-cell office:value-type="float" office:value="0.559282" calcext:value-type="float">
            <text:p>0.559282</text:p>
          </table:table-cell>
          <table:table-cell office:value-type="float" office:value="0.540738" calcext:value-type="float">
            <text:p>0.540738</text:p>
          </table:table-cell>
          <table:table-cell office:value-type="float" office:value="0.527622" calcext:value-type="float">
            <text:p>0.527622</text:p>
          </table:table-cell>
          <table:table-cell office:value-type="float" office:value="0.518552" calcext:value-type="float">
            <text:p>0.518552</text:p>
          </table:table-cell>
          <table:table-cell office:value-type="float" office:value="0.51238" calcext:value-type="float">
            <text:p>0.51238</text:p>
          </table:table-cell>
          <table:table-cell office:value-type="float" office:value="0.508226" calcext:value-type="float">
            <text:p>0.508226</text:p>
          </table:table-cell>
          <table:table-cell office:value-type="float" office:value="0.50545" calcext:value-type="float">
            <text:p>0.50545</text:p>
          </table:table-cell>
          <table:table-cell office:value-type="float" office:value="0.503603" calcext:value-type="float">
            <text:p>0.503603</text:p>
          </table:table-cell>
          <table:table-cell office:value-type="float" office:value="0.502378" calcext:value-type="float">
            <text:p>0.502378</text:p>
          </table:table-cell>
          <table:table-cell office:value-type="float" office:value="0.501567" calcext:value-type="float">
            <text:p>0.501567</text:p>
          </table:table-cell>
          <table:table-cell office:value-type="float" office:value="0.50103" calcext:value-type="float">
            <text:p>0.50103</text:p>
          </table:table-cell>
          <table:table-cell office:value-type="float" office:value="0.500674" calcext:value-type="float">
            <text:p>0.500674</text:p>
          </table:table-cell>
          <table:table-cell office:value-type="float" office:value="0.500437" calcext:value-type="float">
            <text:p>0.500437</text:p>
          </table:table-cell>
          <table:table-cell office:value-type="float" office:value="0.500277" calcext:value-type="float">
            <text:p>0.500277</text:p>
          </table:table-cell>
          <table:table-cell office:value-type="float" office:value="0.500168" calcext:value-type="float">
            <text:p>0.500168</text:p>
          </table:table-cell>
          <table:table-cell office:value-type="float" office:value="0.50009" calcext:value-type="float">
            <text:p>0.50009</text:p>
          </table:table-cell>
          <table:table-cell office:value-type="float" office:value="0.50003" calcext:value-type="float">
            <text:p>0.50003</text:p>
          </table:table-cell>
          <table:table-cell office:value-type="float" office:value="0.499979" calcext:value-type="float">
            <text:p>0.499979</text:p>
          </table:table-cell>
          <table:table-cell office:value-type="float" office:value="0.49993" calcext:value-type="float">
            <text:p>0.49993</text:p>
          </table:table-cell>
          <table:table-cell office:value-type="float" office:value="0.499875" calcext:value-type="float">
            <text:p>0.499875</text:p>
          </table:table-cell>
          <table:table-cell office:value-type="float" office:value="0.499807" calcext:value-type="float">
            <text:p>0.499807</text:p>
          </table:table-cell>
          <table:table-cell office:value-type="float" office:value="0.499719" calcext:value-type="float">
            <text:p>0.499719</text:p>
          </table:table-cell>
          <table:table-cell office:value-type="float" office:value="0.499601" calcext:value-type="float">
            <text:p>0.499601</text:p>
          </table:table-cell>
          <table:table-cell office:value-type="float" office:value="0.499438" calcext:value-type="float">
            <text:p>0.499438</text:p>
          </table:table-cell>
          <table:table-cell office:value-type="float" office:value="0.499212" calcext:value-type="float">
            <text:p>0.499212</text:p>
          </table:table-cell>
          <table:table-cell office:value-type="float" office:value="0.498899" calcext:value-type="float">
            <text:p>0.498899</text:p>
          </table:table-cell>
          <table:table-cell office:value-type="float" office:value="0.498464" calcext:value-type="float">
            <text:p>0.498464</text:p>
          </table:table-cell>
          <table:table-cell office:value-type="float" office:value="0.497859" calcext:value-type="float">
            <text:p>0.497859</text:p>
          </table:table-cell>
          <table:table-cell office:value-type="float" office:value="0.497017" calcext:value-type="float">
            <text:p>0.497017</text:p>
          </table:table-cell>
          <table:table-cell office:value-type="float" office:value="0.495849" calcext:value-type="float">
            <text:p>0.495849</text:p>
          </table:table-cell>
          <table:table-cell office:value-type="float" office:value="0.49423" calcext:value-type="float">
            <text:p>0.49423</text:p>
          </table:table-cell>
          <table:table-cell office:value-type="float" office:value="0.491993" calcext:value-type="float">
            <text:p>0.491993</text:p>
          </table:table-cell>
          <table:table-cell office:value-type="float" office:value="0.488913" calcext:value-type="float">
            <text:p>0.488913</text:p>
          </table:table-cell>
          <table:table-cell office:value-type="float" office:value="0.484694" calcext:value-type="float">
            <text:p>0.484694</text:p>
          </table:table-cell>
          <table:table-cell office:value-type="float" office:value="0.478958" calcext:value-type="float">
            <text:p>0.478958</text:p>
          </table:table-cell>
          <table:table-cell office:value-type="float" office:value="0.471234" calcext:value-type="float">
            <text:p>0.471234</text:p>
          </table:table-cell>
          <table:table-cell office:value-type="float" office:value="0.460968" calcext:value-type="float">
            <text:p>0.460968</text:p>
          </table:table-cell>
          <table:table-cell office:value-type="float" office:value="0.447557" calcext:value-type="float">
            <text:p>0.447557</text:p>
          </table:table-cell>
          <table:table-cell office:value-type="float" office:value="0.430425" calcext:value-type="float">
            <text:p>0.430425</text:p>
          </table:table-cell>
          <table:table-cell office:value-type="float" office:value="0.409156" calcext:value-type="float">
            <text:p>0.409156</text:p>
          </table:table-cell>
          <table:table-cell office:value-type="float" office:value="0.383668" calcext:value-type="float">
            <text:p>0.383668</text:p>
          </table:table-cell>
          <table:table-cell office:value-type="float" office:value="0.354388" calcext:value-type="float">
            <text:p>0.354388</text:p>
          </table:table-cell>
          <table:table-cell office:value-type="float" office:value="0.322347" calcext:value-type="float">
            <text:p>0.322347</text:p>
          </table:table-cell>
          <table:table-cell office:value-type="float" office:value="0.289099" calcext:value-type="float">
            <text:p>0.289099</text:p>
          </table:table-cell>
          <table:table-cell office:value-type="float" office:value="0.256452" calcext:value-type="float">
            <text:p>0.256452</text:p>
          </table:table-cell>
          <table:table-cell office:value-type="float" office:value="0.226081" calcext:value-type="float">
            <text:p>0.226081</text:p>
          </table:table-cell>
          <table:table-cell office:value-type="float" office:value="0.199212" calcext:value-type="float">
            <text:p>0.199212</text:p>
          </table:table-cell>
          <table:table-cell office:value-type="float" office:value="0.176475" calcext:value-type="float">
            <text:p>0.176475</text:p>
          </table:table-cell>
          <table:table-cell office:value-type="float" office:value="0.157945" calcext:value-type="float">
            <text:p>0.157945</text:p>
          </table:table-cell>
          <table:table-cell office:value-type="float" office:value="0.143302" calcext:value-type="float">
            <text:p>0.143302</text:p>
          </table:table-cell>
          <table:table-cell office:value-type="float" office:value="0.132011" calcext:value-type="float">
            <text:p>0.132011</text:p>
          </table:table-cell>
          <table:table-cell office:value-type="float" office:value="0.12347" calcext:value-type="float">
            <text:p>0.1234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12402" calcext:value-type="float">
            <text:p>0.112402</text:p>
          </table:table-cell>
          <table:table-cell office:value-type="float" office:value="0.108965" calcext:value-type="float">
            <text:p>0.108965</text:p>
          </table:table-cell>
          <table:table-cell office:value-type="float" office:value="0.106464" calcext:value-type="float">
            <text:p>0.106464</text:p>
          </table:table-cell>
          <table:table-cell office:value-type="float" office:value="0.104653" calcext:value-type="float">
            <text:p>0.104653</text:p>
          </table:table-cell>
          <table:table-cell office:value-type="float" office:value="0.103345" calcext:value-type="float">
            <text:p>0.103345</text:p>
          </table:table-cell>
          <table:table-cell office:value-type="float" office:value="0.102402" calcext:value-type="float">
            <text:p>0.102402</text:p>
          </table:table-cell>
          <table:table-cell office:value-type="float" office:value="0.101724" calcext:value-type="float">
            <text:p>0.101724</text:p>
          </table:table-cell>
          <table:table-cell office:value-type="float" office:value="0.101237" calcext:value-type="float">
            <text:p>0.101237</text:p>
          </table:table-cell>
          <table:table-cell office:value-type="float" office:value="0.100887" calcext:value-type="float">
            <text:p>0.100887</text:p>
          </table:table-cell>
          <table:table-cell office:value-type="float" office:value="0.100636" calcext:value-type="float">
            <text:p>0.100636</text:p>
          </table:table-cell>
          <table:table-cell office:value-type="float" office:value="0.100456" calcext:value-type="float">
            <text:p>0.100456</text:p>
          </table:table-cell>
          <table:table-cell office:value-type="float" office:value="0.100327" calcext:value-type="float">
            <text:p>0.100327</text:p>
          </table:table-cell>
          <table:table-cell office:value-type="float" office:value="0.100234" calcext:value-type="float">
            <text:p>0.100234</text:p>
          </table:table-cell>
          <table:table-cell office:value-type="float" office:value="0.100168" calcext:value-type="float">
            <text:p>0.100168</text:p>
          </table:table-cell>
          <table:table-cell office:value-type="float" office:value="0.10012" calcext:value-type="float">
            <text:p>0.10012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338589" calcext:value-type="float">
            <text:p>0.0338589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884" calcext:value-type="float">
            <text:p>0.999884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0.999732" calcext:value-type="float">
            <text:p>0.999732</text:p>
          </table:table-cell>
          <table:table-cell office:value-type="float" office:value="0.999594" calcext:value-type="float">
            <text:p>0.999594</text:p>
          </table:table-cell>
          <table:table-cell office:value-type="float" office:value="0.999384" calcext:value-type="float">
            <text:p>0.999384</text:p>
          </table:table-cell>
          <table:table-cell office:value-type="float" office:value="0.999066" calcext:value-type="float">
            <text:p>0.999066</text:p>
          </table:table-cell>
          <table:table-cell office:value-type="float" office:value="0.998585" calcext:value-type="float">
            <text:p>0.998585</text:p>
          </table:table-cell>
          <table:table-cell office:value-type="float" office:value="0.997857" calcext:value-type="float">
            <text:p>0.997857</text:p>
          </table:table-cell>
          <table:table-cell office:value-type="float" office:value="0.996757" calcext:value-type="float">
            <text:p>0.996757</text:p>
          </table:table-cell>
          <table:table-cell office:value-type="float" office:value="0.995097" calcext:value-type="float">
            <text:p>0.995097</text:p>
          </table:table-cell>
          <table:table-cell office:value-type="float" office:value="0.992601" calcext:value-type="float">
            <text:p>0.992601</text:p>
          </table:table-cell>
          <table:table-cell office:value-type="float" office:value="0.988864" calcext:value-type="float">
            <text:p>0.988864</text:p>
          </table:table-cell>
          <table:table-cell office:value-type="float" office:value="0.983306" calcext:value-type="float">
            <text:p>0.983306</text:p>
          </table:table-cell>
          <table:table-cell office:value-type="float" office:value="0.975116" calcext:value-type="float">
            <text:p>0.975116</text:p>
          </table:table-cell>
          <table:table-cell office:value-type="float" office:value="0.963216" calcext:value-type="float">
            <text:p>0.963216</text:p>
          </table:table-cell>
          <table:table-cell office:value-type="float" office:value="0.946271" calcext:value-type="float">
            <text:p>0.946271</text:p>
          </table:table-cell>
          <table:table-cell office:value-type="float" office:value="0.922811" calcext:value-type="float">
            <text:p>0.922811</text:p>
          </table:table-cell>
          <table:table-cell office:value-type="float" office:value="0.891569" calcext:value-type="float">
            <text:p>0.891569</text:p>
          </table:table-cell>
          <table:table-cell office:value-type="float" office:value="0.852059" calcext:value-type="float">
            <text:p>0.852059</text:p>
          </table:table-cell>
          <table:table-cell office:value-type="float" office:value="0.805263" calcext:value-type="float">
            <text:p>0.805263</text:p>
          </table:table-cell>
          <table:table-cell office:value-type="float" office:value="0.753999" calcext:value-type="float">
            <text:p>0.753999</text:p>
          </table:table-cell>
          <table:table-cell office:value-type="float" office:value="0.702445" calcext:value-type="float">
            <text:p>0.702445</text:p>
          </table:table-cell>
          <table:table-cell office:value-type="float" office:value="0.65484" calcext:value-type="float">
            <text:p>0.65484</text:p>
          </table:table-cell>
          <table:table-cell office:value-type="float" office:value="0.61418" calcext:value-type="float">
            <text:p>0.61418</text:p>
          </table:table-cell>
          <table:table-cell office:value-type="float" office:value="0.581681" calcext:value-type="float">
            <text:p>0.581681</text:p>
          </table:table-cell>
          <table:table-cell office:value-type="float" office:value="0.557056" calcext:value-type="float">
            <text:p>0.557056</text:p>
          </table:table-cell>
          <table:table-cell office:value-type="float" office:value="0.539147" calcext:value-type="float">
            <text:p>0.539147</text:p>
          </table:table-cell>
          <table:table-cell office:value-type="float" office:value="0.526513" calcext:value-type="float">
            <text:p>0.526513</text:p>
          </table:table-cell>
          <table:table-cell office:value-type="float" office:value="0.517793" calcext:value-type="float">
            <text:p>0.517793</text:p>
          </table:table-cell>
          <table:table-cell office:value-type="float" office:value="0.511867" calcext:value-type="float">
            <text:p>0.511867</text:p>
          </table:table-cell>
          <table:table-cell office:value-type="float" office:value="0.507881" calcext:value-type="float">
            <text:p>0.507881</text:p>
          </table:table-cell>
          <table:table-cell office:value-type="float" office:value="0.505219" calcext:value-type="float">
            <text:p>0.505219</text:p>
          </table:table-cell>
          <table:table-cell office:value-type="float" office:value="0.503449" calcext:value-type="float">
            <text:p>0.503449</text:p>
          </table:table-cell>
          <table:table-cell office:value-type="float" office:value="0.502276" calcext:value-type="float">
            <text:p>0.502276</text:p>
          </table:table-cell>
          <table:table-cell office:value-type="float" office:value="0.501499" calcext:value-type="float">
            <text:p>0.501499</text:p>
          </table:table-cell>
          <table:table-cell office:value-type="float" office:value="0.500984" calcext:value-type="float">
            <text:p>0.500984</text:p>
          </table:table-cell>
          <table:table-cell office:value-type="float" office:value="0.500642" calcext:value-type="float">
            <text:p>0.500642</text:p>
          </table:table-cell>
          <table:table-cell office:value-type="float" office:value="0.500414" calcext:value-type="float">
            <text:p>0.500414</text:p>
          </table:table-cell>
          <table:table-cell office:value-type="float" office:value="0.50026" calcext:value-type="float">
            <text:p>0.50026</text:p>
          </table:table-cell>
          <table:table-cell office:value-type="float" office:value="0.500153" calcext:value-type="float">
            <text:p>0.500153</text:p>
          </table:table-cell>
          <table:table-cell office:value-type="float" office:value="0.500075" calcext:value-type="float">
            <text:p>0.500075</text:p>
          </table:table-cell>
          <table:table-cell office:value-type="float" office:value="0.500013" calcext:value-type="float">
            <text:p>0.500013</text:p>
          </table:table-cell>
          <table:table-cell office:value-type="float" office:value="0.499959" calcext:value-type="float">
            <text:p>0.499959</text:p>
          </table:table-cell>
          <table:table-cell office:value-type="float" office:value="0.499903" calcext:value-type="float">
            <text:p>0.499903</text:p>
          </table:table-cell>
          <table:table-cell office:value-type="float" office:value="0.499838" calcext:value-type="float">
            <text:p>0.499838</text:p>
          </table:table-cell>
          <table:table-cell office:value-type="float" office:value="0.499757" calcext:value-type="float">
            <text:p>0.499757</text:p>
          </table:table-cell>
          <table:table-cell office:value-type="float" office:value="0.49965" calcext:value-type="float">
            <text:p>0.49965</text:p>
          </table:table-cell>
          <table:table-cell office:value-type="float" office:value="0.499504" calcext:value-type="float">
            <text:p>0.499504</text:p>
          </table:table-cell>
          <table:table-cell office:value-type="float" office:value="0.499303" calcext:value-type="float">
            <text:p>0.499303</text:p>
          </table:table-cell>
          <table:table-cell office:value-type="float" office:value="0.499024" calcext:value-type="float">
            <text:p>0.499024</text:p>
          </table:table-cell>
          <table:table-cell office:value-type="float" office:value="0.498637" calcext:value-type="float">
            <text:p>0.498637</text:p>
          </table:table-cell>
          <table:table-cell office:value-type="float" office:value="0.498099" calcext:value-type="float">
            <text:p>0.498099</text:p>
          </table:table-cell>
          <table:table-cell office:value-type="float" office:value="0.497351" calcext:value-type="float">
            <text:p>0.497351</text:p>
          </table:table-cell>
          <table:table-cell office:value-type="float" office:value="0.496312" calcext:value-type="float">
            <text:p>0.496312</text:p>
          </table:table-cell>
          <table:table-cell office:value-type="float" office:value="0.494871" calcext:value-type="float">
            <text:p>0.494871</text:p>
          </table:table-cell>
          <table:table-cell office:value-type="float" office:value="0.492878" calcext:value-type="float">
            <text:p>0.492878</text:p>
          </table:table-cell>
          <table:table-cell office:value-type="float" office:value="0.49013" calcext:value-type="float">
            <text:p>0.49013</text:p>
          </table:table-cell>
          <table:table-cell office:value-type="float" office:value="0.486358" calcext:value-type="float">
            <text:p>0.486358</text:p>
          </table:table-cell>
          <table:table-cell office:value-type="float" office:value="0.481216" calcext:value-type="float">
            <text:p>0.481216</text:p>
          </table:table-cell>
          <table:table-cell office:value-type="float" office:value="0.474264" calcext:value-type="float">
            <text:p>0.474264</text:p>
          </table:table-cell>
          <table:table-cell office:value-type="float" office:value="0.464977" calcext:value-type="float">
            <text:p>0.464977</text:p>
          </table:table-cell>
          <table:table-cell office:value-type="float" office:value="0.452763" calcext:value-type="float">
            <text:p>0.452763</text:p>
          </table:table-cell>
          <table:table-cell office:value-type="float" office:value="0.437024" calcext:value-type="float">
            <text:p>0.437024</text:p>
          </table:table-cell>
          <table:table-cell office:value-type="float" office:value="0.417269" calcext:value-type="float">
            <text:p>0.417269</text:p>
          </table:table-cell>
          <table:table-cell office:value-type="float" office:value="0.393274" calcext:value-type="float">
            <text:p>0.393274</text:p>
          </table:table-cell>
          <table:table-cell office:value-type="float" office:value="0.365265" calcext:value-type="float">
            <text:p>0.365265</text:p>
          </table:table-cell>
          <table:table-cell office:value-type="float" office:value="0.334056" calcext:value-type="float">
            <text:p>0.334056</text:p>
          </table:table-cell>
          <table:table-cell office:value-type="float" office:value="0.301037" calcext:value-type="float">
            <text:p>0.301037</text:p>
          </table:table-cell>
          <table:table-cell office:value-type="float" office:value="0.267965" calcext:value-type="float">
            <text:p>0.267965</text:p>
          </table:table-cell>
          <table:table-cell office:value-type="float" office:value="0.236609" calcext:value-type="float">
            <text:p>0.236609</text:p>
          </table:table-cell>
          <table:table-cell office:value-type="float" office:value="0.208381" calcext:value-type="float">
            <text:p>0.208381</text:p>
          </table:table-cell>
          <table:table-cell office:value-type="float" office:value="0.18413" calcext:value-type="float">
            <text:p>0.18413</text:p>
          </table:table-cell>
          <table:table-cell office:value-type="float" office:value="0.164114" calcext:value-type="float">
            <text:p>0.164114</text:p>
          </table:table-cell>
          <table:table-cell office:value-type="float" office:value="0.148133" calcext:value-type="float">
            <text:p>0.148133</text:p>
          </table:table-cell>
          <table:table-cell office:value-type="float" office:value="0.13571" calcext:value-type="float">
            <text:p>0.13571</text:p>
          </table:table-cell>
          <table:table-cell office:value-type="float" office:value="0.126253" calcext:value-type="float">
            <text:p>0.126253</text:p>
          </table:table-cell>
          <table:table-cell office:value-type="float" office:value="0.119167" calcext:value-type="float">
            <text:p>0.119167</text:p>
          </table:table-cell>
          <table:table-cell office:value-type="float" office:value="0.113922" calcext:value-type="float">
            <text:p>0.113922</text:p>
          </table:table-cell>
          <table:table-cell office:value-type="float" office:value="0.110074" calcext:value-type="float">
            <text:p>0.110074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0.105235" calcext:value-type="float">
            <text:p>0.105235</text:p>
          </table:table-cell>
          <table:table-cell office:value-type="float" office:value="0.103765" calcext:value-type="float">
            <text:p>0.103765</text:p>
          </table:table-cell>
          <table:table-cell office:value-type="float" office:value="0.102705" calcext:value-type="float">
            <text:p>0.102705</text:p>
          </table:table-cell>
          <table:table-cell office:value-type="float" office:value="0.101942" calcext:value-type="float">
            <text:p>0.101942</text:p>
          </table:table-cell>
          <table:table-cell office:value-type="float" office:value="0.101393" calcext:value-type="float">
            <text:p>0.101393</text:p>
          </table:table-cell>
          <table:table-cell office:value-type="float" office:value="0.100999" calcext:value-type="float">
            <text:p>0.100999</text:p>
          </table:table-cell>
          <table:table-cell office:value-type="float" office:value="0.100716" calcext:value-type="float">
            <text:p>0.100716</text:p>
          </table:table-cell>
          <table:table-cell office:value-type="float" office:value="0.100514" calcext:value-type="float">
            <text:p>0.100514</text:p>
          </table:table-cell>
          <table:table-cell office:value-type="float" office:value="0.100368" calcext:value-type="float">
            <text:p>0.100368</text:p>
          </table:table-cell>
          <table:table-cell office:value-type="float" office:value="0.100264" calcext:value-type="float">
            <text:p>0.100264</text:p>
          </table:table-cell>
          <table:table-cell office:value-type="float" office:value="0.100189" calcext:value-type="float">
            <text:p>0.100189</text:p>
          </table:table-cell>
          <table:table-cell office:value-type="float" office:value="0.100135" calcext:value-type="float">
            <text:p>0.100135</text:p>
          </table:table-cell>
          <table:table-cell office:value-type="float" office:value="0.100097" calcext:value-type="float">
            <text:p>0.100097</text:p>
          </table:table-cell>
          <table:table-cell office:value-type="float" office:value="0.10007" calcext:value-type="float">
            <text:p>0.10007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398306" calcext:value-type="float">
            <text:p>0.0398306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0.999878" calcext:value-type="float">
            <text:p>0.999878</text:p>
          </table:table-cell>
          <table:table-cell office:value-type="float" office:value="0.999816" calcext:value-type="float">
            <text:p>0.999816</text:p>
          </table:table-cell>
          <table:table-cell office:value-type="float" office:value="0.99972" calcext:value-type="float">
            <text:p>0.99972</text:p>
          </table:table-cell>
          <table:table-cell office:value-type="float" office:value="0.999576" calcext:value-type="float">
            <text:p>0.999576</text:p>
          </table:table-cell>
          <table:table-cell office:value-type="float" office:value="0.999357" calcext:value-type="float">
            <text:p>0.999357</text:p>
          </table:table-cell>
          <table:table-cell office:value-type="float" office:value="0.999025" calcext:value-type="float">
            <text:p>0.999025</text:p>
          </table:table-cell>
          <table:table-cell office:value-type="float" office:value="0.998522" calcext:value-type="float">
            <text:p>0.998522</text:p>
          </table:table-cell>
          <table:table-cell office:value-type="float" office:value="0.997762" calcext:value-type="float">
            <text:p>0.997762</text:p>
          </table:table-cell>
          <table:table-cell office:value-type="float" office:value="0.996613" calcext:value-type="float">
            <text:p>0.996613</text:p>
          </table:table-cell>
          <table:table-cell office:value-type="float" office:value="0.994881" calcext:value-type="float">
            <text:p>0.994881</text:p>
          </table:table-cell>
          <table:table-cell office:value-type="float" office:value="0.992277" calcext:value-type="float">
            <text:p>0.992277</text:p>
          </table:table-cell>
          <table:table-cell office:value-type="float" office:value="0.988381" calcext:value-type="float">
            <text:p>0.988381</text:p>
          </table:table-cell>
          <table:table-cell office:value-type="float" office:value="0.982591" calcext:value-type="float">
            <text:p>0.982591</text:p>
          </table:table-cell>
          <table:table-cell office:value-type="float" office:value="0.974071" calcext:value-type="float">
            <text:p>0.974071</text:p>
          </table:table-cell>
          <table:table-cell office:value-type="float" office:value="0.961713" calcext:value-type="float">
            <text:p>0.961713</text:p>
          </table:table-cell>
          <table:table-cell office:value-type="float" office:value="0.94416" calcext:value-type="float">
            <text:p>0.94416</text:p>
          </table:table-cell>
          <table:table-cell office:value-type="float" office:value="0.919941" calcext:value-type="float">
            <text:p>0.919941</text:p>
          </table:table-cell>
          <table:table-cell office:value-type="float" office:value="0.887841" calcext:value-type="float">
            <text:p>0.887841</text:p>
          </table:table-cell>
          <table:table-cell office:value-type="float" office:value="0.847492" calcext:value-type="float">
            <text:p>0.847492</text:p>
          </table:table-cell>
          <table:table-cell office:value-type="float" office:value="0.800061" calcext:value-type="float">
            <text:p>0.800061</text:p>
          </table:table-cell>
          <table:table-cell office:value-type="float" office:value="0.748553" calcext:value-type="float">
            <text:p>0.748553</text:p>
          </table:table-cell>
          <table:table-cell office:value-type="float" office:value="0.697224" calcext:value-type="float">
            <text:p>0.697224</text:p>
          </table:table-cell>
          <table:table-cell office:value-type="float" office:value="0.650234" calcext:value-type="float">
            <text:p>0.650234</text:p>
          </table:table-cell>
          <table:table-cell office:value-type="float" office:value="0.610402" calcext:value-type="float">
            <text:p>0.610402</text:p>
          </table:table-cell>
          <table:table-cell office:value-type="float" office:value="0.578762" calcext:value-type="float">
            <text:p>0.578762</text:p>
          </table:table-cell>
          <table:table-cell office:value-type="float" office:value="0.554903" calcext:value-type="float">
            <text:p>0.554903</text:p>
          </table:table-cell>
          <table:table-cell office:value-type="float" office:value="0.537612" calcext:value-type="float">
            <text:p>0.537612</text:p>
          </table:table-cell>
          <table:table-cell office:value-type="float" office:value="0.525446" calcext:value-type="float">
            <text:p>0.525446</text:p>
          </table:table-cell>
          <table:table-cell office:value-type="float" office:value="0.517064" calcext:value-type="float">
            <text:p>0.517064</text:p>
          </table:table-cell>
          <table:table-cell office:value-type="float" office:value="0.511374" calcext:value-type="float">
            <text:p>0.511374</text:p>
          </table:table-cell>
          <table:table-cell office:value-type="float" office:value="0.507551" calcext:value-type="float">
            <text:p>0.507551</text:p>
          </table:table-cell>
          <table:table-cell office:value-type="float" office:value="0.504998" calcext:value-type="float">
            <text:p>0.504998</text:p>
          </table:table-cell>
          <table:table-cell office:value-type="float" office:value="0.503302" calcext:value-type="float">
            <text:p>0.503302</text:p>
          </table:table-cell>
          <table:table-cell office:value-type="float" office:value="0.502178" calcext:value-type="float">
            <text:p>0.502178</text:p>
          </table:table-cell>
          <table:table-cell office:value-type="float" office:value="0.501433" calcext:value-type="float">
            <text:p>0.501433</text:p>
          </table:table-cell>
          <table:table-cell office:value-type="float" office:value="0.500939" calcext:value-type="float">
            <text:p>0.500939</text:p>
          </table:table-cell>
          <table:table-cell office:value-type="float" office:value="0.500611" calcext:value-type="float">
            <text:p>0.500611</text:p>
          </table:table-cell>
          <table:table-cell office:value-type="float" office:value="0.500391" calcext:value-type="float">
            <text:p>0.500391</text:p>
          </table:table-cell>
          <table:table-cell office:value-type="float" office:value="0.500242" calcext:value-type="float">
            <text:p>0.500242</text:p>
          </table:table-cell>
          <table:table-cell office:value-type="float" office:value="0.500136" calcext:value-type="float">
            <text:p>0.500136</text:p>
          </table:table-cell>
          <table:table-cell office:value-type="float" office:value="0.500058" calcext:value-type="float">
            <text:p>0.500058</text:p>
          </table:table-cell>
          <table:table-cell office:value-type="float" office:value="0.499994" calcext:value-type="float">
            <text:p>0.499994</text:p>
          </table:table-cell>
          <table:table-cell office:value-type="float" office:value="0.499934" calcext:value-type="float">
            <text:p>0.499934</text:p>
          </table:table-cell>
          <table:table-cell office:value-type="float" office:value="0.49987" calcext:value-type="float">
            <text:p>0.49987</text:p>
          </table:table-cell>
          <table:table-cell office:value-type="float" office:value="0.499793" calcext:value-type="float">
            <text:p>0.499793</text:p>
          </table:table-cell>
          <table:table-cell office:value-type="float" office:value="0.499695" calcext:value-type="float">
            <text:p>0.499695</text:p>
          </table:table-cell>
          <table:table-cell office:value-type="float" office:value="0.499563" calcext:value-type="float">
            <text:p>0.499563</text:p>
          </table:table-cell>
          <table:table-cell office:value-type="float" office:value="0.499383" calcext:value-type="float">
            <text:p>0.499383</text:p>
          </table:table-cell>
          <table:table-cell office:value-type="float" office:value="0.499135" calcext:value-type="float">
            <text:p>0.499135</text:p>
          </table:table-cell>
          <table:table-cell office:value-type="float" office:value="0.498791" calcext:value-type="float">
            <text:p>0.498791</text:p>
          </table:table-cell>
          <table:table-cell office:value-type="float" office:value="0.498313" calcext:value-type="float">
            <text:p>0.498313</text:p>
          </table:table-cell>
          <table:table-cell office:value-type="float" office:value="0.497648" calcext:value-type="float">
            <text:p>0.497648</text:p>
          </table:table-cell>
          <table:table-cell office:value-type="float" office:value="0.496724" calcext:value-type="float">
            <text:p>0.496724</text:p>
          </table:table-cell>
          <table:table-cell office:value-type="float" office:value="0.495442" calcext:value-type="float">
            <text:p>0.495442</text:p>
          </table:table-cell>
          <table:table-cell office:value-type="float" office:value="0.493667" calcext:value-type="float">
            <text:p>0.493667</text:p>
          </table:table-cell>
          <table:table-cell office:value-type="float" office:value="0.491216" calcext:value-type="float">
            <text:p>0.491216</text:p>
          </table:table-cell>
          <table:table-cell office:value-type="float" office:value="0.487847" calcext:value-type="float">
            <text:p>0.487847</text:p>
          </table:table-cell>
          <table:table-cell office:value-type="float" office:value="0.483241" calcext:value-type="float">
            <text:p>0.483241</text:p>
          </table:table-cell>
          <table:table-cell office:value-type="float" office:value="0.476994" calcext:value-type="float">
            <text:p>0.476994</text:p>
          </table:table-cell>
          <table:table-cell office:value-type="float" office:value="0.468609" calcext:value-type="float">
            <text:p>0.468609</text:p>
          </table:table-cell>
          <table:table-cell office:value-type="float" office:value="0.457515" calcext:value-type="float">
            <text:p>0.457515</text:p>
          </table:table-cell>
          <table:table-cell office:value-type="float" office:value="0.443105" calcext:value-type="float">
            <text:p>0.443105</text:p>
          </table:table-cell>
          <table:table-cell office:value-type="float" office:value="0.424833" calcext:value-type="float">
            <text:p>0.424833</text:p>
          </table:table-cell>
          <table:table-cell office:value-type="float" office:value="0.402358" calcext:value-type="float">
            <text:p>0.402358</text:p>
          </table:table-cell>
          <table:table-cell office:value-type="float" office:value="0.375726" calcext:value-type="float">
            <text:p>0.375726</text:p>
          </table:table-cell>
          <table:table-cell office:value-type="float" office:value="0.345531" calcext:value-type="float">
            <text:p>0.345531</text:p>
          </table:table-cell>
          <table:table-cell office:value-type="float" office:value="0.312969" calcext:value-type="float">
            <text:p>0.312969</text:p>
          </table:table-cell>
          <table:table-cell office:value-type="float" office:value="0.279703" calcext:value-type="float">
            <text:p>0.279703</text:p>
          </table:table-cell>
          <table:table-cell office:value-type="float" office:value="0.247544" calcext:value-type="float">
            <text:p>0.247544</text:p>
          </table:table-cell>
          <table:table-cell office:value-type="float" office:value="0.218067" calcext:value-type="float">
            <text:p>0.218067</text:p>
          </table:table-cell>
          <table:table-cell office:value-type="float" office:value="0.192333" calcext:value-type="float">
            <text:p>0.192333</text:p>
          </table:table-cell>
          <table:table-cell office:value-type="float" office:value="0.170803" calcext:value-type="float">
            <text:p>0.170803</text:p>
          </table:table-cell>
          <table:table-cell office:value-type="float" office:value="0.153421" calcext:value-type="float">
            <text:p>0.153421</text:p>
          </table:table-cell>
          <table:table-cell office:value-type="float" office:value="0.139789" calcext:value-type="float">
            <text:p>0.139789</text:p>
          </table:table-cell>
          <table:table-cell office:value-type="float" office:value="0.12934" calcext:value-type="float">
            <text:p>0.12934</text:p>
          </table:table-cell>
          <table:table-cell office:value-type="float" office:value="0.121469" calcext:value-type="float">
            <text:p>0.121469</text:p>
          </table:table-cell>
          <table:table-cell office:value-type="float" office:value="0.11562" calcext:value-type="float">
            <text:p>0.11562</text:p>
          </table:table-cell>
          <table:table-cell office:value-type="float" office:value="0.111316" calcext:value-type="float">
            <text:p>0.111316</text:p>
          </table:table-cell>
          <table:table-cell office:value-type="float" office:value="0.108173" calcext:value-type="float">
            <text:p>0.108173</text:p>
          </table:table-cell>
          <table:table-cell office:value-type="float" office:value="0.10589" calcext:value-type="float">
            <text:p>0.10589</text:p>
          </table:table-cell>
          <table:table-cell office:value-type="float" office:value="0.104237" calcext:value-type="float">
            <text:p>0.104237</text:p>
          </table:table-cell>
          <table:table-cell office:value-type="float" office:value="0.103045" calcext:value-type="float">
            <text:p>0.103045</text:p>
          </table:table-cell>
          <table:table-cell office:value-type="float" office:value="0.102186" calcext:value-type="float">
            <text:p>0.102186</text:p>
          </table:table-cell>
          <table:table-cell office:value-type="float" office:value="0.101569" calcext:value-type="float">
            <text:p>0.101569</text:p>
          </table:table-cell>
          <table:table-cell office:value-type="float" office:value="0.101125" calcext:value-type="float">
            <text:p>0.101125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100579" calcext:value-type="float">
            <text:p>0.100579</text:p>
          </table:table-cell>
          <table:table-cell office:value-type="float" office:value="0.100415" calcext:value-type="float">
            <text:p>0.100415</text:p>
          </table:table-cell>
          <table:table-cell office:value-type="float" office:value="0.100297" calcext:value-type="float">
            <text:p>0.100297</text:p>
          </table:table-cell>
          <table:table-cell office:value-type="float" office:value="0.100213" calcext:value-type="float">
            <text:p>0.100213</text:p>
          </table:table-cell>
          <table:table-cell office:value-type="float" office:value="0.100153" calcext:value-type="float">
            <text:p>0.100153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0.100056" calcext:value-type="float">
            <text:p>0.100056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5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458024" calcext:value-type="float">
            <text:p>0.0458024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16" calcext:value-type="float">
            <text:p>0.999916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9807" calcext:value-type="float">
            <text:p>0.999807</text:p>
          </table:table-cell>
          <table:table-cell office:value-type="float" office:value="0.999708" calcext:value-type="float">
            <text:p>0.999708</text:p>
          </table:table-cell>
          <table:table-cell office:value-type="float" office:value="0.999557" calcext:value-type="float">
            <text:p>0.999557</text:p>
          </table:table-cell>
          <table:table-cell office:value-type="float" office:value="0.999328" calcext:value-type="float">
            <text:p>0.999328</text:p>
          </table:table-cell>
          <table:table-cell office:value-type="float" office:value="0.998981" calcext:value-type="float">
            <text:p>0.998981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97662" calcext:value-type="float">
            <text:p>0.997662</text:p>
          </table:table-cell>
          <table:table-cell office:value-type="float" office:value="0.996463" calcext:value-type="float">
            <text:p>0.996463</text:p>
          </table:table-cell>
          <table:table-cell office:value-type="float" office:value="0.994655" calcext:value-type="float">
            <text:p>0.994655</text:p>
          </table:table-cell>
          <table:table-cell office:value-type="float" office:value="0.991939" calcext:value-type="float">
            <text:p>0.991939</text:p>
          </table:table-cell>
          <table:table-cell office:value-type="float" office:value="0.987878" calcext:value-type="float">
            <text:p>0.987878</text:p>
          </table:table-cell>
          <table:table-cell office:value-type="float" office:value="0.981847" calcext:value-type="float">
            <text:p>0.981847</text:p>
          </table:table-cell>
          <table:table-cell office:value-type="float" office:value="0.972984" calcext:value-type="float">
            <text:p>0.972984</text:p>
          </table:table-cell>
          <table:table-cell office:value-type="float" office:value="0.960154" calcext:value-type="float">
            <text:p>0.960154</text:p>
          </table:table-cell>
          <table:table-cell office:value-type="float" office:value="0.941976" calcext:value-type="float">
            <text:p>0.941976</text:p>
          </table:table-cell>
          <table:table-cell office:value-type="float" office:value="0.916985" calcext:value-type="float">
            <text:p>0.916985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0.842844" calcext:value-type="float">
            <text:p>0.842844</text:p>
          </table:table-cell>
          <table:table-cell office:value-type="float" office:value="0.794813" calcext:value-type="float">
            <text:p>0.794813</text:p>
          </table:table-cell>
          <table:table-cell office:value-type="float" office:value="0.743111" calcext:value-type="float">
            <text:p>0.743111</text:p>
          </table:table-cell>
          <table:table-cell office:value-type="float" office:value="0.692054" calcext:value-type="float">
            <text:p>0.692054</text:p>
          </table:table-cell>
          <table:table-cell office:value-type="float" office:value="0.64571" calcext:value-type="float">
            <text:p>0.64571</text:p>
          </table:table-cell>
          <table:table-cell office:value-type="float" office:value="0.606716" calcext:value-type="float">
            <text:p>0.606716</text:p>
          </table:table-cell>
          <table:table-cell office:value-type="float" office:value="0.575928" calcext:value-type="float">
            <text:p>0.575928</text:p>
          </table:table-cell>
          <table:table-cell office:value-type="float" office:value="0.55282" calcext:value-type="float">
            <text:p>0.55282</text:p>
          </table:table-cell>
          <table:table-cell office:value-type="float" office:value="0.536132" calcext:value-type="float">
            <text:p>0.536132</text:p>
          </table:table-cell>
          <table:table-cell office:value-type="float" office:value="0.524419" calcext:value-type="float">
            <text:p>0.524419</text:p>
          </table:table-cell>
          <table:table-cell office:value-type="float" office:value="0.516363" calcext:value-type="float">
            <text:p>0.516363</text:p>
          </table:table-cell>
          <table:table-cell office:value-type="float" office:value="0.510901" calcext:value-type="float">
            <text:p>0.510901</text:p>
          </table:table-cell>
          <table:table-cell office:value-type="float" office:value="0.507233" calcext:value-type="float">
            <text:p>0.507233</text:p>
          </table:table-cell>
          <table:table-cell office:value-type="float" office:value="0.504787" calcext:value-type="float">
            <text:p>0.504787</text:p>
          </table:table-cell>
          <table:table-cell office:value-type="float" office:value="0.503161" calcext:value-type="float">
            <text:p>0.503161</text:p>
          </table:table-cell>
          <table:table-cell office:value-type="float" office:value="0.502083" calcext:value-type="float">
            <text:p>0.502083</text:p>
          </table:table-cell>
          <table:table-cell office:value-type="float" office:value="0.501369" calcext:value-type="float">
            <text:p>0.501369</text:p>
          </table:table-cell>
          <table:table-cell office:value-type="float" office:value="0.500896" calcext:value-type="float">
            <text:p>0.500896</text:p>
          </table:table-cell>
          <table:table-cell office:value-type="float" office:value="0.50058" calcext:value-type="float">
            <text:p>0.50058</text:p>
          </table:table-cell>
          <table:table-cell office:value-type="float" office:value="0.500368" calcext:value-type="float">
            <text:p>0.500368</text:p>
          </table:table-cell>
          <table:table-cell office:value-type="float" office:value="0.500222" calcext:value-type="float">
            <text:p>0.500222</text:p>
          </table:table-cell>
          <table:table-cell office:value-type="float" office:value="0.500118" calcext:value-type="float">
            <text:p>0.500118</text:p>
          </table:table-cell>
          <table:table-cell office:value-type="float" office:value="0.500038" calcext:value-type="float">
            <text:p>0.500038</text:p>
          </table:table-cell>
          <table:table-cell office:value-type="float" office:value="0.49997" calcext:value-type="float">
            <text:p>0.49997</text:p>
          </table:table-cell>
          <table:table-cell office:value-type="float" office:value="0.499903" calcext:value-type="float">
            <text:p>0.499903</text:p>
          </table:table-cell>
          <table:table-cell office:value-type="float" office:value="0.499829" calcext:value-type="float">
            <text:p>0.499829</text:p>
          </table:table-cell>
          <table:table-cell office:value-type="float" office:value="0.499737" calcext:value-type="float">
            <text:p>0.499737</text:p>
          </table:table-cell>
          <table:table-cell office:value-type="float" office:value="0.499618" calcext:value-type="float">
            <text:p>0.499618</text:p>
          </table:table-cell>
          <table:table-cell office:value-type="float" office:value="0.499456" calcext:value-type="float">
            <text:p>0.499456</text:p>
          </table:table-cell>
          <table:table-cell office:value-type="float" office:value="0.499235" calcext:value-type="float">
            <text:p>0.499235</text:p>
          </table:table-cell>
          <table:table-cell office:value-type="float" office:value="0.498928" calcext:value-type="float">
            <text:p>0.498928</text:p>
          </table:table-cell>
          <table:table-cell office:value-type="float" office:value="0.498503" calcext:value-type="float">
            <text:p>0.498503</text:p>
          </table:table-cell>
          <table:table-cell office:value-type="float" office:value="0.497912" calcext:value-type="float">
            <text:p>0.497912</text:p>
          </table:table-cell>
          <table:table-cell office:value-type="float" office:value="0.497091" calcext:value-type="float">
            <text:p>0.497091</text:p>
          </table:table-cell>
          <table:table-cell office:value-type="float" office:value="0.49595" calcext:value-type="float">
            <text:p>0.49595</text:p>
          </table:table-cell>
          <table:table-cell office:value-type="float" office:value="0.49437" calcext:value-type="float">
            <text:p>0.49437</text:p>
          </table:table-cell>
          <table:table-cell office:value-type="float" office:value="0.492186" calcext:value-type="float">
            <text:p>0.492186</text:p>
          </table:table-cell>
          <table:table-cell office:value-type="float" office:value="0.489178" calcext:value-type="float">
            <text:p>0.489178</text:p>
          </table:table-cell>
          <table:table-cell office:value-type="float" office:value="0.485057" calcext:value-type="float">
            <text:p>0.485057</text:p>
          </table:table-cell>
          <table:table-cell office:value-type="float" office:value="0.47945" calcext:value-type="float">
            <text:p>0.47945</text:p>
          </table:table-cell>
          <table:table-cell office:value-type="float" office:value="0.471894" calcext:value-type="float">
            <text:p>0.471894</text:p>
          </table:table-cell>
          <table:table-cell office:value-type="float" office:value="0.46184" calcext:value-type="float">
            <text:p>0.46184</text:p>
          </table:table-cell>
          <table:table-cell office:value-type="float" office:value="0.448687" calcext:value-type="float">
            <text:p>0.448687</text:p>
          </table:table-cell>
          <table:table-cell office:value-type="float" office:value="0.431853" calcext:value-type="float">
            <text:p>0.431853</text:p>
          </table:table-cell>
          <table:table-cell office:value-type="float" office:value="0.410904" calcext:value-type="float">
            <text:p>0.410904</text:p>
          </table:table-cell>
          <table:table-cell office:value-type="float" office:value="0.385724" calcext:value-type="float">
            <text:p>0.385724</text:p>
          </table:table-cell>
          <table:table-cell office:value-type="float" office:value="0.356697" calcext:value-type="float">
            <text:p>0.356697</text:p>
          </table:table-cell>
          <table:table-cell office:value-type="float" office:value="0.32481" calcext:value-type="float">
            <text:p>0.32481</text:p>
          </table:table-cell>
          <table:table-cell office:value-type="float" office:value="0.291587" calcext:value-type="float">
            <text:p>0.291587</text:p>
          </table:table-cell>
          <table:table-cell office:value-type="float" office:value="0.25883" calcext:value-type="float">
            <text:p>0.25883</text:p>
          </table:table-cell>
          <table:table-cell office:value-type="float" office:value="0.228238" calcext:value-type="float">
            <text:p>0.228238</text:p>
          </table:table-cell>
          <table:table-cell office:value-type="float" office:value="0.20108" calcext:value-type="float">
            <text:p>0.20108</text:p>
          </table:table-cell>
          <table:table-cell office:value-type="float" office:value="0.178027" calcext:value-type="float">
            <text:p>0.178027</text:p>
          </table:table-cell>
          <table:table-cell office:value-type="float" office:value="0.159192" calcext:value-type="float">
            <text:p>0.159192</text:p>
          </table:table-cell>
          <table:table-cell office:value-type="float" office:value="0.144277" calcext:value-type="float">
            <text:p>0.144277</text:p>
          </table:table-cell>
          <table:table-cell office:value-type="float" office:value="0.132757" calcext:value-type="float">
            <text:p>0.132757</text:p>
          </table:table-cell>
          <table:table-cell office:value-type="float" office:value="0.12403" calcext:value-type="float">
            <text:p>0.12403</text:p>
          </table:table-cell>
          <table:table-cell office:value-type="float" office:value="0.117516" calcext:value-type="float">
            <text:p>0.117516</text:p>
          </table:table-cell>
          <table:table-cell office:value-type="float" office:value="0.112707" calcext:value-type="float">
            <text:p>0.112707</text:p>
          </table:table-cell>
          <table:table-cell office:value-type="float" office:value="0.109187" calcext:value-type="float">
            <text:p>0.109187</text:p>
          </table:table-cell>
          <table:table-cell office:value-type="float" office:value="0.106625" calcext:value-type="float">
            <text:p>0.106625</text:p>
          </table:table-cell>
          <table:table-cell office:value-type="float" office:value="0.104769" calcext:value-type="float">
            <text:p>0.104769</text:p>
          </table:table-cell>
          <table:table-cell office:value-type="float" office:value="0.103428" calcext:value-type="float">
            <text:p>0.103428</text:p>
          </table:table-cell>
          <table:table-cell office:value-type="float" office:value="0.102462" calcext:value-type="float">
            <text:p>0.102462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0.101268" calcext:value-type="float">
            <text:p>0.101268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0.100652" calcext:value-type="float">
            <text:p>0.100652</text:p>
          </table:table-cell>
          <table:table-cell office:value-type="float" office:value="0.100467" calcext:value-type="float">
            <text:p>0.100467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10024" calcext:value-type="float">
            <text:p>0.10024</text:p>
          </table:table-cell>
          <table:table-cell office:value-type="float" office:value="0.100172" calcext:value-type="float">
            <text:p>0.100172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100088" calcext:value-type="float">
            <text:p>0.100088</text:p>
          </table:table-cell>
          <table:table-cell office:value-type="float" office:value="0.100063" calcext:value-type="float">
            <text:p>0.100063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517742" calcext:value-type="float">
            <text:p>0.051774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0.999799" calcext:value-type="float">
            <text:p>0.999799</text:p>
          </table:table-cell>
          <table:table-cell office:value-type="float" office:value="0.999695" calcext:value-type="float">
            <text:p>0.99969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999298" calcext:value-type="float">
            <text:p>0.999298</text:p>
          </table:table-cell>
          <table:table-cell office:value-type="float" office:value="0.998936" calcext:value-type="float">
            <text:p>0.998936</text:p>
          </table:table-cell>
          <table:table-cell office:value-type="float" office:value="0.998388" calcext:value-type="float">
            <text:p>0.998388</text:p>
          </table:table-cell>
          <table:table-cell office:value-type="float" office:value="0.997559" calcext:value-type="float">
            <text:p>0.997559</text:p>
          </table:table-cell>
          <table:table-cell office:value-type="float" office:value="0.996307" calcext:value-type="float">
            <text:p>0.996307</text:p>
          </table:table-cell>
          <table:table-cell office:value-type="float" office:value="0.99442" calcext:value-type="float">
            <text:p>0.99442</text:p>
          </table:table-cell>
          <table:table-cell office:value-type="float" office:value="0.991587" calcext:value-type="float">
            <text:p>0.991587</text:p>
          </table:table-cell>
          <table:table-cell office:value-type="float" office:value="0.987353" calcext:value-type="float">
            <text:p>0.987353</text:p>
          </table:table-cell>
          <table:table-cell office:value-type="float" office:value="0.981073" calcext:value-type="float">
            <text:p>0.981073</text:p>
          </table:table-cell>
          <table:table-cell office:value-type="float" office:value="0.971856" calcext:value-type="float">
            <text:p>0.971856</text:p>
          </table:table-cell>
          <table:table-cell office:value-type="float" office:value="0.958537" calcext:value-type="float">
            <text:p>0.958537</text:p>
          </table:table-cell>
          <table:table-cell office:value-type="float" office:value="0.939717" calcext:value-type="float">
            <text:p>0.939717</text:p>
          </table:table-cell>
          <table:table-cell office:value-type="float" office:value="0.913939" calcext:value-type="float">
            <text:p>0.913939</text:p>
          </table:table-cell>
          <table:table-cell office:value-type="float" office:value="0.880107" calcext:value-type="float">
            <text:p>0.880107</text:p>
          </table:table-cell>
          <table:table-cell office:value-type="float" office:value="0.838118" calcext:value-type="float">
            <text:p>0.838118</text:p>
          </table:table-cell>
          <table:table-cell office:value-type="float" office:value="0.789524" calcext:value-type="float">
            <text:p>0.789524</text:p>
          </table:table-cell>
          <table:table-cell office:value-type="float" office:value="0.737677" calcext:value-type="float">
            <text:p>0.737677</text:p>
          </table:table-cell>
          <table:table-cell office:value-type="float" office:value="0.686937" calcext:value-type="float">
            <text:p>0.686937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03121" calcext:value-type="float">
            <text:p>0.603121</text:p>
          </table:table-cell>
          <table:table-cell office:value-type="float" office:value="0.573179" calcext:value-type="float">
            <text:p>0.573179</text:p>
          </table:table-cell>
          <table:table-cell office:value-type="float" office:value="0.550808" calcext:value-type="float">
            <text:p>0.550808</text:p>
          </table:table-cell>
          <table:table-cell office:value-type="float" office:value="0.534706" calcext:value-type="float">
            <text:p>0.534706</text:p>
          </table:table-cell>
          <table:table-cell office:value-type="float" office:value="0.523431" calcext:value-type="float">
            <text:p>0.523431</text:p>
          </table:table-cell>
          <table:table-cell office:value-type="float" office:value="0.51569" calcext:value-type="float">
            <text:p>0.51569</text:p>
          </table:table-cell>
          <table:table-cell office:value-type="float" office:value="0.510447" calcext:value-type="float">
            <text:p>0.510447</text:p>
          </table:table-cell>
          <table:table-cell office:value-type="float" office:value="0.506929" calcext:value-type="float">
            <text:p>0.506929</text:p>
          </table:table-cell>
          <table:table-cell office:value-type="float" office:value="0.504584" calcext:value-type="float">
            <text:p>0.504584</text:p>
          </table:table-cell>
          <table:table-cell office:value-type="float" office:value="0.503026" calcext:value-type="float">
            <text:p>0.503026</text:p>
          </table:table-cell>
          <table:table-cell office:value-type="float" office:value="0.501993" calcext:value-type="float">
            <text:p>0.501993</text:p>
          </table:table-cell>
          <table:table-cell office:value-type="float" office:value="0.501308" calcext:value-type="float">
            <text:p>0.501308</text:p>
          </table:table-cell>
          <table:table-cell office:value-type="float" office:value="0.500854" calcext:value-type="float">
            <text:p>0.500854</text:p>
          </table:table-cell>
          <table:table-cell office:value-type="float" office:value="0.50055" calcext:value-type="float">
            <text:p>0.50055</text:p>
          </table:table-cell>
          <table:table-cell office:value-type="float" office:value="0.500345" calcext:value-type="float">
            <text:p>0.500345</text:p>
          </table:table-cell>
          <table:table-cell office:value-type="float" office:value="0.500202" calcext:value-type="float">
            <text:p>0.500202</text:p>
          </table:table-cell>
          <table:table-cell office:value-type="float" office:value="0.500098" calcext:value-type="float">
            <text:p>0.500098</text:p>
          </table:table-cell>
          <table:table-cell office:value-type="float" office:value="0.500016" calcext:value-type="float">
            <text:p>0.500016</text:p>
          </table:table-cell>
          <table:table-cell office:value-type="float" office:value="0.499942" calcext:value-type="float">
            <text:p>0.499942</text:p>
          </table:table-cell>
          <table:table-cell office:value-type="float" office:value="0.499866" calcext:value-type="float">
            <text:p>0.499866</text:p>
          </table:table-cell>
          <table:table-cell office:value-type="float" office:value="0.499779" calcext:value-type="float">
            <text:p>0.499779</text:p>
          </table:table-cell>
          <table:table-cell office:value-type="float" office:value="0.499669" calcext:value-type="float">
            <text:p>0.499669</text:p>
          </table:table-cell>
          <table:table-cell office:value-type="float" office:value="0.499523" calcext:value-type="float">
            <text:p>0.499523</text:p>
          </table:table-cell>
          <table:table-cell office:value-type="float" office:value="0.499324" calcext:value-type="float">
            <text:p>0.499324</text:p>
          </table:table-cell>
          <table:table-cell office:value-type="float" office:value="0.499051" calcext:value-type="float">
            <text:p>0.499051</text:p>
          </table:table-cell>
          <table:table-cell office:value-type="float" office:value="0.498673" calcext:value-type="float">
            <text:p>0.498673</text:p>
          </table:table-cell>
          <table:table-cell office:value-type="float" office:value="0.498147" calcext:value-type="float">
            <text:p>0.498147</text:p>
          </table:table-cell>
          <table:table-cell office:value-type="float" office:value="0.497417" calcext:value-type="float">
            <text:p>0.497417</text:p>
          </table:table-cell>
          <table:table-cell office:value-type="float" office:value="0.496402" calcext:value-type="float">
            <text:p>0.496402</text:p>
          </table:table-cell>
          <table:table-cell office:value-type="float" office:value="0.494996" calcext:value-type="float">
            <text:p>0.494996</text:p>
          </table:table-cell>
          <table:table-cell office:value-type="float" office:value="0.49305" calcext:value-type="float">
            <text:p>0.49305</text:p>
          </table:table-cell>
          <table:table-cell office:value-type="float" office:value="0.490367" calcext:value-type="float">
            <text:p>0.490367</text:p>
          </table:table-cell>
          <table:table-cell office:value-type="float" office:value="0.486683" calcext:value-type="float">
            <text:p>0.486683</text:p>
          </table:table-cell>
          <table:table-cell office:value-type="float" office:value="0.481657" calcext:value-type="float">
            <text:p>0.481657</text:p>
          </table:table-cell>
          <table:table-cell office:value-type="float" office:value="0.474859" calcext:value-type="float">
            <text:p>0.474859</text:p>
          </table:table-cell>
          <table:table-cell office:value-type="float" office:value="0.465767" calcext:value-type="float">
            <text:p>0.465767</text:p>
          </table:table-cell>
          <table:table-cell office:value-type="float" office:value="0.453795" calcext:value-type="float">
            <text:p>0.453795</text:p>
          </table:table-cell>
          <table:table-cell office:value-type="float" office:value="0.438341" calcext:value-type="float">
            <text:p>0.438341</text:p>
          </table:table-cell>
          <table:table-cell office:value-type="float" office:value="0.418901" calcext:value-type="float">
            <text:p>0.418901</text:p>
          </table:table-cell>
          <table:table-cell office:value-type="float" office:value="0.395222" calcext:value-type="float">
            <text:p>0.395222</text:p>
          </table:table-cell>
          <table:table-cell office:value-type="float" office:value="0.367492" calcext:value-type="float">
            <text:p>0.367492</text:p>
          </table:table-cell>
          <table:table-cell office:value-type="float" office:value="0.336478" calcext:value-type="float">
            <text:p>0.336478</text:p>
          </table:table-cell>
          <table:table-cell office:value-type="float" office:value="0.303532" calcext:value-type="float">
            <text:p>0.303532</text:p>
          </table:table-cell>
          <table:table-cell office:value-type="float" office:value="0.270398" calcext:value-type="float">
            <text:p>0.270398</text:p>
          </table:table-cell>
          <table:table-cell office:value-type="float" office:value="0.238857" calcext:value-type="float">
            <text:p>0.238857</text:p>
          </table:table-cell>
          <table:table-cell office:value-type="float" office:value="0.210359" calcext:value-type="float">
            <text:p>0.210359</text:p>
          </table:table-cell>
          <table:table-cell office:value-type="float" office:value="0.185797" calcext:value-type="float">
            <text:p>0.185797</text:p>
          </table:table-cell>
          <table:table-cell office:value-type="float" office:value="0.165468" calcext:value-type="float">
            <text:p>0.165468</text:p>
          </table:table-cell>
          <table:table-cell office:value-type="float" office:value="0.149201" calcext:value-type="float">
            <text:p>0.149201</text:p>
          </table:table-cell>
          <table:table-cell office:value-type="float" office:value="0.136532" calcext:value-type="float">
            <text:p>0.136532</text:p>
          </table:table-cell>
          <table:table-cell office:value-type="float" office:value="0.126874" calcext:value-type="float">
            <text:p>0.126874</text:p>
          </table:table-cell>
          <table:table-cell office:value-type="float" office:value="0.11963" calcext:value-type="float">
            <text:p>0.11963</text:p>
          </table:table-cell>
          <table:table-cell office:value-type="float" office:value="0.114263" calcext:value-type="float">
            <text:p>0.114263</text:p>
          </table:table-cell>
          <table:table-cell office:value-type="float" office:value="0.110323" calcext:value-type="float">
            <text:p>0.110323</text:p>
          </table:table-cell>
          <table:table-cell office:value-type="float" office:value="0.10745" calcext:value-type="float">
            <text:p>0.10745</text:p>
          </table:table-cell>
          <table:table-cell office:value-type="float" office:value="0.105366" calcext:value-type="float">
            <text:p>0.105366</text:p>
          </table:table-cell>
          <table:table-cell office:value-type="float" office:value="0.103859" calcext:value-type="float">
            <text:p>0.103859</text:p>
          </table:table-cell>
          <table:table-cell office:value-type="float" office:value="0.102772" calcext:value-type="float">
            <text:p>0.102772</text:p>
          </table:table-cell>
          <table:table-cell office:value-type="float" office:value="0.10199" calcext:value-type="float">
            <text:p>0.10199</text:p>
          </table:table-cell>
          <table:table-cell office:value-type="float" office:value="0.101428" calcext:value-type="float">
            <text:p>0.101428</text:p>
          </table:table-cell>
          <table:table-cell office:value-type="float" office:value="0.101024" calcext:value-type="float">
            <text:p>0.101024</text:p>
          </table:table-cell>
          <table:table-cell office:value-type="float" office:value="0.100734" calcext:value-type="float">
            <text:p>0.100734</text:p>
          </table:table-cell>
          <table:table-cell office:value-type="float" office:value="0.100526" calcext:value-type="float">
            <text:p>0.100526</text:p>
          </table:table-cell>
          <table:table-cell office:value-type="float" office:value="0.100377" calcext:value-type="float">
            <text:p>0.100377</text:p>
          </table:table-cell>
          <table:table-cell office:value-type="float" office:value="0.10027" calcext:value-type="float">
            <text:p>0.10027</text:p>
          </table:table-cell>
          <table:table-cell office:value-type="float" office:value="0.100194" calcext:value-type="float">
            <text:p>0.100194</text:p>
          </table:table-cell>
          <table:table-cell office:value-type="float" office:value="0.100139" calcext:value-type="float">
            <text:p>0.100139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57746" calcext:value-type="float">
            <text:p>0.057746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999909" calcext:value-type="float">
            <text:p>0.999909</text:p>
          </table:table-cell>
          <table:table-cell office:value-type="float" office:value="0.999861" calcext:value-type="float">
            <text:p>0.999861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0.999681" calcext:value-type="float">
            <text:p>0.999681</text:p>
          </table:table-cell>
          <table:table-cell office:value-type="float" office:value="0.999516" calcext:value-type="float">
            <text:p>0.999516</text:p>
          </table:table-cell>
          <table:table-cell office:value-type="float" office:value="0.999267" calcext:value-type="float">
            <text:p>0.999267</text:p>
          </table:table-cell>
          <table:table-cell office:value-type="float" office:value="0.998889" calcext:value-type="float">
            <text:p>0.998889</text:p>
          </table:table-cell>
          <table:table-cell office:value-type="float" office:value="0.998316" calcext:value-type="float">
            <text:p>0.998316</text:p>
          </table:table-cell>
          <table:table-cell office:value-type="float" office:value="0.997451" calcext:value-type="float">
            <text:p>0.997451</text:p>
          </table:table-cell>
          <table:table-cell office:value-type="float" office:value="0.996144" calcext:value-type="float">
            <text:p>0.996144</text:p>
          </table:table-cell>
          <table:table-cell office:value-type="float" office:value="0.994175" calcext:value-type="float">
            <text:p>0.994175</text:p>
          </table:table-cell>
          <table:table-cell office:value-type="float" office:value="0.99122" calcext:value-type="float">
            <text:p>0.99122</text:p>
          </table:table-cell>
          <table:table-cell office:value-type="float" office:value="0.986807" calcext:value-type="float">
            <text:p>0.986807</text:p>
          </table:table-cell>
          <table:table-cell office:value-type="float" office:value="0.980267" calcext:value-type="float">
            <text:p>0.980267</text:p>
          </table:table-cell>
          <table:table-cell office:value-type="float" office:value="0.970683" calcext:value-type="float">
            <text:p>0.970683</text:p>
          </table:table-cell>
          <table:table-cell office:value-type="float" office:value="0.95686" calcext:value-type="float">
            <text:p>0.95686</text:p>
          </table:table-cell>
          <table:table-cell office:value-type="float" office:value="0.937382" calcext:value-type="float">
            <text:p>0.937382</text:p>
          </table:table-cell>
          <table:table-cell office:value-type="float" office:value="0.910805" calcext:value-type="float">
            <text:p>0.910805</text:p>
          </table:table-cell>
          <table:table-cell office:value-type="float" office:value="0.876102" calcext:value-type="float">
            <text:p>0.876102</text:p>
          </table:table-cell>
          <table:table-cell office:value-type="float" office:value="0.833318" calcext:value-type="float">
            <text:p>0.833318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32255" calcext:value-type="float">
            <text:p>0.732255</text:p>
          </table:table-cell>
          <table:table-cell office:value-type="float" office:value="0.681878" calcext:value-type="float">
            <text:p>0.681878</text:p>
          </table:table-cell>
          <table:table-cell office:value-type="float" office:value="0.636912" calcext:value-type="float">
            <text:p>0.636912</text:p>
          </table:table-cell>
          <table:table-cell office:value-type="float" office:value="0.599618" calcext:value-type="float">
            <text:p>0.599618</text:p>
          </table:table-cell>
          <table:table-cell office:value-type="float" office:value="0.570513" calcext:value-type="float">
            <text:p>0.570513</text:p>
          </table:table-cell>
          <table:table-cell office:value-type="float" office:value="0.548863" calcext:value-type="float">
            <text:p>0.548863</text:p>
          </table:table-cell>
          <table:table-cell office:value-type="float" office:value="0.533331" calcext:value-type="float">
            <text:p>0.533331</text:p>
          </table:table-cell>
          <table:table-cell office:value-type="float" office:value="0.52248" calcext:value-type="float">
            <text:p>0.52248</text:p>
          </table:table-cell>
          <table:table-cell office:value-type="float" office:value="0.515043" calcext:value-type="float">
            <text:p>0.515043</text:p>
          </table:table-cell>
          <table:table-cell office:value-type="float" office:value="0.510011" calcext:value-type="float">
            <text:p>0.510011</text:p>
          </table:table-cell>
          <table:table-cell office:value-type="float" office:value="0.506637" calcext:value-type="float">
            <text:p>0.506637</text:p>
          </table:table-cell>
          <table:table-cell office:value-type="float" office:value="0.504389" calcext:value-type="float">
            <text:p>0.504389</text:p>
          </table:table-cell>
          <table:table-cell office:value-type="float" office:value="0.502895" calcext:value-type="float">
            <text:p>0.502895</text:p>
          </table:table-cell>
          <table:table-cell office:value-type="float" office:value="0.501905" calcext:value-type="float">
            <text:p>0.501905</text:p>
          </table:table-cell>
          <table:table-cell office:value-type="float" office:value="0.501249" calcext:value-type="float">
            <text:p>0.501249</text:p>
          </table:table-cell>
          <table:table-cell office:value-type="float" office:value="0.500812" calcext:value-type="float">
            <text:p>0.500812</text:p>
          </table:table-cell>
          <table:table-cell office:value-type="float" office:value="0.50052" calcext:value-type="float">
            <text:p>0.50052</text:p>
          </table:table-cell>
          <table:table-cell office:value-type="float" office:value="0.50032" calcext:value-type="float">
            <text:p>0.50032</text:p>
          </table:table-cell>
          <table:table-cell office:value-type="float" office:value="0.50018" calcext:value-type="float">
            <text:p>0.50018</text:p>
          </table:table-cell>
          <table:table-cell office:value-type="float" office:value="0.500075" calcext:value-type="float">
            <text:p>0.500075</text:p>
          </table:table-cell>
          <table:table-cell office:value-type="float" office:value="0.499989" calcext:value-type="float">
            <text:p>0.499989</text:p>
          </table:table-cell>
          <table:table-cell office:value-type="float" office:value="0.499908" calcext:value-type="float">
            <text:p>0.499908</text:p>
          </table:table-cell>
          <table:table-cell office:value-type="float" office:value="0.499821" calcext:value-type="float">
            <text:p>0.499821</text:p>
          </table:table-cell>
          <table:table-cell office:value-type="float" office:value="0.499718" calcext:value-type="float">
            <text:p>0.499718</text:p>
          </table:table-cell>
          <table:table-cell office:value-type="float" office:value="0.499584" calcext:value-type="float">
            <text:p>0.499584</text:p>
          </table:table-cell>
          <table:table-cell office:value-type="float" office:value="0.499405" calcext:value-type="float">
            <text:p>0.499405</text:p>
          </table:table-cell>
          <table:table-cell office:value-type="float" office:value="0.499161" calcext:value-type="float">
            <text:p>0.499161</text:p>
          </table:table-cell>
          <table:table-cell office:value-type="float" office:value="0.498824" calcext:value-type="float">
            <text:p>0.498824</text:p>
          </table:table-cell>
          <table:table-cell office:value-type="float" office:value="0.498356" calcext:value-type="float">
            <text:p>0.498356</text:p>
          </table:table-cell>
          <table:table-cell office:value-type="float" office:value="0.497707" calcext:value-type="float">
            <text:p>0.497707</text:p>
          </table:table-cell>
          <table:table-cell office:value-type="float" office:value="0.496805" calcext:value-type="float">
            <text:p>0.496805</text:p>
          </table:table-cell>
          <table:table-cell office:value-type="float" office:value="0.495553" calcext:value-type="float">
            <text:p>0.495553</text:p>
          </table:table-cell>
          <table:table-cell office:value-type="float" office:value="0.493821" calcext:value-type="float">
            <text:p>0.493821</text:p>
          </table:table-cell>
          <table:table-cell office:value-type="float" office:value="0.491428" calcext:value-type="float">
            <text:p>0.491428</text:p>
          </table:table-cell>
          <table:table-cell office:value-type="float" office:value="0.488137" calcext:value-type="float">
            <text:p>0.488137</text:p>
          </table:table-cell>
          <table:table-cell office:value-type="float" office:value="0.483637" calcext:value-type="float">
            <text:p>0.483637</text:p>
          </table:table-cell>
          <table:table-cell office:value-type="float" office:value="0.477529" calcext:value-type="float">
            <text:p>0.477529</text:p>
          </table:table-cell>
          <table:table-cell office:value-type="float" office:value="0.469325" calcext:value-type="float">
            <text:p>0.469325</text:p>
          </table:table-cell>
          <table:table-cell office:value-type="float" office:value="0.458455" calcext:value-type="float">
            <text:p>0.458455</text:p>
          </table:table-cell>
          <table:table-cell office:value-type="float" office:value="0.444315" calcext:value-type="float">
            <text:p>0.444315</text:p>
          </table:table-cell>
          <table:table-cell office:value-type="float" office:value="0.426349" calcext:value-type="float">
            <text:p>0.426349</text:p>
          </table:table-cell>
          <table:table-cell office:value-type="float" office:value="0.404194" calcext:value-type="float">
            <text:p>0.404194</text:p>
          </table:table-cell>
          <table:table-cell office:value-type="float" office:value="0.37786" calcext:value-type="float">
            <text:p>0.37786</text:p>
          </table:table-cell>
          <table:table-cell office:value-type="float" office:value="0.347895" calcext:value-type="float">
            <text:p>0.347895</text:p>
          </table:table-cell>
          <table:table-cell office:value-type="float" office:value="0.315454" calcext:value-type="float">
            <text:p>0.315454</text:p>
          </table:table-cell>
          <table:table-cell office:value-type="float" office:value="0.282175" calcext:value-type="float">
            <text:p>0.282175</text:p>
          </table:table-cell>
          <table:table-cell office:value-type="float" office:value="0.249872" calcext:value-type="float">
            <text:p>0.249872</text:p>
          </table:table-cell>
          <table:table-cell office:value-type="float" office:value="0.22015" calcext:value-type="float">
            <text:p>0.22015</text:p>
          </table:table-cell>
          <table:table-cell office:value-type="float" office:value="0.194113" calcext:value-type="float">
            <text:p>0.194113</text:p>
          </table:table-cell>
          <table:table-cell office:value-type="float" office:value="0.172267" calcext:value-type="float">
            <text:p>0.172267</text:p>
          </table:table-cell>
          <table:table-cell office:value-type="float" office:value="0.154587" calcext:value-type="float">
            <text:p>0.154587</text:p>
          </table:table-cell>
          <table:table-cell office:value-type="float" office:value="0.140694" calcext:value-type="float">
            <text:p>0.140694</text:p>
          </table:table-cell>
          <table:table-cell office:value-type="float" office:value="0.130027" calcext:value-type="float">
            <text:p>0.130027</text:p>
          </table:table-cell>
          <table:table-cell office:value-type="float" office:value="0.121984" calcext:value-type="float">
            <text:p>0.121984</text:p>
          </table:table-cell>
          <table:table-cell office:value-type="float" office:value="0.116001" calcext:value-type="float">
            <text:p>0.116001</text:p>
          </table:table-cell>
          <table:table-cell office:value-type="float" office:value="0.111595" calcext:value-type="float">
            <text:p>0.111595</text:p>
          </table:table-cell>
          <table:table-cell office:value-type="float" office:value="0.108376" calcext:value-type="float">
            <text:p>0.108376</text:p>
          </table:table-cell>
          <table:table-cell office:value-type="float" office:value="0.106037" calcext:value-type="float">
            <text:p>0.106037</text:p>
          </table:table-cell>
          <table:table-cell office:value-type="float" office:value="0.104344" calcext:value-type="float">
            <text:p>0.104344</text:p>
          </table:table-cell>
          <table:table-cell office:value-type="float" office:value="0.103121" calcext:value-type="float">
            <text:p>0.103121</text:p>
          </table:table-cell>
          <table:table-cell office:value-type="float" office:value="0.102241" calcext:value-type="float">
            <text:p>0.102241</text:p>
          </table:table-cell>
          <table:table-cell office:value-type="float" office:value="0.101608" calcext:value-type="float">
            <text:p>0.101608</text:p>
          </table:table-cell>
          <table:table-cell office:value-type="float" office:value="0.101154" calcext:value-type="float">
            <text:p>0.101154</text:p>
          </table:table-cell>
          <table:table-cell office:value-type="float" office:value="0.100827" calcext:value-type="float">
            <text:p>0.100827</text:p>
          </table:table-cell>
          <table:table-cell office:value-type="float" office:value="0.100593" calcext:value-type="float">
            <text:p>0.100593</text:p>
          </table:table-cell>
          <table:table-cell office:value-type="float" office:value="0.100425" calcext:value-type="float">
            <text:p>0.100425</text:p>
          </table:table-cell>
          <table:table-cell office:value-type="float" office:value="0.100305" calcext:value-type="float">
            <text:p>0.100305</text:p>
          </table:table-cell>
          <table:table-cell office:value-type="float" office:value="0.100218" calcext:value-type="float">
            <text:p>0.100218</text:p>
          </table:table-cell>
          <table:table-cell office:value-type="float" office:value="0.100156" calcext:value-type="float">
            <text:p>0.100156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5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637177" calcext:value-type="float">
            <text:p>0.0637177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37" calcext:value-type="float">
            <text:p>0.999937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999855" calcext:value-type="float">
            <text:p>0.999855</text:p>
          </table:table-cell>
          <table:table-cell office:value-type="float" office:value="0.99978" calcext:value-type="float">
            <text:p>0.99978</text:p>
          </table:table-cell>
          <table:table-cell office:value-type="float" office:value="0.999667" calcext:value-type="float">
            <text:p>0.999667</text:p>
          </table:table-cell>
          <table:table-cell office:value-type="float" office:value="0.999495" calcext:value-type="float">
            <text:p>0.999495</text:p>
          </table:table-cell>
          <table:table-cell office:value-type="float" office:value="0.999234" calcext:value-type="float">
            <text:p>0.999234</text:p>
          </table:table-cell>
          <table:table-cell office:value-type="float" office:value="0.998839" calcext:value-type="float">
            <text:p>0.998839</text:p>
          </table:table-cell>
          <table:table-cell office:value-type="float" office:value="0.998241" calcext:value-type="float">
            <text:p>0.998241</text:p>
          </table:table-cell>
          <table:table-cell office:value-type="float" office:value="0.997338" calcext:value-type="float">
            <text:p>0.997338</text:p>
          </table:table-cell>
          <table:table-cell office:value-type="float" office:value="0.995973" calcext:value-type="float">
            <text:p>0.995973</text:p>
          </table:table-cell>
          <table:table-cell office:value-type="float" office:value="0.993919" calcext:value-type="float">
            <text:p>0.993919</text:p>
          </table:table-cell>
          <table:table-cell office:value-type="float" office:value="0.990837" calcext:value-type="float">
            <text:p>0.990837</text:p>
          </table:table-cell>
          <table:table-cell office:value-type="float" office:value="0.986238" calcext:value-type="float">
            <text:p>0.986238</text:p>
          </table:table-cell>
          <table:table-cell office:value-type="float" office:value="0.979429" calcext:value-type="float">
            <text:p>0.979429</text:p>
          </table:table-cell>
          <table:table-cell office:value-type="float" office:value="0.969464" calcext:value-type="float">
            <text:p>0.969464</text:p>
          </table:table-cell>
          <table:table-cell office:value-type="float" office:value="0.955122" calcext:value-type="float">
            <text:p>0.955122</text:p>
          </table:table-cell>
          <table:table-cell office:value-type="float" office:value="0.934969" calcext:value-type="float">
            <text:p>0.934969</text:p>
          </table:table-cell>
          <table:table-cell office:value-type="float" office:value="0.907581" calcext:value-type="float">
            <text:p>0.907581</text:p>
          </table:table-cell>
          <table:table-cell office:value-type="float" office:value="0.872008" calcext:value-type="float">
            <text:p>0.872008</text:p>
          </table:table-cell>
          <table:table-cell office:value-type="float" office:value="0.828447" calcext:value-type="float">
            <text:p>0.828447</text:p>
          </table:table-cell>
          <table:table-cell office:value-type="float" office:value="0.778841" calcext:value-type="float">
            <text:p>0.778841</text:p>
          </table:table-cell>
          <table:table-cell office:value-type="float" office:value="0.726852" calcext:value-type="float">
            <text:p>0.726852</text:p>
          </table:table-cell>
          <table:table-cell office:value-type="float" office:value="0.676881" calcext:value-type="float">
            <text:p>0.676881</text:p>
          </table:table-cell>
          <table:table-cell office:value-type="float" office:value="0.632642" calcext:value-type="float">
            <text:p>0.632642</text:p>
          </table:table-cell>
          <table:table-cell office:value-type="float" office:value="0.596205" calcext:value-type="float">
            <text:p>0.596205</text:p>
          </table:table-cell>
          <table:table-cell office:value-type="float" office:value="0.567929" calcext:value-type="float">
            <text:p>0.567929</text:p>
          </table:table-cell>
          <table:table-cell office:value-type="float" office:value="0.546984" calcext:value-type="float">
            <text:p>0.546984</text:p>
          </table:table-cell>
          <table:table-cell office:value-type="float" office:value="0.532006" calcext:value-type="float">
            <text:p>0.532006</text:p>
          </table:table-cell>
          <table:table-cell office:value-type="float" office:value="0.521566" calcext:value-type="float">
            <text:p>0.521566</text:p>
          </table:table-cell>
          <table:table-cell office:value-type="float" office:value="0.514421" calcext:value-type="float">
            <text:p>0.514421</text:p>
          </table:table-cell>
          <table:table-cell office:value-type="float" office:value="0.509593" calcext:value-type="float">
            <text:p>0.509593</text:p>
          </table:table-cell>
          <table:table-cell office:value-type="float" office:value="0.506357" calcext:value-type="float">
            <text:p>0.506357</text:p>
          </table:table-cell>
          <table:table-cell office:value-type="float" office:value="0.504202" calcext:value-type="float">
            <text:p>0.504202</text:p>
          </table:table-cell>
          <table:table-cell office:value-type="float" office:value="0.50277" calcext:value-type="float">
            <text:p>0.50277</text:p>
          </table:table-cell>
          <table:table-cell office:value-type="float" office:value="0.501821" calcext:value-type="float">
            <text:p>0.501821</text:p>
          </table:table-cell>
          <table:table-cell office:value-type="float" office:value="0.501191" calcext:value-type="float">
            <text:p>0.501191</text:p>
          </table:table-cell>
          <table:table-cell office:value-type="float" office:value="0.500771" calcext:value-type="float">
            <text:p>0.500771</text:p>
          </table:table-cell>
          <table:table-cell office:value-type="float" office:value="0.500489" calcext:value-type="float">
            <text:p>0.500489</text:p>
          </table:table-cell>
          <table:table-cell office:value-type="float" office:value="0.500295" calcext:value-type="float">
            <text:p>0.500295</text:p>
          </table:table-cell>
          <table:table-cell office:value-type="float" office:value="0.500156" calcext:value-type="float">
            <text:p>0.500156</text:p>
          </table:table-cell>
          <table:table-cell office:value-type="float" office:value="0.500049" calcext:value-type="float">
            <text:p>0.500049</text:p>
          </table:table-cell>
          <table:table-cell office:value-type="float" office:value="0.499957" calcext:value-type="float">
            <text:p>0.499957</text:p>
          </table:table-cell>
          <table:table-cell office:value-type="float" office:value="0.499867" calcext:value-type="float">
            <text:p>0.499867</text:p>
          </table:table-cell>
          <table:table-cell office:value-type="float" office:value="0.499766" calcext:value-type="float">
            <text:p>0.499766</text:p>
          </table:table-cell>
          <table:table-cell office:value-type="float" office:value="0.499642" calcext:value-type="float">
            <text:p>0.499642</text:p>
          </table:table-cell>
          <table:table-cell office:value-type="float" office:value="0.499479" calcext:value-type="float">
            <text:p>0.499479</text:p>
          </table:table-cell>
          <table:table-cell office:value-type="float" office:value="0.49926" calcext:value-type="float">
            <text:p>0.49926</text:p>
          </table:table-cell>
          <table:table-cell office:value-type="float" office:value="0.498959" calcext:value-type="float">
            <text:p>0.498959</text:p>
          </table:table-cell>
          <table:table-cell office:value-type="float" office:value="0.498543" calcext:value-type="float">
            <text:p>0.498543</text:p>
          </table:table-cell>
          <table:table-cell office:value-type="float" office:value="0.497965" calcext:value-type="float">
            <text:p>0.497965</text:p>
          </table:table-cell>
          <table:table-cell office:value-type="float" office:value="0.497163" calcext:value-type="float">
            <text:p>0.497163</text:p>
          </table:table-cell>
          <table:table-cell office:value-type="float" office:value="0.49605" calcext:value-type="float">
            <text:p>0.49605</text:p>
          </table:table-cell>
          <table:table-cell office:value-type="float" office:value="0.494507" calcext:value-type="float">
            <text:p>0.494507</text:p>
          </table:table-cell>
          <table:table-cell office:value-type="float" office:value="0.492375" calcext:value-type="float">
            <text:p>0.492375</text:p>
          </table:table-cell>
          <table:table-cell office:value-type="float" office:value="0.489438" calcext:value-type="float">
            <text:p>0.489438</text:p>
          </table:table-cell>
          <table:table-cell office:value-type="float" office:value="0.485412" calcext:value-type="float">
            <text:p>0.485412</text:p>
          </table:table-cell>
          <table:table-cell office:value-type="float" office:value="0.479931" calcext:value-type="float">
            <text:p>0.479931</text:p>
          </table:table-cell>
          <table:table-cell office:value-type="float" office:value="0.47254" calcext:value-type="float">
            <text:p>0.47254</text:p>
          </table:table-cell>
          <table:table-cell office:value-type="float" office:value="0.462695" calcext:value-type="float">
            <text:p>0.462695</text:p>
          </table:table-cell>
          <table:table-cell office:value-type="float" office:value="0.449796" calcext:value-type="float">
            <text:p>0.449796</text:p>
          </table:table-cell>
          <table:table-cell office:value-type="float" office:value="0.433256" calcext:value-type="float">
            <text:p>0.433256</text:p>
          </table:table-cell>
          <table:table-cell office:value-type="float" office:value="0.412625" calcext:value-type="float">
            <text:p>0.412625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0.358989" calcext:value-type="float">
            <text:p>0.358989</text:p>
          </table:table-cell>
          <table:table-cell office:value-type="float" office:value="0.327267" calcext:value-type="float">
            <text:p>0.327267</text:p>
          </table:table-cell>
          <table:table-cell office:value-type="float" office:value="0.29408" calcext:value-type="float">
            <text:p>0.29408</text:p>
          </table:table-cell>
          <table:table-cell office:value-type="float" office:value="0.261223" calcext:value-type="float">
            <text:p>0.261223</text:p>
          </table:table-cell>
          <table:table-cell office:value-type="float" office:value="0.230419" calcext:value-type="float">
            <text:p>0.230419</text:p>
          </table:table-cell>
          <table:table-cell office:value-type="float" office:value="0.202973" calcext:value-type="float">
            <text:p>0.202973</text:p>
          </table:table-cell>
          <table:table-cell office:value-type="float" office:value="0.179604" calcext:value-type="float">
            <text:p>0.179604</text:p>
          </table:table-cell>
          <table:table-cell office:value-type="float" office:value="0.160461" calcext:value-type="float">
            <text:p>0.160461</text:p>
          </table:table-cell>
          <table:table-cell office:value-type="float" office:value="0.14527" calcext:value-type="float">
            <text:p>0.14527</text:p>
          </table:table-cell>
          <table:table-cell office:value-type="float" office:value="0.133517" calcext:value-type="float">
            <text:p>0.133517</text:p>
          </table:table-cell>
          <table:table-cell office:value-type="float" office:value="0.124602" calcext:value-type="float">
            <text:p>0.124602</text:p>
          </table:table-cell>
          <table:table-cell office:value-type="float" office:value="0.11794" calcext:value-type="float">
            <text:p>0.11794</text:p>
          </table:table-cell>
          <table:table-cell office:value-type="float" office:value="0.113019" calcext:value-type="float">
            <text:p>0.113019</text:p>
          </table:table-cell>
          <table:table-cell office:value-type="float" office:value="0.109415" calcext:value-type="float">
            <text:p>0.109415</text:p>
          </table:table-cell>
          <table:table-cell office:value-type="float" office:value="0.10679" calcext:value-type="float">
            <text:p>0.10679</text:p>
          </table:table-cell>
          <table:table-cell office:value-type="float" office:value="0.104888" calcext:value-type="float">
            <text:p>0.104888</text:p>
          </table:table-cell>
          <table:table-cell office:value-type="float" office:value="0.103514" calcext:value-type="float">
            <text:p>0.103514</text:p>
          </table:table-cell>
          <table:table-cell office:value-type="float" office:value="0.102524" calcext:value-type="float">
            <text:p>0.102524</text:p>
          </table:table-cell>
          <table:table-cell office:value-type="float" office:value="0.101812" calcext:value-type="float">
            <text:p>0.101812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00932" calcext:value-type="float">
            <text:p>0.100932</text:p>
          </table:table-cell>
          <table:table-cell office:value-type="float" office:value="0.100668" calcext:value-type="float">
            <text:p>0.100668</text:p>
          </table:table-cell>
          <table:table-cell office:value-type="float" office:value="0.100479" calcext:value-type="float">
            <text:p>0.100479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0.100246" calcext:value-type="float">
            <text:p>0.100246</text:p>
          </table:table-cell>
          <table:table-cell office:value-type="float" office:value="0.100176" calcext:value-type="float">
            <text:p>0.100176</text:p>
          </table:table-cell>
          <table:table-cell office:value-type="float" office:value="0.100126" calcext:value-type="float">
            <text:p>0.100126</text:p>
          </table:table-cell>
          <table:table-cell office:value-type="float" office:value="0.100091" calcext:value-type="float">
            <text:p>0.100091</text:p>
          </table:table-cell>
          <table:table-cell office:value-type="float" office:value="0.100065" calcext:value-type="float">
            <text:p>0.100065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696895" calcext:value-type="float">
            <text:p>0.0696895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849" calcext:value-type="float">
            <text:p>0.999849</text:p>
          </table:table-cell>
          <table:table-cell office:value-type="float" office:value="0.99977" calcext:value-type="float">
            <text:p>0.99977</text:p>
          </table:table-cell>
          <table:table-cell office:value-type="float" office:value="0.999652" calcext:value-type="float">
            <text:p>0.999652</text:p>
          </table:table-cell>
          <table:table-cell office:value-type="float" office:value="0.999472" calcext:value-type="float">
            <text:p>0.999472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8788" calcext:value-type="float">
            <text:p>0.998788</text:p>
          </table:table-cell>
          <table:table-cell office:value-type="float" office:value="0.998163" calcext:value-type="float">
            <text:p>0.998163</text:p>
          </table:table-cell>
          <table:table-cell office:value-type="float" office:value="0.99722" calcext:value-type="float">
            <text:p>0.99722</text:p>
          </table:table-cell>
          <table:table-cell office:value-type="float" office:value="0.995796" calcext:value-type="float">
            <text:p>0.995796</text:p>
          </table:table-cell>
          <table:table-cell office:value-type="float" office:value="0.993653" calcext:value-type="float">
            <text:p>0.993653</text:p>
          </table:table-cell>
          <table:table-cell office:value-type="float" office:value="0.990439" calcext:value-type="float">
            <text:p>0.990439</text:p>
          </table:table-cell>
          <table:table-cell office:value-type="float" office:value="0.985646" calcext:value-type="float">
            <text:p>0.985646</text:p>
          </table:table-cell>
          <table:table-cell office:value-type="float" office:value="0.978557" calcext:value-type="float">
            <text:p>0.978557</text:p>
          </table:table-cell>
          <table:table-cell office:value-type="float" office:value="0.968198" calcext:value-type="float">
            <text:p>0.968198</text:p>
          </table:table-cell>
          <table:table-cell office:value-type="float" office:value="0.95332" calcext:value-type="float">
            <text:p>0.95332</text:p>
          </table:table-cell>
          <table:table-cell office:value-type="float" office:value="0.932477" calcext:value-type="float">
            <text:p>0.932477</text:p>
          </table:table-cell>
          <table:table-cell office:value-type="float" office:value="0.904266" calcext:value-type="float">
            <text:p>0.904266</text:p>
          </table:table-cell>
          <table:table-cell office:value-type="float" office:value="0.867824" calcext:value-type="float">
            <text:p>0.867824</text:p>
          </table:table-cell>
          <table:table-cell office:value-type="float" office:value="0.823508" calcext:value-type="float">
            <text:p>0.823508</text:p>
          </table:table-cell>
          <table:table-cell office:value-type="float" office:value="0.773457" calcext:value-type="float">
            <text:p>0.773457</text:p>
          </table:table-cell>
          <table:table-cell office:value-type="float" office:value="0.721472" calcext:value-type="float">
            <text:p>0.721472</text:p>
          </table:table-cell>
          <table:table-cell office:value-type="float" office:value="0.671948" calcext:value-type="float">
            <text:p>0.671948</text:p>
          </table:table-cell>
          <table:table-cell office:value-type="float" office:value="0.628458" calcext:value-type="float">
            <text:p>0.628458</text:p>
          </table:table-cell>
          <table:table-cell office:value-type="float" office:value="0.592883" calcext:value-type="float">
            <text:p>0.592883</text:p>
          </table:table-cell>
          <table:table-cell office:value-type="float" office:value="0.565425" calcext:value-type="float">
            <text:p>0.565425</text:p>
          </table:table-cell>
          <table:table-cell office:value-type="float" office:value="0.545171" calcext:value-type="float">
            <text:p>0.545171</text:p>
          </table:table-cell>
          <table:table-cell office:value-type="float" office:value="0.530731" calcext:value-type="float">
            <text:p>0.530731</text:p>
          </table:table-cell>
          <table:table-cell office:value-type="float" office:value="0.520688" calcext:value-type="float">
            <text:p>0.520688</text:p>
          </table:table-cell>
          <table:table-cell office:value-type="float" office:value="0.513824" calcext:value-type="float">
            <text:p>0.513824</text:p>
          </table:table-cell>
          <table:table-cell office:value-type="float" office:value="0.509191" calcext:value-type="float">
            <text:p>0.509191</text:p>
          </table:table-cell>
          <table:table-cell office:value-type="float" office:value="0.506089" calcext:value-type="float">
            <text:p>0.506089</text:p>
          </table:table-cell>
          <table:table-cell office:value-type="float" office:value="0.504022" calcext:value-type="float">
            <text:p>0.504022</text:p>
          </table:table-cell>
          <table:table-cell office:value-type="float" office:value="0.50265" calcext:value-type="float">
            <text:p>0.50265</text:p>
          </table:table-cell>
          <table:table-cell office:value-type="float" office:value="0.50174" calcext:value-type="float">
            <text:p>0.50174</text:p>
          </table:table-cell>
          <table:table-cell office:value-type="float" office:value="0.501135" calcext:value-type="float">
            <text:p>0.501135</text:p>
          </table:table-cell>
          <table:table-cell office:value-type="float" office:value="0.500731" calcext:value-type="float">
            <text:p>0.500731</text:p>
          </table:table-cell>
          <table:table-cell office:value-type="float" office:value="0.500457" calcext:value-type="float">
            <text:p>0.500457</text:p>
          </table:table-cell>
          <table:table-cell office:value-type="float" office:value="0.500267" calcext:value-type="float">
            <text:p>0.500267</text:p>
          </table:table-cell>
          <table:table-cell office:value-type="float" office:value="0.500128" calcext:value-type="float">
            <text:p>0.500128</text:p>
          </table:table-cell>
          <table:table-cell office:value-type="float" office:value="0.500018" calcext:value-type="float">
            <text:p>0.500018</text:p>
          </table:table-cell>
          <table:table-cell office:value-type="float" office:value="0.499919" calcext:value-type="float">
            <text:p>0.499919</text:p>
          </table:table-cell>
          <table:table-cell office:value-type="float" office:value="0.499817" calcext:value-type="float">
            <text:p>0.499817</text:p>
          </table:table-cell>
          <table:table-cell office:value-type="float" office:value="0.499698" calcext:value-type="float">
            <text:p>0.499698</text:p>
          </table:table-cell>
          <table:table-cell office:value-type="float" office:value="0.499549" calcext:value-type="float">
            <text:p>0.499549</text:p>
          </table:table-cell>
          <table:table-cell office:value-type="float" office:value="0.49935" calcext:value-type="float">
            <text:p>0.49935</text:p>
          </table:table-cell>
          <table:table-cell office:value-type="float" office:value="0.49908" calcext:value-type="float">
            <text:p>0.49908</text:p>
          </table:table-cell>
          <table:table-cell office:value-type="float" office:value="0.498709" calcext:value-type="float">
            <text:p>0.498709</text:p>
          </table:table-cell>
          <table:table-cell office:value-type="float" office:value="0.498195" calcext:value-type="float">
            <text:p>0.498195</text:p>
          </table:table-cell>
          <table:table-cell office:value-type="float" office:value="0.497481" calcext:value-type="float">
            <text:p>0.497481</text:p>
          </table:table-cell>
          <table:table-cell office:value-type="float" office:value="0.496491" calcext:value-type="float">
            <text:p>0.496491</text:p>
          </table:table-cell>
          <table:table-cell office:value-type="float" office:value="0.495118" calcext:value-type="float">
            <text:p>0.495118</text:p>
          </table:table-cell>
          <table:table-cell office:value-type="float" office:value="0.493219" calcext:value-type="float">
            <text:p>0.493219</text:p>
          </table:table-cell>
          <table:table-cell office:value-type="float" office:value="0.490599" calcext:value-type="float">
            <text:p>0.490599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2089" calcext:value-type="float">
            <text:p>0.482089</text:p>
          </table:table-cell>
          <table:table-cell office:value-type="float" office:value="0.475441" calcext:value-type="float">
            <text:p>0.475441</text:p>
          </table:table-cell>
          <table:table-cell office:value-type="float" office:value="0.466542" calcext:value-type="float">
            <text:p>0.466542</text:p>
          </table:table-cell>
          <table:table-cell office:value-type="float" office:value="0.454808" calcext:value-type="float">
            <text:p>0.454808</text:p>
          </table:table-cell>
          <table:table-cell office:value-type="float" office:value="0.439635" calcext:value-type="float">
            <text:p>0.439635</text:p>
          </table:table-cell>
          <table:table-cell office:value-type="float" office:value="0.420507" calcext:value-type="float">
            <text:p>0.420507</text:p>
          </table:table-cell>
          <table:table-cell office:value-type="float" office:value="0.397145" calcext:value-type="float">
            <text:p>0.397145</text:p>
          </table:table-cell>
          <table:table-cell office:value-type="float" office:value="0.369699" calcext:value-type="float">
            <text:p>0.369699</text:p>
          </table:table-cell>
          <table:table-cell office:value-type="float" office:value="0.338889" calcext:value-type="float">
            <text:p>0.338889</text:p>
          </table:table-cell>
          <table:table-cell office:value-type="float" office:value="0.306028" calcext:value-type="float">
            <text:p>0.306028</text:p>
          </table:table-cell>
          <table:table-cell office:value-type="float" office:value="0.272843" calcext:value-type="float">
            <text:p>0.272843</text:p>
          </table:table-cell>
          <table:table-cell office:value-type="float" office:value="0.241125" calcext:value-type="float">
            <text:p>0.241125</text:p>
          </table:table-cell>
          <table:table-cell office:value-type="float" office:value="0.212362" calcext:value-type="float">
            <text:p>0.212362</text:p>
          </table:table-cell>
          <table:table-cell office:value-type="float" office:value="0.187488" calcext:value-type="float">
            <text:p>0.187488</text:p>
          </table:table-cell>
          <table:table-cell office:value-type="float" office:value="0.166844" calcext:value-type="float">
            <text:p>0.166844</text:p>
          </table:table-cell>
          <table:table-cell office:value-type="float" office:value="0.150288" calcext:value-type="float">
            <text:p>0.150288</text:p>
          </table:table-cell>
          <table:table-cell office:value-type="float" office:value="0.137371" calcext:value-type="float">
            <text:p>0.137371</text:p>
          </table:table-cell>
          <table:table-cell office:value-type="float" office:value="0.127508" calcext:value-type="float">
            <text:p>0.127508</text:p>
          </table:table-cell>
          <table:table-cell office:value-type="float" office:value="0.120103" calcext:value-type="float">
            <text:p>0.120103</text:p>
          </table:table-cell>
          <table:table-cell office:value-type="float" office:value="0.114612" calcext:value-type="float">
            <text:p>0.114612</text:p>
          </table:table-cell>
          <table:table-cell office:value-type="float" office:value="0.110578" calcext:value-type="float">
            <text:p>0.110578</text:p>
          </table:table-cell>
          <table:table-cell office:value-type="float" office:value="0.107636" calcext:value-type="float">
            <text:p>0.107636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03956" calcext:value-type="float">
            <text:p>0.103956</text:p>
          </table:table-cell>
          <table:table-cell office:value-type="float" office:value="0.102842" calcext:value-type="float">
            <text:p>0.102842</text:p>
          </table:table-cell>
          <table:table-cell office:value-type="float" office:value="0.10204" calcext:value-type="float">
            <text:p>0.10204</text:p>
          </table:table-cell>
          <table:table-cell office:value-type="float" office:value="0.101464" calcext:value-type="float">
            <text:p>0.101464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100753" calcext:value-type="float">
            <text:p>0.100753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100387" calcext:value-type="float">
            <text:p>0.100387</text:p>
          </table:table-cell>
          <table:table-cell office:value-type="float" office:value="0.100277" calcext:value-type="float">
            <text:p>0.100277</text:p>
          </table:table-cell>
          <table:table-cell office:value-type="float" office:value="0.100199" calcext:value-type="float">
            <text:p>0.100199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100073" calcext:value-type="float">
            <text:p>0.100073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756613" calcext:value-type="float">
            <text:p>0.0756613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31" calcext:value-type="float">
            <text:p>0.999931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99842" calcext:value-type="float">
            <text:p>0.999842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999636" calcext:value-type="float">
            <text:p>0.999636</text:p>
          </table:table-cell>
          <table:table-cell office:value-type="float" office:value="0.999449" calcext:value-type="float">
            <text:p>0.999449</text:p>
          </table:table-cell>
          <table:table-cell office:value-type="float" office:value="0.999164" calcext:value-type="float">
            <text:p>0.999164</text:p>
          </table:table-cell>
          <table:table-cell office:value-type="float" office:value="0.998734" calcext:value-type="float">
            <text:p>0.998734</text:p>
          </table:table-cell>
          <table:table-cell office:value-type="float" office:value="0.998082" calcext:value-type="float">
            <text:p>0.998082</text:p>
          </table:table-cell>
          <table:table-cell office:value-type="float" office:value="0.997097" calcext:value-type="float">
            <text:p>0.997097</text:p>
          </table:table-cell>
          <table:table-cell office:value-type="float" office:value="0.995611" calcext:value-type="float">
            <text:p>0.995611</text:p>
          </table:table-cell>
          <table:table-cell office:value-type="float" office:value="0.993375" calcext:value-type="float">
            <text:p>0.993375</text:p>
          </table:table-cell>
          <table:table-cell office:value-type="float" office:value="0.990023" calcext:value-type="float">
            <text:p>0.990023</text:p>
          </table:table-cell>
          <table:table-cell office:value-type="float" office:value="0.985029" calcext:value-type="float">
            <text:p>0.985029</text:p>
          </table:table-cell>
          <table:table-cell office:value-type="float" office:value="0.97765" calcext:value-type="float">
            <text:p>0.97765</text:p>
          </table:table-cell>
          <table:table-cell office:value-type="float" office:value="0.966883" calcext:value-type="float">
            <text:p>0.966883</text:p>
          </table:table-cell>
          <table:table-cell office:value-type="float" office:value="0.951454" calcext:value-type="float">
            <text:p>0.951454</text:p>
          </table:table-cell>
          <table:table-cell office:value-type="float" office:value="0.929904" calcext:value-type="float">
            <text:p>0.929904</text:p>
          </table:table-cell>
          <table:table-cell office:value-type="float" office:value="0.90086" calcext:value-type="float">
            <text:p>0.90086</text:p>
          </table:table-cell>
          <table:table-cell office:value-type="float" office:value="0.863552" calcext:value-type="float">
            <text:p>0.863552</text:p>
          </table:table-cell>
          <table:table-cell office:value-type="float" office:value="0.818504" calcext:value-type="float">
            <text:p>0.818504</text:p>
          </table:table-cell>
          <table:table-cell office:value-type="float" office:value="0.768052" calcext:value-type="float">
            <text:p>0.768052</text:p>
          </table:table-cell>
          <table:table-cell office:value-type="float" office:value="0.71612" calcext:value-type="float">
            <text:p>0.71612</text:p>
          </table:table-cell>
          <table:table-cell office:value-type="float" office:value="0.667083" calcext:value-type="float">
            <text:p>0.667083</text:p>
          </table:table-cell>
          <table:table-cell office:value-type="float" office:value="0.624363" calcext:value-type="float">
            <text:p>0.624363</text:p>
          </table:table-cell>
          <table:table-cell office:value-type="float" office:value="0.58965" calcext:value-type="float">
            <text:p>0.58965</text:p>
          </table:table-cell>
          <table:table-cell office:value-type="float" office:value="0.562999" calcext:value-type="float">
            <text:p>0.562999</text:p>
          </table:table-cell>
          <table:table-cell office:value-type="float" office:value="0.54342" calcext:value-type="float">
            <text:p>0.54342</text:p>
          </table:table-cell>
          <table:table-cell office:value-type="float" office:value="0.529502" calcext:value-type="float">
            <text:p>0.529502</text:p>
          </table:table-cell>
          <table:table-cell office:value-type="float" office:value="0.519843" calcext:value-type="float">
            <text:p>0.519843</text:p>
          </table:table-cell>
          <table:table-cell office:value-type="float" office:value="0.513251" calcext:value-type="float">
            <text:p>0.513251</text:p>
          </table:table-cell>
          <table:table-cell office:value-type="float" office:value="0.508806" calcext:value-type="float">
            <text:p>0.508806</text:p>
          </table:table-cell>
          <table:table-cell office:value-type="float" office:value="0.505831" calcext:value-type="float">
            <text:p>0.505831</text:p>
          </table:table-cell>
          <table:table-cell office:value-type="float" office:value="0.50385" calcext:value-type="float">
            <text:p>0.50385</text:p>
          </table:table-cell>
          <table:table-cell office:value-type="float" office:value="0.502534" calcext:value-type="float">
            <text:p>0.502534</text:p>
          </table:table-cell>
          <table:table-cell office:value-type="float" office:value="0.501661" calcext:value-type="float">
            <text:p>0.501661</text:p>
          </table:table-cell>
          <table:table-cell office:value-type="float" office:value="0.50108" calcext:value-type="float">
            <text:p>0.50108</text:p>
          </table:table-cell>
          <table:table-cell office:value-type="float" office:value="0.50069" calcext:value-type="float">
            <text:p>0.50069</text:p>
          </table:table-cell>
          <table:table-cell office:value-type="float" office:value="0.500425" calcext:value-type="float">
            <text:p>0.500425</text:p>
          </table:table-cell>
          <table:table-cell office:value-type="float" office:value="0.500238" calcext:value-type="float">
            <text:p>0.500238</text:p>
          </table:table-cell>
          <table:table-cell office:value-type="float" office:value="0.500097" calcext:value-type="float">
            <text:p>0.500097</text:p>
          </table:table-cell>
          <table:table-cell office:value-type="float" office:value="0.499982" calcext:value-type="float">
            <text:p>0.499982</text:p>
          </table:table-cell>
          <table:table-cell office:value-type="float" office:value="0.499873" calcext:value-type="float">
            <text:p>0.499873</text:p>
          </table:table-cell>
          <table:table-cell office:value-type="float" office:value="0.499755" calcext:value-type="float">
            <text:p>0.499755</text:p>
          </table:table-cell>
          <table:table-cell office:value-type="float" office:value="0.499615" calcext:value-type="float">
            <text:p>0.499615</text:p>
          </table:table-cell>
          <table:table-cell office:value-type="float" office:value="0.499433" calcext:value-type="float">
            <text:p>0.499433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498858" calcext:value-type="float">
            <text:p>0.498858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497765" calcext:value-type="float">
            <text:p>0.497765</text:p>
          </table:table-cell>
          <table:table-cell office:value-type="float" office:value="0.496884" calcext:value-type="float">
            <text:p>0.496884</text:p>
          </table:table-cell>
          <table:table-cell office:value-type="float" office:value="0.495663" calcext:value-type="float">
            <text:p>0.495663</text:p>
          </table:table-cell>
          <table:table-cell office:value-type="float" office:value="0.493971" calcext:value-type="float">
            <text:p>0.493971</text:p>
          </table:table-cell>
          <table:table-cell office:value-type="float" office:value="0.491635" calcext:value-type="float">
            <text:p>0.491635</text:p>
          </table:table-cell>
          <table:table-cell office:value-type="float" office:value="0.488421" calcext:value-type="float">
            <text:p>0.488421</text:p>
          </table:table-cell>
          <table:table-cell office:value-type="float" office:value="0.484024" calcext:value-type="float">
            <text:p>0.484024</text:p>
          </table:table-cell>
          <table:table-cell office:value-type="float" office:value="0.478053" calcext:value-type="float">
            <text:p>0.478053</text:p>
          </table:table-cell>
          <table:table-cell office:value-type="float" office:value="0.470025" calcext:value-type="float">
            <text:p>0.470025</text:p>
          </table:table-cell>
          <table:table-cell office:value-type="float" office:value="0.459377" calcext:value-type="float">
            <text:p>0.459377</text:p>
          </table:table-cell>
          <table:table-cell office:value-type="float" office:value="0.445503" calcext:value-type="float">
            <text:p>0.445503</text:p>
          </table:table-cell>
          <table:table-cell office:value-type="float" office:value="0.427841" calcext:value-type="float">
            <text:p>0.427841</text:p>
          </table:table-cell>
          <table:table-cell office:value-type="float" office:value="0.406005" calcext:value-type="float">
            <text:p>0.406005</text:p>
          </table:table-cell>
          <table:table-cell office:value-type="float" office:value="0.379971" calcext:value-type="float">
            <text:p>0.379971</text:p>
          </table:table-cell>
          <table:table-cell office:value-type="float" office:value="0.350244" calcext:value-type="float">
            <text:p>0.350244</text:p>
          </table:table-cell>
          <table:table-cell office:value-type="float" office:value="0.317935" calcext:value-type="float">
            <text:p>0.317935</text:p>
          </table:table-cell>
          <table:table-cell office:value-type="float" office:value="0.284654" calcext:value-type="float">
            <text:p>0.284654</text:p>
          </table:table-cell>
          <table:table-cell office:value-type="float" office:value="0.252216" calcext:value-type="float">
            <text:p>0.252216</text:p>
          </table:table-cell>
          <table:table-cell office:value-type="float" office:value="0.222255" calcext:value-type="float">
            <text:p>0.222255</text:p>
          </table:table-cell>
          <table:table-cell office:value-type="float" office:value="0.195919" calcext:value-type="float">
            <text:p>0.195919</text:p>
          </table:table-cell>
          <table:table-cell office:value-type="float" office:value="0.173755" calcext:value-type="float">
            <text:p>0.173755</text:p>
          </table:table-cell>
          <table:table-cell office:value-type="float" office:value="0.155774" calcext:value-type="float">
            <text:p>0.155774</text:p>
          </table:table-cell>
          <table:table-cell office:value-type="float" office:value="0.141616" calcext:value-type="float">
            <text:p>0.141616</text:p>
          </table:table-cell>
          <table:table-cell office:value-type="float" office:value="0.130729" calcext:value-type="float">
            <text:p>0.130729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0.11639" calcext:value-type="float">
            <text:p>0.11639</text:p>
          </table:table-cell>
          <table:table-cell office:value-type="float" office:value="0.111881" calcext:value-type="float">
            <text:p>0.111881</text:p>
          </table:table-cell>
          <table:table-cell office:value-type="float" office:value="0.108584" calcext:value-type="float">
            <text:p>0.108584</text:p>
          </table:table-cell>
          <table:table-cell office:value-type="float" office:value="0.106187" calcext:value-type="float">
            <text:p>0.106187</text:p>
          </table:table-cell>
          <table:table-cell office:value-type="float" office:value="0.104452" calcext:value-type="float">
            <text:p>0.104452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02298" calcext:value-type="float">
            <text:p>0.102298</text:p>
          </table:table-cell>
          <table:table-cell office:value-type="float" office:value="0.101649" calcext:value-type="float">
            <text:p>0.101649</text:p>
          </table:table-cell>
          <table:table-cell office:value-type="float" office:value="0.101183" calcext:value-type="float">
            <text:p>0.101183</text:p>
          </table:table-cell>
          <table:table-cell office:value-type="float" office:value="0.100848" calcext:value-type="float">
            <text:p>0.100848</text:p>
          </table:table-cell>
          <table:table-cell office:value-type="float" office:value="0.100608" calcext:value-type="float">
            <text:p>0.100608</text:p>
          </table:table-cell>
          <table:table-cell office:value-type="float" office:value="0.100436" calcext:value-type="float">
            <text:p>0.100436</text:p>
          </table:table-cell>
          <table:table-cell office:value-type="float" office:value="0.100312" calcext:value-type="float">
            <text:p>0.100312</text:p>
          </table:table-cell>
          <table:table-cell office:value-type="float" office:value="0.100224" calcext:value-type="float">
            <text:p>0.100224</text:p>
          </table:table-cell>
          <table:table-cell office:value-type="float" office:value="0.10016" calcext:value-type="float">
            <text:p>0.10016</text:p>
          </table:table-cell>
          <table:table-cell office:value-type="float" office:value="0.100115" calcext:value-type="float">
            <text:p>0.100115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891" calcext:value-type="float">
            <text:p>0.999891</text:p>
          </table:table-cell>
          <table:table-cell office:value-type="float" office:value="0.999835" calcext:value-type="float">
            <text:p>0.999835</text:p>
          </table:table-cell>
          <table:table-cell office:value-type="float" office:value="0.99975" calcext:value-type="float">
            <text:p>0.99975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0.999127" calcext:value-type="float">
            <text:p>0.999127</text:p>
          </table:table-cell>
          <table:table-cell office:value-type="float" office:value="0.998677" calcext:value-type="float">
            <text:p>0.998677</text:p>
          </table:table-cell>
          <table:table-cell office:value-type="float" office:value="0.997997" calcext:value-type="float">
            <text:p>0.997997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995417" calcext:value-type="float">
            <text:p>0.995417</text:p>
          </table:table-cell>
          <table:table-cell office:value-type="float" office:value="0.993085" calcext:value-type="float">
            <text:p>0.993085</text:p>
          </table:table-cell>
          <table:table-cell office:value-type="float" office:value="0.98959" calcext:value-type="float">
            <text:p>0.98959</text:p>
          </table:table-cell>
          <table:table-cell office:value-type="float" office:value="0.984386" calcext:value-type="float">
            <text:p>0.984386</text:p>
          </table:table-cell>
          <table:table-cell office:value-type="float" office:value="0.976706" calcext:value-type="float">
            <text:p>0.976706</text:p>
          </table:table-cell>
          <table:table-cell office:value-type="float" office:value="0.965518" calcext:value-type="float">
            <text:p>0.965518</text:p>
          </table:table-cell>
          <table:table-cell office:value-type="float" office:value="0.949521" calcext:value-type="float">
            <text:p>0.949521</text:p>
          </table:table-cell>
          <table:table-cell office:value-type="float" office:value="0.927249" calcext:value-type="float">
            <text:p>0.927249</text:p>
          </table:table-cell>
          <table:table-cell office:value-type="float" office:value="0.897363" calcext:value-type="float">
            <text:p>0.897363</text:p>
          </table:table-cell>
          <table:table-cell office:value-type="float" office:value="0.859195" calcext:value-type="float">
            <text:p>0.859195</text:p>
          </table:table-cell>
          <table:table-cell office:value-type="float" office:value="0.81344" calcext:value-type="float">
            <text:p>0.81344</text:p>
          </table:table-cell>
          <table:table-cell office:value-type="float" office:value="0.762629" calcext:value-type="float">
            <text:p>0.762629</text:p>
          </table:table-cell>
          <table:table-cell office:value-type="float" office:value="0.710801" calcext:value-type="float">
            <text:p>0.710801</text:p>
          </table:table-cell>
          <table:table-cell office:value-type="float" office:value="0.662289" calcext:value-type="float">
            <text:p>0.662289</text:p>
          </table:table-cell>
          <table:table-cell office:value-type="float" office:value="0.620356" calcext:value-type="float">
            <text:p>0.620356</text:p>
          </table:table-cell>
          <table:table-cell office:value-type="float" office:value="0.586506" calcext:value-type="float">
            <text:p>0.586506</text:p>
          </table:table-cell>
          <table:table-cell office:value-type="float" office:value="0.560651" calcext:value-type="float">
            <text:p>0.560651</text:p>
          </table:table-cell>
          <table:table-cell office:value-type="float" office:value="0.54173" calcext:value-type="float">
            <text:p>0.54173</text:p>
          </table:table-cell>
          <table:table-cell office:value-type="float" office:value="0.528319" calcext:value-type="float">
            <text:p>0.528319</text:p>
          </table:table-cell>
          <table:table-cell office:value-type="float" office:value="0.519031" calcext:value-type="float">
            <text:p>0.519031</text:p>
          </table:table-cell>
          <table:table-cell office:value-type="float" office:value="0.512701" calcext:value-type="float">
            <text:p>0.512701</text:p>
          </table:table-cell>
          <table:table-cell office:value-type="float" office:value="0.508436" calcext:value-type="float">
            <text:p>0.508436</text:p>
          </table:table-cell>
          <table:table-cell office:value-type="float" office:value="0.505583" calcext:value-type="float">
            <text:p>0.505583</text:p>
          </table:table-cell>
          <table:table-cell office:value-type="float" office:value="0.503684" calcext:value-type="float">
            <text:p>0.503684</text:p>
          </table:table-cell>
          <table:table-cell office:value-type="float" office:value="0.502422" calcext:value-type="float">
            <text:p>0.502422</text:p>
          </table:table-cell>
          <table:table-cell office:value-type="float" office:value="0.501584" calcext:value-type="float">
            <text:p>0.501584</text:p>
          </table:table-cell>
          <table:table-cell office:value-type="float" office:value="0.501025" calcext:value-type="float">
            <text:p>0.501025</text:p>
          </table:table-cell>
          <table:table-cell office:value-type="float" office:value="0.500649" calcext:value-type="float">
            <text:p>0.500649</text:p>
          </table:table-cell>
          <table:table-cell office:value-type="float" office:value="0.50039" calcext:value-type="float">
            <text:p>0.50039</text:p>
          </table:table-cell>
          <table:table-cell office:value-type="float" office:value="0.500205" calcext:value-type="float">
            <text:p>0.500205</text:p>
          </table:table-cell>
          <table:table-cell office:value-type="float" office:value="0.500062" calcext:value-type="float">
            <text:p>0.500062</text:p>
          </table:table-cell>
          <table:table-cell office:value-type="float" office:value="0.499938" calcext:value-type="float">
            <text:p>0.499938</text:p>
          </table:table-cell>
          <table:table-cell office:value-type="float" office:value="0.499817" calcext:value-type="float">
            <text:p>0.499817</text:p>
          </table:table-cell>
          <table:table-cell office:value-type="float" office:value="0.49968" calcext:value-type="float">
            <text:p>0.49968</text:p>
          </table:table-cell>
          <table:table-cell office:value-type="float" office:value="0.499512" calcext:value-type="float">
            <text:p>0.499512</text:p>
          </table:table-cell>
          <table:table-cell office:value-type="float" office:value="0.499291" calcext:value-type="float">
            <text:p>0.499291</text:p>
          </table:table-cell>
          <table:table-cell office:value-type="float" office:value="0.498993" calcext:value-type="float">
            <text:p>0.498993</text:p>
          </table:table-cell>
          <table:table-cell office:value-type="float" office:value="0.498584" calcext:value-type="float">
            <text:p>0.498584</text:p>
          </table:table-cell>
          <table:table-cell office:value-type="float" office:value="0.498018" calcext:value-type="float">
            <text:p>0.498018</text:p>
          </table:table-cell>
          <table:table-cell office:value-type="float" office:value="0.497234" calcext:value-type="float">
            <text:p>0.497234</text:p>
          </table:table-cell>
          <table:table-cell office:value-type="float" office:value="0.496147" calcext:value-type="float">
            <text:p>0.496147</text:p>
          </table:table-cell>
          <table:table-cell office:value-type="float" office:value="0.494641" calcext:value-type="float">
            <text:p>0.494641</text:p>
          </table:table-cell>
          <table:table-cell office:value-type="float" office:value="0.49256" calcext:value-type="float">
            <text:p>0.49256</text:p>
          </table:table-cell>
          <table:table-cell office:value-type="float" office:value="0.489691" calcext:value-type="float">
            <text:p>0.489691</text:p>
          </table:table-cell>
          <table:table-cell office:value-type="float" office:value="0.485759" calcext:value-type="float">
            <text:p>0.485759</text:p>
          </table:table-cell>
          <table:table-cell office:value-type="float" office:value="0.480402" calcext:value-type="float">
            <text:p>0.480402</text:p>
          </table:table-cell>
          <table:table-cell office:value-type="float" office:value="0.473172" calcext:value-type="float">
            <text:p>0.473172</text:p>
          </table:table-cell>
          <table:table-cell office:value-type="float" office:value="0.463532" calcext:value-type="float">
            <text:p>0.463532</text:p>
          </table:table-cell>
          <table:table-cell office:value-type="float" office:value="0.450883" calcext:value-type="float">
            <text:p>0.450883</text:p>
          </table:table-cell>
          <table:table-cell office:value-type="float" office:value="0.434635" calcext:value-type="float">
            <text:p>0.434635</text:p>
          </table:table-cell>
          <table:table-cell office:value-type="float" office:value="0.414321" calcext:value-type="float">
            <text:p>0.414321</text:p>
          </table:table-cell>
          <table:table-cell office:value-type="float" office:value="0.389764" calcext:value-type="float">
            <text:p>0.389764</text:p>
          </table:table-cell>
          <table:table-cell office:value-type="float" office:value="0.361263" calcext:value-type="float">
            <text:p>0.361263</text:p>
          </table:table-cell>
          <table:table-cell office:value-type="float" office:value="0.329715" calcext:value-type="float">
            <text:p>0.329715</text:p>
          </table:table-cell>
          <table:table-cell office:value-type="float" office:value="0.296576" calcext:value-type="float">
            <text:p>0.296576</text:p>
          </table:table-cell>
          <table:table-cell office:value-type="float" office:value="0.263631" calcext:value-type="float">
            <text:p>0.263631</text:p>
          </table:table-cell>
          <table:table-cell office:value-type="float" office:value="0.23262" calcext:value-type="float">
            <text:p>0.23262</text:p>
          </table:table-cell>
          <table:table-cell office:value-type="float" office:value="0.204891" calcext:value-type="float">
            <text:p>0.204891</text:p>
          </table:table-cell>
          <table:table-cell office:value-type="float" office:value="0.181206" calcext:value-type="float">
            <text:p>0.181206</text:p>
          </table:table-cell>
          <table:table-cell office:value-type="float" office:value="0.161752" calcext:value-type="float">
            <text:p>0.161752</text:p>
          </table:table-cell>
          <table:table-cell office:value-type="float" office:value="0.146282" calcext:value-type="float">
            <text:p>0.146282</text:p>
          </table:table-cell>
          <table:table-cell office:value-type="float" office:value="0.134292" calcext:value-type="float">
            <text:p>0.134292</text:p>
          </table:table-cell>
          <table:table-cell office:value-type="float" office:value="0.125186" calcext:value-type="float">
            <text:p>0.125186</text:p>
          </table:table-cell>
          <table:table-cell office:value-type="float" office:value="0.118374" calcext:value-type="float">
            <text:p>0.118374</text:p>
          </table:table-cell>
          <table:table-cell office:value-type="float" office:value="0.113339" calcext:value-type="float">
            <text:p>0.113339</text:p>
          </table:table-cell>
          <table:table-cell office:value-type="float" office:value="0.109648" calcext:value-type="float">
            <text:p>0.109648</text:p>
          </table:table-cell>
          <table:table-cell office:value-type="float" office:value="0.106959" calcext:value-type="float">
            <text:p>0.106959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0.103602" calcext:value-type="float">
            <text:p>0.103602</text:p>
          </table:table-cell>
          <table:table-cell office:value-type="float" office:value="0.102587" calcext:value-type="float">
            <text:p>0.102587</text:p>
          </table:table-cell>
          <table:table-cell office:value-type="float" office:value="0.101857" calcext:value-type="float">
            <text:p>0.101857</text:p>
          </table:table-cell>
          <table:table-cell office:value-type="float" office:value="0.101332" calcext:value-type="float">
            <text:p>0.101332</text:p>
          </table:table-cell>
          <table:table-cell office:value-type="float" office:value="0.100955" calcext:value-type="float">
            <text:p>0.100955</text:p>
          </table:table-cell>
          <table:table-cell office:value-type="float" office:value="0.100685" calcext:value-type="float">
            <text:p>0.100685</text:p>
          </table:table-cell>
          <table:table-cell office:value-type="float" office:value="0.100491" calcext:value-type="float">
            <text:p>0.100491</text:p>
          </table:table-cell>
          <table:table-cell office:value-type="float" office:value="0.100352" calcext:value-type="float">
            <text:p>0.100352</text:p>
          </table:table-cell>
          <table:table-cell office:value-type="float" office:value="0.100252" calcext:value-type="float">
            <text:p>0.100252</text:p>
          </table:table-cell>
          <table:table-cell office:value-type="float" office:value="0.100181" calcext:value-type="float">
            <text:p>0.100181</text:p>
          </table:table-cell>
          <table:table-cell office:value-type="float" office:value="0.10013" calcext:value-type="float">
            <text:p>0.10013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67" calcext:value-type="float">
            <text:p>0.10006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876048" calcext:value-type="float">
            <text:p>0.0876048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999827" calcext:value-type="float">
            <text:p>0.999827</text:p>
          </table:table-cell>
          <table:table-cell office:value-type="float" office:value="0.999738" calcext:value-type="float">
            <text:p>0.999738</text:p>
          </table:table-cell>
          <table:table-cell office:value-type="float" office:value="0.999603" calcext:value-type="float">
            <text:p>0.999603</text:p>
          </table:table-cell>
          <table:table-cell office:value-type="float" office:value="0.999399" calcext:value-type="float">
            <text:p>0.999399</text:p>
          </table:table-cell>
          <table:table-cell office:value-type="float" office:value="0.999088" calcext:value-type="float">
            <text:p>0.999088</text:p>
          </table:table-cell>
          <table:table-cell office:value-type="float" office:value="0.998619" calcext:value-type="float">
            <text:p>0.998619</text:p>
          </table:table-cell>
          <table:table-cell office:value-type="float" office:value="0.997908" calcext:value-type="float">
            <text:p>0.997908</text:p>
          </table:table-cell>
          <table:table-cell office:value-type="float" office:value="0.996835" calcext:value-type="float">
            <text:p>0.996835</text:p>
          </table:table-cell>
          <table:table-cell office:value-type="float" office:value="0.995216" calcext:value-type="float">
            <text:p>0.995216</text:p>
          </table:table-cell>
          <table:table-cell office:value-type="float" office:value="0.992782" calcext:value-type="float">
            <text:p>0.992782</text:p>
          </table:table-cell>
          <table:table-cell office:value-type="float" office:value="0.989138" calcext:value-type="float">
            <text:p>0.989138</text:p>
          </table:table-cell>
          <table:table-cell office:value-type="float" office:value="0.983717" calcext:value-type="float">
            <text:p>0.983717</text:p>
          </table:table-cell>
          <table:table-cell office:value-type="float" office:value="0.975725" calcext:value-type="float">
            <text:p>0.975725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947519" calcext:value-type="float">
            <text:p>0.947519</text:p>
          </table:table-cell>
          <table:table-cell office:value-type="float" office:value="0.92451" calcext:value-type="float">
            <text:p>0.92451</text:p>
          </table:table-cell>
          <table:table-cell office:value-type="float" office:value="0.893774" calcext:value-type="float">
            <text:p>0.893774</text:p>
          </table:table-cell>
          <table:table-cell office:value-type="float" office:value="0.854752" calcext:value-type="float">
            <text:p>0.854752</text:p>
          </table:table-cell>
          <table:table-cell office:value-type="float" office:value="0.80832" calcext:value-type="float">
            <text:p>0.80832</text:p>
          </table:table-cell>
          <table:table-cell office:value-type="float" office:value="0.757196" calcext:value-type="float">
            <text:p>0.757196</text:p>
          </table:table-cell>
          <table:table-cell office:value-type="float" office:value="0.705518" calcext:value-type="float">
            <text:p>0.705518</text:p>
          </table:table-cell>
          <table:table-cell office:value-type="float" office:value="0.657568" calcext:value-type="float">
            <text:p>0.657568</text:p>
          </table:table-cell>
          <table:table-cell office:value-type="float" office:value="0.61644" calcext:value-type="float">
            <text:p>0.61644</text:p>
          </table:table-cell>
          <table:table-cell office:value-type="float" office:value="0.583449" calcext:value-type="float">
            <text:p>0.583449</text:p>
          </table:table-cell>
          <table:table-cell office:value-type="float" office:value="0.558378" calcext:value-type="float">
            <text:p>0.558378</text:p>
          </table:table-cell>
          <table:table-cell office:value-type="float" office:value="0.540101" calcext:value-type="float">
            <text:p>0.540101</text:p>
          </table:table-cell>
          <table:table-cell office:value-type="float" office:value="0.527181" calcext:value-type="float">
            <text:p>0.527181</text:p>
          </table:table-cell>
          <table:table-cell office:value-type="float" office:value="0.51825" calcext:value-type="float">
            <text:p>0.51825</text:p>
          </table:table-cell>
          <table:table-cell office:value-type="float" office:value="0.512172" calcext:value-type="float">
            <text:p>0.512172</text:p>
          </table:table-cell>
          <table:table-cell office:value-type="float" office:value="0.50808" calcext:value-type="float">
            <text:p>0.50808</text:p>
          </table:table-cell>
          <table:table-cell office:value-type="float" office:value="0.505345" calcext:value-type="float">
            <text:p>0.505345</text:p>
          </table:table-cell>
          <table:table-cell office:value-type="float" office:value="0.503524" calcext:value-type="float">
            <text:p>0.503524</text:p>
          </table:table-cell>
          <table:table-cell office:value-type="float" office:value="0.502314" calcext:value-type="float">
            <text:p>0.502314</text:p>
          </table:table-cell>
          <table:table-cell office:value-type="float" office:value="0.50151" calcext:value-type="float">
            <text:p>0.50151</text:p>
          </table:table-cell>
          <table:table-cell office:value-type="float" office:value="0.500971" calcext:value-type="float">
            <text:p>0.500971</text:p>
          </table:table-cell>
          <table:table-cell office:value-type="float" office:value="0.500607" calcext:value-type="float">
            <text:p>0.500607</text:p>
          </table:table-cell>
          <table:table-cell office:value-type="float" office:value="0.500354" calcext:value-type="float">
            <text:p>0.500354</text:p>
          </table:table-cell>
          <table:table-cell office:value-type="float" office:value="0.500168" calcext:value-type="float">
            <text:p>0.500168</text:p>
          </table:table-cell>
          <table:table-cell office:value-type="float" office:value="0.50002" calcext:value-type="float">
            <text:p>0.50002</text:p>
          </table:table-cell>
          <table:table-cell office:value-type="float" office:value="0.499887" calcext:value-type="float">
            <text:p>0.499887</text:p>
          </table:table-cell>
          <table:table-cell office:value-type="float" office:value="0.499749" calcext:value-type="float">
            <text:p>0.499749</text:p>
          </table:table-cell>
          <table:table-cell office:value-type="float" office:value="0.499588" calcext:value-type="float">
            <text:p>0.499588</text:p>
          </table:table-cell>
          <table:table-cell office:value-type="float" office:value="0.499385" calcext:value-type="float">
            <text:p>0.499385</text:p>
          </table:table-cell>
          <table:table-cell office:value-type="float" office:value="0.499115" calcext:value-type="float">
            <text:p>0.499115</text:p>
          </table:table-cell>
          <table:table-cell office:value-type="float" office:value="0.498749" calcext:value-type="float">
            <text:p>0.498749</text:p>
          </table:table-cell>
          <table:table-cell office:value-type="float" office:value="0.498244" calcext:value-type="float">
            <text:p>0.498244</text:p>
          </table:table-cell>
          <table:table-cell office:value-type="float" office:value="0.497547" calcext:value-type="float">
            <text:p>0.497547</text:p>
          </table:table-cell>
          <table:table-cell office:value-type="float" office:value="0.496579" calcext:value-type="float">
            <text:p>0.496579</text:p>
          </table:table-cell>
          <table:table-cell office:value-type="float" office:value="0.495239" calcext:value-type="float">
            <text:p>0.495239</text:p>
          </table:table-cell>
          <table:table-cell office:value-type="float" office:value="0.493384" calcext:value-type="float">
            <text:p>0.493384</text:p>
          </table:table-cell>
          <table:table-cell office:value-type="float" office:value="0.490826" calcext:value-type="float">
            <text:p>0.490826</text:p>
          </table:table-cell>
          <table:table-cell office:value-type="float" office:value="0.487311" calcext:value-type="float">
            <text:p>0.487311</text:p>
          </table:table-cell>
          <table:table-cell office:value-type="float" office:value="0.482512" calcext:value-type="float">
            <text:p>0.482512</text:p>
          </table:table-cell>
          <table:table-cell office:value-type="float" office:value="0.47601" calcext:value-type="float">
            <text:p>0.47601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4558" calcext:value-type="float">
            <text:p>0.4558</text:p>
          </table:table-cell>
          <table:table-cell office:value-type="float" office:value="0.440905" calcext:value-type="float">
            <text:p>0.440905</text:p>
          </table:table-cell>
          <table:table-cell office:value-type="float" office:value="0.422087" calcext:value-type="float">
            <text:p>0.422087</text:p>
          </table:table-cell>
          <table:table-cell office:value-type="float" office:value="0.399044" calcext:value-type="float">
            <text:p>0.399044</text:p>
          </table:table-cell>
          <table:table-cell office:value-type="float" office:value="0.371886" calcext:value-type="float">
            <text:p>0.371886</text:p>
          </table:table-cell>
          <table:table-cell office:value-type="float" office:value="0.341288" calcext:value-type="float">
            <text:p>0.341288</text:p>
          </table:table-cell>
          <table:table-cell office:value-type="float" office:value="0.308523" calcext:value-type="float">
            <text:p>0.308523</text:p>
          </table:table-cell>
          <table:table-cell office:value-type="float" office:value="0.275297" calcext:value-type="float">
            <text:p>0.275297</text:p>
          </table:table-cell>
          <table:table-cell office:value-type="float" office:value="0.243412" calcext:value-type="float">
            <text:p>0.243412</text:p>
          </table:table-cell>
          <table:table-cell office:value-type="float" office:value="0.214387" calcext:value-type="float">
            <text:p>0.214387</text:p>
          </table:table-cell>
          <table:table-cell office:value-type="float" office:value="0.189204" calcext:value-type="float">
            <text:p>0.189204</text:p>
          </table:table-cell>
          <table:table-cell office:value-type="float" office:value="0.168244" calcext:value-type="float">
            <text:p>0.168244</text:p>
          </table:table-cell>
          <table:table-cell office:value-type="float" office:value="0.151395" calcext:value-type="float">
            <text:p>0.151395</text:p>
          </table:table-cell>
          <table:table-cell office:value-type="float" office:value="0.138225" calcext:value-type="float">
            <text:p>0.138225</text:p>
          </table:table-cell>
          <table:table-cell office:value-type="float" office:value="0.128155" calcext:value-type="float">
            <text:p>0.128155</text:p>
          </table:table-cell>
          <table:table-cell office:value-type="float" office:value="0.120586" calcext:value-type="float">
            <text:p>0.120586</text:p>
          </table:table-cell>
          <table:table-cell office:value-type="float" office:value="0.114968" calcext:value-type="float">
            <text:p>0.114968</text:p>
          </table:table-cell>
          <table:table-cell office:value-type="float" office:value="0.110839" calcext:value-type="float">
            <text:p>0.110839</text:p>
          </table:table-cell>
          <table:table-cell office:value-type="float" office:value="0.107825" calcext:value-type="float">
            <text:p>0.107825</text:p>
          </table:table-cell>
          <table:table-cell office:value-type="float" office:value="0.105637" calcext:value-type="float">
            <text:p>0.105637</text:p>
          </table:table-cell>
          <table:table-cell office:value-type="float" office:value="0.104055" calcext:value-type="float">
            <text:p>0.104055</text:p>
          </table:table-cell>
          <table:table-cell office:value-type="float" office:value="0.102913" calcext:value-type="float">
            <text:p>0.102913</text:p>
          </table:table-cell>
          <table:table-cell office:value-type="float" office:value="0.102091" calcext:value-type="float">
            <text:p>0.102091</text:p>
          </table:table-cell>
          <table:table-cell office:value-type="float" office:value="0.101501" calcext:value-type="float">
            <text:p>0.101501</text:p>
          </table:table-cell>
          <table:table-cell office:value-type="float" office:value="0.101076" calcext:value-type="float">
            <text:p>0.101076</text:p>
          </table:table-cell>
          <table:table-cell office:value-type="float" office:value="0.100772" calcext:value-type="float">
            <text:p>0.100772</text:p>
          </table:table-cell>
          <table:table-cell office:value-type="float" office:value="0.100553" calcext:value-type="float">
            <text:p>0.100553</text:p>
          </table:table-cell>
          <table:table-cell office:value-type="float" office:value="0.100396" calcext:value-type="float">
            <text:p>0.100396</text:p>
          </table:table-cell>
          <table:table-cell office:value-type="float" office:value="0.100284" calcext:value-type="float">
            <text:p>0.100284</text:p>
          </table:table-cell>
          <table:table-cell office:value-type="float" office:value="0.100204" calcext:value-type="float">
            <text:p>0.100204</text:p>
          </table:table-cell>
          <table:table-cell office:value-type="float" office:value="0.100146" calcext:value-type="float">
            <text:p>0.100146</text:p>
          </table:table-cell>
          <table:table-cell office:value-type="float" office:value="0.100105" calcext:value-type="float">
            <text:p>0.100105</text:p>
          </table:table-cell>
          <table:table-cell office:value-type="float" office:value="0.100075" calcext:value-type="float">
            <text:p>0.100075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935766" calcext:value-type="float">
            <text:p>0.0935766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22" calcext:value-type="float">
            <text:p>0.999922</text:p>
          </table:table-cell>
          <table:table-cell office:value-type="float" office:value="0.999881" calcext:value-type="float">
            <text:p>0.999881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0.999727" calcext:value-type="float">
            <text:p>0.999727</text:p>
          </table:table-cell>
          <table:table-cell office:value-type="float" office:value="0.999586" calcext:value-type="float">
            <text:p>0.999586</text:p>
          </table:table-cell>
          <table:table-cell office:value-type="float" office:value="0.999372" calcext:value-type="float">
            <text:p>0.999372</text:p>
          </table:table-cell>
          <table:table-cell office:value-type="float" office:value="0.999048" calcext:value-type="float">
            <text:p>0.999048</text:p>
          </table:table-cell>
          <table:table-cell office:value-type="float" office:value="0.998557" calcext:value-type="float">
            <text:p>0.998557</text:p>
          </table:table-cell>
          <table:table-cell office:value-type="float" office:value="0.997815" calcext:value-type="float">
            <text:p>0.997815</text:p>
          </table:table-cell>
          <table:table-cell office:value-type="float" office:value="0.996695" calcext:value-type="float">
            <text:p>0.996695</text:p>
          </table:table-cell>
          <table:table-cell office:value-type="float" office:value="0.995006" calcext:value-type="float">
            <text:p>0.995006</text:p>
          </table:table-cell>
          <table:table-cell office:value-type="float" office:value="0.992467" calcext:value-type="float">
            <text:p>0.992467</text:p>
          </table:table-cell>
          <table:table-cell office:value-type="float" office:value="0.988668" calcext:value-type="float">
            <text:p>0.988668</text:p>
          </table:table-cell>
          <table:table-cell office:value-type="float" office:value="0.98302" calcext:value-type="float">
            <text:p>0.98302</text:p>
          </table:table-cell>
          <table:table-cell office:value-type="float" office:value="0.974704" calcext:value-type="float">
            <text:p>0.974704</text:p>
          </table:table-cell>
          <table:table-cell office:value-type="float" office:value="0.962629" calcext:value-type="float">
            <text:p>0.962629</text:p>
          </table:table-cell>
          <table:table-cell office:value-type="float" office:value="0.945447" calcext:value-type="float">
            <text:p>0.945447</text:p>
          </table:table-cell>
          <table:table-cell office:value-type="float" office:value="0.921687" calcext:value-type="float">
            <text:p>0.921687</text:p>
          </table:table-cell>
          <table:table-cell office:value-type="float" office:value="0.890094" calcext:value-type="float">
            <text:p>0.890094</text:p>
          </table:table-cell>
          <table:table-cell office:value-type="float" office:value="0.850228" calcext:value-type="float">
            <text:p>0.850228</text:p>
          </table:table-cell>
          <table:table-cell office:value-type="float" office:value="0.803147" calcext:value-type="float">
            <text:p>0.803147</text:p>
          </table:table-cell>
          <table:table-cell office:value-type="float" office:value="0.751756" calcext:value-type="float">
            <text:p>0.751756</text:p>
          </table:table-cell>
          <table:table-cell office:value-type="float" office:value="0.700278" calcext:value-type="float">
            <text:p>0.700278</text:p>
          </table:table-cell>
          <table:table-cell office:value-type="float" office:value="0.652924" calcext:value-type="float">
            <text:p>0.652924</text:p>
          </table:table-cell>
          <table:table-cell office:value-type="float" office:value="0.612613" calcext:value-type="float">
            <text:p>0.612613</text:p>
          </table:table-cell>
          <table:table-cell office:value-type="float" office:value="0.58048" calcext:value-type="float">
            <text:p>0.58048</text:p>
          </table:table-cell>
          <table:table-cell office:value-type="float" office:value="0.556179" calcext:value-type="float">
            <text:p>0.556179</text:p>
          </table:table-cell>
          <table:table-cell office:value-type="float" office:value="0.538529" calcext:value-type="float">
            <text:p>0.538529</text:p>
          </table:table-cell>
          <table:table-cell office:value-type="float" office:value="0.526086" calcext:value-type="float">
            <text:p>0.526086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511665" calcext:value-type="float">
            <text:p>0.511665</text:p>
          </table:table-cell>
          <table:table-cell office:value-type="float" office:value="0.507739" calcext:value-type="float">
            <text:p>0.507739</text:p>
          </table:table-cell>
          <table:table-cell office:value-type="float" office:value="0.505116" calcext:value-type="float">
            <text:p>0.505116</text:p>
          </table:table-cell>
          <table:table-cell office:value-type="float" office:value="0.50337" calcext:value-type="float">
            <text:p>0.50337</text:p>
          </table:table-cell>
          <table:table-cell office:value-type="float" office:value="0.502209" calcext:value-type="float">
            <text:p>0.502209</text:p>
          </table:table-cell>
          <table:table-cell office:value-type="float" office:value="0.501436" calcext:value-type="float">
            <text:p>0.501436</text:p>
          </table:table-cell>
          <table:table-cell office:value-type="float" office:value="0.500917" calcext:value-type="float">
            <text:p>0.500917</text:p>
          </table:table-cell>
          <table:table-cell office:value-type="float" office:value="0.500563" calcext:value-type="float">
            <text:p>0.500563</text:p>
          </table:table-cell>
          <table:table-cell office:value-type="float" office:value="0.500314" calcext:value-type="float">
            <text:p>0.500314</text:p>
          </table:table-cell>
          <table:table-cell office:value-type="float" office:value="0.500126" calcext:value-type="float">
            <text:p>0.500126</text:p>
          </table:table-cell>
          <table:table-cell office:value-type="float" office:value="0.499971" calcext:value-type="float">
            <text:p>0.499971</text:p>
          </table:table-cell>
          <table:table-cell office:value-type="float" office:value="0.499824" calcext:value-type="float">
            <text:p>0.499824</text:p>
          </table:table-cell>
          <table:table-cell office:value-type="float" office:value="0.499665" calcext:value-type="float">
            <text:p>0.499665</text:p>
          </table:table-cell>
          <table:table-cell office:value-type="float" office:value="0.499474" calcext:value-type="float">
            <text:p>0.499474</text:p>
          </table:table-cell>
          <table:table-cell office:value-type="float" office:value="0.499228" calcext:value-type="float">
            <text:p>0.499228</text:p>
          </table:table-cell>
          <table:table-cell office:value-type="float" office:value="0.498898" calcext:value-type="float">
            <text:p>0.498898</text:p>
          </table:table-cell>
          <table:table-cell office:value-type="float" office:value="0.498447" calcext:value-type="float">
            <text:p>0.498447</text:p>
          </table:table-cell>
          <table:table-cell office:value-type="float" office:value="0.497825" calcext:value-type="float">
            <text:p>0.497825</text:p>
          </table:table-cell>
          <table:table-cell office:value-type="float" office:value="0.496964" calcext:value-type="float">
            <text:p>0.496964</text:p>
          </table:table-cell>
          <table:table-cell office:value-type="float" office:value="0.495771" calcext:value-type="float">
            <text:p>0.495771</text:p>
          </table:table-cell>
          <table:table-cell office:value-type="float" office:value="0.494119" calcext:value-type="float">
            <text:p>0.494119</text:p>
          </table:table-cell>
          <table:table-cell office:value-type="float" office:value="0.491838" calcext:value-type="float">
            <text:p>0.491838</text:p>
          </table:table-cell>
          <table:table-cell office:value-type="float" office:value="0.488699" calcext:value-type="float">
            <text:p>0.488699</text:p>
          </table:table-cell>
          <table:table-cell office:value-type="float" office:value="0.484403" calcext:value-type="float">
            <text:p>0.484403</text:p>
          </table:table-cell>
          <table:table-cell office:value-type="float" office:value="0.478566" calcext:value-type="float">
            <text:p>0.478566</text:p>
          </table:table-cell>
          <table:table-cell office:value-type="float" office:value="0.470711" calcext:value-type="float">
            <text:p>0.470711</text:p>
          </table:table-cell>
          <table:table-cell office:value-type="float" office:value="0.46028" calcext:value-type="float">
            <text:p>0.46028</text:p>
          </table:table-cell>
          <table:table-cell office:value-type="float" office:value="0.446669" calcext:value-type="float">
            <text:p>0.446669</text:p>
          </table:table-cell>
          <table:table-cell office:value-type="float" office:value="0.429307" calcext:value-type="float">
            <text:p>0.429307</text:p>
          </table:table-cell>
          <table:table-cell office:value-type="float" office:value="0.407791" calcext:value-type="float">
            <text:p>0.407791</text:p>
          </table:table-cell>
          <table:table-cell office:value-type="float" office:value="0.382061" calcext:value-type="float">
            <text:p>0.382061</text:p>
          </table:table-cell>
          <table:table-cell office:value-type="float" office:value="0.352579" calcext:value-type="float">
            <text:p>0.352579</text:p>
          </table:table-cell>
          <table:table-cell office:value-type="float" office:value="0.320411" calcext:value-type="float">
            <text:p>0.320411</text:p>
          </table:table-cell>
          <table:table-cell office:value-type="float" office:value="0.287139" calcext:value-type="float">
            <text:p>0.287139</text:p>
          </table:table-cell>
          <table:table-cell office:value-type="float" office:value="0.254577" calcext:value-type="float">
            <text:p>0.254577</text:p>
          </table:table-cell>
          <table:table-cell office:value-type="float" office:value="0.224382" calcext:value-type="float">
            <text:p>0.224382</text:p>
          </table:table-cell>
          <table:table-cell office:value-type="float" office:value="0.197749" calcext:value-type="float">
            <text:p>0.197749</text:p>
          </table:table-cell>
          <table:table-cell office:value-type="float" office:value="0.175267" calcext:value-type="float">
            <text:p>0.175267</text:p>
          </table:table-cell>
          <table:table-cell office:value-type="float" office:value="0.156982" calcext:value-type="float">
            <text:p>0.156982</text:p>
          </table:table-cell>
          <table:table-cell office:value-type="float" office:value="0.142556" calcext:value-type="float">
            <text:p>0.142556</text:p>
          </table:table-cell>
          <table:table-cell office:value-type="float" office:value="0.131446" calcext:value-type="float">
            <text:p>0.131446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0.116788" calcext:value-type="float">
            <text:p>0.116788</text:p>
          </table:table-cell>
          <table:table-cell office:value-type="float" office:value="0.112173" calcext:value-type="float">
            <text:p>0.112173</text:p>
          </table:table-cell>
          <table:table-cell office:value-type="float" office:value="0.108797" calcext:value-type="float">
            <text:p>0.108797</text:p>
          </table:table-cell>
          <table:table-cell office:value-type="float" office:value="0.106342" calcext:value-type="float">
            <text:p>0.106342</text:p>
          </table:table-cell>
          <table:table-cell office:value-type="float" office:value="0.104564" calcext:value-type="float">
            <text:p>0.104564</text:p>
          </table:table-cell>
          <table:table-cell office:value-type="float" office:value="0.10328" calcext:value-type="float">
            <text:p>0.10328</text:p>
          </table:table-cell>
          <table:table-cell office:value-type="float" office:value="0.102355" calcext:value-type="float">
            <text:p>0.102355</text:p>
          </table:table-cell>
          <table:table-cell office:value-type="float" office:value="0.10169" calcext:value-type="float">
            <text:p>0.10169</text:p>
          </table:table-cell>
          <table:table-cell office:value-type="float" office:value="0.101212" calcext:value-type="float">
            <text:p>0.101212</text:p>
          </table:table-cell>
          <table:table-cell office:value-type="float" office:value="0.100869" calcext:value-type="float">
            <text:p>0.100869</text:p>
          </table:table-cell>
          <table:table-cell office:value-type="float" office:value="0.100623" calcext:value-type="float">
            <text:p>0.100623</text:p>
          </table:table-cell>
          <table:table-cell office:value-type="float" office:value="0.100447" calcext:value-type="float">
            <text:p>0.100447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00229" calcext:value-type="float">
            <text:p>0.100229</text:p>
          </table:table-cell>
          <table:table-cell office:value-type="float" office:value="0.100164" calcext:value-type="float">
            <text:p>0.100164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.100084" calcext:value-type="float">
            <text:p>0.100084</text:p>
          </table:table-cell>
          <table:table-cell office:value-type="float" office:value="0.100061" calcext:value-type="float">
            <text:p>0.100061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995484" calcext:value-type="float">
            <text:p>0.0995484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999946" calcext:value-type="float">
            <text:p>0.999946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999812" calcext:value-type="float">
            <text:p>0.999812</text:p>
          </table:table-cell>
          <table:table-cell office:value-type="float" office:value="0.999715" calcext:value-type="float">
            <text:p>0.999715</text:p>
          </table:table-cell>
          <table:table-cell office:value-type="float" office:value="0.999567" calcext:value-type="float">
            <text:p>0.999567</text:p>
          </table:table-cell>
          <table:table-cell office:value-type="float" office:value="0.999344" calcext:value-type="float">
            <text:p>0.999344</text:p>
          </table:table-cell>
          <table:table-cell office:value-type="float" office:value="0.999005" calcext:value-type="float">
            <text:p>0.999005</text:p>
          </table:table-cell>
          <table:table-cell office:value-type="float" office:value="0.998493" calcext:value-type="float">
            <text:p>0.998493</text:p>
          </table:table-cell>
          <table:table-cell office:value-type="float" office:value="0.997719" calcext:value-type="float">
            <text:p>0.997719</text:p>
          </table:table-cell>
          <table:table-cell office:value-type="float" office:value="0.996549" calcext:value-type="float">
            <text:p>0.996549</text:p>
          </table:table-cell>
          <table:table-cell office:value-type="float" office:value="0.994786" calcext:value-type="float">
            <text:p>0.994786</text:p>
          </table:table-cell>
          <table:table-cell office:value-type="float" office:value="0.992138" calcext:value-type="float">
            <text:p>0.992138</text:p>
          </table:table-cell>
          <table:table-cell office:value-type="float" office:value="0.988177" calcext:value-type="float">
            <text:p>0.988177</text:p>
          </table:table-cell>
          <table:table-cell office:value-type="float" office:value="0.982294" calcext:value-type="float">
            <text:p>0.982294</text:p>
          </table:table-cell>
          <table:table-cell office:value-type="float" office:value="0.973642" calcext:value-type="float">
            <text:p>0.973642</text:p>
          </table:table-cell>
          <table:table-cell office:value-type="float" office:value="0.961102" calcext:value-type="float">
            <text:p>0.961102</text:p>
          </table:table-cell>
          <table:table-cell office:value-type="float" office:value="0.943304" calcext:value-type="float">
            <text:p>0.943304</text:p>
          </table:table-cell>
          <table:table-cell office:value-type="float" office:value="0.918777" calcext:value-type="float">
            <text:p>0.918777</text:p>
          </table:table-cell>
          <table:table-cell office:value-type="float" office:value="0.886322" calcext:value-type="float">
            <text:p>0.886322</text:p>
          </table:table-cell>
          <table:table-cell office:value-type="float" office:value="0.845623" calcext:value-type="float">
            <text:p>0.845623</text:p>
          </table:table-cell>
          <table:table-cell office:value-type="float" office:value="0.797925" calcext:value-type="float">
            <text:p>0.797925</text:p>
          </table:table-cell>
          <table:table-cell office:value-type="float" office:value="0.746316" calcext:value-type="float">
            <text:p>0.746316</text:p>
          </table:table-cell>
          <table:table-cell office:value-type="float" office:value="0.695085" calcext:value-type="float">
            <text:p>0.695085</text:p>
          </table:table-cell>
          <table:table-cell office:value-type="float" office:value="0.648358" calcext:value-type="float">
            <text:p>0.648358</text:p>
          </table:table-cell>
          <table:table-cell office:value-type="float" office:value="0.608877" calcext:value-type="float">
            <text:p>0.608877</text:p>
          </table:table-cell>
          <table:table-cell office:value-type="float" office:value="0.577597" calcext:value-type="float">
            <text:p>0.577597</text:p>
          </table:table-cell>
          <table:table-cell office:value-type="float" office:value="0.554053" calcext:value-type="float">
            <text:p>0.554053</text:p>
          </table:table-cell>
          <table:table-cell office:value-type="float" office:value="0.537013" calcext:value-type="float">
            <text:p>0.537013</text:p>
          </table:table-cell>
          <table:table-cell office:value-type="float" office:value="0.525031" calcext:value-type="float">
            <text:p>0.525031</text:p>
          </table:table-cell>
          <table:table-cell office:value-type="float" office:value="0.516779" calcext:value-type="float">
            <text:p>0.516779</text:p>
          </table:table-cell>
          <table:table-cell office:value-type="float" office:value="0.511177" calcext:value-type="float">
            <text:p>0.511177</text:p>
          </table:table-cell>
          <table:table-cell office:value-type="float" office:value="0.507412" calcext:value-type="float">
            <text:p>0.507412</text:p>
          </table:table-cell>
          <table:table-cell office:value-type="float" office:value="0.504896" calcext:value-type="float">
            <text:p>0.504896</text:p>
          </table:table-cell>
          <table:table-cell office:value-type="float" office:value="0.503222" calcext:value-type="float">
            <text:p>0.503222</text:p>
          </table:table-cell>
          <table:table-cell office:value-type="float" office:value="0.502108" calcext:value-type="float">
            <text:p>0.502108</text:p>
          </table:table-cell>
          <table:table-cell office:value-type="float" office:value="0.501364" calcext:value-type="float">
            <text:p>0.501364</text:p>
          </table:table-cell>
          <table:table-cell office:value-type="float" office:value="0.500862" calcext:value-type="float">
            <text:p>0.500862</text:p>
          </table:table-cell>
          <table:table-cell office:value-type="float" office:value="0.500517" calcext:value-type="float">
            <text:p>0.500517</text:p>
          </table:table-cell>
          <table:table-cell office:value-type="float" office:value="0.500269" calcext:value-type="float">
            <text:p>0.500269</text:p>
          </table:table-cell>
          <table:table-cell office:value-type="float" office:value="0.500078" calcext:value-type="float">
            <text:p>0.500078</text:p>
          </table:table-cell>
          <table:table-cell office:value-type="float" office:value="0.499912" calcext:value-type="float">
            <text:p>0.499912</text:p>
          </table:table-cell>
          <table:table-cell office:value-type="float" office:value="0.499748" calcext:value-type="float">
            <text:p>0.499748</text:p>
          </table:table-cell>
          <table:table-cell office:value-type="float" office:value="0.499563" calcext:value-type="float">
            <text:p>0.499563</text:p>
          </table:table-cell>
          <table:table-cell office:value-type="float" office:value="0.499334" calcext:value-type="float">
            <text:p>0.499334</text:p>
          </table:table-cell>
          <table:table-cell office:value-type="float" office:value="0.499035" calcext:value-type="float">
            <text:p>0.499035</text:p>
          </table:table-cell>
          <table:table-cell office:value-type="float" office:value="0.49863" calcext:value-type="float">
            <text:p>0.49863</text:p>
          </table:table-cell>
          <table:table-cell office:value-type="float" office:value="0.498074" calcext:value-type="float">
            <text:p>0.498074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496245" calcext:value-type="float">
            <text:p>0.496245</text:p>
          </table:table-cell>
          <table:table-cell office:value-type="float" office:value="0.494774" calcext:value-type="float">
            <text:p>0.494774</text:p>
          </table:table-cell>
          <table:table-cell office:value-type="float" office:value="0.492741" calcext:value-type="float">
            <text:p>0.492741</text:p>
          </table:table-cell>
          <table:table-cell office:value-type="float" office:value="0.48994" calcext:value-type="float">
            <text:p>0.48994</text:p>
          </table:table-cell>
          <table:table-cell office:value-type="float" office:value="0.486098" calcext:value-type="float">
            <text:p>0.486098</text:p>
          </table:table-cell>
          <table:table-cell office:value-type="float" office:value="0.480863" calcext:value-type="float">
            <text:p>0.480863</text:p>
          </table:table-cell>
          <table:table-cell office:value-type="float" office:value="0.473791" calcext:value-type="float">
            <text:p>0.473791</text:p>
          </table:table-cell>
          <table:table-cell office:value-type="float" office:value="0.464352" calcext:value-type="float">
            <text:p>0.464352</text:p>
          </table:table-cell>
          <table:table-cell office:value-type="float" office:value="0.45195" calcext:value-type="float">
            <text:p>0.45195</text:p>
          </table:table-cell>
          <table:table-cell office:value-type="float" office:value="0.435991" calcext:value-type="float">
            <text:p>0.435991</text:p>
          </table:table-cell>
          <table:table-cell office:value-type="float" office:value="0.415992" calcext:value-type="float">
            <text:p>0.415992</text:p>
          </table:table-cell>
          <table:table-cell office:value-type="float" office:value="0.391749" calcext:value-type="float">
            <text:p>0.391749</text:p>
          </table:table-cell>
          <table:table-cell office:value-type="float" office:value="0.36352" calcext:value-type="float">
            <text:p>0.36352</text:p>
          </table:table-cell>
          <table:table-cell office:value-type="float" office:value="0.332154" calcext:value-type="float">
            <text:p>0.332154</text:p>
          </table:table-cell>
          <table:table-cell office:value-type="float" office:value="0.299074" calcext:value-type="float">
            <text:p>0.299074</text:p>
          </table:table-cell>
          <table:table-cell office:value-type="float" office:value="0.26605" calcext:value-type="float">
            <text:p>0.26605</text:p>
          </table:table-cell>
          <table:table-cell office:value-type="float" office:value="0.234841" calcext:value-type="float">
            <text:p>0.234841</text:p>
          </table:table-cell>
          <table:table-cell office:value-type="float" office:value="0.206832" calcext:value-type="float">
            <text:p>0.206832</text:p>
          </table:table-cell>
          <table:table-cell office:value-type="float" office:value="0.182831" calcext:value-type="float">
            <text:p>0.182831</text:p>
          </table:table-cell>
          <table:table-cell office:value-type="float" office:value="0.163066" calcext:value-type="float">
            <text:p>0.163066</text:p>
          </table:table-cell>
          <table:table-cell office:value-type="float" office:value="0.147313" calcext:value-type="float">
            <text:p>0.147313</text:p>
          </table:table-cell>
          <table:table-cell office:value-type="float" office:value="0.135083" calcext:value-type="float">
            <text:p>0.135083</text:p>
          </table:table-cell>
          <table:table-cell office:value-type="float" office:value="0.125782" calcext:value-type="float">
            <text:p>0.125782</text:p>
          </table:table-cell>
          <table:table-cell office:value-type="float" office:value="0.118818" calcext:value-type="float">
            <text:p>0.118818</text:p>
          </table:table-cell>
          <table:table-cell office:value-type="float" office:value="0.113665" calcext:value-type="float">
            <text:p>0.113665</text:p>
          </table:table-cell>
          <table:table-cell office:value-type="float" office:value="0.109886" calcext:value-type="float">
            <text:p>0.109886</text:p>
          </table:table-cell>
          <table:table-cell office:value-type="float" office:value="0.107133" calcext:value-type="float">
            <text:p>0.107133</text:p>
          </table:table-cell>
          <table:table-cell office:value-type="float" office:value="0.105136" calcext:value-type="float">
            <text:p>0.105136</text:p>
          </table:table-cell>
          <table:table-cell office:value-type="float" office:value="0.103693" calcext:value-type="float">
            <text:p>0.103693</text:p>
          </table:table-cell>
          <table:table-cell office:value-type="float" office:value="0.102652" calcext:value-type="float">
            <text:p>0.102652</text:p>
          </table:table-cell>
          <table:table-cell office:value-type="float" office:value="0.101904" calcext:value-type="float">
            <text:p>0.101904</text:p>
          </table:table-cell>
          <table:table-cell office:value-type="float" office:value="0.101366" calcext:value-type="float">
            <text:p>0.101366</text:p>
          </table:table-cell>
          <table:table-cell office:value-type="float" office:value="0.100979" calcext:value-type="float">
            <text:p>0.100979</text:p>
          </table:table-cell>
          <table:table-cell office:value-type="float" office:value="0.100702" calcext:value-type="float">
            <text:p>0.100702</text:p>
          </table:table-cell>
          <table:table-cell office:value-type="float" office:value="0.100503" calcext:value-type="float">
            <text:p>0.100503</text:p>
          </table:table-cell>
          <table:table-cell office:value-type="float" office:value="0.100361" calcext:value-type="float">
            <text:p>0.100361</text:p>
          </table:table-cell>
          <table:table-cell office:value-type="float" office:value="0.100259" calcext:value-type="float">
            <text:p>0.100259</text:p>
          </table:table-cell>
          <table:table-cell office:value-type="float" office:value="0.100185" calcext:value-type="float">
            <text:p>0.100185</text:p>
          </table:table-cell>
          <table:table-cell office:value-type="float" office:value="0.100133" calcext:value-type="float">
            <text:p>0.100133</text:p>
          </table:table-cell>
          <table:table-cell office:value-type="float" office:value="0.100095" calcext:value-type="float">
            <text:p>0.100095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0552" calcext:value-type="float">
            <text:p>0.1055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0.999915" calcext:value-type="float">
            <text:p>0.999915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0.999803" calcext:value-type="float">
            <text:p>0.999803</text:p>
          </table:table-cell>
          <table:table-cell office:value-type="float" office:value="0.999702" calcext:value-type="float">
            <text:p>0.999702</text:p>
          </table:table-cell>
          <table:table-cell office:value-type="float" office:value="0.999548" calcext:value-type="float">
            <text:p>0.999548</text:p>
          </table:table-cell>
          <table:table-cell office:value-type="float" office:value="0.999315" calcext:value-type="float">
            <text:p>0.999315</text:p>
          </table:table-cell>
          <table:table-cell office:value-type="float" office:value="0.998961" calcext:value-type="float">
            <text:p>0.998961</text:p>
          </table:table-cell>
          <table:table-cell office:value-type="float" office:value="0.998426" calcext:value-type="float">
            <text:p>0.998426</text:p>
          </table:table-cell>
          <table:table-cell office:value-type="float" office:value="0.997618" calcext:value-type="float">
            <text:p>0.997618</text:p>
          </table:table-cell>
          <table:table-cell office:value-type="float" office:value="0.996397" calcext:value-type="float">
            <text:p>0.996397</text:p>
          </table:table-cell>
          <table:table-cell office:value-type="float" office:value="0.994557" calcext:value-type="float">
            <text:p>0.994557</text:p>
          </table:table-cell>
          <table:table-cell office:value-type="float" office:value="0.991795" calcext:value-type="float">
            <text:p>0.991795</text:p>
          </table:table-cell>
          <table:table-cell office:value-type="float" office:value="0.987666" calcext:value-type="float">
            <text:p>0.987666</text:p>
          </table:table-cell>
          <table:table-cell office:value-type="float" office:value="0.981539" calcext:value-type="float">
            <text:p>0.981539</text:p>
          </table:table-cell>
          <table:table-cell office:value-type="float" office:value="0.972539" calcext:value-type="float">
            <text:p>0.972539</text:p>
          </table:table-cell>
          <table:table-cell office:value-type="float" office:value="0.959519" calcext:value-type="float">
            <text:p>0.959519</text:p>
          </table:table-cell>
          <table:table-cell office:value-type="float" office:value="0.941087" calcext:value-type="float">
            <text:p>0.941087</text:p>
          </table:table-cell>
          <table:table-cell office:value-type="float" office:value="0.91578" calcext:value-type="float">
            <text:p>0.91578</text:p>
          </table:table-cell>
          <table:table-cell office:value-type="float" office:value="0.882459" calcext:value-type="float">
            <text:p>0.882459</text:p>
          </table:table-cell>
          <table:table-cell office:value-type="float" office:value="0.840939" calcext:value-type="float">
            <text:p>0.840939</text:p>
          </table:table-cell>
          <table:table-cell office:value-type="float" office:value="0.79266" calcext:value-type="float">
            <text:p>0.79266</text:p>
          </table:table-cell>
          <table:table-cell office:value-type="float" office:value="0.74088" calcext:value-type="float">
            <text:p>0.74088</text:p>
          </table:table-cell>
          <table:table-cell office:value-type="float" office:value="0.689941" calcext:value-type="float">
            <text:p>0.689941</text:p>
          </table:table-cell>
          <table:table-cell office:value-type="float" office:value="0.643873" calcext:value-type="float">
            <text:p>0.643873</text:p>
          </table:table-cell>
          <table:table-cell office:value-type="float" office:value="0.605231" calcext:value-type="float">
            <text:p>0.605231</text:p>
          </table:table-cell>
          <table:table-cell office:value-type="float" office:value="0.574798" calcext:value-type="float">
            <text:p>0.574798</text:p>
          </table:table-cell>
          <table:table-cell office:value-type="float" office:value="0.551998" calcext:value-type="float">
            <text:p>0.551998</text:p>
          </table:table-cell>
          <table:table-cell office:value-type="float" office:value="0.535552" calcext:value-type="float">
            <text:p>0.535552</text:p>
          </table:table-cell>
          <table:table-cell office:value-type="float" office:value="0.524017" calcext:value-type="float">
            <text:p>0.524017</text:p>
          </table:table-cell>
          <table:table-cell office:value-type="float" office:value="0.516087" calcext:value-type="float">
            <text:p>0.516087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07097" calcext:value-type="float">
            <text:p>0.507097</text:p>
          </table:table-cell>
          <table:table-cell office:value-type="float" office:value="0.504684" calcext:value-type="float">
            <text:p>0.504684</text:p>
          </table:table-cell>
          <table:table-cell office:value-type="float" office:value="0.503078" calcext:value-type="float">
            <text:p>0.503078</text:p>
          </table:table-cell>
          <table:table-cell office:value-type="float" office:value="0.502008" calcext:value-type="float">
            <text:p>0.502008</text:p>
          </table:table-cell>
          <table:table-cell office:value-type="float" office:value="0.501292" calcext:value-type="float">
            <text:p>0.501292</text:p>
          </table:table-cell>
          <table:table-cell office:value-type="float" office:value="0.500806" calcext:value-type="float">
            <text:p>0.500806</text:p>
          </table:table-cell>
          <table:table-cell office:value-type="float" office:value="0.500468" calcext:value-type="float">
            <text:p>0.500468</text:p>
          </table:table-cell>
          <table:table-cell office:value-type="float" office:value="0.50022" calcext:value-type="float">
            <text:p>0.50022</text:p>
          </table:table-cell>
          <table:table-cell office:value-type="float" office:value="0.500021" calcext:value-type="float">
            <text:p>0.500021</text:p>
          </table:table-cell>
          <table:table-cell office:value-type="float" office:value="0.499842" calcext:value-type="float">
            <text:p>0.499842</text:p>
          </table:table-cell>
          <table:table-cell office:value-type="float" office:value="0.499655" calcext:value-type="float">
            <text:p>0.499655</text:p>
          </table:table-cell>
          <table:table-cell office:value-type="float" office:value="0.499438" calcext:value-type="float">
            <text:p>0.499438</text:p>
          </table:table-cell>
          <table:table-cell office:value-type="float" office:value="0.499162" calcext:value-type="float">
            <text:p>0.499162</text:p>
          </table:table-cell>
          <table:table-cell office:value-type="float" office:value="0.498796" calcext:value-type="float">
            <text:p>0.498796</text:p>
          </table:table-cell>
          <table:table-cell office:value-type="float" office:value="0.498298" calcext:value-type="float">
            <text:p>0.498298</text:p>
          </table:table-cell>
          <table:table-cell office:value-type="float" office:value="0.497614" calcext:value-type="float">
            <text:p>0.497614</text:p>
          </table:table-cell>
          <table:table-cell office:value-type="float" office:value="0.496667" calcext:value-type="float">
            <text:p>0.496667</text:p>
          </table:table-cell>
          <table:table-cell office:value-type="float" office:value="0.495357" calcext:value-type="float">
            <text:p>0.495357</text:p>
          </table:table-cell>
          <table:table-cell office:value-type="float" office:value="0.493546" calcext:value-type="float">
            <text:p>0.493546</text:p>
          </table:table-cell>
          <table:table-cell office:value-type="float" office:value="0.491048" calcext:value-type="float">
            <text:p>0.491048</text:p>
          </table:table-cell>
          <table:table-cell office:value-type="float" office:value="0.487615" calcext:value-type="float">
            <text:p>0.487615</text:p>
          </table:table-cell>
          <table:table-cell office:value-type="float" office:value="0.482925" calcext:value-type="float">
            <text:p>0.482925</text:p>
          </table:table-cell>
          <table:table-cell office:value-type="float" office:value="0.476568" calcext:value-type="float">
            <text:p>0.476568</text:p>
          </table:table-cell>
          <table:table-cell office:value-type="float" office:value="0.468043" calcext:value-type="float">
            <text:p>0.468043</text:p>
          </table:table-cell>
          <table:table-cell office:value-type="float" office:value="0.456773" calcext:value-type="float">
            <text:p>0.456773</text:p>
          </table:table-cell>
          <table:table-cell office:value-type="float" office:value="0.442153" calcext:value-type="float">
            <text:p>0.442153</text:p>
          </table:table-cell>
          <table:table-cell office:value-type="float" office:value="0.423643" calcext:value-type="float">
            <text:p>0.423643</text:p>
          </table:table-cell>
          <table:table-cell office:value-type="float" office:value="0.400919" calcext:value-type="float">
            <text:p>0.400919</text:p>
          </table:table-cell>
          <table:table-cell office:value-type="float" office:value="0.374053" calcext:value-type="float">
            <text:p>0.374053</text:p>
          </table:table-cell>
          <table:table-cell office:value-type="float" office:value="0.343675" calcext:value-type="float">
            <text:p>0.343675</text:p>
          </table:table-cell>
          <table:table-cell office:value-type="float" office:value="0.311016" calcext:value-type="float">
            <text:p>0.311016</text:p>
          </table:table-cell>
          <table:table-cell office:value-type="float" office:value="0.27776" calcext:value-type="float">
            <text:p>0.27776</text:p>
          </table:table-cell>
          <table:table-cell office:value-type="float" office:value="0.245716" calcext:value-type="float">
            <text:p>0.245716</text:p>
          </table:table-cell>
          <table:table-cell office:value-type="float" office:value="0.216435" calcext:value-type="float">
            <text:p>0.216435</text:p>
          </table:table-cell>
          <table:table-cell office:value-type="float" office:value="0.190944" calcext:value-type="float">
            <text:p>0.190944</text:p>
          </table:table-cell>
          <table:table-cell office:value-type="float" office:value="0.169667" calcext:value-type="float">
            <text:p>0.169667</text:p>
          </table:table-cell>
          <table:table-cell office:value-type="float" office:value="0.152523" calcext:value-type="float">
            <text:p>0.152523</text:p>
          </table:table-cell>
          <table:table-cell office:value-type="float" office:value="0.139097" calcext:value-type="float">
            <text:p>0.139097</text:p>
          </table:table-cell>
          <table:table-cell office:value-type="float" office:value="0.128816" calcext:value-type="float">
            <text:p>0.128816</text:p>
          </table:table-cell>
          <table:table-cell office:value-type="float" office:value="0.121079" calcext:value-type="float">
            <text:p>0.121079</text:p>
          </table:table-cell>
          <table:table-cell office:value-type="float" office:value="0.115333" calcext:value-type="float">
            <text:p>0.115333</text:p>
          </table:table-cell>
          <table:table-cell office:value-type="float" office:value="0.111106" calcext:value-type="float">
            <text:p>0.111106</text:p>
          </table:table-cell>
          <table:table-cell office:value-type="float" office:value="0.10802" calcext:value-type="float">
            <text:p>0.10802</text:p>
          </table:table-cell>
          <table:table-cell office:value-type="float" office:value="0.105778" calcext:value-type="float">
            <text:p>0.105778</text:p>
          </table:table-cell>
          <table:table-cell office:value-type="float" office:value="0.104157" calcext:value-type="float">
            <text:p>0.104157</text:p>
          </table:table-cell>
          <table:table-cell office:value-type="float" office:value="0.102986" calcext:value-type="float">
            <text:p>0.102986</text:p>
          </table:table-cell>
          <table:table-cell office:value-type="float" office:value="0.102144" calcext:value-type="float">
            <text:p>0.102144</text:p>
          </table:table-cell>
          <table:table-cell office:value-type="float" office:value="0.101538" calcext:value-type="float">
            <text:p>0.101538</text:p>
          </table:table-cell>
          <table:table-cell office:value-type="float" office:value="0.101103" calcext:value-type="float">
            <text:p>0.101103</text:p>
          </table:table-cell>
          <table:table-cell office:value-type="float" office:value="0.100791" calcext:value-type="float">
            <text:p>0.100791</text:p>
          </table:table-cell>
          <table:table-cell office:value-type="float" office:value="0.100567" calcext:value-type="float">
            <text:p>0.100567</text:p>
          </table:table-cell>
          <table:table-cell office:value-type="float" office:value="0.100406" calcext:value-type="float">
            <text:p>0.100406</text:p>
          </table:table-cell>
          <table:table-cell office:value-type="float" office:value="0.100291" calcext:value-type="float">
            <text:p>0.100291</text:p>
          </table:table-cell>
          <table:table-cell office:value-type="float" office:value="0.100209" calcext:value-type="float">
            <text:p>0.100209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00107" calcext:value-type="float">
            <text:p>0.100107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100055" calcext:value-type="float">
            <text:p>0.100055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5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11492" calcext:value-type="float">
            <text:p>0.11149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.999911" calcext:value-type="float">
            <text:p>0.999911</text:p>
          </table:table-cell>
          <table:table-cell office:value-type="float" office:value="0.999865" calcext:value-type="float">
            <text:p>0.999865</text:p>
          </table:table-cell>
          <table:table-cell office:value-type="float" office:value="0.999795" calcext:value-type="float">
            <text:p>0.999795</text:p>
          </table:table-cell>
          <table:table-cell office:value-type="float" office:value="0.999689" calcext:value-type="float">
            <text:p>0.999689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999284" calcext:value-type="float">
            <text:p>0.999284</text:p>
          </table:table-cell>
          <table:table-cell office:value-type="float" office:value="0.998915" calcext:value-type="float">
            <text:p>0.998915</text:p>
          </table:table-cell>
          <table:table-cell office:value-type="float" office:value="0.998357" calcext:value-type="float">
            <text:p>0.998357</text:p>
          </table:table-cell>
          <table:table-cell office:value-type="float" office:value="0.997513" calcext:value-type="float">
            <text:p>0.997513</text:p>
          </table:table-cell>
          <table:table-cell office:value-type="float" office:value="0.996238" calcext:value-type="float">
            <text:p>0.996238</text:p>
          </table:table-cell>
          <table:table-cell office:value-type="float" office:value="0.994319" calcext:value-type="float">
            <text:p>0.994319</text:p>
          </table:table-cell>
          <table:table-cell office:value-type="float" office:value="0.991437" calcext:value-type="float">
            <text:p>0.991437</text:p>
          </table:table-cell>
          <table:table-cell office:value-type="float" office:value="0.987134" calcext:value-type="float">
            <text:p>0.987134</text:p>
          </table:table-cell>
          <table:table-cell office:value-type="float" office:value="0.980753" calcext:value-type="float">
            <text:p>0.980753</text:p>
          </table:table-cell>
          <table:table-cell office:value-type="float" office:value="0.971392" calcext:value-type="float">
            <text:p>0.971392</text:p>
          </table:table-cell>
          <table:table-cell office:value-type="float" office:value="0.957876" calcext:value-type="float">
            <text:p>0.957876</text:p>
          </table:table-cell>
          <table:table-cell office:value-type="float" office:value="0.938795" calcext:value-type="float">
            <text:p>0.938795</text:p>
          </table:table-cell>
          <table:table-cell office:value-type="float" office:value="0.912696" calcext:value-type="float">
            <text:p>0.912696</text:p>
          </table:table-cell>
          <table:table-cell office:value-type="float" office:value="0.878505" calcext:value-type="float">
            <text:p>0.878505</text:p>
          </table:table-cell>
          <table:table-cell office:value-type="float" office:value="0.836181" calcext:value-type="float">
            <text:p>0.836181</text:p>
          </table:table-cell>
          <table:table-cell office:value-type="float" office:value="0.787356" calcext:value-type="float">
            <text:p>0.787356</text:p>
          </table:table-cell>
          <table:table-cell office:value-type="float" office:value="0.735453" calcext:value-type="float">
            <text:p>0.735453</text:p>
          </table:table-cell>
          <table:table-cell office:value-type="float" office:value="0.684852" calcext:value-type="float">
            <text:p>0.684852</text:p>
          </table:table-cell>
          <table:table-cell office:value-type="float" office:value="0.63947" calcext:value-type="float">
            <text:p>0.63947</text:p>
          </table:table-cell>
          <table:table-cell office:value-type="float" office:value="0.601676" calcext:value-type="float">
            <text:p>0.601676</text:p>
          </table:table-cell>
          <table:table-cell office:value-type="float" office:value="0.572083" calcext:value-type="float">
            <text:p>0.572083</text:p>
          </table:table-cell>
          <table:table-cell office:value-type="float" office:value="0.550011" calcext:value-type="float">
            <text:p>0.550011</text:p>
          </table:table-cell>
          <table:table-cell office:value-type="float" office:value="0.534144" calcext:value-type="float">
            <text:p>0.534144</text:p>
          </table:table-cell>
          <table:table-cell office:value-type="float" office:value="0.523042" calcext:value-type="float">
            <text:p>0.523042</text:p>
          </table:table-cell>
          <table:table-cell office:value-type="float" office:value="0.515421" calcext:value-type="float">
            <text:p>0.515421</text:p>
          </table:table-cell>
          <table:table-cell office:value-type="float" office:value="0.510259" calcext:value-type="float">
            <text:p>0.510259</text:p>
          </table:table-cell>
          <table:table-cell office:value-type="float" office:value="0.506794" calcext:value-type="float">
            <text:p>0.506794</text:p>
          </table:table-cell>
          <table:table-cell office:value-type="float" office:value="0.50448" calcext:value-type="float">
            <text:p>0.50448</text:p>
          </table:table-cell>
          <table:table-cell office:value-type="float" office:value="0.502939" calcext:value-type="float">
            <text:p>0.502939</text:p>
          </table:table-cell>
          <table:table-cell office:value-type="float" office:value="0.50191" calcext:value-type="float">
            <text:p>0.50191</text:p>
          </table:table-cell>
          <table:table-cell office:value-type="float" office:value="0.501219" calcext:value-type="float">
            <text:p>0.501219</text:p>
          </table:table-cell>
          <table:table-cell office:value-type="float" office:value="0.500747" calcext:value-type="float">
            <text:p>0.500747</text:p>
          </table:table-cell>
          <table:table-cell office:value-type="float" office:value="0.500414" calcext:value-type="float">
            <text:p>0.500414</text:p>
          </table:table-cell>
          <table:table-cell office:value-type="float" office:value="0.500163" calcext:value-type="float">
            <text:p>0.500163</text:p>
          </table:table-cell>
          <table:table-cell office:value-type="float" office:value="0.499955" calcext:value-type="float">
            <text:p>0.499955</text:p>
          </table:table-cell>
          <table:table-cell office:value-type="float" office:value="0.499757" calcext:value-type="float">
            <text:p>0.499757</text:p>
          </table:table-cell>
          <table:table-cell office:value-type="float" office:value="0.499542" calcext:value-type="float">
            <text:p>0.499542</text:p>
          </table:table-cell>
          <table:table-cell office:value-type="float" office:value="0.499283" calcext:value-type="float">
            <text:p>0.499283</text:p>
          </table:table-cell>
          <table:table-cell office:value-type="float" office:value="0.498949" calcext:value-type="float">
            <text:p>0.498949</text:p>
          </table:table-cell>
          <table:table-cell office:value-type="float" office:value="0.498501" calcext:value-type="float">
            <text:p>0.498501</text:p>
          </table:table-cell>
          <table:table-cell office:value-type="float" office:value="0.497889" calcext:value-type="float">
            <text:p>0.497889</text:p>
          </table:table-cell>
          <table:table-cell office:value-type="float" office:value="0.497045" calcext:value-type="float">
            <text:p>0.497045</text:p>
          </table:table-cell>
          <table:table-cell office:value-type="float" office:value="0.495878" calcext:value-type="float">
            <text:p>0.495878</text:p>
          </table:table-cell>
          <table:table-cell office:value-type="float" office:value="0.494264" calcext:value-type="float">
            <text:p>0.494264</text:p>
          </table:table-cell>
          <table:table-cell office:value-type="float" office:value="0.492037" calcext:value-type="float">
            <text:p>0.492037</text:p>
          </table:table-cell>
          <table:table-cell office:value-type="float" office:value="0.488971" calcext:value-type="float">
            <text:p>0.488971</text:p>
          </table:table-cell>
          <table:table-cell office:value-type="float" office:value="0.484774" calcext:value-type="float">
            <text:p>0.484774</text:p>
          </table:table-cell>
          <table:table-cell office:value-type="float" office:value="0.479067" calcext:value-type="float">
            <text:p>0.479067</text:p>
          </table:table-cell>
          <table:table-cell office:value-type="float" office:value="0.471382" calcext:value-type="float">
            <text:p>0.471382</text:p>
          </table:table-cell>
          <table:table-cell office:value-type="float" office:value="0.461165" calcext:value-type="float">
            <text:p>0.461165</text:p>
          </table:table-cell>
          <table:table-cell office:value-type="float" office:value="0.447814" calcext:value-type="float">
            <text:p>0.447814</text:p>
          </table:table-cell>
          <table:table-cell office:value-type="float" office:value="0.43075" calcext:value-type="float">
            <text:p>0.43075</text:p>
          </table:table-cell>
          <table:table-cell office:value-type="float" office:value="0.409552" calcext:value-type="float">
            <text:p>0.409552</text:p>
          </table:table-cell>
          <table:table-cell office:value-type="float" office:value="0.384129" calcext:value-type="float">
            <text:p>0.384129</text:p>
          </table:table-cell>
          <table:table-cell office:value-type="float" office:value="0.354898" calcext:value-type="float">
            <text:p>0.354898</text:p>
          </table:table-cell>
          <table:table-cell office:value-type="float" office:value="0.322881" calcext:value-type="float">
            <text:p>0.322881</text:p>
          </table:table-cell>
          <table:table-cell office:value-type="float" office:value="0.289629" calcext:value-type="float">
            <text:p>0.289629</text:p>
          </table:table-cell>
          <table:table-cell office:value-type="float" office:value="0.256951" calcext:value-type="float">
            <text:p>0.256951</text:p>
          </table:table-cell>
          <table:table-cell office:value-type="float" office:value="0.226531" calcext:value-type="float">
            <text:p>0.226531</text:p>
          </table:table-cell>
          <table:table-cell office:value-type="float" office:value="0.199602" calcext:value-type="float">
            <text:p>0.199602</text:p>
          </table:table-cell>
          <table:table-cell office:value-type="float" office:value="0.176802" calcext:value-type="float">
            <text:p>0.176802</text:p>
          </table:table-cell>
          <table:table-cell office:value-type="float" office:value="0.158212" calcext:value-type="float">
            <text:p>0.158212</text:p>
          </table:table-cell>
          <table:table-cell office:value-type="float" office:value="0.143515" calcext:value-type="float">
            <text:p>0.143515</text:p>
          </table:table-cell>
          <table:table-cell office:value-type="float" office:value="0.132177" calcext:value-type="float">
            <text:p>0.132177</text:p>
          </table:table-cell>
          <table:table-cell office:value-type="float" office:value="0.123596" calcext:value-type="float">
            <text:p>0.123596</text:p>
          </table:table-cell>
          <table:table-cell office:value-type="float" office:value="0.117195" calcext:value-type="float">
            <text:p>0.117195</text:p>
          </table:table-cell>
          <table:table-cell office:value-type="float" office:value="0.112472" calcext:value-type="float">
            <text:p>0.112472</text:p>
          </table:table-cell>
          <table:table-cell office:value-type="float" office:value="0.109015" calcext:value-type="float">
            <text:p>0.10901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04678" calcext:value-type="float">
            <text:p>0.104678</text:p>
          </table:table-cell>
          <table:table-cell office:value-type="float" office:value="0.103362" calcext:value-type="float">
            <text:p>0.103362</text:p>
          </table:table-cell>
          <table:table-cell office:value-type="float" office:value="0.102415" calcext:value-type="float">
            <text:p>0.102415</text:p>
          </table:table-cell>
          <table:table-cell office:value-type="float" office:value="0.101733" calcext:value-type="float">
            <text:p>0.101733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891" calcext:value-type="float">
            <text:p>0.100891</text:p>
          </table:table-cell>
          <table:table-cell office:value-type="float" office:value="0.100639" calcext:value-type="float">
            <text:p>0.100639</text:p>
          </table:table-cell>
          <table:table-cell office:value-type="float" office:value="0.100458" calcext:value-type="float">
            <text:p>0.100458</text:p>
          </table:table-cell>
          <table:table-cell office:value-type="float" office:value="0.100328" calcext:value-type="float">
            <text:p>0.100328</text:p>
          </table:table-cell>
          <table:table-cell office:value-type="float" office:value="0.100235" calcext:value-type="float">
            <text:p>0.100235</text:p>
          </table:table-cell>
          <table:table-cell office:value-type="float" office:value="0.100169" calcext:value-type="float">
            <text:p>0.100169</text:p>
          </table:table-cell>
          <table:table-cell office:value-type="float" office:value="0.100121" calcext:value-type="float">
            <text:p>0.100121</text:p>
          </table:table-cell>
          <table:table-cell office:value-type="float" office:value="0.100087" calcext:value-type="float">
            <text:p>0.100087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17464" calcext:value-type="float">
            <text:p>0.117464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38" calcext:value-type="float">
            <text:p>0.999938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0.999859" calcext:value-type="float">
            <text:p>0.999859</text:p>
          </table:table-cell>
          <table:table-cell office:value-type="float" office:value="0.999785" calcext:value-type="float">
            <text:p>0.999785</text:p>
          </table:table-cell>
          <table:table-cell office:value-type="float" office:value="0.999675" calcext:value-type="float">
            <text:p>0.999675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99252" calcext:value-type="float">
            <text:p>0.999252</text:p>
          </table:table-cell>
          <table:table-cell office:value-type="float" office:value="0.998867" calcext:value-type="float">
            <text:p>0.998867</text:p>
          </table:table-cell>
          <table:table-cell office:value-type="float" office:value="0.998284" calcext:value-type="float">
            <text:p>0.998284</text:p>
          </table:table-cell>
          <table:table-cell office:value-type="float" office:value="0.997403" calcext:value-type="float">
            <text:p>0.997403</text:p>
          </table:table-cell>
          <table:table-cell office:value-type="float" office:value="0.996072" calcext:value-type="float">
            <text:p>0.996072</text:p>
          </table:table-cell>
          <table:table-cell office:value-type="float" office:value="0.99407" calcext:value-type="float">
            <text:p>0.99407</text:p>
          </table:table-cell>
          <table:table-cell office:value-type="float" office:value="0.991065" calcext:value-type="float">
            <text:p>0.991065</text:p>
          </table:table-cell>
          <table:table-cell office:value-type="float" office:value="0.986579" calcext:value-type="float">
            <text:p>0.986579</text:p>
          </table:table-cell>
          <table:table-cell office:value-type="float" office:value="0.979934" calcext:value-type="float">
            <text:p>0.979934</text:p>
          </table:table-cell>
          <table:table-cell office:value-type="float" office:value="0.970201" calcext:value-type="float">
            <text:p>0.970201</text:p>
          </table:table-cell>
          <table:table-cell office:value-type="float" office:value="0.956174" calcext:value-type="float">
            <text:p>0.956174</text:p>
          </table:table-cell>
          <table:table-cell office:value-type="float" office:value="0.936427" calcext:value-type="float">
            <text:p>0.936427</text:p>
          </table:table-cell>
          <table:table-cell office:value-type="float" office:value="0.909522" calcext:value-type="float">
            <text:p>0.909522</text:p>
          </table:table-cell>
          <table:table-cell office:value-type="float" office:value="0.874461" calcext:value-type="float">
            <text:p>0.874461</text:p>
          </table:table-cell>
          <table:table-cell office:value-type="float" office:value="0.83135" calcext:value-type="float">
            <text:p>0.83135</text:p>
          </table:table-cell>
          <table:table-cell office:value-type="float" office:value="0.782018" calcext:value-type="float">
            <text:p>0.782018</text:p>
          </table:table-cell>
          <table:table-cell office:value-type="float" office:value="0.730042" calcext:value-type="float">
            <text:p>0.730042</text:p>
          </table:table-cell>
          <table:table-cell office:value-type="float" office:value="0.679822" calcext:value-type="float">
            <text:p>0.679822</text:p>
          </table:table-cell>
          <table:table-cell office:value-type="float" office:value="0.635151" calcext:value-type="float">
            <text:p>0.635151</text:p>
          </table:table-cell>
          <table:table-cell office:value-type="float" office:value="0.598211" calcext:value-type="float">
            <text:p>0.598211</text:p>
          </table:table-cell>
          <table:table-cell office:value-type="float" office:value="0.56945" calcext:value-type="float">
            <text:p>0.56945</text:p>
          </table:table-cell>
          <table:table-cell office:value-type="float" office:value="0.548092" calcext:value-type="float">
            <text:p>0.548092</text:p>
          </table:table-cell>
          <table:table-cell office:value-type="float" office:value="0.532788" calcext:value-type="float">
            <text:p>0.532788</text:p>
          </table:table-cell>
          <table:table-cell office:value-type="float" office:value="0.522103" calcext:value-type="float">
            <text:p>0.522103</text:p>
          </table:table-cell>
          <table:table-cell office:value-type="float" office:value="0.514781" calcext:value-type="float">
            <text:p>0.514781</text:p>
          </table:table-cell>
          <table:table-cell office:value-type="float" office:value="0.509827" calcext:value-type="float">
            <text:p>0.509827</text:p>
          </table:table-cell>
          <table:table-cell office:value-type="float" office:value="0.506503" calcext:value-type="float">
            <text:p>0.506503</text:p>
          </table:table-cell>
          <table:table-cell office:value-type="float" office:value="0.504283" calcext:value-type="float">
            <text:p>0.504283</text:p>
          </table:table-cell>
          <table:table-cell office:value-type="float" office:value="0.502803" calcext:value-type="float">
            <text:p>0.502803</text:p>
          </table:table-cell>
          <table:table-cell office:value-type="float" office:value="0.501814" calcext:value-type="float">
            <text:p>0.501814</text:p>
          </table:table-cell>
          <table:table-cell office:value-type="float" office:value="0.501146" calcext:value-type="float">
            <text:p>0.501146</text:p>
          </table:table-cell>
          <table:table-cell office:value-type="float" office:value="0.500686" calcext:value-type="float">
            <text:p>0.500686</text:p>
          </table:table-cell>
          <table:table-cell office:value-type="float" office:value="0.500355" calcext:value-type="float">
            <text:p>0.500355</text:p>
          </table:table-cell>
          <table:table-cell office:value-type="float" office:value="0.500098" calcext:value-type="float">
            <text:p>0.500098</text:p>
          </table:table-cell>
          <table:table-cell office:value-type="float" office:value="0.499875" calcext:value-type="float">
            <text:p>0.499875</text:p>
          </table:table-cell>
          <table:table-cell office:value-type="float" office:value="0.499654" calcext:value-type="float">
            <text:p>0.499654</text:p>
          </table:table-cell>
          <table:table-cell office:value-type="float" office:value="0.499403" calcext:value-type="float">
            <text:p>0.499403</text:p>
          </table:table-cell>
          <table:table-cell office:value-type="float" office:value="0.499093" calcext:value-type="float">
            <text:p>0.499093</text:p>
          </table:table-cell>
          <table:table-cell office:value-type="float" office:value="0.498686" calcext:value-type="float">
            <text:p>0.498686</text:p>
          </table:table-cell>
          <table:table-cell office:value-type="float" office:value="0.498136" calcext:value-type="float">
            <text:p>0.498136</text:p>
          </table:table-cell>
          <table:table-cell office:value-type="float" office:value="0.497383" calcext:value-type="float">
            <text:p>0.497383</text:p>
          </table:table-cell>
          <table:table-cell office:value-type="float" office:value="0.496343" calcext:value-type="float">
            <text:p>0.496343</text:p>
          </table:table-cell>
          <table:table-cell office:value-type="float" office:value="0.494905" calcext:value-type="float">
            <text:p>0.494905</text:p>
          </table:table-cell>
          <table:table-cell office:value-type="float" office:value="0.492919" calcext:value-type="float">
            <text:p>0.492919</text:p>
          </table:table-cell>
          <table:table-cell office:value-type="float" office:value="0.490184" calcext:value-type="float">
            <text:p>0.490184</text:p>
          </table:table-cell>
          <table:table-cell office:value-type="float" office:value="0.48643" calcext:value-type="float">
            <text:p>0.48643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74397" calcext:value-type="float">
            <text:p>0.474397</text:p>
          </table:table-cell>
          <table:table-cell office:value-type="float" office:value="0.465155" calcext:value-type="float">
            <text:p>0.465155</text:p>
          </table:table-cell>
          <table:table-cell office:value-type="float" office:value="0.452997" calcext:value-type="float">
            <text:p>0.452997</text:p>
          </table:table-cell>
          <table:table-cell office:value-type="float" office:value="0.437323" calcext:value-type="float">
            <text:p>0.437323</text:p>
          </table:table-cell>
          <table:table-cell office:value-type="float" office:value="0.417638" calcext:value-type="float">
            <text:p>0.417638</text:p>
          </table:table-cell>
          <table:table-cell office:value-type="float" office:value="0.393711" calcext:value-type="float">
            <text:p>0.393711</text:p>
          </table:table-cell>
          <table:table-cell office:value-type="float" office:value="0.365758" calcext:value-type="float">
            <text:p>0.365758</text:p>
          </table:table-cell>
          <table:table-cell office:value-type="float" office:value="0.334584" calcext:value-type="float">
            <text:p>0.334584</text:p>
          </table:table-cell>
          <table:table-cell office:value-type="float" office:value="0.301572" calcext:value-type="float">
            <text:p>0.301572</text:p>
          </table:table-cell>
          <table:table-cell office:value-type="float" office:value="0.26848" calcext:value-type="float">
            <text:p>0.26848</text:p>
          </table:table-cell>
          <table:table-cell office:value-type="float" office:value="0.237081" calcext:value-type="float">
            <text:p>0.237081</text:p>
          </table:table-cell>
          <table:table-cell office:value-type="float" office:value="0.208796" calcext:value-type="float">
            <text:p>0.208796</text:p>
          </table:table-cell>
          <table:table-cell office:value-type="float" office:value="0.184481" calcext:value-type="float">
            <text:p>0.184481</text:p>
          </table:table-cell>
          <table:table-cell office:value-type="float" office:value="0.164402" calcext:value-type="float">
            <text:p>0.164402</text:p>
          </table:table-cell>
          <table:table-cell office:value-type="float" office:value="0.148364" calcext:value-type="float">
            <text:p>0.148364</text:p>
          </table:table-cell>
          <table:table-cell office:value-type="float" office:value="0.135891" calcext:value-type="float">
            <text:p>0.135891</text:p>
          </table:table-cell>
          <table:table-cell office:value-type="float" office:value="0.126391" calcext:value-type="float">
            <text:p>0.126391</text:p>
          </table:table-cell>
          <table:table-cell office:value-type="float" office:value="0.119271" calcext:value-type="float">
            <text:p>0.119271</text:p>
          </table:table-cell>
          <table:table-cell office:value-type="float" office:value="0.113999" calcext:value-type="float">
            <text:p>0.113999</text:p>
          </table:table-cell>
          <table:table-cell office:value-type="float" office:value="0.11013" calcext:value-type="float">
            <text:p>0.11013</text:p>
          </table:table-cell>
          <table:table-cell office:value-type="float" office:value="0.10731" calcext:value-type="float">
            <text:p>0.10731</text:p>
          </table:table-cell>
          <table:table-cell office:value-type="float" office:value="0.105264" calcext:value-type="float">
            <text:p>0.105264</text:p>
          </table:table-cell>
          <table:table-cell office:value-type="float" office:value="0.103785" calcext:value-type="float">
            <text:p>0.103785</text:p>
          </table:table-cell>
          <table:table-cell office:value-type="float" office:value="0.102719" calcext:value-type="float">
            <text:p>0.102719</text:p>
          </table:table-cell>
          <table:table-cell office:value-type="float" office:value="0.101952" calcext:value-type="float">
            <text:p>0.101952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101004" calcext:value-type="float">
            <text:p>0.101004</text:p>
          </table:table-cell>
          <table:table-cell office:value-type="float" office:value="0.10072" calcext:value-type="float">
            <text:p>0.10072</text:p>
          </table:table-cell>
          <table:table-cell office:value-type="float" office:value="0.100516" calcext:value-type="float">
            <text:p>0.100516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100265" calcext:value-type="float">
            <text:p>0.100265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100136" calcext:value-type="float">
            <text:p>0.100136</text:p>
          </table:table-cell>
          <table:table-cell office:value-type="float" office:value="0.100098" calcext:value-type="float">
            <text:p>0.100098</text:p>
          </table:table-cell>
          <table:table-cell office:value-type="float" office:value="0.10007" calcext:value-type="float">
            <text:p>0.10007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23435" calcext:value-type="float">
            <text:p>0.123435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36" calcext:value-type="float">
            <text:p>0.999936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0.999852" calcext:value-type="float">
            <text:p>0.999852</text:p>
          </table:table-cell>
          <table:table-cell office:value-type="float" office:value="0.999776" calcext:value-type="float">
            <text:p>0.999776</text:p>
          </table:table-cell>
          <table:table-cell office:value-type="float" office:value="0.99966" calcext:value-type="float">
            <text:p>0.99966</text:p>
          </table:table-cell>
          <table:table-cell office:value-type="float" office:value="0.999485" calcext:value-type="float">
            <text:p>0.999485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998817" calcext:value-type="float">
            <text:p>0.998817</text:p>
          </table:table-cell>
          <table:table-cell office:value-type="float" office:value="0.998208" calcext:value-type="float">
            <text:p>0.998208</text:p>
          </table:table-cell>
          <table:table-cell office:value-type="float" office:value="0.997288" calcext:value-type="float">
            <text:p>0.99728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381" calcext:value-type="float">
            <text:p>0.99381</text:p>
          </table:table-cell>
          <table:table-cell office:value-type="float" office:value="0.990676" calcext:value-type="float">
            <text:p>0.990676</text:p>
          </table:table-cell>
          <table:table-cell office:value-type="float" office:value="0.986001" calcext:value-type="float">
            <text:p>0.986001</text:p>
          </table:table-cell>
          <table:table-cell office:value-type="float" office:value="0.979083" calcext:value-type="float">
            <text:p>0.979083</text:p>
          </table:table-cell>
          <table:table-cell office:value-type="float" office:value="0.968962" calcext:value-type="float">
            <text:p>0.968962</text:p>
          </table:table-cell>
          <table:table-cell office:value-type="float" office:value="0.954409" calcext:value-type="float">
            <text:p>0.954409</text:p>
          </table:table-cell>
          <table:table-cell office:value-type="float" office:value="0.93398" calcext:value-type="float">
            <text:p>0.93398</text:p>
          </table:table-cell>
          <table:table-cell office:value-type="float" office:value="0.906259" calcext:value-type="float">
            <text:p>0.906259</text:p>
          </table:table-cell>
          <table:table-cell office:value-type="float" office:value="0.870328" calcext:value-type="float">
            <text:p>0.870328</text:p>
          </table:table-cell>
          <table:table-cell office:value-type="float" office:value="0.82645" calcext:value-type="float">
            <text:p>0.82645</text:p>
          </table:table-cell>
          <table:table-cell office:value-type="float" office:value="0.776649" calcext:value-type="float">
            <text:p>0.776649</text:p>
          </table:table-cell>
          <table:table-cell office:value-type="float" office:value="0.724649" calcext:value-type="float">
            <text:p>0.724649</text:p>
          </table:table-cell>
          <table:table-cell office:value-type="float" office:value="0.674853" calcext:value-type="float">
            <text:p>0.674853</text:p>
          </table:table-cell>
          <table:table-cell office:value-type="float" office:value="0.630918" calcext:value-type="float">
            <text:p>0.630918</text:p>
          </table:table-cell>
          <table:table-cell office:value-type="float" office:value="0.594836" calcext:value-type="float">
            <text:p>0.594836</text:p>
          </table:table-cell>
          <table:table-cell office:value-type="float" office:value="0.566898" calcext:value-type="float">
            <text:p>0.566898</text:p>
          </table:table-cell>
          <table:table-cell office:value-type="float" office:value="0.546239" calcext:value-type="float">
            <text:p>0.546239</text:p>
          </table:table-cell>
          <table:table-cell office:value-type="float" office:value="0.531481" calcext:value-type="float">
            <text:p>0.531481</text:p>
          </table:table-cell>
          <table:table-cell office:value-type="float" office:value="0.521201" calcext:value-type="float">
            <text:p>0.521201</text:p>
          </table:table-cell>
          <table:table-cell office:value-type="float" office:value="0.514167" calcext:value-type="float">
            <text:p>0.514167</text:p>
          </table:table-cell>
          <table:table-cell office:value-type="float" office:value="0.509411" calcext:value-type="float">
            <text:p>0.509411</text:p>
          </table:table-cell>
          <table:table-cell office:value-type="float" office:value="0.506222" calcext:value-type="float">
            <text:p>0.506222</text:p>
          </table:table-cell>
          <table:table-cell office:value-type="float" office:value="0.504092" calcext:value-type="float">
            <text:p>0.504092</text:p>
          </table:table-cell>
          <table:table-cell office:value-type="float" office:value="0.502671" calcext:value-type="float">
            <text:p>0.502671</text:p>
          </table:table-cell>
          <table:table-cell office:value-type="float" office:value="0.501717" calcext:value-type="float">
            <text:p>0.501717</text:p>
          </table:table-cell>
          <table:table-cell office:value-type="float" office:value="0.501071" calcext:value-type="float">
            <text:p>0.501071</text:p>
          </table:table-cell>
          <table:table-cell office:value-type="float" office:value="0.500619" calcext:value-type="float">
            <text:p>0.500619</text:p>
          </table:table-cell>
          <table:table-cell office:value-type="float" office:value="0.500288" calcext:value-type="float">
            <text:p>0.500288</text:p>
          </table:table-cell>
          <table:table-cell office:value-type="float" office:value="0.500021" calcext:value-type="float">
            <text:p>0.500021</text:p>
          </table:table-cell>
          <table:table-cell office:value-type="float" office:value="0.49978" calcext:value-type="float">
            <text:p>0.49978</text:p>
          </table:table-cell>
          <table:table-cell office:value-type="float" office:value="0.499528" calcext:value-type="float">
            <text:p>0.499528</text:p>
          </table:table-cell>
          <table:table-cell office:value-type="float" office:value="0.499233" calcext:value-type="float">
            <text:p>0.499233</text:p>
          </table:table-cell>
          <table:table-cell office:value-type="float" office:value="0.498859" calcext:value-type="float">
            <text:p>0.498859</text:p>
          </table:table-cell>
          <table:table-cell office:value-type="float" office:value="0.498362" calcext:value-type="float">
            <text:p>0.498362</text:p>
          </table:table-cell>
          <table:table-cell office:value-type="float" office:value="0.497686" calcext:value-type="float">
            <text:p>0.497686</text:p>
          </table:table-cell>
          <table:table-cell office:value-type="float" office:value="0.496758" calcext:value-type="float">
            <text:p>0.496758</text:p>
          </table:table-cell>
          <table:table-cell office:value-type="float" office:value="0.495477" calcext:value-type="float">
            <text:p>0.495477</text:p>
          </table:table-cell>
          <table:table-cell office:value-type="float" office:value="0.493707" calcext:value-type="float">
            <text:p>0.493707</text:p>
          </table:table-cell>
          <table:table-cell office:value-type="float" office:value="0.491266" calcext:value-type="float">
            <text:p>0.491266</text:p>
          </table:table-cell>
          <table:table-cell office:value-type="float" office:value="0.487913" calcext:value-type="float">
            <text:p>0.487913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0.477114" calcext:value-type="float">
            <text:p>0.477114</text:p>
          </table:table-cell>
          <table:table-cell office:value-type="float" office:value="0.46877" calcext:value-type="float">
            <text:p>0.46877</text:p>
          </table:table-cell>
          <table:table-cell office:value-type="float" office:value="0.457727" calcext:value-type="float">
            <text:p>0.457727</text:p>
          </table:table-cell>
          <table:table-cell office:value-type="float" office:value="0.443379" calcext:value-type="float">
            <text:p>0.443379</text:p>
          </table:table-cell>
          <table:table-cell office:value-type="float" office:value="0.425175" calcext:value-type="float">
            <text:p>0.425175</text:p>
          </table:table-cell>
          <table:table-cell office:value-type="float" office:value="0.40277" calcext:value-type="float">
            <text:p>0.4027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46049" calcext:value-type="float">
            <text:p>0.346049</text:p>
          </table:table-cell>
          <table:table-cell office:value-type="float" office:value="0.313506" calcext:value-type="float">
            <text:p>0.313506</text:p>
          </table:table-cell>
          <table:table-cell office:value-type="float" office:value="0.280231" calcext:value-type="float">
            <text:p>0.280231</text:p>
          </table:table-cell>
          <table:table-cell office:value-type="float" office:value="0.248036" calcext:value-type="float">
            <text:p>0.248036</text:p>
          </table:table-cell>
          <table:table-cell office:value-type="float" office:value="0.218505" calcext:value-type="float">
            <text:p>0.218505</text:p>
          </table:table-cell>
          <table:table-cell office:value-type="float" office:value="0.192709" calcext:value-type="float">
            <text:p>0.192709</text:p>
          </table:table-cell>
          <table:table-cell office:value-type="float" office:value="0.171114" calcext:value-type="float">
            <text:p>0.171114</text:p>
          </table:table-cell>
          <table:table-cell office:value-type="float" office:value="0.153672" calcext:value-type="float">
            <text:p>0.153672</text:p>
          </table:table-cell>
          <table:table-cell office:value-type="float" office:value="0.139986" calcext:value-type="float">
            <text:p>0.139986</text:p>
          </table:table-cell>
          <table:table-cell office:value-type="float" office:value="0.129491" calcext:value-type="float">
            <text:p>0.129491</text:p>
          </table:table-cell>
          <table:table-cell office:value-type="float" office:value="0.121584" calcext:value-type="float">
            <text:p>0.121584</text:p>
          </table:table-cell>
          <table:table-cell office:value-type="float" office:value="0.115706" calcext:value-type="float">
            <text:p>0.115706</text:p>
          </table:table-cell>
          <table:table-cell office:value-type="float" office:value="0.111379" calcext:value-type="float">
            <text:p>0.111379</text:p>
          </table:table-cell>
          <table:table-cell office:value-type="float" office:value="0.108219" calcext:value-type="float">
            <text:p>0.108219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104261" calcext:value-type="float">
            <text:p>0.104261</text:p>
          </table:table-cell>
          <table:table-cell office:value-type="float" office:value="0.103062" calcext:value-type="float">
            <text:p>0.103062</text:p>
          </table:table-cell>
          <table:table-cell office:value-type="float" office:value="0.102198" calcext:value-type="float">
            <text:p>0.102198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101131" calcext:value-type="float">
            <text:p>0.101131</text:p>
          </table:table-cell>
          <table:table-cell office:value-type="float" office:value="0.100811" calcext:value-type="float">
            <text:p>0.100811</text:p>
          </table:table-cell>
          <table:table-cell office:value-type="float" office:value="0.100581" calcext:value-type="float">
            <text:p>0.100581</text:p>
          </table:table-cell>
          <table:table-cell office:value-type="float" office:value="0.100417" calcext:value-type="float">
            <text:p>0.100417</text:p>
          </table:table-cell>
          <table:table-cell office:value-type="float" office:value="0.100299" calcext:value-type="float">
            <text:p>0.100299</text:p>
          </table:table-cell>
          <table:table-cell office:value-type="float" office:value="0.100214" calcext:value-type="float">
            <text:p>0.100214</text:p>
          </table:table-cell>
          <table:table-cell office:value-type="float" office:value="0.100153" calcext:value-type="float">
            <text:p>0.100153</text:p>
          </table:table-cell>
          <table:table-cell office:value-type="float" office:value="0.10011" calcext:value-type="float">
            <text:p>0.10011</text:p>
          </table:table-cell>
          <table:table-cell office:value-type="float" office:value="0.100079" calcext:value-type="float">
            <text:p>0.100079</text:p>
          </table:table-cell>
          <table:table-cell office:value-type="float" office:value="0.100056" calcext:value-type="float">
            <text:p>0.100056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5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29407" calcext:value-type="float">
            <text:p>0.129407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0.999766" calcext:value-type="float">
            <text:p>0.999766</text:p>
          </table:table-cell>
          <table:table-cell office:value-type="float" office:value="0.999645" calcext:value-type="float">
            <text:p>0.999645</text:p>
          </table:table-cell>
          <table:table-cell office:value-type="float" office:value="0.999462" calcext:value-type="float">
            <text:p>0.999462</text:p>
          </table:table-cell>
          <table:table-cell office:value-type="float" office:value="0.999184" calcext:value-type="float">
            <text:p>0.999184</text:p>
          </table:table-cell>
          <table:table-cell office:value-type="float" office:value="0.998764" calcext:value-type="float">
            <text:p>0.998764</text:p>
          </table:table-cell>
          <table:table-cell office:value-type="float" office:value="0.998129" calcext:value-type="float">
            <text:p>0.998129</text:p>
          </table:table-cell>
          <table:table-cell office:value-type="float" office:value="0.997168" calcext:value-type="float">
            <text:p>0.997168</text:p>
          </table:table-cell>
          <table:table-cell office:value-type="float" office:value="0.995719" calcext:value-type="float">
            <text:p>0.995719</text:p>
          </table:table-cell>
          <table:table-cell office:value-type="float" office:value="0.993539" calcext:value-type="float">
            <text:p>0.993539</text:p>
          </table:table-cell>
          <table:table-cell office:value-type="float" office:value="0.990271" calcext:value-type="float">
            <text:p>0.990271</text:p>
          </table:table-cell>
          <table:table-cell office:value-type="float" office:value="0.985399" calcext:value-type="float">
            <text:p>0.985399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967676" calcext:value-type="float">
            <text:p>0.967676</text:p>
          </table:table-cell>
          <table:table-cell office:value-type="float" office:value="0.95258" calcext:value-type="float">
            <text:p>0.95258</text:p>
          </table:table-cell>
          <table:table-cell office:value-type="float" office:value="0.931453" calcext:value-type="float">
            <text:p>0.931453</text:p>
          </table:table-cell>
          <table:table-cell office:value-type="float" office:value="0.902905" calcext:value-type="float">
            <text:p>0.902905</text:p>
          </table:table-cell>
          <table:table-cell office:value-type="float" office:value="0.866107" calcext:value-type="float">
            <text:p>0.866107</text:p>
          </table:table-cell>
          <table:table-cell office:value-type="float" office:value="0.821483" calcext:value-type="float">
            <text:p>0.821483</text:p>
          </table:table-cell>
          <table:table-cell office:value-type="float" office:value="0.771257" calcext:value-type="float">
            <text:p>0.771257</text:p>
          </table:table-cell>
          <table:table-cell office:value-type="float" office:value="0.719282" calcext:value-type="float">
            <text:p>0.719282</text:p>
          </table:table-cell>
          <table:table-cell office:value-type="float" office:value="0.66995" calcext:value-type="float">
            <text:p>0.66995</text:p>
          </table:table-cell>
          <table:table-cell office:value-type="float" office:value="0.626772" calcext:value-type="float">
            <text:p>0.626772</text:p>
          </table:table-cell>
          <table:table-cell office:value-type="float" office:value="0.591551" calcext:value-type="float">
            <text:p>0.591551</text:p>
          </table:table-cell>
          <table:table-cell office:value-type="float" office:value="0.564425" calcext:value-type="float">
            <text:p>0.564425</text:p>
          </table:table-cell>
          <table:table-cell office:value-type="float" office:value="0.544449" calcext:value-type="float">
            <text:p>0.544449</text:p>
          </table:table-cell>
          <table:table-cell office:value-type="float" office:value="0.530222" calcext:value-type="float">
            <text:p>0.530222</text:p>
          </table:table-cell>
          <table:table-cell office:value-type="float" office:value="0.520333" calcext:value-type="float">
            <text:p>0.520333</text:p>
          </table:table-cell>
          <table:table-cell office:value-type="float" office:value="0.513576" calcext:value-type="float">
            <text:p>0.513576</text:p>
          </table:table-cell>
          <table:table-cell office:value-type="float" office:value="0.509012" calcext:value-type="float">
            <text:p>0.509012</text:p>
          </table:table-cell>
          <table:table-cell office:value-type="float" office:value="0.505952" calcext:value-type="float">
            <text:p>0.505952</text:p>
          </table:table-cell>
          <table:table-cell office:value-type="float" office:value="0.503907" calcext:value-type="float">
            <text:p>0.503907</text:p>
          </table:table-cell>
          <table:table-cell office:value-type="float" office:value="0.50254" calcext:value-type="float">
            <text:p>0.50254</text:p>
          </table:table-cell>
          <table:table-cell office:value-type="float" office:value="0.501621" calcext:value-type="float">
            <text:p>0.501621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0.500547" calcext:value-type="float">
            <text:p>0.500547</text:p>
          </table:table-cell>
          <table:table-cell office:value-type="float" office:value="0.500211" calcext:value-type="float">
            <text:p>0.500211</text:p>
          </table:table-cell>
          <table:table-cell office:value-type="float" office:value="0.499931" calcext:value-type="float">
            <text:p>0.499931</text:p>
          </table:table-cell>
          <table:table-cell office:value-type="float" office:value="0.499664" calcext:value-type="float">
            <text:p>0.499664</text:p>
          </table:table-cell>
          <table:table-cell office:value-type="float" office:value="0.499374" calcext:value-type="float">
            <text:p>0.499374</text:p>
          </table:table-cell>
          <table:table-cell office:value-type="float" office:value="0.499023" calcext:value-type="float">
            <text:p>0.499023</text:p>
          </table:table-cell>
          <table:table-cell office:value-type="float" office:value="0.498569" calcext:value-type="float">
            <text:p>0.498569</text:p>
          </table:table-cell>
          <table:table-cell office:value-type="float" office:value="0.497961" calcext:value-type="float">
            <text:p>0.497961</text:p>
          </table:table-cell>
          <table:table-cell office:value-type="float" office:value="0.497131" calcext:value-type="float">
            <text:p>0.497131</text:p>
          </table:table-cell>
          <table:table-cell office:value-type="float" office:value="0.495988" calcext:value-type="float">
            <text:p>0.495988</text:p>
          </table:table-cell>
          <table:table-cell office:value-type="float" office:value="0.49441" calcext:value-type="float">
            <text:p>0.49441</text:p>
          </table:table-cell>
          <table:table-cell office:value-type="float" office:value="0.492233" calcext:value-type="float">
            <text:p>0.492233</text:p>
          </table:table-cell>
          <table:table-cell office:value-type="float" office:value="0.489238" calcext:value-type="float">
            <text:p>0.489238</text:p>
          </table:table-cell>
          <table:table-cell office:value-type="float" office:value="0.485137" calcext:value-type="float">
            <text:p>0.485137</text:p>
          </table:table-cell>
          <table:table-cell office:value-type="float" office:value="0.479558" calcext:value-type="float">
            <text:p>0.479558</text:p>
          </table:table-cell>
          <table:table-cell office:value-type="float" office:value="0.472039" calcext:value-type="float">
            <text:p>0.472039</text:p>
          </table:table-cell>
          <table:table-cell office:value-type="float" office:value="0.462033" calcext:value-type="float">
            <text:p>0.462033</text:p>
          </table:table-cell>
          <table:table-cell office:value-type="float" office:value="0.448937" calcext:value-type="float">
            <text:p>0.448937</text:p>
          </table:table-cell>
          <table:table-cell office:value-type="float" office:value="0.432169" calcext:value-type="float">
            <text:p>0.432169</text:p>
          </table:table-cell>
          <table:table-cell office:value-type="float" office:value="0.41129" calcext:value-type="float">
            <text:p>0.41129</text:p>
          </table:table-cell>
          <table:table-cell office:value-type="float" office:value="0.386175" calcext:value-type="float">
            <text:p>0.386175</text:p>
          </table:table-cell>
          <table:table-cell office:value-type="float" office:value="0.357201" calcext:value-type="float">
            <text:p>0.357201</text:p>
          </table:table-cell>
          <table:table-cell office:value-type="float" office:value="0.325344" calcext:value-type="float">
            <text:p>0.325344</text:p>
          </table:table-cell>
          <table:table-cell office:value-type="float" office:value="0.292122" calcext:value-type="float">
            <text:p>0.292122</text:p>
          </table:table-cell>
          <table:table-cell office:value-type="float" office:value="0.259339" calcext:value-type="float">
            <text:p>0.259339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20148" calcext:value-type="float">
            <text:p>0.20148</text:p>
          </table:table-cell>
          <table:table-cell office:value-type="float" office:value="0.178362" calcext:value-type="float">
            <text:p>0.178362</text:p>
          </table:table-cell>
          <table:table-cell office:value-type="float" office:value="0.159464" calcext:value-type="float">
            <text:p>0.159464</text:p>
          </table:table-cell>
          <table:table-cell office:value-type="float" office:value="0.144492" calcext:value-type="float">
            <text:p>0.144492</text:p>
          </table:table-cell>
          <table:table-cell office:value-type="float" office:value="0.132923" calcext:value-type="float">
            <text:p>0.132923</text:p>
          </table:table-cell>
          <table:table-cell office:value-type="float" office:value="0.124156" calcext:value-type="float">
            <text:p>0.124156</text:p>
          </table:table-cell>
          <table:table-cell office:value-type="float" office:value="0.117611" calcext:value-type="float">
            <text:p>0.117611</text:p>
          </table:table-cell>
          <table:table-cell office:value-type="float" office:value="0.112777" calcext:value-type="float">
            <text:p>0.112777</text:p>
          </table:table-cell>
          <table:table-cell office:value-type="float" office:value="0.109238" calcext:value-type="float">
            <text:p>0.109238</text:p>
          </table:table-cell>
          <table:table-cell office:value-type="float" office:value="0.106662" calcext:value-type="float">
            <text:p>0.106662</text:p>
          </table:table-cell>
          <table:table-cell office:value-type="float" office:value="0.104795" calcext:value-type="float">
            <text:p>0.104795</text:p>
          </table:table-cell>
          <table:table-cell office:value-type="float" office:value="0.103447" calcext:value-type="float">
            <text:p>0.103447</text:p>
          </table:table-cell>
          <table:table-cell office:value-type="float" office:value="0.102475" calcext:value-type="float">
            <text:p>0.102475</text:p>
          </table:table-cell>
          <table:table-cell office:value-type="float" office:value="0.101776" calcext:value-type="float">
            <text:p>0.101776</text:p>
          </table:table-cell>
          <table:table-cell office:value-type="float" office:value="0.101274" calcext:value-type="float">
            <text:p>0.101274</text:p>
          </table:table-cell>
          <table:table-cell office:value-type="float" office:value="0.100914" calcext:value-type="float">
            <text:p>0.100914</text:p>
          </table:table-cell>
          <table:table-cell office:value-type="float" office:value="0.100655" calcext:value-type="float">
            <text:p>0.100655</text:p>
          </table:table-cell>
          <table:table-cell office:value-type="float" office:value="0.100469" calcext:value-type="float">
            <text:p>0.100469</text:p>
          </table:table-cell>
          <table:table-cell office:value-type="float" office:value="0.100336" calcext:value-type="float">
            <text:p>0.100336</text:p>
          </table:table-cell>
          <table:table-cell office:value-type="float" office:value="0.100241" calcext:value-type="float">
            <text:p>0.100241</text:p>
          </table:table-cell>
          <table:table-cell office:value-type="float" office:value="0.100173" calcext:value-type="float">
            <text:p>0.100173</text:p>
          </table:table-cell>
          <table:table-cell office:value-type="float" office:value="0.100124" calcext:value-type="float">
            <text:p>0.100124</text:p>
          </table:table-cell>
          <table:table-cell office:value-type="float" office:value="0.100089" calcext:value-type="float">
            <text:p>0.100089</text:p>
          </table:table-cell>
          <table:table-cell office:value-type="float" office:value="0.100064" calcext:value-type="float">
            <text:p>0.100064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35379" calcext:value-type="float">
            <text:p>0.135379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839" calcext:value-type="float">
            <text:p>0.999839</text:p>
          </table:table-cell>
          <table:table-cell office:value-type="float" office:value="0.999755" calcext:value-type="float">
            <text:p>0.999755</text:p>
          </table:table-cell>
          <table:table-cell office:value-type="float" office:value="0.999629" calcext:value-type="float">
            <text:p>0.999629</text:p>
          </table:table-cell>
          <table:table-cell office:value-type="float" office:value="0.999438" calcext:value-type="float">
            <text:p>0.999438</text:p>
          </table:table-cell>
          <table:table-cell office:value-type="float" office:value="0.999148" calcext:value-type="float">
            <text:p>0.999148</text:p>
          </table:table-cell>
          <table:table-cell office:value-type="float" office:value="0.998709" calcext:value-type="float">
            <text:p>0.998709</text:p>
          </table:table-cell>
          <table:table-cell office:value-type="float" office:value="0.998046" calcext:value-type="float">
            <text:p>0.998046</text:p>
          </table:table-cell>
          <table:table-cell office:value-type="float" office:value="0.997043" calcext:value-type="float">
            <text:p>0.997043</text:p>
          </table:table-cell>
          <table:table-cell office:value-type="float" office:value="0.995531" calcext:value-type="float">
            <text:p>0.995531</text:p>
          </table:table-cell>
          <table:table-cell office:value-type="float" office:value="0.993257" calcext:value-type="float">
            <text:p>0.993257</text:p>
          </table:table-cell>
          <table:table-cell office:value-type="float" office:value="0.989848" calcext:value-type="float">
            <text:p>0.989848</text:p>
          </table:table-cell>
          <table:table-cell office:value-type="float" office:value="0.984772" calcext:value-type="float">
            <text:p>0.984772</text:p>
          </table:table-cell>
          <table:table-cell office:value-type="float" office:value="0.977274" calcext:value-type="float">
            <text:p>0.977274</text:p>
          </table:table-cell>
          <table:table-cell office:value-type="float" office:value="0.966341" calcext:value-type="float">
            <text:p>0.966341</text:p>
          </table:table-cell>
          <table:table-cell office:value-type="float" office:value="0.950686" calcext:value-type="float">
            <text:p>0.950686</text:p>
          </table:table-cell>
          <table:table-cell office:value-type="float" office:value="0.928846" calcext:value-type="float">
            <text:p>0.928846</text:p>
          </table:table-cell>
          <table:table-cell office:value-type="float" office:value="0.89946" calcext:value-type="float">
            <text:p>0.89946</text:p>
          </table:table-cell>
          <table:table-cell office:value-type="float" office:value="0.861798" calcext:value-type="float">
            <text:p>0.861798</text:p>
          </table:table-cell>
          <table:table-cell office:value-type="float" office:value="0.816454" calcext:value-type="float">
            <text:p>0.816454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13944" calcext:value-type="float">
            <text:p>0.713944</text:p>
          </table:table-cell>
          <table:table-cell office:value-type="float" office:value="0.665115" calcext:value-type="float">
            <text:p>0.665115</text:p>
          </table:table-cell>
          <table:table-cell office:value-type="float" office:value="0.622714" calcext:value-type="float">
            <text:p>0.622714</text:p>
          </table:table-cell>
          <table:table-cell office:value-type="float" office:value="0.588354" calcext:value-type="float">
            <text:p>0.588354</text:p>
          </table:table-cell>
          <table:table-cell office:value-type="float" office:value="0.562031" calcext:value-type="float">
            <text:p>0.562031</text:p>
          </table:table-cell>
          <table:table-cell office:value-type="float" office:value="0.542721" calcext:value-type="float">
            <text:p>0.542721</text:p>
          </table:table-cell>
          <table:table-cell office:value-type="float" office:value="0.529009" calcext:value-type="float">
            <text:p>0.529009</text:p>
          </table:table-cell>
          <table:table-cell office:value-type="float" office:value="0.519498" calcext:value-type="float">
            <text:p>0.519498</text:p>
          </table:table-cell>
          <table:table-cell office:value-type="float" office:value="0.513007" calcext:value-type="float">
            <text:p>0.513007</text:p>
          </table:table-cell>
          <table:table-cell office:value-type="float" office:value="0.508627" calcext:value-type="float">
            <text:p>0.508627</text:p>
          </table:table-cell>
          <table:table-cell office:value-type="float" office:value="0.50569" calcext:value-type="float">
            <text:p>0.50569</text:p>
          </table:table-cell>
          <table:table-cell office:value-type="float" office:value="0.503727" calcext:value-type="float">
            <text:p>0.503727</text:p>
          </table:table-cell>
          <table:table-cell office:value-type="float" office:value="0.502412" calcext:value-type="float">
            <text:p>0.502412</text:p>
          </table:table-cell>
          <table:table-cell office:value-type="float" office:value="0.501523" calcext:value-type="float">
            <text:p>0.501523</text:p>
          </table:table-cell>
          <table:table-cell office:value-type="float" office:value="0.500909" calcext:value-type="float">
            <text:p>0.500909</text:p>
          </table:table-cell>
          <table:table-cell office:value-type="float" office:value="0.500467" calcext:value-type="float">
            <text:p>0.500467</text:p>
          </table:table-cell>
          <table:table-cell office:value-type="float" office:value="0.500123" calcext:value-type="float">
            <text:p>0.500123</text:p>
          </table:table-cell>
          <table:table-cell office:value-type="float" office:value="0.499823" calcext:value-type="float">
            <text:p>0.499823</text:p>
          </table:table-cell>
          <table:table-cell office:value-type="float" office:value="0.499524" calcext:value-type="float">
            <text:p>0.499524</text:p>
          </table:table-cell>
          <table:table-cell office:value-type="float" office:value="0.499185" calcext:value-type="float">
            <text:p>0.499185</text:p>
          </table:table-cell>
          <table:table-cell office:value-type="float" office:value="0.498764" calcext:value-type="float">
            <text:p>0.498764</text:p>
          </table:table-cell>
          <table:table-cell office:value-type="float" office:value="0.498212" calcext:value-type="float">
            <text:p>0.498212</text:p>
          </table:table-cell>
          <table:table-cell office:value-type="float" office:value="0.497467" calcext:value-type="float">
            <text:p>0.497467</text:p>
          </table:table-cell>
          <table:table-cell office:value-type="float" office:value="0.496445" calcext:value-type="float">
            <text:p>0.496445</text:p>
          </table:table-cell>
          <table:table-cell office:value-type="float" office:value="0.495038" calcext:value-type="float">
            <text:p>0.495038</text:p>
          </table:table-cell>
          <table:table-cell office:value-type="float" office:value="0.493096" calcext:value-type="float">
            <text:p>0.493096</text:p>
          </table:table-cell>
          <table:table-cell office:value-type="float" office:value="0.490423" calcext:value-type="float">
            <text:p>0.490423</text:p>
          </table:table-cell>
          <table:table-cell office:value-type="float" office:value="0.486756" calcext:value-type="float">
            <text:p>0.486756</text:p>
          </table:table-cell>
          <table:table-cell office:value-type="float" office:value="0.481755" calcext:value-type="float">
            <text:p>0.481755</text:p>
          </table:table-cell>
          <table:table-cell office:value-type="float" office:value="0.47499" calcext:value-type="float">
            <text:p>0.47499</text:p>
          </table:table-cell>
          <table:table-cell office:value-type="float" office:value="0.465942" calcext:value-type="float">
            <text:p>0.465942</text:p>
          </table:table-cell>
          <table:table-cell office:value-type="float" office:value="0.454023" calcext:value-type="float">
            <text:p>0.454023</text:p>
          </table:table-cell>
          <table:table-cell office:value-type="float" office:value="0.438633" calcext:value-type="float">
            <text:p>0.438633</text:p>
          </table:table-cell>
          <table:table-cell office:value-type="float" office:value="0.419261" calcext:value-type="float">
            <text:p>0.419261</text:p>
          </table:table-cell>
          <table:table-cell office:value-type="float" office:value="0.39565" calcext:value-type="float">
            <text:p>0.39565</text:p>
          </table:table-cell>
          <table:table-cell office:value-type="float" office:value="0.367978" calcext:value-type="float">
            <text:p>0.367978</text:p>
          </table:table-cell>
          <table:table-cell office:value-type="float" office:value="0.337004" calcext:value-type="float">
            <text:p>0.337004</text:p>
          </table:table-cell>
          <table:table-cell office:value-type="float" office:value="0.304071" calcext:value-type="float">
            <text:p>0.304071</text:p>
          </table:table-cell>
          <table:table-cell office:value-type="float" office:value="0.270921" calcext:value-type="float">
            <text:p>0.270921</text:p>
          </table:table-cell>
          <table:table-cell office:value-type="float" office:value="0.239339" calcext:value-type="float">
            <text:p>0.239339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186156" calcext:value-type="float">
            <text:p>0.186156</text:p>
          </table:table-cell>
          <table:table-cell office:value-type="float" office:value="0.165762" calcext:value-type="float">
            <text:p>0.165762</text:p>
          </table:table-cell>
          <table:table-cell office:value-type="float" office:value="0.149435" calcext:value-type="float">
            <text:p>0.149435</text:p>
          </table:table-cell>
          <table:table-cell office:value-type="float" office:value="0.136715" calcext:value-type="float">
            <text:p>0.136715</text:p>
          </table:table-cell>
          <table:table-cell office:value-type="float" office:value="0.127013" calcext:value-type="float">
            <text:p>0.127013</text:p>
          </table:table-cell>
          <table:table-cell office:value-type="float" office:value="0.119735" calcext:value-type="float">
            <text:p>0.119735</text:p>
          </table:table-cell>
          <table:table-cell office:value-type="float" office:value="0.114341" calcext:value-type="float">
            <text:p>0.114341</text:p>
          </table:table-cell>
          <table:table-cell office:value-type="float" office:value="0.11038" calcext:value-type="float">
            <text:p>0.11038</text:p>
          </table:table-cell>
          <table:table-cell office:value-type="float" office:value="0.107492" calcext:value-type="float">
            <text:p>0.107492</text:p>
          </table:table-cell>
          <table:table-cell office:value-type="float" office:value="0.105396" calcext:value-type="float">
            <text:p>0.105396</text:p>
          </table:table-cell>
          <table:table-cell office:value-type="float" office:value="0.10388" calcext:value-type="float">
            <text:p>0.10388</text:p>
          </table:table-cell>
          <table:table-cell office:value-type="float" office:value="0.102787" calcext:value-type="float">
            <text:p>0.102787</text:p>
          </table:table-cell>
          <table:table-cell office:value-type="float" office:value="0.102001" calcext:value-type="float">
            <text:p>0.102001</text:p>
          </table:table-cell>
          <table:table-cell office:value-type="float" office:value="0.101435" calcext:value-type="float">
            <text:p>0.101435</text:p>
          </table:table-cell>
          <table:table-cell office:value-type="float" office:value="0.101029" calcext:value-type="float">
            <text:p>0.101029</text:p>
          </table:table-cell>
          <table:table-cell office:value-type="float" office:value="0.100738" calcext:value-type="float">
            <text:p>0.100738</text:p>
          </table:table-cell>
          <table:table-cell office:value-type="float" office:value="0.100529" calcext:value-type="float">
            <text:p>0.100529</text:p>
          </table:table-cell>
          <table:table-cell office:value-type="float" office:value="0.100379" calcext:value-type="float">
            <text:p>0.100379</text:p>
          </table:table-cell>
          <table:table-cell office:value-type="float" office:value="0.100272" calcext:value-type="float">
            <text:p>0.100272</text:p>
          </table:table-cell>
          <table:table-cell office:value-type="float" office:value="0.100195" calcext:value-type="float">
            <text:p>0.100195</text:p>
          </table:table-cell>
          <table:table-cell office:value-type="float" office:value="0.10014" calcext:value-type="float">
            <text:p>0.10014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41351" calcext:value-type="float">
            <text:p>0.14135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2" calcext:value-type="float">
            <text:p>0.999952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99889" calcext:value-type="float">
            <text:p>0.999889</text:p>
          </table:table-cell>
          <table:table-cell office:value-type="float" office:value="0.999832" calcext:value-type="float">
            <text:p>0.999832</text:p>
          </table:table-cell>
          <table:table-cell office:value-type="float" office:value="0.999745" calcext:value-type="float">
            <text:p>0.999745</text:p>
          </table:table-cell>
          <table:table-cell office:value-type="float" office:value="0.999613" calcext:value-type="float">
            <text:p>0.999613</text:p>
          </table:table-cell>
          <table:table-cell office:value-type="float" office:value="0.999413" calcext:value-type="float">
            <text:p>0.999413</text:p>
          </table:table-cell>
          <table:table-cell office:value-type="float" office:value="0.99911" calcext:value-type="float">
            <text:p>0.99911</text:p>
          </table:table-cell>
          <table:table-cell office:value-type="float" office:value="0.998652" calcext:value-type="float">
            <text:p>0.998652</text:p>
          </table:table-cell>
          <table:table-cell office:value-type="float" office:value="0.997959" calcext:value-type="float">
            <text:p>0.997959</text:p>
          </table:table-cell>
          <table:table-cell office:value-type="float" office:value="0.996913" calcext:value-type="float">
            <text:p>0.996913</text:p>
          </table:table-cell>
          <table:table-cell office:value-type="float" office:value="0.995335" calcext:value-type="float">
            <text:p>0.995335</text:p>
          </table:table-cell>
          <table:table-cell office:value-type="float" office:value="0.992962" calcext:value-type="float">
            <text:p>0.992962</text:p>
          </table:table-cell>
          <table:table-cell office:value-type="float" office:value="0.989408" calcext:value-type="float">
            <text:p>0.989408</text:p>
          </table:table-cell>
          <table:table-cell office:value-type="float" office:value="0.984119" calcext:value-type="float">
            <text:p>0.984119</text:p>
          </table:table-cell>
          <table:table-cell office:value-type="float" office:value="0.976315" calcext:value-type="float">
            <text:p>0.976315</text:p>
          </table:table-cell>
          <table:table-cell office:value-type="float" office:value="0.964954" calcext:value-type="float">
            <text:p>0.964954</text:p>
          </table:table-cell>
          <table:table-cell office:value-type="float" office:value="0.948724" calcext:value-type="float">
            <text:p>0.948724</text:p>
          </table:table-cell>
          <table:table-cell office:value-type="float" office:value="0.926156" calcext:value-type="float">
            <text:p>0.926156</text:p>
          </table:table-cell>
          <table:table-cell office:value-type="float" office:value="0.895925" calcext:value-type="float">
            <text:p>0.895925</text:p>
          </table:table-cell>
          <table:table-cell office:value-type="float" office:value="0.857405" calcext:value-type="float">
            <text:p>0.857405</text:p>
          </table:table-cell>
          <table:table-cell office:value-type="float" office:value="0.811366" calcext:value-type="float">
            <text:p>0.811366</text:p>
          </table:table-cell>
          <table:table-cell office:value-type="float" office:value="0.760417" calcext:value-type="float">
            <text:p>0.760417</text:p>
          </table:table-cell>
          <table:table-cell office:value-type="float" office:value="0.70864" calcext:value-type="float">
            <text:p>0.70864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18745" calcext:value-type="float">
            <text:p>0.618745</text:p>
          </table:table-cell>
          <table:table-cell office:value-type="float" office:value="0.585246" calcext:value-type="float">
            <text:p>0.585246</text:p>
          </table:table-cell>
          <table:table-cell office:value-type="float" office:value="0.559712" calcext:value-type="float">
            <text:p>0.559712</text:p>
          </table:table-cell>
          <table:table-cell office:value-type="float" office:value="0.541054" calcext:value-type="float">
            <text:p>0.541054</text:p>
          </table:table-cell>
          <table:table-cell office:value-type="float" office:value="0.527842" calcext:value-type="float">
            <text:p>0.527842</text:p>
          </table:table-cell>
          <table:table-cell office:value-type="float" office:value="0.518695" calcext:value-type="float">
            <text:p>0.518695</text:p>
          </table:table-cell>
          <table:table-cell office:value-type="float" office:value="0.512461" calcext:value-type="float">
            <text:p>0.512461</text:p>
          </table:table-cell>
          <table:table-cell office:value-type="float" office:value="0.508256" calcext:value-type="float">
            <text:p>0.508256</text:p>
          </table:table-cell>
          <table:table-cell office:value-type="float" office:value="0.505437" calcext:value-type="float">
            <text:p>0.505437</text:p>
          </table:table-cell>
          <table:table-cell office:value-type="float" office:value="0.50355" calcext:value-type="float">
            <text:p>0.50355</text:p>
          </table:table-cell>
          <table:table-cell office:value-type="float" office:value="0.502283" calcext:value-type="float">
            <text:p>0.502283</text:p>
          </table:table-cell>
          <table:table-cell office:value-type="float" office:value="0.501422" calcext:value-type="float">
            <text:p>0.501422</text:p>
          </table:table-cell>
          <table:table-cell office:value-type="float" office:value="0.50082" calcext:value-type="float">
            <text:p>0.50082</text:p>
          </table:table-cell>
          <table:table-cell office:value-type="float" office:value="0.500376" calcext:value-type="float">
            <text:p>0.500376</text:p>
          </table:table-cell>
          <table:table-cell office:value-type="float" office:value="0.500019" calcext:value-type="float">
            <text:p>0.500019</text:p>
          </table:table-cell>
          <table:table-cell office:value-type="float" office:value="0.499694" calcext:value-type="float">
            <text:p>0.499694</text:p>
          </table:table-cell>
          <table:table-cell office:value-type="float" office:value="0.499353" calcext:value-type="float">
            <text:p>0.499353</text:p>
          </table:table-cell>
          <table:table-cell office:value-type="float" office:value="0.498953" calcext:value-type="float">
            <text:p>0.498953</text:p>
          </table:table-cell>
          <table:table-cell office:value-type="float" office:value="0.498446" calcext:value-type="float">
            <text:p>0.498446</text:p>
          </table:table-cell>
          <table:table-cell office:value-type="float" office:value="0.497772" calcext:value-type="float">
            <text:p>0.497772</text:p>
          </table:table-cell>
          <table:table-cell office:value-type="float" office:value="0.496856" calcext:value-type="float">
            <text:p>0.496856</text:p>
          </table:table-cell>
          <table:table-cell office:value-type="float" office:value="0.495599" calcext:value-type="float">
            <text:p>0.495599</text:p>
          </table:table-cell>
          <table:table-cell office:value-type="float" office:value="0.493868" calcext:value-type="float">
            <text:p>0.493868</text:p>
          </table:table-cell>
          <table:table-cell office:value-type="float" office:value="0.491482" calcext:value-type="float">
            <text:p>0.491482</text:p>
          </table:table-cell>
          <table:table-cell office:value-type="float" office:value="0.488206" calcext:value-type="float">
            <text:p>0.488206</text:p>
          </table:table-cell>
          <table:table-cell office:value-type="float" office:value="0.483726" calcext:value-type="float">
            <text:p>0.483726</text:p>
          </table:table-cell>
          <table:table-cell office:value-type="float" office:value="0.477648" calcext:value-type="float">
            <text:p>0.477648</text:p>
          </table:table-cell>
          <table:table-cell office:value-type="float" office:value="0.469483" calcext:value-type="float">
            <text:p>0.469483</text:p>
          </table:table-cell>
          <table:table-cell office:value-type="float" office:value="0.458663" calcext:value-type="float">
            <text:p>0.458663</text:p>
          </table:table-cell>
          <table:table-cell office:value-type="float" office:value="0.444582" calcext:value-type="float">
            <text:p>0.444582</text:p>
          </table:table-cell>
          <table:table-cell office:value-type="float" office:value="0.426683" calcext:value-type="float">
            <text:p>0.426683</text:p>
          </table:table-cell>
          <table:table-cell office:value-type="float" office:value="0.404598" calcext:value-type="float">
            <text:p>0.404598</text:p>
          </table:table-cell>
          <table:table-cell office:value-type="float" office:value="0.378326" calcext:value-type="float">
            <text:p>0.378326</text:p>
          </table:table-cell>
          <table:table-cell office:value-type="float" office:value="0.348409" calcext:value-type="float">
            <text:p>0.348409</text:p>
          </table:table-cell>
          <table:table-cell office:value-type="float" office:value="0.315991" calcext:value-type="float">
            <text:p>0.315991</text:p>
          </table:table-cell>
          <table:table-cell office:value-type="float" office:value="0.282708" calcext:value-type="float">
            <text:p>0.282708</text:p>
          </table:table-cell>
          <table:table-cell office:value-type="float" office:value="0.250372" calcext:value-type="float">
            <text:p>0.250372</text:p>
          </table:table-cell>
          <table:table-cell office:value-type="float" office:value="0.220597" calcext:value-type="float">
            <text:p>0.220597</text:p>
          </table:table-cell>
          <table:table-cell office:value-type="float" office:value="0.194497" calcext:value-type="float">
            <text:p>0.194497</text:p>
          </table:table-cell>
          <table:table-cell office:value-type="float" office:value="0.172584" calcext:value-type="float">
            <text:p>0.172584</text:p>
          </table:table-cell>
          <table:table-cell office:value-type="float" office:value="0.154842" calcext:value-type="float">
            <text:p>0.154842</text:p>
          </table:table-cell>
          <table:table-cell office:value-type="float" office:value="0.140894" calcext:value-type="float">
            <text:p>0.140894</text:p>
          </table:table-cell>
          <table:table-cell office:value-type="float" office:value="0.130181" calcext:value-type="float">
            <text:p>0.130181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116087" calcext:value-type="float">
            <text:p>0.116087</text:p>
          </table:table-cell>
          <table:table-cell office:value-type="float" office:value="0.111659" calcext:value-type="float">
            <text:p>0.111659</text:p>
          </table:table-cell>
          <table:table-cell office:value-type="float" office:value="0.108422" calcext:value-type="float">
            <text:p>0.108422</text:p>
          </table:table-cell>
          <table:table-cell office:value-type="float" office:value="0.10607" calcext:value-type="float">
            <text:p>0.10607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3138" calcext:value-type="float">
            <text:p>0.103138</text:p>
          </table:table-cell>
          <table:table-cell office:value-type="float" office:value="0.102253" calcext:value-type="float">
            <text:p>0.102253</text:p>
          </table:table-cell>
          <table:table-cell office:value-type="float" office:value="0.101617" calcext:value-type="float">
            <text:p>0.101617</text:p>
          </table:table-cell>
          <table:table-cell office:value-type="float" office:value="0.10116" calcext:value-type="float">
            <text:p>0.10116</text:p>
          </table:table-cell>
          <table:table-cell office:value-type="float" office:value="0.100831" calcext:value-type="float">
            <text:p>0.100831</text:p>
          </table:table-cell>
          <table:table-cell office:value-type="float" office:value="0.100596" calcext:value-type="float">
            <text:p>0.100596</text:p>
          </table:table-cell>
          <table:table-cell office:value-type="float" office:value="0.100427" calcext:value-type="float">
            <text:p>0.100427</text:p>
          </table:table-cell>
          <table:table-cell office:value-type="float" office:value="0.100306" calcext:value-type="float">
            <text:p>0.100306</text:p>
          </table:table-cell>
          <table:table-cell office:value-type="float" office:value="0.100219" calcext:value-type="float">
            <text:p>0.100219</text:p>
          </table:table-cell>
          <table:table-cell office:value-type="float" office:value="0.100157" calcext:value-type="float">
            <text:p>0.100157</text:p>
          </table:table-cell>
          <table:table-cell office:value-type="float" office:value="0.100113" calcext:value-type="float">
            <text:p>0.100113</text:p>
          </table:table-cell>
          <table:table-cell office:value-type="float" office:value="0.100081" calcext:value-type="float">
            <text:p>0.100081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5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47323" calcext:value-type="float">
            <text:p>0.147323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999884" calcext:value-type="float">
            <text:p>0.999884</text:p>
          </table:table-cell>
          <table:table-cell office:value-type="float" office:value="0.999824" calcext:value-type="float">
            <text:p>0.999824</text:p>
          </table:table-cell>
          <table:table-cell office:value-type="float" office:value="0.999733" calcext:value-type="float">
            <text:p>0.999733</text:p>
          </table:table-cell>
          <table:table-cell office:value-type="float" office:value="0.999596" calcext:value-type="float">
            <text:p>0.999596</text:p>
          </table:table-cell>
          <table:table-cell office:value-type="float" office:value="0.999387" calcext:value-type="float">
            <text:p>0.999387</text:p>
          </table:table-cell>
          <table:table-cell office:value-type="float" office:value="0.999071" calcext:value-type="float">
            <text:p>0.999071</text:p>
          </table:table-cell>
          <table:table-cell office:value-type="float" office:value="0.998593" calcext:value-type="float">
            <text:p>0.998593</text:p>
          </table:table-cell>
          <table:table-cell office:value-type="float" office:value="0.997869" calcext:value-type="float">
            <text:p>0.997869</text:p>
          </table:table-cell>
          <table:table-cell office:value-type="float" office:value="0.996777" calcext:value-type="float">
            <text:p>0.996777</text:p>
          </table:table-cell>
          <table:table-cell office:value-type="float" office:value="0.99513" calcext:value-type="float">
            <text:p>0.99513</text:p>
          </table:table-cell>
          <table:table-cell office:value-type="float" office:value="0.992654" calcext:value-type="float">
            <text:p>0.992654</text:p>
          </table:table-cell>
          <table:table-cell office:value-type="float" office:value="0.988949" calcext:value-type="float">
            <text:p>0.988949</text:p>
          </table:table-cell>
          <table:table-cell office:value-type="float" office:value="0.983438" calcext:value-type="float">
            <text:p>0.983438</text:p>
          </table:table-cell>
          <table:table-cell office:value-type="float" office:value="0.975318" calcext:value-type="float">
            <text:p>0.975318</text:p>
          </table:table-cell>
          <table:table-cell office:value-type="float" office:value="0.963514" calcext:value-type="float">
            <text:p>0.963514</text:p>
          </table:table-cell>
          <table:table-cell office:value-type="float" office:value="0.946693" calcext:value-type="float">
            <text:p>0.946693</text:p>
          </table:table-cell>
          <table:table-cell office:value-type="float" office:value="0.923381" calcext:value-type="float">
            <text:p>0.923381</text:p>
          </table:table-cell>
          <table:table-cell office:value-type="float" office:value="0.892297" calcext:value-type="float">
            <text:p>0.892297</text:p>
          </table:table-cell>
          <table:table-cell office:value-type="float" office:value="0.852928" calcext:value-type="float">
            <text:p>0.852928</text:p>
          </table:table-cell>
          <table:table-cell office:value-type="float" office:value="0.806224" calcext:value-type="float">
            <text:p>0.806224</text:p>
          </table:table-cell>
          <table:table-cell office:value-type="float" office:value="0.754981" calcext:value-type="float">
            <text:p>0.754981</text:p>
          </table:table-cell>
          <table:table-cell office:value-type="float" office:value="0.703376" calcext:value-type="float">
            <text:p>0.703376</text:p>
          </table:table-cell>
          <table:table-cell office:value-type="float" office:value="0.655663" calcext:value-type="float">
            <text:p>0.655663</text:p>
          </table:table-cell>
          <table:table-cell office:value-type="float" office:value="0.614865" calcext:value-type="float">
            <text:p>0.614865</text:p>
          </table:table-cell>
          <table:table-cell office:value-type="float" office:value="0.582225" calcext:value-type="float">
            <text:p>0.582225</text:p>
          </table:table-cell>
          <table:table-cell office:value-type="float" office:value="0.557468" calcext:value-type="float">
            <text:p>0.557468</text:p>
          </table:table-cell>
          <table:table-cell office:value-type="float" office:value="0.539446" calcext:value-type="float">
            <text:p>0.539446</text:p>
          </table:table-cell>
          <table:table-cell office:value-type="float" office:value="0.526718" calcext:value-type="float">
            <text:p>0.526718</text:p>
          </table:table-cell>
          <table:table-cell office:value-type="float" office:value="0.517922" calcext:value-type="float">
            <text:p>0.517922</text:p>
          </table:table-cell>
          <table:table-cell office:value-type="float" office:value="0.511934" calcext:value-type="float">
            <text:p>0.511934</text:p>
          </table:table-cell>
          <table:table-cell office:value-type="float" office:value="0.507898" calcext:value-type="float">
            <text:p>0.507898</text:p>
          </table:table-cell>
          <table:table-cell office:value-type="float" office:value="0.505191" calcext:value-type="float">
            <text:p>0.505191</text:p>
          </table:table-cell>
          <table:table-cell office:value-type="float" office:value="0.503377" calcext:value-type="float">
            <text:p>0.503377</text:p>
          </table:table-cell>
          <table:table-cell office:value-type="float" office:value="0.502154" calcext:value-type="float">
            <text:p>0.502154</text:p>
          </table:table-cell>
          <table:table-cell office:value-type="float" office:value="0.501316" calcext:value-type="float">
            <text:p>0.501316</text:p>
          </table:table-cell>
          <table:table-cell office:value-type="float" office:value="0.500722" calcext:value-type="float">
            <text:p>0.500722</text:p>
          </table:table-cell>
          <table:table-cell office:value-type="float" office:value="0.500273" calcext:value-type="float">
            <text:p>0.500273</text:p>
          </table:table-cell>
          <table:table-cell office:value-type="float" office:value="0.499897" calcext:value-type="float">
            <text:p>0.499897</text:p>
          </table:table-cell>
          <table:table-cell office:value-type="float" office:value="0.499537" calcext:value-type="float">
            <text:p>0.499537</text:p>
          </table:table-cell>
          <table:table-cell office:value-type="float" office:value="0.499144" calcext:value-type="float">
            <text:p>0.499144</text:p>
          </table:table-cell>
          <table:table-cell office:value-type="float" office:value="0.498668" calcext:value-type="float">
            <text:p>0.498668</text:p>
          </table:table-cell>
          <table:table-cell office:value-type="float" office:value="0.498053" calcext:value-type="float">
            <text:p>0.498053</text:p>
          </table:table-cell>
          <table:table-cell office:value-type="float" office:value="0.497229" calcext:value-type="float">
            <text:p>0.497229</text:p>
          </table:table-cell>
          <table:table-cell office:value-type="float" office:value="0.496104" calcext:value-type="float">
            <text:p>0.496104</text:p>
          </table:table-cell>
          <table:table-cell office:value-type="float" office:value="0.494558" calcext:value-type="float">
            <text:p>0.494558</text:p>
          </table:table-cell>
          <table:table-cell office:value-type="float" office:value="0.492429" calcext:value-type="float">
            <text:p>0.492429</text:p>
          </table:table-cell>
          <table:table-cell office:value-type="float" office:value="0.489502" calcext:value-type="float">
            <text:p>0.489502</text:p>
          </table:table-cell>
          <table:table-cell office:value-type="float" office:value="0.485494" calcext:value-type="float">
            <text:p>0.485494</text:p>
          </table:table-cell>
          <table:table-cell office:value-type="float" office:value="0.480039" calcext:value-type="float">
            <text:p>0.480039</text:p>
          </table:table-cell>
          <table:table-cell office:value-type="float" office:value="0.472683" calcext:value-type="float">
            <text:p>0.472683</text:p>
          </table:table-cell>
          <table:table-cell office:value-type="float" office:value="0.462884" calcext:value-type="float">
            <text:p>0.462884</text:p>
          </table:table-cell>
          <table:table-cell office:value-type="float" office:value="0.45004" calcext:value-type="float">
            <text:p>0.45004</text:p>
          </table:table-cell>
          <table:table-cell office:value-type="float" office:value="0.433565" calcext:value-type="float">
            <text:p>0.433565</text:p>
          </table:table-cell>
          <table:table-cell office:value-type="float" office:value="0.413003" calcext:value-type="float">
            <text:p>0.413003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59488" calcext:value-type="float">
            <text:p>0.359488</text:p>
          </table:table-cell>
          <table:table-cell office:value-type="float" office:value="0.327799" calcext:value-type="float">
            <text:p>0.327799</text:p>
          </table:table-cell>
          <table:table-cell office:value-type="float" office:value="0.294618" calcext:value-type="float">
            <text:p>0.294618</text:p>
          </table:table-cell>
          <table:table-cell office:value-type="float" office:value="0.261739" calcext:value-type="float">
            <text:p>0.261739</text:p>
          </table:table-cell>
          <table:table-cell office:value-type="float" office:value="0.230888" calcext:value-type="float">
            <text:p>0.230888</text:p>
          </table:table-cell>
          <table:table-cell office:value-type="float" office:value="0.203381" calcext:value-type="float">
            <text:p>0.203381</text:p>
          </table:table-cell>
          <table:table-cell office:value-type="float" office:value="0.179946" calcext:value-type="float">
            <text:p>0.179946</text:p>
          </table:table-cell>
          <table:table-cell office:value-type="float" office:value="0.160738" calcext:value-type="float">
            <text:p>0.160738</text:p>
          </table:table-cell>
          <table:table-cell office:value-type="float" office:value="0.145488" calcext:value-type="float">
            <text:p>0.145488</text:p>
          </table:table-cell>
          <table:table-cell office:value-type="float" office:value="0.133685" calcext:value-type="float">
            <text:p>0.133685</text:p>
          </table:table-cell>
          <table:table-cell office:value-type="float" office:value="0.12473" calcext:value-type="float">
            <text:p>0.12473</text:p>
          </table:table-cell>
          <table:table-cell office:value-type="float" office:value="0.118036" calcext:value-type="float">
            <text:p>0.118036</text:p>
          </table:table-cell>
          <table:table-cell office:value-type="float" office:value="0.11309" calcext:value-type="float">
            <text:p>0.11309</text:p>
          </table:table-cell>
          <table:table-cell office:value-type="float" office:value="0.109466" calcext:value-type="float">
            <text:p>0.109466</text:p>
          </table:table-cell>
          <table:table-cell office:value-type="float" office:value="0.106828" calcext:value-type="float">
            <text:p>0.106828</text:p>
          </table:table-cell>
          <table:table-cell office:value-type="float" office:value="0.104915" calcext:value-type="float">
            <text:p>0.104915</text:p>
          </table:table-cell>
          <table:table-cell office:value-type="float" office:value="0.103533" calcext:value-type="float">
            <text:p>0.103533</text:p>
          </table:table-cell>
          <table:table-cell office:value-type="float" office:value="0.102538" calcext:value-type="float">
            <text:p>0.102538</text:p>
          </table:table-cell>
          <table:table-cell office:value-type="float" office:value="0.101821" calcext:value-type="float">
            <text:p>0.101821</text:p>
          </table:table-cell>
          <table:table-cell office:value-type="float" office:value="0.101306" calcext:value-type="float">
            <text:p>0.101306</text:p>
          </table:table-cell>
          <table:table-cell office:value-type="float" office:value="0.100937" calcext:value-type="float">
            <text:p>0.100937</text:p>
          </table:table-cell>
          <table:table-cell office:value-type="float" office:value="0.100671" calcext:value-type="float">
            <text:p>0.100671</text:p>
          </table:table-cell>
          <table:table-cell office:value-type="float" office:value="0.100481" calcext:value-type="float">
            <text:p>0.100481</text:p>
          </table:table-cell>
          <table:table-cell office:value-type="float" office:value="0.100345" calcext:value-type="float">
            <text:p>0.100345</text:p>
          </table:table-cell>
          <table:table-cell office:value-type="float" office:value="0.100247" calcext:value-type="float">
            <text:p>0.100247</text:p>
          </table:table-cell>
          <table:table-cell office:value-type="float" office:value="0.100177" calcext:value-type="float">
            <text:p>0.100177</text:p>
          </table:table-cell>
          <table:table-cell office:value-type="float" office:value="0.100127" calcext:value-type="float">
            <text:p>0.100127</text:p>
          </table:table-cell>
          <table:table-cell office:value-type="float" office:value="0.100091" calcext:value-type="float">
            <text:p>0.100091</text:p>
          </table:table-cell>
          <table:table-cell office:value-type="float" office:value="0.100065" calcext:value-type="float">
            <text:p>0.100065</text:p>
          </table:table-cell>
          <table:table-cell office:value-type="float" office:value="0.100047" calcext:value-type="float">
            <text:p>0.100047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53294" calcext:value-type="float">
            <text:p>0.153294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816" calcext:value-type="float">
            <text:p>0.999816</text:p>
          </table:table-cell>
          <table:table-cell office:value-type="float" office:value="0.999721" calcext:value-type="float">
            <text:p>0.999721</text:p>
          </table:table-cell>
          <table:table-cell office:value-type="float" office:value="0.999578" calcext:value-type="float">
            <text:p>0.999578</text:p>
          </table:table-cell>
          <table:table-cell office:value-type="float" office:value="0.99936" calcext:value-type="float">
            <text:p>0.99936</text:p>
          </table:table-cell>
          <table:table-cell office:value-type="float" office:value="0.99903" calcext:value-type="float">
            <text:p>0.99903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.997775" calcext:value-type="float">
            <text:p>0.997775</text:p>
          </table:table-cell>
          <table:table-cell office:value-type="float" office:value="0.996635" calcext:value-type="float">
            <text:p>0.996635</text:p>
          </table:table-cell>
          <table:table-cell office:value-type="float" office:value="0.994916" calcext:value-type="float">
            <text:p>0.994916</text:p>
          </table:table-cell>
          <table:table-cell office:value-type="float" office:value="0.992334" calcext:value-type="float">
            <text:p>0.992334</text:p>
          </table:table-cell>
          <table:table-cell office:value-type="float" office:value="0.988471" calcext:value-type="float">
            <text:p>0.988471</text:p>
          </table:table-cell>
          <table:table-cell office:value-type="float" office:value="0.98273" calcext:value-type="float">
            <text:p>0.98273</text:p>
          </table:table-cell>
          <table:table-cell office:value-type="float" office:value="0.974281" calcext:value-type="float">
            <text:p>0.974281</text:p>
          </table:table-cell>
          <table:table-cell office:value-type="float" office:value="0.962021" calcext:value-type="float">
            <text:p>0.962021</text:p>
          </table:table-cell>
          <table:table-cell office:value-type="float" office:value="0.944592" calcext:value-type="float">
            <text:p>0.944592</text:p>
          </table:table-cell>
          <table:table-cell office:value-type="float" office:value="0.920522" calcext:value-type="float">
            <text:p>0.920522</text:p>
          </table:table-cell>
          <table:table-cell office:value-type="float" office:value="0.888579" calcext:value-type="float">
            <text:p>0.888579</text:p>
          </table:table-cell>
          <table:table-cell office:value-type="float" office:value="0.84837" calcext:value-type="float">
            <text:p>0.84837</text:p>
          </table:table-cell>
          <table:table-cell office:value-type="float" office:value="0.80103" calcext:value-type="float">
            <text:p>0.80103</text:p>
          </table:table-cell>
          <table:table-cell office:value-type="float" office:value="0.749541" calcext:value-type="float">
            <text:p>0.749541</text:p>
          </table:table-cell>
          <table:table-cell office:value-type="float" office:value="0.698155" calcext:value-type="float">
            <text:p>0.698155</text:p>
          </table:table-cell>
          <table:table-cell office:value-type="float" office:value="0.65105" calcext:value-type="float">
            <text:p>0.65105</text:p>
          </table:table-cell>
          <table:table-cell office:value-type="float" office:value="0.611075" calcext:value-type="float">
            <text:p>0.611075</text:p>
          </table:table-cell>
          <table:table-cell office:value-type="float" office:value="0.57929" calcext:value-type="float">
            <text:p>0.57929</text:p>
          </table:table-cell>
          <table:table-cell office:value-type="float" office:value="0.555297" calcext:value-type="float">
            <text:p>0.555297</text:p>
          </table:table-cell>
          <table:table-cell office:value-type="float" office:value="0.537894" calcext:value-type="float">
            <text:p>0.537894</text:p>
          </table:table-cell>
          <table:table-cell office:value-type="float" office:value="0.525635" calcext:value-type="float">
            <text:p>0.525635</text:p>
          </table:table-cell>
          <table:table-cell office:value-type="float" office:value="0.517178" calcext:value-type="float">
            <text:p>0.517178</text:p>
          </table:table-cell>
          <table:table-cell office:value-type="float" office:value="0.511427" calcext:value-type="float">
            <text:p>0.511427</text:p>
          </table:table-cell>
          <table:table-cell office:value-type="float" office:value="0.507552" calcext:value-type="float">
            <text:p>0.507552</text:p>
          </table:table-cell>
          <table:table-cell office:value-type="float" office:value="0.504952" calcext:value-type="float">
            <text:p>0.504952</text:p>
          </table:table-cell>
          <table:table-cell office:value-type="float" office:value="0.503205" calcext:value-type="float">
            <text:p>0.503205</text:p>
          </table:table-cell>
          <table:table-cell office:value-type="float" office:value="0.502023" calcext:value-type="float">
            <text:p>0.502023</text:p>
          </table:table-cell>
          <table:table-cell office:value-type="float" office:value="0.501205" calcext:value-type="float">
            <text:p>0.501205</text:p>
          </table:table-cell>
          <table:table-cell office:value-type="float" office:value="0.500614" calcext:value-type="float">
            <text:p>0.500614</text:p>
          </table:table-cell>
          <table:table-cell office:value-type="float" office:value="0.500153" calcext:value-type="float">
            <text:p>0.500153</text:p>
          </table:table-cell>
          <table:table-cell office:value-type="float" office:value="0.49975" calcext:value-type="float">
            <text:p>0.49975</text:p>
          </table:table-cell>
          <table:table-cell office:value-type="float" office:value="0.499346" calcext:value-type="float">
            <text:p>0.499346</text:p>
          </table:table-cell>
          <table:table-cell office:value-type="float" office:value="0.498888" calcext:value-type="float">
            <text:p>0.498888</text:p>
          </table:table-cell>
          <table:table-cell office:value-type="float" office:value="0.498317" calcext:value-type="float">
            <text:p>0.498317</text:p>
          </table:table-cell>
          <table:table-cell office:value-type="float" office:value="0.497569" calcext:value-type="float">
            <text:p>0.497569</text:p>
          </table:table-cell>
          <table:table-cell office:value-type="float" office:value="0.496558" calcext:value-type="float">
            <text:p>0.496558</text:p>
          </table:table-cell>
          <table:table-cell office:value-type="float" office:value="0.495176" calcext:value-type="float">
            <text:p>0.495176</text:p>
          </table:table-cell>
          <table:table-cell office:value-type="float" office:value="0.493275" calcext:value-type="float">
            <text:p>0.493275</text:p>
          </table:table-cell>
          <table:table-cell office:value-type="float" office:value="0.490662" calcext:value-type="float">
            <text:p>0.490662</text:p>
          </table:table-cell>
          <table:table-cell office:value-type="float" office:value="0.487077" calcext:value-type="float">
            <text:p>0.487077</text:p>
          </table:table-cell>
          <table:table-cell office:value-type="float" office:value="0.482188" calcext:value-type="float">
            <text:p>0.482188</text:p>
          </table:table-cell>
          <table:table-cell office:value-type="float" office:value="0.475571" calcext:value-type="float">
            <text:p>0.475571</text:p>
          </table:table-cell>
          <table:table-cell office:value-type="float" office:value="0.466714" calcext:value-type="float">
            <text:p>0.466714</text:p>
          </table:table-cell>
          <table:table-cell office:value-type="float" office:value="0.455031" calcext:value-type="float">
            <text:p>0.455031</text:p>
          </table:table-cell>
          <table:table-cell office:value-type="float" office:value="0.43992" calcext:value-type="float">
            <text:p>0.43992</text:p>
          </table:table-cell>
          <table:table-cell office:value-type="float" office:value="0.420859" calcext:value-type="float">
            <text:p>0.420859</text:p>
          </table:table-cell>
          <table:table-cell office:value-type="float" office:value="0.397566" calcext:value-type="float">
            <text:p>0.397566</text:p>
          </table:table-cell>
          <table:table-cell office:value-type="float" office:value="0.37018" calcext:value-type="float">
            <text:p>0.37018</text:p>
          </table:table-cell>
          <table:table-cell office:value-type="float" office:value="0.339412" calcext:value-type="float">
            <text:p>0.339412</text:p>
          </table:table-cell>
          <table:table-cell office:value-type="float" office:value="0.306568" calcext:value-type="float">
            <text:p>0.306568</text:p>
          </table:table-cell>
          <table:table-cell office:value-type="float" office:value="0.273371" calcext:value-type="float">
            <text:p>0.273371</text:p>
          </table:table-cell>
          <table:table-cell office:value-type="float" office:value="0.241614" calcext:value-type="float">
            <text:p>0.241614</text:p>
          </table:table-cell>
          <table:table-cell office:value-type="float" office:value="0.212794" calcext:value-type="float">
            <text:p>0.212794</text:p>
          </table:table-cell>
          <table:table-cell office:value-type="float" office:value="0.187854" calcext:value-type="float">
            <text:p>0.187854</text:p>
          </table:table-cell>
          <table:table-cell office:value-type="float" office:value="0.167144" calcext:value-type="float">
            <text:p>0.167144</text:p>
          </table:table-cell>
          <table:table-cell office:value-type="float" office:value="0.150526" calcext:value-type="float">
            <text:p>0.150526</text:p>
          </table:table-cell>
          <table:table-cell office:value-type="float" office:value="0.137555" calcext:value-type="float">
            <text:p>0.137555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120209" calcext:value-type="float">
            <text:p>0.120209</text:p>
          </table:table-cell>
          <table:table-cell office:value-type="float" office:value="0.11469" calcext:value-type="float">
            <text:p>0.11469</text:p>
          </table:table-cell>
          <table:table-cell office:value-type="float" office:value="0.110636" calcext:value-type="float">
            <text:p>0.110636</text:p>
          </table:table-cell>
          <table:table-cell office:value-type="float" office:value="0.107678" calcext:value-type="float">
            <text:p>0.107678</text:p>
          </table:table-cell>
          <table:table-cell office:value-type="float" office:value="0.10553" calcext:value-type="float">
            <text:p>0.10553</text:p>
          </table:table-cell>
          <table:table-cell office:value-type="float" office:value="0.103977" calcext:value-type="float">
            <text:p>0.103977</text:p>
          </table:table-cell>
          <table:table-cell office:value-type="float" office:value="0.102857" calcext:value-type="float">
            <text:p>0.102857</text:p>
          </table:table-cell>
          <table:table-cell office:value-type="float" office:value="0.102051" calcext:value-type="float">
            <text:p>0.102051</text:p>
          </table:table-cell>
          <table:table-cell office:value-type="float" office:value="0.101471" calcext:value-type="float">
            <text:p>0.101471</text:p>
          </table:table-cell>
          <table:table-cell office:value-type="float" office:value="0.101055" calcext:value-type="float">
            <text:p>0.101055</text:p>
          </table:table-cell>
          <table:table-cell office:value-type="float" office:value="0.100757" calcext:value-type="float">
            <text:p>0.100757</text:p>
          </table:table-cell>
          <table:table-cell office:value-type="float" office:value="0.100542" calcext:value-type="float">
            <text:p>0.100542</text:p>
          </table:table-cell>
          <table:table-cell office:value-type="float" office:value="0.100389" calcext:value-type="float">
            <text:p>0.100389</text:p>
          </table:table-cell>
          <table:table-cell office:value-type="float" office:value="0.100279" calcext:value-type="float">
            <text:p>0.100279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00143" calcext:value-type="float">
            <text:p>0.100143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100073" calcext:value-type="float">
            <text:p>0.100073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59266" calcext:value-type="float">
            <text:p>0.159266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0.999709" calcext:value-type="float">
            <text:p>0.999709</text:p>
          </table:table-cell>
          <table:table-cell office:value-type="float" office:value="0.999559" calcext:value-type="float">
            <text:p>0.999559</text:p>
          </table:table-cell>
          <table:table-cell office:value-type="float" office:value="0.999331" calcext:value-type="float">
            <text:p>0.999331</text:p>
          </table:table-cell>
          <table:table-cell office:value-type="float" office:value="0.998987" calcext:value-type="float">
            <text:p>0.998987</text:p>
          </table:table-cell>
          <table:table-cell office:value-type="float" office:value="0.998465" calcext:value-type="float">
            <text:p>0.998465</text:p>
          </table:table-cell>
          <table:table-cell office:value-type="float" office:value="0.997677" calcext:value-type="float">
            <text:p>0.997677</text:p>
          </table:table-cell>
          <table:table-cell office:value-type="float" office:value="0.996487" calcext:value-type="float">
            <text:p>0.996487</text:p>
          </table:table-cell>
          <table:table-cell office:value-type="float" office:value="0.994693" calcext:value-type="float">
            <text:p>0.99469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7972" calcext:value-type="float">
            <text:p>0.987972</text:p>
          </table:table-cell>
          <table:table-cell office:value-type="float" office:value="0.981992" calcext:value-type="float">
            <text:p>0.981992</text:p>
          </table:table-cell>
          <table:table-cell office:value-type="float" office:value="0.973202" calcext:value-type="float">
            <text:p>0.973202</text:p>
          </table:table-cell>
          <table:table-cell office:value-type="float" office:value="0.960471" calcext:value-type="float">
            <text:p>0.960471</text:p>
          </table:table-cell>
          <table:table-cell office:value-type="float" office:value="0.942418" calcext:value-type="float">
            <text:p>0.942418</text:p>
          </table:table-cell>
          <table:table-cell office:value-type="float" office:value="0.917576" calcext:value-type="float">
            <text:p>0.917576</text:p>
          </table:table-cell>
          <table:table-cell office:value-type="float" office:value="0.884769" calcext:value-type="float">
            <text:p>0.884769</text:p>
          </table:table-cell>
          <table:table-cell office:value-type="float" office:value="0.843732" calcext:value-type="float">
            <text:p>0.843732</text:p>
          </table:table-cell>
          <table:table-cell office:value-type="float" office:value="0.79579" calcext:value-type="float">
            <text:p>0.79579</text:p>
          </table:table-cell>
          <table:table-cell office:value-type="float" office:value="0.744102" calcext:value-type="float">
            <text:p>0.744102</text:p>
          </table:table-cell>
          <table:table-cell office:value-type="float" office:value="0.692981" calcext:value-type="float">
            <text:p>0.692981</text:p>
          </table:table-cell>
          <table:table-cell office:value-type="float" office:value="0.646517" calcext:value-type="float">
            <text:p>0.646517</text:p>
          </table:table-cell>
          <table:table-cell office:value-type="float" office:value="0.607375" calcext:value-type="float">
            <text:p>0.607375</text:p>
          </table:table-cell>
          <table:table-cell office:value-type="float" office:value="0.576439" calcext:value-type="float">
            <text:p>0.576439</text:p>
          </table:table-cell>
          <table:table-cell office:value-type="float" office:value="0.553197" calcext:value-type="float">
            <text:p>0.553197</text:p>
          </table:table-cell>
          <table:table-cell office:value-type="float" office:value="0.536397" calcext:value-type="float">
            <text:p>0.536397</text:p>
          </table:table-cell>
          <table:table-cell office:value-type="float" office:value="0.524592" calcext:value-type="float">
            <text:p>0.524592</text:p>
          </table:table-cell>
          <table:table-cell office:value-type="float" office:value="0.516462" calcext:value-type="float">
            <text:p>0.516462</text:p>
          </table:table-cell>
          <table:table-cell office:value-type="float" office:value="0.510939" calcext:value-type="float">
            <text:p>0.510939</text:p>
          </table:table-cell>
          <table:table-cell office:value-type="float" office:value="0.507217" calcext:value-type="float">
            <text:p>0.507217</text:p>
          </table:table-cell>
          <table:table-cell office:value-type="float" office:value="0.504717" calcext:value-type="float">
            <text:p>0.504717</text:p>
          </table:table-cell>
          <table:table-cell office:value-type="float" office:value="0.503034" calcext:value-type="float">
            <text:p>0.503034</text:p>
          </table:table-cell>
          <table:table-cell office:value-type="float" office:value="0.501888" calcext:value-type="float">
            <text:p>0.501888</text:p>
          </table:table-cell>
          <table:table-cell office:value-type="float" office:value="0.501085" calcext:value-type="float">
            <text:p>0.501085</text:p>
          </table:table-cell>
          <table:table-cell office:value-type="float" office:value="0.500492" calcext:value-type="float">
            <text:p>0.500492</text:p>
          </table:table-cell>
          <table:table-cell office:value-type="float" office:value="0.500013" calcext:value-type="float">
            <text:p>0.500013</text:p>
          </table:table-cell>
          <table:table-cell office:value-type="float" office:value="0.499574" calcext:value-type="float">
            <text:p>0.499574</text:p>
          </table:table-cell>
          <table:table-cell office:value-type="float" office:value="0.499114" calcext:value-type="float">
            <text:p>0.499114</text:p>
          </table:table-cell>
          <table:table-cell office:value-type="float" office:value="0.498573" calcext:value-type="float">
            <text:p>0.498573</text:p>
          </table:table-cell>
          <table:table-cell office:value-type="float" office:value="0.497885" calcext:value-type="float">
            <text:p>0.497885</text:p>
          </table:table-cell>
          <table:table-cell office:value-type="float" office:value="0.496972" calcext:value-type="float">
            <text:p>0.496972</text:p>
          </table:table-cell>
          <table:table-cell office:value-type="float" office:value="0.495732" calcext:value-type="float">
            <text:p>0.495732</text:p>
          </table:table-cell>
          <table:table-cell office:value-type="float" office:value="0.494033" calcext:value-type="float">
            <text:p>0.494033</text:p>
          </table:table-cell>
          <table:table-cell office:value-type="float" office:value="0.491699" calcext:value-type="float">
            <text:p>0.491699</text:p>
          </table:table-cell>
          <table:table-cell office:value-type="float" office:value="0.488495" calcext:value-type="float">
            <text:p>0.488495</text:p>
          </table:table-cell>
          <table:table-cell office:value-type="float" office:value="0.484116" calcext:value-type="float">
            <text:p>0.484116</text:p>
          </table:table-cell>
          <table:table-cell office:value-type="float" office:value="0.478172" calcext:value-type="float">
            <text:p>0.478172</text:p>
          </table:table-cell>
          <table:table-cell office:value-type="float" office:value="0.470181" calcext:value-type="float">
            <text:p>0.470181</text:p>
          </table:table-cell>
          <table:table-cell office:value-type="float" office:value="0.459581" calcext:value-type="float">
            <text:p>0.459581</text:p>
          </table:table-cell>
          <table:table-cell office:value-type="float" office:value="0.445765" calcext:value-type="float">
            <text:p>0.445765</text:p>
          </table:table-cell>
          <table:table-cell office:value-type="float" office:value="0.428168" calcext:value-type="float">
            <text:p>0.428168</text:p>
          </table:table-cell>
          <table:table-cell office:value-type="float" office:value="0.406401" calcext:value-type="float">
            <text:p>0.406401</text:p>
          </table:table-cell>
          <table:table-cell office:value-type="float" office:value="0.380432" calcext:value-type="float">
            <text:p>0.380432</text:p>
          </table:table-cell>
          <table:table-cell office:value-type="float" office:value="0.350755" calcext:value-type="float">
            <text:p>0.350755</text:p>
          </table:table-cell>
          <table:table-cell office:value-type="float" office:value="0.318472" calcext:value-type="float">
            <text:p>0.318472</text:p>
          </table:table-cell>
          <table:table-cell office:value-type="float" office:value="0.28519" calcext:value-type="float">
            <text:p>0.28519</text:p>
          </table:table-cell>
          <table:table-cell office:value-type="float" office:value="0.252723" calcext:value-type="float">
            <text:p>0.252723</text:p>
          </table:table-cell>
          <table:table-cell office:value-type="float" office:value="0.22271" calcext:value-type="float">
            <text:p>0.22271</text:p>
          </table:table-cell>
          <table:table-cell office:value-type="float" office:value="0.19631" calcext:value-type="float">
            <text:p>0.19631</text:p>
          </table:table-cell>
          <table:table-cell office:value-type="float" office:value="0.174078" calcext:value-type="float">
            <text:p>0.174078</text:p>
          </table:table-cell>
          <table:table-cell office:value-type="float" office:value="0.156033" calcext:value-type="float">
            <text:p>0.156033</text:p>
          </table:table-cell>
          <table:table-cell office:value-type="float" office:value="0.141819" calcext:value-type="float">
            <text:p>0.141819</text:p>
          </table:table-cell>
          <table:table-cell office:value-type="float" office:value="0.130885" calcext:value-type="float">
            <text:p>0.130885</text:p>
          </table:table-cell>
          <table:table-cell office:value-type="float" office:value="0.122627" calcext:value-type="float">
            <text:p>0.122627</text:p>
          </table:table-cell>
          <table:table-cell office:value-type="float" office:value="0.116477" calcext:value-type="float">
            <text:p>0.116477</text:p>
          </table:table-cell>
          <table:table-cell office:value-type="float" office:value="0.111945" calcext:value-type="float">
            <text:p>0.111945</text:p>
          </table:table-cell>
          <table:table-cell office:value-type="float" office:value="0.108631" calcext:value-type="float">
            <text:p>0.108631</text:p>
          </table:table-cell>
          <table:table-cell office:value-type="float" office:value="0.106221" calcext:value-type="float">
            <text:p>0.106221</text:p>
          </table:table-cell>
          <table:table-cell office:value-type="float" office:value="0.104477" calcext:value-type="float">
            <text:p>0.104477</text:p>
          </table:table-cell>
          <table:table-cell office:value-type="float" office:value="0.103217" calcext:value-type="float">
            <text:p>0.1032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101657" calcext:value-type="float">
            <text:p>0.101657</text:p>
          </table:table-cell>
          <table:table-cell office:value-type="float" office:value="0.101189" calcext:value-type="float">
            <text:p>0.101189</text:p>
          </table:table-cell>
          <table:table-cell office:value-type="float" office:value="0.100852" calcext:value-type="float">
            <text:p>0.100852</text:p>
          </table:table-cell>
          <table:table-cell office:value-type="float" office:value="0.100611" calcext:value-type="float">
            <text:p>0.100611</text:p>
          </table:table-cell>
          <table:table-cell office:value-type="float" office:value="0.100438" calcext:value-type="float">
            <text:p>0.100438</text:p>
          </table:table-cell>
          <table:table-cell office:value-type="float" office:value="0.100314" calcext:value-type="float">
            <text:p>0.100314</text:p>
          </table:table-cell>
          <table:table-cell office:value-type="float" office:value="0.100225" calcext:value-type="float">
            <text:p>0.100225</text:p>
          </table:table-cell>
          <table:table-cell office:value-type="float" office:value="0.100161" calcext:value-type="float">
            <text:p>0.100161</text:p>
          </table:table-cell>
          <table:table-cell office:value-type="float" office:value="0.100115" calcext:value-type="float">
            <text:p>0.100115</text:p>
          </table:table-cell>
          <table:table-cell office:value-type="float" office:value="0.100083" calcext:value-type="float">
            <text:p>0.100083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65238" calcext:value-type="float">
            <text:p>0.165238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0.999868" calcext:value-type="float">
            <text:p>0.999868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696" calcext:value-type="float">
            <text:p>0.999696</text:p>
          </table:table-cell>
          <table:table-cell office:value-type="float" office:value="0.999539" calcext:value-type="float">
            <text:p>0.999539</text:p>
          </table:table-cell>
          <table:table-cell office:value-type="float" office:value="0.999302" calcext:value-type="float">
            <text:p>0.999302</text:p>
          </table:table-cell>
          <table:table-cell office:value-type="float" office:value="0.998942" calcext:value-type="float">
            <text:p>0.998942</text:p>
          </table:table-cell>
          <table:table-cell office:value-type="float" office:value="0.998397" calcext:value-type="float">
            <text:p>0.998397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996332" calcext:value-type="float">
            <text:p>0.996332</text:p>
          </table:table-cell>
          <table:table-cell office:value-type="float" office:value="0.994461" calcext:value-type="float">
            <text:p>0.994461</text:p>
          </table:table-cell>
          <table:table-cell office:value-type="float" office:value="0.991651" calcext:value-type="float">
            <text:p>0.991651</text:p>
          </table:table-cell>
          <table:table-cell office:value-type="float" office:value="0.987453" calcext:value-type="float">
            <text:p>0.987453</text:p>
          </table:table-cell>
          <table:table-cell office:value-type="float" office:value="0.981225" calcext:value-type="float">
            <text:p>0.981225</text:p>
          </table:table-cell>
          <table:table-cell office:value-type="float" office:value="0.972081" calcext:value-type="float">
            <text:p>0.972081</text:p>
          </table:table-cell>
          <table:table-cell office:value-type="float" office:value="0.958863" calcext:value-type="float">
            <text:p>0.958863</text:p>
          </table:table-cell>
          <table:table-cell office:value-type="float" office:value="0.94017" calcext:value-type="float">
            <text:p>0.94017</text:p>
          </table:table-cell>
          <table:table-cell office:value-type="float" office:value="0.914543" calcext:value-type="float">
            <text:p>0.914543</text:p>
          </table:table-cell>
          <table:table-cell office:value-type="float" office:value="0.880868" calcext:value-type="float">
            <text:p>0.880868</text:p>
          </table:table-cell>
          <table:table-cell office:value-type="float" office:value="0.839017" calcext:value-type="float">
            <text:p>0.839017</text:p>
          </table:table-cell>
          <table:table-cell office:value-type="float" office:value="0.790509" calcext:value-type="float">
            <text:p>0.790509</text:p>
          </table:table-cell>
          <table:table-cell office:value-type="float" office:value="0.738669" calcext:value-type="float">
            <text:p>0.738669</text:p>
          </table:table-cell>
          <table:table-cell office:value-type="float" office:value="0.687859" calcext:value-type="float">
            <text:p>0.687859</text:p>
          </table:table-cell>
          <table:table-cell office:value-type="float" office:value="0.642065" calcext:value-type="float">
            <text:p>0.642065</text:p>
          </table:table-cell>
          <table:table-cell office:value-type="float" office:value="0.603766" calcext:value-type="float">
            <text:p>0.603766</text:p>
          </table:table-cell>
          <table:table-cell office:value-type="float" office:value="0.573673" calcext:value-type="float">
            <text:p>0.573673</text:p>
          </table:table-cell>
          <table:table-cell office:value-type="float" office:value="0.551167" calcext:value-type="float">
            <text:p>0.551167</text:p>
          </table:table-cell>
          <table:table-cell office:value-type="float" office:value="0.534953" calcext:value-type="float">
            <text:p>0.534953</text:p>
          </table:table-cell>
          <table:table-cell office:value-type="float" office:value="0.523588" calcext:value-type="float">
            <text:p>0.523588</text:p>
          </table:table-cell>
          <table:table-cell office:value-type="float" office:value="0.515772" calcext:value-type="float">
            <text:p>0.515772</text:p>
          </table:table-cell>
          <table:table-cell office:value-type="float" office:value="0.510466" calcext:value-type="float">
            <text:p>0.510466</text:p>
          </table:table-cell>
          <table:table-cell office:value-type="float" office:value="0.506891" calcext:value-type="float">
            <text:p>0.506891</text:p>
          </table:table-cell>
          <table:table-cell office:value-type="float" office:value="0.504487" calcext:value-type="float">
            <text:p>0.504487</text:p>
          </table:table-cell>
          <table:table-cell office:value-type="float" office:value="0.502862" calcext:value-type="float">
            <text:p>0.502862</text:p>
          </table:table-cell>
          <table:table-cell office:value-type="float" office:value="0.501746" calcext:value-type="float">
            <text:p>0.501746</text:p>
          </table:table-cell>
          <table:table-cell office:value-type="float" office:value="0.500953" calcext:value-type="float">
            <text:p>0.500953</text:p>
          </table:table-cell>
          <table:table-cell office:value-type="float" office:value="0.500352" calcext:value-type="float">
            <text:p>0.500352</text:p>
          </table:table-cell>
          <table:table-cell office:value-type="float" office:value="0.499847" calcext:value-type="float">
            <text:p>0.499847</text:p>
          </table:table-cell>
          <table:table-cell office:value-type="float" office:value="0.499362" calcext:value-type="float">
            <text:p>0.499362</text:p>
          </table:table-cell>
          <table:table-cell office:value-type="float" office:value="0.49883" calcext:value-type="float">
            <text:p>0.49883</text:p>
          </table:table-cell>
          <table:table-cell office:value-type="float" office:value="0.498186" calcext:value-type="float">
            <text:p>0.498186</text:p>
          </table:table-cell>
          <table:table-cell office:value-type="float" office:value="0.497353" calcext:value-type="float">
            <text:p>0.497353</text:p>
          </table:table-cell>
          <table:table-cell office:value-type="float" office:value="0.496236" calcext:value-type="float">
            <text:p>0.496236</text:p>
          </table:table-cell>
          <table:table-cell office:value-type="float" office:value="0.494714" calcext:value-type="float">
            <text:p>0.494714</text:p>
          </table:table-cell>
          <table:table-cell office:value-type="float" office:value="0.492628" calcext:value-type="float">
            <text:p>0.492628</text:p>
          </table:table-cell>
          <table:table-cell office:value-type="float" office:value="0.489765" calcext:value-type="float">
            <text:p>0.489765</text:p>
          </table:table-cell>
          <table:table-cell office:value-type="float" office:value="0.485846" calcext:value-type="float">
            <text:p>0.485846</text:p>
          </table:table-cell>
          <table:table-cell office:value-type="float" office:value="0.480512" calcext:value-type="float">
            <text:p>0.480512</text:p>
          </table:table-cell>
          <table:table-cell office:value-type="float" office:value="0.473315" calcext:value-type="float">
            <text:p>0.473315</text:p>
          </table:table-cell>
          <table:table-cell office:value-type="float" office:value="0.463718" calcext:value-type="float">
            <text:p>0.463718</text:p>
          </table:table-cell>
          <table:table-cell office:value-type="float" office:value="0.451123" calcext:value-type="float">
            <text:p>0.451123</text:p>
          </table:table-cell>
          <table:table-cell office:value-type="float" office:value="0.434938" calcext:value-type="float">
            <text:p>0.434938</text:p>
          </table:table-cell>
          <table:table-cell office:value-type="float" office:value="0.414692" calcext:value-type="float">
            <text:p>0.414692</text:p>
          </table:table-cell>
          <table:table-cell office:value-type="float" office:value="0.390202" calcext:value-type="float">
            <text:p>0.390202</text:p>
          </table:table-cell>
          <table:table-cell office:value-type="float" office:value="0.361758" calcext:value-type="float">
            <text:p>0.361758</text:p>
          </table:table-cell>
          <table:table-cell office:value-type="float" office:value="0.330246" calcext:value-type="float">
            <text:p>0.330246</text:p>
          </table:table-cell>
          <table:table-cell office:value-type="float" office:value="0.297116" calcext:value-type="float">
            <text:p>0.297116</text:p>
          </table:table-cell>
          <table:table-cell office:value-type="float" office:value="0.264151" calcext:value-type="float">
            <text:p>0.264151</text:p>
          </table:table-cell>
          <table:table-cell office:value-type="float" office:value="0.233096" calcext:value-type="float">
            <text:p>0.233096</text:p>
          </table:table-cell>
          <table:table-cell office:value-type="float" office:value="0.205306" calcext:value-type="float">
            <text:p>0.205306</text:p>
          </table:table-cell>
          <table:table-cell office:value-type="float" office:value="0.181553" calcext:value-type="float">
            <text:p>0.181553</text:p>
          </table:table-cell>
          <table:table-cell office:value-type="float" office:value="0.162034" calcext:value-type="float">
            <text:p>0.162034</text:p>
          </table:table-cell>
          <table:table-cell office:value-type="float" office:value="0.146504" calcext:value-type="float">
            <text:p>0.146504</text:p>
          </table:table-cell>
          <table:table-cell office:value-type="float" office:value="0.134463" calcext:value-type="float">
            <text:p>0.134463</text:p>
          </table:table-cell>
          <table:table-cell office:value-type="float" office:value="0.125315" calcext:value-type="float">
            <text:p>0.125315</text:p>
          </table:table-cell>
          <table:table-cell office:value-type="float" office:value="0.118471" calcext:value-type="float">
            <text:p>0.118471</text:p>
          </table:table-cell>
          <table:table-cell office:value-type="float" office:value="0.11341" calcext:value-type="float">
            <text:p>0.1134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06997" calcext:value-type="float">
            <text:p>0.106997</text:p>
          </table:table-cell>
          <table:table-cell office:value-type="float" office:value="0.105038" calcext:value-type="float">
            <text:p>0.105038</text:p>
          </table:table-cell>
          <table:table-cell office:value-type="float" office:value="0.103622" calcext:value-type="float">
            <text:p>0.103622</text:p>
          </table:table-cell>
          <table:table-cell office:value-type="float" office:value="0.102601" calcext:value-type="float">
            <text:p>0.102601</text:p>
          </table:table-cell>
          <table:table-cell office:value-type="float" office:value="0.101867" calcext:value-type="float">
            <text:p>0.101867</text:p>
          </table:table-cell>
          <table:table-cell office:value-type="float" office:value="0.101339" calcext:value-type="float">
            <text:p>0.101339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688" calcext:value-type="float">
            <text:p>0.100688</text:p>
          </table:table-cell>
          <table:table-cell office:value-type="float" office:value="0.100493" calcext:value-type="float">
            <text:p>0.100493</text:p>
          </table:table-cell>
          <table:table-cell office:value-type="float" office:value="0.100354" calcext:value-type="float">
            <text:p>0.100354</text:p>
          </table:table-cell>
          <table:table-cell office:value-type="float" office:value="0.100253" calcext:value-type="float">
            <text:p>0.100253</text:p>
          </table:table-cell>
          <table:table-cell office:value-type="float" office:value="0.100182" calcext:value-type="float">
            <text:p>0.100182</text:p>
          </table:table-cell>
          <table:table-cell office:value-type="float" office:value="0.10013" calcext:value-type="float">
            <text:p>0.10013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67" calcext:value-type="float">
            <text:p>0.10006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7121" calcext:value-type="float">
            <text:p>0.1712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999909" calcext:value-type="float">
            <text:p>0.999909</text:p>
          </table:table-cell>
          <table:table-cell office:value-type="float" office:value="0.999862" calcext:value-type="float">
            <text:p>0.999862</text:p>
          </table:table-cell>
          <table:table-cell office:value-type="float" office:value="0.999791" calcext:value-type="float">
            <text:p>0.999791</text:p>
          </table:table-cell>
          <table:table-cell office:value-type="float" office:value="0.999682" calcext:value-type="float">
            <text:p>0.999682</text:p>
          </table:table-cell>
          <table:table-cell office:value-type="float" office:value="0.999519" calcext:value-type="float">
            <text:p>0.999519</text:p>
          </table:table-cell>
          <table:table-cell office:value-type="float" office:value="0.999271" calcext:value-type="float">
            <text:p>0.999271</text:p>
          </table:table-cell>
          <table:table-cell office:value-type="float" office:value="0.998895" calcext:value-type="float">
            <text:p>0.998895</text:p>
          </table:table-cell>
          <table:table-cell office:value-type="float" office:value="0.998326" calcext:value-type="float">
            <text:p>0.998326</text:p>
          </table:table-cell>
          <table:table-cell office:value-type="float" office:value="0.997467" calcext:value-type="float">
            <text:p>0.997467</text:p>
          </table:table-cell>
          <table:table-cell office:value-type="float" office:value="0.99617" calcext:value-type="float">
            <text:p>0.99617</text:p>
          </table:table-cell>
          <table:table-cell office:value-type="float" office:value="0.994218" calcext:value-type="float">
            <text:p>0.994218</text:p>
          </table:table-cell>
          <table:table-cell office:value-type="float" office:value="0.991287" calcext:value-type="float">
            <text:p>0.991287</text:p>
          </table:table-cell>
          <table:table-cell office:value-type="float" office:value="0.986911" calcext:value-type="float">
            <text:p>0.986911</text:p>
          </table:table-cell>
          <table:table-cell office:value-type="float" office:value="0.980425" calcext:value-type="float">
            <text:p>0.980425</text:p>
          </table:table-cell>
          <table:table-cell office:value-type="float" office:value="0.970916" calcext:value-type="float">
            <text:p>0.970916</text:p>
          </table:table-cell>
          <table:table-cell office:value-type="float" office:value="0.957196" calcext:value-type="float">
            <text:p>0.957196</text:p>
          </table:table-cell>
          <table:table-cell office:value-type="float" office:value="0.937847" calcext:value-type="float">
            <text:p>0.937847</text:p>
          </table:table-cell>
          <table:table-cell office:value-type="float" office:value="0.911422" calcext:value-type="float">
            <text:p>0.911422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0.834228" calcext:value-type="float">
            <text:p>0.834228</text:p>
          </table:table-cell>
          <table:table-cell office:value-type="float" office:value="0.785189" calcext:value-type="float">
            <text:p>0.785189</text:p>
          </table:table-cell>
          <table:table-cell office:value-type="float" office:value="0.733248" calcext:value-type="float">
            <text:p>0.733248</text:p>
          </table:table-cell>
          <table:table-cell office:value-type="float" office:value="0.682794" calcext:value-type="float">
            <text:p>0.682794</text:p>
          </table:table-cell>
          <table:table-cell office:value-type="float" office:value="0.637695" calcext:value-type="float">
            <text:p>0.637695</text:p>
          </table:table-cell>
          <table:table-cell office:value-type="float" office:value="0.600246" calcext:value-type="float">
            <text:p>0.600246</text:p>
          </table:table-cell>
          <table:table-cell office:value-type="float" office:value="0.570989" calcext:value-type="float">
            <text:p>0.570989</text:p>
          </table:table-cell>
          <table:table-cell office:value-type="float" office:value="0.549205" calcext:value-type="float">
            <text:p>0.549205</text:p>
          </table:table-cell>
          <table:table-cell office:value-type="float" office:value="0.533561" calcext:value-type="float">
            <text:p>0.533561</text:p>
          </table:table-cell>
          <table:table-cell office:value-type="float" office:value="0.52262" calcext:value-type="float">
            <text:p>0.52262</text:p>
          </table:table-cell>
          <table:table-cell office:value-type="float" office:value="0.515107" calcext:value-type="float">
            <text:p>0.515107</text:p>
          </table:table-cell>
          <table:table-cell office:value-type="float" office:value="0.51001" calcext:value-type="float">
            <text:p>0.51001</text:p>
          </table:table-cell>
          <table:table-cell office:value-type="float" office:value="0.506574" calcext:value-type="float">
            <text:p>0.506574</text:p>
          </table:table-cell>
          <table:table-cell office:value-type="float" office:value="0.504258" calcext:value-type="float">
            <text:p>0.504258</text:p>
          </table:table-cell>
          <table:table-cell office:value-type="float" office:value="0.502686" calcext:value-type="float">
            <text:p>0.502686</text:p>
          </table:table-cell>
          <table:table-cell office:value-type="float" office:value="0.501597" calcext:value-type="float">
            <text:p>0.501597</text:p>
          </table:table-cell>
          <table:table-cell office:value-type="float" office:value="0.500807" calcext:value-type="float">
            <text:p>0.500807</text:p>
          </table:table-cell>
          <table:table-cell office:value-type="float" office:value="0.50019" calcext:value-type="float">
            <text:p>0.50019</text:p>
          </table:table-cell>
          <table:table-cell office:value-type="float" office:value="0.499648" calcext:value-type="float">
            <text:p>0.499648</text:p>
          </table:table-cell>
          <table:table-cell office:value-type="float" office:value="0.499103" calcext:value-type="float">
            <text:p>0.499103</text:p>
          </table:table-cell>
          <table:table-cell office:value-type="float" office:value="0.498483" calcext:value-type="float">
            <text:p>0.498483</text:p>
          </table:table-cell>
          <table:table-cell office:value-type="float" office:value="0.49771" calcext:value-type="float">
            <text:p>0.49771</text:p>
          </table:table-cell>
          <table:table-cell office:value-type="float" office:value="0.496696" calcext:value-type="float">
            <text:p>0.496696</text:p>
          </table:table-cell>
          <table:table-cell office:value-type="float" office:value="0.495329" calcext:value-type="float">
            <text:p>0.495329</text:p>
          </table:table-cell>
          <table:table-cell office:value-type="float" office:value="0.493462" calcext:value-type="float">
            <text:p>0.493462</text:p>
          </table:table-cell>
          <table:table-cell office:value-type="float" office:value="0.490902" calcext:value-type="float">
            <text:p>0.490902</text:p>
          </table:table-cell>
          <table:table-cell office:value-type="float" office:value="0.487396" calcext:value-type="float">
            <text:p>0.487396</text:p>
          </table:table-cell>
          <table:table-cell office:value-type="float" office:value="0.482615" calcext:value-type="float">
            <text:p>0.482615</text:p>
          </table:table-cell>
          <table:table-cell office:value-type="float" office:value="0.476142" calcext:value-type="float">
            <text:p>0.476142</text:p>
          </table:table-cell>
          <table:table-cell office:value-type="float" office:value="0.46747" calcext:value-type="float">
            <text:p>0.46747</text:p>
          </table:table-cell>
          <table:table-cell office:value-type="float" office:value="0.45602" calcext:value-type="float">
            <text:p>0.45602</text:p>
          </table:table-cell>
          <table:table-cell office:value-type="float" office:value="0.441185" calcext:value-type="float">
            <text:p>0.441185</text:p>
          </table:table-cell>
          <table:table-cell office:value-type="float" office:value="0.422433" calcext:value-type="float">
            <text:p>0.422433</text:p>
          </table:table-cell>
          <table:table-cell office:value-type="float" office:value="0.399459" calcext:value-type="float">
            <text:p>0.399459</text:p>
          </table:table-cell>
          <table:table-cell office:value-type="float" office:value="0.372362" calcext:value-type="float">
            <text:p>0.372362</text:p>
          </table:table-cell>
          <table:table-cell office:value-type="float" office:value="0.341809" calcext:value-type="float">
            <text:p>0.341809</text:p>
          </table:table-cell>
          <table:table-cell office:value-type="float" office:value="0.309064" calcext:value-type="float">
            <text:p>0.309064</text:p>
          </table:table-cell>
          <table:table-cell office:value-type="float" office:value="0.275829" calcext:value-type="float">
            <text:p>0.275829</text:p>
          </table:table-cell>
          <table:table-cell office:value-type="float" office:value="0.243907" calcext:value-type="float">
            <text:p>0.243907</text:p>
          </table:table-cell>
          <table:table-cell office:value-type="float" office:value="0.214826" calcext:value-type="float">
            <text:p>0.214826</text:p>
          </table:table-cell>
          <table:table-cell office:value-type="float" office:value="0.189576" calcext:value-type="float">
            <text:p>0.189576</text:p>
          </table:table-cell>
          <table:table-cell office:value-type="float" office:value="0.168549" calcext:value-type="float">
            <text:p>0.168549</text:p>
          </table:table-cell>
          <table:table-cell office:value-type="float" office:value="0.151638" calcext:value-type="float">
            <text:p>0.151638</text:p>
          </table:table-cell>
          <table:table-cell office:value-type="float" office:value="0.138413" calcext:value-type="float">
            <text:p>0.138413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120693" calcext:value-type="float">
            <text:p>0.120693</text:p>
          </table:table-cell>
          <table:table-cell office:value-type="float" office:value="0.115048" calcext:value-type="float">
            <text:p>0.115048</text:p>
          </table:table-cell>
          <table:table-cell office:value-type="float" office:value="0.110898" calcext:value-type="float">
            <text:p>0.110898</text:p>
          </table:table-cell>
          <table:table-cell office:value-type="float" office:value="0.107868" calcext:value-type="float">
            <text:p>0.107868</text:p>
          </table:table-cell>
          <table:table-cell office:value-type="float" office:value="0.105668" calcext:value-type="float">
            <text:p>0.105668</text:p>
          </table:table-cell>
          <table:table-cell office:value-type="float" office:value="0.104077" calcext:value-type="float">
            <text:p>0.104077</text:p>
          </table:table-cell>
          <table:table-cell office:value-type="float" office:value="0.102929" calcext:value-type="float">
            <text:p>0.102929</text:p>
          </table:table-cell>
          <table:table-cell office:value-type="float" office:value="0.102103" calcext:value-type="float">
            <text:p>0.102103</text:p>
          </table:table-cell>
          <table:table-cell office:value-type="float" office:value="0.101509" calcext:value-type="float">
            <text:p>0.101509</text:p>
          </table:table-cell>
          <table:table-cell office:value-type="float" office:value="0.101082" calcext:value-type="float">
            <text:p>0.101082</text:p>
          </table:table-cell>
          <table:table-cell office:value-type="float" office:value="0.100776" calcext:value-type="float">
            <text:p>0.100776</text:p>
          </table:table-cell>
          <table:table-cell office:value-type="float" office:value="0.100556" calcext:value-type="float">
            <text:p>0.100556</text:p>
          </table:table-cell>
          <table:table-cell office:value-type="float" office:value="0.100398" calcext:value-type="float">
            <text:p>0.100398</text:p>
          </table:table-cell>
          <table:table-cell office:value-type="float" office:value="0.100286" calcext:value-type="float">
            <text:p>0.100286</text:p>
          </table:table-cell>
          <table:table-cell office:value-type="float" office:value="0.100205" calcext:value-type="float">
            <text:p>0.100205</text:p>
          </table:table-cell>
          <table:table-cell office:value-type="float" office:value="0.100147" calcext:value-type="float">
            <text:p>0.100147</text:p>
          </table:table-cell>
          <table:table-cell office:value-type="float" office:value="0.100105" calcext:value-type="float">
            <text:p>0.100105</text:p>
          </table:table-cell>
          <table:table-cell office:value-type="float" office:value="0.100075" calcext:value-type="float">
            <text:p>0.100075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4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77181" calcext:value-type="float">
            <text:p>0.17718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37" calcext:value-type="float">
            <text:p>0.999937</text:p>
          </table:table-cell>
          <table:table-cell office:value-type="float" office:value="0.999905" calcext:value-type="float">
            <text:p>0.999905</text:p>
          </table:table-cell>
          <table:table-cell office:value-type="float" office:value="0.999856" calcext:value-type="float">
            <text:p>0.999856</text:p>
          </table:table-cell>
          <table:table-cell office:value-type="float" office:value="0.999781" calcext:value-type="float">
            <text:p>0.999781</text:p>
          </table:table-cell>
          <table:table-cell office:value-type="float" office:value="0.999668" calcext:value-type="float">
            <text:p>0.999668</text:p>
          </table:table-cell>
          <table:table-cell office:value-type="float" office:value="0.999497" calcext:value-type="float">
            <text:p>0.999497</text:p>
          </table:table-cell>
          <table:table-cell office:value-type="float" office:value="0.999238" calcext:value-type="float">
            <text:p>0.999238</text:p>
          </table:table-cell>
          <table:table-cell office:value-type="float" office:value="0.998846" calcext:value-type="float">
            <text:p>0.998846</text:p>
          </table:table-cell>
          <table:table-cell office:value-type="float" office:value="0.998252" calcext:value-type="float">
            <text:p>0.998252</text:p>
          </table:table-cell>
          <table:table-cell office:value-type="float" office:value="0.997355" calcext:value-type="float">
            <text:p>0.997355</text:p>
          </table:table-cell>
          <table:table-cell office:value-type="float" office:value="0.996002" calcext:value-type="float">
            <text:p>0.996002</text:p>
          </table:table-cell>
          <table:table-cell office:value-type="float" office:value="0.993965" calcext:value-type="float">
            <text:p>0.993965</text:p>
          </table:table-cell>
          <table:table-cell office:value-type="float" office:value="0.990908" calcext:value-type="float">
            <text:p>0.990908</text:p>
          </table:table-cell>
          <table:table-cell office:value-type="float" office:value="0.986347" calcext:value-type="float">
            <text:p>0.986347</text:p>
          </table:table-cell>
          <table:table-cell office:value-type="float" office:value="0.979593" calcext:value-type="float">
            <text:p>0.979593</text:p>
          </table:table-cell>
          <table:table-cell office:value-type="float" office:value="0.969706" calcext:value-type="float">
            <text:p>0.969706</text:p>
          </table:table-cell>
          <table:table-cell office:value-type="float" office:value="0.955468" calcext:value-type="float">
            <text:p>0.955468</text:p>
          </table:table-cell>
          <table:table-cell office:value-type="float" office:value="0.935446" calcext:value-type="float">
            <text:p>0.935446</text:p>
          </table:table-cell>
          <table:table-cell office:value-type="float" office:value="0.908211" calcext:value-type="float">
            <text:p>0.908211</text:p>
          </table:table-cell>
          <table:table-cell office:value-type="float" office:value="0.872796" calcext:value-type="float">
            <text:p>0.872796</text:p>
          </table:table-cell>
          <table:table-cell office:value-type="float" office:value="0.829368" calcext:value-type="float">
            <text:p>0.829368</text:p>
          </table:table-cell>
          <table:table-cell office:value-type="float" office:value="0.779838" calcext:value-type="float">
            <text:p>0.779838</text:p>
          </table:table-cell>
          <table:table-cell office:value-type="float" office:value="0.727843" calcext:value-type="float">
            <text:p>0.727843</text:p>
          </table:table-cell>
          <table:table-cell office:value-type="float" office:value="0.677787" calcext:value-type="float">
            <text:p>0.677787</text:p>
          </table:table-cell>
          <table:table-cell office:value-type="float" office:value="0.63341" calcext:value-type="float">
            <text:p>0.63341</text:p>
          </table:table-cell>
          <table:table-cell office:value-type="float" office:value="0.596816" calcext:value-type="float">
            <text:p>0.596816</text:p>
          </table:table-cell>
          <table:table-cell office:value-type="float" office:value="0.568386" calcext:value-type="float">
            <text:p>0.568386</text:p>
          </table:table-cell>
          <table:table-cell office:value-type="float" office:value="0.547308" calcext:value-type="float">
            <text:p>0.547308</text:p>
          </table:table-cell>
          <table:table-cell office:value-type="float" office:value="0.532218" calcext:value-type="float">
            <text:p>0.532218</text:p>
          </table:table-cell>
          <table:table-cell office:value-type="float" office:value="0.521687" calcext:value-type="float">
            <text:p>0.521687</text:p>
          </table:table-cell>
          <table:table-cell office:value-type="float" office:value="0.514465" calcext:value-type="float">
            <text:p>0.514465</text:p>
          </table:table-cell>
          <table:table-cell office:value-type="float" office:value="0.509567" calcext:value-type="float">
            <text:p>0.509567</text:p>
          </table:table-cell>
          <table:table-cell office:value-type="float" office:value="0.506263" calcext:value-type="float">
            <text:p>0.506263</text:p>
          </table:table-cell>
          <table:table-cell office:value-type="float" office:value="0.50403" calcext:value-type="float">
            <text:p>0.50403</text:p>
          </table:table-cell>
          <table:table-cell office:value-type="float" office:value="0.502505" calcext:value-type="float">
            <text:p>0.502505</text:p>
          </table:table-cell>
          <table:table-cell office:value-type="float" office:value="0.501435" calcext:value-type="float">
            <text:p>0.501435</text:p>
          </table:table-cell>
          <table:table-cell office:value-type="float" office:value="0.500643" calcext:value-type="float">
            <text:p>0.500643</text:p>
          </table:table-cell>
          <table:table-cell office:value-type="float" office:value="0.5" calcext:value-type="float">
            <text:p>0.5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498788" calcext:value-type="float">
            <text:p>0.498788</text:p>
          </table:table-cell>
          <table:table-cell office:value-type="float" office:value="0.498056" calcext:value-type="float">
            <text:p>0.498056</text:p>
          </table:table-cell>
          <table:table-cell office:value-type="float" office:value="0.497124" calcext:value-type="float">
            <text:p>0.497124</text:p>
          </table:table-cell>
          <table:table-cell office:value-type="float" office:value="0.495888" calcext:value-type="float">
            <text:p>0.495888</text:p>
          </table:table-cell>
          <table:table-cell office:value-type="float" office:value="0.494212" calcext:value-type="float">
            <text:p>0.494212</text:p>
          </table:table-cell>
          <table:table-cell office:value-type="float" office:value="0.491922" calcext:value-type="float">
            <text:p>0.491922</text:p>
          </table:table-cell>
          <table:table-cell office:value-type="float" office:value="0.488786" calcext:value-type="float">
            <text:p>0.488786</text:p>
          </table:table-cell>
          <table:table-cell office:value-type="float" office:value="0.484502" calcext:value-type="float">
            <text:p>0.484502</text:p>
          </table:table-cell>
          <table:table-cell office:value-type="float" office:value="0.478688" calcext:value-type="float">
            <text:p>0.478688</text:p>
          </table:table-cell>
          <table:table-cell office:value-type="float" office:value="0.470867" calcext:value-type="float">
            <text:p>0.470867</text:p>
          </table:table-cell>
          <table:table-cell office:value-type="float" office:value="0.460482" calcext:value-type="float">
            <text:p>0.460482</text:p>
          </table:table-cell>
          <table:table-cell office:value-type="float" office:value="0.446927" calcext:value-type="float">
            <text:p>0.446927</text:p>
          </table:table-cell>
          <table:table-cell office:value-type="float" office:value="0.429629" calcext:value-type="float">
            <text:p>0.429629</text:p>
          </table:table-cell>
          <table:table-cell office:value-type="float" office:value="0.408181" calcext:value-type="float">
            <text:p>0.408181</text:p>
          </table:table-cell>
          <table:table-cell office:value-type="float" office:value="0.382516" calcext:value-type="float">
            <text:p>0.382516</text:p>
          </table:table-cell>
          <table:table-cell office:value-type="float" office:value="0.353086" calcext:value-type="float">
            <text:p>0.353086</text:p>
          </table:table-cell>
          <table:table-cell office:value-type="float" office:value="0.320948" calcext:value-type="float">
            <text:p>0.320948</text:p>
          </table:table-cell>
          <table:table-cell office:value-type="float" office:value="0.287678" calcext:value-type="float">
            <text:p>0.287678</text:p>
          </table:table-cell>
          <table:table-cell office:value-type="float" office:value="0.255088" calcext:value-type="float">
            <text:p>0.255088</text:p>
          </table:table-cell>
          <table:table-cell office:value-type="float" office:value="0.224844" calcext:value-type="float">
            <text:p>0.224844</text:p>
          </table:table-cell>
          <table:table-cell office:value-type="float" office:value="0.198146" calcext:value-type="float">
            <text:p>0.198146</text:p>
          </table:table-cell>
          <table:table-cell office:value-type="float" office:value="0.175596" calcext:value-type="float">
            <text:p>0.175596</text:p>
          </table:table-cell>
          <table:table-cell office:value-type="float" office:value="0.157246" calcext:value-type="float">
            <text:p>0.157246</text:p>
          </table:table-cell>
          <table:table-cell office:value-type="float" office:value="0.142763" calcext:value-type="float">
            <text:p>0.142763</text:p>
          </table:table-cell>
          <table:table-cell office:value-type="float" office:value="0.131604" calcext:value-type="float">
            <text:p>0.131604</text:p>
          </table:table-cell>
          <table:table-cell office:value-type="float" office:value="0.123166" calcext:value-type="float">
            <text:p>0.123166</text:p>
          </table:table-cell>
          <table:table-cell office:value-type="float" office:value="0.116877" calcext:value-type="float">
            <text:p>0.116877</text:p>
          </table:table-cell>
          <table:table-cell office:value-type="float" office:value="0.112238" calcext:value-type="float">
            <text:p>0.112238</text:p>
          </table:table-cell>
          <table:table-cell office:value-type="float" office:value="0.108845" calcext:value-type="float">
            <text:p>0.108845</text:p>
          </table:table-cell>
          <table:table-cell office:value-type="float" office:value="0.106376" calcext:value-type="float">
            <text:p>0.106376</text:p>
          </table:table-cell>
          <table:table-cell office:value-type="float" office:value="0.104589" calcext:value-type="float">
            <text:p>0.104589</text:p>
          </table:table-cell>
          <table:table-cell office:value-type="float" office:value="0.103298" calcext:value-type="float">
            <text:p>0.103298</text:p>
          </table:table-cell>
          <table:table-cell office:value-type="float" office:value="0.102368" calcext:value-type="float">
            <text:p>0.102368</text:p>
          </table:table-cell>
          <table:table-cell office:value-type="float" office:value="0.101699" calcext:value-type="float">
            <text:p>0.101699</text:p>
          </table:table-cell>
          <table:table-cell office:value-type="float" office:value="0.101219" calcext:value-type="float">
            <text:p>0.101219</text:p>
          </table:table-cell>
          <table:table-cell office:value-type="float" office:value="0.100874" calcext:value-type="float">
            <text:p>0.100874</text:p>
          </table:table-cell>
          <table:table-cell office:value-type="float" office:value="0.100626" calcext:value-type="float">
            <text:p>0.100626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0.100322" calcext:value-type="float">
            <text:p>0.100322</text:p>
          </table:table-cell>
          <table:table-cell office:value-type="float" office:value="0.100231" calcext:value-type="float">
            <text:p>0.100231</text:p>
          </table:table-cell>
          <table:table-cell office:value-type="float" office:value="0.100165" calcext:value-type="float">
            <text:p>0.100165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0.100061" calcext:value-type="float">
            <text:p>0.100061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83153" calcext:value-type="float">
            <text:p>0.183153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901" calcext:value-type="float">
            <text:p>0.999901</text:p>
          </table:table-cell>
          <table:table-cell office:value-type="float" office:value="0.999849" calcext:value-type="float">
            <text:p>0.999849</text:p>
          </table:table-cell>
          <table:table-cell office:value-type="float" office:value="0.999772" calcext:value-type="float">
            <text:p>0.999772</text:p>
          </table:table-cell>
          <table:table-cell office:value-type="float" office:value="0.999654" calcext:value-type="float">
            <text:p>0.999654</text:p>
          </table:table-cell>
          <table:table-cell office:value-type="float" office:value="0.999475" calcext:value-type="float">
            <text:p>0.999475</text:p>
          </table:table-cell>
          <table:table-cell office:value-type="float" office:value="0.999204" calcext:value-type="float">
            <text:p>0.999204</text:p>
          </table:table-cell>
          <table:table-cell office:value-type="float" office:value="0.998795" calcext:value-type="float">
            <text:p>0.998795</text:p>
          </table:table-cell>
          <table:table-cell office:value-type="float" office:value="0.998175" calcext:value-type="float">
            <text:p>0.998175</text:p>
          </table:table-cell>
          <table:table-cell office:value-type="float" office:value="0.997239" calcext:value-type="float">
            <text:p>0.997239</text:p>
          </table:table-cell>
          <table:table-cell office:value-type="float" office:value="0.995826" calcext:value-type="float">
            <text:p>0.995826</text:p>
          </table:table-cell>
          <table:table-cell office:value-type="float" office:value="0.993701" calcext:value-type="float">
            <text:p>0.993701</text:p>
          </table:table-cell>
          <table:table-cell office:value-type="float" office:value="0.990513" calcext:value-type="float">
            <text:p>0.990513</text:p>
          </table:table-cell>
          <table:table-cell office:value-type="float" office:value="0.98576" calcext:value-type="float">
            <text:p>0.98576</text:p>
          </table:table-cell>
          <table:table-cell office:value-type="float" office:value="0.978728" calcext:value-type="float">
            <text:p>0.978728</text:p>
          </table:table-cell>
          <table:table-cell office:value-type="float" office:value="0.968448" calcext:value-type="float">
            <text:p>0.968448</text:p>
          </table:table-cell>
          <table:table-cell office:value-type="float" office:value="0.953677" calcext:value-type="float">
            <text:p>0.953677</text:p>
          </table:table-cell>
          <table:table-cell office:value-type="float" office:value="0.932967" calcext:value-type="float">
            <text:p>0.932967</text:p>
          </table:table-cell>
          <table:table-cell office:value-type="float" office:value="0.904911" calcext:value-type="float">
            <text:p>0.904911</text:p>
          </table:table-cell>
          <table:table-cell office:value-type="float" office:value="0.868626" calcext:value-type="float">
            <text:p>0.868626</text:p>
          </table:table-cell>
          <table:table-cell office:value-type="float" office:value="0.82444" calcext:value-type="float">
            <text:p>0.82444</text:p>
          </table:table-cell>
          <table:table-cell office:value-type="float" office:value="0.774458" calcext:value-type="float">
            <text:p>0.774458</text:p>
          </table:table-cell>
          <table:table-cell office:value-type="float" office:value="0.722459" calcext:value-type="float">
            <text:p>0.722459</text:p>
          </table:table-cell>
          <table:table-cell office:value-type="float" office:value="0.672844" calcext:value-type="float">
            <text:p>0.672844</text:p>
          </table:table-cell>
          <table:table-cell office:value-type="float" office:value="0.629211" calcext:value-type="float">
            <text:p>0.629211</text:p>
          </table:table-cell>
          <table:table-cell office:value-type="float" office:value="0.593475" calcext:value-type="float">
            <text:p>0.593475</text:p>
          </table:table-cell>
          <table:table-cell office:value-type="float" office:value="0.565863" calcext:value-type="float">
            <text:p>0.565863</text:p>
          </table:table-cell>
          <table:table-cell office:value-type="float" office:value="0.545475" calcext:value-type="float">
            <text:p>0.545475</text:p>
          </table:table-cell>
          <table:table-cell office:value-type="float" office:value="0.530923" calcext:value-type="float">
            <text:p>0.530923</text:p>
          </table:table-cell>
          <table:table-cell office:value-type="float" office:value="0.520788" calcext:value-type="float">
            <text:p>0.520788</text:p>
          </table:table-cell>
          <table:table-cell office:value-type="float" office:value="0.513844" calcext:value-type="float">
            <text:p>0.513844</text:p>
          </table:table-cell>
          <table:table-cell office:value-type="float" office:value="0.509136" calcext:value-type="float">
            <text:p>0.509136</text:p>
          </table:table-cell>
          <table:table-cell office:value-type="float" office:value="0.505956" calcext:value-type="float">
            <text:p>0.505956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02316" calcext:value-type="float">
            <text:p>0.502316</text:p>
          </table:table-cell>
          <table:table-cell office:value-type="float" office:value="0.501258" calcext:value-type="float">
            <text:p>0.501258</text:p>
          </table:table-cell>
          <table:table-cell office:value-type="float" office:value="0.500454" calcext:value-type="float">
            <text:p>0.500454</text:p>
          </table:table-cell>
          <table:table-cell office:value-type="float" office:value="0.499775" calcext:value-type="float">
            <text:p>0.499775</text:p>
          </table:table-cell>
          <table:table-cell office:value-type="float" office:value="0.499121" calcext:value-type="float">
            <text:p>0.499121</text:p>
          </table:table-cell>
          <table:table-cell office:value-type="float" office:value="0.498403" calcext:value-type="float">
            <text:p>0.498403</text:p>
          </table:table-cell>
          <table:table-cell office:value-type="float" office:value="0.497531" calcext:value-type="float">
            <text:p>0.497531</text:p>
          </table:table-cell>
          <table:table-cell office:value-type="float" office:value="0.496402" calcext:value-type="float">
            <text:p>0.496402</text:p>
          </table:table-cell>
          <table:table-cell office:value-type="float" office:value="0.494892" calcext:value-type="float">
            <text:p>0.494892</text:p>
          </table:table-cell>
          <table:table-cell office:value-type="float" office:value="0.492839" calcext:value-type="float">
            <text:p>0.492839</text:p>
          </table:table-cell>
          <table:table-cell office:value-type="float" office:value="0.490032" calcext:value-type="float">
            <text:p>0.490032</text:p>
          </table:table-cell>
          <table:table-cell office:value-type="float" office:value="0.486197" calcext:value-type="float">
            <text:p>0.486197</text:p>
          </table:table-cell>
          <table:table-cell office:value-type="float" office:value="0.480979" calcext:value-type="float">
            <text:p>0.480979</text:p>
          </table:table-cell>
          <table:table-cell office:value-type="float" office:value="0.473936" calcext:value-type="float">
            <text:p>0.473936</text:p>
          </table:table-cell>
          <table:table-cell office:value-type="float" office:value="0.464537" calcext:value-type="float">
            <text:p>0.464537</text:p>
          </table:table-cell>
          <table:table-cell office:value-type="float" office:value="0.452187" calcext:value-type="float">
            <text:p>0.452187</text:p>
          </table:table-cell>
          <table:table-cell office:value-type="float" office:value="0.436289" calcext:value-type="float">
            <text:p>0.436289</text:p>
          </table:table-cell>
          <table:table-cell office:value-type="float" office:value="0.416357" calcext:value-type="float">
            <text:p>0.416357</text:p>
          </table:table-cell>
          <table:table-cell office:value-type="float" office:value="0.392181" calcext:value-type="float">
            <text:p>0.392181</text:p>
          </table:table-cell>
          <table:table-cell office:value-type="float" office:value="0.364011" calcext:value-type="float">
            <text:p>0.364011</text:p>
          </table:table-cell>
          <table:table-cell office:value-type="float" office:value="0.332684" calcext:value-type="float">
            <text:p>0.332684</text:p>
          </table:table-cell>
          <table:table-cell office:value-type="float" office:value="0.299615" calcext:value-type="float">
            <text:p>0.299615</text:p>
          </table:table-cell>
          <table:table-cell office:value-type="float" office:value="0.266575" calcext:value-type="float">
            <text:p>0.266575</text:p>
          </table:table-cell>
          <table:table-cell office:value-type="float" office:value="0.235323" calcext:value-type="float">
            <text:p>0.235323</text:p>
          </table:table-cell>
          <table:table-cell office:value-type="float" office:value="0.207253" calcext:value-type="float">
            <text:p>0.207253</text:p>
          </table:table-cell>
          <table:table-cell office:value-type="float" office:value="0.183185" calcext:value-type="float">
            <text:p>0.183185</text:p>
          </table:table-cell>
          <table:table-cell office:value-type="float" office:value="0.163353" calcext:value-type="float">
            <text:p>0.163353</text:p>
          </table:table-cell>
          <table:table-cell office:value-type="float" office:value="0.147539" calcext:value-type="float">
            <text:p>0.147539</text:p>
          </table:table-cell>
          <table:table-cell office:value-type="float" office:value="0.135258" calcext:value-type="float">
            <text:p>0.135258</text:p>
          </table:table-cell>
          <table:table-cell office:value-type="float" office:value="0.125914" calcext:value-type="float">
            <text:p>0.125914</text:p>
          </table:table-cell>
          <table:table-cell office:value-type="float" office:value="0.118916" calcext:value-type="float">
            <text:p>0.118916</text:p>
          </table:table-cell>
          <table:table-cell office:value-type="float" office:value="0.113738" calcext:value-type="float">
            <text:p>0.113738</text:p>
          </table:table-cell>
          <table:table-cell office:value-type="float" office:value="0.109939" calcext:value-type="float">
            <text:p>0.109939</text:p>
          </table:table-cell>
          <table:table-cell office:value-type="float" office:value="0.107171" calcext:value-type="float">
            <text:p>0.107171</text:p>
          </table:table-cell>
          <table:table-cell office:value-type="float" office:value="0.105164" calcext:value-type="float">
            <text:p>0.105164</text:p>
          </table:table-cell>
          <table:table-cell office:value-type="float" office:value="0.103713" calcext:value-type="float">
            <text:p>0.103713</text:p>
          </table:table-cell>
          <table:table-cell office:value-type="float" office:value="0.102667" calcext:value-type="float">
            <text:p>0.102667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101373" calcext:value-type="float">
            <text:p>0.101373</text:p>
          </table:table-cell>
          <table:table-cell office:value-type="float" office:value="0.100984" calcext:value-type="float">
            <text:p>0.100984</text:p>
          </table:table-cell>
          <table:table-cell office:value-type="float" office:value="0.100706" calcext:value-type="float">
            <text:p>0.100706</text:p>
          </table:table-cell>
          <table:table-cell office:value-type="float" office:value="0.100506" calcext:value-type="float">
            <text:p>0.100506</text:p>
          </table:table-cell>
          <table:table-cell office:value-type="float" office:value="0.100363" calcext:value-type="float">
            <text:p>0.100363</text:p>
          </table:table-cell>
          <table:table-cell office:value-type="float" office:value="0.10026" calcext:value-type="float">
            <text:p>0.10026</text:p>
          </table:table-cell>
          <table:table-cell office:value-type="float" office:value="0.100186" calcext:value-type="float">
            <text:p>0.100186</text:p>
          </table:table-cell>
          <table:table-cell office:value-type="float" office:value="0.100133" calcext:value-type="float">
            <text:p>0.100133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89125" calcext:value-type="float">
            <text:p>0.189125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32" calcext:value-type="float">
            <text:p>0.999932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99843" calcext:value-type="float">
            <text:p>0.999843</text:p>
          </table:table-cell>
          <table:table-cell office:value-type="float" office:value="0.999761" calcext:value-type="float">
            <text:p>0.999761</text:p>
          </table:table-cell>
          <table:table-cell office:value-type="float" office:value="0.999638" calcext:value-type="float">
            <text:p>0.999638</text:p>
          </table:table-cell>
          <table:table-cell office:value-type="float" office:value="0.999452" calcext:value-type="float">
            <text:p>0.999452</text:p>
          </table:table-cell>
          <table:table-cell office:value-type="float" office:value="0.999169" calcext:value-type="float">
            <text:p>0.999169</text:p>
          </table:table-cell>
          <table:table-cell office:value-type="float" office:value="0.998741" calcext:value-type="float">
            <text:p>0.998741</text:p>
          </table:table-cell>
          <table:table-cell office:value-type="float" office:value="0.998095" calcext:value-type="float">
            <text:p>0.998095</text:p>
          </table:table-cell>
          <table:table-cell office:value-type="float" office:value="0.997117" calcext:value-type="float">
            <text:p>0.997117</text:p>
          </table:table-cell>
          <table:table-cell office:value-type="float" office:value="0.995643" calcext:value-type="float">
            <text:p>0.995643</text:p>
          </table:table-cell>
          <table:table-cell office:value-type="float" office:value="0.993425" calcext:value-type="float">
            <text:p>0.993425</text:p>
          </table:table-cell>
          <table:table-cell office:value-type="float" office:value="0.990101" calcext:value-type="float">
            <text:p>0.990101</text:p>
          </table:table-cell>
          <table:table-cell office:value-type="float" office:value="0.985148" calcext:value-type="float">
            <text:p>0.985148</text:p>
          </table:table-cell>
          <table:table-cell office:value-type="float" office:value="0.977827" calcext:value-type="float">
            <text:p>0.977827</text:p>
          </table:table-cell>
          <table:table-cell office:value-type="float" office:value="0.967142" calcext:value-type="float">
            <text:p>0.967142</text:p>
          </table:table-cell>
          <table:table-cell office:value-type="float" office:value="0.951821" calcext:value-type="float">
            <text:p>0.951821</text:p>
          </table:table-cell>
          <table:table-cell office:value-type="float" office:value="0.930407" calcext:value-type="float">
            <text:p>0.930407</text:p>
          </table:table-cell>
          <table:table-cell office:value-type="float" office:value="0.90152" calcext:value-type="float">
            <text:p>0.90152</text:p>
          </table:table-cell>
          <table:table-cell office:value-type="float" office:value="0.864369" calcext:value-type="float">
            <text:p>0.864369</text:p>
          </table:table-cell>
          <table:table-cell office:value-type="float" office:value="0.819447" calcext:value-type="float">
            <text:p>0.819447</text:p>
          </table:table-cell>
          <table:table-cell office:value-type="float" office:value="0.769056" calcext:value-type="float">
            <text:p>0.769056</text:p>
          </table:table-cell>
          <table:table-cell office:value-type="float" office:value="0.717102" calcext:value-type="float">
            <text:p>0.717102</text:p>
          </table:table-cell>
          <table:table-cell office:value-type="float" office:value="0.667967" calcext:value-type="float">
            <text:p>0.667967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590222" calcext:value-type="float">
            <text:p>0.590222</text:p>
          </table:table-cell>
          <table:table-cell office:value-type="float" office:value="0.563417" calcext:value-type="float">
            <text:p>0.563417</text:p>
          </table:table-cell>
          <table:table-cell office:value-type="float" office:value="0.543703" calcext:value-type="float">
            <text:p>0.543703</text:p>
          </table:table-cell>
          <table:table-cell office:value-type="float" office:value="0.529673" calcext:value-type="float">
            <text:p>0.529673</text:p>
          </table:table-cell>
          <table:table-cell office:value-type="float" office:value="0.519919" calcext:value-type="float">
            <text:p>0.519919</text:p>
          </table:table-cell>
          <table:table-cell office:value-type="float" office:value="0.513244" calcext:value-type="float">
            <text:p>0.513244</text:p>
          </table:table-cell>
          <table:table-cell office:value-type="float" office:value="0.508716" calcext:value-type="float">
            <text:p>0.508716</text:p>
          </table:table-cell>
          <table:table-cell office:value-type="float" office:value="0.505653" calcext:value-type="float">
            <text:p>0.505653</text:p>
          </table:table-cell>
          <table:table-cell office:value-type="float" office:value="0.503566" calcext:value-type="float">
            <text:p>0.503566</text:p>
          </table:table-cell>
          <table:table-cell office:value-type="float" office:value="0.502115" calcext:value-type="float">
            <text:p>0.502115</text:p>
          </table:table-cell>
          <table:table-cell office:value-type="float" office:value="0.501061" calcext:value-type="float">
            <text:p>0.501061</text:p>
          </table:table-cell>
          <table:table-cell office:value-type="float" office:value="0.500234" calcext:value-type="float">
            <text:p>0.500234</text:p>
          </table:table-cell>
          <table:table-cell office:value-type="float" office:value="0.499506" calcext:value-type="float">
            <text:p>0.499506</text:p>
          </table:table-cell>
          <table:table-cell office:value-type="float" office:value="0.49877" calcext:value-type="float">
            <text:p>0.49877</text:p>
          </table:table-cell>
          <table:table-cell office:value-type="float" office:value="0.497931" calcext:value-type="float">
            <text:p>0.497931</text:p>
          </table:table-cell>
          <table:table-cell office:value-type="float" office:value="0.496885" calcext:value-type="float">
            <text:p>0.496885</text:p>
          </table:table-cell>
          <table:table-cell office:value-type="float" office:value="0.495514" calcext:value-type="float">
            <text:p>0.495514</text:p>
          </table:table-cell>
          <table:table-cell office:value-type="float" office:value="0.493667" calcext:value-type="float">
            <text:p>0.493667</text:p>
          </table:table-cell>
          <table:table-cell office:value-type="float" office:value="0.491152" calcext:value-type="float">
            <text:p>0.491152</text:p>
          </table:table-cell>
          <table:table-cell office:value-type="float" office:value="0.487717" calcext:value-type="float">
            <text:p>0.487717</text:p>
          </table:table-cell>
          <table:table-cell office:value-type="float" office:value="0.483039" calcext:value-type="float">
            <text:p>0.483039</text:p>
          </table:table-cell>
          <table:table-cell office:value-type="float" office:value="0.476705" calcext:value-type="float">
            <text:p>0.476705</text:p>
          </table:table-cell>
          <table:table-cell office:value-type="float" office:value="0.468215" calcext:value-type="float">
            <text:p>0.468215</text:p>
          </table:table-cell>
          <table:table-cell office:value-type="float" office:value="0.456991" calcext:value-type="float">
            <text:p>0.456991</text:p>
          </table:table-cell>
          <table:table-cell office:value-type="float" office:value="0.442429" calcext:value-type="float">
            <text:p>0.442429</text:p>
          </table:table-cell>
          <table:table-cell office:value-type="float" office:value="0.423985" calcext:value-type="float">
            <text:p>0.423985</text:p>
          </table:table-cell>
          <table:table-cell office:value-type="float" office:value="0.401328" calcext:value-type="float">
            <text:p>0.401328</text:p>
          </table:table-cell>
          <table:table-cell office:value-type="float" office:value="0.374524" calcext:value-type="float">
            <text:p>0.374524</text:p>
          </table:table-cell>
          <table:table-cell office:value-type="float" office:value="0.344193" calcext:value-type="float">
            <text:p>0.344193</text:p>
          </table:table-cell>
          <table:table-cell office:value-type="float" office:value="0.311557" calcext:value-type="float">
            <text:p>0.311557</text:p>
          </table:table-cell>
          <table:table-cell office:value-type="float" office:value="0.278295" calcext:value-type="float">
            <text:p>0.278295</text:p>
          </table:table-cell>
          <table:table-cell office:value-type="float" office:value="0.246216" calcext:value-type="float">
            <text:p>0.246216</text:p>
          </table:table-cell>
          <table:table-cell office:value-type="float" office:value="0.21688" calcext:value-type="float">
            <text:p>0.21688</text:p>
          </table:table-cell>
          <table:table-cell office:value-type="float" office:value="0.191323" calcext:value-type="float">
            <text:p>0.191323</text:p>
          </table:table-cell>
          <table:table-cell office:value-type="float" office:value="0.169978" calcext:value-type="float">
            <text:p>0.169978</text:p>
          </table:table-cell>
          <table:table-cell office:value-type="float" office:value="0.15277" calcext:value-type="float">
            <text:p>0.15277</text:p>
          </table:table-cell>
          <table:table-cell office:value-type="float" office:value="0.139289" calcext:value-type="float">
            <text:p>0.139289</text:p>
          </table:table-cell>
          <table:table-cell office:value-type="float" office:value="0.128962" calcext:value-type="float">
            <text:p>0.128962</text:p>
          </table:table-cell>
          <table:table-cell office:value-type="float" office:value="0.121189" calcext:value-type="float">
            <text:p>0.121189</text:p>
          </table:table-cell>
          <table:table-cell office:value-type="float" office:value="0.115414" calcext:value-type="float">
            <text:p>0.115414</text:p>
          </table:table-cell>
          <table:table-cell office:value-type="float" office:value="0.111166" calcext:value-type="float">
            <text:p>0.111166</text:p>
          </table:table-cell>
          <table:table-cell office:value-type="float" office:value="0.108063" calcext:value-type="float">
            <text:p>0.108063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0.104179" calcext:value-type="float">
            <text:p>0.104179</text:p>
          </table:table-cell>
          <table:table-cell office:value-type="float" office:value="0.103003" calcext:value-type="float">
            <text:p>0.103003</text:p>
          </table:table-cell>
          <table:table-cell office:value-type="float" office:value="0.102156" calcext:value-type="float">
            <text:p>0.102156</text:p>
          </table:table-cell>
          <table:table-cell office:value-type="float" office:value="0.101547" calcext:value-type="float">
            <text:p>0.101547</text:p>
          </table:table-cell>
          <table:table-cell office:value-type="float" office:value="0.101109" calcext:value-type="float">
            <text:p>0.101109</text:p>
          </table:table-cell>
          <table:table-cell office:value-type="float" office:value="0.100795" calcext:value-type="float">
            <text:p>0.100795</text:p>
          </table:table-cell>
          <table:table-cell office:value-type="float" office:value="0.10057" calcext:value-type="float">
            <text:p>0.10057</text:p>
          </table:table-cell>
          <table:table-cell office:value-type="float" office:value="0.100408" calcext:value-type="float">
            <text:p>0.100408</text:p>
          </table:table-cell>
          <table:table-cell office:value-type="float" office:value="0.100293" calcext:value-type="float">
            <text:p>0.100293</text:p>
          </table:table-cell>
          <table:table-cell office:value-type="float" office:value="0.10021" calcext:value-type="float">
            <text:p>0.10021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00108" calcext:value-type="float">
            <text:p>0.100108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100055" calcext:value-type="float">
            <text:p>0.100055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4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95097" calcext:value-type="float">
            <text:p>0.195097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892" calcext:value-type="float">
            <text:p>0.999892</text:p>
          </table:table-cell>
          <table:table-cell office:value-type="float" office:value="0.999836" calcext:value-type="float">
            <text:p>0.999836</text:p>
          </table:table-cell>
          <table:table-cell office:value-type="float" office:value="0.999751" calcext:value-type="float">
            <text:p>0.999751</text:p>
          </table:table-cell>
          <table:table-cell office:value-type="float" office:value="0.999622" calcext:value-type="float">
            <text:p>0.999622</text:p>
          </table:table-cell>
          <table:table-cell office:value-type="float" office:value="0.999427" calcext:value-type="float">
            <text:p>0.999427</text:p>
          </table:table-cell>
          <table:table-cell office:value-type="float" office:value="0.999132" calcext:value-type="float">
            <text:p>0.999132</text:p>
          </table:table-cell>
          <table:table-cell office:value-type="float" office:value="0.998686" calcext:value-type="float">
            <text:p>0.998686</text:p>
          </table:table-cell>
          <table:table-cell office:value-type="float" office:value="0.99801" calcext:value-type="float">
            <text:p>0.99801</text:p>
          </table:table-cell>
          <table:table-cell office:value-type="float" office:value="0.99699" calcext:value-type="float">
            <text:p>0.99699</text:p>
          </table:table-cell>
          <table:table-cell office:value-type="float" office:value="0.995451" calcext:value-type="float">
            <text:p>0.995451</text:p>
          </table:table-cell>
          <table:table-cell office:value-type="float" office:value="0.993138" calcext:value-type="float">
            <text:p>0.993138</text:p>
          </table:table-cell>
          <table:table-cell office:value-type="float" office:value="0.989672" calcext:value-type="float">
            <text:p>0.989672</text:p>
          </table:table-cell>
          <table:table-cell office:value-type="float" office:value="0.98451" calcext:value-type="float">
            <text:p>0.98451</text:p>
          </table:table-cell>
          <table:table-cell office:value-type="float" office:value="0.97689" calcext:value-type="float">
            <text:p>0.97689</text:p>
          </table:table-cell>
          <table:table-cell office:value-type="float" office:value="0.965785" calcext:value-type="float">
            <text:p>0.965785</text:p>
          </table:table-cell>
          <table:table-cell office:value-type="float" office:value="0.949899" calcext:value-type="float">
            <text:p>0.949899</text:p>
          </table:table-cell>
          <table:table-cell office:value-type="float" office:value="0.927766" calcext:value-type="float">
            <text:p>0.927766</text:p>
          </table:table-cell>
          <table:table-cell office:value-type="float" office:value="0.898037" calcext:value-type="float">
            <text:p>0.898037</text:p>
          </table:table-cell>
          <table:table-cell office:value-type="float" office:value="0.860025" calcext:value-type="float">
            <text:p>0.860025</text:p>
          </table:table-cell>
          <table:table-cell office:value-type="float" office:value="0.814393" calcext:value-type="float">
            <text:p>0.814393</text:p>
          </table:table-cell>
          <table:table-cell office:value-type="float" office:value="0.763637" calcext:value-type="float">
            <text:p>0.763637</text:p>
          </table:table-cell>
          <table:table-cell office:value-type="float" office:value="0.711777" calcext:value-type="float">
            <text:p>0.711777</text:p>
          </table:table-cell>
          <table:table-cell office:value-type="float" office:value="0.663159" calcext:value-type="float">
            <text:p>0.663159</text:p>
          </table:table-cell>
          <table:table-cell office:value-type="float" office:value="0.621074" calcext:value-type="float">
            <text:p>0.621074</text:p>
          </table:table-cell>
          <table:table-cell office:value-type="float" office:value="0.587057" calcext:value-type="float">
            <text:p>0.587057</text:p>
          </table:table-cell>
          <table:table-cell office:value-type="float" office:value="0.561047" calcext:value-type="float">
            <text:p>0.561047</text:p>
          </table:table-cell>
          <table:table-cell office:value-type="float" office:value="0.541992" calcext:value-type="float">
            <text:p>0.541992</text:p>
          </table:table-cell>
          <table:table-cell office:value-type="float" office:value="0.528467" calcext:value-type="float">
            <text:p>0.528467</text:p>
          </table:table-cell>
          <table:table-cell office:value-type="float" office:value="0.51908" calcext:value-type="float">
            <text:p>0.51908</text:p>
          </table:table-cell>
          <table:table-cell office:value-type="float" office:value="0.512661" calcext:value-type="float">
            <text:p>0.512661</text:p>
          </table:table-cell>
          <table:table-cell office:value-type="float" office:value="0.508304" calcext:value-type="float">
            <text:p>0.508304</text:p>
          </table:table-cell>
          <table:table-cell office:value-type="float" office:value="0.505349" calcext:value-type="float">
            <text:p>0.505349</text:p>
          </table:table-cell>
          <table:table-cell office:value-type="float" office:value="0.503324" calcext:value-type="float">
            <text:p>0.503324</text:p>
          </table:table-cell>
          <table:table-cell office:value-type="float" office:value="0.501898" calcext:value-type="float">
            <text:p>0.501898</text:p>
          </table:table-cell>
          <table:table-cell office:value-type="float" office:value="0.500839" calcext:value-type="float">
            <text:p>0.500839</text:p>
          </table:table-cell>
          <table:table-cell office:value-type="float" office:value="0.499977" calcext:value-type="float">
            <text:p>0.499977</text:p>
          </table:table-cell>
          <table:table-cell office:value-type="float" office:value="0.499182" calcext:value-type="float">
            <text:p>0.499182</text:p>
          </table:table-cell>
          <table:table-cell office:value-type="float" office:value="0.498343" calcext:value-type="float">
            <text:p>0.498343</text:p>
          </table:table-cell>
          <table:table-cell office:value-type="float" office:value="0.497352" calcext:value-type="float">
            <text:p>0.497352</text:p>
          </table:table-cell>
          <table:table-cell office:value-type="float" office:value="0.496092" calcext:value-type="float">
            <text:p>0.496092</text:p>
          </table:table-cell>
          <table:table-cell office:value-type="float" office:value="0.494421" calcext:value-type="float">
            <text:p>0.494421</text:p>
          </table:table-cell>
          <table:table-cell office:value-type="float" office:value="0.492162" calcext:value-type="float">
            <text:p>0.492162</text:p>
          </table:table-cell>
          <table:table-cell office:value-type="float" office:value="0.489084" calcext:value-type="float">
            <text:p>0.489084</text:p>
          </table:table-cell>
          <table:table-cell office:value-type="float" office:value="0.48489" calcext:value-type="float">
            <text:p>0.48489</text:p>
          </table:table-cell>
          <table:table-cell office:value-type="float" office:value="0.479199" calcext:value-type="float">
            <text:p>0.479199</text:p>
          </table:table-cell>
          <table:table-cell office:value-type="float" office:value="0.471543" calcext:value-type="float">
            <text:p>0.471543</text:p>
          </table:table-cell>
          <table:table-cell office:value-type="float" office:value="0.461368" calcext:value-type="float">
            <text:p>0.461368</text:p>
          </table:table-cell>
          <table:table-cell office:value-type="float" office:value="0.448069" calcext:value-type="float">
            <text:p>0.448069</text:p>
          </table:table-cell>
          <table:table-cell office:value-type="float" office:value="0.431068" calcext:value-type="float">
            <text:p>0.431068</text:p>
          </table:table-cell>
          <table:table-cell office:value-type="float" office:value="0.409938" calcext:value-type="float">
            <text:p>0.409938</text:p>
          </table:table-cell>
          <table:table-cell office:value-type="float" office:value="0.38458" calcext:value-type="float">
            <text:p>0.38458</text:p>
          </table:table-cell>
          <table:table-cell office:value-type="float" office:value="0.355402" calcext:value-type="float">
            <text:p>0.355402</text:p>
          </table:table-cell>
          <table:table-cell office:value-type="float" office:value="0.323417" calcext:value-type="float">
            <text:p>0.323417</text:p>
          </table:table-cell>
          <table:table-cell office:value-type="float" office:value="0.290169" calcext:value-type="float">
            <text:p>0.290169</text:p>
          </table:table-cell>
          <table:table-cell office:value-type="float" office:value="0.257467" calcext:value-type="float">
            <text:p>0.257467</text:p>
          </table:table-cell>
          <table:table-cell office:value-type="float" office:value="0.226998" calcext:value-type="float">
            <text:p>0.226998</text:p>
          </table:table-cell>
          <table:table-cell office:value-type="float" office:value="0.200006" calcext:value-type="float">
            <text:p>0.200006</text:p>
          </table:table-cell>
          <table:table-cell office:value-type="float" office:value="0.177137" calcext:value-type="float">
            <text:p>0.177137</text:p>
          </table:table-cell>
          <table:table-cell office:value-type="float" office:value="0.158481" calcext:value-type="float">
            <text:p>0.158481</text:p>
          </table:table-cell>
          <table:table-cell office:value-type="float" office:value="0.143725" calcext:value-type="float">
            <text:p>0.143725</text:p>
          </table:table-cell>
          <table:table-cell office:value-type="float" office:value="0.132338" calcext:value-type="float">
            <text:p>0.132338</text:p>
          </table:table-cell>
          <table:table-cell office:value-type="float" office:value="0.123717" calcext:value-type="float">
            <text:p>0.123717</text:p>
          </table:table-cell>
          <table:table-cell office:value-type="float" office:value="0.117285" calcext:value-type="float">
            <text:p>0.117285</text:p>
          </table:table-cell>
          <table:table-cell office:value-type="float" office:value="0.112538" calcext:value-type="float">
            <text:p>0.112538</text:p>
          </table:table-cell>
          <table:table-cell office:value-type="float" office:value="0.109064" calcext:value-type="float">
            <text:p>0.109064</text:p>
          </table:table-cell>
          <table:table-cell office:value-type="float" office:value="0.106535" calcext:value-type="float">
            <text:p>0.106535</text:p>
          </table:table-cell>
          <table:table-cell office:value-type="float" office:value="0.104704" calcext:value-type="float">
            <text:p>0.104704</text:p>
          </table:table-cell>
          <table:table-cell office:value-type="float" office:value="0.103381" calcext:value-type="float">
            <text:p>0.103381</text:p>
          </table:table-cell>
          <table:table-cell office:value-type="float" office:value="0.102428" calcext:value-type="float">
            <text:p>0.102428</text:p>
          </table:table-cell>
          <table:table-cell office:value-type="float" office:value="0.101742" calcext:value-type="float">
            <text:p>0.101742</text:p>
          </table:table-cell>
          <table:table-cell office:value-type="float" office:value="0.101249" calcext:value-type="float">
            <text:p>0.101249</text:p>
          </table:table-cell>
          <table:table-cell office:value-type="float" office:value="0.100896" calcext:value-type="float">
            <text:p>0.100896</text:p>
          </table:table-cell>
          <table:table-cell office:value-type="float" office:value="0.100642" calcext:value-type="float">
            <text:p>0.100642</text:p>
          </table:table-cell>
          <table:table-cell office:value-type="float" office:value="0.10046" calcext:value-type="float">
            <text:p>0.10046</text:p>
          </table:table-cell>
          <table:table-cell office:value-type="float" office:value="0.10033" calcext:value-type="float">
            <text:p>0.10033</text:p>
          </table:table-cell>
          <table:table-cell office:value-type="float" office:value="0.100236" calcext:value-type="float">
            <text:p>0.100236</text:p>
          </table:table-cell>
          <table:table-cell office:value-type="float" office:value="0.100169" calcext:value-type="float">
            <text:p>0.100169</text:p>
          </table:table-cell>
          <table:table-cell office:value-type="float" office:value="0.100121" calcext:value-type="float">
            <text:p>0.100121</text:p>
          </table:table-cell>
          <table:table-cell office:value-type="float" office:value="0.100087" calcext:value-type="float">
            <text:p>0.100087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01069" calcext:value-type="float">
            <text:p>0.201069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999887" calcext:value-type="float">
            <text:p>0.999887</text:p>
          </table:table-cell>
          <table:table-cell office:value-type="float" office:value="0.999828" calcext:value-type="float">
            <text:p>0.999828</text:p>
          </table:table-cell>
          <table:table-cell office:value-type="float" office:value="0.99974" calcext:value-type="float">
            <text:p>0.99974</text:p>
          </table:table-cell>
          <table:table-cell office:value-type="float" office:value="0.999605" calcext:value-type="float">
            <text:p>0.999605</text:p>
          </table:table-cell>
          <table:table-cell office:value-type="float" office:value="0.999402" calcext:value-type="float">
            <text:p>0.999402</text:p>
          </table:table-cell>
          <table:table-cell office:value-type="float" office:value="0.999094" calcext:value-type="float">
            <text:p>0.999094</text:p>
          </table:table-cell>
          <table:table-cell office:value-type="float" office:value="0.998628" calcext:value-type="float">
            <text:p>0.998628</text:p>
          </table:table-cell>
          <table:table-cell office:value-type="float" office:value="0.997922" calcext:value-type="float">
            <text:p>0.997922</text:p>
          </table:table-cell>
          <table:table-cell office:value-type="float" office:value="0.996857" calcext:value-type="float">
            <text:p>0.996857</text:p>
          </table:table-cell>
          <table:table-cell office:value-type="float" office:value="0.995252" calcext:value-type="float">
            <text:p>0.995252</text:p>
          </table:table-cell>
          <table:table-cell office:value-type="float" office:value="0.992838" calcext:value-type="float">
            <text:p>0.992838</text:p>
          </table:table-cell>
          <table:table-cell office:value-type="float" office:value="0.989224" calcext:value-type="float">
            <text:p>0.989224</text:p>
          </table:table-cell>
          <table:table-cell office:value-type="float" office:value="0.983846" calcext:value-type="float">
            <text:p>0.983846</text:p>
          </table:table-cell>
          <table:table-cell office:value-type="float" office:value="0.975916" calcext:value-type="float">
            <text:p>0.975916</text:p>
          </table:table-cell>
          <table:table-cell office:value-type="float" office:value="0.964377" calcext:value-type="float">
            <text:p>0.964377</text:p>
          </table:table-cell>
          <table:table-cell office:value-type="float" office:value="0.94791" calcext:value-type="float">
            <text:p>0.94791</text:p>
          </table:table-cell>
          <table:table-cell office:value-type="float" office:value="0.925041" calcext:value-type="float">
            <text:p>0.925041</text:p>
          </table:table-cell>
          <table:table-cell office:value-type="float" office:value="0.894464" calcext:value-type="float">
            <text:p>0.894464</text:p>
          </table:table-cell>
          <table:table-cell office:value-type="float" office:value="0.855597" calcext:value-type="float">
            <text:p>0.855597</text:p>
          </table:table-cell>
          <table:table-cell office:value-type="float" office:value="0.809281" calcext:value-type="float">
            <text:p>0.809281</text:p>
          </table:table-cell>
          <table:table-cell office:value-type="float" office:value="0.758204" calcext:value-type="float">
            <text:p>0.758204</text:p>
          </table:table-cell>
          <table:table-cell office:value-type="float" office:value="0.706487" calcext:value-type="float">
            <text:p>0.706487</text:p>
          </table:table-cell>
          <table:table-cell office:value-type="float" office:value="0.658423" calcext:value-type="float">
            <text:p>0.658423</text:p>
          </table:table-cell>
          <table:table-cell office:value-type="float" office:value="0.617137" calcext:value-type="float">
            <text:p>0.617137</text:p>
          </table:table-cell>
          <table:table-cell office:value-type="float" office:value="0.583979" calcext:value-type="float">
            <text:p>0.583979</text:p>
          </table:table-cell>
          <table:table-cell office:value-type="float" office:value="0.558751" calcext:value-type="float">
            <text:p>0.558751</text:p>
          </table:table-cell>
          <table:table-cell office:value-type="float" office:value="0.540338" calcext:value-type="float">
            <text:p>0.540338</text:p>
          </table:table-cell>
          <table:table-cell office:value-type="float" office:value="0.527302" calcext:value-type="float">
            <text:p>0.527302</text:p>
          </table:table-cell>
          <table:table-cell office:value-type="float" office:value="0.518269" calcext:value-type="float">
            <text:p>0.518269</text:p>
          </table:table-cell>
          <table:table-cell office:value-type="float" office:value="0.512093" calcext:value-type="float">
            <text:p>0.512093</text:p>
          </table:table-cell>
          <table:table-cell office:value-type="float" office:value="0.507898" calcext:value-type="float">
            <text:p>0.507898</text:p>
          </table:table-cell>
          <table:table-cell office:value-type="float" office:value="0.505042" calcext:value-type="float">
            <text:p>0.505042</text:p>
          </table:table-cell>
          <table:table-cell office:value-type="float" office:value="0.50307" calcext:value-type="float">
            <text:p>0.50307</text:p>
          </table:table-cell>
          <table:table-cell office:value-type="float" office:value="0.50166" calcext:value-type="float">
            <text:p>0.50166</text:p>
          </table:table-cell>
          <table:table-cell office:value-type="float" office:value="0.500583" calcext:value-type="float">
            <text:p>0.500583</text:p>
          </table:table-cell>
          <table:table-cell office:value-type="float" office:value="0.499672" calcext:value-type="float">
            <text:p>0.499672</text:p>
          </table:table-cell>
          <table:table-cell office:value-type="float" office:value="0.498791" calcext:value-type="float">
            <text:p>0.498791</text:p>
          </table:table-cell>
          <table:table-cell office:value-type="float" office:value="0.497821" calcext:value-type="float">
            <text:p>0.497821</text:p>
          </table:table-cell>
          <table:table-cell office:value-type="float" office:value="0.496641" calcext:value-type="float">
            <text:p>0.496641</text:p>
          </table:table-cell>
          <table:table-cell office:value-type="float" office:value="0.495116" calcext:value-type="float">
            <text:p>0.495116</text:p>
          </table:table-cell>
          <table:table-cell office:value-type="float" office:value="0.493078" calcext:value-type="float">
            <text:p>0.493078</text:p>
          </table:table-cell>
          <table:table-cell office:value-type="float" office:value="0.490315" calcext:value-type="float">
            <text:p>0.490315</text:p>
          </table:table-cell>
          <table:table-cell office:value-type="float" office:value="0.486554" calcext:value-type="float">
            <text:p>0.486554</text:p>
          </table:table-cell>
          <table:table-cell office:value-type="float" office:value="0.481445" calcext:value-type="float">
            <text:p>0.481445</text:p>
          </table:table-cell>
          <table:table-cell office:value-type="float" office:value="0.47455" calcext:value-type="float">
            <text:p>0.47455</text:p>
          </table:table-cell>
          <table:table-cell office:value-type="float" office:value="0.465344" calcext:value-type="float">
            <text:p>0.465344</text:p>
          </table:table-cell>
          <table:table-cell office:value-type="float" office:value="0.453233" calcext:value-type="float">
            <text:p>0.453233</text:p>
          </table:table-cell>
          <table:table-cell office:value-type="float" office:value="0.437619" calcext:value-type="float">
            <text:p>0.437619</text:p>
          </table:table-cell>
          <table:table-cell office:value-type="float" office:value="0.418" calcext:value-type="float">
            <text:p>0.418</text:p>
          </table:table-cell>
          <table:table-cell office:value-type="float" office:value="0.394139" calcext:value-type="float">
            <text:p>0.394139</text:p>
          </table:table-cell>
          <table:table-cell office:value-type="float" office:value="0.366246" calcext:value-type="float">
            <text:p>0.366246</text:p>
          </table:table-cell>
          <table:table-cell office:value-type="float" office:value="0.335112" calcext:value-type="float">
            <text:p>0.335112</text:p>
          </table:table-cell>
          <table:table-cell office:value-type="float" office:value="0.302115" calcext:value-type="float">
            <text:p>0.302115</text:p>
          </table:table-cell>
          <table:table-cell office:value-type="float" office:value="0.269008" calcext:value-type="float">
            <text:p>0.269008</text:p>
          </table:table-cell>
          <table:table-cell office:value-type="float" office:value="0.237568" calcext:value-type="float">
            <text:p>0.237568</text:p>
          </table:table-cell>
          <table:table-cell office:value-type="float" office:value="0.209224" calcext:value-type="float">
            <text:p>0.209224</text:p>
          </table:table-cell>
          <table:table-cell office:value-type="float" office:value="0.184841" calcext:value-type="float">
            <text:p>0.184841</text:p>
          </table:table-cell>
          <table:table-cell office:value-type="float" office:value="0.164694" calcext:value-type="float">
            <text:p>0.164694</text:p>
          </table:table-cell>
          <table:table-cell office:value-type="float" office:value="0.148594" calcext:value-type="float">
            <text:p>0.148594</text:p>
          </table:table-cell>
          <table:table-cell office:value-type="float" office:value="0.136068" calcext:value-type="float">
            <text:p>0.136068</text:p>
          </table:table-cell>
          <table:table-cell office:value-type="float" office:value="0.126526" calcext:value-type="float">
            <text:p>0.126526</text:p>
          </table:table-cell>
          <table:table-cell office:value-type="float" office:value="0.119372" calcext:value-type="float">
            <text:p>0.119372</text:p>
          </table:table-cell>
          <table:table-cell office:value-type="float" office:value="0.114073" calcext:value-type="float">
            <text:p>0.114073</text:p>
          </table:table-cell>
          <table:table-cell office:value-type="float" office:value="0.110185" calcext:value-type="float">
            <text:p>0.110185</text:p>
          </table:table-cell>
          <table:table-cell office:value-type="float" office:value="0.107349" calcext:value-type="float">
            <text:p>0.107349</text:p>
          </table:table-cell>
          <table:table-cell office:value-type="float" office:value="0.105293" calcext:value-type="float">
            <text:p>0.105293</text:p>
          </table:table-cell>
          <table:table-cell office:value-type="float" office:value="0.103806" calcext:value-type="float">
            <text:p>0.103806</text:p>
          </table:table-cell>
          <table:table-cell office:value-type="float" office:value="0.102734" calcext:value-type="float">
            <text:p>0.102734</text:p>
          </table:table-cell>
          <table:table-cell office:value-type="float" office:value="0.101962" calcext:value-type="float">
            <text:p>0.101962</text:p>
          </table:table-cell>
          <table:table-cell office:value-type="float" office:value="0.101408" calcext:value-type="float">
            <text:p>0.101408</text:p>
          </table:table-cell>
          <table:table-cell office:value-type="float" office:value="0.101009" calcext:value-type="float">
            <text:p>0.101009</text:p>
          </table:table-cell>
          <table:table-cell office:value-type="float" office:value="0.100724" calcext:value-type="float">
            <text:p>0.100724</text:p>
          </table:table-cell>
          <table:table-cell office:value-type="float" office:value="0.100519" calcext:value-type="float">
            <text:p>0.100519</text:p>
          </table:table-cell>
          <table:table-cell office:value-type="float" office:value="0.100372" calcext:value-type="float">
            <text:p>0.100372</text:p>
          </table:table-cell>
          <table:table-cell office:value-type="float" office:value="0.100266" calcext:value-type="float">
            <text:p>0.100266</text:p>
          </table:table-cell>
          <table:table-cell office:value-type="float" office:value="0.100191" calcext:value-type="float">
            <text:p>0.100191</text:p>
          </table:table-cell>
          <table:table-cell office:value-type="float" office:value="0.100137" calcext:value-type="float">
            <text:p>0.100137</text:p>
          </table:table-cell>
          <table:table-cell office:value-type="float" office:value="0.100098" calcext:value-type="float">
            <text:p>0.100098</text:p>
          </table:table-cell>
          <table:table-cell office:value-type="float" office:value="0.10007" calcext:value-type="float">
            <text:p>0.10007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table:number-columns-repeated="2"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0704" calcext:value-type="float">
            <text:p>0.20704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0.999922" calcext:value-type="float">
            <text:p>0.999922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0.999821" calcext:value-type="float">
            <text:p>0.999821</text:p>
          </table:table-cell>
          <table:table-cell office:value-type="float" office:value="0.999728" calcext:value-type="float">
            <text:p>0.999728</text:p>
          </table:table-cell>
          <table:table-cell office:value-type="float" office:value="0.999588" calcext:value-type="float">
            <text:p>0.999588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0.999054" calcext:value-type="float">
            <text:p>0.999054</text:p>
          </table:table-cell>
          <table:table-cell office:value-type="float" office:value="0.998567" calcext:value-type="float">
            <text:p>0.998567</text:p>
          </table:table-cell>
          <table:table-cell office:value-type="float" office:value="0.997831" calcext:value-type="float">
            <text:p>0.997831</text:p>
          </table:table-cell>
          <table:table-cell office:value-type="float" office:value="0.996719" calcext:value-type="float">
            <text:p>0.996719</text:p>
          </table:table-cell>
          <table:table-cell office:value-type="float" office:value="0.995043" calcext:value-type="float">
            <text:p>0.995043</text:p>
          </table:table-cell>
          <table:table-cell office:value-type="float" office:value="0.992525" calcext:value-type="float">
            <text:p>0.992525</text:p>
          </table:table-cell>
          <table:table-cell office:value-type="float" office:value="0.988757" calcext:value-type="float">
            <text:p>0.988757</text:p>
          </table:table-cell>
          <table:table-cell office:value-type="float" office:value="0.983154" calcext:value-type="float">
            <text:p>0.983154</text:p>
          </table:table-cell>
          <table:table-cell office:value-type="float" office:value="0.974902" calcext:value-type="float">
            <text:p>0.974902</text:p>
          </table:table-cell>
          <table:table-cell office:value-type="float" office:value="0.962916" calcext:value-type="float">
            <text:p>0.962916</text:p>
          </table:table-cell>
          <table:table-cell office:value-type="float" office:value="0.94585" calcext:value-type="float">
            <text:p>0.94585</text:p>
          </table:table-cell>
          <table:table-cell office:value-type="float" office:value="0.922232" calcext:value-type="float">
            <text:p>0.922232</text:p>
          </table:table-cell>
          <table:table-cell office:value-type="float" office:value="0.890799" calcext:value-type="float">
            <text:p>0.890799</text:p>
          </table:table-cell>
          <table:table-cell office:value-type="float" office:value="0.851086" calcext:value-type="float">
            <text:p>0.851086</text:p>
          </table:table-cell>
          <table:table-cell office:value-type="float" office:value="0.804117" calcext:value-type="float">
            <text:p>0.804117</text:p>
          </table:table-cell>
          <table:table-cell office:value-type="float" office:value="0.752764" calcext:value-type="float">
            <text:p>0.752764</text:p>
          </table:table-cell>
          <table:table-cell office:value-type="float" office:value="0.701237" calcext:value-type="float">
            <text:p>0.701237</text:p>
          </table:table-cell>
          <table:table-cell office:value-type="float" office:value="0.653761" calcext:value-type="float">
            <text:p>0.653761</text:p>
          </table:table-cell>
          <table:table-cell office:value-type="float" office:value="0.613289" calcext:value-type="float">
            <text:p>0.613289</text:p>
          </table:table-cell>
          <table:table-cell office:value-type="float" office:value="0.580986" calcext:value-type="float">
            <text:p>0.580986</text:p>
          </table:table-cell>
          <table:table-cell office:value-type="float" office:value="0.556528" calcext:value-type="float">
            <text:p>0.556528</text:p>
          </table:table-cell>
          <table:table-cell office:value-type="float" office:value="0.538739" calcext:value-type="float">
            <text:p>0.538739</text:p>
          </table:table-cell>
          <table:table-cell office:value-type="float" office:value="0.526176" calcext:value-type="float">
            <text:p>0.526176</text:p>
          </table:table-cell>
          <table:table-cell office:value-type="float" office:value="0.517482" calcext:value-type="float">
            <text:p>0.517482</text:p>
          </table:table-cell>
          <table:table-cell office:value-type="float" office:value="0.511539" calcext:value-type="float">
            <text:p>0.5115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504729" calcext:value-type="float">
            <text:p>0.504729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501394" calcext:value-type="float">
            <text:p>0.501394</text:p>
          </table:table-cell>
          <table:table-cell office:value-type="float" office:value="0.500287" calcext:value-type="float">
            <text:p>0.500287</text:p>
          </table:table-cell>
          <table:table-cell office:value-type="float" office:value="0.499307" calcext:value-type="float">
            <text:p>0.499307</text:p>
          </table:table-cell>
          <table:table-cell office:value-type="float" office:value="0.498316" calcext:value-type="float">
            <text:p>0.498316</text:p>
          </table:table-cell>
          <table:table-cell office:value-type="float" office:value="0.497181" calcext:value-type="float">
            <text:p>0.497181</text:p>
          </table:table-cell>
          <table:table-cell office:value-type="float" office:value="0.495768" calcext:value-type="float">
            <text:p>0.495768</text:p>
          </table:table-cell>
          <table:table-cell office:value-type="float" office:value="0.493916" calcext:value-type="float">
            <text:p>0.493916</text:p>
          </table:table-cell>
          <table:table-cell office:value-type="float" office:value="0.491428" calcext:value-type="float">
            <text:p>0.491428</text:p>
          </table:table-cell>
          <table:table-cell office:value-type="float" office:value="0.488052" calcext:value-type="float">
            <text:p>0.488052</text:p>
          </table:table-cell>
          <table:table-cell office:value-type="float" office:value="0.483466" calcext:value-type="float">
            <text:p>0.483466</text:p>
          </table:table-cell>
          <table:table-cell office:value-type="float" office:value="0.477264" calcext:value-type="float">
            <text:p>0.477264</text:p>
          </table:table-cell>
          <table:table-cell office:value-type="float" office:value="0.468949" calcext:value-type="float">
            <text:p>0.468949</text:p>
          </table:table-cell>
          <table:table-cell office:value-type="float" office:value="0.457948" calcext:value-type="float">
            <text:p>0.457948</text:p>
          </table:table-cell>
          <table:table-cell office:value-type="float" office:value="0.443654" calcext:value-type="float">
            <text:p>0.443654</text:p>
          </table:table-cell>
          <table:table-cell office:value-type="float" office:value="0.425514" calcext:value-type="float">
            <text:p>0.425514</text:p>
          </table:table-cell>
          <table:table-cell office:value-type="float" office:value="0.403175" calcext:value-type="float">
            <text:p>0.403175</text:p>
          </table:table-cell>
          <table:table-cell office:value-type="float" office:value="0.376668" calcext:value-type="float">
            <text:p>0.376668</text:p>
          </table:table-cell>
          <table:table-cell office:value-type="float" office:value="0.346565" calcext:value-type="float">
            <text:p>0.346565</text:p>
          </table:table-cell>
          <table:table-cell office:value-type="float" office:value="0.314047" calcext:value-type="float">
            <text:p>0.314047</text:p>
          </table:table-cell>
          <table:table-cell office:value-type="float" office:value="0.280768" calcext:value-type="float">
            <text:p>0.280768</text:p>
          </table:table-cell>
          <table:table-cell office:value-type="float" office:value="0.248541" calcext:value-type="float">
            <text:p>0.248541</text:p>
          </table:table-cell>
          <table:table-cell office:value-type="float" office:value="0.218956" calcext:value-type="float">
            <text:p>0.218956</text:p>
          </table:table-cell>
          <table:table-cell office:value-type="float" office:value="0.193093" calcext:value-type="float">
            <text:p>0.193093</text:p>
          </table:table-cell>
          <table:table-cell office:value-type="float" office:value="0.17143" calcext:value-type="float">
            <text:p>0.17143</text:p>
          </table:table-cell>
          <table:table-cell office:value-type="float" office:value="0.153924" calcext:value-type="float">
            <text:p>0.153924</text:p>
          </table:table-cell>
          <table:table-cell office:value-type="float" office:value="0.140182" calcext:value-type="float">
            <text:p>0.140182</text:p>
          </table:table-cell>
          <table:table-cell office:value-type="float" office:value="0.12964" calcext:value-type="float">
            <text:p>0.12964</text:p>
          </table:table-cell>
          <table:table-cell office:value-type="float" office:value="0.121696" calcext:value-type="float">
            <text:p>0.121696</text:p>
          </table:table-cell>
          <table:table-cell office:value-type="float" office:value="0.115788" calcext:value-type="float">
            <text:p>0.115788</text:p>
          </table:table-cell>
          <table:table-cell office:value-type="float" office:value="0.11144" calcext:value-type="float">
            <text:p>0.11144</text:p>
          </table:table-cell>
          <table:table-cell office:value-type="float" office:value="0.108263" calcext:value-type="float">
            <text:p>0.108263</text:p>
          </table:table-cell>
          <table:table-cell office:value-type="float" office:value="0.105955" calcext:value-type="float">
            <text:p>0.105955</text:p>
          </table:table-cell>
          <table:table-cell office:value-type="float" office:value="0.104284" calcext:value-type="float">
            <text:p>0.104284</text:p>
          </table:table-cell>
          <table:table-cell office:value-type="float" office:value="0.103078" calcext:value-type="float">
            <text:p>0.103078</text:p>
          </table:table-cell>
          <table:table-cell office:value-type="float" office:value="0.10221" calcext:value-type="float">
            <text:p>0.10221</text:p>
          </table:table-cell>
          <table:table-cell office:value-type="float" office:value="0.101586" calcext:value-type="float">
            <text:p>0.101586</text:p>
          </table:table-cell>
          <table:table-cell office:value-type="float" office:value="0.101137" calcext:value-type="float">
            <text:p>0.101137</text:p>
          </table:table-cell>
          <table:table-cell office:value-type="float" office:value="0.100815" calcext:value-type="float">
            <text:p>0.100815</text:p>
          </table:table-cell>
          <table:table-cell office:value-type="float" office:value="0.100584" calcext:value-type="float">
            <text:p>0.100584</text:p>
          </table:table-cell>
          <table:table-cell office:value-type="float" office:value="0.100419" calcext:value-type="float">
            <text:p>0.100419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00215" calcext:value-type="float">
            <text:p>0.100215</text:p>
          </table:table-cell>
          <table:table-cell office:value-type="float" office:value="0.100154" calcext:value-type="float">
            <text:p>0.100154</text:p>
          </table:table-cell>
          <table:table-cell office:value-type="float" office:value="0.10011" calcext:value-type="float">
            <text:p>0.10011</text:p>
          </table:table-cell>
          <table:table-cell office:value-type="float" office:value="0.100079" calcext:value-type="float">
            <text:p>0.100079</text:p>
          </table:table-cell>
          <table:table-cell office:value-type="float" office:value="0.100057" calcext:value-type="float">
            <text:p>0.100057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4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13012" calcext:value-type="float">
            <text:p>0.21301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6" calcext:value-type="float">
            <text:p>0.999946</text:p>
          </table:table-cell>
          <table:table-cell office:value-type="float" office:value="0.999919" calcext:value-type="float">
            <text:p>0.999919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57" calcext:value-type="float">
            <text:p>0.99957</text:p>
          </table:table-cell>
          <table:table-cell office:value-type="float" office:value="0.999348" calcext:value-type="float">
            <text:p>0.999348</text:p>
          </table:table-cell>
          <table:table-cell office:value-type="float" office:value="0.999012" calcext:value-type="float">
            <text:p>0.999012</text:p>
          </table:table-cell>
          <table:table-cell office:value-type="float" office:value="0.998504" calcext:value-type="float">
            <text:p>0.998504</text:p>
          </table:table-cell>
          <table:table-cell office:value-type="float" office:value="0.997735" calcext:value-type="float">
            <text:p>0.997735</text:p>
          </table:table-cell>
          <table:table-cell office:value-type="float" office:value="0.996575" calcext:value-type="float">
            <text:p>0.996575</text:p>
          </table:table-cell>
          <table:table-cell office:value-type="float" office:value="0.994826" calcext:value-type="float">
            <text:p>0.994826</text:p>
          </table:table-cell>
          <table:table-cell office:value-type="float" office:value="0.992199" calcext:value-type="float">
            <text:p>0.992199</text:p>
          </table:table-cell>
          <table:table-cell office:value-type="float" office:value="0.988271" calcext:value-type="float">
            <text:p>0.988271</text:p>
          </table:table-cell>
          <table:table-cell office:value-type="float" office:value="0.982434" calcext:value-type="float">
            <text:p>0.982434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61399" calcext:value-type="float">
            <text:p>0.961399</text:p>
          </table:table-cell>
          <table:table-cell office:value-type="float" office:value="0.943719" calcext:value-type="float">
            <text:p>0.943719</text:p>
          </table:table-cell>
          <table:table-cell office:value-type="float" office:value="0.919337" calcext:value-type="float">
            <text:p>0.919337</text:p>
          </table:table-cell>
          <table:table-cell office:value-type="float" office:value="0.887043" calcext:value-type="float">
            <text:p>0.887043</text:p>
          </table:table-cell>
          <table:table-cell office:value-type="float" office:value="0.846494" calcext:value-type="float">
            <text:p>0.846494</text:p>
          </table:table-cell>
          <table:table-cell office:value-type="float" office:value="0.798903" calcext:value-type="float">
            <text:p>0.798903</text:p>
          </table:table-cell>
          <table:table-cell office:value-type="float" office:value="0.747322" calcext:value-type="float">
            <text:p>0.747322</text:p>
          </table:table-cell>
          <table:table-cell office:value-type="float" office:value="0.696032" calcext:value-type="float">
            <text:p>0.696032</text:p>
          </table:table-cell>
          <table:table-cell office:value-type="float" office:value="0.649177" calcext:value-type="float">
            <text:p>0.649177</text:p>
          </table:table-cell>
          <table:table-cell office:value-type="float" office:value="0.60953" calcext:value-type="float">
            <text:p>0.60953</text:p>
          </table:table-cell>
          <table:table-cell office:value-type="float" office:value="0.578077" calcext:value-type="float">
            <text:p>0.578077</text:p>
          </table:table-cell>
          <table:table-cell office:value-type="float" office:value="0.554374" calcext:value-type="float">
            <text:p>0.554374</text:p>
          </table:table-cell>
          <table:table-cell office:value-type="float" office:value="0.537193" calcext:value-type="float">
            <text:p>0.537193</text:p>
          </table:table-cell>
          <table:table-cell office:value-type="float" office:value="0.525087" calcext:value-type="float">
            <text:p>0.525087</text:p>
          </table:table-cell>
          <table:table-cell office:value-type="float" office:value="0.516717" calcext:value-type="float">
            <text:p>0.516717</text:p>
          </table:table-cell>
          <table:table-cell office:value-type="float" office:value="0.510995" calcext:value-type="float">
            <text:p>0.510995</text:p>
          </table:table-cell>
          <table:table-cell office:value-type="float" office:value="0.507091" calcext:value-type="float">
            <text:p>0.507091</text:p>
          </table:table-cell>
          <table:table-cell office:value-type="float" office:value="0.504405" calcext:value-type="float">
            <text:p>0.504405</text:p>
          </table:table-cell>
          <table:table-cell office:value-type="float" office:value="0.502508" calcext:value-type="float">
            <text:p>0.502508</text:p>
          </table:table-cell>
          <table:table-cell office:value-type="float" office:value="0.501094" calcext:value-type="float">
            <text:p>0.501094</text:p>
          </table:table-cell>
          <table:table-cell office:value-type="float" office:value="0.499938" calcext:value-type="float">
            <text:p>0.499938</text:p>
          </table:table-cell>
          <table:table-cell office:value-type="float" office:value="0.498869" calcext:value-type="float">
            <text:p>0.498869</text:p>
          </table:table-cell>
          <table:table-cell office:value-type="float" office:value="0.497736" calcext:value-type="float">
            <text:p>0.497736</text:p>
          </table:table-cell>
          <table:table-cell office:value-type="float" office:value="0.496397" calcext:value-type="float">
            <text:p>0.496397</text:p>
          </table:table-cell>
          <table:table-cell office:value-type="float" office:value="0.494695" calcext:value-type="float">
            <text:p>0.494695</text:p>
          </table:table-cell>
          <table:table-cell office:value-type="float" office:value="0.492442" calcext:value-type="float">
            <text:p>0.492442</text:p>
          </table:table-cell>
          <table:table-cell office:value-type="float" office:value="0.489406" calcext:value-type="float">
            <text:p>0.489406</text:p>
          </table:table-cell>
          <table:table-cell office:value-type="float" office:value="0.485288" calcext:value-type="float">
            <text:p>0.485288</text:p>
          </table:table-cell>
          <table:table-cell office:value-type="float" office:value="0.479712" calcext:value-type="float">
            <text:p>0.479712</text:p>
          </table:table-cell>
          <table:table-cell office:value-type="float" office:value="0.472213" calcext:value-type="float">
            <text:p>0.472213</text:p>
          </table:table-cell>
          <table:table-cell office:value-type="float" office:value="0.462241" calcext:value-type="float">
            <text:p>0.462241</text:p>
          </table:table-cell>
          <table:table-cell office:value-type="float" office:value="0.449194" calcext:value-type="float">
            <text:p>0.449194</text:p>
          </table:table-cell>
          <table:table-cell office:value-type="float" office:value="0.432486" calcext:value-type="float">
            <text:p>0.432486</text:p>
          </table:table-cell>
          <table:table-cell office:value-type="float" office:value="0.411672" calcext:value-type="float">
            <text:p>0.411672</text:p>
          </table:table-cell>
          <table:table-cell office:value-type="float" office:value="0.386623" calcext:value-type="float">
            <text:p>0.386623</text:p>
          </table:table-cell>
          <table:table-cell office:value-type="float" office:value="0.357703" calcext:value-type="float">
            <text:p>0.357703</text:p>
          </table:table-cell>
          <table:table-cell office:value-type="float" office:value="0.325879" calcext:value-type="float">
            <text:p>0.325879</text:p>
          </table:table-cell>
          <table:table-cell office:value-type="float" office:value="0.292664" calcext:value-type="float">
            <text:p>0.292664</text:p>
          </table:table-cell>
          <table:table-cell office:value-type="float" office:value="0.259858" calcext:value-type="float">
            <text:p>0.259858</text:p>
          </table:table-cell>
          <table:table-cell office:value-type="float" office:value="0.229172" calcext:value-type="float">
            <text:p>0.229172</text:p>
          </table:table-cell>
          <table:table-cell office:value-type="float" office:value="0.20189" calcext:value-type="float">
            <text:p>0.20189</text:p>
          </table:table-cell>
          <table:table-cell office:value-type="float" office:value="0.178703" calcext:value-type="float">
            <text:p>0.178703</text:p>
          </table:table-cell>
          <table:table-cell office:value-type="float" office:value="0.159738" calcext:value-type="float">
            <text:p>0.159738</text:p>
          </table:table-cell>
          <table:table-cell office:value-type="float" office:value="0.144706" calcext:value-type="float">
            <text:p>0.144706</text:p>
          </table:table-cell>
          <table:table-cell office:value-type="float" office:value="0.133088" calcext:value-type="float">
            <text:p>0.133088</text:p>
          </table:table-cell>
          <table:table-cell office:value-type="float" office:value="0.12428" calcext:value-type="float">
            <text:p>0.12428</text:p>
          </table:table-cell>
          <table:table-cell office:value-type="float" office:value="0.117703" calcext:value-type="float">
            <text:p>0.117703</text:p>
          </table:table-cell>
          <table:table-cell office:value-type="float" office:value="0.112845" calcext:value-type="float">
            <text:p>0.112845</text:p>
          </table:table-cell>
          <table:table-cell office:value-type="float" office:value="0.109288" calcext:value-type="float">
            <text:p>0.109288</text:p>
          </table:table-cell>
          <table:table-cell office:value-type="float" office:value="0.106698" calcext:value-type="float">
            <text:p>0.106698</text:p>
          </table:table-cell>
          <table:table-cell office:value-type="float" office:value="0.104821" calcext:value-type="float">
            <text:p>0.104821</text:p>
          </table:table-cell>
          <table:table-cell office:value-type="float" office:value="0.103466" calcext:value-type="float">
            <text:p>0.103466</text:p>
          </table:table-cell>
          <table:table-cell office:value-type="float" office:value="0.102489" calcext:value-type="float">
            <text:p>0.102489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101281" calcext:value-type="float">
            <text:p>0.101281</text:p>
          </table:table-cell>
          <table:table-cell office:value-type="float" office:value="0.100918" calcext:value-type="float">
            <text:p>0.100918</text:p>
          </table:table-cell>
          <table:table-cell office:value-type="float" office:value="0.100658" calcext:value-type="float">
            <text:p>0.100658</text:p>
          </table:table-cell>
          <table:table-cell office:value-type="float" office:value="0.100472" calcext:value-type="float">
            <text:p>0.100472</text:p>
          </table:table-cell>
          <table:table-cell office:value-type="float" office:value="0.100338" calcext:value-type="float">
            <text:p>0.100338</text:p>
          </table:table-cell>
          <table:table-cell office:value-type="float" office:value="0.100242" calcext:value-type="float">
            <text:p>0.100242</text:p>
          </table:table-cell>
          <table:table-cell office:value-type="float" office:value="0.100174" calcext:value-type="float">
            <text:p>0.100174</text:p>
          </table:table-cell>
          <table:table-cell office:value-type="float" office:value="0.100124" calcext:value-type="float">
            <text:p>0.100124</text:p>
          </table:table-cell>
          <table:table-cell office:value-type="float" office:value="0.100089" calcext:value-type="float">
            <text:p>0.100089</text:p>
          </table:table-cell>
          <table:table-cell office:value-type="float" office:value="0.100064" calcext:value-type="float">
            <text:p>0.100064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18984" calcext:value-type="float">
            <text:p>0.218984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0.999915" calcext:value-type="float">
            <text:p>0.999915</text:p>
          </table:table-cell>
          <table:table-cell office:value-type="float" office:value="0.999871" calcext:value-type="float">
            <text:p>0.999871</text:p>
          </table:table-cell>
          <table:table-cell office:value-type="float" office:value="0.999804" calcext:value-type="float">
            <text:p>0.999804</text:p>
          </table:table-cell>
          <table:table-cell office:value-type="float" office:value="0.999703" calcext:value-type="float">
            <text:p>0.999703</text:p>
          </table:table-cell>
          <table:table-cell office:value-type="float" office:value="0.999551" calcext:value-type="float">
            <text:p>0.999551</text:p>
          </table:table-cell>
          <table:table-cell office:value-type="float" office:value="0.999319" calcext:value-type="float">
            <text:p>0.999319</text:p>
          </table:table-cell>
          <table:table-cell office:value-type="float" office:value="0.998968" calcext:value-type="float">
            <text:p>0.998968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997635" calcext:value-type="float">
            <text:p>0.997635</text:p>
          </table:table-cell>
          <table:table-cell office:value-type="float" office:value="0.996424" calcext:value-type="float">
            <text:p>0.996424</text:p>
          </table:table-cell>
          <table:table-cell office:value-type="float" office:value="0.994599" calcext:value-type="float">
            <text:p>0.994599</text:p>
          </table:table-cell>
          <table:table-cell office:value-type="float" office:value="0.991859" calcext:value-type="float">
            <text:p>0.991859</text:p>
          </table:table-cell>
          <table:table-cell office:value-type="float" office:value="0.987764" calcext:value-type="float">
            <text:p>0.987764</text:p>
          </table:table-cell>
          <table:table-cell office:value-type="float" office:value="0.981684" calcext:value-type="float">
            <text:p>0.981684</text:p>
          </table:table-cell>
          <table:table-cell office:value-type="float" office:value="0.972753" calcext:value-type="float">
            <text:p>0.972753</text:p>
          </table:table-cell>
          <table:table-cell office:value-type="float" office:value="0.959826" calcext:value-type="float">
            <text:p>0.959826</text:p>
          </table:table-cell>
          <table:table-cell office:value-type="float" office:value="0.941515" calcext:value-type="float">
            <text:p>0.941515</text:p>
          </table:table-cell>
          <table:table-cell office:value-type="float" office:value="0.916356" calcext:value-type="float">
            <text:p>0.916356</text:p>
          </table:table-cell>
          <table:table-cell office:value-type="float" office:value="0.883195" calcext:value-type="float">
            <text:p>0.883195</text:p>
          </table:table-cell>
          <table:table-cell office:value-type="float" office:value="0.841823" calcext:value-type="float">
            <text:p>0.841823</text:p>
          </table:table-cell>
          <table:table-cell office:value-type="float" office:value="0.793644" calcext:value-type="float">
            <text:p>0.793644</text:p>
          </table:table-cell>
          <table:table-cell office:value-type="float" office:value="0.741883" calcext:value-type="float">
            <text:p>0.741883</text:p>
          </table:table-cell>
          <table:table-cell office:value-type="float" office:value="0.690876" calcext:value-type="float">
            <text:p>0.690876</text:p>
          </table:table-cell>
          <table:table-cell office:value-type="float" office:value="0.644671" calcext:value-type="float">
            <text:p>0.644671</text:p>
          </table:table-cell>
          <table:table-cell office:value-type="float" office:value="0.605859" calcext:value-type="float">
            <text:p>0.605859</text:p>
          </table:table-cell>
          <table:table-cell office:value-type="float" office:value="0.575251" calcext:value-type="float">
            <text:p>0.575251</text:p>
          </table:table-cell>
          <table:table-cell office:value-type="float" office:value="0.552288" calcext:value-type="float">
            <text:p>0.552288</text:p>
          </table:table-cell>
          <table:table-cell office:value-type="float" office:value="0.535698" calcext:value-type="float">
            <text:p>0.535698</text:p>
          </table:table-cell>
          <table:table-cell office:value-type="float" office:value="0.524031" calcext:value-type="float">
            <text:p>0.524031</text:p>
          </table:table-cell>
          <table:table-cell office:value-type="float" office:value="0.515972" calcext:value-type="float">
            <text:p>0.515972</text:p>
          </table:table-cell>
          <table:table-cell office:value-type="float" office:value="0.510457" calcext:value-type="float">
            <text:p>0.510457</text:p>
          </table:table-cell>
          <table:table-cell office:value-type="float" office:value="0.506683" calcext:value-type="float">
            <text:p>0.506683</text:p>
          </table:table-cell>
          <table:table-cell office:value-type="float" office:value="0.504066" calcext:value-type="float">
            <text:p>0.504066</text:p>
          </table:table-cell>
          <table:table-cell office:value-type="float" office:value="0.502188" calcext:value-type="float">
            <text:p>0.502188</text:p>
          </table:table-cell>
          <table:table-cell office:value-type="float" office:value="0.500749" calcext:value-type="float">
            <text:p>0.500749</text:p>
          </table:table-cell>
          <table:table-cell office:value-type="float" office:value="0.499525" calcext:value-type="float">
            <text:p>0.499525</text:p>
          </table:table-cell>
          <table:table-cell office:value-type="float" office:value="0.498339" calcext:value-type="float">
            <text:p>0.498339</text:p>
          </table:table-cell>
          <table:table-cell office:value-type="float" office:value="0.497029" calcext:value-type="float">
            <text:p>0.497029</text:p>
          </table:table-cell>
          <table:table-cell office:value-type="float" office:value="0.495436" calcext:value-type="float">
            <text:p>0.495436</text:p>
          </table:table-cell>
          <table:table-cell office:value-type="float" office:value="0.493378" calcext:value-type="float">
            <text:p>0.493378</text:p>
          </table:table-cell>
          <table:table-cell office:value-type="float" office:value="0.490635" calcext:value-type="float">
            <text:p>0.490635</text:p>
          </table:table-cell>
          <table:table-cell office:value-type="float" office:value="0.486932" calcext:value-type="float">
            <text:p>0.486932</text:p>
          </table:table-cell>
          <table:table-cell office:value-type="float" office:value="0.481919" calcext:value-type="float">
            <text:p>0.481919</text:p>
          </table:table-cell>
          <table:table-cell office:value-type="float" office:value="0.475163" calcext:value-type="float">
            <text:p>0.475163</text:p>
          </table:table-cell>
          <table:table-cell office:value-type="float" office:value="0.466142" calcext:value-type="float">
            <text:p>0.466142</text:p>
          </table:table-cell>
          <table:table-cell office:value-type="float" office:value="0.454265" calcext:value-type="float">
            <text:p>0.454265</text:p>
          </table:table-cell>
          <table:table-cell office:value-type="float" office:value="0.438929" calcext:value-type="float">
            <text:p>0.438929</text:p>
          </table:table-cell>
          <table:table-cell office:value-type="float" office:value="0.41962" calcext:value-type="float">
            <text:p>0.41962</text:p>
          </table:table-cell>
          <table:table-cell office:value-type="float" office:value="0.396075" calcext:value-type="float">
            <text:p>0.396075</text:p>
          </table:table-cell>
          <table:table-cell office:value-type="float" office:value="0.368463" calcext:value-type="float">
            <text:p>0.368463</text:p>
          </table:table-cell>
          <table:table-cell office:value-type="float" office:value="0.337531" calcext:value-type="float">
            <text:p>0.337531</text:p>
          </table:table-cell>
          <table:table-cell office:value-type="float" office:value="0.304614" calcext:value-type="float">
            <text:p>0.304614</text:p>
          </table:table-cell>
          <table:table-cell office:value-type="float" office:value="0.271452" calcext:value-type="float">
            <text:p>0.271452</text:p>
          </table:table-cell>
          <table:table-cell office:value-type="float" office:value="0.239831" calcext:value-type="float">
            <text:p>0.239831</text:p>
          </table:table-cell>
          <table:table-cell office:value-type="float" office:value="0.211217" calcext:value-type="float">
            <text:p>0.211217</text:p>
          </table:table-cell>
          <table:table-cell office:value-type="float" office:value="0.186521" calcext:value-type="float">
            <text:p>0.186521</text:p>
          </table:table-cell>
          <table:table-cell office:value-type="float" office:value="0.166059" calcext:value-type="float">
            <text:p>0.166059</text:p>
          </table:table-cell>
          <table:table-cell office:value-type="float" office:value="0.14967" calcext:value-type="float">
            <text:p>0.14967</text:p>
          </table:table-cell>
          <table:table-cell office:value-type="float" office:value="0.136896" calcext:value-type="float">
            <text:p>0.136896</text:p>
          </table:table-cell>
          <table:table-cell office:value-type="float" office:value="0.127151" calcext:value-type="float">
            <text:p>0.127151</text:p>
          </table:table-cell>
          <table:table-cell office:value-type="float" office:value="0.119837" calcext:value-type="float">
            <text:p>0.119837</text:p>
          </table:table-cell>
          <table:table-cell office:value-type="float" office:value="0.114416" calcext:value-type="float">
            <text:p>0.114416</text:p>
          </table:table-cell>
          <table:table-cell office:value-type="float" office:value="0.110435" calcext:value-type="float">
            <text:p>0.110435</text:p>
          </table:table-cell>
          <table:table-cell office:value-type="float" office:value="0.107532" calcext:value-type="float">
            <text:p>0.107532</text:p>
          </table:table-cell>
          <table:table-cell office:value-type="float" office:value="0.105425" calcext:value-type="float">
            <text:p>0.105425</text:p>
          </table:table-cell>
          <table:table-cell office:value-type="float" office:value="0.103901" calcext:value-type="float">
            <text:p>0.103901</text:p>
          </table:table-cell>
          <table:table-cell office:value-type="float" office:value="0.102802" calcext:value-type="float">
            <text:p>0.102802</text:p>
          </table:table-cell>
          <table:table-cell office:value-type="float" office:value="0.102012" calcext:value-type="float">
            <text:p>0.102012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0.101035" calcext:value-type="float">
            <text:p>0.101035</text:p>
          </table:table-cell>
          <table:table-cell office:value-type="float" office:value="0.100742" calcext:value-type="float">
            <text:p>0.100742</text:p>
          </table:table-cell>
          <table:table-cell office:value-type="float" office:value="0.100532" calcext:value-type="float">
            <text:p>0.100532</text:p>
          </table:table-cell>
          <table:table-cell office:value-type="float" office:value="0.100381" calcext:value-type="float">
            <text:p>0.100381</text:p>
          </table:table-cell>
          <table:table-cell office:value-type="float" office:value="0.100273" calcext:value-type="float">
            <text:p>0.100273</text:p>
          </table:table-cell>
          <table:table-cell office:value-type="float" office:value="0.100196" calcext:value-type="float">
            <text:p>0.100196</text:p>
          </table:table-cell>
          <table:table-cell office:value-type="float" office:value="0.10014" calcext:value-type="float">
            <text:p>0.10014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24956" calcext:value-type="float">
            <text:p>0.224956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.999911" calcext:value-type="float">
            <text:p>0.999911</text:p>
          </table:table-cell>
          <table:table-cell office:value-type="float" office:value="0.999865" calcext:value-type="float">
            <text:p>0.999865</text:p>
          </table:table-cell>
          <table:table-cell office:value-type="float" office:value="0.999796" calcext:value-type="float">
            <text:p>0.999796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999289" calcext:value-type="float">
            <text:p>0.999289</text:p>
          </table:table-cell>
          <table:table-cell office:value-type="float" office:value="0.998922" calcext:value-type="float">
            <text:p>0.998922</text:p>
          </table:table-cell>
          <table:table-cell office:value-type="float" office:value="0.998368" calcext:value-type="float">
            <text:p>0.998368</text:p>
          </table:table-cell>
          <table:table-cell office:value-type="float" office:value="0.997531" calcext:value-type="float">
            <text:p>0.997531</text:p>
          </table:table-cell>
          <table:table-cell office:value-type="float" office:value="0.996266" calcext:value-type="float">
            <text:p>0.996266</text:p>
          </table:table-cell>
          <table:table-cell office:value-type="float" office:value="0.994363" calcext:value-type="float">
            <text:p>0.994363</text:p>
          </table:table-cell>
          <table:table-cell office:value-type="float" office:value="0.991505" calcext:value-type="float">
            <text:p>0.991505</text:p>
          </table:table-cell>
          <table:table-cell office:value-type="float" office:value="0.987235" calcext:value-type="float">
            <text:p>0.987235</text:p>
          </table:table-cell>
          <table:table-cell office:value-type="float" office:value="0.980904" calcext:value-type="float">
            <text:p>0.980904</text:p>
          </table:table-cell>
          <table:table-cell office:value-type="float" office:value="0.971614" calcext:value-type="float">
            <text:p>0.971614</text:p>
          </table:table-cell>
          <table:table-cell office:value-type="float" office:value="0.958194" calcext:value-type="float">
            <text:p>0.958194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0.913287" calcext:value-type="float">
            <text:p>0.913287</text:p>
          </table:table-cell>
          <table:table-cell office:value-type="float" office:value="0.879257" calcext:value-type="float">
            <text:p>0.879257</text:p>
          </table:table-cell>
          <table:table-cell office:value-type="float" office:value="0.837077" calcext:value-type="float">
            <text:p>0.837077</text:p>
          </table:table-cell>
          <table:table-cell office:value-type="float" office:value="0.788344" calcext:value-type="float">
            <text:p>0.788344</text:p>
          </table:table-cell>
          <table:table-cell office:value-type="float" office:value="0.736451" calcext:value-type="float">
            <text:p>0.736451</text:p>
          </table:table-cell>
          <table:table-cell office:value-type="float" office:value="0.685772" calcext:value-type="float">
            <text:p>0.685772</text:p>
          </table:table-cell>
          <table:table-cell office:value-type="float" office:value="0.640246" calcext:value-type="float">
            <text:p>0.640246</text:p>
          </table:table-cell>
          <table:table-cell office:value-type="float" office:value="0.602277" calcext:value-type="float">
            <text:p>0.602277</text:p>
          </table:table-cell>
          <table:table-cell office:value-type="float" office:value="0.572505" calcext:value-type="float">
            <text:p>0.572505</text:p>
          </table:table-cell>
          <table:table-cell office:value-type="float" office:value="0.550267" calcext:value-type="float">
            <text:p>0.550267</text:p>
          </table:table-cell>
          <table:table-cell office:value-type="float" office:value="0.53425" calcext:value-type="float">
            <text:p>0.53425</text:p>
          </table:table-cell>
          <table:table-cell office:value-type="float" office:value="0.523007" calcext:value-type="float">
            <text:p>0.523007</text:p>
          </table:table-cell>
          <table:table-cell office:value-type="float" office:value="0.515244" calcext:value-type="float">
            <text:p>0.515244</text:p>
          </table:table-cell>
          <table:table-cell office:value-type="float" office:value="0.509923" calcext:value-type="float">
            <text:p>0.509923</text:p>
          </table:table-cell>
          <table:table-cell office:value-type="float" office:value="0.506266" calcext:value-type="float">
            <text:p>0.506266</text:p>
          </table:table-cell>
          <table:table-cell office:value-type="float" office:value="0.503704" calcext:value-type="float">
            <text:p>0.503704</text:p>
          </table:table-cell>
          <table:table-cell office:value-type="float" office:value="0.50183" calcext:value-type="float">
            <text:p>0.50183</text:p>
          </table:table-cell>
          <table:table-cell office:value-type="float" office:value="0.500347" calcext:value-type="float">
            <text:p>0.500347</text:p>
          </table:table-cell>
          <table:table-cell office:value-type="float" office:value="0.499031" calcext:value-type="float">
            <text:p>0.499031</text:p>
          </table:table-cell>
          <table:table-cell office:value-type="float" office:value="0.497695" calcext:value-type="float">
            <text:p>0.497695</text:p>
          </table:table-cell>
          <table:table-cell office:value-type="float" office:value="0.496164" calcext:value-type="float">
            <text:p>0.496164</text:p>
          </table:table-cell>
          <table:table-cell office:value-type="float" office:value="0.494256" calcext:value-type="float">
            <text:p>0.494256</text:p>
          </table:table-cell>
          <table:table-cell office:value-type="float" office:value="0.491761" calcext:value-type="float">
            <text:p>0.491761</text:p>
          </table:table-cell>
          <table:table-cell office:value-type="float" office:value="0.488421" calcext:value-type="float">
            <text:p>0.488421</text:p>
          </table:table-cell>
          <table:table-cell office:value-type="float" office:value="0.483912" calcext:value-type="float">
            <text:p>0.483912</text:p>
          </table:table-cell>
          <table:table-cell office:value-type="float" office:value="0.477829" calcext:value-type="float">
            <text:p>0.477829</text:p>
          </table:table-cell>
          <table:table-cell office:value-type="float" office:value="0.46968" calcext:value-type="float">
            <text:p>0.46968</text:p>
          </table:table-cell>
          <table:table-cell office:value-type="float" office:value="0.458894" calcext:value-type="float">
            <text:p>0.458894</text:p>
          </table:table-cell>
          <table:table-cell office:value-type="float" office:value="0.444861" calcext:value-type="float">
            <text:p>0.444861</text:p>
          </table:table-cell>
          <table:table-cell office:value-type="float" office:value="0.427022" calcext:value-type="float">
            <text:p>0.427022</text:p>
          </table:table-cell>
          <table:table-cell office:value-type="float" office:value="0.405001" calcext:value-type="float">
            <text:p>0.405001</text:p>
          </table:table-cell>
          <table:table-cell office:value-type="float" office:value="0.378792" calcext:value-type="float">
            <text:p>0.378792</text:p>
          </table:table-cell>
          <table:table-cell office:value-type="float" office:value="0.348924" calcext:value-type="float">
            <text:p>0.348924</text:p>
          </table:table-cell>
          <table:table-cell office:value-type="float" office:value="0.316533" calcext:value-type="float">
            <text:p>0.316533</text:p>
          </table:table-cell>
          <table:table-cell office:value-type="float" office:value="0.283247" calcext:value-type="float">
            <text:p>0.283247</text:p>
          </table:table-cell>
          <table:table-cell office:value-type="float" office:value="0.250881" calcext:value-type="float">
            <text:p>0.250881</text:p>
          </table:table-cell>
          <table:table-cell office:value-type="float" office:value="0.221053" calcext:value-type="float">
            <text:p>0.221053</text:p>
          </table:table-cell>
          <table:table-cell office:value-type="float" office:value="0.194888" calcext:value-type="float">
            <text:p>0.194888</text:p>
          </table:table-cell>
          <table:table-cell office:value-type="float" office:value="0.172906" calcext:value-type="float">
            <text:p>0.172906</text:p>
          </table:table-cell>
          <table:table-cell office:value-type="float" office:value="0.155098" calcext:value-type="float">
            <text:p>0.155098</text:p>
          </table:table-cell>
          <table:table-cell office:value-type="float" office:value="0.141093" calcext:value-type="float">
            <text:p>0.141093</text:p>
          </table:table-cell>
          <table:table-cell office:value-type="float" office:value="0.130333" calcext:value-type="float">
            <text:p>0.130333</text:p>
          </table:table-cell>
          <table:table-cell office:value-type="float" office:value="0.122214" calcext:value-type="float">
            <text:p>0.122214</text:p>
          </table:table-cell>
          <table:table-cell office:value-type="float" office:value="0.116172" calcext:value-type="float">
            <text:p>0.116172</text:p>
          </table:table-cell>
          <table:table-cell office:value-type="float" office:value="0.111721" calcext:value-type="float">
            <text:p>0.111721</text:p>
          </table:table-cell>
          <table:table-cell office:value-type="float" office:value="0.108468" calcext:value-type="float">
            <text:p>0.108468</text:p>
          </table:table-cell>
          <table:table-cell office:value-type="float" office:value="0.106103" calcext:value-type="float">
            <text:p>0.106103</text:p>
          </table:table-cell>
          <table:table-cell office:value-type="float" office:value="0.104391" calcext:value-type="float">
            <text:p>0.104391</text:p>
          </table:table-cell>
          <table:table-cell office:value-type="float" office:value="0.103155" calcext:value-type="float">
            <text:p>0.103155</text:p>
          </table:table-cell>
          <table:table-cell office:value-type="float" office:value="0.102265" calcext:value-type="float">
            <text:p>0.102265</text:p>
          </table:table-cell>
          <table:table-cell office:value-type="float" office:value="0.101625" calcext:value-type="float">
            <text:p>0.101625</text:p>
          </table:table-cell>
          <table:table-cell office:value-type="float" office:value="0.101166" calcext:value-type="float">
            <text:p>0.101166</text:p>
          </table:table-cell>
          <table:table-cell office:value-type="float" office:value="0.100836" calcext:value-type="float">
            <text:p>0.100836</text:p>
          </table:table-cell>
          <table:table-cell office:value-type="float" office:value="0.100599" calcext:value-type="float">
            <text:p>0.100599</text:p>
          </table:table-cell>
          <table:table-cell office:value-type="float" office:value="0.100429" calcext:value-type="float">
            <text:p>0.100429</text:p>
          </table:table-cell>
          <table:table-cell office:value-type="float" office:value="0.100308" calcext:value-type="float">
            <text:p>0.100308</text:p>
          </table:table-cell>
          <table:table-cell office:value-type="float" office:value="0.10022" calcext:value-type="float">
            <text:p>0.10022</text:p>
          </table:table-cell>
          <table:table-cell office:value-type="float" office:value="0.100158" calcext:value-type="float">
            <text:p>0.100158</text:p>
          </table:table-cell>
          <table:table-cell office:value-type="float" office:value="0.100113" calcext:value-type="float">
            <text:p>0.100113</text:p>
          </table:table-cell>
          <table:table-cell office:value-type="float" office:value="0.100081" calcext:value-type="float">
            <text:p>0.100081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4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30927" calcext:value-type="float">
            <text:p>0.230927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39" calcext:value-type="float">
            <text:p>0.999939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0.999859" calcext:value-type="float">
            <text:p>0.999859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999677" calcext:value-type="float">
            <text:p>0.999677</text:p>
          </table:table-cell>
          <table:table-cell office:value-type="float" office:value="0.99951" calcext:value-type="float">
            <text:p>0.99951</text:p>
          </table:table-cell>
          <table:table-cell office:value-type="float" office:value="0.999257" calcext:value-type="float">
            <text:p>0.999257</text:p>
          </table:table-cell>
          <table:table-cell office:value-type="float" office:value="0.998875" calcext:value-type="float">
            <text:p>0.998875</text:p>
          </table:table-cell>
          <table:table-cell office:value-type="float" office:value="0.998296" calcext:value-type="float">
            <text:p>0.998296</text:p>
          </table:table-cell>
          <table:table-cell office:value-type="float" office:value="0.997422" calcext:value-type="float">
            <text:p>0.997422</text:p>
          </table:table-cell>
          <table:table-cell office:value-type="float" office:value="0.996102" calcext:value-type="float">
            <text:p>0.996102</text:p>
          </table:table-cell>
          <table:table-cell office:value-type="float" office:value="0.994116" calcext:value-type="float">
            <text:p>0.994116</text:p>
          </table:table-cell>
          <table:table-cell office:value-type="float" office:value="0.991135" calcext:value-type="float">
            <text:p>0.991135</text:p>
          </table:table-cell>
          <table:table-cell office:value-type="float" office:value="0.986685" calcext:value-type="float">
            <text:p>0.986685</text:p>
          </table:table-cell>
          <table:table-cell office:value-type="float" office:value="0.980092" calcext:value-type="float">
            <text:p>0.980092</text:p>
          </table:table-cell>
          <table:table-cell office:value-type="float" office:value="0.970431" calcext:value-type="float">
            <text:p>0.970431</text:p>
          </table:table-cell>
          <table:table-cell office:value-type="float" office:value="0.956502" calcext:value-type="float">
            <text:p>0.956502</text:p>
          </table:table-cell>
          <table:table-cell office:value-type="float" office:value="0.936882" calcext:value-type="float">
            <text:p>0.936882</text:p>
          </table:table-cell>
          <table:table-cell office:value-type="float" office:value="0.910128" calcext:value-type="float">
            <text:p>0.910128</text:p>
          </table:table-cell>
          <table:table-cell office:value-type="float" office:value="0.875228" calcext:value-type="float">
            <text:p>0.875228</text:p>
          </table:table-cell>
          <table:table-cell office:value-type="float" office:value="0.832257" calcext:value-type="float">
            <text:p>0.832257</text:p>
          </table:table-cell>
          <table:table-cell office:value-type="float" office:value="0.783009" calcext:value-type="float">
            <text:p>0.783009</text:p>
          </table:table-cell>
          <table:table-cell office:value-type="float" office:value="0.731032" calcext:value-type="float">
            <text:p>0.731032</text:p>
          </table:table-cell>
          <table:table-cell office:value-type="float" office:value="0.680724" calcext:value-type="float">
            <text:p>0.680724</text:p>
          </table:table-cell>
          <table:table-cell office:value-type="float" office:value="0.635903" calcext:value-type="float">
            <text:p>0.635903</text:p>
          </table:table-cell>
          <table:table-cell office:value-type="float" office:value="0.598782" calcext:value-type="float">
            <text:p>0.598782</text:p>
          </table:table-cell>
          <table:table-cell office:value-type="float" office:value="0.569838" calcext:value-type="float">
            <text:p>0.569838</text:p>
          </table:table-cell>
          <table:table-cell office:value-type="float" office:value="0.548309" calcext:value-type="float">
            <text:p>0.548309</text:p>
          </table:table-cell>
          <table:table-cell office:value-type="float" office:value="0.532847" calcext:value-type="float">
            <text:p>0.532847</text:p>
          </table:table-cell>
          <table:table-cell office:value-type="float" office:value="0.52201" calcext:value-type="float">
            <text:p>0.52201</text:p>
          </table:table-cell>
          <table:table-cell office:value-type="float" office:value="0.514527" calcext:value-type="float">
            <text:p>0.514527</text:p>
          </table:table-cell>
          <table:table-cell office:value-type="float" office:value="0.509388" calcext:value-type="float">
            <text:p>0.509388</text:p>
          </table:table-cell>
          <table:table-cell office:value-type="float" office:value="0.505833" calcext:value-type="float">
            <text:p>0.505833</text:p>
          </table:table-cell>
          <table:table-cell office:value-type="float" office:value="0.503312" calcext:value-type="float">
            <text:p>0.503312</text:p>
          </table:table-cell>
          <table:table-cell office:value-type="float" office:value="0.501424" calcext:value-type="float">
            <text:p>0.501424</text:p>
          </table:table-cell>
          <table:table-cell office:value-type="float" office:value="0.499876" calcext:value-type="float">
            <text:p>0.499876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496911" calcext:value-type="float">
            <text:p>0.496911</text:p>
          </table:table-cell>
          <table:table-cell office:value-type="float" office:value="0.495104" calcext:value-type="float">
            <text:p>0.495104</text:p>
          </table:table-cell>
          <table:table-cell office:value-type="float" office:value="0.492809" calcext:value-type="float">
            <text:p>0.492809</text:p>
          </table:table-cell>
          <table:table-cell office:value-type="float" office:value="0.489781" calcext:value-type="float">
            <text:p>0.489781</text:p>
          </table:table-cell>
          <table:table-cell office:value-type="float" office:value="0.485717" calcext:value-type="float">
            <text:p>0.485717</text:p>
          </table:table-cell>
          <table:table-cell office:value-type="float" office:value="0.480239" calcext:value-type="float">
            <text:p>0.480239</text:p>
          </table:table-cell>
          <table:table-cell office:value-type="float" office:value="0.472885" calcext:value-type="float">
            <text:p>0.472885</text:p>
          </table:table-cell>
          <table:table-cell office:value-type="float" office:value="0.463108" calcext:value-type="float">
            <text:p>0.463108</text:p>
          </table:table-cell>
          <table:table-cell office:value-type="float" office:value="0.450306" calcext:value-type="float">
            <text:p>0.450306</text:p>
          </table:table-cell>
          <table:table-cell office:value-type="float" office:value="0.433885" calcext:value-type="float">
            <text:p>0.433885</text:p>
          </table:table-cell>
          <table:table-cell office:value-type="float" office:value="0.413385" calcext:value-type="float">
            <text:p>0.413385</text:p>
          </table:table-cell>
          <table:table-cell office:value-type="float" office:value="0.388645" calcext:value-type="float">
            <text:p>0.388645</text:p>
          </table:table-cell>
          <table:table-cell office:value-type="float" office:value="0.359988" calcext:value-type="float">
            <text:p>0.359988</text:p>
          </table:table-cell>
          <table:table-cell office:value-type="float" office:value="0.328335" calcext:value-type="float">
            <text:p>0.328335</text:p>
          </table:table-cell>
          <table:table-cell office:value-type="float" office:value="0.295162" calcext:value-type="float">
            <text:p>0.295162</text:p>
          </table:table-cell>
          <table:table-cell office:value-type="float" office:value="0.262262" calcext:value-type="float">
            <text:p>0.262262</text:p>
          </table:table-cell>
          <table:table-cell office:value-type="float" office:value="0.231366" calcext:value-type="float">
            <text:p>0.231366</text:p>
          </table:table-cell>
          <table:table-cell office:value-type="float" office:value="0.203797" calcext:value-type="float">
            <text:p>0.203797</text:p>
          </table:table-cell>
          <table:table-cell office:value-type="float" office:value="0.180292" calcext:value-type="float">
            <text:p>0.180292</text:p>
          </table:table-cell>
          <table:table-cell office:value-type="float" office:value="0.161017" calcext:value-type="float">
            <text:p>0.161017</text:p>
          </table:table-cell>
          <table:table-cell office:value-type="float" office:value="0.145707" calcext:value-type="float">
            <text:p>0.145707</text:p>
          </table:table-cell>
          <table:table-cell office:value-type="float" office:value="0.133853" calcext:value-type="float">
            <text:p>0.133853</text:p>
          </table:table-cell>
          <table:table-cell office:value-type="float" office:value="0.124856" calcext:value-type="float">
            <text:p>0.124856</text:p>
          </table:table-cell>
          <table:table-cell office:value-type="float" office:value="0.11813" calcext:value-type="float">
            <text:p>0.11813</text:p>
          </table:table-cell>
          <table:table-cell office:value-type="float" office:value="0.113159" calcext:value-type="float">
            <text:p>0.113159</text:p>
          </table:table-cell>
          <table:table-cell office:value-type="float" office:value="0.109517" calcext:value-type="float">
            <text:p>0.109517</text:p>
          </table:table-cell>
          <table:table-cell office:value-type="float" office:value="0.106864" calcext:value-type="float">
            <text:p>0.106864</text:p>
          </table:table-cell>
          <table:table-cell office:value-type="float" office:value="0.104942" calcext:value-type="float">
            <text:p>0.104942</text:p>
          </table:table-cell>
          <table:table-cell office:value-type="float" office:value="0.103552" calcext:value-type="float">
            <text:p>0.103552</text:p>
          </table:table-cell>
          <table:table-cell office:value-type="float" office:value="0.102551" calcext:value-type="float">
            <text:p>0.102551</text:p>
          </table:table-cell>
          <table:table-cell office:value-type="float" office:value="0.101831" calcext:value-type="float">
            <text:p>0.101831</text:p>
          </table:table-cell>
          <table:table-cell office:value-type="float" office:value="0.101313" calcext:value-type="float">
            <text:p>0.101313</text:p>
          </table:table-cell>
          <table:table-cell office:value-type="float" office:value="0.100942" calcext:value-type="float">
            <text:p>0.100942</text:p>
          </table:table-cell>
          <table:table-cell office:value-type="float" office:value="0.100675" calcext:value-type="float">
            <text:p>0.100675</text:p>
          </table:table-cell>
          <table:table-cell office:value-type="float" office:value="0.100484" calcext:value-type="float">
            <text:p>0.100484</text:p>
          </table:table-cell>
          <table:table-cell office:value-type="float" office:value="0.100347" calcext:value-type="float">
            <text:p>0.100347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100178" calcext:value-type="float">
            <text:p>0.100178</text:p>
          </table:table-cell>
          <table:table-cell office:value-type="float" office:value="0.100128" calcext:value-type="float">
            <text:p>0.100128</text:p>
          </table:table-cell>
          <table:table-cell office:value-type="float" office:value="0.100091" calcext:value-type="float">
            <text:p>0.100091</text:p>
          </table:table-cell>
          <table:table-cell office:value-type="float" office:value="0.100065" calcext:value-type="float">
            <text:p>0.100065</text:p>
          </table:table-cell>
          <table:table-cell office:value-type="float" office:value="0.100047" calcext:value-type="float">
            <text:p>0.100047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36899" calcext:value-type="float">
            <text:p>0.236899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36" calcext:value-type="float">
            <text:p>0.999936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0.999777" calcext:value-type="float">
            <text:p>0.999777</text:p>
          </table:table-cell>
          <table:table-cell office:value-type="float" office:value="0.999662" calcext:value-type="float">
            <text:p>0.999662</text:p>
          </table:table-cell>
          <table:table-cell office:value-type="float" office:value="0.999488" calcext:value-type="float">
            <text:p>0.999488</text:p>
          </table:table-cell>
          <table:table-cell office:value-type="float" office:value="0.999224" calcext:value-type="float">
            <text:p>0.999224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98221" calcext:value-type="float">
            <text:p>0.998221</text:p>
          </table:table-cell>
          <table:table-cell office:value-type="float" office:value="0.997308" calcext:value-type="float">
            <text:p>0.997308</text:p>
          </table:table-cell>
          <table:table-cell office:value-type="float" office:value="0.995931" calcext:value-type="float">
            <text:p>0.995931</text:p>
          </table:table-cell>
          <table:table-cell office:value-type="float" office:value="0.993858" calcext:value-type="float">
            <text:p>0.993858</text:p>
          </table:table-cell>
          <table:table-cell office:value-type="float" office:value="0.990749" calcext:value-type="float">
            <text:p>0.990749</text:p>
          </table:table-cell>
          <table:table-cell office:value-type="float" office:value="0.986111" calcext:value-type="float">
            <text:p>0.986111</text:p>
          </table:table-cell>
          <table:table-cell office:value-type="float" office:value="0.979246" calcext:value-type="float">
            <text:p>0.979246</text:p>
          </table:table-cell>
          <table:table-cell office:value-type="float" office:value="0.969201" calcext:value-type="float">
            <text:p>0.969201</text:p>
          </table:table-cell>
          <table:table-cell office:value-type="float" office:value="0.954748" calcext:value-type="float">
            <text:p>0.954748</text:p>
          </table:table-cell>
          <table:table-cell office:value-type="float" office:value="0.934449" calcext:value-type="float">
            <text:p>0.934449</text:p>
          </table:table-cell>
          <table:table-cell office:value-type="float" office:value="0.906881" calcext:value-type="float">
            <text:p>0.906881</text:p>
          </table:table-cell>
          <table:table-cell office:value-type="float" office:value="0.87111" calcext:value-type="float">
            <text:p>0.87111</text:p>
          </table:table-cell>
          <table:table-cell office:value-type="float" office:value="0.827367" calcext:value-type="float">
            <text:p>0.827367</text:p>
          </table:table-cell>
          <table:table-cell office:value-type="float" office:value="0.777642" calcext:value-type="float">
            <text:p>0.777642</text:p>
          </table:table-cell>
          <table:table-cell office:value-type="float" office:value="0.725631" calcext:value-type="float">
            <text:p>0.725631</text:p>
          </table:table-cell>
          <table:table-cell office:value-type="float" office:value="0.675736" calcext:value-type="float">
            <text:p>0.675736</text:p>
          </table:table-cell>
          <table:table-cell office:value-type="float" office:value="0.631642" calcext:value-type="float">
            <text:p>0.631642</text:p>
          </table:table-cell>
          <table:table-cell office:value-type="float" office:value="0.595374" calcext:value-type="float">
            <text:p>0.595374</text:p>
          </table:table-cell>
          <table:table-cell office:value-type="float" office:value="0.567248" calcext:value-type="float">
            <text:p>0.567248</text:p>
          </table:table-cell>
          <table:table-cell office:value-type="float" office:value="0.54641" calcext:value-type="float">
            <text:p>0.54641</text:p>
          </table:table-cell>
          <table:table-cell office:value-type="float" office:value="0.531484" calcext:value-type="float">
            <text:p>0.531484</text:p>
          </table:table-cell>
          <table:table-cell office:value-type="float" office:value="0.521037" calcext:value-type="float">
            <text:p>0.521037</text:p>
          </table:table-cell>
          <table:table-cell office:value-type="float" office:value="0.513819" calcext:value-type="float">
            <text:p>0.513819</text:p>
          </table:table-cell>
          <table:table-cell office:value-type="float" office:value="0.508846" calcext:value-type="float">
            <text:p>0.508846</text:p>
          </table:table-cell>
          <table:table-cell office:value-type="float" office:value="0.505379" calcext:value-type="float">
            <text:p>0.505379</text:p>
          </table:table-cell>
          <table:table-cell office:value-type="float" office:value="0.50288" calcext:value-type="float">
            <text:p>0.50288</text:p>
          </table:table-cell>
          <table:table-cell office:value-type="float" office:value="0.500958" calcext:value-type="float">
            <text:p>0.500958</text:p>
          </table:table-cell>
          <table:table-cell office:value-type="float" office:value="0.499317" calcext:value-type="float">
            <text:p>0.499317</text:p>
          </table:table-cell>
          <table:table-cell office:value-type="float" office:value="0.49772" calcext:value-type="float">
            <text:p>0.49772</text:p>
          </table:table-cell>
          <table:table-cell office:value-type="float" office:value="0.495954" calcext:value-type="float">
            <text:p>0.495954</text:p>
          </table:table-cell>
          <table:table-cell office:value-type="float" office:value="0.493806" calcext:value-type="float">
            <text:p>0.493806</text:p>
          </table:table-cell>
          <table:table-cell office:value-type="float" office:value="0.491036" calcext:value-type="float">
            <text:p>0.491036</text:p>
          </table:table-cell>
          <table:table-cell office:value-type="float" office:value="0.487359" calcext:value-type="float">
            <text:p>0.487359</text:p>
          </table:table-cell>
          <table:table-cell office:value-type="float" office:value="0.482421" calcext:value-type="float">
            <text:p>0.482421</text:p>
          </table:table-cell>
          <table:table-cell office:value-type="float" office:value="0.475788" calcext:value-type="float">
            <text:p>0.475788</text:p>
          </table:table-cell>
          <table:table-cell office:value-type="float" office:value="0.46694" calcext:value-type="float">
            <text:p>0.46694</text:p>
          </table:table-cell>
          <table:table-cell office:value-type="float" office:value="0.455288" calcext:value-type="float">
            <text:p>0.455288</text:p>
          </table:table-cell>
          <table:table-cell office:value-type="float" office:value="0.440223" calcext:value-type="float">
            <text:p>0.440223</text:p>
          </table:table-cell>
          <table:table-cell office:value-type="float" office:value="0.421221" calcext:value-type="float">
            <text:p>0.421221</text:p>
          </table:table-cell>
          <table:table-cell office:value-type="float" office:value="0.397991" calcext:value-type="float">
            <text:p>0.397991</text:p>
          </table:table-cell>
          <table:table-cell office:value-type="float" office:value="0.370663" calcext:value-type="float">
            <text:p>0.370663</text:p>
          </table:table-cell>
          <table:table-cell office:value-type="float" office:value="0.339939" calcext:value-type="float">
            <text:p>0.339939</text:p>
          </table:table-cell>
          <table:table-cell office:value-type="float" office:value="0.307113" calcext:value-type="float">
            <text:p>0.307113</text:p>
          </table:table-cell>
          <table:table-cell office:value-type="float" office:value="0.273905" calcext:value-type="float">
            <text:p>0.273905</text:p>
          </table:table-cell>
          <table:table-cell office:value-type="float" office:value="0.242111" calcext:value-type="float">
            <text:p>0.242111</text:p>
          </table:table-cell>
          <table:table-cell office:value-type="float" office:value="0.213233" calcext:value-type="float">
            <text:p>0.213233</text:p>
          </table:table-cell>
          <table:table-cell office:value-type="float" office:value="0.188225" calcext:value-type="float">
            <text:p>0.188225</text:p>
          </table:table-cell>
          <table:table-cell office:value-type="float" office:value="0.167447" calcext:value-type="float">
            <text:p>0.167447</text:p>
          </table:table-cell>
          <table:table-cell office:value-type="float" office:value="0.150765" calcext:value-type="float">
            <text:p>0.150765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0.127789" calcext:value-type="float">
            <text:p>0.127789</text:p>
          </table:table-cell>
          <table:table-cell office:value-type="float" office:value="0.120313" calcext:value-type="float">
            <text:p>0.120313</text:p>
          </table:table-cell>
          <table:table-cell office:value-type="float" office:value="0.114768" calcext:value-type="float">
            <text:p>0.114768</text:p>
          </table:table-cell>
          <table:table-cell office:value-type="float" office:value="0.110692" calcext:value-type="float">
            <text:p>0.110692</text:p>
          </table:table-cell>
          <table:table-cell office:value-type="float" office:value="0.107719" calcext:value-type="float">
            <text:p>0.107719</text:p>
          </table:table-cell>
          <table:table-cell office:value-type="float" office:value="0.10556" calcext:value-type="float">
            <text:p>0.10556</text:p>
          </table:table-cell>
          <table:table-cell office:value-type="float" office:value="0.103999" calcext:value-type="float">
            <text:p>0.103999</text:p>
          </table:table-cell>
          <table:table-cell office:value-type="float" office:value="0.102873" calcext:value-type="float">
            <text:p>0.102873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101479" calcext:value-type="float">
            <text:p>0.101479</text:p>
          </table:table-cell>
          <table:table-cell office:value-type="float" office:value="0.101061" calcext:value-type="float">
            <text:p>0.101061</text:p>
          </table:table-cell>
          <table:table-cell office:value-type="float" office:value="0.100761" calcext:value-type="float">
            <text:p>0.100761</text:p>
          </table:table-cell>
          <table:table-cell office:value-type="float" office:value="0.100545" calcext:value-type="float">
            <text:p>0.100545</text:p>
          </table:table-cell>
          <table:table-cell office:value-type="float" office:value="0.100391" calcext:value-type="float">
            <text:p>0.100391</text:p>
          </table:table-cell>
          <table:table-cell office:value-type="float" office:value="0.10028" calcext:value-type="float">
            <text:p>0.10028</text:p>
          </table:table-cell>
          <table:table-cell office:value-type="float" office:value="0.100201" calcext:value-type="float">
            <text:p>0.100201</text:p>
          </table:table-cell>
          <table:table-cell office:value-type="float" office:value="0.100144" calcext:value-type="float">
            <text:p>0.100144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100074" calcext:value-type="float">
            <text:p>0.100074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42871" calcext:value-type="float">
            <text:p>0.242871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0.999647" calcext:value-type="float">
            <text:p>0.999647</text:p>
          </table:table-cell>
          <table:table-cell office:value-type="float" office:value="0.999465" calcext:value-type="float">
            <text:p>0.999465</text:p>
          </table:table-cell>
          <table:table-cell office:value-type="float" office:value="0.99919" calcext:value-type="float">
            <text:p>0.99919</text:p>
          </table:table-cell>
          <table:table-cell office:value-type="float" office:value="0.998773" calcext:value-type="float">
            <text:p>0.998773</text:p>
          </table:table-cell>
          <table:table-cell office:value-type="float" office:value="0.998142" calcext:value-type="float">
            <text:p>0.998142</text:p>
          </table:table-cell>
          <table:table-cell office:value-type="float" office:value="0.997189" calcext:value-type="float">
            <text:p>0.997189</text:p>
          </table:table-cell>
          <table:table-cell office:value-type="float" office:value="0.995752" calcext:value-type="float">
            <text:p>0.995752</text:p>
          </table:table-cell>
          <table:table-cell office:value-type="float" office:value="0.99359" calcext:value-type="float">
            <text:p>0.99359</text:p>
          </table:table-cell>
          <table:table-cell office:value-type="float" office:value="0.990347" calcext:value-type="float">
            <text:p>0.990347</text:p>
          </table:table-cell>
          <table:table-cell office:value-type="float" office:value="0.985514" calcext:value-type="float">
            <text:p>0.985514</text:p>
          </table:table-cell>
          <table:table-cell office:value-type="float" office:value="0.978366" calcext:value-type="float">
            <text:p>0.978366</text:p>
          </table:table-cell>
          <table:table-cell office:value-type="float" office:value="0.967924" calcext:value-type="float">
            <text:p>0.967924</text:p>
          </table:table-cell>
          <table:table-cell office:value-type="float" office:value="0.952931" calcext:value-type="float">
            <text:p>0.952931</text:p>
          </table:table-cell>
          <table:table-cell office:value-type="float" office:value="0.931937" calcext:value-type="float">
            <text:p>0.931937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866903" calcext:value-type="float">
            <text:p>0.866903</text:p>
          </table:table-cell>
          <table:table-cell office:value-type="float" office:value="0.82241" calcext:value-type="float">
            <text:p>0.82241</text:p>
          </table:table-cell>
          <table:table-cell office:value-type="float" office:value="0.772249" calcext:value-type="float">
            <text:p>0.772249</text:p>
          </table:table-cell>
          <table:table-cell office:value-type="float" office:value="0.720251" calcext:value-type="float">
            <text:p>0.720251</text:p>
          </table:table-cell>
          <table:table-cell office:value-type="float" office:value="0.670811" calcext:value-type="float">
            <text:p>0.670811</text:p>
          </table:table-cell>
          <table:table-cell office:value-type="float" office:value="0.627466" calcext:value-type="float">
            <text:p>0.627466</text:p>
          </table:table-cell>
          <table:table-cell office:value-type="float" office:value="0.592051" calcext:value-type="float">
            <text:p>0.592051</text:p>
          </table:table-cell>
          <table:table-cell office:value-type="float" office:value="0.564731" calcext:value-type="float">
            <text:p>0.564731</text:p>
          </table:table-cell>
          <table:table-cell office:value-type="float" office:value="0.544568" calcext:value-type="float">
            <text:p>0.544568</text:p>
          </table:table-cell>
          <table:table-cell office:value-type="float" office:value="0.53016" calcext:value-type="float">
            <text:p>0.53016</text:p>
          </table:table-cell>
          <table:table-cell office:value-type="float" office:value="0.520083" calcext:value-type="float">
            <text:p>0.520083</text:p>
          </table:table-cell>
          <table:table-cell office:value-type="float" office:value="0.513114" calcext:value-type="float">
            <text:p>0.513114</text:p>
          </table:table-cell>
          <table:table-cell office:value-type="float" office:value="0.50829" calcext:value-type="float">
            <text:p>0.50829</text:p>
          </table:table-cell>
          <table:table-cell office:value-type="float" office:value="0.504894" calcext:value-type="float">
            <text:p>0.504894</text:p>
          </table:table-cell>
          <table:table-cell office:value-type="float" office:value="0.502398" calcext:value-type="float">
            <text:p>0.502398</text:p>
          </table:table-cell>
          <table:table-cell office:value-type="float" office:value="0.500416" calcext:value-type="float">
            <text:p>0.500416</text:p>
          </table:table-cell>
          <table:table-cell office:value-type="float" office:value="0.498649" calcext:value-type="float">
            <text:p>0.498649</text:p>
          </table:table-cell>
          <table:table-cell office:value-type="float" office:value="0.496849" calcext:value-type="float">
            <text:p>0.496849</text:p>
          </table:table-cell>
          <table:table-cell office:value-type="float" office:value="0.494785" calcext:value-type="float">
            <text:p>0.494785</text:p>
          </table:table-cell>
          <table:table-cell office:value-type="float" office:value="0.492217" calcext:value-type="float">
            <text:p>0.492217</text:p>
          </table:table-cell>
          <table:table-cell office:value-type="float" office:value="0.488867" calcext:value-type="float">
            <text:p>0.488867</text:p>
          </table:table-cell>
          <table:table-cell office:value-type="float" office:value="0.484404" calcext:value-type="float">
            <text:p>0.484404</text:p>
          </table:table-cell>
          <table:table-cell office:value-type="float" office:value="0.478419" calcext:value-type="float">
            <text:p>0.478419</text:p>
          </table:table-cell>
          <table:table-cell office:value-type="float" office:value="0.470419" calcext:value-type="float">
            <text:p>0.470419</text:p>
          </table:table-cell>
          <table:table-cell office:value-type="float" office:value="0.459836" calcext:value-type="float">
            <text:p>0.459836</text:p>
          </table:table-cell>
          <table:table-cell office:value-type="float" office:value="0.446057" calcext:value-type="float">
            <text:p>0.446057</text:p>
          </table:table-cell>
          <table:table-cell office:value-type="float" office:value="0.428513" calcext:value-type="float">
            <text:p>0.428513</text:p>
          </table:table-cell>
          <table:table-cell office:value-type="float" office:value="0.406807" calcext:value-type="float">
            <text:p>0.406807</text:p>
          </table:table-cell>
          <table:table-cell office:value-type="float" office:value="0.380897" calcext:value-type="float">
            <text:p>0.380897</text:p>
          </table:table-cell>
          <table:table-cell office:value-type="float" office:value="0.351269" calcext:value-type="float">
            <text:p>0.351269</text:p>
          </table:table-cell>
          <table:table-cell office:value-type="float" office:value="0.319015" calcext:value-type="float">
            <text:p>0.319015</text:p>
          </table:table-cell>
          <table:table-cell office:value-type="float" office:value="0.285732" calcext:value-type="float">
            <text:p>0.285732</text:p>
          </table:table-cell>
          <table:table-cell office:value-type="float" office:value="0.253236" calcext:value-type="float">
            <text:p>0.253236</text:p>
          </table:table-cell>
          <table:table-cell office:value-type="float" office:value="0.223172" calcext:value-type="float">
            <text:p>0.223172</text:p>
          </table:table-cell>
          <table:table-cell office:value-type="float" office:value="0.196706" calcext:value-type="float">
            <text:p>0.196706</text:p>
          </table:table-cell>
          <table:table-cell office:value-type="float" office:value="0.174405" calcext:value-type="float">
            <text:p>0.174405</text:p>
          </table:table-cell>
          <table:table-cell office:value-type="float" office:value="0.156295" calcext:value-type="float">
            <text:p>0.156295</text:p>
          </table:table-cell>
          <table:table-cell office:value-type="float" office:value="0.142022" calcext:value-type="float">
            <text:p>0.142022</text:p>
          </table:table-cell>
          <table:table-cell office:value-type="float" office:value="0.13104" calcext:value-type="float">
            <text:p>0.13104</text:p>
          </table:table-cell>
          <table:table-cell office:value-type="float" office:value="0.122743" calcext:value-type="float">
            <text:p>0.122743</text:p>
          </table:table-cell>
          <table:table-cell office:value-type="float" office:value="0.116564" calcext:value-type="float">
            <text:p>0.116564</text:p>
          </table:table-cell>
          <table:table-cell office:value-type="float" office:value="0.112009" calcext:value-type="float">
            <text:p>0.112009</text:p>
          </table:table-cell>
          <table:table-cell office:value-type="float" office:value="0.108677" calcext:value-type="float">
            <text:p>0.108677</text:p>
          </table:table-cell>
          <table:table-cell office:value-type="float" office:value="0.106255" calcext:value-type="float">
            <text:p>0.106255</text:p>
          </table:table-cell>
          <table:table-cell office:value-type="float" office:value="0.104501" calcext:value-type="float">
            <text:p>0.104501</text:p>
          </table:table-cell>
          <table:table-cell office:value-type="float" office:value="0.103235" calcext:value-type="float">
            <text:p>0.103235</text:p>
          </table:table-cell>
          <table:table-cell office:value-type="float" office:value="0.102322" calcext:value-type="float">
            <text:p>0.102322</text:p>
          </table:table-cell>
          <table:table-cell office:value-type="float" office:value="0.101666" calcext:value-type="float">
            <text:p>0.101666</text:p>
          </table:table-cell>
          <table:table-cell office:value-type="float" office:value="0.101195" calcext:value-type="float">
            <text:p>0.101195</text:p>
          </table:table-cell>
          <table:table-cell office:value-type="float" office:value="0.100857" calcext:value-type="float">
            <text:p>0.100857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0.10044" calcext:value-type="float">
            <text:p>0.10044</text:p>
          </table:table-cell>
          <table:table-cell office:value-type="float" office:value="0.100315" calcext:value-type="float">
            <text:p>0.100315</text:p>
          </table:table-cell>
          <table:table-cell office:value-type="float" office:value="0.100226" calcext:value-type="float">
            <text:p>0.100226</text:p>
          </table:table-cell>
          <table:table-cell office:value-type="float" office:value="0.100162" calcext:value-type="float">
            <text:p>0.100162</text:p>
          </table:table-cell>
          <table:table-cell office:value-type="float" office:value="0.100116" calcext:value-type="float">
            <text:p>0.100116</text:p>
          </table:table-cell>
          <table:table-cell office:value-type="float" office:value="0.100083" calcext:value-type="float">
            <text:p>0.100083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48843" calcext:value-type="float">
            <text:p>0.248843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84" calcext:value-type="float">
            <text:p>0.99984</text:p>
          </table:table-cell>
          <table:table-cell office:value-type="float" office:value="0.999757" calcext:value-type="float">
            <text:p>0.999757</text:p>
          </table:table-cell>
          <table:table-cell office:value-type="float" office:value="0.999632" calcext:value-type="float">
            <text:p>0.999632</text:p>
          </table:table-cell>
          <table:table-cell office:value-type="float" office:value="0.999442" calcext:value-type="float">
            <text:p>0.999442</text:p>
          </table:table-cell>
          <table:table-cell office:value-type="float" office:value="0.999154" calcext:value-type="float">
            <text:p>0.999154</text:p>
          </table:table-cell>
          <table:table-cell office:value-type="float" office:value="0.998719" calcext:value-type="float">
            <text:p>0.998719</text:p>
          </table:table-cell>
          <table:table-cell office:value-type="float" office:value="0.99806" calcext:value-type="float">
            <text:p>0.99806</text:p>
          </table:table-cell>
          <table:table-cell office:value-type="float" office:value="0.997066" calcext:value-type="float">
            <text:p>0.997066</text:p>
          </table:table-cell>
          <table:table-cell office:value-type="float" office:value="0.995566" calcext:value-type="float">
            <text:p>0.995566</text:p>
          </table:table-cell>
          <table:table-cell office:value-type="float" office:value="0.993309" calcext:value-type="float">
            <text:p>0.993309</text:p>
          </table:table-cell>
          <table:table-cell office:value-type="float" office:value="0.989928" calcext:value-type="float">
            <text:p>0.989928</text:p>
          </table:table-cell>
          <table:table-cell office:value-type="float" office:value="0.984891" calcext:value-type="float">
            <text:p>0.984891</text:p>
          </table:table-cell>
          <table:table-cell office:value-type="float" office:value="0.977451" calcext:value-type="float">
            <text:p>0.977451</text:p>
          </table:table-cell>
          <table:table-cell office:value-type="float" office:value="0.966597" calcext:value-type="float">
            <text:p>0.966597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929343" calcext:value-type="float">
            <text:p>0.929343</text:p>
          </table:table-cell>
          <table:table-cell office:value-type="float" office:value="0.900113" calcext:value-type="float">
            <text:p>0.900113</text:p>
          </table:table-cell>
          <table:table-cell office:value-type="float" office:value="0.862608" calcext:value-type="float">
            <text:p>0.862608</text:p>
          </table:table-cell>
          <table:table-cell office:value-type="float" office:value="0.817389" calcext:value-type="float">
            <text:p>0.817389</text:p>
          </table:table-cell>
          <table:table-cell office:value-type="float" office:value="0.766835" calcext:value-type="float">
            <text:p>0.766835</text:p>
          </table:table-cell>
          <table:table-cell office:value-type="float" office:value="0.714899" calcext:value-type="float">
            <text:p>0.714899</text:p>
          </table:table-cell>
          <table:table-cell office:value-type="float" office:value="0.665951" calcext:value-type="float">
            <text:p>0.665951</text:p>
          </table:table-cell>
          <table:table-cell office:value-type="float" office:value="0.623373" calcext:value-type="float">
            <text:p>0.623373</text:p>
          </table:table-cell>
          <table:table-cell office:value-type="float" office:value="0.588812" calcext:value-type="float">
            <text:p>0.588812</text:p>
          </table:table-cell>
          <table:table-cell office:value-type="float" office:value="0.562286" calcext:value-type="float">
            <text:p>0.562286</text:p>
          </table:table-cell>
          <table:table-cell office:value-type="float" office:value="0.542778" calcext:value-type="float">
            <text:p>0.542778</text:p>
          </table:table-cell>
          <table:table-cell office:value-type="float" office:value="0.528869" calcext:value-type="float">
            <text:p>0.528869</text:p>
          </table:table-cell>
          <table:table-cell office:value-type="float" office:value="0.519144" calcext:value-type="float">
            <text:p>0.519144</text:p>
          </table:table-cell>
          <table:table-cell office:value-type="float" office:value="0.512405" calcext:value-type="float">
            <text:p>0.512405</text:p>
          </table:table-cell>
          <table:table-cell office:value-type="float" office:value="0.507713" calcext:value-type="float">
            <text:p>0.507713</text:p>
          </table:table-cell>
          <table:table-cell office:value-type="float" office:value="0.504367" calcext:value-type="float">
            <text:p>0.504367</text:p>
          </table:table-cell>
          <table:table-cell office:value-type="float" office:value="0.501851" calcext:value-type="float">
            <text:p>0.501851</text:p>
          </table:table-cell>
          <table:table-cell office:value-type="float" office:value="0.499779" calcext:value-type="float">
            <text:p>0.499779</text:p>
          </table:table-cell>
          <table:table-cell office:value-type="float" office:value="0.497845" calcext:value-type="float">
            <text:p>0.497845</text:p>
          </table:table-cell>
          <table:table-cell office:value-type="float" office:value="0.495789" calcext:value-type="float">
            <text:p>0.495789</text:p>
          </table:table-cell>
          <table:table-cell office:value-type="float" office:value="0.493356" calcext:value-type="float">
            <text:p>0.493356</text:p>
          </table:table-cell>
          <table:table-cell office:value-type="float" office:value="0.490272" calcext:value-type="float">
            <text:p>0.490272</text:p>
          </table:table-cell>
          <table:table-cell office:value-type="float" office:value="0.486217" calcext:value-type="float">
            <text:p>0.486217</text:p>
          </table:table-cell>
          <table:table-cell office:value-type="float" office:value="0.480808" calcext:value-type="float">
            <text:p>0.480808</text:p>
          </table:table-cell>
          <table:table-cell office:value-type="float" office:value="0.473578" calcext:value-type="float">
            <text:p>0.473578</text:p>
          </table:table-cell>
          <table:table-cell office:value-type="float" office:value="0.463981" calcext:value-type="float">
            <text:p>0.463981</text:p>
          </table:table-cell>
          <table:table-cell office:value-type="float" office:value="0.451411" calcext:value-type="float">
            <text:p>0.451411</text:p>
          </table:table-cell>
          <table:table-cell office:value-type="float" office:value="0.43527" calcext:value-type="float">
            <text:p>0.43527</text:p>
          </table:table-cell>
          <table:table-cell office:value-type="float" office:value="0.41508" calcext:value-type="float">
            <text:p>0.41508</text:p>
          </table:table-cell>
          <table:table-cell office:value-type="float" office:value="0.390649" calcext:value-type="float">
            <text:p>0.390649</text:p>
          </table:table-cell>
          <table:table-cell office:value-type="float" office:value="0.362259" calcext:value-type="float">
            <text:p>0.362259</text:p>
          </table:table-cell>
          <table:table-cell office:value-type="float" office:value="0.330782" calcext:value-type="float">
            <text:p>0.330782</text:p>
          </table:table-cell>
          <table:table-cell office:value-type="float" office:value="0.297662" calcext:value-type="float">
            <text:p>0.297662</text:p>
          </table:table-cell>
          <table:table-cell office:value-type="float" office:value="0.264678" calcext:value-type="float">
            <text:p>0.264678</text:p>
          </table:table-cell>
          <table:table-cell office:value-type="float" office:value="0.233579" calcext:value-type="float">
            <text:p>0.233579</text:p>
          </table:table-cell>
          <table:table-cell office:value-type="float" office:value="0.205727" calcext:value-type="float">
            <text:p>0.205727</text:p>
          </table:table-cell>
          <table:table-cell office:value-type="float" office:value="0.181906" calcext:value-type="float">
            <text:p>0.181906</text:p>
          </table:table-cell>
          <table:table-cell office:value-type="float" office:value="0.162318" calcext:value-type="float">
            <text:p>0.162318</text:p>
          </table:table-cell>
          <table:table-cell office:value-type="float" office:value="0.146727" calcext:value-type="float">
            <text:p>0.146727</text:p>
          </table:table-cell>
          <table:table-cell office:value-type="float" office:value="0.134635" calcext:value-type="float">
            <text:p>0.134635</text:p>
          </table:table-cell>
          <table:table-cell office:value-type="float" office:value="0.125444" calcext:value-type="float">
            <text:p>0.125444</text:p>
          </table:table-cell>
          <table:table-cell office:value-type="float" office:value="0.118567" calcext:value-type="float">
            <text:p>0.118567</text:p>
          </table:table-cell>
          <table:table-cell office:value-type="float" office:value="0.113481" calcext:value-type="float">
            <text:p>0.113481</text:p>
          </table:table-cell>
          <table:table-cell office:value-type="float" office:value="0.109752" calcext:value-type="float">
            <text:p>0.109752</text:p>
          </table:table-cell>
          <table:table-cell office:value-type="float" office:value="0.107035" calcext:value-type="float">
            <text:p>0.107035</text:p>
          </table:table-cell>
          <table:table-cell office:value-type="float" office:value="0.105065" calcext:value-type="float">
            <text:p>0.105065</text:p>
          </table:table-cell>
          <table:table-cell office:value-type="float" office:value="0.103642" calcext:value-type="float">
            <text:p>0.103642</text:p>
          </table:table-cell>
          <table:table-cell office:value-type="float" office:value="0.102615" calcext:value-type="float">
            <text:p>0.102615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0.101346" calcext:value-type="float">
            <text:p>0.101346</text:p>
          </table:table-cell>
          <table:table-cell office:value-type="float" office:value="0.100965" calcext:value-type="float">
            <text:p>0.100965</text:p>
          </table:table-cell>
          <table:table-cell office:value-type="float" office:value="0.100692" calcext:value-type="float">
            <text:p>0.100692</text:p>
          </table:table-cell>
          <table:table-cell office:value-type="float" office:value="0.100496" calcext:value-type="float">
            <text:p>0.100496</text:p>
          </table:table-cell>
          <table:table-cell office:value-type="float" office:value="0.100355" calcext:value-type="float">
            <text:p>0.100355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100182" calcext:value-type="float">
            <text:p>0.100182</text:p>
          </table:table-cell>
          <table:table-cell office:value-type="float" office:value="0.100131" calcext:value-type="float">
            <text:p>0.100131</text:p>
          </table:table-cell>
          <table:table-cell office:value-type="float" office:value="0.100094" calcext:value-type="float">
            <text:p>0.100094</text:p>
          </table:table-cell>
          <table:table-cell office:value-type="float" office:value="0.100067" calcext:value-type="float">
            <text:p>0.10006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54814" calcext:value-type="float">
            <text:p>0.254814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2" calcext:value-type="float">
            <text:p>0.999952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0.999746" calcext:value-type="float">
            <text:p>0.999746</text:p>
          </table:table-cell>
          <table:table-cell office:value-type="float" office:value="0.999615" calcext:value-type="float">
            <text:p>0.999615</text:p>
          </table:table-cell>
          <table:table-cell office:value-type="float" office:value="0.999417" calcext:value-type="float">
            <text:p>0.999417</text:p>
          </table:table-cell>
          <table:table-cell office:value-type="float" office:value="0.999117" calcext:value-type="float">
            <text:p>0.999117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997975" calcext:value-type="float">
            <text:p>0.997975</text:p>
          </table:table-cell>
          <table:table-cell office:value-type="float" office:value="0.996936" calcext:value-type="float">
            <text:p>0.996936</text:p>
          </table:table-cell>
          <table:table-cell office:value-type="float" office:value="0.995371" calcext:value-type="float">
            <text:p>0.995371</text:p>
          </table:table-cell>
          <table:table-cell office:value-type="float" office:value="0.993017" calcext:value-type="float">
            <text:p>0.993017</text:p>
          </table:table-cell>
          <table:table-cell office:value-type="float" office:value="0.989492" calcext:value-type="float">
            <text:p>0.989492</text:p>
          </table:table-cell>
          <table:table-cell office:value-type="float" office:value="0.984243" calcext:value-type="float">
            <text:p>0.984243</text:p>
          </table:table-cell>
          <table:table-cell office:value-type="float" office:value="0.976499" calcext:value-type="float">
            <text:p>0.976499</text:p>
          </table:table-cell>
          <table:table-cell office:value-type="float" office:value="0.96522" calcext:value-type="float">
            <text:p>0.96522</text:p>
          </table:table-cell>
          <table:table-cell office:value-type="float" office:value="0.949099" calcext:value-type="float">
            <text:p>0.949099</text:p>
          </table:table-cell>
          <table:table-cell office:value-type="float" office:value="0.926668" calcext:value-type="float">
            <text:p>0.926668</text:p>
          </table:table-cell>
          <table:table-cell office:value-type="float" office:value="0.896593" calcext:value-type="float">
            <text:p>0.896593</text:p>
          </table:table-cell>
          <table:table-cell office:value-type="float" office:value="0.858228" calcext:value-type="float">
            <text:p>0.858228</text:p>
          </table:table-cell>
          <table:table-cell office:value-type="float" office:value="0.812307" calcext:value-type="float">
            <text:p>0.812307</text:p>
          </table:table-cell>
          <table:table-cell office:value-type="float" office:value="0.761403" calcext:value-type="float">
            <text:p>0.761403</text:p>
          </table:table-cell>
          <table:table-cell office:value-type="float" office:value="0.709578" calcext:value-type="float">
            <text:p>0.709578</text:p>
          </table:table-cell>
          <table:table-cell office:value-type="float" office:value="0.661158" calcext:value-type="float">
            <text:p>0.661158</text:p>
          </table:table-cell>
          <table:table-cell office:value-type="float" office:value="0.619365" calcext:value-type="float">
            <text:p>0.619365</text:p>
          </table:table-cell>
          <table:table-cell office:value-type="float" office:value="0.585656" calcext:value-type="float">
            <text:p>0.585656</text:p>
          </table:table-cell>
          <table:table-cell office:value-type="float" office:value="0.559908" calcext:value-type="float">
            <text:p>0.559908</text:p>
          </table:table-cell>
          <table:table-cell office:value-type="float" office:value="0.541038" calcext:value-type="float">
            <text:p>0.541038</text:p>
          </table:table-cell>
          <table:table-cell office:value-type="float" office:value="0.527606" calcext:value-type="float">
            <text:p>0.527606</text:p>
          </table:table-cell>
          <table:table-cell office:value-type="float" office:value="0.518214" calcext:value-type="float">
            <text:p>0.518214</text:p>
          </table:table-cell>
          <table:table-cell office:value-type="float" office:value="0.511686" calcext:value-type="float">
            <text:p>0.511686</text:p>
          </table:table-cell>
          <table:table-cell office:value-type="float" office:value="0.507106" calcext:value-type="float">
            <text:p>0.507106</text:p>
          </table:table-cell>
          <table:table-cell office:value-type="float" office:value="0.503787" calcext:value-type="float">
            <text:p>0.503787</text:p>
          </table:table-cell>
          <table:table-cell office:value-type="float" office:value="0.501222" calcext:value-type="float">
            <text:p>0.501222</text:p>
          </table:table-cell>
          <table:table-cell office:value-type="float" office:value="0.499023" calcext:value-type="float">
            <text:p>0.499023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494498" calcext:value-type="float">
            <text:p>0.494498</text:p>
          </table:table-cell>
          <table:table-cell office:value-type="float" office:value="0.491609" calcext:value-type="float">
            <text:p>0.491609</text:p>
          </table:table-cell>
          <table:table-cell office:value-type="float" office:value="0.487895" calcext:value-type="float">
            <text:p>0.487895</text:p>
          </table:table-cell>
          <table:table-cell office:value-type="float" office:value="0.482989" calcext:value-type="float">
            <text:p>0.482989</text:p>
          </table:table-cell>
          <table:table-cell office:value-type="float" office:value="0.47645" calcext:value-type="float">
            <text:p>0.47645</text:p>
          </table:table-cell>
          <table:table-cell office:value-type="float" office:value="0.467755" calcext:value-type="float">
            <text:p>0.467755</text:p>
          </table:table-cell>
          <table:table-cell office:value-type="float" office:value="0.456312" calcext:value-type="float">
            <text:p>0.456312</text:p>
          </table:table-cell>
          <table:table-cell office:value-type="float" office:value="0.441509" calcext:value-type="float">
            <text:p>0.441509</text:p>
          </table:table-cell>
          <table:table-cell office:value-type="float" office:value="0.422807" calcext:value-type="float">
            <text:p>0.422807</text:p>
          </table:table-cell>
          <table:table-cell office:value-type="float" office:value="0.399889" calcext:value-type="float">
            <text:p>0.399889</text:p>
          </table:table-cell>
          <table:table-cell office:value-type="float" office:value="0.372848" calcext:value-type="float">
            <text:p>0.372848</text:p>
          </table:table-cell>
          <table:table-cell office:value-type="float" office:value="0.342337" calcext:value-type="float">
            <text:p>0.342337</text:p>
          </table:table-cell>
          <table:table-cell office:value-type="float" office:value="0.309611" calcext:value-type="float">
            <text:p>0.309611</text:p>
          </table:table-cell>
          <table:table-cell office:value-type="float" office:value="0.276366" calcext:value-type="float">
            <text:p>0.276366</text:p>
          </table:table-cell>
          <table:table-cell office:value-type="float" office:value="0.244408" calcext:value-type="float">
            <text:p>0.244408</text:p>
          </table:table-cell>
          <table:table-cell office:value-type="float" office:value="0.215271" calcext:value-type="float">
            <text:p>0.215271</text:p>
          </table:table-cell>
          <table:table-cell office:value-type="float" office:value="0.189954" calcext:value-type="float">
            <text:p>0.189954</text:p>
          </table:table-cell>
          <table:table-cell office:value-type="float" office:value="0.168857" calcext:value-type="float">
            <text:p>0.168857</text:p>
          </table:table-cell>
          <table:table-cell office:value-type="float" office:value="0.151882" calcext:value-type="float">
            <text:p>0.151882</text:p>
          </table:table-cell>
          <table:table-cell office:value-type="float" office:value="0.138602" calcext:value-type="float">
            <text:p>0.138602</text:p>
          </table:table-cell>
          <table:table-cell office:value-type="float" office:value="0.128442" calcext:value-type="float">
            <text:p>0.128442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115127" calcext:value-type="float">
            <text:p>0.115127</text:p>
          </table:table-cell>
          <table:table-cell office:value-type="float" office:value="0.110956" calcext:value-type="float">
            <text:p>0.110956</text:p>
          </table:table-cell>
          <table:table-cell office:value-type="float" office:value="0.10791" calcext:value-type="float">
            <text:p>0.10791</text:p>
          </table:table-cell>
          <table:table-cell office:value-type="float" office:value="0.105699" calcext:value-type="float">
            <text:p>0.105699</text:p>
          </table:table-cell>
          <table:table-cell office:value-type="float" office:value="0.104099" calcext:value-type="float">
            <text:p>0.104099</text:p>
          </table:table-cell>
          <table:table-cell office:value-type="float" office:value="0.102945" calcext:value-type="float">
            <text:p>0.102945</text:p>
          </table:table-cell>
          <table:table-cell office:value-type="float" office:value="0.102114" calcext:value-type="float">
            <text:p>0.102114</text:p>
          </table:table-cell>
          <table:table-cell office:value-type="float" office:value="0.101517" calcext:value-type="float">
            <text:p>0.101517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078" calcext:value-type="float">
            <text:p>0.10078</text:p>
          </table:table-cell>
          <table:table-cell office:value-type="float" office:value="0.100559" calcext:value-type="float">
            <text:p>0.100559</text:p>
          </table:table-cell>
          <table:table-cell office:value-type="float" office:value="0.100401" calcext:value-type="float">
            <text:p>0.100401</text:p>
          </table:table-cell>
          <table:table-cell office:value-type="float" office:value="0.100287" calcext:value-type="float">
            <text:p>0.100287</text:p>
          </table:table-cell>
          <table:table-cell office:value-type="float" office:value="0.100206" calcext:value-type="float">
            <text:p>0.100206</text:p>
          </table:table-cell>
          <table:table-cell office:value-type="float" office:value="0.100147" calcext:value-type="float">
            <text:p>0.100147</text:p>
          </table:table-cell>
          <table:table-cell office:value-type="float" office:value="0.100106" calcext:value-type="float">
            <text:p>0.100106</text:p>
          </table:table-cell>
          <table:table-cell office:value-type="float" office:value="0.100076" calcext:value-type="float">
            <text:p>0.100076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4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60786" calcext:value-type="float">
            <text:p>0.260786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999885" calcext:value-type="float">
            <text:p>0.999885</text:p>
          </table:table-cell>
          <table:table-cell office:value-type="float" office:value="0.999825" calcext:value-type="float">
            <text:p>0.999825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999598" calcext:value-type="float">
            <text:p>0.999598</text:p>
          </table:table-cell>
          <table:table-cell office:value-type="float" office:value="0.999391" calcext:value-type="float">
            <text:p>0.999391</text:p>
          </table:table-cell>
          <table:table-cell office:value-type="float" office:value="0.999077" calcext:value-type="float">
            <text:p>0.999077</text:p>
          </table:table-cell>
          <table:table-cell office:value-type="float" office:value="0.998603" calcext:value-type="float">
            <text:p>0.998603</text:p>
          </table:table-cell>
          <table:table-cell office:value-type="float" office:value="0.997885" calcext:value-type="float">
            <text:p>0.997885</text:p>
          </table:table-cell>
          <table:table-cell office:value-type="float" office:value="0.996801" calcext:value-type="float">
            <text:p>0.996801</text:p>
          </table:table-cell>
          <table:table-cell office:value-type="float" office:value="0.995168" calcext:value-type="float">
            <text:p>0.995168</text:p>
          </table:table-cell>
          <table:table-cell office:value-type="float" office:value="0.992712" calcext:value-type="float">
            <text:p>0.992712</text:p>
          </table:table-cell>
          <table:table-cell office:value-type="float" office:value="0.989036" calcext:value-type="float">
            <text:p>0.989036</text:p>
          </table:table-cell>
          <table:table-cell office:value-type="float" office:value="0.983568" calcext:value-type="float">
            <text:p>0.983568</text:p>
          </table:table-cell>
          <table:table-cell office:value-type="float" office:value="0.975509" calcext:value-type="float">
            <text:p>0.975509</text:p>
          </table:table-cell>
          <table:table-cell office:value-type="float" office:value="0.96379" calcext:value-type="float">
            <text:p>0.96379</text:p>
          </table:table-cell>
          <table:table-cell office:value-type="float" office:value="0.947081" calcext:value-type="float">
            <text:p>0.947081</text:p>
          </table:table-cell>
          <table:table-cell office:value-type="float" office:value="0.923908" calcext:value-type="float">
            <text:p>0.923908</text:p>
          </table:table-cell>
          <table:table-cell office:value-type="float" office:value="0.892981" calcext:value-type="float">
            <text:p>0.892981</text:p>
          </table:table-cell>
          <table:table-cell office:value-type="float" office:value="0.853763" calcext:value-type="float">
            <text:p>0.853763</text:p>
          </table:table-cell>
          <table:table-cell office:value-type="float" office:value="0.807169" calcext:value-type="float">
            <text:p>0.807169</text:p>
          </table:table-cell>
          <table:table-cell office:value-type="float" office:value="0.75596" calcext:value-type="float">
            <text:p>0.75596</text:p>
          </table:table-cell>
          <table:table-cell office:value-type="float" office:value="0.704293" calcext:value-type="float">
            <text:p>0.704293</text:p>
          </table:table-cell>
          <table:table-cell office:value-type="float" office:value="0.656436" calcext:value-type="float">
            <text:p>0.656436</text:p>
          </table:table-cell>
          <table:table-cell office:value-type="float" office:value="0.61544" calcext:value-type="float">
            <text:p>0.61544</text:p>
          </table:table-cell>
          <table:table-cell office:value-type="float" office:value="0.582579" calcext:value-type="float">
            <text:p>0.582579</text:p>
          </table:table-cell>
          <table:table-cell office:value-type="float" office:value="0.557595" calcext:value-type="float">
            <text:p>0.557595</text:p>
          </table:table-cell>
          <table:table-cell office:value-type="float" office:value="0.539341" calcext:value-type="float">
            <text:p>0.539341</text:p>
          </table:table-cell>
          <table:table-cell office:value-type="float" office:value="0.526366" calcext:value-type="float">
            <text:p>0.526366</text:p>
          </table:table-cell>
          <table:table-cell office:value-type="float" office:value="0.517286" calcext:value-type="float">
            <text:p>0.517286</text:p>
          </table:table-cell>
          <table:table-cell office:value-type="float" office:value="0.510948" calcext:value-type="float">
            <text:p>0.510948</text:p>
          </table:table-cell>
          <table:table-cell office:value-type="float" office:value="0.506456" calcext:value-type="float">
            <text:p>0.506456</text:p>
          </table:table-cell>
          <table:table-cell office:value-type="float" office:value="0.503138" calcext:value-type="float">
            <text:p>0.503138</text:p>
          </table:table-cell>
          <table:table-cell office:value-type="float" office:value="0.50049" calcext:value-type="float">
            <text:p>0.50049</text:p>
          </table:table-cell>
          <table:table-cell office:value-type="float" office:value="0.498119" calcext:value-type="float">
            <text:p>0.498119</text:p>
          </table:table-cell>
          <table:table-cell office:value-type="float" office:value="0.495699" calcext:value-type="float">
            <text:p>0.495699</text:p>
          </table:table-cell>
          <table:table-cell office:value-type="float" office:value="0.492923" calcext:value-type="float">
            <text:p>0.492923</text:p>
          </table:table-cell>
          <table:table-cell office:value-type="float" office:value="0.489474" calcext:value-type="float">
            <text:p>0.489474</text:p>
          </table:table-cell>
          <table:table-cell office:value-type="float" office:value="0.484997" calcext:value-type="float">
            <text:p>0.484997</text:p>
          </table:table-cell>
          <table:table-cell office:value-type="float" office:value="0.479069" calcext:value-type="float">
            <text:p>0.479069</text:p>
          </table:table-cell>
          <table:table-cell office:value-type="float" office:value="0.471192" calcext:value-type="float">
            <text:p>0.471192</text:p>
          </table:table-cell>
          <table:table-cell office:value-type="float" office:value="0.460792" calcext:value-type="float">
            <text:p>0.460792</text:p>
          </table:table-cell>
          <table:table-cell office:value-type="float" office:value="0.447253" calcext:value-type="float">
            <text:p>0.447253</text:p>
          </table:table-cell>
          <table:table-cell office:value-type="float" office:value="0.429993" calcext:value-type="float">
            <text:p>0.429993</text:p>
          </table:table-cell>
          <table:table-cell office:value-type="float" office:value="0.408597" calcext:value-type="float">
            <text:p>0.408597</text:p>
          </table:table-cell>
          <table:table-cell office:value-type="float" office:value="0.382987" calcext:value-type="float">
            <text:p>0.382987</text:p>
          </table:table-cell>
          <table:table-cell office:value-type="float" office:value="0.353604" calcext:value-type="float">
            <text:p>0.353604</text:p>
          </table:table-cell>
          <table:table-cell office:value-type="float" office:value="0.321493" calcext:value-type="float">
            <text:p>0.321493</text:p>
          </table:table-cell>
          <table:table-cell office:value-type="float" office:value="0.288223" calcext:value-type="float">
            <text:p>0.288223</text:p>
          </table:table-cell>
          <table:table-cell office:value-type="float" office:value="0.255606" calcext:value-type="float">
            <text:p>0.255606</text:p>
          </table:table-cell>
          <table:table-cell office:value-type="float" office:value="0.225311" calcext:value-type="float">
            <text:p>0.225311</text:p>
          </table:table-cell>
          <table:table-cell office:value-type="float" office:value="0.198548" calcext:value-type="float">
            <text:p>0.198548</text:p>
          </table:table-cell>
          <table:table-cell office:value-type="float" office:value="0.175929" calcext:value-type="float">
            <text:p>0.175929</text:p>
          </table:table-cell>
          <table:table-cell office:value-type="float" office:value="0.157512" calcext:value-type="float">
            <text:p>0.157512</text:p>
          </table:table-cell>
          <table:table-cell office:value-type="float" office:value="0.14297" calcext:value-type="float">
            <text:p>0.14297</text:p>
          </table:table-cell>
          <table:table-cell office:value-type="float" office:value="0.131762" calcext:value-type="float">
            <text:p>0.131762</text:p>
          </table:table-cell>
          <table:table-cell office:value-type="float" office:value="0.123285" calcext:value-type="float">
            <text:p>0.123285</text:p>
          </table:table-cell>
          <table:table-cell office:value-type="float" office:value="0.116965" calcext:value-type="float">
            <text:p>0.116965</text:p>
          </table:table-cell>
          <table:table-cell office:value-type="float" office:value="0.112303" calcext:value-type="float">
            <text:p>0.112303</text:p>
          </table:table-cell>
          <table:table-cell office:value-type="float" office:value="0.108892" calcext:value-type="float">
            <text:p>0.108892</text:p>
          </table:table-cell>
          <table:table-cell office:value-type="float" office:value="0.106411" calcext:value-type="float">
            <text:p>0.106411</text:p>
          </table:table-cell>
          <table:table-cell office:value-type="float" office:value="0.104614" calcext:value-type="float">
            <text:p>0.104614</text:p>
          </table:table-cell>
          <table:table-cell office:value-type="float" office:value="0.103316" calcext:value-type="float">
            <text:p>0.103316</text:p>
          </table:table-cell>
          <table:table-cell office:value-type="float" office:value="0.102381" calcext:value-type="float">
            <text:p>0.102381</text:p>
          </table:table-cell>
          <table:table-cell office:value-type="float" office:value="0.101708" calcext:value-type="float">
            <text:p>0.101708</text:p>
          </table:table-cell>
          <table:table-cell office:value-type="float" office:value="0.101225" calcext:value-type="float">
            <text:p>0.101225</text:p>
          </table:table-cell>
          <table:table-cell office:value-type="float" office:value="0.100878" calcext:value-type="float">
            <text:p>0.100878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100451" calcext:value-type="float">
            <text:p>0.100451</text:p>
          </table:table-cell>
          <table:table-cell office:value-type="float" office:value="0.100323" calcext:value-type="float">
            <text:p>0.100323</text:p>
          </table:table-cell>
          <table:table-cell office:value-type="float" office:value="0.100232" calcext:value-type="float">
            <text:p>0.100232</text:p>
          </table:table-cell>
          <table:table-cell office:value-type="float" office:value="0.100166" calcext:value-type="float">
            <text:p>0.100166</text:p>
          </table:table-cell>
          <table:table-cell office:value-type="float" office:value="0.100119" calcext:value-type="float">
            <text:p>0.100119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0.100061" calcext:value-type="float">
            <text:p>0.100061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66758" calcext:value-type="float">
            <text:p>0.266758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817" calcext:value-type="float">
            <text:p>0.999817</text:p>
          </table:table-cell>
          <table:table-cell office:value-type="float" office:value="0.999723" calcext:value-type="float">
            <text:p>0.999723</text:p>
          </table:table-cell>
          <table:table-cell office:value-type="float" office:value="0.99958" calcext:value-type="float">
            <text:p>0.99958</text:p>
          </table:table-cell>
          <table:table-cell office:value-type="float" office:value="0.999364" calcext:value-type="float">
            <text:p>0.999364</text:p>
          </table:table-cell>
          <table:table-cell office:value-type="float" office:value="0.999037" calcext:value-type="float">
            <text:p>0.999037</text:p>
          </table:table-cell>
          <table:table-cell office:value-type="float" office:value="0.998541" calcext:value-type="float">
            <text:p>0.998541</text:p>
          </table:table-cell>
          <table:table-cell office:value-type="float" office:value="0.997792" calcext:value-type="float">
            <text:p>0.997792</text:p>
          </table:table-cell>
          <table:table-cell office:value-type="float" office:value="0.996661" calcext:value-type="float">
            <text:p>0.996661</text:p>
          </table:table-cell>
          <table:table-cell office:value-type="float" office:value="0.994956" calcext:value-type="float">
            <text:p>0.994956</text:p>
          </table:table-cell>
          <table:table-cell office:value-type="float" office:value="0.992394" calcext:value-type="float">
            <text:p>0.992394</text:p>
          </table:table-cell>
          <table:table-cell office:value-type="float" office:value="0.988562" calcext:value-type="float">
            <text:p>0.988562</text:p>
          </table:table-cell>
          <table:table-cell office:value-type="float" office:value="0.982865" calcext:value-type="float">
            <text:p>0.982865</text:p>
          </table:table-cell>
          <table:table-cell office:value-type="float" office:value="0.974479" calcext:value-type="float">
            <text:p>0.974479</text:p>
          </table:table-cell>
          <table:table-cell office:value-type="float" office:value="0.962306" calcext:value-type="float">
            <text:p>0.962306</text:p>
          </table:table-cell>
          <table:table-cell office:value-type="float" office:value="0.944992" calcext:value-type="float">
            <text:p>0.944992</text:p>
          </table:table-cell>
          <table:table-cell office:value-type="float" office:value="0.921063" calcext:value-type="float">
            <text:p>0.921063</text:p>
          </table:table-cell>
          <table:table-cell office:value-type="float" office:value="0.889277" calcext:value-type="float">
            <text:p>0.889277</text:p>
          </table:table-cell>
          <table:table-cell office:value-type="float" office:value="0.849215" calcext:value-type="float">
            <text:p>0.849215</text:p>
          </table:table-cell>
          <table:table-cell office:value-type="float" office:value="0.801978" calcext:value-type="float">
            <text:p>0.801978</text:p>
          </table:table-cell>
          <table:table-cell office:value-type="float" office:value="0.750509" calcext:value-type="float">
            <text:p>0.750509</text:p>
          </table:table-cell>
          <table:table-cell office:value-type="float" office:value="0.699047" calcext:value-type="float">
            <text:p>0.699047</text:p>
          </table:table-cell>
          <table:table-cell office:value-type="float" office:value="0.651784" calcext:value-type="float">
            <text:p>0.651784</text:p>
          </table:table-cell>
          <table:table-cell office:value-type="float" office:value="0.611599" calcext:value-type="float">
            <text:p>0.611599</text:p>
          </table:table-cell>
          <table:table-cell office:value-type="float" office:value="0.579578" calcext:value-type="float">
            <text:p>0.579578</text:p>
          </table:table-cell>
          <table:table-cell office:value-type="float" office:value="0.555342" calcext:value-type="float">
            <text:p>0.555342</text:p>
          </table:table-cell>
          <table:table-cell office:value-type="float" office:value="0.537683" calcext:value-type="float">
            <text:p>0.537683</text:p>
          </table:table-cell>
          <table:table-cell office:value-type="float" office:value="0.525142" calcext:value-type="float">
            <text:p>0.525142</text:p>
          </table:table-cell>
          <table:table-cell office:value-type="float" office:value="0.516352" calcext:value-type="float">
            <text:p>0.516352</text:p>
          </table:table-cell>
          <table:table-cell office:value-type="float" office:value="0.51018" calcext:value-type="float">
            <text:p>0.51018</text:p>
          </table:table-cell>
          <table:table-cell office:value-type="float" office:value="0.505751" calcext:value-type="float">
            <text:p>0.505751</text:p>
          </table:table-cell>
          <table:table-cell office:value-type="float" office:value="0.502401" calcext:value-type="float">
            <text:p>0.502401</text:p>
          </table:table-cell>
          <table:table-cell office:value-type="float" office:value="0.499629" calcext:value-type="float">
            <text:p>0.499629</text:p>
          </table:table-cell>
          <table:table-cell office:value-type="float" office:value="0.497034" calcext:value-type="float">
            <text:p>0.497034</text:p>
          </table:table-cell>
          <table:table-cell office:value-type="float" office:value="0.49427" calcext:value-type="float">
            <text:p>0.49427</text:p>
          </table:table-cell>
          <table:table-cell office:value-type="float" office:value="0.491001" calcext:value-type="float">
            <text:p>0.491001</text:p>
          </table:table-cell>
          <table:table-cell office:value-type="float" office:value="0.486871" calcext:value-type="float">
            <text:p>0.486871</text:p>
          </table:table-cell>
          <table:table-cell office:value-type="float" office:value="0.481473" calcext:value-type="float">
            <text:p>0.481473</text:p>
          </table:table-cell>
          <table:table-cell office:value-type="float" office:value="0.474328" calcext:value-type="float">
            <text:p>0.474328</text:p>
          </table:table-cell>
          <table:table-cell office:value-type="float" office:value="0.464882" calcext:value-type="float">
            <text:p>0.464882</text:p>
          </table:table-cell>
          <table:table-cell office:value-type="float" office:value="0.452526" calcext:value-type="float">
            <text:p>0.452526</text:p>
          </table:table-cell>
          <table:table-cell office:value-type="float" office:value="0.436652" calcext:value-type="float">
            <text:p>0.436652</text:p>
          </table:table-cell>
          <table:table-cell office:value-type="float" office:value="0.416763" calcext:value-type="float">
            <text:p>0.416763</text:p>
          </table:table-cell>
          <table:table-cell office:value-type="float" office:value="0.392639" calcext:value-type="float">
            <text:p>0.392639</text:p>
          </table:table-cell>
          <table:table-cell office:value-type="float" office:value="0.364517" calcext:value-type="float">
            <text:p>0.364517</text:p>
          </table:table-cell>
          <table:table-cell office:value-type="float" office:value="0.333224" calcext:value-type="float">
            <text:p>0.333224</text:p>
          </table:table-cell>
          <table:table-cell office:value-type="float" office:value="0.300165" calcext:value-type="float">
            <text:p>0.300165</text:p>
          </table:table-cell>
          <table:table-cell office:value-type="float" office:value="0.267106" calcext:value-type="float">
            <text:p>0.267106</text:p>
          </table:table-cell>
          <table:table-cell office:value-type="float" office:value="0.235811" calcext:value-type="float">
            <text:p>0.235811</text:p>
          </table:table-cell>
          <table:table-cell office:value-type="float" office:value="0.20768" calcext:value-type="float">
            <text:p>0.20768</text:p>
          </table:table-cell>
          <table:table-cell office:value-type="float" office:value="0.183543" calcext:value-type="float">
            <text:p>0.183543</text:p>
          </table:table-cell>
          <table:table-cell office:value-type="float" office:value="0.163642" calcext:value-type="float">
            <text:p>0.163642</text:p>
          </table:table-cell>
          <table:table-cell office:value-type="float" office:value="0.147767" calcext:value-type="float">
            <text:p>0.147767</text:p>
          </table:table-cell>
          <table:table-cell office:value-type="float" office:value="0.135432" calcext:value-type="float">
            <text:p>0.135432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19015" calcext:value-type="float">
            <text:p>0.119015</text:p>
          </table:table-cell>
          <table:table-cell office:value-type="float" office:value="0.11381" calcext:value-type="float">
            <text:p>0.11381</text:p>
          </table:table-cell>
          <table:table-cell office:value-type="float" office:value="0.109992" calcext:value-type="float">
            <text:p>0.109992</text:p>
          </table:table-cell>
          <table:table-cell office:value-type="float" office:value="0.10721" calcext:value-type="float">
            <text:p>0.10721</text:p>
          </table:table-cell>
          <table:table-cell office:value-type="float" office:value="0.105192" calcext:value-type="float">
            <text:p>0.105192</text:p>
          </table:table-cell>
          <table:table-cell office:value-type="float" office:value="0.103733" calcext:value-type="float">
            <text:p>0.103733</text:p>
          </table:table-cell>
          <table:table-cell office:value-type="float" office:value="0.102681" calcext:value-type="float">
            <text:p>0.102681</text:p>
          </table:table-cell>
          <table:table-cell office:value-type="float" office:value="0.101924" calcext:value-type="float">
            <text:p>0.101924</text:p>
          </table:table-cell>
          <table:table-cell office:value-type="float" office:value="0.10138" calcext:value-type="float">
            <text:p>0.10138</text:p>
          </table:table-cell>
          <table:table-cell office:value-type="float" office:value="0.10099" calcext:value-type="float">
            <text:p>0.10099</text:p>
          </table:table-cell>
          <table:table-cell office:value-type="float" office:value="0.100709" calcext:value-type="float">
            <text:p>0.100709</text:p>
          </table:table-cell>
          <table:table-cell office:value-type="float" office:value="0.100509" calcext:value-type="float">
            <text:p>0.100509</text:p>
          </table:table-cell>
          <table:table-cell office:value-type="float" office:value="0.100364" calcext:value-type="float">
            <text:p>0.100364</text:p>
          </table:table-cell>
          <table:table-cell office:value-type="float" office:value="0.100261" calcext:value-type="float">
            <text:p>0.100261</text:p>
          </table:table-cell>
          <table:table-cell office:value-type="float" office:value="0.100187" calcext:value-type="float">
            <text:p>0.100187</text:p>
          </table:table-cell>
          <table:table-cell office:value-type="float" office:value="0.100134" calcext:value-type="float">
            <text:p>0.100134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00069" calcext:value-type="float">
            <text:p>0.100069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7273" calcext:value-type="float">
            <text:p>0.27273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999711" calcext:value-type="float">
            <text:p>0.999711</text:p>
          </table:table-cell>
          <table:table-cell office:value-type="float" office:value="0.999562" calcext:value-type="float">
            <text:p>0.999562</text:p>
          </table:table-cell>
          <table:table-cell office:value-type="float" office:value="0.999336" calcext:value-type="float">
            <text:p>0.999336</text:p>
          </table:table-cell>
          <table:table-cell office:value-type="float" office:value="0.998994" calcext:value-type="float">
            <text:p>0.998994</text:p>
          </table:table-cell>
          <table:table-cell office:value-type="float" office:value="0.998477" calcext:value-type="float">
            <text:p>0.998477</text:p>
          </table:table-cell>
          <table:table-cell office:value-type="float" office:value="0.997694" calcext:value-type="float">
            <text:p>0.997694</text:p>
          </table:table-cell>
          <table:table-cell office:value-type="float" office:value="0.996514" calcext:value-type="float">
            <text:p>0.996514</text:p>
          </table:table-cell>
          <table:table-cell office:value-type="float" office:value="0.994735" calcext:value-type="float">
            <text:p>0.994735</text:p>
          </table:table-cell>
          <table:table-cell office:value-type="float" office:value="0.992062" calcext:value-type="float">
            <text:p>0.992062</text:p>
          </table:table-cell>
          <table:table-cell office:value-type="float" office:value="0.988067" calcext:value-type="float">
            <text:p>0.988067</text:p>
          </table:table-cell>
          <table:table-cell office:value-type="float" office:value="0.982133" calcext:value-type="float">
            <text:p>0.982133</text:p>
          </table:table-cell>
          <table:table-cell office:value-type="float" office:value="0.973408" calcext:value-type="float">
            <text:p>0.973408</text:p>
          </table:table-cell>
          <table:table-cell office:value-type="float" office:value="0.960766" calcext:value-type="float">
            <text:p>0.960766</text:p>
          </table:table-cell>
          <table:table-cell office:value-type="float" office:value="0.942831" calcext:value-type="float">
            <text:p>0.942831</text:p>
          </table:table-cell>
          <table:table-cell office:value-type="float" office:value="0.918132" calcext:value-type="float">
            <text:p>0.918132</text:p>
          </table:table-cell>
          <table:table-cell office:value-type="float" office:value="0.885481" calcext:value-type="float">
            <text:p>0.885481</text:p>
          </table:table-cell>
          <table:table-cell office:value-type="float" office:value="0.844587" calcext:value-type="float">
            <text:p>0.844587</text:p>
          </table:table-cell>
          <table:table-cell office:value-type="float" office:value="0.796737" calcext:value-type="float">
            <text:p>0.796737</text:p>
          </table:table-cell>
          <table:table-cell office:value-type="float" office:value="0.745055" calcext:value-type="float">
            <text:p>0.745055</text:p>
          </table:table-cell>
          <table:table-cell office:value-type="float" office:value="0.693843" calcext:value-type="float">
            <text:p>0.693843</text:p>
          </table:table-cell>
          <table:table-cell office:value-type="float" office:value="0.647206" calcext:value-type="float">
            <text:p>0.647206</text:p>
          </table:table-cell>
          <table:table-cell office:value-type="float" office:value="0.607839" calcext:value-type="float">
            <text:p>0.607839</text:p>
          </table:table-cell>
          <table:table-cell office:value-type="float" office:value="0.576651" calcext:value-type="float">
            <text:p>0.576651</text:p>
          </table:table-cell>
          <table:table-cell office:value-type="float" office:value="0.553144" calcext:value-type="float">
            <text:p>0.553144</text:p>
          </table:table-cell>
          <table:table-cell office:value-type="float" office:value="0.536058" calcext:value-type="float">
            <text:p>0.536058</text:p>
          </table:table-cell>
          <table:table-cell office:value-type="float" office:value="0.523927" calcext:value-type="float">
            <text:p>0.523927</text:p>
          </table:table-cell>
          <table:table-cell office:value-type="float" office:value="0.515402" calcext:value-type="float">
            <text:p>0.515402</text:p>
          </table:table-cell>
          <table:table-cell office:value-type="float" office:value="0.50937" calcext:value-type="float">
            <text:p>0.50937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501553" calcext:value-type="float">
            <text:p>0.501553</text:p>
          </table:table-cell>
          <table:table-cell office:value-type="float" office:value="0.498608" calcext:value-type="float">
            <text:p>0.498608</text:p>
          </table:table-cell>
          <table:table-cell office:value-type="float" office:value="0.495725" calcext:value-type="float">
            <text:p>0.495725</text:p>
          </table:table-cell>
          <table:table-cell office:value-type="float" office:value="0.492531" calcext:value-type="float">
            <text:p>0.492531</text:p>
          </table:table-cell>
          <table:table-cell office:value-type="float" office:value="0.488658" calcext:value-type="float">
            <text:p>0.488658</text:p>
          </table:table-cell>
          <table:table-cell office:value-type="float" office:value="0.483702" calcext:value-type="float">
            <text:p>0.483702</text:p>
          </table:table-cell>
          <table:table-cell office:value-type="float" office:value="0.477201" calcext:value-type="float">
            <text:p>0.477201</text:p>
          </table:table-cell>
          <table:table-cell office:value-type="float" office:value="0.46862" calcext:value-type="float">
            <text:p>0.46862</text:p>
          </table:table-cell>
          <table:table-cell office:value-type="float" office:value="0.457361" calcext:value-type="float">
            <text:p>0.457361</text:p>
          </table:table-cell>
          <table:table-cell office:value-type="float" office:value="0.442801" calcext:value-type="float">
            <text:p>0.442801</text:p>
          </table:table-cell>
          <table:table-cell office:value-type="float" office:value="0.424387" calcext:value-type="float">
            <text:p>0.424387</text:p>
          </table:table-cell>
          <table:table-cell office:value-type="float" office:value="0.401775" calcext:value-type="float">
            <text:p>0.401775</text:p>
          </table:table-cell>
          <table:table-cell office:value-type="float" office:value="0.375019" calcext:value-type="float">
            <text:p>0.375019</text:p>
          </table:table-cell>
          <table:table-cell office:value-type="float" office:value="0.344727" calcext:value-type="float">
            <text:p>0.344727</text:p>
          </table:table-cell>
          <table:table-cell office:value-type="float" office:value="0.312108" calcext:value-type="float">
            <text:p>0.312108</text:p>
          </table:table-cell>
          <table:table-cell office:value-type="float" office:value="0.278837" calcext:value-type="float">
            <text:p>0.278837</text:p>
          </table:table-cell>
          <table:table-cell office:value-type="float" office:value="0.246723" calcext:value-type="float">
            <text:p>0.246723</text:p>
          </table:table-cell>
          <table:table-cell office:value-type="float" office:value="0.217331" calcext:value-type="float">
            <text:p>0.217331</text:p>
          </table:table-cell>
          <table:table-cell office:value-type="float" office:value="0.191706" calcext:value-type="float">
            <text:p>0.191706</text:p>
          </table:table-cell>
          <table:table-cell office:value-type="float" office:value="0.170292" calcext:value-type="float">
            <text:p>0.170292</text:p>
          </table:table-cell>
          <table:table-cell office:value-type="float" office:value="0.153019" calcext:value-type="float">
            <text:p>0.153019</text:p>
          </table:table-cell>
          <table:table-cell office:value-type="float" office:value="0.139481" calcext:value-type="float">
            <text:p>0.139481</text:p>
          </table:table-cell>
          <table:table-cell office:value-type="float" office:value="0.129108" calcext:value-type="float">
            <text:p>0.129108</text:p>
          </table:table-cell>
          <table:table-cell office:value-type="float" office:value="0.121298" calcext:value-type="float">
            <text:p>0.121298</text:p>
          </table:table-cell>
          <table:table-cell office:value-type="float" office:value="0.115495" calcext:value-type="float">
            <text:p>0.115495</text:p>
          </table:table-cell>
          <table:table-cell office:value-type="float" office:value="0.111225" calcext:value-type="float">
            <text:p>0.111225</text:p>
          </table:table-cell>
          <table:table-cell office:value-type="float" office:value="0.108106" calcext:value-type="float">
            <text:p>0.108106</text:p>
          </table:table-cell>
          <table:table-cell office:value-type="float" office:value="0.105841" calcext:value-type="float">
            <text:p>0.105841</text:p>
          </table:table-cell>
          <table:table-cell office:value-type="float" office:value="0.104202" calcext:value-type="float">
            <text:p>0.104202</text:p>
          </table:table-cell>
          <table:table-cell office:value-type="float" office:value="0.103019" calcext:value-type="float">
            <text:p>0.103019</text:p>
          </table:table-cell>
          <table:table-cell office:value-type="float" office:value="0.102167" calcext:value-type="float">
            <text:p>0.102167</text:p>
          </table:table-cell>
          <table:table-cell office:value-type="float" office:value="0.101555" calcext:value-type="float">
            <text:p>0.101555</text:p>
          </table:table-cell>
          <table:table-cell office:value-type="float" office:value="0.101115" calcext:value-type="float">
            <text:p>0.101115</text:p>
          </table:table-cell>
          <table:table-cell office:value-type="float" office:value="0.100799" calcext:value-type="float">
            <text:p>0.100799</text:p>
          </table:table-cell>
          <table:table-cell office:value-type="float" office:value="0.100573" calcext:value-type="float">
            <text:p>0.100573</text:p>
          </table:table-cell>
          <table:table-cell office:value-type="float" office:value="0.100411" calcext:value-type="float">
            <text:p>0.100411</text:p>
          </table:table-cell>
          <table:table-cell office:value-type="float" office:value="0.100294" calcext:value-type="float">
            <text:p>0.100294</text:p>
          </table:table-cell>
          <table:table-cell office:value-type="float" office:value="0.100211" calcext:value-type="float">
            <text:p>0.100211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0.100108" calcext:value-type="float">
            <text:p>0.100108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0.100056" calcext:value-type="float">
            <text:p>0.100056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4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78702" calcext:value-type="float">
            <text:p>0.278702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0.999869" calcext:value-type="float">
            <text:p>0.999869</text:p>
          </table:table-cell>
          <table:table-cell office:value-type="float" office:value="0.999801" calcext:value-type="float">
            <text:p>0.999801</text:p>
          </table:table-cell>
          <table:table-cell office:value-type="float" office:value="0.999698" calcext:value-type="float">
            <text:p>0.999698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999306" calcext:value-type="float">
            <text:p>0.999306</text:p>
          </table:table-cell>
          <table:table-cell office:value-type="float" office:value="0.998949" calcext:value-type="float">
            <text:p>0.998949</text:p>
          </table:table-cell>
          <table:table-cell office:value-type="float" office:value="0.998409" calcext:value-type="float">
            <text:p>0.998409</text:p>
          </table:table-cell>
          <table:table-cell office:value-type="float" office:value="0.997593" calcext:value-type="float">
            <text:p>0.997593</text:p>
          </table:table-cell>
          <table:table-cell office:value-type="float" office:value="0.99636" calcext:value-type="float">
            <text:p>0.99636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991717" calcext:value-type="float">
            <text:p>0.991717</text:p>
          </table:table-cell>
          <table:table-cell office:value-type="float" office:value="0.987551" calcext:value-type="float">
            <text:p>0.987551</text:p>
          </table:table-cell>
          <table:table-cell office:value-type="float" office:value="0.981371" calcext:value-type="float">
            <text:p>0.981371</text:p>
          </table:table-cell>
          <table:table-cell office:value-type="float" office:value="0.972295" calcext:value-type="float">
            <text:p>0.972295</text:p>
          </table:table-cell>
          <table:table-cell office:value-type="float" office:value="0.959169" calcext:value-type="float">
            <text:p>0.959169</text:p>
          </table:table-cell>
          <table:table-cell office:value-type="float" office:value="0.940596" calcext:value-type="float">
            <text:p>0.940596</text:p>
          </table:table-cell>
          <table:table-cell office:value-type="float" office:value="0.915113" calcext:value-type="float">
            <text:p>0.915113</text:p>
          </table:table-cell>
          <table:table-cell office:value-type="float" office:value="0.881593" calcext:value-type="float">
            <text:p>0.881593</text:p>
          </table:table-cell>
          <table:table-cell office:value-type="float" office:value="0.839879" calcext:value-type="float">
            <text:p>0.839879</text:p>
          </table:table-cell>
          <table:table-cell office:value-type="float" office:value="0.791452" calcext:value-type="float">
            <text:p>0.791452</text:p>
          </table:table-cell>
          <table:table-cell office:value-type="float" office:value="0.739604" calcext:value-type="float">
            <text:p>0.739604</text:p>
          </table:table-cell>
          <table:table-cell office:value-type="float" office:value="0.688686" calcext:value-type="float">
            <text:p>0.688686</text:p>
          </table:table-cell>
          <table:table-cell office:value-type="float" office:value="0.642701" calcext:value-type="float">
            <text:p>0.642701</text:p>
          </table:table-cell>
          <table:table-cell office:value-type="float" office:value="0.604158" calcext:value-type="float">
            <text:p>0.604158</text:p>
          </table:table-cell>
          <table:table-cell office:value-type="float" office:value="0.573794" calcext:value-type="float">
            <text:p>0.573794</text:p>
          </table:table-cell>
          <table:table-cell office:value-type="float" office:value="0.550995" calcext:value-type="float">
            <text:p>0.550995</text:p>
          </table:table-cell>
          <table:table-cell office:value-type="float" office:value="0.534458" calcext:value-type="float">
            <text:p>0.534458</text:p>
          </table:table-cell>
          <table:table-cell office:value-type="float" office:value="0.522712" calcext:value-type="float">
            <text:p>0.522712</text:p>
          </table:table-cell>
          <table:table-cell office:value-type="float" office:value="0.514424" calcext:value-type="float">
            <text:p>0.514424</text:p>
          </table:table-cell>
          <table:table-cell office:value-type="float" office:value="0.508502" calcext:value-type="float">
            <text:p>0.508502</text:p>
          </table:table-cell>
          <table:table-cell office:value-type="float" office:value="0.504099" calcext:value-type="float">
            <text:p>0.504099</text:p>
          </table:table-cell>
          <table:table-cell office:value-type="float" office:value="0.500565" calcext:value-type="float">
            <text:p>0.500565</text:p>
          </table:table-cell>
          <table:table-cell office:value-type="float" office:value="0.497389" calcext:value-type="float">
            <text:p>0.497389</text:p>
          </table:table-cell>
          <table:table-cell office:value-type="float" office:value="0.49414" calcext:value-type="float">
            <text:p>0.49414</text:p>
          </table:table-cell>
          <table:table-cell office:value-type="float" office:value="0.490416" calcext:value-type="float">
            <text:p>0.490416</text:p>
          </table:table-cell>
          <table:table-cell office:value-type="float" office:value="0.485806" calcext:value-type="float">
            <text:p>0.485806</text:p>
          </table:table-cell>
          <table:table-cell office:value-type="float" office:value="0.479855" calcext:value-type="float">
            <text:p>0.479855</text:p>
          </table:table-cell>
          <table:table-cell office:value-type="float" office:value="0.472046" calcext:value-type="float">
            <text:p>0.472046</text:p>
          </table:table-cell>
          <table:table-cell office:value-type="float" office:value="0.461792" calcext:value-type="float">
            <text:p>0.461792</text:p>
          </table:table-cell>
          <table:table-cell office:value-type="float" office:value="0.448467" calcext:value-type="float">
            <text:p>0.448467</text:p>
          </table:table-cell>
          <table:table-cell office:value-type="float" office:value="0.431477" calcext:value-type="float">
            <text:p>0.431477</text:p>
          </table:table-cell>
          <table:table-cell office:value-type="float" office:value="0.41038" calcext:value-type="float">
            <text:p>0.41038</text:p>
          </table:table-cell>
          <table:table-cell office:value-type="float" office:value="0.385066" calcext:value-type="float">
            <text:p>0.385066</text:p>
          </table:table-cell>
          <table:table-cell office:value-type="float" office:value="0.355929" calcext:value-type="float">
            <text:p>0.355929</text:p>
          </table:table-cell>
          <table:table-cell office:value-type="float" office:value="0.323968" calcext:value-type="float">
            <text:p>0.323968</text:p>
          </table:table-cell>
          <table:table-cell office:value-type="float" office:value="0.29072" calcext:value-type="float">
            <text:p>0.29072</text:p>
          </table:table-cell>
          <table:table-cell office:value-type="float" office:value="0.25799" calcext:value-type="float">
            <text:p>0.25799</text:p>
          </table:table-cell>
          <table:table-cell office:value-type="float" office:value="0.227471" calcext:value-type="float">
            <text:p>0.227471</text:p>
          </table:table-cell>
          <table:table-cell office:value-type="float" office:value="0.200414" calcext:value-type="float">
            <text:p>0.200414</text:p>
          </table:table-cell>
          <table:table-cell office:value-type="float" office:value="0.177476" calcext:value-type="float">
            <text:p>0.177476</text:p>
          </table:table-cell>
          <table:table-cell office:value-type="float" office:value="0.158752" calcext:value-type="float">
            <text:p>0.158752</text:p>
          </table:table-cell>
          <table:table-cell office:value-type="float" office:value="0.143937" calcext:value-type="float">
            <text:p>0.143937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23839" calcext:value-type="float">
            <text:p>0.123839</text:p>
          </table:table-cell>
          <table:table-cell office:value-type="float" office:value="0.117375" calcext:value-type="float">
            <text:p>0.117375</text:p>
          </table:table-cell>
          <table:table-cell office:value-type="float" office:value="0.112604" calcext:value-type="float">
            <text:p>0.112604</text:p>
          </table:table-cell>
          <table:table-cell office:value-type="float" office:value="0.109112" calcext:value-type="float">
            <text:p>0.109112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104729" calcext:value-type="float">
            <text:p>0.104729</text:p>
          </table:table-cell>
          <table:table-cell office:value-type="float" office:value="0.103399" calcext:value-type="float">
            <text:p>0.103399</text:p>
          </table:table-cell>
          <table:table-cell office:value-type="float" office:value="0.102441" calcext:value-type="float">
            <text:p>0.102441</text:p>
          </table:table-cell>
          <table:table-cell office:value-type="float" office:value="0.101751" calcext:value-type="float">
            <text:p>0.101751</text:p>
          </table:table-cell>
          <table:table-cell office:value-type="float" office:value="0.101256" calcext:value-type="float">
            <text:p>0.101256</text:p>
          </table:table-cell>
          <table:table-cell office:value-type="float" office:value="0.100901" calcext:value-type="float">
            <text:p>0.100901</text:p>
          </table:table-cell>
          <table:table-cell office:value-type="float" office:value="0.100646" calcext:value-type="float">
            <text:p>0.100646</text:p>
          </table:table-cell>
          <table:table-cell office:value-type="float" office:value="0.100463" calcext:value-type="float">
            <text:p>0.100463</text:p>
          </table:table-cell>
          <table:table-cell office:value-type="float" office:value="0.100332" calcext:value-type="float">
            <text:p>0.100332</text:p>
          </table:table-cell>
          <table:table-cell office:value-type="float" office:value="0.100238" calcext:value-type="float">
            <text:p>0.100238</text:p>
          </table:table-cell>
          <table:table-cell office:value-type="float" office:value="0.10017" calcext:value-type="float">
            <text:p>0.10017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100087" calcext:value-type="float">
            <text:p>0.100087</text:p>
          </table:table-cell>
          <table:table-cell office:value-type="float" office:value="0.100063" calcext:value-type="float">
            <text:p>0.100063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84673" calcext:value-type="float">
            <text:p>0.284673</text:p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999909" calcext:value-type="float">
            <text:p>0.999909</text:p>
          </table:table-cell>
          <table:table-cell office:value-type="float" office:value="0.999863" calcext:value-type="float">
            <text:p>0.999863</text:p>
          </table:table-cell>
          <table:table-cell office:value-type="float" office:value="0.999792" calcext:value-type="float">
            <text:p>0.999792</text:p>
          </table:table-cell>
          <table:table-cell office:value-type="float" office:value="0.999685" calcext:value-type="float">
            <text:p>0.999685</text:p>
          </table:table-cell>
          <table:table-cell office:value-type="float" office:value="0.999522" calcext:value-type="float">
            <text:p>0.999522</text:p>
          </table:table-cell>
          <table:table-cell office:value-type="float" office:value="0.999276" calcext:value-type="float">
            <text:p>0.999276</text:p>
          </table:table-cell>
          <table:table-cell office:value-type="float" office:value="0.998903" calcext:value-type="float">
            <text:p>0.998903</text:p>
          </table:table-cell>
          <table:table-cell office:value-type="float" office:value="0.998339" calcext:value-type="float">
            <text:p>0.998339</text:p>
          </table:table-cell>
          <table:table-cell office:value-type="float" office:value="0.997487" calcext:value-type="float">
            <text:p>0.9974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4263" calcext:value-type="float">
            <text:p>0.994263</text:p>
          </table:table-cell>
          <table:table-cell office:value-type="float" office:value="0.991356" calcext:value-type="float">
            <text:p>0.991356</text:p>
          </table:table-cell>
          <table:table-cell office:value-type="float" office:value="0.987014" calcext:value-type="float">
            <text:p>0.987014</text:p>
          </table:table-cell>
          <table:table-cell office:value-type="float" office:value="0.980577" calcext:value-type="float">
            <text:p>0.980577</text:p>
          </table:table-cell>
          <table:table-cell office:value-type="float" office:value="0.971138" calcext:value-type="float">
            <text:p>0.971138</text:p>
          </table:table-cell>
          <table:table-cell office:value-type="float" office:value="0.957512" calcext:value-type="float">
            <text:p>0.957512</text:p>
          </table:table-cell>
          <table:table-cell office:value-type="float" office:value="0.938285" calcext:value-type="float">
            <text:p>0.938285</text:p>
          </table:table-cell>
          <table:table-cell office:value-type="float" office:value="0.912005" calcext:value-type="float">
            <text:p>0.912005</text:p>
          </table:table-cell>
          <table:table-cell office:value-type="float" office:value="0.877613" calcext:value-type="float">
            <text:p>0.877613</text:p>
          </table:table-cell>
          <table:table-cell office:value-type="float" office:value="0.835096" calcext:value-type="float">
            <text:p>0.835096</text:p>
          </table:table-cell>
          <table:table-cell office:value-type="float" office:value="0.786126" calcext:value-type="float">
            <text:p>0.786126</text:p>
          </table:table-cell>
          <table:table-cell office:value-type="float" office:value="0.734158" calcext:value-type="float">
            <text:p>0.734158</text:p>
          </table:table-cell>
          <table:table-cell office:value-type="float" office:value="0.683577" calcext:value-type="float">
            <text:p>0.683577</text:p>
          </table:table-cell>
          <table:table-cell office:value-type="float" office:value="0.638269" calcext:value-type="float">
            <text:p>0.638269</text:p>
          </table:table-cell>
          <table:table-cell office:value-type="float" office:value="0.600555" calcext:value-type="float">
            <text:p>0.600555</text:p>
          </table:table-cell>
          <table:table-cell office:value-type="float" office:value="0.571001" calcext:value-type="float">
            <text:p>0.571001</text:p>
          </table:table-cell>
          <table:table-cell office:value-type="float" office:value="0.54889" calcext:value-type="float">
            <text:p>0.54889</text:p>
          </table:table-cell>
          <table:table-cell office:value-type="float" office:value="0.532875" calcext:value-type="float">
            <text:p>0.532875</text:p>
          </table:table-cell>
          <table:table-cell office:value-type="float" office:value="0.521486" calcext:value-type="float">
            <text:p>0.521486</text:p>
          </table:table-cell>
          <table:table-cell office:value-type="float" office:value="0.513405" calcext:value-type="float">
            <text:p>0.513405</text:p>
          </table:table-cell>
          <table:table-cell office:value-type="float" office:value="0.507557" calcext:value-type="float">
            <text:p>0.507557</text:p>
          </table:table-cell>
          <table:table-cell office:value-type="float" office:value="0.503107" calcext:value-type="float">
            <text:p>0.503107</text:p>
          </table:table-cell>
          <table:table-cell office:value-type="float" office:value="0.499404" calcext:value-type="float">
            <text:p>0.499404</text:p>
          </table:table-cell>
          <table:table-cell office:value-type="float" office:value="0.495926" calcext:value-type="float">
            <text:p>0.495926</text:p>
          </table:table-cell>
          <table:table-cell office:value-type="float" office:value="0.492218" calcext:value-type="float">
            <text:p>0.492218</text:p>
          </table:table-cell>
          <table:table-cell office:value-type="float" office:value="0.487842" calcext:value-type="float">
            <text:p>0.487842</text:p>
          </table:table-cell>
          <table:table-cell office:value-type="float" office:value="0.482341" calcext:value-type="float">
            <text:p>0.482341</text:p>
          </table:table-cell>
          <table:table-cell office:value-type="float" office:value="0.475204" calcext:value-type="float">
            <text:p>0.475204</text:p>
          </table:table-cell>
          <table:table-cell office:value-type="float" office:value="0.465858" calcext:value-type="float">
            <text:p>0.465858</text:p>
          </table:table-cell>
          <table:table-cell office:value-type="float" office:value="0.453681" calcext:value-type="float">
            <text:p>0.453681</text:p>
          </table:table-cell>
          <table:table-cell office:value-type="float" office:value="0.438049" calcext:value-type="float">
            <text:p>0.438049</text:p>
          </table:table-cell>
          <table:table-cell office:value-type="float" office:value="0.418447" calcext:value-type="float">
            <text:p>0.418447</text:p>
          </table:table-cell>
          <table:table-cell office:value-type="float" office:value="0.394621" calcext:value-type="float">
            <text:p>0.394621</text:p>
          </table:table-cell>
          <table:table-cell office:value-type="float" office:value="0.366766" calcext:value-type="float">
            <text:p>0.366766</text:p>
          </table:table-cell>
          <table:table-cell office:value-type="float" office:value="0.335662" calcext:value-type="float">
            <text:p>0.335662</text:p>
          </table:table-cell>
          <table:table-cell office:value-type="float" office:value="0.302672" calcext:value-type="float">
            <text:p>0.302672</text:p>
          </table:table-cell>
          <table:table-cell office:value-type="float" office:value="0.269546" calcext:value-type="float">
            <text:p>0.269546</text:p>
          </table:table-cell>
          <table:table-cell office:value-type="float" office:value="0.238062" calcext:value-type="float">
            <text:p>0.238062</text:p>
          </table:table-cell>
          <table:table-cell office:value-type="float" office:value="0.209657" calcext:value-type="float">
            <text:p>0.209657</text:p>
          </table:table-cell>
          <table:table-cell office:value-type="float" office:value="0.185205" calcext:value-type="float">
            <text:p>0.185205</text:p>
          </table:table-cell>
          <table:table-cell office:value-type="float" office:value="0.164989" calcext:value-type="float">
            <text:p>0.164989</text:p>
          </table:table-cell>
          <table:table-cell office:value-type="float" office:value="0.148826" calcext:value-type="float">
            <text:p>0.148826</text:p>
          </table:table-cell>
          <table:table-cell office:value-type="float" office:value="0.136247" calcext:value-type="float">
            <text:p>0.136247</text:p>
          </table:table-cell>
          <table:table-cell office:value-type="float" office:value="0.12666" calcext:value-type="float">
            <text:p>0.12666</text:p>
          </table:table-cell>
          <table:table-cell office:value-type="float" office:value="0.119472" calcext:value-type="float">
            <text:p>0.119472</text:p>
          </table:table-cell>
          <table:table-cell office:value-type="float" office:value="0.114147" calcext:value-type="float">
            <text:p>0.114147</text:p>
          </table:table-cell>
          <table:table-cell office:value-type="float" office:value="0.110239" calcext:value-type="float">
            <text:p>0.110239</text:p>
          </table:table-cell>
          <table:table-cell office:value-type="float" office:value="0.107389" calcext:value-type="float">
            <text:p>0.107389</text:p>
          </table:table-cell>
          <table:table-cell office:value-type="float" office:value="0.105321" calcext:value-type="float">
            <text:p>0.105321</text:p>
          </table:table-cell>
          <table:table-cell office:value-type="float" office:value="0.103826" calcext:value-type="float">
            <text:p>0.103826</text:p>
          </table:table-cell>
          <table:table-cell office:value-type="float" office:value="0.102748" calcext:value-type="float">
            <text:p>0.102748</text:p>
          </table:table-cell>
          <table:table-cell office:value-type="float" office:value="0.101973" calcext:value-type="float">
            <text:p>0.101973</text:p>
          </table:table-cell>
          <table:table-cell office:value-type="float" office:value="0.101415" calcext:value-type="float">
            <text:p>0.101415</text:p>
          </table:table-cell>
          <table:table-cell office:value-type="float" office:value="0.101015" calcext:value-type="float">
            <text:p>0.101015</text:p>
          </table:table-cell>
          <table:table-cell office:value-type="float" office:value="0.100727" calcext:value-type="float">
            <text:p>0.100727</text:p>
          </table:table-cell>
          <table:table-cell office:value-type="float" office:value="0.100521" calcext:value-type="float">
            <text:p>0.100521</text:p>
          </table:table-cell>
          <table:table-cell office:value-type="float" office:value="0.100374" calcext:value-type="float">
            <text:p>0.100374</text:p>
          </table:table-cell>
          <table:table-cell office:value-type="float" office:value="0.100268" calcext:value-type="float">
            <text:p>0.100268</text:p>
          </table:table-cell>
          <table:table-cell office:value-type="float" office:value="0.100192" calcext:value-type="float">
            <text:p>0.100192</text:p>
          </table:table-cell>
          <table:table-cell office:value-type="float" office:value="0.100137" calcext:value-type="float">
            <text:p>0.100137</text:p>
          </table:table-cell>
          <table:table-cell office:value-type="float" office:value="0.100098" calcext:value-type="float">
            <text:p>0.100098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90645" calcext:value-type="float">
            <text:p>0.290645</text:p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38" calcext:value-type="float">
            <text:p>0.999938</text:p>
          </table:table-cell>
          <table:table-cell office:value-type="float" office:value="0.999905" calcext:value-type="float">
            <text:p>0.999905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0.999783" calcext:value-type="float">
            <text:p>0.999783</text:p>
          </table:table-cell>
          <table:table-cell office:value-type="float" office:value="0.999671" calcext:value-type="float">
            <text:p>0.999671</text:p>
          </table:table-cell>
          <table:table-cell office:value-type="float" office:value="0.999501" calcext:value-type="float">
            <text:p>0.999501</text:p>
          </table:table-cell>
          <table:table-cell office:value-type="float" office:value="0.999244" calcext:value-type="float">
            <text:p>0.999244</text:p>
          </table:table-cell>
          <table:table-cell office:value-type="float" office:value="0.998854" calcext:value-type="float">
            <text:p>0.998854</text:p>
          </table:table-cell>
          <table:table-cell office:value-type="float" office:value="0.998266" calcext:value-type="float">
            <text:p>0.998266</text:p>
          </table:table-cell>
          <table:table-cell office:value-type="float" office:value="0.997376" calcext:value-type="float">
            <text:p>0.997376</text:p>
          </table:table-cell>
          <table:table-cell office:value-type="float" office:value="0.996033" calcext:value-type="float">
            <text:p>0.996033</text:p>
          </table:table-cell>
          <table:table-cell office:value-type="float" office:value="0.994012" calcext:value-type="float">
            <text:p>0.994012</text:p>
          </table:table-cell>
          <table:table-cell office:value-type="float" office:value="0.99098" calcext:value-type="float">
            <text:p>0.99098</text:p>
          </table:table-cell>
          <table:table-cell office:value-type="float" office:value="0.986454" calcext:value-type="float">
            <text:p>0.986454</text:p>
          </table:table-cell>
          <table:table-cell office:value-type="float" office:value="0.979751" calcext:value-type="float">
            <text:p>0.979751</text:p>
          </table:table-cell>
          <table:table-cell office:value-type="float" office:value="0.969935" calcext:value-type="float">
            <text:p>0.969935</text:p>
          </table:table-cell>
          <table:table-cell office:value-type="float" office:value="0.955794" calcext:value-type="float">
            <text:p>0.955794</text:p>
          </table:table-cell>
          <table:table-cell office:value-type="float" office:value="0.935897" calcext:value-type="float">
            <text:p>0.935897</text:p>
          </table:table-cell>
          <table:table-cell office:value-type="float" office:value="0.908808" calcext:value-type="float">
            <text:p>0.908808</text:p>
          </table:table-cell>
          <table:table-cell office:value-type="float" office:value="0.873543" calcext:value-type="float">
            <text:p>0.873543</text:p>
          </table:table-cell>
          <table:table-cell office:value-type="float" office:value="0.830238" calcext:value-type="float">
            <text:p>0.830238</text:p>
          </table:table-cell>
          <table:table-cell office:value-type="float" office:value="0.780762" calcext:value-type="float">
            <text:p>0.780762</text:p>
          </table:table-cell>
          <table:table-cell office:value-type="float" office:value="0.728723" calcext:value-type="float">
            <text:p>0.728723</text:p>
          </table:table-cell>
          <table:table-cell office:value-type="float" office:value="0.678519" calcext:value-type="float">
            <text:p>0.678519</text:p>
          </table:table-cell>
          <table:table-cell office:value-type="float" office:value="0.633909" calcext:value-type="float">
            <text:p>0.633909</text:p>
          </table:table-cell>
          <table:table-cell office:value-type="float" office:value="0.597026" calcext:value-type="float">
            <text:p>0.597026</text:p>
          </table:table-cell>
          <table:table-cell office:value-type="float" office:value="0.568268" calcext:value-type="float">
            <text:p>0.568268</text:p>
          </table:table-cell>
          <table:table-cell office:value-type="float" office:value="0.54682" calcext:value-type="float">
            <text:p>0.54682</text:p>
          </table:table-cell>
          <table:table-cell office:value-type="float" office:value="0.531299" calcext:value-type="float">
            <text:p>0.531299</text:p>
          </table:table-cell>
          <table:table-cell office:value-type="float" office:value="0.520236" calcext:value-type="float">
            <text:p>0.520236</text:p>
          </table:table-cell>
          <table:table-cell office:value-type="float" office:value="0.512327" calcext:value-type="float">
            <text:p>0.512327</text:p>
          </table:table-cell>
          <table:table-cell office:value-type="float" office:value="0.506513" calcext:value-type="float">
            <text:p>0.506513</text:p>
          </table:table-cell>
          <table:table-cell office:value-type="float" office:value="0.501964" calcext:value-type="float">
            <text:p>0.501964</text:p>
          </table:table-cell>
          <table:table-cell office:value-type="float" office:value="0.498028" calcext:value-type="float">
            <text:p>0.498028</text:p>
          </table:table-cell>
          <table:table-cell office:value-type="float" office:value="0.494164" calcext:value-type="float">
            <text:p>0.494164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84716" calcext:value-type="float">
            <text:p>0.484716</text:p>
          </table:table-cell>
          <table:table-cell office:value-type="float" office:value="0.478144" calcext:value-type="float">
            <text:p>0.478144</text:p>
          </table:table-cell>
          <table:table-cell office:value-type="float" office:value="0.469604" calcext:value-type="float">
            <text:p>0.469604</text:p>
          </table:table-cell>
          <table:table-cell office:value-type="float" office:value="0.458478" calcext:value-type="float">
            <text:p>0.458478</text:p>
          </table:table-cell>
          <table:table-cell office:value-type="float" office:value="0.444128" calcext:value-type="float">
            <text:p>0.444128</text:p>
          </table:table-cell>
          <table:table-cell office:value-type="float" office:value="0.425979" calcext:value-type="float">
            <text:p>0.425979</text:p>
          </table:table-cell>
          <table:table-cell office:value-type="float" office:value="0.403661" calcext:value-type="float">
            <text:p>0.403661</text:p>
          </table:table-cell>
          <table:table-cell office:value-type="float" office:value="0.377186" calcext:value-type="float">
            <text:p>0.377186</text:p>
          </table:table-cell>
          <table:table-cell office:value-type="float" office:value="0.347112" calcext:value-type="float">
            <text:p>0.347112</text:p>
          </table:table-cell>
          <table:table-cell office:value-type="float" office:value="0.314608" calcext:value-type="float">
            <text:p>0.314608</text:p>
          </table:table-cell>
          <table:table-cell office:value-type="float" office:value="0.281318" calcext:value-type="float">
            <text:p>0.281318</text:p>
          </table:table-cell>
          <table:table-cell office:value-type="float" office:value="0.249054" calcext:value-type="float">
            <text:p>0.249054</text:p>
          </table:table-cell>
          <table:table-cell office:value-type="float" office:value="0.219413" calcext:value-type="float">
            <text:p>0.219413</text:p>
          </table:table-cell>
          <table:table-cell office:value-type="float" office:value="0.193483" calcext:value-type="float">
            <text:p>0.193483</text:p>
          </table:table-cell>
          <table:table-cell office:value-type="float" office:value="0.171749" calcext:value-type="float">
            <text:p>0.171749</text:p>
          </table:table-cell>
          <table:table-cell office:value-type="float" office:value="0.154177" calcext:value-type="float">
            <text:p>0.154177</text:p>
          </table:table-cell>
          <table:table-cell office:value-type="float" office:value="0.140378" calcext:value-type="float">
            <text:p>0.140378</text:p>
          </table:table-cell>
          <table:table-cell office:value-type="float" office:value="0.129789" calcext:value-type="float">
            <text:p>0.129789</text:p>
          </table:table-cell>
          <table:table-cell office:value-type="float" office:value="0.121807" calcext:value-type="float">
            <text:p>0.121807</text:p>
          </table:table-cell>
          <table:table-cell office:value-type="float" office:value="0.115871" calcext:value-type="float">
            <text:p>0.115871</text:p>
          </table:table-cell>
          <table:table-cell office:value-type="float" office:value="0.111501" calcext:value-type="float">
            <text:p>0.111501</text:p>
          </table:table-cell>
          <table:table-cell office:value-type="float" office:value="0.108307" calcext:value-type="float">
            <text:p>0.108307</text:p>
          </table:table-cell>
          <table:table-cell office:value-type="float" office:value="0.105987" calcext:value-type="float">
            <text:p>0.105987</text:p>
          </table:table-cell>
          <table:table-cell office:value-type="float" office:value="0.104307" calcext:value-type="float">
            <text:p>0.104307</text:p>
          </table:table-cell>
          <table:table-cell office:value-type="float" office:value="0.103095" calcext:value-type="float">
            <text:p>0.103095</text:p>
          </table:table-cell>
          <table:table-cell office:value-type="float" office:value="0.102222" calcext:value-type="float">
            <text:p>0.102222</text:p>
          </table:table-cell>
          <table:table-cell office:value-type="float" office:value="0.101594" calcext:value-type="float">
            <text:p>0.101594</text:p>
          </table:table-cell>
          <table:table-cell office:value-type="float" office:value="0.101143" calcext:value-type="float">
            <text:p>0.101143</text:p>
          </table:table-cell>
          <table:table-cell office:value-type="float" office:value="0.10082" calcext:value-type="float">
            <text:p>0.10082</text:p>
          </table:table-cell>
          <table:table-cell office:value-type="float" office:value="0.100587" calcext:value-type="float">
            <text:p>0.100587</text:p>
          </table:table-cell>
          <table:table-cell office:value-type="float" office:value="0.100421" calcext:value-type="float">
            <text:p>0.100421</text:p>
          </table:table-cell>
          <table:table-cell office:value-type="float" office:value="0.100302" calcext:value-type="float">
            <text:p>0.100302</text:p>
          </table:table-cell>
          <table:table-cell office:value-type="float" office:value="0.100216" calcext:value-type="float">
            <text:p>0.100216</text:p>
          </table:table-cell>
          <table:table-cell office:value-type="float" office:value="0.100155" calcext:value-type="float">
            <text:p>0.100155</text:p>
          </table:table-cell>
          <table:table-cell office:value-type="float" office:value="0.100111" calcext:value-type="float">
            <text:p>0.100111</text:p>
          </table:table-cell>
          <table:table-cell office:value-type="float" office:value="0.100079" calcext:value-type="float">
            <text:p>0.100079</text:p>
          </table:table-cell>
          <table:table-cell office:value-type="float" office:value="0.100057" calcext:value-type="float">
            <text:p>0.100057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4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96617" calcext:value-type="float">
            <text:p>0.296617</text:p>
          </table:table-cell>
          <table:table-cell table:number-columns-repeated="62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999901" calcext:value-type="float">
            <text:p>0.999901</text:p>
          </table:table-cell>
          <table:table-cell office:value-type="float" office:value="0.99985" calcext:value-type="float">
            <text:p>0.99985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999656" calcext:value-type="float">
            <text:p>0.999656</text:p>
          </table:table-cell>
          <table:table-cell office:value-type="float" office:value="0.999479" calcext:value-type="float">
            <text:p>0.999479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0.998804" calcext:value-type="float">
            <text:p>0.998804</text:p>
          </table:table-cell>
          <table:table-cell office:value-type="float" office:value="0.998189" calcext:value-type="float">
            <text:p>0.998189</text:p>
          </table:table-cell>
          <table:table-cell office:value-type="float" office:value="0.99726" calcext:value-type="float">
            <text:p>0.99726</text:p>
          </table:table-cell>
          <table:table-cell office:value-type="float" office:value="0.995859" calcext:value-type="float">
            <text:p>0.995859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0588" calcext:value-type="float">
            <text:p>0.990588</text:p>
          </table:table-cell>
          <table:table-cell office:value-type="float" office:value="0.985871" calcext:value-type="float">
            <text:p>0.985871</text:p>
          </table:table-cell>
          <table:table-cell office:value-type="float" office:value="0.978892" calcext:value-type="float">
            <text:p>0.978892</text:p>
          </table:table-cell>
          <table:table-cell office:value-type="float" office:value="0.968686" calcext:value-type="float">
            <text:p>0.968686</text:p>
          </table:table-cell>
          <table:table-cell office:value-type="float" office:value="0.954014" calcext:value-type="float">
            <text:p>0.954014</text:p>
          </table:table-cell>
          <table:table-cell office:value-type="float" office:value="0.93343" calcext:value-type="float">
            <text:p>0.93343</text:p>
          </table:table-cell>
          <table:table-cell office:value-type="float" office:value="0.90552" calcext:value-type="float">
            <text:p>0.90552</text:p>
          </table:table-cell>
          <table:table-cell office:value-type="float" office:value="0.869382" calcext:value-type="float">
            <text:p>0.869382</text:p>
          </table:table-cell>
          <table:table-cell office:value-type="float" office:value="0.825309" calcext:value-type="float">
            <text:p>0.825309</text:p>
          </table:table-cell>
          <table:table-cell office:value-type="float" office:value="0.775366" calcext:value-type="float">
            <text:p>0.775366</text:p>
          </table:table-cell>
          <table:table-cell office:value-type="float" office:value="0.723302" calcext:value-type="float">
            <text:p>0.723302</text:p>
          </table:table-cell>
          <table:table-cell office:value-type="float" office:value="0.673513" calcext:value-type="float">
            <text:p>0.673513</text:p>
          </table:table-cell>
          <table:table-cell office:value-type="float" office:value="0.629622" calcext:value-type="float">
            <text:p>0.629622</text:p>
          </table:table-cell>
          <table:table-cell office:value-type="float" office:value="0.593566" calcext:value-type="float">
            <text:p>0.593566</text:p>
          </table:table-cell>
          <table:table-cell office:value-type="float" office:value="0.565586" calcext:value-type="float">
            <text:p>0.565586</text:p>
          </table:table-cell>
          <table:table-cell office:value-type="float" office:value="0.544775" calcext:value-type="float">
            <text:p>0.544775</text:p>
          </table:table-cell>
          <table:table-cell office:value-type="float" office:value="0.529717" calcext:value-type="float">
            <text:p>0.529717</text:p>
          </table:table-cell>
          <table:table-cell office:value-type="float" office:value="0.518945" calcext:value-type="float">
            <text:p>0.518945</text:p>
          </table:table-cell>
          <table:table-cell office:value-type="float" office:value="0.511169" calcext:value-type="float">
            <text:p>0.511169</text:p>
          </table:table-cell>
          <table:table-cell office:value-type="float" office:value="0.50534" calcext:value-type="float">
            <text:p>0.50534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496386" calcext:value-type="float">
            <text:p>0.496386</text:p>
          </table:table-cell>
          <table:table-cell office:value-type="float" office:value="0.492035" calcext:value-type="float">
            <text:p>0.492035</text:p>
          </table:table-cell>
          <table:table-cell office:value-type="float" office:value="0.487057" calcext:value-type="float">
            <text:p>0.487057</text:p>
          </table:table-cell>
          <table:table-cell office:value-type="float" office:value="0.480927" calcext:value-type="float">
            <text:p>0.480927</text:p>
          </table:table-cell>
          <table:table-cell office:value-type="float" office:value="0.473081" calcext:value-type="float">
            <text:p>0.473081</text:p>
          </table:table-cell>
          <table:table-cell office:value-type="float" office:value="0.462902" calcext:value-type="float">
            <text:p>0.462902</text:p>
          </table:table-cell>
          <table:table-cell office:value-type="float" office:value="0.449744" calcext:value-type="float">
            <text:p>0.449744</text:p>
          </table:table-cell>
          <table:table-cell office:value-type="float" office:value="0.43299" calcext:value-type="float">
            <text:p>0.43299</text:p>
          </table:table-cell>
          <table:table-cell office:value-type="float" office:value="0.412174" calcext:value-type="float">
            <text:p>0.412174</text:p>
          </table:table-cell>
          <table:table-cell office:value-type="float" office:value="0.387145" calcext:value-type="float">
            <text:p>0.387145</text:p>
          </table:table-cell>
          <table:table-cell office:value-type="float" office:value="0.358251" calcext:value-type="float">
            <text:p>0.358251</text:p>
          </table:table-cell>
          <table:table-cell office:value-type="float" office:value="0.326444" calcext:value-type="float">
            <text:p>0.326444</text:p>
          </table:table-cell>
          <table:table-cell office:value-type="float" office:value="0.293225" calcext:value-type="float">
            <text:p>0.293225</text:p>
          </table:table-cell>
          <table:table-cell office:value-type="float" office:value="0.26039" calcext:value-type="float">
            <text:p>0.26039</text:p>
          </table:table-cell>
          <table:table-cell office:value-type="float" office:value="0.229652" calcext:value-type="float">
            <text:p>0.229652</text:p>
          </table:table-cell>
          <table:table-cell office:value-type="float" office:value="0.202305" calcext:value-type="float">
            <text:p>0.202305</text:p>
          </table:table-cell>
          <table:table-cell office:value-type="float" office:value="0.179047" calcext:value-type="float">
            <text:p>0.179047</text:p>
          </table:table-cell>
          <table:table-cell office:value-type="float" office:value="0.160014" calcext:value-type="float">
            <text:p>0.160014</text:p>
          </table:table-cell>
          <table:table-cell office:value-type="float" office:value="0.144922" calcext:value-type="float">
            <text:p>0.144922</text:p>
          </table:table-cell>
          <table:table-cell office:value-type="float" office:value="0.133253" calcext:value-type="float">
            <text:p>0.133253</text:p>
          </table:table-cell>
          <table:table-cell office:value-type="float" office:value="0.124404" calcext:value-type="float">
            <text:p>0.124404</text:p>
          </table:table-cell>
          <table:table-cell office:value-type="float" office:value="0.117795" calcext:value-type="float">
            <text:p>0.117795</text:p>
          </table:table-cell>
          <table:table-cell office:value-type="float" office:value="0.112913" calcext:value-type="float">
            <text:p>0.112913</text:p>
          </table:table-cell>
          <table:table-cell office:value-type="float" office:value="0.109337" calcext:value-type="float">
            <text:p>0.109337</text:p>
          </table:table-cell>
          <table:table-cell office:value-type="float" office:value="0.106734" calcext:value-type="float">
            <text:p>0.106734</text:p>
          </table:table-cell>
          <table:table-cell office:value-type="float" office:value="0.104847" calcext:value-type="float">
            <text:p>0.104847</text:p>
          </table:table-cell>
          <table:table-cell office:value-type="float" office:value="0.103484" calcext:value-type="float">
            <text:p>0.103484</text:p>
          </table:table-cell>
          <table:table-cell office:value-type="float" office:value="0.102502" calcext:value-type="float">
            <text:p>0.102502</text:p>
          </table:table-cell>
          <table:table-cell office:value-type="float" office:value="0.101796" calcext:value-type="float">
            <text:p>0.101796</text:p>
          </table:table-cell>
          <table:table-cell office:value-type="float" office:value="0.101288" calcext:value-type="float">
            <text:p>0.101288</text:p>
          </table:table-cell>
          <table:table-cell office:value-type="float" office:value="0.100923" calcext:value-type="float">
            <text:p>0.100923</text:p>
          </table:table-cell>
          <table:table-cell office:value-type="float" office:value="0.100662" calcext:value-type="float">
            <text:p>0.100662</text:p>
          </table:table-cell>
          <table:table-cell office:value-type="float" office:value="0.100474" calcext:value-type="float">
            <text:p>0.100474</text:p>
          </table:table-cell>
          <table:table-cell office:value-type="float" office:value="0.10034" calcext:value-type="float">
            <text:p>0.10034</text:p>
          </table:table-cell>
          <table:table-cell office:value-type="float" office:value="0.100244" calcext:value-type="float">
            <text:p>0.100244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0.100125" calcext:value-type="float">
            <text:p>0.100125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100064" calcext:value-type="float">
            <text:p>0.100064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02589" calcext:value-type="float">
            <text:p>0.302589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32" calcext:value-type="float">
            <text:p>0.999932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0.999844" calcext:value-type="float">
            <text:p>0.999844</text:p>
          </table:table-cell>
          <table:table-cell office:value-type="float" office:value="0.999763" calcext:value-type="float">
            <text:p>0.999763</text:p>
          </table:table-cell>
          <table:table-cell office:value-type="float" office:value="0.999641" calcext:value-type="float">
            <text:p>0.999641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0.999175" calcext:value-type="float">
            <text:p>0.999175</text:p>
          </table:table-cell>
          <table:table-cell office:value-type="float" office:value="0.998751" calcext:value-type="float">
            <text:p>0.998751</text:p>
          </table:table-cell>
          <table:table-cell office:value-type="float" office:value="0.998109" calcext:value-type="float">
            <text:p>0.998109</text:p>
          </table:table-cell>
          <table:table-cell office:value-type="float" office:value="0.997139" calcext:value-type="float">
            <text:p>0.997139</text:p>
          </table:table-cell>
          <table:table-cell office:value-type="float" office:value="0.995677" calcext:value-type="float">
            <text:p>0.995677</text:p>
          </table:table-cell>
          <table:table-cell office:value-type="float" office:value="0.993477" calcext:value-type="float">
            <text:p>0.993477</text:p>
          </table:table-cell>
          <table:table-cell office:value-type="float" office:value="0.990179" calcext:value-type="float">
            <text:p>0.990179</text:p>
          </table:table-cell>
          <table:table-cell office:value-type="float" office:value="0.985263" calcext:value-type="float">
            <text:p>0.985263</text:p>
          </table:table-cell>
          <table:table-cell office:value-type="float" office:value="0.977998" calcext:value-type="float">
            <text:p>0.977998</text:p>
          </table:table-cell>
          <table:table-cell office:value-type="float" office:value="0.967388" calcext:value-type="float">
            <text:p>0.967388</text:p>
          </table:table-cell>
          <table:table-cell office:value-type="float" office:value="0.952169" calcext:value-type="float">
            <text:p>0.952169</text:p>
          </table:table-cell>
          <table:table-cell office:value-type="float" office:value="0.930883" calcext:value-type="float">
            <text:p>0.930883</text:p>
          </table:table-cell>
          <table:table-cell office:value-type="float" office:value="0.90214" calcext:value-type="float">
            <text:p>0.90214</text:p>
          </table:table-cell>
          <table:table-cell office:value-type="float" office:value="0.865131" calcext:value-type="float">
            <text:p>0.865131</text:p>
          </table:table-cell>
          <table:table-cell office:value-type="float" office:value="0.820311" calcext:value-type="float">
            <text:p>0.820311</text:p>
          </table:table-cell>
          <table:table-cell office:value-type="float" office:value="0.769941" calcext:value-type="float">
            <text:p>0.769941</text:p>
          </table:table-cell>
          <table:table-cell office:value-type="float" office:value="0.717897" calcext:value-type="float">
            <text:p>0.717897</text:p>
          </table:table-cell>
          <table:table-cell office:value-type="float" office:value="0.668561" calcext:value-type="float">
            <text:p>0.668561</text:p>
          </table:table-cell>
          <table:table-cell office:value-type="float" office:value="0.625403" calcext:value-type="float">
            <text:p>0.625403</text:p>
          </table:table-cell>
          <table:table-cell office:value-type="float" office:value="0.59017" calcext:value-type="float">
            <text:p>0.59017</text:p>
          </table:table-cell>
          <table:table-cell office:value-type="float" office:value="0.562949" calcext:value-type="float">
            <text:p>0.562949</text:p>
          </table:table-cell>
          <table:table-cell office:value-type="float" office:value="0.542746" calcext:value-type="float">
            <text:p>0.542746</text:p>
          </table:table-cell>
          <table:table-cell office:value-type="float" office:value="0.528117" calcext:value-type="float">
            <text:p>0.528117</text:p>
          </table:table-cell>
          <table:table-cell office:value-type="float" office:value="0.517596" calcext:value-type="float">
            <text:p>0.517596</text:p>
          </table:table-cell>
          <table:table-cell office:value-type="float" office:value="0.509906" calcext:value-type="float">
            <text:p>0.509906</text:p>
          </table:table-cell>
          <table:table-cell office:value-type="float" office:value="0.504007" calcext:value-type="float">
            <text:p>0.504007</text:p>
          </table:table-cell>
          <table:table-cell office:value-type="float" office:value="0.499071" calcext:value-type="float">
            <text:p>0.499071</text:p>
          </table:table-cell>
          <table:table-cell office:value-type="float" office:value="0.494419" calcext:value-type="float">
            <text:p>0.494419</text:p>
          </table:table-cell>
          <table:table-cell office:value-type="float" office:value="0.48946" calcext:value-type="float">
            <text:p>0.48946</text:p>
          </table:table-cell>
          <table:table-cell office:value-type="float" office:value="0.48363" calcext:value-type="float">
            <text:p>0.48363</text:p>
          </table:table-cell>
          <table:table-cell office:value-type="float" office:value="0.47635" calcext:value-type="float">
            <text:p>0.47635</text:p>
          </table:table-cell>
          <table:table-cell office:value-type="float" office:value="0.467004" calcext:value-type="float">
            <text:p>0.467004</text:p>
          </table:table-cell>
          <table:table-cell office:value-type="float" office:value="0.454937" calcext:value-type="float">
            <text:p>0.454937</text:p>
          </table:table-cell>
          <table:table-cell office:value-type="float" office:value="0.439503" calcext:value-type="float">
            <text:p>0.439503</text:p>
          </table:table-cell>
          <table:table-cell office:value-type="float" office:value="0.420157" calcext:value-type="float">
            <text:p>0.420157</text:p>
          </table:table-cell>
          <table:table-cell office:value-type="float" office:value="0.396613" calcext:value-type="float">
            <text:p>0.396613</text:p>
          </table:table-cell>
          <table:table-cell office:value-type="float" office:value="0.369017" calcext:value-type="float">
            <text:p>0.369017</text:p>
          </table:table-cell>
          <table:table-cell office:value-type="float" office:value="0.338101" calcext:value-type="float">
            <text:p>0.338101</text:p>
          </table:table-cell>
          <table:table-cell office:value-type="float" office:value="0.305185" calcext:value-type="float">
            <text:p>0.30518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0333" calcext:value-type="float">
            <text:p>0.240333</text:p>
          </table:table-cell>
          <table:table-cell office:value-type="float" office:value="0.211658" calcext:value-type="float">
            <text:p>0.211658</text:p>
          </table:table-cell>
          <table:table-cell office:value-type="float" office:value="0.186892" calcext:value-type="float">
            <text:p>0.186892</text:p>
          </table:table-cell>
          <table:table-cell office:value-type="float" office:value="0.16636" calcext:value-type="float">
            <text:p>0.16636</text:p>
          </table:table-cell>
          <table:table-cell office:value-type="float" office:value="0.149907" calcext:value-type="float">
            <text:p>0.149907</text:p>
          </table:table-cell>
          <table:table-cell office:value-type="float" office:value="0.137078" calcext:value-type="float">
            <text:p>0.137078</text:p>
          </table:table-cell>
          <table:table-cell office:value-type="float" office:value="0.127288" calcext:value-type="float">
            <text:p>0.127288</text:p>
          </table:table-cell>
          <table:table-cell office:value-type="float" office:value="0.11994" calcext:value-type="float">
            <text:p>0.11994</text:p>
          </table:table-cell>
          <table:table-cell office:value-type="float" office:value="0.114492" calcext:value-type="float">
            <text:p>0.114492</text:p>
          </table:table-cell>
          <table:table-cell office:value-type="float" office:value="0.110491" calcext:value-type="float">
            <text:p>0.110491</text:p>
          </table:table-cell>
          <table:table-cell office:value-type="float" office:value="0.107572" calcext:value-type="float">
            <text:p>0.107572</text:p>
          </table:table-cell>
          <table:table-cell office:value-type="float" office:value="0.105454" calcext:value-type="float">
            <text:p>0.105454</text:p>
          </table:table-cell>
          <table:table-cell office:value-type="float" office:value="0.103922" calcext:value-type="float">
            <text:p>0.103922</text:p>
          </table:table-cell>
          <table:table-cell office:value-type="float" office:value="0.102818" calcext:value-type="float">
            <text:p>0.102818</text:p>
          </table:table-cell>
          <table:table-cell office:value-type="float" office:value="0.102022" calcext:value-type="float">
            <text:p>0.102022</text:p>
          </table:table-cell>
          <table:table-cell office:value-type="float" office:value="0.101451" calcext:value-type="float">
            <text:p>0.101451</text:p>
          </table:table-cell>
          <table:table-cell office:value-type="float" office:value="0.10104" calcext:value-type="float">
            <text:p>0.10104</text:p>
          </table:table-cell>
          <table:table-cell office:value-type="float" office:value="0.100746" calcext:value-type="float">
            <text:p>0.100746</text:p>
          </table:table-cell>
          <table:table-cell office:value-type="float" office:value="0.100535" calcext:value-type="float">
            <text:p>0.100535</text:p>
          </table:table-cell>
          <table:table-cell office:value-type="float" office:value="0.100383" calcext:value-type="float">
            <text:p>0.100383</text:p>
          </table:table-cell>
          <table:table-cell office:value-type="float" office:value="0.100274" calcext:value-type="float">
            <text:p>0.100274</text:p>
          </table:table-cell>
          <table:table-cell office:value-type="float" office:value="0.100197" calcext:value-type="float">
            <text:p>0.100197</text:p>
          </table:table-cell>
          <table:table-cell office:value-type="float" office:value="0.100141" calcext:value-type="float">
            <text:p>0.100141</text:p>
          </table:table-cell>
          <table:table-cell office:value-type="float" office:value="0.100101" calcext:value-type="float">
            <text:p>0.100101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0856" calcext:value-type="float">
            <text:p>0.30856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892" calcext:value-type="float">
            <text:p>0.999892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0.999752" calcext:value-type="float">
            <text:p>0.999752</text:p>
          </table:table-cell>
          <table:table-cell office:value-type="float" office:value="0.999625" calcext:value-type="float">
            <text:p>0.999625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999139" calcext:value-type="float">
            <text:p>0.999139</text:p>
          </table:table-cell>
          <table:table-cell office:value-type="float" office:value="0.998696" calcext:value-type="float">
            <text:p>0.998696</text:p>
          </table:table-cell>
          <table:table-cell office:value-type="float" office:value="0.998026" calcext:value-type="float">
            <text:p>0.998026</text:p>
          </table:table-cell>
          <table:table-cell office:value-type="float" office:value="0.997013" calcext:value-type="float">
            <text:p>0.997013</text:p>
          </table:table-cell>
          <table:table-cell office:value-type="float" office:value="0.995487" calcext:value-type="float">
            <text:p>0.995487</text:p>
          </table:table-cell>
          <table:table-cell office:value-type="float" office:value="0.993192" calcext:value-type="float">
            <text:p>0.993192</text:p>
          </table:table-cell>
          <table:table-cell office:value-type="float" office:value="0.989752" calcext:value-type="float">
            <text:p>0.989752</text:p>
          </table:table-cell>
          <table:table-cell office:value-type="float" office:value="0.98463" calcext:value-type="float">
            <text:p>0.98463</text:p>
          </table:table-cell>
          <table:table-cell office:value-type="float" office:value="0.977067" calcext:value-type="float">
            <text:p>0.977067</text:p>
          </table:table-cell>
          <table:table-cell office:value-type="float" office:value="0.96604" calcext:value-type="float">
            <text:p>0.96604</text:p>
          </table:table-cell>
          <table:table-cell office:value-type="float" office:value="0.950258" calcext:value-type="float">
            <text:p>0.950258</text:p>
          </table:table-cell>
          <table:table-cell office:value-type="float" office:value="0.928253" calcext:value-type="float">
            <text:p>0.928253</text:p>
          </table:table-cell>
          <table:table-cell office:value-type="float" office:value="0.898668" calcext:value-type="float">
            <text:p>0.898668</text:p>
          </table:table-cell>
          <table:table-cell office:value-type="float" office:value="0.860791" calcext:value-type="float">
            <text:p>0.860791</text:p>
          </table:table-cell>
          <table:table-cell office:value-type="float" office:value="0.815247" calcext:value-type="float">
            <text:p>0.815247</text:p>
          </table:table-cell>
          <table:table-cell office:value-type="float" office:value="0.76449" calcext:value-type="float">
            <text:p>0.76449</text:p>
          </table:table-cell>
          <table:table-cell office:value-type="float" office:value="0.712513" calcext:value-type="float">
            <text:p>0.712513</text:p>
          </table:table-cell>
          <table:table-cell office:value-type="float" office:value="0.663662" calcext:value-type="float">
            <text:p>0.663662</text:p>
          </table:table-cell>
          <table:table-cell office:value-type="float" office:value="0.62125" calcext:value-type="float">
            <text:p>0.62125</text:p>
          </table:table-cell>
          <table:table-cell office:value-type="float" office:value="0.586832" calcext:value-type="float">
            <text:p>0.586832</text:p>
          </table:table-cell>
          <table:table-cell office:value-type="float" office:value="0.560345" calcext:value-type="float">
            <text:p>0.560345</text:p>
          </table:table-cell>
          <table:table-cell office:value-type="float" office:value="0.540718" calcext:value-type="float">
            <text:p>0.540718</text:p>
          </table:table-cell>
          <table:table-cell office:value-type="float" office:value="0.526479" calcext:value-type="float">
            <text:p>0.526479</text:p>
          </table:table-cell>
          <table:table-cell office:value-type="float" office:value="0.516165" calcext:value-type="float">
            <text:p>0.516165</text:p>
          </table:table-cell>
          <table:table-cell office:value-type="float" office:value="0.508507" calcext:value-type="float">
            <text:p>0.508507</text:p>
          </table:table-cell>
          <table:table-cell office:value-type="float" office:value="0.502471" calcext:value-type="float">
            <text:p>0.502471</text:p>
          </table:table-cell>
          <table:table-cell office:value-type="float" office:value="0.49722" calcext:value-type="float">
            <text:p>0.49722</text:p>
          </table:table-cell>
          <table:table-cell office:value-type="float" office:value="0.492055" calcext:value-type="float">
            <text:p>0.492055</text:p>
          </table:table-cell>
          <table:table-cell office:value-type="float" office:value="0.486347" calcext:value-type="float">
            <text:p>0.486347</text:p>
          </table:table-cell>
          <table:table-cell office:value-type="float" office:value="0.479487" calcext:value-type="float">
            <text:p>0.479487</text:p>
          </table:table-cell>
          <table:table-cell office:value-type="float" office:value="0.470843" calcext:value-type="float">
            <text:p>0.470843</text:p>
          </table:table-cell>
          <table:table-cell office:value-type="float" office:value="0.459753" calcext:value-type="float">
            <text:p>0.459753</text:p>
          </table:table-cell>
          <table:table-cell office:value-type="float" office:value="0.445548" calcext:value-type="float">
            <text:p>0.445548</text:p>
          </table:table-cell>
          <table:table-cell office:value-type="float" office:value="0.427622" calcext:value-type="float">
            <text:p>0.427622</text:p>
          </table:table-cell>
          <table:table-cell office:value-type="float" office:value="0.405571" calcext:value-type="float">
            <text:p>0.405571</text:p>
          </table:table-cell>
          <table:table-cell office:value-type="float" office:value="0.379361" calcext:value-type="float">
            <text:p>0.379361</text:p>
          </table:table-cell>
          <table:table-cell office:value-type="float" office:value="0.349503" calcext:value-type="float">
            <text:p>0.349503</text:p>
          </table:table-cell>
          <table:table-cell office:value-type="float" office:value="0.317114" calcext:value-type="float">
            <text:p>0.317114</text:p>
          </table:table-cell>
          <table:table-cell office:value-type="float" office:value="0.28381" calcext:value-type="float">
            <text:p>0.28381</text:p>
          </table:table-cell>
          <table:table-cell office:value-type="float" office:value="0.251405" calcext:value-type="float">
            <text:p>0.251405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95285" calcext:value-type="float">
            <text:p>0.195285</text:p>
          </table:table-cell>
          <table:table-cell office:value-type="float" office:value="0.173232" calcext:value-type="float">
            <text:p>0.173232</text:p>
          </table:table-cell>
          <table:table-cell office:value-type="float" office:value="0.155357" calcext:value-type="float">
            <text:p>0.155357</text:p>
          </table:table-cell>
          <table:table-cell office:value-type="float" office:value="0.141294" calcext:value-type="float">
            <text:p>0.141294</text:p>
          </table:table-cell>
          <table:table-cell office:value-type="float" office:value="0.130485" calcext:value-type="float">
            <text:p>0.130485</text:p>
          </table:table-cell>
          <table:table-cell office:value-type="float" office:value="0.122328" calcext:value-type="float">
            <text:p>0.122328</text:p>
          </table:table-cell>
          <table:table-cell office:value-type="float" office:value="0.116256" calcext:value-type="float">
            <text:p>0.116256</text:p>
          </table:table-cell>
          <table:table-cell office:value-type="float" office:value="0.111783" calcext:value-type="float">
            <text:p>0.111783</text:p>
          </table:table-cell>
          <table:table-cell office:value-type="float" office:value="0.108513" calcext:value-type="float">
            <text:p>0.108513</text:p>
          </table:table-cell>
          <table:table-cell office:value-type="float" office:value="0.106136" calcext:value-type="float">
            <text:p>0.106136</text:p>
          </table:table-cell>
          <table:table-cell office:value-type="float" office:value="0.104415" calcext:value-type="float">
            <text:p>0.104415</text:p>
          </table:table-cell>
          <table:table-cell office:value-type="float" office:value="0.103172" calcext:value-type="float">
            <text:p>0.103172</text:p>
          </table:table-cell>
          <table:table-cell office:value-type="float" office:value="0.102278" calcext:value-type="float">
            <text:p>0.102278</text:p>
          </table:table-cell>
          <table:table-cell office:value-type="float" office:value="0.101634" calcext:value-type="float">
            <text:p>0.101634</text:p>
          </table:table-cell>
          <table:table-cell office:value-type="float" office:value="0.101172" calcext:value-type="float">
            <text:p>0.101172</text:p>
          </table:table-cell>
          <table:table-cell office:value-type="float" office:value="0.10084" calcext:value-type="float">
            <text:p>0.10084</text:p>
          </table:table-cell>
          <table:table-cell office:value-type="float" office:value="0.100602" calcext:value-type="float">
            <text:p>0.100602</text:p>
          </table:table-cell>
          <table:table-cell office:value-type="float" office:value="0.100432" calcext:value-type="float">
            <text:p>0.100432</text:p>
          </table:table-cell>
          <table:table-cell office:value-type="float" office:value="0.100309" calcext:value-type="float">
            <text:p>0.100309</text:p>
          </table:table-cell>
          <table:table-cell office:value-type="float" office:value="0.100222" calcext:value-type="float">
            <text:p>0.100222</text:p>
          </table:table-cell>
          <table:table-cell office:value-type="float" office:value="0.100159" calcext:value-type="float">
            <text:p>0.100159</text:p>
          </table:table-cell>
          <table:table-cell office:value-type="float" office:value="0.100114" calcext:value-type="float">
            <text:p>0.100114</text:p>
          </table:table-cell>
          <table:table-cell office:value-type="float" office:value="0.100081" calcext:value-type="float">
            <text:p>0.100081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4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14532" calcext:value-type="float">
            <text:p>0.314532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26" calcext:value-type="float">
            <text:p>0.999926</text:p>
          </table:table-cell>
          <table:table-cell office:value-type="float" office:value="0.999887" calcext:value-type="float">
            <text:p>0.999887</text:p>
          </table:table-cell>
          <table:table-cell office:value-type="float" office:value="0.999829" calcext:value-type="float">
            <text:p>0.999829</text:p>
          </table:table-cell>
          <table:table-cell office:value-type="float" office:value="0.999741" calcext:value-type="float">
            <text:p>0.999741</text:p>
          </table:table-cell>
          <table:table-cell office:value-type="float" office:value="0.999608" calcext:value-type="float">
            <text:p>0.999608</text:p>
          </table:table-cell>
          <table:table-cell office:value-type="float" office:value="0.999406" calcext:value-type="float">
            <text:p>0.999406</text:p>
          </table:table-cell>
          <table:table-cell office:value-type="float" office:value="0.999101" calcext:value-type="float">
            <text:p>0.999101</text:p>
          </table:table-cell>
          <table:table-cell office:value-type="float" office:value="0.998638" calcext:value-type="float">
            <text:p>0.998638</text:p>
          </table:table-cell>
          <table:table-cell office:value-type="float" office:value="0.997938" calcext:value-type="float">
            <text:p>0.997938</text:p>
          </table:table-cell>
          <table:table-cell office:value-type="float" office:value="0.996882" calcext:value-type="float">
            <text:p>0.996882</text:p>
          </table:table-cell>
          <table:table-cell office:value-type="float" office:value="0.995289" calcext:value-type="float">
            <text:p>0.995289</text:p>
          </table:table-cell>
          <table:table-cell office:value-type="float" office:value="0.992894" calcext:value-type="float">
            <text:p>0.992894</text:p>
          </table:table-cell>
          <table:table-cell office:value-type="float" office:value="0.989308" calcext:value-type="float">
            <text:p>0.989308</text:p>
          </table:table-cell>
          <table:table-cell office:value-type="float" office:value="0.983971" calcext:value-type="float">
            <text:p>0.983971</text:p>
          </table:table-cell>
          <table:table-cell office:value-type="float" office:value="0.976099" calcext:value-type="float">
            <text:p>0.976099</text:p>
          </table:table-cell>
          <table:table-cell office:value-type="float" office:value="0.964641" calcext:value-type="float">
            <text:p>0.964641</text:p>
          </table:table-cell>
          <table:table-cell office:value-type="float" office:value="0.948279" calcext:value-type="float">
            <text:p>0.948279</text:p>
          </table:table-cell>
          <table:table-cell office:value-type="float" office:value="0.925539" calcext:value-type="float">
            <text:p>0.925539</text:p>
          </table:table-cell>
          <table:table-cell office:value-type="float" office:value="0.895103" calcext:value-type="float">
            <text:p>0.895103</text:p>
          </table:table-cell>
          <table:table-cell office:value-type="float" office:value="0.856363" calcext:value-type="float">
            <text:p>0.856363</text:p>
          </table:table-cell>
          <table:table-cell office:value-type="float" office:value="0.810119" calcext:value-type="float">
            <text:p>0.810119</text:p>
          </table:table-cell>
          <table:table-cell office:value-type="float" office:value="0.759016" calcext:value-type="float">
            <text:p>0.759016</text:p>
          </table:table-cell>
          <table:table-cell office:value-type="float" office:value="0.70715" calcext:value-type="float">
            <text:p>0.70715</text:p>
          </table:table-cell>
          <table:table-cell office:value-type="float" office:value="0.658816" calcext:value-type="float">
            <text:p>0.658816</text:p>
          </table:table-cell>
          <table:table-cell office:value-type="float" office:value="0.617159" calcext:value-type="float">
            <text:p>0.617159</text:p>
          </table:table-cell>
          <table:table-cell office:value-type="float" office:value="0.583543" calcext:value-type="float">
            <text:p>0.583543</text:p>
          </table:table-cell>
          <table:table-cell office:value-type="float" office:value="0.557765" calcext:value-type="float">
            <text:p>0.557765</text:p>
          </table:table-cell>
          <table:table-cell office:value-type="float" office:value="0.538677" calcext:value-type="float">
            <text:p>0.538677</text:p>
          </table:table-cell>
          <table:table-cell office:value-type="float" office:value="0.524784" calcext:value-type="float">
            <text:p>0.524784</text:p>
          </table:table-cell>
          <table:table-cell office:value-type="float" office:value="0.514624" calcext:value-type="float">
            <text:p>0.514624</text:p>
          </table:table-cell>
          <table:table-cell office:value-type="float" office:value="0.506936" calcext:value-type="float">
            <text:p>0.506936</text:p>
          </table:table-cell>
          <table:table-cell office:value-type="float" office:value="0.500683" calcext:value-type="float">
            <text:p>0.500683</text:p>
          </table:table-cell>
          <table:table-cell office:value-type="float" office:value="0.495016" calcext:value-type="float">
            <text:p>0.495016</text:p>
          </table:table-cell>
          <table:table-cell office:value-type="float" office:value="0.489207" calcext:value-type="float">
            <text:p>0.489207</text:p>
          </table:table-cell>
          <table:table-cell office:value-type="float" office:value="0.482587" calcext:value-type="float">
            <text:p>0.482587</text:p>
          </table:table-cell>
          <table:table-cell office:value-type="float" office:value="0.474495" calcext:value-type="float">
            <text:p>0.474495</text:p>
          </table:table-cell>
          <table:table-cell office:value-type="float" office:value="0.464253" calcext:value-type="float">
            <text:p>0.464253</text:p>
          </table:table-cell>
          <table:table-cell office:value-type="float" office:value="0.451168" calcext:value-type="float">
            <text:p>0.451168</text:p>
          </table:table-cell>
          <table:table-cell office:value-type="float" office:value="0.434589" calcext:value-type="float">
            <text:p>0.434589</text:p>
          </table:table-cell>
          <table:table-cell office:value-type="float" office:value="0.414013" calcext:value-type="float">
            <text:p>0.414013</text:p>
          </table:table-cell>
          <table:table-cell office:value-type="float" office:value="0.389246" calcext:value-type="float">
            <text:p>0.389246</text:p>
          </table:table-cell>
          <table:table-cell office:value-type="float" office:value="0.360585" calcext:value-type="float">
            <text:p>0.360585</text:p>
          </table:table-cell>
          <table:table-cell office:value-type="float" office:value="0.328929" calcext:value-type="float">
            <text:p>0.328929</text:p>
          </table:table-cell>
          <table:table-cell office:value-type="float" office:value="0.295742" calcext:value-type="float">
            <text:p>0.295742</text:p>
          </table:table-cell>
          <table:table-cell office:value-type="float" office:value="0.262807" calcext:value-type="float">
            <text:p>0.262807</text:p>
          </table:table-cell>
          <table:table-cell office:value-type="float" office:value="0.231856" calcext:value-type="float">
            <text:p>0.231856</text:p>
          </table:table-cell>
          <table:table-cell office:value-type="float" office:value="0.20422" calcext:value-type="float">
            <text:p>0.20422</text:p>
          </table:table-cell>
          <table:table-cell office:value-type="float" office:value="0.180644" calcext:value-type="float">
            <text:p>0.180644</text:p>
          </table:table-cell>
          <table:table-cell office:value-type="float" office:value="0.161299" calcext:value-type="float">
            <text:p>0.161299</text:p>
          </table:table-cell>
          <table:table-cell office:value-type="float" office:value="0.145928" calcext:value-type="float">
            <text:p>0.145928</text:p>
          </table:table-cell>
          <table:table-cell office:value-type="float" office:value="0.134022" calcext:value-type="float">
            <text:p>0.134022</text:p>
          </table:table-cell>
          <table:table-cell office:value-type="float" office:value="0.124983" calcext:value-type="float">
            <text:p>0.124983</text:p>
          </table:table-cell>
          <table:table-cell office:value-type="float" office:value="0.118224" calcext:value-type="float">
            <text:p>0.118224</text:p>
          </table:table-cell>
          <table:table-cell office:value-type="float" office:value="0.113229" calcext:value-type="float">
            <text:p>0.113229</text:p>
          </table:table-cell>
          <table:table-cell office:value-type="float" office:value="0.109568" calcext:value-type="float">
            <text:p>0.109568</text:p>
          </table:table-cell>
          <table:table-cell office:value-type="float" office:value="0.106901" calcext:value-type="float">
            <text:p>0.106901</text:p>
          </table:table-cell>
          <table:table-cell office:value-type="float" office:value="0.104968" calcext:value-type="float">
            <text:p>0.104968</text:p>
          </table:table-cell>
          <table:table-cell office:value-type="float" office:value="0.103572" calcext:value-type="float">
            <text:p>0.103572</text:p>
          </table:table-cell>
          <table:table-cell office:value-type="float" office:value="0.102565" calcext:value-type="float">
            <text:p>0.102565</text:p>
          </table:table-cell>
          <table:table-cell office:value-type="float" office:value="0.101841" calcext:value-type="float">
            <text:p>0.101841</text:p>
          </table:table-cell>
          <table:table-cell office:value-type="float" office:value="0.10132" calcext:value-type="float">
            <text:p>0.10132</text:p>
          </table:table-cell>
          <table:table-cell office:value-type="float" office:value="0.100947" calcext:value-type="float">
            <text:p>0.100947</text:p>
          </table:table-cell>
          <table:table-cell office:value-type="float" office:value="0.100679" calcext:value-type="float">
            <text:p>0.100679</text:p>
          </table:table-cell>
          <table:table-cell office:value-type="float" office:value="0.100486" calcext:value-type="float">
            <text:p>0.100486</text:p>
          </table:table-cell>
          <table:table-cell office:value-type="float" office:value="0.100349" calcext:value-type="float">
            <text:p>0.100349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100179" calcext:value-type="float">
            <text:p>0.100179</text:p>
          </table:table-cell>
          <table:table-cell office:value-type="float" office:value="0.100128" calcext:value-type="float">
            <text:p>0.100128</text:p>
          </table:table-cell>
          <table:table-cell office:value-type="float" office:value="0.100092" calcext:value-type="float">
            <text:p>0.100092</text:p>
          </table:table-cell>
          <table:table-cell office:value-type="float" office:value="0.100066" calcext:value-type="float">
            <text:p>0.100066</text:p>
          </table:table-cell>
          <table:table-cell office:value-type="float" office:value="0.100047" calcext:value-type="float">
            <text:p>0.100047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20504" calcext:value-type="float">
            <text:p>0.320504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0.999922" calcext:value-type="float">
            <text:p>0.999922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0.999822" calcext:value-type="float">
            <text:p>0.999822</text:p>
          </table:table-cell>
          <table:table-cell office:value-type="float" office:value="0.99973" calcext:value-type="float">
            <text:p>0.99973</text:p>
          </table:table-cell>
          <table:table-cell office:value-type="float" office:value="0.999591" calcext:value-type="float">
            <text:p>0.999591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999061" calcext:value-type="float">
            <text:p>0.999061</text:p>
          </table:table-cell>
          <table:table-cell office:value-type="float" office:value="0.998578" calcext:value-type="float">
            <text:p>0.998578</text:p>
          </table:table-cell>
          <table:table-cell office:value-type="float" office:value="0.997847" calcext:value-type="float">
            <text:p>0.997847</text:p>
          </table:table-cell>
          <table:table-cell office:value-type="float" office:value="0.996745" calcext:value-type="float">
            <text:p>0.996745</text:p>
          </table:table-cell>
          <table:table-cell office:value-type="float" office:value="0.995082" calcext:value-type="float">
            <text:p>0.995082</text:p>
          </table:table-cell>
          <table:table-cell office:value-type="float" office:value="0.992584" calcext:value-type="float">
            <text:p>0.992584</text:p>
          </table:table-cell>
          <table:table-cell office:value-type="float" office:value="0.988845" calcext:value-type="float">
            <text:p>0.988845</text:p>
          </table:table-cell>
          <table:table-cell office:value-type="float" office:value="0.983284" calcext:value-type="float">
            <text:p>0.983284</text:p>
          </table:table-cell>
          <table:table-cell office:value-type="float" office:value="0.975092" calcext:value-type="float">
            <text:p>0.975092</text:p>
          </table:table-cell>
          <table:table-cell office:value-type="float" office:value="0.963188" calcext:value-type="float">
            <text:p>0.963188</text:p>
          </table:table-cell>
          <table:table-cell office:value-type="float" office:value="0.946229" calcext:value-type="float">
            <text:p>0.946229</text:p>
          </table:table-cell>
          <table:table-cell office:value-type="float" office:value="0.92274" calcext:value-type="float">
            <text:p>0.92274</text:p>
          </table:table-cell>
          <table:table-cell office:value-type="float" office:value="0.891444" calcext:value-type="float">
            <text:p>0.891444</text:p>
          </table:table-cell>
          <table:table-cell office:value-type="float" office:value="0.851847" calcext:value-type="float">
            <text:p>0.851847</text:p>
          </table:table-cell>
          <table:table-cell office:value-type="float" office:value="0.804931" calcext:value-type="float">
            <text:p>0.804931</text:p>
          </table:table-cell>
          <table:table-cell office:value-type="float" office:value="0.753524" calcext:value-type="float">
            <text:p>0.753524</text:p>
          </table:table-cell>
          <table:table-cell office:value-type="float" office:value="0.701811" calcext:value-type="float">
            <text:p>0.701811</text:p>
          </table:table-cell>
          <table:table-cell office:value-type="float" office:value="0.654021" calcext:value-type="float">
            <text:p>0.654021</text:p>
          </table:table-cell>
          <table:table-cell office:value-type="float" office:value="0.613123" calcext:value-type="float">
            <text:p>0.613123</text:p>
          </table:table-cell>
          <table:table-cell office:value-type="float" office:value="0.580293" calcext:value-type="float">
            <text:p>0.580293</text:p>
          </table:table-cell>
          <table:table-cell office:value-type="float" office:value="0.555192" calcext:value-type="float">
            <text:p>0.555192</text:p>
          </table:table-cell>
          <table:table-cell office:value-type="float" office:value="0.536602" calcext:value-type="float">
            <text:p>0.536602</text:p>
          </table:table-cell>
          <table:table-cell office:value-type="float" office:value="0.523006" calcext:value-type="float">
            <text:p>0.523006</text:p>
          </table:table-cell>
          <table:table-cell office:value-type="float" office:value="0.512941" calcext:value-type="float">
            <text:p>0.512941</text:p>
          </table:table-cell>
          <table:table-cell office:value-type="float" office:value="0.505147" calcext:value-type="float">
            <text:p>0.505147</text:p>
          </table:table-cell>
          <table:table-cell office:value-type="float" office:value="0.498583" calcext:value-type="float">
            <text:p>0.498583</text:p>
          </table:table-cell>
          <table:table-cell office:value-type="float" office:value="0.49238" calcext:value-type="float">
            <text:p>0.49238</text:p>
          </table:table-cell>
          <table:table-cell office:value-type="float" office:value="0.485776" calcext:value-type="float">
            <text:p>0.485776</text:p>
          </table:table-cell>
          <table:table-cell office:value-type="float" office:value="0.478055" calcext:value-type="float">
            <text:p>0.478055</text:p>
          </table:table-cell>
          <table:table-cell office:value-type="float" office:value="0.468508" calcext:value-type="float">
            <text:p>0.468508</text:p>
          </table:table-cell>
          <table:table-cell office:value-type="float" office:value="0.456418" calcext:value-type="float">
            <text:p>0.456418</text:p>
          </table:table-cell>
          <table:table-cell office:value-type="float" office:value="0.441092" calcext:value-type="float">
            <text:p>0.441092</text:p>
          </table:table-cell>
          <table:table-cell office:value-type="float" office:value="0.421946" calcext:value-type="float">
            <text:p>0.421946</text:p>
          </table:table-cell>
          <table:table-cell office:value-type="float" office:value="0.398646" calcext:value-type="float">
            <text:p>0.398646</text:p>
          </table:table-cell>
          <table:table-cell office:value-type="float" office:value="0.37129" calcext:value-type="float">
            <text:p>0.37129</text:p>
          </table:table-cell>
          <table:table-cell office:value-type="float" office:value="0.340553" calcext:value-type="float">
            <text:p>0.340553</text:p>
          </table:table-cell>
          <table:table-cell office:value-type="float" office:value="0.307711" calcext:value-type="float">
            <text:p>0.307711</text:p>
          </table:table-cell>
          <table:table-cell office:value-type="float" office:value="0.274471" calcext:value-type="float">
            <text:p>0.274471</text:p>
          </table:table-cell>
          <table:table-cell office:value-type="float" office:value="0.242627" calcext:value-type="float">
            <text:p>0.242627</text:p>
          </table:table-cell>
          <table:table-cell office:value-type="float" office:value="0.213683" calcext:value-type="float">
            <text:p>0.213683</text:p>
          </table:table-cell>
          <table:table-cell office:value-type="float" office:value="0.188604" calcext:value-type="float">
            <text:p>0.188604</text:p>
          </table:table-cell>
          <table:table-cell office:value-type="float" office:value="0.167754" calcext:value-type="float">
            <text:p>0.167754</text:p>
          </table:table-cell>
          <table:table-cell office:value-type="float" office:value="0.151007" calcext:value-type="float">
            <text:p>0.151007</text:p>
          </table:table-cell>
          <table:table-cell office:value-type="float" office:value="0.137927" calcext:value-type="float">
            <text:p>0.137927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0.120418" calcext:value-type="float">
            <text:p>0.120418</text:p>
          </table:table-cell>
          <table:table-cell office:value-type="float" office:value="0.114845" calcext:value-type="float">
            <text:p>0.114845</text:p>
          </table:table-cell>
          <table:table-cell office:value-type="float" office:value="0.110749" calcext:value-type="float">
            <text:p>0.110749</text:p>
          </table:table-cell>
          <table:table-cell office:value-type="float" office:value="0.10776" calcext:value-type="float">
            <text:p>0.10776</text:p>
          </table:table-cell>
          <table:table-cell office:value-type="float" office:value="0.10559" calcext:value-type="float">
            <text:p>0.10559</text:p>
          </table:table-cell>
          <table:table-cell office:value-type="float" office:value="0.104021" calcext:value-type="float">
            <text:p>0.104021</text:p>
          </table:table-cell>
          <table:table-cell office:value-type="float" office:value="0.102888" calcext:value-type="float">
            <text:p>0.102888</text:p>
          </table:table-cell>
          <table:table-cell office:value-type="float" office:value="0.102073" calcext:value-type="float">
            <text:p>0.102073</text:p>
          </table:table-cell>
          <table:table-cell office:value-type="float" office:value="0.101487" calcext:value-type="float">
            <text:p>0.101487</text:p>
          </table:table-cell>
          <table:table-cell office:value-type="float" office:value="0.101067" calcext:value-type="float">
            <text:p>0.101067</text:p>
          </table:table-cell>
          <table:table-cell office:value-type="float" office:value="0.100765" calcext:value-type="float">
            <text:p>0.100765</text:p>
          </table:table-cell>
          <table:table-cell office:value-type="float" office:value="0.100548" calcext:value-type="float">
            <text:p>0.100548</text:p>
          </table:table-cell>
          <table:table-cell office:value-type="float" office:value="0.100393" calcext:value-type="float">
            <text:p>0.100393</text:p>
          </table:table-cell>
          <table:table-cell office:value-type="float" office:value="0.100281" calcext:value-type="float">
            <text:p>0.100281</text:p>
          </table:table-cell>
          <table:table-cell office:value-type="float" office:value="0.100202" calcext:value-type="float">
            <text:p>0.100202</text:p>
          </table:table-cell>
          <table:table-cell office:value-type="float" office:value="0.100144" calcext:value-type="float">
            <text:p>0.100144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100074" calcext:value-type="float">
            <text:p>0.100074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26476" calcext:value-type="float">
            <text:p>0.326476</text:p>
          </table:table-cell>
          <table:table-cell table:number-columns-repeated="66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19" calcext:value-type="float">
            <text:p>0.999919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0.999814" calcext:value-type="float">
            <text:p>0.999814</text:p>
          </table:table-cell>
          <table:table-cell office:value-type="float" office:value="0.999718" calcext:value-type="float">
            <text:p>0.999718</text:p>
          </table:table-cell>
          <table:table-cell office:value-type="float" office:value="0.999573" calcext:value-type="float">
            <text:p>0.999573</text:p>
          </table:table-cell>
          <table:table-cell office:value-type="float" office:value="0.999353" calcext:value-type="float">
            <text:p>0.999353</text:p>
          </table:table-cell>
          <table:table-cell office:value-type="float" office:value="0.999019" calcext:value-type="float">
            <text:p>0.999019</text:p>
          </table:table-cell>
          <table:table-cell office:value-type="float" office:value="0.998515" calcext:value-type="float">
            <text:p>0.998515</text:p>
          </table:table-cell>
          <table:table-cell office:value-type="float" office:value="0.997753" calcext:value-type="float">
            <text:p>0.997753</text:p>
          </table:table-cell>
          <table:table-cell office:value-type="float" office:value="0.996601" calcext:value-type="float">
            <text:p>0.996601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99226" calcext:value-type="float">
            <text:p>0.99226</text:p>
          </table:table-cell>
          <table:table-cell office:value-type="float" office:value="0.988362" calcext:value-type="float">
            <text:p>0.988362</text:p>
          </table:table-cell>
          <table:table-cell office:value-type="float" office:value="0.982569" calcext:value-type="float">
            <text:p>0.982569</text:p>
          </table:table-cell>
          <table:table-cell office:value-type="float" office:value="0.974045" calcext:value-type="float">
            <text:p>0.974045</text:p>
          </table:table-cell>
          <table:table-cell office:value-type="float" office:value="0.96168" calcext:value-type="float">
            <text:p>0.96168</text:p>
          </table:table-cell>
          <table:table-cell office:value-type="float" office:value="0.944108" calcext:value-type="float">
            <text:p>0.944108</text:p>
          </table:table-cell>
          <table:table-cell office:value-type="float" office:value="0.919854" calcext:value-type="float">
            <text:p>0.919854</text:p>
          </table:table-cell>
          <table:table-cell office:value-type="float" office:value="0.887691" calcext:value-type="float">
            <text:p>0.887691</text:p>
          </table:table-cell>
          <table:table-cell office:value-type="float" office:value="0.847245" calcext:value-type="float">
            <text:p>0.847245</text:p>
          </table:table-cell>
          <table:table-cell office:value-type="float" office:value="0.799683" calcext:value-type="float">
            <text:p>0.799683</text:p>
          </table:table-cell>
          <table:table-cell office:value-type="float" office:value="0.748014" calcext:value-type="float">
            <text:p>0.748014</text:p>
          </table:table-cell>
          <table:table-cell office:value-type="float" office:value="0.696495" calcext:value-type="float">
            <text:p>0.696495</text:p>
          </table:table-cell>
          <table:table-cell office:value-type="float" office:value="0.649273" calcext:value-type="float">
            <text:p>0.649273</text:p>
          </table:table-cell>
          <table:table-cell office:value-type="float" office:value="0.609135" calcext:value-type="float">
            <text:p>0.609135</text:p>
          </table:table-cell>
          <table:table-cell office:value-type="float" office:value="0.577071" calcext:value-type="float">
            <text:p>0.577071</text:p>
          </table:table-cell>
          <table:table-cell office:value-type="float" office:value="0.552611" calcext:value-type="float">
            <text:p>0.552611</text:p>
          </table:table-cell>
          <table:table-cell office:value-type="float" office:value="0.534471" calcext:value-type="float">
            <text:p>0.534471</text:p>
          </table:table-cell>
          <table:table-cell office:value-type="float" office:value="0.521114" calcext:value-type="float">
            <text:p>0.521114</text:p>
          </table:table-cell>
          <table:table-cell office:value-type="float" office:value="0.511073" calcext:value-type="float">
            <text:p>0.511073</text:p>
          </table:table-cell>
          <table:table-cell office:value-type="float" office:value="0.503087" calcext:value-type="float">
            <text:p>0.503087</text:p>
          </table:table-cell>
          <table:table-cell office:value-type="float" office:value="0.496102" calcext:value-type="float">
            <text:p>0.496102</text:p>
          </table:table-cell>
          <table:table-cell office:value-type="float" office:value="0.489222" calcext:value-type="float">
            <text:p>0.489222</text:p>
          </table:table-cell>
          <table:table-cell office:value-type="float" office:value="0.481646" calcext:value-type="float">
            <text:p>0.481646</text:p>
          </table:table-cell>
          <table:table-cell office:value-type="float" office:value="0.472612" calcext:value-type="float">
            <text:p>0.472612</text:p>
          </table:table-cell>
          <table:table-cell office:value-type="float" office:value="0.461367" calcext:value-type="float">
            <text:p>0.461367</text:p>
          </table:table-cell>
          <table:table-cell office:value-type="float" office:value="0.447178" calcext:value-type="float">
            <text:p>0.447178</text:p>
          </table:table-cell>
          <table:table-cell office:value-type="float" office:value="0.429391" calcext:value-type="float">
            <text:p>0.429391</text:p>
          </table:table-cell>
          <table:table-cell office:value-type="float" office:value="0.407552" calcext:value-type="float">
            <text:p>0.407552</text:p>
          </table:table-cell>
          <table:table-cell office:value-type="float" office:value="0.381577" calcext:value-type="float">
            <text:p>0.381577</text:p>
          </table:table-cell>
          <table:table-cell office:value-type="float" office:value="0.351916" calcext:value-type="float">
            <text:p>0.351916</text:p>
          </table:table-cell>
          <table:table-cell office:value-type="float" office:value="0.319637" calcext:value-type="float">
            <text:p>0.319637</text:p>
          </table:table-cell>
          <table:table-cell office:value-type="float" office:value="0.286322" calcext:value-type="float">
            <text:p>0.286322</text:p>
          </table:table-cell>
          <table:table-cell office:value-type="float" office:value="0.253777" calcext:value-type="float">
            <text:p>0.253777</text:p>
          </table:table-cell>
          <table:table-cell office:value-type="float" office:value="0.22365" calcext:value-type="float">
            <text:p>0.22365</text:p>
          </table:table-cell>
          <table:table-cell office:value-type="float" office:value="0.197112" calcext:value-type="float">
            <text:p>0.197112</text:p>
          </table:table-cell>
          <table:table-cell office:value-type="float" office:value="0.174738" calcext:value-type="float">
            <text:p>0.174738</text:p>
          </table:table-cell>
          <table:table-cell office:value-type="float" office:value="0.156559" calcext:value-type="float">
            <text:p>0.156559</text:p>
          </table:table-cell>
          <table:table-cell office:value-type="float" office:value="0.142228" calcext:value-type="float">
            <text:p>0.142228</text:p>
          </table:table-cell>
          <table:table-cell office:value-type="float" office:value="0.131196" calcext:value-type="float">
            <text:p>0.131196</text:p>
          </table:table-cell>
          <table:table-cell office:value-type="float" office:value="0.12286" calcext:value-type="float">
            <text:p>0.12286</text:p>
          </table:table-cell>
          <table:table-cell office:value-type="float" office:value="0.11665" calcext:value-type="float">
            <text:p>0.11665</text:p>
          </table:table-cell>
          <table:table-cell office:value-type="float" office:value="0.112072" calcext:value-type="float">
            <text:p>0.112072</text:p>
          </table:table-cell>
          <table:table-cell office:value-type="float" office:value="0.108724" calcext:value-type="float">
            <text:p>0.108724</text:p>
          </table:table-cell>
          <table:table-cell office:value-type="float" office:value="0.106289" calcext:value-type="float">
            <text:p>0.106289</text:p>
          </table:table-cell>
          <table:table-cell office:value-type="float" office:value="0.104525" calcext:value-type="float">
            <text:p>0.104525</text:p>
          </table:table-cell>
          <table:table-cell office:value-type="float" office:value="0.103252" calcext:value-type="float">
            <text:p>0.103252</text:p>
          </table:table-cell>
          <table:table-cell office:value-type="float" office:value="0.102335" calcext:value-type="float">
            <text:p>0.102335</text:p>
          </table:table-cell>
          <table:table-cell office:value-type="float" office:value="0.101675" calcext:value-type="float">
            <text:p>0.101675</text:p>
          </table:table-cell>
          <table:table-cell office:value-type="float" office:value="0.101202" calcext:value-type="float">
            <text:p>0.101202</text:p>
          </table:table-cell>
          <table:table-cell office:value-type="float" office:value="0.100861" calcext:value-type="float">
            <text:p>0.100861</text:p>
          </table:table-cell>
          <table:table-cell office:value-type="float" office:value="0.100617" calcext:value-type="float">
            <text:p>0.100617</text:p>
          </table:table-cell>
          <table:table-cell office:value-type="float" office:value="0.100443" calcext:value-type="float">
            <text:p>0.100443</text:p>
          </table:table-cell>
          <table:table-cell office:value-type="float" office:value="0.100317" calcext:value-type="float">
            <text:p>0.100317</text:p>
          </table:table-cell>
          <table:table-cell office:value-type="float" office:value="0.100227" calcext:value-type="float">
            <text:p>0.100227</text:p>
          </table:table-cell>
          <table:table-cell office:value-type="float" office:value="0.100163" calcext:value-type="float">
            <text:p>0.100163</text:p>
          </table:table-cell>
          <table:table-cell office:value-type="float" office:value="0.100117" calcext:value-type="float">
            <text:p>0.100117</text:p>
          </table:table-cell>
          <table:table-cell office:value-type="float" office:value="0.100084" calcext:value-type="float">
            <text:p>0.100084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32448" calcext:value-type="float">
            <text:p>0.332448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0.999915" calcext:value-type="float">
            <text:p>0.999915</text:p>
          </table:table-cell>
          <table:table-cell office:value-type="float" office:value="0.999872" calcext:value-type="float">
            <text:p>0.999872</text:p>
          </table:table-cell>
          <table:table-cell office:value-type="float" office:value="0.999806" calcext:value-type="float">
            <text:p>0.999806</text:p>
          </table:table-cell>
          <table:table-cell office:value-type="float" office:value="0.999706" calcext:value-type="float">
            <text:p>0.999706</text:p>
          </table:table-cell>
          <table:table-cell office:value-type="float" office:value="0.999554" calcext:value-type="float">
            <text:p>0.999554</text:p>
          </table:table-cell>
          <table:table-cell office:value-type="float" office:value="0.999324" calcext:value-type="float">
            <text:p>0.999324</text:p>
          </table:table-cell>
          <table:table-cell office:value-type="float" office:value="0.998976" calcext:value-type="float">
            <text:p>0.998976</text:p>
          </table:table-cell>
          <table:table-cell office:value-type="float" office:value="0.998449" calcext:value-type="float">
            <text:p>0.998449</text:p>
          </table:table-cell>
          <table:table-cell office:value-type="float" office:value="0.997653" calcext:value-type="float">
            <text:p>0.997653</text:p>
          </table:table-cell>
          <table:table-cell office:value-type="float" office:value="0.996452" calcext:value-type="float">
            <text:p>0.996452</text:p>
          </table:table-cell>
          <table:table-cell office:value-type="float" office:value="0.994642" calcext:value-type="float">
            <text:p>0.994642</text:p>
          </table:table-cell>
          <table:table-cell office:value-type="float" office:value="0.991923" calcext:value-type="float">
            <text:p>0.991923</text:p>
          </table:table-cell>
          <table:table-cell office:value-type="float" office:value="0.987859" calcext:value-type="float">
            <text:p>0.987859</text:p>
          </table:table-cell>
          <table:table-cell office:value-type="float" office:value="0.981824" calcext:value-type="float">
            <text:p>0.981824</text:p>
          </table:table-cell>
          <table:table-cell office:value-type="float" office:value="0.972956" calcext:value-type="float">
            <text:p>0.972956</text:p>
          </table:table-cell>
          <table:table-cell office:value-type="float" office:value="0.960114" calcext:value-type="float">
            <text:p>0.960114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16879" calcext:value-type="float">
            <text:p>0.916879</text:p>
          </table:table-cell>
          <table:table-cell office:value-type="float" office:value="0.883842" calcext:value-type="float">
            <text:p>0.883842</text:p>
          </table:table-cell>
          <table:table-cell office:value-type="float" office:value="0.842557" calcext:value-type="float">
            <text:p>0.842557</text:p>
          </table:table-cell>
          <table:table-cell office:value-type="float" office:value="0.794379" calcext:value-type="float">
            <text:p>0.794379</text:p>
          </table:table-cell>
          <table:table-cell office:value-type="float" office:value="0.74249" calcext:value-type="float">
            <text:p>0.74249</text:p>
          </table:table-cell>
          <table:table-cell office:value-type="float" office:value="0.691202" calcext:value-type="float">
            <text:p>0.691202</text:p>
          </table:table-cell>
          <table:table-cell office:value-type="float" office:value="0.644567" calcext:value-type="float">
            <text:p>0.644567</text:p>
          </table:table-cell>
          <table:table-cell office:value-type="float" office:value="0.605185" calcext:value-type="float">
            <text:p>0.605185</text:p>
          </table:table-cell>
          <table:table-cell office:value-type="float" office:value="0.573861" calcext:value-type="float">
            <text:p>0.573861</text:p>
          </table:table-cell>
          <table:table-cell office:value-type="float" office:value="0.55" calcext:value-type="float">
            <text:p>0.55</text:p>
          </table:table-cell>
          <table:table-cell office:value-type="float" office:value="0.532257" calcext:value-type="float">
            <text:p>0.532257</text:p>
          </table:table-cell>
          <table:table-cell office:value-type="float" office:value="0.519071" calcext:value-type="float">
            <text:p>0.519071</text:p>
          </table:table-cell>
          <table:table-cell office:value-type="float" office:value="0.508972" calcext:value-type="float">
            <text:p>0.508972</text:p>
          </table:table-cell>
          <table:table-cell office:value-type="float" office:value="0.50069" calcext:value-type="float">
            <text:p>0.50069</text:p>
          </table:table-cell>
          <table:table-cell office:value-type="float" office:value="0.493153" calcext:value-type="float">
            <text:p>0.493153</text:p>
          </table:table-cell>
          <table:table-cell office:value-type="float" office:value="0.485434" calcext:value-type="float">
            <text:p>0.485434</text:p>
          </table:table-cell>
          <table:table-cell office:value-type="float" office:value="0.476686" calcext:value-type="float">
            <text:p>0.476686</text:p>
          </table:table-cell>
          <table:table-cell office:value-type="float" office:value="0.466106" calcext:value-type="float">
            <text:p>0.466106</text:p>
          </table:table-cell>
          <table:table-cell office:value-type="float" office:value="0.452911" calcext:value-type="float">
            <text:p>0.452911</text:p>
          </table:table-cell>
          <table:table-cell office:value-type="float" office:value="0.436385" calcext:value-type="float">
            <text:p>0.436385</text:p>
          </table:table-cell>
          <table:table-cell office:value-type="float" office:value="0.415969" calcext:value-type="float">
            <text:p>0.415969</text:p>
          </table:table-cell>
          <table:table-cell office:value-type="float" office:value="0.391414" calcext:value-type="float">
            <text:p>0.391414</text:p>
          </table:table-cell>
          <table:table-cell office:value-type="float" office:value="0.362957" calcext:value-type="float">
            <text:p>0.362957</text:p>
          </table:table-cell>
          <table:table-cell office:value-type="float" office:value="0.331439" calcext:value-type="float">
            <text:p>0.331439</text:p>
          </table:table-cell>
          <table:table-cell office:value-type="float" office:value="0.29828" calcext:value-type="float">
            <text:p>0.29828</text:p>
          </table:table-cell>
          <table:table-cell office:value-type="float" office:value="0.265247" calcext:value-type="float">
            <text:p>0.265247</text:p>
          </table:table-cell>
          <table:table-cell office:value-type="float" office:value="0.234086" calcext:value-type="float">
            <text:p>0.234086</text:p>
          </table:table-cell>
          <table:table-cell office:value-type="float" office:value="0.206162" calcext:value-type="float">
            <text:p>0.206162</text:p>
          </table:table-cell>
          <table:table-cell office:value-type="float" office:value="0.182266" calcext:value-type="float">
            <text:p>0.182266</text:p>
          </table:table-cell>
          <table:table-cell office:value-type="float" office:value="0.162607" calcext:value-type="float">
            <text:p>0.162607</text:p>
          </table:table-cell>
          <table:table-cell office:value-type="float" office:value="0.146953" calcext:value-type="float">
            <text:p>0.146953</text:p>
          </table:table-cell>
          <table:table-cell office:value-type="float" office:value="0.134807" calcext:value-type="float">
            <text:p>0.134807</text:p>
          </table:table-cell>
          <table:table-cell office:value-type="float" office:value="0.125574" calcext:value-type="float">
            <text:p>0.125574</text:p>
          </table:table-cell>
          <table:table-cell office:value-type="float" office:value="0.118664" calcext:value-type="float">
            <text:p>0.118664</text:p>
          </table:table-cell>
          <table:table-cell office:value-type="float" office:value="0.113552" calcext:value-type="float">
            <text:p>0.113552</text:p>
          </table:table-cell>
          <table:table-cell office:value-type="float" office:value="0.109804" calcext:value-type="float">
            <text:p>0.109804</text:p>
          </table:table-cell>
          <table:table-cell office:value-type="float" office:value="0.107073" calcext:value-type="float">
            <text:p>0.107073</text:p>
          </table:table-cell>
          <table:table-cell office:value-type="float" office:value="0.105092" calcext:value-type="float">
            <text:p>0.105092</text:p>
          </table:table-cell>
          <table:table-cell office:value-type="float" office:value="0.103661" calcext:value-type="float">
            <text:p>0.103661</text:p>
          </table:table-cell>
          <table:table-cell office:value-type="float" office:value="0.102629" calcext:value-type="float">
            <text:p>0.102629</text:p>
          </table:table-cell>
          <table:table-cell office:value-type="float" office:value="0.101887" calcext:value-type="float">
            <text:p>0.101887</text:p>
          </table:table-cell>
          <table:table-cell office:value-type="float" office:value="0.101354" calcext:value-type="float">
            <text:p>0.101354</text:p>
          </table:table-cell>
          <table:table-cell office:value-type="float" office:value="0.100971" calcext:value-type="float">
            <text:p>0.100971</text:p>
          </table:table-cell>
          <table:table-cell office:value-type="float" office:value="0.100696" calcext:value-type="float">
            <text:p>0.100696</text:p>
          </table:table-cell>
          <table:table-cell office:value-type="float" office:value="0.100499" calcext:value-type="float">
            <text:p>0.100499</text:p>
          </table:table-cell>
          <table:table-cell office:value-type="float" office:value="0.100357" calcext:value-type="float">
            <text:p>0.100357</text:p>
          </table:table-cell>
          <table:table-cell office:value-type="float" office:value="0.100256" calcext:value-type="float">
            <text:p>0.100256</text:p>
          </table:table-cell>
          <table:table-cell office:value-type="float" office:value="0.100183" calcext:value-type="float">
            <text:p>0.100183</text:p>
          </table:table-cell>
          <table:table-cell office:value-type="float" office:value="0.100131" calcext:value-type="float">
            <text:p>0.100131</text:p>
          </table:table-cell>
          <table:table-cell office:value-type="float" office:value="0.100094" calcext:value-type="float">
            <text:p>0.100094</text:p>
          </table:table-cell>
          <table:table-cell office:value-type="float" office:value="0.100067" calcext:value-type="float">
            <text:p>0.10006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38419" calcext:value-type="float">
            <text:p>0.338419</text:p>
          </table:table-cell>
          <table:table-cell table:number-columns-repeated="68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0.999866" calcext:value-type="float">
            <text:p>0.999866</text:p>
          </table:table-cell>
          <table:table-cell office:value-type="float" office:value="0.999797" calcext:value-type="float">
            <text:p>0.999797</text:p>
          </table:table-cell>
          <table:table-cell office:value-type="float" office:value="0.999692" calcext:value-type="float">
            <text:p>0.999692</text:p>
          </table:table-cell>
          <table:table-cell office:value-type="float" office:value="0.999534" calcext:value-type="float">
            <text:p>0.999534</text:p>
          </table:table-cell>
          <table:table-cell office:value-type="float" office:value="0.999294" calcext:value-type="float">
            <text:p>0.999294</text:p>
          </table:table-cell>
          <table:table-cell office:value-type="float" office:value="0.998931" calcext:value-type="float">
            <text:p>0.998931</text:p>
          </table:table-cell>
          <table:table-cell office:value-type="float" office:value="0.998381" calcext:value-type="float">
            <text:p>0.998381</text:p>
          </table:table-cell>
          <table:table-cell office:value-type="float" office:value="0.99755" calcext:value-type="float">
            <text:p>0.99755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994407" calcext:value-type="float">
            <text:p>0.994407</text:p>
          </table:table-cell>
          <table:table-cell office:value-type="float" office:value="0.991571" calcext:value-type="float">
            <text:p>0.991571</text:p>
          </table:table-cell>
          <table:table-cell office:value-type="float" office:value="0.987334" calcext:value-type="float">
            <text:p>0.987334</text:p>
          </table:table-cell>
          <table:table-cell office:value-type="float" office:value="0.981049" calcext:value-type="float">
            <text:p>0.981049</text:p>
          </table:table-cell>
          <table:table-cell office:value-type="float" office:value="0.971824" calcext:value-type="float">
            <text:p>0.971824</text:p>
          </table:table-cell>
          <table:table-cell office:value-type="float" office:value="0.95849" calcext:value-type="float">
            <text:p>0.95849</text:p>
          </table:table-cell>
          <table:table-cell office:value-type="float" office:value="0.939641" calcext:value-type="float">
            <text:p>0.939641</text:p>
          </table:table-cell>
          <table:table-cell office:value-type="float" office:value="0.913813" calcext:value-type="float">
            <text:p>0.913813</text:p>
          </table:table-cell>
          <table:table-cell office:value-type="float" office:value="0.879897" calcext:value-type="float">
            <text:p>0.879897</text:p>
          </table:table-cell>
          <table:table-cell office:value-type="float" office:value="0.837785" calcext:value-type="float">
            <text:p>0.837785</text:p>
          </table:table-cell>
          <table:table-cell office:value-type="float" office:value="0.78902" calcext:value-type="float">
            <text:p>0.78902</text:p>
          </table:table-cell>
          <table:table-cell office:value-type="float" office:value="0.736951" calcext:value-type="float">
            <text:p>0.736951</text:p>
          </table:table-cell>
          <table:table-cell office:value-type="float" office:value="0.68593" calcext:value-type="float">
            <text:p>0.68593</text:p>
          </table:table-cell>
          <table:table-cell office:value-type="float" office:value="0.639897" calcext:value-type="float">
            <text:p>0.639897</text:p>
          </table:table-cell>
          <table:table-cell office:value-type="float" office:value="0.601261" calcext:value-type="float">
            <text:p>0.601261</text:p>
          </table:table-cell>
          <table:table-cell office:value-type="float" office:value="0.570645" calcext:value-type="float">
            <text:p>0.570645</text:p>
          </table:table-cell>
          <table:table-cell office:value-type="float" office:value="0.547335" calcext:value-type="float">
            <text:p>0.547335</text:p>
          </table:table-cell>
          <table:table-cell office:value-type="float" office:value="0.529925" calcext:value-type="float">
            <text:p>0.529925</text:p>
          </table:table-cell>
          <table:table-cell office:value-type="float" office:value="0.516833" calcext:value-type="float">
            <text:p>0.516833</text:p>
          </table:table-cell>
          <table:table-cell office:value-type="float" office:value="0.506579" calcext:value-type="float">
            <text:p>0.506579</text:p>
          </table:table-cell>
          <table:table-cell office:value-type="float" office:value="0.497881" calcext:value-type="float">
            <text:p>0.497881</text:p>
          </table:table-cell>
          <table:table-cell office:value-type="float" office:value="0.48964" calcext:value-type="float">
            <text:p>0.48964</text:p>
          </table:table-cell>
          <table:table-cell office:value-type="float" office:value="0.480892" calcext:value-type="float">
            <text:p>0.480892</text:p>
          </table:table-cell>
          <table:table-cell office:value-type="float" office:value="0.470751" calcext:value-type="float">
            <text:p>0.470751</text:p>
          </table:table-cell>
          <table:table-cell office:value-type="float" office:value="0.458374" calcext:value-type="float">
            <text:p>0.458374</text:p>
          </table:table-cell>
          <table:table-cell office:value-type="float" office:value="0.442982" calcext:value-type="float">
            <text:p>0.442982</text:p>
          </table:table-cell>
          <table:table-cell office:value-type="float" office:value="0.423918" calcext:value-type="float">
            <text:p>0.423918</text:p>
          </table:table-cell>
          <table:table-cell office:value-type="float" office:value="0.400789" calcext:value-type="float">
            <text:p>0.400789</text:p>
          </table:table-cell>
          <table:table-cell office:value-type="float" office:value="0.373627" calcext:value-type="float">
            <text:p>0.373627</text:p>
          </table:table-cell>
          <table:table-cell office:value-type="float" office:value="0.343045" calcext:value-type="float">
            <text:p>0.343045</text:p>
          </table:table-cell>
          <table:table-cell office:value-type="float" office:value="0.310266" calcext:value-type="float">
            <text:p>0.310266</text:p>
          </table:table-cell>
          <table:table-cell office:value-type="float" office:value="0.276968" calcext:value-type="float">
            <text:p>0.276968</text:p>
          </table:table-cell>
          <table:table-cell office:value-type="float" office:value="0.244947" calcext:value-type="float">
            <text:p>0.244947</text:p>
          </table:table-cell>
          <table:table-cell office:value-type="float" office:value="0.215736" calcext:value-type="float">
            <text:p>0.215736</text:p>
          </table:table-cell>
          <table:table-cell office:value-type="float" office:value="0.190343" calcext:value-type="float">
            <text:p>0.190343</text:p>
          </table:table-cell>
          <table:table-cell office:value-type="float" office:value="0.169172" calcext:value-type="float">
            <text:p>0.169172</text:p>
          </table:table-cell>
          <table:table-cell office:value-type="float" office:value="0.15213" calcext:value-type="float">
            <text:p>0.15213</text:p>
          </table:table-cell>
          <table:table-cell office:value-type="float" office:value="0.138793" calcext:value-type="float">
            <text:p>0.138793</text:p>
          </table:table-cell>
          <table:table-cell office:value-type="float" office:value="0.128586" calcext:value-type="float">
            <text:p>0.128586</text:p>
          </table:table-cell>
          <table:table-cell office:value-type="float" office:value="0.120908" calcext:value-type="float">
            <text:p>0.120908</text:p>
          </table:table-cell>
          <table:table-cell office:value-type="float" office:value="0.115206" calcext:value-type="float">
            <text:p>0.115206</text:p>
          </table:table-cell>
          <table:table-cell office:value-type="float" office:value="0.111014" calcext:value-type="float">
            <text:p>0.111014</text:p>
          </table:table-cell>
          <table:table-cell office:value-type="float" office:value="0.107953" calcext:value-type="float">
            <text:p>0.107953</text:p>
          </table:table-cell>
          <table:table-cell office:value-type="float" office:value="0.105729" calcext:value-type="float">
            <text:p>0.105729</text:p>
          </table:table-cell>
          <table:table-cell office:value-type="float" office:value="0.104121" calcext:value-type="float">
            <text:p>0.104121</text:p>
          </table:table-cell>
          <table:table-cell office:value-type="float" office:value="0.102961" calcext:value-type="float">
            <text:p>0.102961</text:p>
          </table:table-cell>
          <table:table-cell office:value-type="float" office:value="0.102125" calcext:value-type="float">
            <text:p>0.102125</text:p>
          </table:table-cell>
          <table:table-cell office:value-type="float" office:value="0.101525" calcext:value-type="float">
            <text:p>0.101525</text:p>
          </table:table-cell>
          <table:table-cell office:value-type="float" office:value="0.101093" calcext:value-type="float">
            <text:p>0.101093</text:p>
          </table:table-cell>
          <table:table-cell office:value-type="float" office:value="0.100784" calcext:value-type="float">
            <text:p>0.100784</text:p>
          </table:table-cell>
          <table:table-cell office:value-type="float" office:value="0.100562" calcext:value-type="float">
            <text:p>0.100562</text:p>
          </table:table-cell>
          <table:table-cell office:value-type="float" office:value="0.100403" calcext:value-type="float">
            <text:p>0.100403</text:p>
          </table:table-cell>
          <table:table-cell office:value-type="float" office:value="0.100288" calcext:value-type="float">
            <text:p>0.100288</text:p>
          </table:table-cell>
          <table:table-cell office:value-type="float" office:value="0.100207" calcext:value-type="float">
            <text:p>0.100207</text:p>
          </table:table-cell>
          <table:table-cell office:value-type="float" office:value="0.100148" calcext:value-type="float">
            <text:p>0.100148</text:p>
          </table:table-cell>
          <table:table-cell office:value-type="float" office:value="0.100106" calcext:value-type="float">
            <text:p>0.100106</text:p>
          </table:table-cell>
          <table:table-cell office:value-type="float" office:value="0.100076" calcext:value-type="float">
            <text:p>0.100076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3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44391" calcext:value-type="float">
            <text:p>0.344391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39" calcext:value-type="float">
            <text:p>0.999939</text:p>
          </table:table-cell>
          <table:table-cell office:value-type="float" office:value="0.999908" calcext:value-type="float">
            <text:p>0.999908</text:p>
          </table:table-cell>
          <table:table-cell office:value-type="float" office:value="0.99986" calcext:value-type="float">
            <text:p>0.99986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999679" calcext:value-type="float">
            <text:p>0.999679</text:p>
          </table:table-cell>
          <table:table-cell office:value-type="float" office:value="0.999513" calcext:value-type="float">
            <text:p>0.999513</text:p>
          </table:table-cell>
          <table:table-cell office:value-type="float" office:value="0.999263" calcext:value-type="float">
            <text:p>0.999263</text:p>
          </table:table-cell>
          <table:table-cell office:value-type="float" office:value="0.998883" calcext:value-type="float">
            <text:p>0.998883</text:p>
          </table:table-cell>
          <table:table-cell office:value-type="float" office:value="0.998309" calcext:value-type="float">
            <text:p>0.998309</text:p>
          </table:table-cell>
          <table:table-cell office:value-type="float" office:value="0.997442" calcext:value-type="float">
            <text:p>0.997442</text:p>
          </table:table-cell>
          <table:table-cell office:value-type="float" office:value="0.996133" calcext:value-type="float">
            <text:p>0.996133</text:p>
          </table:table-cell>
          <table:table-cell office:value-type="float" office:value="0.994162" calcext:value-type="float">
            <text:p>0.994162</text:p>
          </table:table-cell>
          <table:table-cell office:value-type="float" office:value="0.991204" calcext:value-type="float">
            <text:p>0.991204</text:p>
          </table:table-cell>
          <table:table-cell office:value-type="float" office:value="0.986787" calcext:value-type="float">
            <text:p>0.986787</text:p>
          </table:table-cell>
          <table:table-cell office:value-type="float" office:value="0.980242" calcext:value-type="float">
            <text:p>0.980242</text:p>
          </table:table-cell>
          <table:table-cell office:value-type="float" office:value="0.970647" calcext:value-type="float">
            <text:p>0.970647</text:p>
          </table:table-cell>
          <table:table-cell office:value-type="float" office:value="0.956805" calcext:value-type="float">
            <text:p>0.956805</text:p>
          </table:table-cell>
          <table:table-cell office:value-type="float" office:value="0.937292" calcext:value-type="float">
            <text:p>0.937292</text:p>
          </table:table-cell>
          <table:table-cell office:value-type="float" office:value="0.910656" calcext:value-type="float">
            <text:p>0.910656</text:p>
          </table:table-cell>
          <table:table-cell office:value-type="float" office:value="0.875856" calcext:value-type="float">
            <text:p>0.875856</text:p>
          </table:table-cell>
          <table:table-cell office:value-type="float" office:value="0.832927" calcext:value-type="float">
            <text:p>0.832927</text:p>
          </table:table-cell>
          <table:table-cell office:value-type="float" office:value="0.783607" calcext:value-type="float">
            <text:p>0.783607</text:p>
          </table:table-cell>
          <table:table-cell office:value-type="float" office:value="0.731398" calcext:value-type="float">
            <text:p>0.731398</text:p>
          </table:table-cell>
          <table:table-cell office:value-type="float" office:value="0.680675" calcext:value-type="float">
            <text:p>0.680675</text:p>
          </table:table-cell>
          <table:table-cell office:value-type="float" office:value="0.635254" calcext:value-type="float">
            <text:p>0.635254</text:p>
          </table:table-cell>
          <table:table-cell office:value-type="float" office:value="0.597347" calcext:value-type="float">
            <text:p>0.597347</text:p>
          </table:table-cell>
          <table:table-cell office:value-type="float" office:value="0.567401" calcext:value-type="float">
            <text:p>0.567401</text:p>
          </table:table-cell>
          <table:table-cell office:value-type="float" office:value="0.544585" calcext:value-type="float">
            <text:p>0.544585</text:p>
          </table:table-cell>
          <table:table-cell office:value-type="float" office:value="0.527435" calcext:value-type="float">
            <text:p>0.527435</text:p>
          </table:table-cell>
          <table:table-cell office:value-type="float" office:value="0.514347" calcext:value-type="float">
            <text:p>0.514347</text:p>
          </table:table-cell>
          <table:table-cell office:value-type="float" office:value="0.503824" calcext:value-type="float">
            <text:p>0.503824</text:p>
          </table:table-cell>
          <table:table-cell office:value-type="float" office:value="0.494567" calcext:value-type="float">
            <text:p>0.494567</text:p>
          </table:table-cell>
          <table:table-cell office:value-type="float" office:value="0.485447" calcext:value-type="float">
            <text:p>0.485447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63682" calcext:value-type="float">
            <text:p>0.463682</text:p>
          </table:table-cell>
          <table:table-cell office:value-type="float" office:value="0.449257" calcext:value-type="float">
            <text:p>0.449257</text:p>
          </table:table-cell>
          <table:table-cell office:value-type="float" office:value="0.431441" calcext:value-type="float">
            <text:p>0.431441</text:p>
          </table:table-cell>
          <table:table-cell office:value-type="float" office:value="0.409705" calcext:value-type="float">
            <text:p>0.409705</text:p>
          </table:table-cell>
          <table:table-cell office:value-type="float" office:value="0.383894" calcext:value-type="float">
            <text:p>0.383894</text:p>
          </table:table-cell>
          <table:table-cell office:value-type="float" office:value="0.35439" calcext:value-type="float">
            <text:p>0.35439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288865" calcext:value-type="float">
            <text:p>0.288865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0.22581" calcext:value-type="float">
            <text:p>0.22581</text:p>
          </table:table-cell>
          <table:table-cell office:value-type="float" office:value="0.198968" calcext:value-type="float">
            <text:p>0.198968</text:p>
          </table:table-cell>
          <table:table-cell office:value-type="float" office:value="0.176271" calcext:value-type="float">
            <text:p>0.176271</text:p>
          </table:table-cell>
          <table:table-cell office:value-type="float" office:value="0.157784" calcext:value-type="float">
            <text:p>0.157784</text:p>
          </table:table-cell>
          <table:table-cell office:value-type="float" office:value="0.143181" calcext:value-type="float">
            <text:p>0.143181</text:p>
          </table:table-cell>
          <table:table-cell office:value-type="float" office:value="0.131922" calcext:value-type="float">
            <text:p>0.131922</text:p>
          </table:table-cell>
          <table:table-cell office:value-type="float" office:value="0.123405" calcext:value-type="float">
            <text:p>0.123405</text:p>
          </table:table-cell>
          <table:table-cell office:value-type="float" office:value="0.117053" calcext:value-type="float">
            <text:p>0.117053</text:p>
          </table:table-cell>
          <table:table-cell office:value-type="float" office:value="0.112368" calcext:value-type="float">
            <text:p>0.112368</text:p>
          </table:table-cell>
          <table:table-cell office:value-type="float" office:value="0.108939" calcext:value-type="float">
            <text:p>0.108939</text:p>
          </table:table-cell>
          <table:table-cell office:value-type="float" office:value="0.106445" calcext:value-type="float">
            <text:p>0.106445</text:p>
          </table:table-cell>
          <table:table-cell office:value-type="float" office:value="0.104638" calcext:value-type="float">
            <text:p>0.104638</text:p>
          </table:table-cell>
          <table:table-cell office:value-type="float" office:value="0.103334" calcext:value-type="float">
            <text:p>0.103334</text:p>
          </table:table-cell>
          <table:table-cell office:value-type="float" office:value="0.102394" calcext:value-type="float">
            <text:p>0.102394</text:p>
          </table:table-cell>
          <table:table-cell office:value-type="float" office:value="0.101718" calcext:value-type="float">
            <text:p>0.101718</text:p>
          </table:table-cell>
          <table:table-cell office:value-type="float" office:value="0.101232" calcext:value-type="float">
            <text:p>0.101232</text:p>
          </table:table-cell>
          <table:table-cell office:value-type="float" office:value="0.100883" calcext:value-type="float">
            <text:p>0.100883</text:p>
          </table:table-cell>
          <table:table-cell office:value-type="float" office:value="0.100633" calcext:value-type="float">
            <text:p>0.100633</text:p>
          </table:table-cell>
          <table:table-cell office:value-type="float" office:value="0.100454" calcext:value-type="float">
            <text:p>0.100454</text:p>
          </table:table-cell>
          <table:table-cell office:value-type="float" office:value="0.100325" calcext:value-type="float">
            <text:p>0.100325</text:p>
          </table:table-cell>
          <table:table-cell office:value-type="float" office:value="0.100233" calcext:value-type="float">
            <text:p>0.100233</text:p>
          </table:table-cell>
          <table:table-cell office:value-type="float" office:value="0.100167" calcext:value-type="float">
            <text:p>0.100167</text:p>
          </table:table-cell>
          <table:table-cell office:value-type="float" office:value="0.10012" calcext:value-type="float">
            <text:p>0.10012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0.100061" calcext:value-type="float">
            <text:p>0.100061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50363" calcext:value-type="float">
            <text:p>0.350363</text:p>
          </table:table-cell>
          <table:table-cell table:number-columns-repeated="7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36" calcext:value-type="float">
            <text:p>0.999936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999854" calcext:value-type="float">
            <text:p>0.999854</text:p>
          </table:table-cell>
          <table:table-cell office:value-type="float" office:value="0.999779" calcext:value-type="float">
            <text:p>0.999779</text:p>
          </table:table-cell>
          <table:table-cell office:value-type="float" office:value="0.999665" calcext:value-type="float">
            <text:p>0.999665</text:p>
          </table:table-cell>
          <table:table-cell office:value-type="float" office:value="0.999492" calcext:value-type="float">
            <text:p>0.999492</text:p>
          </table:table-cell>
          <table:table-cell office:value-type="float" office:value="0.99923" calcext:value-type="float">
            <text:p>0.99923</text:p>
          </table:table-cell>
          <table:table-cell office:value-type="float" office:value="0.998834" calcext:value-type="float">
            <text:p>0.998834</text:p>
          </table:table-cell>
          <table:table-cell office:value-type="float" office:value="0.998235" calcext:value-type="float">
            <text:p>0.998235</text:p>
          </table:table-cell>
          <table:table-cell office:value-type="float" office:value="0.997329" calcext:value-type="float">
            <text:p>0.997329</text:p>
          </table:table-cell>
          <table:table-cell office:value-type="float" office:value="0.995963" calcext:value-type="float">
            <text:p>0.995963</text:p>
          </table:table-cell>
          <table:table-cell office:value-type="float" office:value="0.993906" calcext:value-type="float">
            <text:p>0.993906</text:p>
          </table:table-cell>
          <table:table-cell office:value-type="float" office:value="0.990821" calcext:value-type="float">
            <text:p>0.990821</text:p>
          </table:table-cell>
          <table:table-cell office:value-type="float" office:value="0.986218" calcext:value-type="float">
            <text:p>0.986218</text:p>
          </table:table-cell>
          <table:table-cell office:value-type="float" office:value="0.979401" calcext:value-type="float">
            <text:p>0.979401</text:p>
          </table:table-cell>
          <table:table-cell office:value-type="float" office:value="0.969423" calcext:value-type="float">
            <text:p>0.969423</text:p>
          </table:table-cell>
          <table:table-cell office:value-type="float" office:value="0.955058" calcext:value-type="float">
            <text:p>0.955058</text:p>
          </table:table-cell>
          <table:table-cell office:value-type="float" office:value="0.934863" calcext:value-type="float">
            <text:p>0.934863</text:p>
          </table:table-cell>
          <table:table-cell office:value-type="float" office:value="0.907404" calcext:value-type="float">
            <text:p>0.907404</text:p>
          </table:table-cell>
          <table:table-cell office:value-type="float" office:value="0.871717" calcext:value-type="float">
            <text:p>0.871717</text:p>
          </table:table-cell>
          <table:table-cell office:value-type="float" office:value="0.827986" calcext:value-type="float">
            <text:p>0.827986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725828" calcext:value-type="float">
            <text:p>0.725828</text:p>
          </table:table-cell>
          <table:table-cell office:value-type="float" office:value="0.67543" calcext:value-type="float">
            <text:p>0.67543</text:p>
          </table:table-cell>
          <table:table-cell office:value-type="float" office:value="0.630625" calcext:value-type="float">
            <text:p>0.630625</text:p>
          </table:table-cell>
          <table:table-cell office:value-type="float" office:value="0.593424" calcext:value-type="float">
            <text:p>0.593424</text:p>
          </table:table-cell>
          <table:table-cell office:value-type="float" office:value="0.564101" calcext:value-type="float">
            <text:p>0.564101</text:p>
          </table:table-cell>
          <table:table-cell office:value-type="float" office:value="0.541713" calcext:value-type="float">
            <text:p>0.541713</text:p>
          </table:table-cell>
          <table:table-cell office:value-type="float" office:value="0.524739" calcext:value-type="float">
            <text:p>0.524739</text:p>
          </table:table-cell>
          <table:table-cell office:value-type="float" office:value="0.511547" calcext:value-type="float">
            <text:p>0.511547</text:p>
          </table:table-cell>
          <table:table-cell office:value-type="float" office:value="0.500624" calcext:value-type="float">
            <text:p>0.500624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80444" calcext:value-type="float">
            <text:p>0.480444</text:p>
          </table:table-cell>
          <table:table-cell office:value-type="float" office:value="0.468984" calcext:value-type="float">
            <text:p>0.468984</text:p>
          </table:table-cell>
          <table:table-cell office:value-type="float" office:value="0.455317" calcext:value-type="float">
            <text:p>0.455317</text:p>
          </table:table-cell>
          <table:table-cell office:value-type="float" office:value="0.438603" calcext:value-type="float">
            <text:p>0.438603</text:p>
          </table:table-cell>
          <table:table-cell office:value-type="float" office:value="0.418187" calcext:value-type="float">
            <text:p>0.418187</text:p>
          </table:table-cell>
          <table:table-cell office:value-type="float" office:value="0.393741" calcext:value-type="float">
            <text:p>0.393741</text:p>
          </table:table-cell>
          <table:table-cell office:value-type="float" office:value="0.365425" calcext:value-type="float">
            <text:p>0.365425</text:p>
          </table:table-cell>
          <table:table-cell office:value-type="float" office:value="0.334009" calcext:value-type="float">
            <text:p>0.334009</text:p>
          </table:table-cell>
          <table:table-cell office:value-type="float" office:value="0.300861" calcext:value-type="float">
            <text:p>0.300861</text:p>
          </table:table-cell>
          <table:table-cell office:value-type="float" office:value="0.267722" calcext:value-type="float">
            <text:p>0.267722</text:p>
          </table:table-cell>
          <table:table-cell office:value-type="float" office:value="0.236347" calcext:value-type="float">
            <text:p>0.236347</text:p>
          </table:table-cell>
          <table:table-cell office:value-type="float" office:value="0.208134" calcext:value-type="float">
            <text:p>0.208134</text:p>
          </table:table-cell>
          <table:table-cell office:value-type="float" office:value="0.183916" calcext:value-type="float">
            <text:p>0.183916</text:p>
          </table:table-cell>
          <table:table-cell office:value-type="float" office:value="0.16394" calcext:value-type="float">
            <text:p>0.16394</text:p>
          </table:table-cell>
          <table:table-cell office:value-type="float" office:value="0.147999" calcext:value-type="float">
            <text:p>0.147999</text:p>
          </table:table-cell>
          <table:table-cell office:value-type="float" office:value="0.13561" calcext:value-type="float">
            <text:p>0.13561</text:p>
          </table:table-cell>
          <table:table-cell office:value-type="float" office:value="0.126179" calcext:value-type="float">
            <text:p>0.126179</text:p>
          </table:table-cell>
          <table:table-cell office:value-type="float" office:value="0.119113" calcext:value-type="float">
            <text:p>0.119113</text:p>
          </table:table-cell>
          <table:table-cell office:value-type="float" office:value="0.113883" calcext:value-type="float">
            <text:p>0.113883</text:p>
          </table:table-cell>
          <table:table-cell office:value-type="float" office:value="0.110045" calcext:value-type="float">
            <text:p>0.110045</text:p>
          </table:table-cell>
          <table:table-cell office:value-type="float" office:value="0.107248" calcext:value-type="float">
            <text:p>0.107248</text:p>
          </table:table-cell>
          <table:table-cell office:value-type="float" office:value="0.105219" calcext:value-type="float">
            <text:p>0.105219</text:p>
          </table:table-cell>
          <table:table-cell office:value-type="float" office:value="0.103753" calcext:value-type="float">
            <text:p>0.103753</text:p>
          </table:table-cell>
          <table:table-cell office:value-type="float" office:value="0.102696" calcext:value-type="float">
            <text:p>0.102696</text:p>
          </table:table-cell>
          <table:table-cell office:value-type="float" office:value="0.101935" calcext:value-type="float">
            <text:p>0.101935</text:p>
          </table:table-cell>
          <table:table-cell office:value-type="float" office:value="0.101388" calcext:value-type="float">
            <text:p>0.101388</text:p>
          </table:table-cell>
          <table:table-cell office:value-type="float" office:value="0.100995" calcext:value-type="float">
            <text:p>0.100995</text:p>
          </table:table-cell>
          <table:table-cell office:value-type="float" office:value="0.100713" calcext:value-type="float">
            <text:p>0.100713</text:p>
          </table:table-cell>
          <table:table-cell office:value-type="float" office:value="0.100511" calcext:value-type="float">
            <text:p>0.100511</text:p>
          </table:table-cell>
          <table:table-cell office:value-type="float" office:value="0.100366" calcext:value-type="float">
            <text:p>0.100366</text:p>
          </table:table-cell>
          <table:table-cell office:value-type="float" office:value="0.100262" calcext:value-type="float">
            <text:p>0.100262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100135" calcext:value-type="float">
            <text:p>0.100135</text:p>
          </table:table-cell>
          <table:table-cell office:value-type="float" office:value="0.100097" calcext:value-type="float">
            <text:p>0.100097</text:p>
          </table:table-cell>
          <table:table-cell office:value-type="float" office:value="0.100069" calcext:value-type="float">
            <text:p>0.100069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56335" calcext:value-type="float">
            <text:p>0.356335</text:p>
          </table:table-cell>
          <table:table-cell table:number-columns-repeated="71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999769" calcext:value-type="float">
            <text:p>0.999769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999196" calcext:value-type="float">
            <text:p>0.999196</text:p>
          </table:table-cell>
          <table:table-cell office:value-type="float" office:value="0.998782" calcext:value-type="float">
            <text:p>0.998782</text:p>
          </table:table-cell>
          <table:table-cell office:value-type="float" office:value="0.998157" calcext:value-type="float">
            <text:p>0.998157</text:p>
          </table:table-cell>
          <table:table-cell office:value-type="float" office:value="0.997211" calcext:value-type="float">
            <text:p>0.997211</text:p>
          </table:table-cell>
          <table:table-cell office:value-type="float" office:value="0.995785" calcext:value-type="float">
            <text:p>0.995785</text:p>
          </table:table-cell>
          <table:table-cell office:value-type="float" office:value="0.993639" calcext:value-type="float">
            <text:p>0.993639</text:p>
          </table:table-cell>
          <table:table-cell office:value-type="float" office:value="0.990422" calcext:value-type="float">
            <text:p>0.990422</text:p>
          </table:table-cell>
          <table:table-cell office:value-type="float" office:value="0.985624" calcext:value-type="float">
            <text:p>0.985624</text:p>
          </table:table-cell>
          <table:table-cell office:value-type="float" office:value="0.978526" calcext:value-type="float">
            <text:p>0.978526</text:p>
          </table:table-cell>
          <table:table-cell office:value-type="float" office:value="0.968151" calcext:value-type="float">
            <text:p>0.968151</text:p>
          </table:table-cell>
          <table:table-cell office:value-type="float" office:value="0.953246" calcext:value-type="float">
            <text:p>0.953246</text:p>
          </table:table-cell>
          <table:table-cell office:value-type="float" office:value="0.932352" calcext:value-type="float">
            <text:p>0.932352</text:p>
          </table:table-cell>
          <table:table-cell office:value-type="float" office:value="0.904057" calcext:value-type="float">
            <text:p>0.904057</text:p>
          </table:table-cell>
          <table:table-cell office:value-type="float" office:value="0.86748" calcext:value-type="float">
            <text:p>0.86748</text:p>
          </table:table-cell>
          <table:table-cell office:value-type="float" office:value="0.82296" calcext:value-type="float">
            <text:p>0.82296</text:p>
          </table:table-cell>
          <table:table-cell office:value-type="float" office:value="0.772619" calcext:value-type="float">
            <text:p>0.772619</text:p>
          </table:table-cell>
          <table:table-cell office:value-type="float" office:value="0.720239" calcext:value-type="float">
            <text:p>0.720239</text:p>
          </table:table-cell>
          <table:table-cell office:value-type="float" office:value="0.670188" calcext:value-type="float">
            <text:p>0.670188</text:p>
          </table:table-cell>
          <table:table-cell office:value-type="float" office:value="0.625995" calcext:value-type="float">
            <text:p>0.625995</text:p>
          </table:table-cell>
          <table:table-cell office:value-type="float" office:value="0.58947" calcext:value-type="float">
            <text:p>0.58947</text:p>
          </table:table-cell>
          <table:table-cell office:value-type="float" office:value="0.560714" calcext:value-type="float">
            <text:p>0.560714</text:p>
          </table:table-cell>
          <table:table-cell office:value-type="float" office:value="0.538675" calcext:value-type="float">
            <text:p>0.538675</text:p>
          </table:table-cell>
          <table:table-cell office:value-type="float" office:value="0.521778" calcext:value-type="float">
            <text:p>0.521778</text:p>
          </table:table-cell>
          <table:table-cell office:value-type="float" office:value="0.508358" calcext:value-type="float">
            <text:p>0.508358</text:p>
          </table:table-cell>
          <table:table-cell office:value-type="float" office:value="0.496881" calcext:value-type="float">
            <text:p>0.496881</text:p>
          </table:table-cell>
          <table:table-cell office:value-type="float" office:value="0.485988" calcext:value-type="float">
            <text:p>0.485988</text:p>
          </table:table-cell>
          <table:table-cell office:value-type="float" office:value="0.474486" calcext:value-type="float">
            <text:p>0.474486</text:p>
          </table:table-cell>
          <table:table-cell office:value-type="float" office:value="0.461305" calcext:value-type="float">
            <text:p>0.461305</text:p>
          </table:table-cell>
          <table:table-cell office:value-type="float" office:value="0.445497" calcext:value-type="float">
            <text:p>0.445497</text:p>
          </table:table-cell>
          <table:table-cell office:value-type="float" office:value="0.426286" calcext:value-type="float">
            <text:p>0.426286</text:p>
          </table:table-cell>
          <table:table-cell office:value-type="float" office:value="0.403176" calcext:value-type="float">
            <text:p>0.403176</text:p>
          </table:table-cell>
          <table:table-cell office:value-type="float" office:value="0.376112" calcext:value-type="float">
            <text:p>0.376112</text:p>
          </table:table-cell>
          <table:table-cell office:value-type="float" office:value="0.345628" calcext:value-type="float">
            <text:p>0.345628</text:p>
          </table:table-cell>
          <table:table-cell office:value-type="float" office:value="0.312881" calcext:value-type="float">
            <text:p>0.312881</text:p>
          </table:table-cell>
          <table:table-cell office:value-type="float" office:value="0.279509" calcext:value-type="float">
            <text:p>0.279509</text:p>
          </table:table-cell>
          <table:table-cell office:value-type="float" office:value="0.247303" calcext:value-type="float">
            <text:p>0.247303</text:p>
          </table:table-cell>
          <table:table-cell office:value-type="float" office:value="0.217823" calcext:value-type="float">
            <text:p>0.217823</text:p>
          </table:table-cell>
          <table:table-cell office:value-type="float" office:value="0.192112" calcext:value-type="float">
            <text:p>0.192112</text:p>
          </table:table-cell>
          <table:table-cell office:value-type="float" office:value="0.170618" calcext:value-type="float">
            <text:p>0.170618</text:p>
          </table:table-cell>
          <table:table-cell office:value-type="float" office:value="0.153275" calcext:value-type="float">
            <text:p>0.153275</text:p>
          </table:table-cell>
          <table:table-cell office:value-type="float" office:value="0.139677" calcext:value-type="float">
            <text:p>0.139677</text:p>
          </table:table-cell>
          <table:table-cell office:value-type="float" office:value="0.129257" calcext:value-type="float">
            <text:p>0.129257</text:p>
          </table:table-cell>
          <table:table-cell office:value-type="float" office:value="0.121408" calcext:value-type="float">
            <text:p>0.121408</text:p>
          </table:table-cell>
          <table:table-cell office:value-type="float" office:value="0.115576" calcext:value-type="float">
            <text:p>0.115576</text:p>
          </table:table-cell>
          <table:table-cell office:value-type="float" office:value="0.111284" calcext:value-type="float">
            <text:p>0.111284</text:p>
          </table:table-cell>
          <table:table-cell office:value-type="float" office:value="0.10815" calcext:value-type="float">
            <text:p>0.10815</text:p>
          </table:table-cell>
          <table:table-cell office:value-type="float" office:value="0.105872" calcext:value-type="float">
            <text:p>0.105872</text:p>
          </table:table-cell>
          <table:table-cell office:value-type="float" office:value="0.104224" calcext:value-type="float">
            <text:p>0.104224</text:p>
          </table:table-cell>
          <table:table-cell office:value-type="float" office:value="0.103035" calcext:value-type="float">
            <text:p>0.103035</text:p>
          </table:table-cell>
          <table:table-cell office:value-type="float" office:value="0.102179" calcext:value-type="float">
            <text:p>0.102179</text:p>
          </table:table-cell>
          <table:table-cell office:value-type="float" office:value="0.101563" calcext:value-type="float">
            <text:p>0.101563</text:p>
          </table:table-cell>
          <table:table-cell office:value-type="float" office:value="0.101121" calcext:value-type="float">
            <text:p>0.101121</text:p>
          </table:table-cell>
          <table:table-cell office:value-type="float" office:value="0.100804" calcext:value-type="float">
            <text:p>0.100804</text:p>
          </table:table-cell>
          <table:table-cell office:value-type="float" office:value="0.100576" calcext:value-type="float">
            <text:p>0.100576</text:p>
          </table:table-cell>
          <table:table-cell office:value-type="float" office:value="0.100413" calcext:value-type="float">
            <text:p>0.100413</text:p>
          </table:table-cell>
          <table:table-cell office:value-type="float" office:value="0.100296" calcext:value-type="float">
            <text:p>0.100296</text:p>
          </table:table-cell>
          <table:table-cell office:value-type="float" office:value="0.100212" calcext:value-type="float">
            <text:p>0.100212</text:p>
          </table:table-cell>
          <table:table-cell office:value-type="float" office:value="0.100152" calcext:value-type="float">
            <text:p>0.100152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0.100056" calcext:value-type="float">
            <text:p>0.100056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3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62306" calcext:value-type="float">
            <text:p>0.362306</text:p>
          </table:table-cell>
          <table:table-cell table:number-columns-repeated="72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999931" calcext:value-type="float">
            <text:p>0.999931</text:p>
          </table:table-cell>
          <table:table-cell office:value-type="float" office:value="0.999895" calcext:value-type="float">
            <text:p>0.999895</text:p>
          </table:table-cell>
          <table:table-cell office:value-type="float" office:value="0.999841" calcext:value-type="float">
            <text:p>0.999841</text:p>
          </table:table-cell>
          <table:table-cell office:value-type="float" office:value="0.999759" calcext:value-type="float">
            <text:p>0.999759</text:p>
          </table:table-cell>
          <table:table-cell office:value-type="float" office:value="0.999634" calcext:value-type="float">
            <text:p>0.999634</text:p>
          </table:table-cell>
          <table:table-cell office:value-type="float" office:value="0.999446" calcext:value-type="float">
            <text:p>0.999446</text:p>
          </table:table-cell>
          <table:table-cell office:value-type="float" office:value="0.99916" calcext:value-type="float">
            <text:p>0.99916</text:p>
          </table:table-cell>
          <table:table-cell office:value-type="float" office:value="0.998729" calcext:value-type="float">
            <text:p>0.998729</text:p>
          </table:table-cell>
          <table:table-cell office:value-type="float" office:value="0.998075" calcext:value-type="float">
            <text:p>0.998075</text:p>
          </table:table-cell>
          <table:table-cell office:value-type="float" office:value="0.997088" calcext:value-type="float">
            <text:p>0.997088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3361" calcext:value-type="float">
            <text:p>0.993361</text:p>
          </table:table-cell>
          <table:table-cell office:value-type="float" office:value="0.990006" calcext:value-type="float">
            <text:p>0.990006</text:p>
          </table:table-cell>
          <table:table-cell office:value-type="float" office:value="0.985005" calcext:value-type="float">
            <text:p>0.985005</text:p>
          </table:table-cell>
          <table:table-cell office:value-type="float" office:value="0.977615" calcext:value-type="float">
            <text:p>0.977615</text:p>
          </table:table-cell>
          <table:table-cell office:value-type="float" office:value="0.966829" calcext:value-type="float">
            <text:p>0.966829</text:p>
          </table:table-cell>
          <table:table-cell office:value-type="float" office:value="0.951366" calcext:value-type="float">
            <text:p>0.951366</text:p>
          </table:table-cell>
          <table:table-cell office:value-type="float" office:value="0.929756" calcext:value-type="float">
            <text:p>0.929756</text:p>
          </table:table-cell>
          <table:table-cell office:value-type="float" office:value="0.900612" calcext:value-type="float">
            <text:p>0.900612</text:p>
          </table:table-cell>
          <table:table-cell office:value-type="float" office:value="0.863142" calcext:value-type="float">
            <text:p>0.863142</text:p>
          </table:table-cell>
          <table:table-cell office:value-type="float" office:value="0.817848" calcext:value-type="float">
            <text:p>0.817848</text:p>
          </table:table-cell>
          <table:table-cell office:value-type="float" office:value="0.767042" calcext:value-type="float">
            <text:p>0.767042</text:p>
          </table:table-cell>
          <table:table-cell office:value-type="float" office:value="0.714626" calcext:value-type="float">
            <text:p>0.714626</text:p>
          </table:table-cell>
          <table:table-cell office:value-type="float" office:value="0.664938" calcext:value-type="float">
            <text:p>0.664938</text:p>
          </table:table-cell>
          <table:table-cell office:value-type="float" office:value="0.621345" calcext:value-type="float">
            <text:p>0.621345</text:p>
          </table:table-cell>
          <table:table-cell office:value-type="float" office:value="0.585454" calcext:value-type="float">
            <text:p>0.585454</text:p>
          </table:table-cell>
          <table:table-cell office:value-type="float" office:value="0.557198" calcext:value-type="float">
            <text:p>0.557198</text:p>
          </table:table-cell>
          <table:table-cell office:value-type="float" office:value="0.535419" calcext:value-type="float">
            <text:p>0.535419</text:p>
          </table:table-cell>
          <table:table-cell office:value-type="float" office:value="0.518481" calcext:value-type="float">
            <text:p>0.518481</text:p>
          </table:table-cell>
          <table:table-cell office:value-type="float" office:value="0.50469" calcext:value-type="float">
            <text:p>0.50469</text:p>
          </table:table-cell>
          <table:table-cell office:value-type="float" office:value="0.49248" calcext:value-type="float">
            <text:p>0.49248</text:p>
          </table:table-cell>
          <table:table-cell office:value-type="float" office:value="0.480464" calcext:value-type="float">
            <text:p>0.480464</text:p>
          </table:table-cell>
          <table:table-cell office:value-type="float" office:value="0.467416" calcext:value-type="float">
            <text:p>0.467416</text:p>
          </table:table-cell>
          <table:table-cell office:value-type="float" office:value="0.452258" calcext:value-type="float">
            <text:p>0.452258</text:p>
          </table:table-cell>
          <table:table-cell office:value-type="float" office:value="0.434081" calcext:value-type="float">
            <text:p>0.434081</text:p>
          </table:table-cell>
          <table:table-cell office:value-type="float" office:value="0.412228" calcext:value-type="float">
            <text:p>0.412228</text:p>
          </table:table-cell>
          <table:table-cell office:value-type="float" office:value="0.386439" calcext:value-type="float">
            <text:p>0.386439</text:p>
          </table:table-cell>
          <table:table-cell office:value-type="float" office:value="0.357004" calcext:value-type="float">
            <text:p>0.357004</text:p>
          </table:table-cell>
          <table:table-cell office:value-type="float" office:value="0.324851" calcext:value-type="float">
            <text:p>0.324851</text:p>
          </table:table-cell>
          <table:table-cell office:value-type="float" office:value="0.291467" calcext:value-type="float">
            <text:p>0.291467</text:p>
          </table:table-cell>
          <table:table-cell office:value-type="float" office:value="0.258626" calcext:value-type="float">
            <text:p>0.258626</text:p>
          </table:table-cell>
          <table:table-cell office:value-type="float" office:value="0.228007" calcext:value-type="float">
            <text:p>0.228007</text:p>
          </table:table-cell>
          <table:table-cell office:value-type="float" office:value="0.200858" calcext:value-type="float">
            <text:p>0.200858</text:p>
          </table:table-cell>
          <table:table-cell office:value-type="float" office:value="0.177833" calcext:value-type="float">
            <text:p>0.177833</text:p>
          </table:table-cell>
          <table:table-cell office:value-type="float" office:value="0.159034" calcext:value-type="float">
            <text:p>0.159034</text:p>
          </table:table-cell>
          <table:table-cell office:value-type="float" office:value="0.144154" calcext:value-type="float">
            <text:p>0.144154</text:p>
          </table:table-cell>
          <table:table-cell office:value-type="float" office:value="0.132664" calcext:value-type="float">
            <text:p>0.132664</text:p>
          </table:table-cell>
          <table:table-cell office:value-type="float" office:value="0.123962" calcext:value-type="float">
            <text:p>0.123962</text:p>
          </table:table-cell>
          <table:table-cell office:value-type="float" office:value="0.117466" calcext:value-type="float">
            <text:p>0.117466</text:p>
          </table:table-cell>
          <table:table-cell office:value-type="float" office:value="0.112671" calcext:value-type="float">
            <text:p>0.112671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06605" calcext:value-type="float">
            <text:p>0.106605</text:p>
          </table:table-cell>
          <table:table-cell office:value-type="float" office:value="0.104754" calcext:value-type="float">
            <text:p>0.104754</text:p>
          </table:table-cell>
          <table:table-cell office:value-type="float" office:value="0.103417" calcext:value-type="float">
            <text:p>0.103417</text:p>
          </table:table-cell>
          <table:table-cell office:value-type="float" office:value="0.102454" calcext:value-type="float">
            <text:p>0.102454</text:p>
          </table:table-cell>
          <table:table-cell office:value-type="float" office:value="0.101761" calcext:value-type="float">
            <text:p>0.101761</text:p>
          </table:table-cell>
          <table:table-cell office:value-type="float" office:value="0.101263" calcext:value-type="float">
            <text:p>0.101263</text:p>
          </table:table-cell>
          <table:table-cell office:value-type="float" office:value="0.100905" calcext:value-type="float">
            <text:p>0.100905</text:p>
          </table:table-cell>
          <table:table-cell office:value-type="float" office:value="0.100649" calcext:value-type="float">
            <text:p>0.100649</text:p>
          </table:table-cell>
          <table:table-cell office:value-type="float" office:value="0.100465" calcext:value-type="float">
            <text:p>0.100465</text:p>
          </table:table-cell>
          <table:table-cell office:value-type="float" office:value="0.100333" calcext:value-type="float">
            <text:p>0.100333</text:p>
          </table:table-cell>
          <table:table-cell office:value-type="float" office:value="0.100239" calcext:value-type="float">
            <text:p>0.100239</text:p>
          </table:table-cell>
          <table:table-cell office:value-type="float" office:value="0.100171" calcext:value-type="float">
            <text:p>0.100171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100088" calcext:value-type="float">
            <text:p>0.100088</text:p>
          </table:table-cell>
          <table:table-cell office:value-type="float" office:value="0.100063" calcext:value-type="float">
            <text:p>0.100063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68278" calcext:value-type="float">
            <text:p>0.368278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52" calcext:value-type="float">
            <text:p>0.999952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834" calcext:value-type="float">
            <text:p>0.999834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999618" calcext:value-type="float">
            <text:p>0.999618</text:p>
          </table:table-cell>
          <table:table-cell office:value-type="float" office:value="0.999421" calcext:value-type="float">
            <text:p>0.999421</text:p>
          </table:table-cell>
          <table:table-cell office:value-type="float" office:value="0.999123" calcext:value-type="float">
            <text:p>0.999123</text:p>
          </table:table-cell>
          <table:table-cell office:value-type="float" office:value="0.998672" calcext:value-type="float">
            <text:p>0.998672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99696" calcext:value-type="float">
            <text:p>0.99696</text:p>
          </table:table-cell>
          <table:table-cell office:value-type="float" office:value="0.995407" calcext:value-type="float">
            <text:p>0.995407</text:p>
          </table:table-cell>
          <table:table-cell office:value-type="float" office:value="0.993071" calcext:value-type="float">
            <text:p>0.993071</text:p>
          </table:table-cell>
          <table:table-cell office:value-type="float" office:value="0.989571" calcext:value-type="float">
            <text:p>0.989571</text:p>
          </table:table-cell>
          <table:table-cell office:value-type="float" office:value="0.98436" calcext:value-type="float">
            <text:p>0.98436</text:p>
          </table:table-cell>
          <table:table-cell office:value-type="float" office:value="0.976667" calcext:value-type="float">
            <text:p>0.976667</text:p>
          </table:table-cell>
          <table:table-cell office:value-type="float" office:value="0.965456" calcext:value-type="float">
            <text:p>0.965456</text:p>
          </table:table-cell>
          <table:table-cell office:value-type="float" office:value="0.949418" calcext:value-type="float">
            <text:p>0.949418</text:p>
          </table:table-cell>
          <table:table-cell office:value-type="float" office:value="0.927073" calcext:value-type="float">
            <text:p>0.927073</text:p>
          </table:table-cell>
          <table:table-cell office:value-type="float" office:value="0.897066" calcext:value-type="float">
            <text:p>0.897066</text:p>
          </table:table-cell>
          <table:table-cell office:value-type="float" office:value="0.858701" calcext:value-type="float">
            <text:p>0.8587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761405" calcext:value-type="float">
            <text:p>0.761405</text:p>
          </table:table-cell>
          <table:table-cell office:value-type="float" office:value="0.708979" calcext:value-type="float">
            <text:p>0.708979</text:p>
          </table:table-cell>
          <table:table-cell office:value-type="float" office:value="0.659663" calcext:value-type="float">
            <text:p>0.659663</text:p>
          </table:table-cell>
          <table:table-cell office:value-type="float" office:value="0.61665" calcext:value-type="float">
            <text:p>0.61665</text:p>
          </table:table-cell>
          <table:table-cell office:value-type="float" office:value="0.581343" calcext:value-type="float">
            <text:p>0.581343</text:p>
          </table:table-cell>
          <table:table-cell office:value-type="float" office:value="0.553507" calcext:value-type="float">
            <text:p>0.553507</text:p>
          </table:table-cell>
          <table:table-cell office:value-type="float" office:value="0.531879" calcext:value-type="float">
            <text:p>0.531879</text:p>
          </table:table-cell>
          <table:table-cell office:value-type="float" office:value="0.514767" calcext:value-type="float">
            <text:p>0.514767</text:p>
          </table:table-cell>
          <table:table-cell office:value-type="float" office:value="0.500438" calcext:value-type="float">
            <text:p>0.500438</text:p>
          </table:table-cell>
          <table:table-cell office:value-type="float" office:value="0.487294" calcext:value-type="float">
            <text:p>0.487294</text:p>
          </table:table-cell>
          <table:table-cell office:value-type="float" office:value="0.473919" calcext:value-type="float">
            <text:p>0.473919</text:p>
          </table:table-cell>
          <table:table-cell office:value-type="float" office:value="0.459072" calcext:value-type="float">
            <text:p>0.459072</text:p>
          </table:table-cell>
          <table:table-cell office:value-type="float" office:value="0.441692" calcext:value-type="float">
            <text:p>0.441692</text:p>
          </table:table-cell>
          <table:table-cell office:value-type="float" office:value="0.42096" calcext:value-type="float">
            <text:p>0.42096</text:p>
          </table:table-cell>
          <table:table-cell office:value-type="float" office:value="0.396415" calcext:value-type="float">
            <text:p>0.396415</text:p>
          </table:table-cell>
          <table:table-cell office:value-type="float" office:value="0.368105" calcext:value-type="float">
            <text:p>0.368105</text:p>
          </table:table-cell>
          <table:table-cell office:value-type="float" office:value="0.336711" calcext:value-type="float">
            <text:p>0.336711</text:p>
          </table:table-cell>
          <table:table-cell office:value-type="float" office:value="0.303526" calcext:value-type="float">
            <text:p>0.303526</text:p>
          </table:table-cell>
          <table:table-cell office:value-type="float" office:value="0.270256" calcext:value-type="float">
            <text:p>0.270256</text:p>
          </table:table-cell>
          <table:table-cell office:value-type="float" office:value="0.238654" calcext:value-type="float">
            <text:p>0.238654</text:p>
          </table:table-cell>
          <table:table-cell office:value-type="float" office:value="0.210144" calcext:value-type="float">
            <text:p>0.210144</text:p>
          </table:table-cell>
          <table:table-cell office:value-type="float" office:value="0.185598" calcext:value-type="float">
            <text:p>0.185598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49067" calcext:value-type="float">
            <text:p>0.149067</text:p>
          </table:table-cell>
          <table:table-cell office:value-type="float" office:value="0.13643" calcext:value-type="float">
            <text:p>0.13643</text:p>
          </table:table-cell>
          <table:table-cell office:value-type="float" office:value="0.126797" calcext:value-type="float">
            <text:p>0.126797</text:p>
          </table:table-cell>
          <table:table-cell office:value-type="float" office:value="0.119574" calcext:value-type="float">
            <text:p>0.119574</text:p>
          </table:table-cell>
          <table:table-cell office:value-type="float" office:value="0.114222" calcext:value-type="float">
            <text:p>0.114222</text:p>
          </table:table-cell>
          <table:table-cell office:value-type="float" office:value="0.110293" calcext:value-type="float">
            <text:p>0.110293</text:p>
          </table:table-cell>
          <table:table-cell office:value-type="float" office:value="0.107428" calcext:value-type="float">
            <text:p>0.107428</text:p>
          </table:table-cell>
          <table:table-cell office:value-type="float" office:value="0.10535" calcext:value-type="float">
            <text:p>0.10535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0.102763" calcext:value-type="float">
            <text:p>0.102763</text:p>
          </table:table-cell>
          <table:table-cell office:value-type="float" office:value="0.101983" calcext:value-type="float">
            <text:p>0.101983</text:p>
          </table:table-cell>
          <table:table-cell office:value-type="float" office:value="0.101423" calcext:value-type="float">
            <text:p>0.101423</text:p>
          </table:table-cell>
          <table:table-cell office:value-type="float" office:value="0.10102" calcext:value-type="float">
            <text:p>0.10102</text:p>
          </table:table-cell>
          <table:table-cell office:value-type="float" office:value="0.100731" calcext:value-type="float">
            <text:p>0.100731</text:p>
          </table:table-cell>
          <table:table-cell office:value-type="float" office:value="0.100524" calcext:value-type="float">
            <text:p>0.100524</text:p>
          </table:table-cell>
          <table:table-cell office:value-type="float" office:value="0.100376" calcext:value-type="float">
            <text:p>0.100376</text:p>
          </table:table-cell>
          <table:table-cell office:value-type="float" office:value="0.100269" calcext:value-type="float">
            <text:p>0.100269</text:p>
          </table:table-cell>
          <table:table-cell office:value-type="float" office:value="0.100193" calcext:value-type="float">
            <text:p>0.100193</text:p>
          </table:table-cell>
          <table:table-cell office:value-type="float" office:value="0.100138" calcext:value-type="float">
            <text:p>0.100138</text:p>
          </table:table-cell>
          <table:table-cell office:value-type="float" office:value="0.100099" calcext:value-type="float">
            <text:p>0.100099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7425" calcext:value-type="float">
            <text:p>0.37425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999885" calcext:value-type="float">
            <text:p>0.999885</text:p>
          </table:table-cell>
          <table:table-cell office:value-type="float" office:value="0.999826" calcext:value-type="float">
            <text:p>0.999826</text:p>
          </table:table-cell>
          <table:table-cell office:value-type="float" office:value="0.999737" calcext:value-type="float">
            <text:p>0.999737</text:p>
          </table:table-cell>
          <table:table-cell office:value-type="float" office:value="0.999601" calcext:value-type="float">
            <text:p>0.999601</text:p>
          </table:table-cell>
          <table:table-cell office:value-type="float" office:value="0.999396" calcext:value-type="float">
            <text:p>0.999396</text:p>
          </table:table-cell>
          <table:table-cell office:value-type="float" office:value="0.999084" calcext:value-type="float">
            <text:p>0.999084</text:p>
          </table:table-cell>
          <table:table-cell office:value-type="float" office:value="0.998614" calcext:value-type="float">
            <text:p>0.998614</text:p>
          </table:table-cell>
          <table:table-cell office:value-type="float" office:value="0.997902" calcext:value-type="float">
            <text:p>0.997902</text:p>
          </table:table-cell>
          <table:table-cell office:value-type="float" office:value="0.996826" calcext:value-type="float">
            <text:p>0.996826</text:p>
          </table:table-cell>
          <table:table-cell office:value-type="float" office:value="0.995205" calcext:value-type="float">
            <text:p>0.995205</text:p>
          </table:table-cell>
          <table:table-cell office:value-type="float" office:value="0.992768" calcext:value-type="float">
            <text:p>0.992768</text:p>
          </table:table-cell>
          <table:table-cell office:value-type="float" office:value="0.989119" calcext:value-type="float">
            <text:p>0.989119</text:p>
          </table:table-cell>
          <table:table-cell office:value-type="float" office:value="0.983688" calcext:value-type="float">
            <text:p>0.983688</text:p>
          </table:table-cell>
          <table:table-cell office:value-type="float" office:value="0.975681" calcext:value-type="float">
            <text:p>0.975681</text:p>
          </table:table-cell>
          <table:table-cell office:value-type="float" office:value="0.964028" calcext:value-type="float">
            <text:p>0.964028</text:p>
          </table:table-cell>
          <table:table-cell office:value-type="float" office:value="0.947397" calcext:value-type="float">
            <text:p>0.947397</text:p>
          </table:table-cell>
          <table:table-cell office:value-type="float" office:value="0.924301" calcext:value-type="float">
            <text:p>0.924301</text:p>
          </table:table-cell>
          <table:table-cell office:value-type="float" office:value="0.893417" calcext:value-type="float">
            <text:p>0.893417</text:p>
          </table:table-cell>
          <table:table-cell office:value-type="float" office:value="0.854156" calcext:value-type="float">
            <text:p>0.854156</text:p>
          </table:table-cell>
          <table:table-cell office:value-type="float" office:value="0.807357" calcext:value-type="float">
            <text:p>0.807357</text:p>
          </table:table-cell>
          <table:table-cell office:value-type="float" office:value="0.755703" calcext:value-type="float">
            <text:p>0.755703</text:p>
          </table:table-cell>
          <table:table-cell office:value-type="float" office:value="0.703289" calcext:value-type="float">
            <text:p>0.703289</text:p>
          </table:table-cell>
          <table:table-cell office:value-type="float" office:value="0.654344" calcext:value-type="float">
            <text:p>0.654344</text:p>
          </table:table-cell>
          <table:table-cell office:value-type="float" office:value="0.611881" calcext:value-type="float">
            <text:p>0.611881</text:p>
          </table:table-cell>
          <table:table-cell office:value-type="float" office:value="0.577093" calcext:value-type="float">
            <text:p>0.577093</text:p>
          </table:table-cell>
          <table:table-cell office:value-type="float" office:value="0.549582" calcext:value-type="float">
            <text:p>0.549582</text:p>
          </table:table-cell>
          <table:table-cell office:value-type="float" office:value="0.527981" calcext:value-type="float">
            <text:p>0.527981</text:p>
          </table:table-cell>
          <table:table-cell office:value-type="float" office:value="0.510538" calcext:value-type="float">
            <text:p>0.510538</text:p>
          </table:table-cell>
          <table:table-cell office:value-type="float" office:value="0.495479" calcext:value-type="float">
            <text:p>0.495479</text:p>
          </table:table-cell>
          <table:table-cell office:value-type="float" office:value="0.481177" calcext:value-type="float">
            <text:p>0.481177</text:p>
          </table:table-cell>
          <table:table-cell office:value-type="float" office:value="0.466193" calcext:value-type="float">
            <text:p>0.466193</text:p>
          </table:table-cell>
          <table:table-cell office:value-type="float" office:value="0.449291" calcext:value-type="float">
            <text:p>0.449291</text:p>
          </table:table-cell>
          <table:table-cell office:value-type="float" office:value="0.429475" calcext:value-type="float">
            <text:p>0.429475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0.37892" calcext:value-type="float">
            <text:p>0.37892</text:p>
          </table:table-cell>
          <table:table-cell office:value-type="float" office:value="0.348409" calcext:value-type="float">
            <text:p>0.348409</text:p>
          </table:table-cell>
          <table:table-cell office:value-type="float" office:value="0.315619" calcext:value-type="float">
            <text:p>0.315619</text:p>
          </table:table-cell>
          <table:table-cell office:value-type="float" office:value="0.282131" calcext:value-type="float">
            <text:p>0.282131</text:p>
          </table:table-cell>
          <table:table-cell office:value-type="float" office:value="0.249718" calcext:value-type="float">
            <text:p>0.249718</text:p>
          </table:table-cell>
          <table:table-cell office:value-type="float" office:value="0.219954" calcext:value-type="float">
            <text:p>0.219954</text:p>
          </table:table-cell>
          <table:table-cell office:value-type="float" office:value="0.193917" calcext:value-type="float">
            <text:p>0.193917</text:p>
          </table:table-cell>
          <table:table-cell office:value-type="float" office:value="0.172093" calcext:value-type="float">
            <text:p>0.172093</text:p>
          </table:table-cell>
          <table:table-cell office:value-type="float" office:value="0.154444" calcext:value-type="float">
            <text:p>0.154444</text:p>
          </table:table-cell>
          <table:table-cell office:value-type="float" office:value="0.140582" calcext:value-type="float">
            <text:p>0.140582</text:p>
          </table:table-cell>
          <table:table-cell office:value-type="float" office:value="0.129942" calcext:value-type="float">
            <text:p>0.129942</text:p>
          </table:table-cell>
          <table:table-cell office:value-type="float" office:value="0.121921" calcext:value-type="float">
            <text:p>0.121921</text:p>
          </table:table-cell>
          <table:table-cell office:value-type="float" office:value="0.115955" calcext:value-type="float">
            <text:p>0.115955</text:p>
          </table:table-cell>
          <table:table-cell office:value-type="float" office:value="0.111562" calcext:value-type="float">
            <text:p>0.111562</text:p>
          </table:table-cell>
          <table:table-cell office:value-type="float" office:value="0.108352" calcext:value-type="float">
            <text:p>0.108352</text:p>
          </table:table-cell>
          <table:table-cell office:value-type="float" office:value="0.106019" calcext:value-type="float">
            <text:p>0.106019</text:p>
          </table:table-cell>
          <table:table-cell office:value-type="float" office:value="0.10433" calcext:value-type="float">
            <text:p>0.10433</text:p>
          </table:table-cell>
          <table:table-cell office:value-type="float" office:value="0.103111" calcext:value-type="float">
            <text:p>0.103111</text:p>
          </table:table-cell>
          <table:table-cell office:value-type="float" office:value="0.102234" calcext:value-type="float">
            <text:p>0.102234</text:p>
          </table:table-cell>
          <table:table-cell office:value-type="float" office:value="0.101603" calcext:value-type="float">
            <text:p>0.101603</text:p>
          </table:table-cell>
          <table:table-cell office:value-type="float" office:value="0.101149" calcext:value-type="float">
            <text:p>0.101149</text:p>
          </table:table-cell>
          <table:table-cell office:value-type="float" office:value="0.100824" calcext:value-type="float">
            <text:p>0.100824</text:p>
          </table:table-cell>
          <table:table-cell office:value-type="float" office:value="0.100591" calcext:value-type="float">
            <text:p>0.100591</text:p>
          </table:table-cell>
          <table:table-cell office:value-type="float" office:value="0.100423" calcext:value-type="float">
            <text:p>0.100423</text:p>
          </table:table-cell>
          <table:table-cell office:value-type="float" office:value="0.100303" calcext:value-type="float">
            <text:p>0.100303</text:p>
          </table:table-cell>
          <table:table-cell office:value-type="float" office:value="0.100217" calcext:value-type="float">
            <text:p>0.100217</text:p>
          </table:table-cell>
          <table:table-cell office:value-type="float" office:value="0.100156" calcext:value-type="float">
            <text:p>0.100156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57" calcext:value-type="float">
            <text:p>0.100057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3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80222" calcext:value-type="float">
            <text:p>0.380222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99988" calcext:value-type="float">
            <text:p>0.99988</text:p>
          </table:table-cell>
          <table:table-cell office:value-type="float" office:value="0.999819" calcext:value-type="float">
            <text:p>0.999819</text:p>
          </table:table-cell>
          <table:table-cell office:value-type="float" office:value="0.999725" calcext:value-type="float">
            <text:p>0.999725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999369" calcext:value-type="float">
            <text:p>0.999369</text:p>
          </table:table-cell>
          <table:table-cell office:value-type="float" office:value="0.999044" calcext:value-type="float">
            <text:p>0.999044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0.997809" calcext:value-type="float">
            <text:p>0.997809</text:p>
          </table:table-cell>
          <table:table-cell office:value-type="float" office:value="0.996686" calcext:value-type="float">
            <text:p>0.996686</text:p>
          </table:table-cell>
          <table:table-cell office:value-type="float" office:value="0.994995" calcext:value-type="float">
            <text:p>0.994995</text:p>
          </table:table-cell>
          <table:table-cell office:value-type="float" office:value="0.992452" calcext:value-type="float">
            <text:p>0.992452</text:p>
          </table:table-cell>
          <table:table-cell office:value-type="float" office:value="0.988647" calcext:value-type="float">
            <text:p>0.988647</text:p>
          </table:table-cell>
          <table:table-cell office:value-type="float" office:value="0.982988" calcext:value-type="float">
            <text:p>0.982988</text:p>
          </table:table-cell>
          <table:table-cell office:value-type="float" office:value="0.974653" calcext:value-type="float">
            <text:p>0.974653</text:p>
          </table:table-cell>
          <table:table-cell office:value-type="float" office:value="0.962545" calcext:value-type="float">
            <text:p>0.962545</text:p>
          </table:table-cell>
          <table:table-cell office:value-type="float" office:value="0.945302" calcext:value-type="float">
            <text:p>0.945302</text:p>
          </table:table-cell>
          <table:table-cell office:value-type="float" office:value="0.921435" calcext:value-type="float">
            <text:p>0.921435</text:p>
          </table:table-cell>
          <table:table-cell office:value-type="float" office:value="0.889661" calcext:value-type="float">
            <text:p>0.889661</text:p>
          </table:table-cell>
          <table:table-cell office:value-type="float" office:value="0.849502" calcext:value-type="float">
            <text:p>0.849502</text:p>
          </table:table-cell>
          <table:table-cell office:value-type="float" office:value="0.801971" calcext:value-type="float">
            <text:p>0.801971</text:p>
          </table:table-cell>
          <table:table-cell office:value-type="float" office:value="0.749926" calcext:value-type="float">
            <text:p>0.749926</text:p>
          </table:table-cell>
          <table:table-cell office:value-type="float" office:value="0.69754" calcext:value-type="float">
            <text:p>0.69754</text:p>
          </table:table-cell>
          <table:table-cell office:value-type="float" office:value="0.648957" calcext:value-type="float">
            <text:p>0.648957</text:p>
          </table:table-cell>
          <table:table-cell office:value-type="float" office:value="0.607" calcext:value-type="float">
            <text:p>0.607</text:p>
          </table:table-cell>
          <table:table-cell office:value-type="float" office:value="0.572652" calcext:value-type="float">
            <text:p>0.572652</text:p>
          </table:table-cell>
          <table:table-cell office:value-type="float" office:value="0.545354" calcext:value-type="float">
            <text:p>0.545354</text:p>
          </table:table-cell>
          <table:table-cell office:value-type="float" office:value="0.523635" calcext:value-type="float">
            <text:p>0.523635</text:p>
          </table:table-cell>
          <table:table-cell office:value-type="float" office:value="0.50568" calcext:value-type="float">
            <text:p>0.50568</text:p>
          </table:table-cell>
          <table:table-cell office:value-type="float" office:value="0.489677" calcext:value-type="float">
            <text:p>0.489677</text:p>
          </table:table-cell>
          <table:table-cell office:value-type="float" office:value="0.473971" calcext:value-type="float">
            <text:p>0.473971</text:p>
          </table:table-cell>
          <table:table-cell office:value-type="float" office:value="0.45712" calcext:value-type="float">
            <text:p>0.45712</text:p>
          </table:table-cell>
          <table:table-cell office:value-type="float" office:value="0.437929" calcext:value-type="float">
            <text:p>0.437929</text:p>
          </table:table-cell>
          <table:table-cell office:value-type="float" office:value="0.415522" calcext:value-type="float">
            <text:p>0.415522</text:p>
          </table:table-cell>
          <table:table-cell office:value-type="float" office:value="0.389468" calcext:value-type="float">
            <text:p>0.389468</text:p>
          </table:table-cell>
          <table:table-cell office:value-type="float" office:value="0.359918" calcext:value-type="float">
            <text:p>0.359918</text:p>
          </table:table-cell>
          <table:table-cell office:value-type="float" office:value="0.327687" calcext:value-type="float">
            <text:p>0.327687</text:p>
          </table:table-cell>
          <table:table-cell office:value-type="float" office:value="0.294186" calcext:value-type="float">
            <text:p>0.294186</text:p>
          </table:table-cell>
          <table:table-cell office:value-type="float" office:value="0.261151" calcext:value-type="float">
            <text:p>0.261151</text:p>
          </table:table-cell>
          <table:table-cell office:value-type="float" office:value="0.230261" calcext:value-type="float">
            <text:p>0.230261</text:p>
          </table:table-cell>
          <table:table-cell office:value-type="float" office:value="0.20279" calcext:value-type="float">
            <text:p>0.20279</text:p>
          </table:table-cell>
          <table:table-cell office:value-type="float" office:value="0.179429" calcext:value-type="float">
            <text:p>0.179429</text:p>
          </table:table-cell>
          <table:table-cell office:value-type="float" office:value="0.16031" calcext:value-type="float">
            <text:p>0.16031</text:p>
          </table:table-cell>
          <table:table-cell office:value-type="float" office:value="0.145149" calcext:value-type="float">
            <text:p>0.145149</text:p>
          </table:table-cell>
          <table:table-cell office:value-type="float" office:value="0.133423" calcext:value-type="float">
            <text:p>0.133423</text:p>
          </table:table-cell>
          <table:table-cell office:value-type="float" office:value="0.124531" calcext:value-type="float">
            <text:p>0.124531</text:p>
          </table:table-cell>
          <table:table-cell office:value-type="float" office:value="0.117889" calcext:value-type="float">
            <text:p>0.117889</text:p>
          </table:table-cell>
          <table:table-cell office:value-type="float" office:value="0.112981" calcext:value-type="float">
            <text:p>0.112981</text:p>
          </table:table-cell>
          <table:table-cell office:value-type="float" office:value="0.109387" calcext:value-type="float">
            <text:p>0.109387</text:p>
          </table:table-cell>
          <table:table-cell office:value-type="float" office:value="0.10677" calcext:value-type="float">
            <text:p>0.10677</text:p>
          </table:table-cell>
          <table:table-cell office:value-type="float" office:value="0.104873" calcext:value-type="float">
            <text:p>0.104873</text:p>
          </table:table-cell>
          <table:table-cell office:value-type="float" office:value="0.103503" calcext:value-type="float">
            <text:p>0.103503</text:p>
          </table:table-cell>
          <table:table-cell office:value-type="float" office:value="0.102516" calcext:value-type="float">
            <text:p>0.102516</text:p>
          </table:table-cell>
          <table:table-cell office:value-type="float" office:value="0.101805" calcext:value-type="float">
            <text:p>0.101805</text:p>
          </table:table-cell>
          <table:table-cell office:value-type="float" office:value="0.101295" calcext:value-type="float">
            <text:p>0.101295</text:p>
          </table:table-cell>
          <table:table-cell office:value-type="float" office:value="0.100928" calcext:value-type="float">
            <text:p>0.100928</text:p>
          </table:table-cell>
          <table:table-cell office:value-type="float" office:value="0.100665" calcext:value-type="float">
            <text:p>0.100665</text:p>
          </table:table-cell>
          <table:table-cell office:value-type="float" office:value="0.100477" calcext:value-type="float">
            <text:p>0.100477</text:p>
          </table:table-cell>
          <table:table-cell office:value-type="float" office:value="0.100342" calcext:value-type="float">
            <text:p>0.100342</text:p>
          </table:table-cell>
          <table:table-cell office:value-type="float" office:value="0.100245" calcext:value-type="float">
            <text:p>0.100245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0.100126" calcext:value-type="float">
            <text:p>0.100126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100065" calcext:value-type="float">
            <text:p>0.100065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86193" calcext:value-type="float">
            <text:p>0.386193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999946" calcext:value-type="float">
            <text:p>0.999946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875" calcext:value-type="float">
            <text:p>0.999875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0.999565" calcext:value-type="float">
            <text:p>0.999565</text:p>
          </table:table-cell>
          <table:table-cell office:value-type="float" office:value="0.999341" calcext:value-type="float">
            <text:p>0.999341</text:p>
          </table:table-cell>
          <table:table-cell office:value-type="float" office:value="0.999002" calcext:value-type="float">
            <text:p>0.999002</text:p>
          </table:table-cell>
          <table:table-cell office:value-type="float" office:value="0.998488" calcext:value-type="float">
            <text:p>0.998488</text:p>
          </table:table-cell>
          <table:table-cell office:value-type="float" office:value="0.997712" calcext:value-type="float">
            <text:p>0.997712</text:p>
          </table:table-cell>
          <table:table-cell office:value-type="float" office:value="0.996541" calcext:value-type="float">
            <text:p>0.996541</text:p>
          </table:table-cell>
          <table:table-cell office:value-type="float" office:value="0.994775" calcext:value-type="float">
            <text:p>0.994775</text:p>
          </table:table-cell>
          <table:table-cell office:value-type="float" office:value="0.992122" calcext:value-type="float">
            <text:p>0.992122</text:p>
          </table:table-cell>
          <table:table-cell office:value-type="float" office:value="0.988154" calcext:value-type="float">
            <text:p>0.988154</text:p>
          </table:table-cell>
          <table:table-cell office:value-type="float" office:value="0.982259" calcext:value-type="float">
            <text:p>0.982259</text:p>
          </table:table-cell>
          <table:table-cell office:value-type="float" office:value="0.973584" calcext:value-type="float">
            <text:p>0.973584</text:p>
          </table:table-cell>
          <table:table-cell office:value-type="float" office:value="0.961003" calcext:value-type="float">
            <text:p>0.961003</text:p>
          </table:table-cell>
          <table:table-cell office:value-type="float" office:value="0.94313" calcext:value-type="float">
            <text:p>0.94313</text:p>
          </table:table-cell>
          <table:table-cell office:value-type="float" office:value="0.918472" calcext:value-type="float">
            <text:p>0.918472</text:p>
          </table:table-cell>
          <table:table-cell office:value-type="float" office:value="0.885795" calcext:value-type="float">
            <text:p>0.885795</text:p>
          </table:table-cell>
          <table:table-cell office:value-type="float" office:value="0.844734" calcext:value-type="float">
            <text:p>0.844734</text:p>
          </table:table-cell>
          <table:table-cell office:value-type="float" office:value="0.796481" calcext:value-type="float">
            <text:p>0.796481</text:p>
          </table:table-cell>
          <table:table-cell office:value-type="float" office:value="0.744064" calcext:value-type="float">
            <text:p>0.744064</text:p>
          </table:table-cell>
          <table:table-cell office:value-type="float" office:value="0.691712" calcext:value-type="float">
            <text:p>0.691712</text:p>
          </table:table-cell>
          <table:table-cell office:value-type="float" office:value="0.643471" calcext:value-type="float">
            <text:p>0.643471</text:p>
          </table:table-cell>
          <table:table-cell office:value-type="float" office:value="0.601961" calcext:value-type="float">
            <text:p>0.601961</text:p>
          </table:table-cell>
          <table:table-cell office:value-type="float" office:value="0.567958" calcext:value-type="float">
            <text:p>0.567958</text:p>
          </table:table-cell>
          <table:table-cell office:value-type="float" office:value="0.54074" calcext:value-type="float">
            <text:p>0.54074</text:p>
          </table:table-cell>
          <table:table-cell office:value-type="float" office:value="0.518735" calcext:value-type="float">
            <text:p>0.518735</text:p>
          </table:table-cell>
          <table:table-cell office:value-type="float" office:value="0.500064" calcext:value-type="float">
            <text:p>0.500064</text:p>
          </table:table-cell>
          <table:table-cell office:value-type="float" office:value="0.48288" calcext:value-type="float">
            <text:p>0.48288</text:p>
          </table:table-cell>
          <table:table-cell office:value-type="float" office:value="0.465513" calcext:value-type="float">
            <text:p>0.465513</text:p>
          </table:table-cell>
          <table:table-cell office:value-type="float" office:value="0.446545" calcext:value-type="float">
            <text:p>0.446545</text:p>
          </table:table-cell>
          <table:table-cell office:value-type="float" office:value="0.424871" calcext:value-type="float">
            <text:p>0.424871</text:p>
          </table:table-cell>
          <table:table-cell office:value-type="float" office:value="0.39981" calcext:value-type="float">
            <text:p>0.39981</text:p>
          </table:table-cell>
          <table:table-cell office:value-type="float" office:value="0.371236" calcext:value-type="float">
            <text:p>0.371236</text:p>
          </table:table-cell>
          <table:table-cell office:value-type="float" office:value="0.339689" calcext:value-type="float">
            <text:p>0.339689</text:p>
          </table:table-cell>
          <table:table-cell office:value-type="float" office:value="0.306363" calcext:value-type="float">
            <text:p>0.306363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41034" calcext:value-type="float">
            <text:p>0.241034</text:p>
          </table:table-cell>
          <table:table-cell office:value-type="float" office:value="0.212207" calcext:value-type="float">
            <text:p>0.212207</text:p>
          </table:table-cell>
          <table:table-cell office:value-type="float" office:value="0.18732" calcext:value-type="float">
            <text:p>0.18732</text:p>
          </table:table-cell>
          <table:table-cell office:value-type="float" office:value="0.166691" calcext:value-type="float">
            <text:p>0.166691</text:p>
          </table:table-cell>
          <table:table-cell office:value-type="float" office:value="0.150159" calcext:value-type="float">
            <text:p>0.150159</text:p>
          </table:table-cell>
          <table:table-cell office:value-type="float" office:value="0.137269" calcext:value-type="float">
            <text:p>0.137269</text:p>
          </table:table-cell>
          <table:table-cell office:value-type="float" office:value="0.12743" calcext:value-type="float">
            <text:p>0.12743</text:p>
          </table:table-cell>
          <table:table-cell office:value-type="float" office:value="0.120045" calcext:value-type="float">
            <text:p>0.120045</text:p>
          </table:table-cell>
          <table:table-cell office:value-type="float" office:value="0.114569" calcext:value-type="float">
            <text:p>0.114569</text:p>
          </table:table-cell>
          <table:table-cell office:value-type="float" office:value="0.110547" calcext:value-type="float">
            <text:p>0.110547</text:p>
          </table:table-cell>
          <table:table-cell office:value-type="float" office:value="0.107613" calcext:value-type="float">
            <text:p>0.107613</text:p>
          </table:table-cell>
          <table:table-cell office:value-type="float" office:value="0.105483" calcext:value-type="float">
            <text:p>0.105483</text:p>
          </table:table-cell>
          <table:table-cell office:value-type="float" office:value="0.103943" calcext:value-type="float">
            <text:p>0.103943</text:p>
          </table:table-cell>
          <table:table-cell office:value-type="float" office:value="0.102833" calcext:value-type="float">
            <text:p>0.102833</text:p>
          </table:table-cell>
          <table:table-cell office:value-type="float" office:value="0.102033" calcext:value-type="float">
            <text:p>0.102033</text:p>
          </table:table-cell>
          <table:table-cell office:value-type="float" office:value="0.101459" calcext:value-type="float">
            <text:p>0.101459</text:p>
          </table:table-cell>
          <table:table-cell office:value-type="float" office:value="0.101046" calcext:value-type="float">
            <text:p>0.101046</text:p>
          </table:table-cell>
          <table:table-cell office:value-type="float" office:value="0.10075" calcext:value-type="float">
            <text:p>0.10075</text:p>
          </table:table-cell>
          <table:table-cell office:value-type="float" office:value="0.100537" calcext:value-type="float">
            <text:p>0.100537</text:p>
          </table:table-cell>
          <table:table-cell office:value-type="float" office:value="0.100385" calcext:value-type="float">
            <text:p>0.100385</text:p>
          </table:table-cell>
          <table:table-cell office:value-type="float" office:value="0.100276" calcext:value-type="float">
            <text:p>0.100276</text:p>
          </table:table-cell>
          <table:table-cell office:value-type="float" office:value="0.100198" calcext:value-type="float">
            <text:p>0.100198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100101" calcext:value-type="float">
            <text:p>0.100101</text:p>
          </table:table-cell>
          <table:table-cell office:value-type="float" office:value="0.100073" calcext:value-type="float">
            <text:p>0.100073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92165" calcext:value-type="float">
            <text:p>0.392165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0.999869" calcext:value-type="float">
            <text:p>0.999869</text:p>
          </table:table-cell>
          <table:table-cell office:value-type="float" office:value="0.999802" calcext:value-type="float">
            <text:p>0.999802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9546" calcext:value-type="float">
            <text:p>0.999546</text:p>
          </table:table-cell>
          <table:table-cell office:value-type="float" office:value="0.999312" calcext:value-type="float">
            <text:p>0.999312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422" calcext:value-type="float">
            <text:p>0.998422</text:p>
          </table:table-cell>
          <table:table-cell office:value-type="float" office:value="0.997611" calcext:value-type="float">
            <text:p>0.997611</text:p>
          </table:table-cell>
          <table:table-cell office:value-type="float" office:value="0.996388" calcext:value-type="float">
            <text:p>0.996388</text:p>
          </table:table-cell>
          <table:table-cell office:value-type="float" office:value="0.994546" calcext:value-type="float">
            <text:p>0.994546</text:p>
          </table:table-cell>
          <table:table-cell office:value-type="float" office:value="0.991778" calcext:value-type="float">
            <text:p>0.991778</text:p>
          </table:table-cell>
          <table:table-cell office:value-type="float" office:value="0.987641" calcext:value-type="float">
            <text:p>0.987641</text:p>
          </table:table-cell>
          <table:table-cell office:value-type="float" office:value="0.981498" calcext:value-type="float">
            <text:p>0.981498</text:p>
          </table:table-cell>
          <table:table-cell office:value-type="float" office:value="0.972471" calcext:value-type="float">
            <text:p>0.972471</text:p>
          </table:table-cell>
          <table:table-cell office:value-type="float" office:value="0.9594" calcext:value-type="float">
            <text:p>0.9594</text:p>
          </table:table-cell>
          <table:table-cell office:value-type="float" office:value="0.940878" calcext:value-type="float">
            <text:p>0.940878</text:p>
          </table:table-cell>
          <table:table-cell office:value-type="float" office:value="0.91541" calcext:value-type="float">
            <text:p>0.91541</text:p>
          </table:table-cell>
          <table:table-cell office:value-type="float" office:value="0.881813" calcext:value-type="float">
            <text:p>0.881813</text:p>
          </table:table-cell>
          <table:table-cell office:value-type="float" office:value="0.839847" calcext:value-type="float">
            <text:p>0.839847</text:p>
          </table:table-cell>
          <table:table-cell office:value-type="float" office:value="0.79088" calcext:value-type="float">
            <text:p>0.79088</text:p>
          </table:table-cell>
          <table:table-cell office:value-type="float" office:value="0.738102" calcext:value-type="float">
            <text:p>0.738102</text:p>
          </table:table-cell>
          <table:table-cell office:value-type="float" office:value="0.685779" calcext:value-type="float">
            <text:p>0.685779</text:p>
          </table:table-cell>
          <table:table-cell office:value-type="float" office:value="0.637845" calcext:value-type="float">
            <text:p>0.637845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562936" calcext:value-type="float">
            <text:p>0.562936</text:p>
          </table:table-cell>
          <table:table-cell office:value-type="float" office:value="0.535644" calcext:value-type="float">
            <text:p>0.535644</text:p>
          </table:table-cell>
          <table:table-cell office:value-type="float" office:value="0.513159" calcext:value-type="float">
            <text:p>0.513159</text:p>
          </table:table-cell>
          <table:table-cell office:value-type="float" office:value="0.493546" calcext:value-type="float">
            <text:p>0.493546</text:p>
          </table:table-cell>
          <table:table-cell office:value-type="float" office:value="0.474926" calcext:value-type="float">
            <text:p>0.474926</text:p>
          </table:table-cell>
          <table:table-cell office:value-type="float" office:value="0.455639" calcext:value-type="float">
            <text:p>0.455639</text:p>
          </table:table-cell>
          <table:table-cell office:value-type="float" office:value="0.434331" calcext:value-type="float">
            <text:p>0.434331</text:p>
          </table:table-cell>
          <table:table-cell office:value-type="float" office:value="0.410056" calcext:value-type="float">
            <text:p>0.410056</text:p>
          </table:table-cell>
          <table:table-cell office:value-type="float" office:value="0.382399" calcext:value-type="float">
            <text:p>0.382399</text:p>
          </table:table-cell>
          <table:table-cell office:value-type="float" office:value="0.351606" calcext:value-type="float">
            <text:p>0.351606</text:p>
          </table:table-cell>
          <table:table-cell office:value-type="float" office:value="0.318613" calcext:value-type="float">
            <text:p>0.318613</text:p>
          </table:table-cell>
          <table:table-cell office:value-type="float" office:value="0.284912" calcext:value-type="float">
            <text:p>0.284912</text:p>
          </table:table-cell>
          <table:table-cell office:value-type="float" office:value="0.252235" calcext:value-type="float">
            <text:p>0.252235</text:p>
          </table:table-cell>
          <table:table-cell office:value-type="float" office:value="0.222154" calcext:value-type="float">
            <text:p>0.222154</text:p>
          </table:table-cell>
          <table:table-cell office:value-type="float" office:value="0.195772" calcext:value-type="float">
            <text:p>0.195772</text:p>
          </table:table-cell>
          <table:table-cell office:value-type="float" office:value="0.173605" calcext:value-type="float">
            <text:p>0.173605</text:p>
          </table:table-cell>
          <table:table-cell office:value-type="float" office:value="0.155641" calcext:value-type="float">
            <text:p>0.155641</text:p>
          </table:table-cell>
          <table:table-cell office:value-type="float" office:value="0.141507" calcext:value-type="float">
            <text:p>0.141507</text:p>
          </table:table-cell>
          <table:table-cell office:value-type="float" office:value="0.130644" calcext:value-type="float">
            <text:p>0.130644</text:p>
          </table:table-cell>
          <table:table-cell office:value-type="float" office:value="0.122445" calcext:value-type="float">
            <text:p>0.122445</text:p>
          </table:table-cell>
          <table:table-cell office:value-type="float" office:value="0.116342" calcext:value-type="float">
            <text:p>0.116342</text:p>
          </table:table-cell>
          <table:table-cell office:value-type="float" office:value="0.111846" calcext:value-type="float">
            <text:p>0.111846</text:p>
          </table:table-cell>
          <table:table-cell office:value-type="float" office:value="0.108559" calcext:value-type="float">
            <text:p>0.108559</text:p>
          </table:table-cell>
          <table:table-cell office:value-type="float" office:value="0.106169" calcext:value-type="float">
            <text:p>0.106169</text:p>
          </table:table-cell>
          <table:table-cell office:value-type="float" office:value="0.104439" calcext:value-type="float">
            <text:p>0.104439</text:p>
          </table:table-cell>
          <table:table-cell office:value-type="float" office:value="0.10319" calcext:value-type="float">
            <text:p>0.10319</text:p>
          </table:table-cell>
          <table:table-cell office:value-type="float" office:value="0.10229" calcext:value-type="float">
            <text:p>0.10229</text:p>
          </table:table-cell>
          <table:table-cell office:value-type="float" office:value="0.101643" calcext:value-type="float">
            <text:p>0.101643</text:p>
          </table:table-cell>
          <table:table-cell office:value-type="float" office:value="0.101178" calcext:value-type="float">
            <text:p>0.101178</text:p>
          </table:table-cell>
          <table:table-cell office:value-type="float" office:value="0.100845" calcext:value-type="float">
            <text:p>0.100845</text:p>
          </table:table-cell>
          <table:table-cell office:value-type="float" office:value="0.100605" calcext:value-type="float">
            <text:p>0.100605</text:p>
          </table:table-cell>
          <table:table-cell office:value-type="float" office:value="0.100434" calcext:value-type="float">
            <text:p>0.100434</text:p>
          </table:table-cell>
          <table:table-cell office:value-type="float" office:value="0.100311" calcext:value-type="float">
            <text:p>0.100311</text:p>
          </table:table-cell>
          <table:table-cell office:value-type="float" office:value="0.100223" calcext:value-type="float">
            <text:p>0.100223</text:p>
          </table:table-cell>
          <table:table-cell office:value-type="float" office:value="0.10016" calcext:value-type="float">
            <text:p>0.10016</text:p>
          </table:table-cell>
          <table:table-cell office:value-type="float" office:value="0.100114" calcext:value-type="float">
            <text:p>0.100114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3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98137" calcext:value-type="float">
            <text:p>0.398137</text:p>
          </table:table-cell>
          <table:table-cell table:number-columns-repeated="7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999864" calcext:value-type="float">
            <text:p>0.999864</text:p>
          </table:table-cell>
          <table:table-cell office:value-type="float" office:value="0.999793" calcext:value-type="float">
            <text:p>0.999793</text:p>
          </table:table-cell>
          <table:table-cell office:value-type="float" office:value="0.999687" calcext:value-type="float">
            <text:p>0.99968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999281" calcext:value-type="float">
            <text:p>0.999281</text:p>
          </table:table-cell>
          <table:table-cell office:value-type="float" office:value="0.998911" calcext:value-type="float">
            <text:p>0.998911</text:p>
          </table:table-cell>
          <table:table-cell office:value-type="float" office:value="0.998352" calcext:value-type="float">
            <text:p>0.998352</text:p>
          </table:table-cell>
          <table:table-cell office:value-type="float" office:value="0.997506" calcext:value-type="float">
            <text:p>0.997506</text:p>
          </table:table-cell>
          <table:table-cell office:value-type="float" office:value="0.996229" calcext:value-type="float">
            <text:p>0.996229</text:p>
          </table:table-cell>
          <table:table-cell office:value-type="float" office:value="0.994306" calcext:value-type="float">
            <text:p>0.994306</text:p>
          </table:table-cell>
          <table:table-cell office:value-type="float" office:value="0.991419" calcext:value-type="float">
            <text:p>0.991419</text:p>
          </table:table-cell>
          <table:table-cell office:value-type="float" office:value="0.987105" calcext:value-type="float">
            <text:p>0.987105</text:p>
          </table:table-cell>
          <table:table-cell office:value-type="float" office:value="0.980706" calcext:value-type="float">
            <text:p>0.980706</text:p>
          </table:table-cell>
          <table:table-cell office:value-type="float" office:value="0.971312" calcext:value-type="float">
            <text:p>0.971312</text:p>
          </table:table-cell>
          <table:table-cell office:value-type="float" office:value="0.957734" calcext:value-type="float">
            <text:p>0.957734</text:p>
          </table:table-cell>
          <table:table-cell office:value-type="float" office:value="0.938541" calcext:value-type="float">
            <text:p>0.938541</text:p>
          </table:table-cell>
          <table:table-cell office:value-type="float" office:value="0.912241" calcext:value-type="float">
            <text:p>0.912241</text:p>
          </table:table-cell>
          <table:table-cell office:value-type="float" office:value="0.87771" calcext:value-type="float">
            <text:p>0.87771</text:p>
          </table:table-cell>
          <table:table-cell office:value-type="float" office:value="0.834831" calcext:value-type="float">
            <text:p>0.834831</text:p>
          </table:table-cell>
          <table:table-cell office:value-type="float" office:value="0.785154" calcext:value-type="float">
            <text:p>0.785154</text:p>
          </table:table-cell>
          <table:table-cell office:value-type="float" office:value="0.732018" calcext:value-type="float">
            <text:p>0.732018</text:p>
          </table:table-cell>
          <table:table-cell office:value-type="float" office:value="0.67971" calcext:value-type="float">
            <text:p>0.67971</text:p>
          </table:table-cell>
          <table:table-cell office:value-type="float" office:value="0.632032" calcext:value-type="float">
            <text:p>0.632032</text:p>
          </table:table-cell>
          <table:table-cell office:value-type="float" office:value="0.591177" calcext:value-type="float">
            <text:p>0.591177</text:p>
          </table:table-cell>
          <table:table-cell office:value-type="float" office:value="0.557496" calcext:value-type="float">
            <text:p>0.557496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506772" calcext:value-type="float">
            <text:p>0.506772</text:p>
          </table:table-cell>
          <table:table-cell office:value-type="float" office:value="0.485966" calcext:value-type="float">
            <text:p>0.485966</text:p>
          </table:table-cell>
          <table:table-cell office:value-type="float" office:value="0.465648" calcext:value-type="float">
            <text:p>0.465648</text:p>
          </table:table-cell>
          <table:table-cell office:value-type="float" office:value="0.444198" calcext:value-type="float">
            <text:p>0.444198</text:p>
          </table:table-cell>
          <table:table-cell office:value-type="float" office:value="0.420386" calcext:value-type="float">
            <text:p>0.420386</text:p>
          </table:table-cell>
          <table:table-cell office:value-type="float" office:value="0.393495" calcext:value-type="float">
            <text:p>0.393495</text:p>
          </table:table-cell>
          <table:table-cell office:value-type="float" office:value="0.363454" calcext:value-type="float">
            <text:p>0.363454</text:p>
          </table:table-cell>
          <table:table-cell office:value-type="float" office:value="0.330906" calcext:value-type="float">
            <text:p>0.330906</text:p>
          </table:table-cell>
          <table:table-cell office:value-type="float" office:value="0.29714" calcext:value-type="float">
            <text:p>0.29714</text:p>
          </table:table-cell>
          <table:table-cell office:value-type="float" office:value="0.263822" calcext:value-type="float">
            <text:p>0.263822</text:p>
          </table:table-cell>
          <table:table-cell office:value-type="float" office:value="0.232609" calcext:value-type="float">
            <text:p>0.232609</text:p>
          </table:table-cell>
          <table:table-cell office:value-type="float" office:value="0.204786" calcext:value-type="float">
            <text:p>0.204786</text:p>
          </table:table-cell>
          <table:table-cell office:value-type="float" office:value="0.18107" calcext:value-type="float">
            <text:p>0.18107</text:p>
          </table:table-cell>
          <table:table-cell office:value-type="float" office:value="0.16162" calcext:value-type="float">
            <text:p>0.16162</text:p>
          </table:table-cell>
          <table:table-cell office:value-type="float" office:value="0.146168" calcext:value-type="float">
            <text:p>0.146168</text:p>
          </table:table-cell>
          <table:table-cell office:value-type="float" office:value="0.134201" calcext:value-type="float">
            <text:p>0.134201</text:p>
          </table:table-cell>
          <table:table-cell office:value-type="float" office:value="0.125115" calcext:value-type="float">
            <text:p>0.125115</text:p>
          </table:table-cell>
          <table:table-cell office:value-type="float" office:value="0.118321" calcext:value-type="float">
            <text:p>0.118321</text:p>
          </table:table-cell>
          <table:table-cell office:value-type="float" office:value="0.113299" calcext:value-type="float">
            <text:p>0.113299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0.106938" calcext:value-type="float">
            <text:p>0.106938</text:p>
          </table:table-cell>
          <table:table-cell office:value-type="float" office:value="0.104995" calcext:value-type="float">
            <text:p>0.104995</text:p>
          </table:table-cell>
          <table:table-cell office:value-type="float" office:value="0.103591" calcext:value-type="float">
            <text:p>0.103591</text:p>
          </table:table-cell>
          <table:table-cell office:value-type="float" office:value="0.102579" calcext:value-type="float">
            <text:p>0.102579</text:p>
          </table:table-cell>
          <table:table-cell office:value-type="float" office:value="0.101851" calcext:value-type="float">
            <text:p>0.101851</text:p>
          </table:table-cell>
          <table:table-cell office:value-type="float" office:value="0.101327" calcext:value-type="float">
            <text:p>0.101327</text:p>
          </table:table-cell>
          <table:table-cell office:value-type="float" office:value="0.100952" calcext:value-type="float">
            <text:p>0.100952</text:p>
          </table:table-cell>
          <table:table-cell office:value-type="float" office:value="0.100682" calcext:value-type="float">
            <text:p>0.100682</text:p>
          </table:table-cell>
          <table:table-cell office:value-type="float" office:value="0.100489" calcext:value-type="float">
            <text:p>0.100489</text:p>
          </table:table-cell>
          <table:table-cell office:value-type="float" office:value="0.10035" calcext:value-type="float">
            <text:p>0.10035</text:p>
          </table:table-cell>
          <table:table-cell office:value-type="float" office:value="0.100251" calcext:value-type="float">
            <text:p>0.100251</text:p>
          </table:table-cell>
          <table:table-cell office:value-type="float" office:value="0.10018" calcext:value-type="float">
            <text:p>0.10018</text:p>
          </table:table-cell>
          <table:table-cell office:value-type="float" office:value="0.100129" calcext:value-type="float">
            <text:p>0.100129</text:p>
          </table:table-cell>
          <table:table-cell office:value-type="float" office:value="0.100092" calcext:value-type="float">
            <text:p>0.100092</text:p>
          </table:table-cell>
          <table:table-cell office:value-type="float" office:value="0.100066" calcext:value-type="float">
            <text:p>0.100066</text:p>
          </table:table-cell>
          <table:table-cell office:value-type="float" office:value="0.100047" calcext:value-type="float">
            <text:p>0.100047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04109" calcext:value-type="float">
            <text:p>0.404109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38" calcext:value-type="float">
            <text:p>0.999938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858" calcext:value-type="float">
            <text:p>0.999858</text:p>
          </table:table-cell>
          <table:table-cell office:value-type="float" office:value="0.999784" calcext:value-type="float">
            <text:p>0.999784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0.999505" calcext:value-type="float">
            <text:p>0.999505</text:p>
          </table:table-cell>
          <table:table-cell office:value-type="float" office:value="0.999249" calcext:value-type="float">
            <text:p>0.999249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98279" calcext:value-type="float">
            <text:p>0.998279</text:p>
          </table:table-cell>
          <table:table-cell office:value-type="float" office:value="0.997396" calcext:value-type="float">
            <text:p>0.997396</text:p>
          </table:table-cell>
          <table:table-cell office:value-type="float" office:value="0.996063" calcext:value-type="float">
            <text:p>0.996063</text:p>
          </table:table-cell>
          <table:table-cell office:value-type="float" office:value="0.994056" calcext:value-type="float">
            <text:p>0.994056</text:p>
          </table:table-cell>
          <table:table-cell office:value-type="float" office:value="0.991044" calcext:value-type="float">
            <text:p>0.991044</text:p>
          </table:table-cell>
          <table:table-cell office:value-type="float" office:value="0.986547" calcext:value-type="float">
            <text:p>0.986547</text:p>
          </table:table-cell>
          <table:table-cell office:value-type="float" office:value="0.97988" calcext:value-type="float">
            <text:p>0.97988</text:p>
          </table:table-cell>
          <table:table-cell office:value-type="float" office:value="0.970105" calcext:value-type="float">
            <text:p>0.970105</text:p>
          </table:table-cell>
          <table:table-cell office:value-type="float" office:value="0.956002" calcext:value-type="float">
            <text:p>0.956002</text:p>
          </table:table-cell>
          <table:table-cell office:value-type="float" office:value="0.936115" calcext:value-type="float">
            <text:p>0.936115</text:p>
          </table:table-cell>
          <table:table-cell office:value-type="float" office:value="0.908962" calcext:value-type="float">
            <text:p>0.908962</text:p>
          </table:table-cell>
          <table:table-cell office:value-type="float" office:value="0.873477" calcext:value-type="float">
            <text:p>0.873477</text:p>
          </table:table-cell>
          <table:table-cell office:value-type="float" office:value="0.829676" calcext:value-type="float">
            <text:p>0.829676</text:p>
          </table:table-cell>
          <table:table-cell office:value-type="float" office:value="0.779287" calcext:value-type="float">
            <text:p>0.779287</text:p>
          </table:table-cell>
          <table:table-cell office:value-type="float" office:value="0.725785" calcext:value-type="float">
            <text:p>0.725785</text:p>
          </table:table-cell>
          <table:table-cell office:value-type="float" office:value="0.673463" calcext:value-type="float">
            <text:p>0.673463</text:p>
          </table:table-cell>
          <table:table-cell office:value-type="float" office:value="0.625973" calcext:value-type="float">
            <text:p>0.625973</text:p>
          </table:table-cell>
          <table:table-cell office:value-type="float" office:value="0.585283" calcext:value-type="float">
            <text:p>0.585283</text:p>
          </table:table-cell>
          <table:table-cell office:value-type="float" office:value="0.551534" calcext:value-type="float">
            <text:p>0.551534</text:p>
          </table:table-cell>
          <table:table-cell office:value-type="float" office:value="0.523534" calcext:value-type="float">
            <text:p>0.523534</text:p>
          </table:table-cell>
          <table:table-cell office:value-type="float" office:value="0.499418" calcext:value-type="float">
            <text:p>0.499418</text:p>
          </table:table-cell>
          <table:table-cell office:value-type="float" office:value="0.477158" calcext:value-type="float">
            <text:p>0.477158</text:p>
          </table:table-cell>
          <table:table-cell office:value-type="float" office:value="0.454885" calcext:value-type="float">
            <text:p>0.454885</text:p>
          </table:table-cell>
          <table:table-cell office:value-type="float" office:value="0.43107" calcext:value-type="float">
            <text:p>0.43107</text:p>
          </table:table-cell>
          <table:table-cell office:value-type="float" office:value="0.404676" calcext:value-type="float">
            <text:p>0.404676</text:p>
          </table:table-cell>
          <table:table-cell office:value-type="float" office:value="0.375293" calcext:value-type="float">
            <text:p>0.375293</text:p>
          </table:table-cell>
          <table:table-cell office:value-type="float" office:value="0.343241" calcext:value-type="float">
            <text:p>0.343241</text:p>
          </table:table-cell>
          <table:table-cell office:value-type="float" office:value="0.309549" calcext:value-type="float">
            <text:p>0.309549</text:p>
          </table:table-cell>
          <table:table-cell office:value-type="float" office:value="0.275757" calcext:value-type="float">
            <text:p>0.275757</text:p>
          </table:table-cell>
          <table:table-cell office:value-type="float" office:value="0.243548" calcext:value-type="float">
            <text:p>0.243548</text:p>
          </table:table-cell>
          <table:table-cell office:value-type="float" office:value="0.214356" calcext:value-type="float">
            <text:p>0.214356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168122" calcext:value-type="float">
            <text:p>0.168122</text:p>
          </table:table-cell>
          <table:table-cell office:value-type="float" office:value="0.151281" calcext:value-type="float">
            <text:p>0.151281</text:p>
          </table:table-cell>
          <table:table-cell office:value-type="float" office:value="0.138129" calcext:value-type="float">
            <text:p>0.138129</text:p>
          </table:table-cell>
          <table:table-cell office:value-type="float" office:value="0.128079" calcext:value-type="float">
            <text:p>0.128079</text:p>
          </table:table-cell>
          <table:table-cell office:value-type="float" office:value="0.120527" calcext:value-type="float">
            <text:p>0.120527</text:p>
          </table:table-cell>
          <table:table-cell office:value-type="float" office:value="0.114925" calcext:value-type="float">
            <text:p>0.114925</text:p>
          </table:table-cell>
          <table:table-cell office:value-type="float" office:value="0.110807" calcext:value-type="float">
            <text:p>0.110807</text:p>
          </table:table-cell>
          <table:table-cell office:value-type="float" office:value="0.107802" calcext:value-type="float">
            <text:p>0.107802</text:p>
          </table:table-cell>
          <table:table-cell office:value-type="float" office:value="0.10562" calcext:value-type="float">
            <text:p>0.10562</text:p>
          </table:table-cell>
          <table:table-cell office:value-type="float" office:value="0.104042" calcext:value-type="float">
            <text:p>0.104042</text:p>
          </table:table-cell>
          <table:table-cell office:value-type="float" office:value="0.102904" calcext:value-type="float">
            <text:p>0.102904</text:p>
          </table:table-cell>
          <table:table-cell office:value-type="float" office:value="0.102084" calcext:value-type="float">
            <text:p>0.102084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100769" calcext:value-type="float">
            <text:p>0.100769</text:p>
          </table:table-cell>
          <table:table-cell office:value-type="float" office:value="0.100551" calcext:value-type="float">
            <text:p>0.100551</text:p>
          </table:table-cell>
          <table:table-cell office:value-type="float" office:value="0.100395" calcext:value-type="float">
            <text:p>0.100395</text:p>
          </table:table-cell>
          <table:table-cell office:value-type="float" office:value="0.100283" calcext:value-type="float">
            <text:p>0.100283</text:p>
          </table:table-cell>
          <table:table-cell office:value-type="float" office:value="0.100203" calcext:value-type="float">
            <text:p>0.100203</text:p>
          </table:table-cell>
          <table:table-cell office:value-type="float" office:value="0.100145" calcext:value-type="float">
            <text:p>0.100145</text:p>
          </table:table-cell>
          <table:table-cell office:value-type="float" office:value="0.100104" calcext:value-type="float">
            <text:p>0.100104</text:p>
          </table:table-cell>
          <table:table-cell office:value-type="float" office:value="0.100075" calcext:value-type="float">
            <text:p>0.100075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3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10081" calcext:value-type="float">
            <text:p>0.410081</text:p>
          </table:table-cell>
          <table:table-cell table:number-columns-repeated="79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999902" calcext:value-type="float">
            <text:p>0.999902</text:p>
          </table:table-cell>
          <table:table-cell office:value-type="float" office:value="0.999851" calcext:value-type="float">
            <text:p>0.999851</text:p>
          </table:table-cell>
          <table:table-cell office:value-type="float" office:value="0.999775" calcext:value-type="float">
            <text:p>0.999775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999483" calcext:value-type="float">
            <text:p>0.999483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8813" calcext:value-type="float">
            <text:p>0.998813</text:p>
          </table:table-cell>
          <table:table-cell office:value-type="float" office:value="0.998203" calcext:value-type="float">
            <text:p>0.998203</text:p>
          </table:table-cell>
          <table:table-cell office:value-type="float" office:value="0.997281" calcext:value-type="float">
            <text:p>0.997281</text:p>
          </table:table-cell>
          <table:table-cell office:value-type="float" office:value="0.99589" calcext:value-type="float">
            <text:p>0.99589</text:p>
          </table:table-cell>
          <table:table-cell office:value-type="float" office:value="0.993795" calcext:value-type="float">
            <text:p>0.993795</text:p>
          </table:table-cell>
          <table:table-cell office:value-type="float" office:value="0.990653" calcext:value-type="float">
            <text:p>0.990653</text:p>
          </table:table-cell>
          <table:table-cell office:value-type="float" office:value="0.985964" calcext:value-type="float">
            <text:p>0.985964</text:p>
          </table:table-cell>
          <table:table-cell office:value-type="float" office:value="0.979018" calcext:value-type="float">
            <text:p>0.979018</text:p>
          </table:table-cell>
          <table:table-cell office:value-type="float" office:value="0.968847" calcext:value-type="float">
            <text:p>0.968847</text:p>
          </table:table-cell>
          <table:table-cell office:value-type="float" office:value="0.954199" calcext:value-type="float">
            <text:p>0.954199</text:p>
          </table:table-cell>
          <table:table-cell office:value-type="float" office:value="0.933597" calcext:value-type="float">
            <text:p>0.933597</text:p>
          </table:table-cell>
          <table:table-cell office:value-type="float" office:value="0.905565" calcext:value-type="float">
            <text:p>0.905565</text:p>
          </table:table-cell>
          <table:table-cell office:value-type="float" office:value="0.869105" calcext:value-type="float">
            <text:p>0.869105</text:p>
          </table:table-cell>
          <table:table-cell office:value-type="float" office:value="0.824367" calcext:value-type="float">
            <text:p>0.824367</text:p>
          </table:table-cell>
          <table:table-cell office:value-type="float" office:value="0.773256" calcext:value-type="float">
            <text:p>0.773256</text:p>
          </table:table-cell>
          <table:table-cell office:value-type="float" office:value="0.719371" calcext:value-type="float">
            <text:p>0.719371</text:p>
          </table:table-cell>
          <table:table-cell office:value-type="float" office:value="0.666988" calcext:value-type="float">
            <text:p>0.666988</text:p>
          </table:table-cell>
          <table:table-cell office:value-type="float" office:value="0.619595" calcext:value-type="float">
            <text:p>0.619595</text:p>
          </table:table-cell>
          <table:table-cell office:value-type="float" office:value="0.578932" calcext:value-type="float">
            <text:p>0.578932</text:p>
          </table:table-cell>
          <table:table-cell office:value-type="float" office:value="0.544928" calcext:value-type="float">
            <text:p>0.544928</text:p>
          </table:table-cell>
          <table:table-cell office:value-type="float" office:value="0.516244" calcext:value-type="float">
            <text:p>0.516244</text:p>
          </table:table-cell>
          <table:table-cell office:value-type="float" office:value="0.490932" calcext:value-type="float">
            <text:p>0.490932</text:p>
          </table:table-cell>
          <table:table-cell office:value-type="float" office:value="0.466953" calcext:value-type="float">
            <text:p>0.466953</text:p>
          </table:table-cell>
          <table:table-cell office:value-type="float" office:value="0.442494" calcext:value-type="float">
            <text:p>0.442494</text:p>
          </table:table-cell>
          <table:table-cell office:value-type="float" office:value="0.416183" calcext:value-type="float">
            <text:p>0.416183</text:p>
          </table:table-cell>
          <table:table-cell office:value-type="float" office:value="0.387251" calcext:value-type="float">
            <text:p>0.387251</text:p>
          </table:table-cell>
          <table:table-cell office:value-type="float" office:value="0.355659" calcext:value-type="float">
            <text:p>0.355659</text:p>
          </table:table-cell>
          <table:table-cell office:value-type="float" office:value="0.32213" calcext:value-type="float">
            <text:p>0.32213</text:p>
          </table:table-cell>
          <table:table-cell office:value-type="float" office:value="0.28801" calcext:value-type="float">
            <text:p>0.28801</text:p>
          </table:table-cell>
          <table:table-cell office:value-type="float" office:value="0.254944" calcext:value-type="float">
            <text:p>0.254944</text:p>
          </table:table-cell>
          <table:table-cell office:value-type="float" office:value="0.224474" calcext:value-type="float">
            <text:p>0.224474</text:p>
          </table:table-cell>
          <table:table-cell office:value-type="float" office:value="0.197704" calcext:value-type="float">
            <text:p>0.197704</text:p>
          </table:table-cell>
          <table:table-cell office:value-type="float" office:value="0.175169" calcext:value-type="float">
            <text:p>0.175169</text:p>
          </table:table-cell>
          <table:table-cell office:value-type="float" office:value="0.156874" calcext:value-type="float">
            <text:p>0.156874</text:p>
          </table:table-cell>
          <table:table-cell office:value-type="float" office:value="0.142458" calcext:value-type="float">
            <text:p>0.142458</text:p>
          </table:table-cell>
          <table:table-cell office:value-type="float" office:value="0.131365" calcext:value-type="float">
            <text:p>0.131365</text:p>
          </table:table-cell>
          <table:table-cell office:value-type="float" office:value="0.122983" calcext:value-type="float">
            <text:p>0.122983</text:p>
          </table:table-cell>
          <table:table-cell office:value-type="float" office:value="0.11674" calcext:value-type="float">
            <text:p>0.11674</text:p>
          </table:table-cell>
          <table:table-cell office:value-type="float" office:value="0.112137" calcext:value-type="float">
            <text:p>0.112137</text:p>
          </table:table-cell>
          <table:table-cell office:value-type="float" office:value="0.108771" calcext:value-type="float">
            <text:p>0.108771</text:p>
          </table:table-cell>
          <table:table-cell office:value-type="float" office:value="0.106323" calcext:value-type="float">
            <text:p>0.106323</text:p>
          </table:table-cell>
          <table:table-cell office:value-type="float" office:value="0.10455" calcext:value-type="float">
            <text:p>0.10455</text:p>
          </table:table-cell>
          <table:table-cell office:value-type="float" office:value="0.10327" calcext:value-type="float">
            <text:p>0.10327</text:p>
          </table:table-cell>
          <table:table-cell office:value-type="float" office:value="0.102348" calcext:value-type="float">
            <text:p>0.102348</text:p>
          </table:table-cell>
          <table:table-cell office:value-type="float" office:value="0.101684" calcext:value-type="float">
            <text:p>0.101684</text:p>
          </table:table-cell>
          <table:table-cell office:value-type="float" office:value="0.101208" calcext:value-type="float">
            <text:p>0.101208</text:p>
          </table:table-cell>
          <table:table-cell office:value-type="float" office:value="0.100866" calcext:value-type="float">
            <text:p>0.100866</text:p>
          </table:table-cell>
          <table:table-cell office:value-type="float" office:value="0.100621" calcext:value-type="float">
            <text:p>0.100621</text:p>
          </table:table-cell>
          <table:table-cell office:value-type="float" office:value="0.100445" calcext:value-type="float">
            <text:p>0.100445</text:p>
          </table:table-cell>
          <table:table-cell office:value-type="float" office:value="0.100319" calcext:value-type="float">
            <text:p>0.100319</text:p>
          </table:table-cell>
          <table:table-cell office:value-type="float" office:value="0.100228" calcext:value-type="float">
            <text:p>0.100228</text:p>
          </table:table-cell>
          <table:table-cell office:value-type="float" office:value="0.100164" calcext:value-type="float">
            <text:p>0.100164</text:p>
          </table:table-cell>
          <table:table-cell office:value-type="float" office:value="0.100117" calcext:value-type="float">
            <text:p>0.100117</text:p>
          </table:table-cell>
          <table:table-cell office:value-type="float" office:value="0.100084" calcext:value-type="float">
            <text:p>0.100084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16052" calcext:value-type="float">
            <text:p>0.416052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32" calcext:value-type="float">
            <text:p>0.999932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999845" calcext:value-type="float">
            <text:p>0.999845</text:p>
          </table:table-cell>
          <table:table-cell office:value-type="float" office:value="0.999765" calcext:value-type="float">
            <text:p>0.999765</text:p>
          </table:table-cell>
          <table:table-cell office:value-type="float" office:value="0.999643" calcext:value-type="float">
            <text:p>0.999643</text:p>
          </table:table-cell>
          <table:table-cell office:value-type="float" office:value="0.99946" calcext:value-type="float">
            <text:p>0.99946</text:p>
          </table:table-cell>
          <table:table-cell office:value-type="float" office:value="0.999182" calcext:value-type="float">
            <text:p>0.999182</text:p>
          </table:table-cell>
          <table:table-cell office:value-type="float" office:value="0.99876" calcext:value-type="float">
            <text:p>0.99876</text:p>
          </table:table-cell>
          <table:table-cell office:value-type="float" office:value="0.998123" calcext:value-type="float">
            <text:p>0.998123</text:p>
          </table:table-cell>
          <table:table-cell office:value-type="float" office:value="0.997161" calcext:value-type="float">
            <text:p>0.997161</text:p>
          </table:table-cell>
          <table:table-cell office:value-type="float" office:value="0.995709" calcext:value-type="float">
            <text:p>0.995709</text:p>
          </table:table-cell>
          <table:table-cell office:value-type="float" office:value="0.993523" calcext:value-type="float">
            <text:p>0.993523</text:p>
          </table:table-cell>
          <table:table-cell office:value-type="float" office:value="0.990245" calcext:value-type="float">
            <text:p>0.990245</text:p>
          </table:table-cell>
          <table:table-cell office:value-type="float" office:value="0.985355" calcext:value-type="float">
            <text:p>0.985355</text:p>
          </table:table-cell>
          <table:table-cell office:value-type="float" office:value="0.97812" calcext:value-type="float">
            <text:p>0.97812</text:p>
          </table:table-cell>
          <table:table-cell office:value-type="float" office:value="0.967537" calcext:value-type="float">
            <text:p>0.967537</text:p>
          </table:table-cell>
          <table:table-cell office:value-type="float" office:value="0.952322" calcext:value-type="float">
            <text:p>0.952322</text:p>
          </table:table-cell>
          <table:table-cell office:value-type="float" office:value="0.930979" calcext:value-type="float">
            <text:p>0.930979</text:p>
          </table:table-cell>
          <table:table-cell office:value-type="float" office:value="0.902043" calcext:value-type="float">
            <text:p>0.902043</text:p>
          </table:table-cell>
          <table:table-cell office:value-type="float" office:value="0.864582" calcext:value-type="float">
            <text:p>0.864582</text:p>
          </table:table-cell>
          <table:table-cell office:value-type="float" office:value="0.818887" calcext:value-type="float">
            <text:p>0.818887</text:p>
          </table:table-cell>
          <table:table-cell office:value-type="float" office:value="0.767034" calcext:value-type="float">
            <text:p>0.767034</text:p>
          </table:table-cell>
          <table:table-cell office:value-type="float" office:value="0.712731" calcext:value-type="float">
            <text:p>0.712731</text:p>
          </table:table-cell>
          <table:table-cell office:value-type="float" office:value="0.660221" calcext:value-type="float">
            <text:p>0.660221</text:p>
          </table:table-cell>
          <table:table-cell office:value-type="float" office:value="0.612812" calcext:value-type="float">
            <text:p>0.612812</text:p>
          </table:table-cell>
          <table:table-cell office:value-type="float" office:value="0.572011" calcext:value-type="float">
            <text:p>0.572011</text:p>
          </table:table-cell>
          <table:table-cell office:value-type="float" office:value="0.537539" calcext:value-type="float">
            <text:p>0.537539</text:p>
          </table:table-cell>
          <table:table-cell office:value-type="float" office:value="0.507919" calcext:value-type="float">
            <text:p>0.507919</text:p>
          </table:table-cell>
          <table:table-cell office:value-type="float" office:value="0.481144" calcext:value-type="float">
            <text:p>0.481144</text:p>
          </table:table-cell>
          <table:table-cell office:value-type="float" office:value="0.455195" calcext:value-type="float">
            <text:p>0.455195</text:p>
          </table:table-cell>
          <table:table-cell office:value-type="float" office:value="0.428374" calcext:value-type="float">
            <text:p>0.428374</text:p>
          </table:table-cell>
          <table:table-cell office:value-type="float" office:value="0.399538" calcext:value-type="float">
            <text:p>0.399538</text:p>
          </table:table-cell>
          <table:table-cell office:value-type="float" office:value="0.36826" calcext:value-type="float">
            <text:p>0.36826</text:p>
          </table:table-cell>
          <table:table-cell office:value-type="float" office:value="0.334908" calcext:value-type="float">
            <text:p>0.334908</text:p>
          </table:table-cell>
          <table:table-cell office:value-type="float" office:value="0.300568" calcext:value-type="float">
            <text:p>0.300568</text:p>
          </table:table-cell>
          <table:table-cell office:value-type="float" office:value="0.266778" calcext:value-type="float">
            <text:p>0.266778</text:p>
          </table:table-cell>
          <table:table-cell office:value-type="float" office:value="0.235129" calcext:value-type="float">
            <text:p>0.235129</text:p>
          </table:table-cell>
          <table:table-cell office:value-type="float" office:value="0.206888" calcext:value-type="float">
            <text:p>0.206888</text:p>
          </table:table-cell>
          <table:table-cell office:value-type="float" office:value="0.18278" calcext:value-type="float">
            <text:p>0.18278</text:p>
          </table:table-cell>
          <table:table-cell office:value-type="float" office:value="0.162976" calcext:value-type="float">
            <text:p>0.162976</text:p>
          </table:table-cell>
          <table:table-cell office:value-type="float" office:value="0.147219" calcext:value-type="float">
            <text:p>0.14721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5714" calcext:value-type="float">
            <text:p>0.125714</text:p>
          </table:table-cell>
          <table:table-cell office:value-type="float" office:value="0.118765" calcext:value-type="float">
            <text:p>0.118765</text:p>
          </table:table-cell>
          <table:table-cell office:value-type="float" office:value="0.113626" calcext:value-type="float">
            <text:p>0.113626</text:p>
          </table:table-cell>
          <table:table-cell office:value-type="float" office:value="0.109857" calcext:value-type="float">
            <text:p>0.109857</text:p>
          </table:table-cell>
          <table:table-cell office:value-type="float" office:value="0.107111" calcext:value-type="float">
            <text:p>0.107111</text:p>
          </table:table-cell>
          <table:table-cell office:value-type="float" office:value="0.10512" calcext:value-type="float">
            <text:p>0.10512</text:p>
          </table:table-cell>
          <table:table-cell office:value-type="float" office:value="0.103681" calcext:value-type="float">
            <text:p>0.103681</text:p>
          </table:table-cell>
          <table:table-cell office:value-type="float" office:value="0.102644" calcext:value-type="float">
            <text:p>0.102644</text:p>
          </table:table-cell>
          <table:table-cell office:value-type="float" office:value="0.101897" calcext:value-type="float">
            <text:p>0.101897</text:p>
          </table:table-cell>
          <table:table-cell office:value-type="float" office:value="0.101361" calcext:value-type="float">
            <text:p>0.101361</text:p>
          </table:table-cell>
          <table:table-cell office:value-type="float" office:value="0.100976" calcext:value-type="float">
            <text:p>0.100976</text:p>
          </table:table-cell>
          <table:table-cell office:value-type="float" office:value="0.100699" calcext:value-type="float">
            <text:p>0.100699</text:p>
          </table:table-cell>
          <table:table-cell office:value-type="float" office:value="0.100501" calcext:value-type="float">
            <text:p>0.100501</text:p>
          </table:table-cell>
          <table:table-cell office:value-type="float" office:value="0.100359" calcext:value-type="float">
            <text:p>0.100359</text:p>
          </table:table-cell>
          <table:table-cell office:value-type="float" office:value="0.100257" calcext:value-type="float">
            <text:p>0.100257</text:p>
          </table:table-cell>
          <table:table-cell office:value-type="float" office:value="0.100184" calcext:value-type="float">
            <text:p>0.100184</text:p>
          </table:table-cell>
          <table:table-cell office:value-type="float" office:value="0.100132" calcext:value-type="float">
            <text:p>0.100132</text:p>
          </table:table-cell>
          <table:table-cell office:value-type="float" office:value="0.100095" calcext:value-type="float">
            <text:p>0.100095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22024" calcext:value-type="float">
            <text:p>0.422024</text:p>
          </table:table-cell>
          <table:table-cell table:number-columns-repeated="81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754" calcext:value-type="float">
            <text:p>0.999754</text:p>
          </table:table-cell>
          <table:table-cell office:value-type="float" office:value="0.999628" calcext:value-type="float">
            <text:p>0.999628</text:p>
          </table:table-cell>
          <table:table-cell office:value-type="float" office:value="0.999436" calcext:value-type="float">
            <text:p>0.999436</text:p>
          </table:table-cell>
          <table:table-cell office:value-type="float" office:value="0.999145" calcext:value-type="float">
            <text:p>0.999145</text:p>
          </table:table-cell>
          <table:table-cell office:value-type="float" office:value="0.998706" calcext:value-type="float">
            <text:p>0.998706</text:p>
          </table:table-cell>
          <table:table-cell office:value-type="float" office:value="0.99804" calcext:value-type="float">
            <text:p>0.99804</text:p>
          </table:table-cell>
          <table:table-cell office:value-type="float" office:value="0.997036" calcext:value-type="float">
            <text:p>0.997036</text:p>
          </table:table-cell>
          <table:table-cell office:value-type="float" office:value="0.99552" calcext:value-type="float">
            <text:p>0.99552</text:p>
          </table:table-cell>
          <table:table-cell office:value-type="float" office:value="0.993239" calcext:value-type="float">
            <text:p>0.993239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4721" calcext:value-type="float">
            <text:p>0.984721</text:p>
          </table:table-cell>
          <table:table-cell office:value-type="float" office:value="0.977182" calcext:value-type="float">
            <text:p>0.977182</text:p>
          </table:table-cell>
          <table:table-cell office:value-type="float" office:value="0.96617" calcext:value-type="float">
            <text:p>0.96617</text:p>
          </table:table-cell>
          <table:table-cell office:value-type="float" office:value="0.950367" calcext:value-type="float">
            <text:p>0.950367</text:p>
          </table:table-cell>
          <table:table-cell office:value-type="float" office:value="0.928255" calcext:value-type="float">
            <text:p>0.928255</text:p>
          </table:table-cell>
          <table:table-cell office:value-type="float" office:value="0.898384" calcext:value-type="float">
            <text:p>0.898384</text:p>
          </table:table-cell>
          <table:table-cell office:value-type="float" office:value="0.859892" calcext:value-type="float">
            <text:p>0.859892</text:p>
          </table:table-cell>
          <table:table-cell office:value-type="float" office:value="0.813212" calcext:value-type="float">
            <text:p>0.813212</text:p>
          </table:table-cell>
          <table:table-cell office:value-type="float" office:value="0.760584" calcext:value-type="float">
            <text:p>0.760584</text:p>
          </table:table-cell>
          <table:table-cell office:value-type="float" office:value="0.705813" calcext:value-type="float">
            <text:p>0.705813</text:p>
          </table:table-cell>
          <table:table-cell office:value-type="float" office:value="0.653085" calcext:value-type="float">
            <text:p>0.653085</text:p>
          </table:table-cell>
          <table:table-cell office:value-type="float" office:value="0.60552" calcext:value-type="float">
            <text:p>0.60552</text:p>
          </table:table-cell>
          <table:table-cell office:value-type="float" office:value="0.564388" calcext:value-type="float">
            <text:p>0.564388</text:p>
          </table:table-cell>
          <table:table-cell office:value-type="float" office:value="0.52921" calcext:value-type="float">
            <text:p>0.52921</text:p>
          </table:table-cell>
          <table:table-cell office:value-type="float" office:value="0.498388" calcext:value-type="float">
            <text:p>0.498388</text:p>
          </table:table-cell>
          <table:table-cell office:value-type="float" office:value="0.469886" calcext:value-type="float">
            <text:p>0.469886</text:p>
          </table:table-cell>
          <table:table-cell office:value-type="float" office:value="0.441754" calcext:value-type="float">
            <text:p>0.441754</text:p>
          </table:table-cell>
          <table:table-cell office:value-type="float" office:value="0.41248" calcext:value-type="float">
            <text:p>0.41248</text:p>
          </table:table-cell>
          <table:table-cell office:value-type="float" office:value="0.381226" calcext:value-type="float">
            <text:p>0.381226</text:p>
          </table:table-cell>
          <table:table-cell office:value-type="float" office:value="0.347961" calcext:value-type="float">
            <text:p>0.347961</text:p>
          </table:table-cell>
          <table:table-cell office:value-type="float" office:value="0.313448" calcext:value-type="float">
            <text:p>0.313448</text:p>
          </table:table-cell>
          <table:table-cell office:value-type="float" office:value="0.279041" calcext:value-type="float">
            <text:p>0.279041</text:p>
          </table:table-cell>
          <table:table-cell office:value-type="float" office:value="0.246315" calcext:value-type="float">
            <text:p>0.246315</text:p>
          </table:table-cell>
          <table:table-cell office:value-type="float" office:value="0.216657" calcext:value-type="float">
            <text:p>0.216657</text:p>
          </table:table-cell>
          <table:table-cell office:value-type="float" office:value="0.190974" calcext:value-type="float">
            <text:p>0.190974</text:p>
          </table:table-cell>
          <table:table-cell office:value-type="float" office:value="0.169613" calcext:value-type="float">
            <text:p>0.169613</text:p>
          </table:table-cell>
          <table:table-cell office:value-type="float" office:value="0.152442" calcext:value-type="float">
            <text:p>0.152442</text:p>
          </table:table-cell>
          <table:table-cell office:value-type="float" office:value="0.139016" calcext:value-type="float">
            <text:p>0.139016</text:p>
          </table:table-cell>
          <table:table-cell office:value-type="float" office:value="0.128746" calcext:value-type="float">
            <text:p>0.128746</text:p>
          </table:table-cell>
          <table:table-cell office:value-type="float" office:value="0.121023" calcext:value-type="float">
            <text:p>0.121023</text:p>
          </table:table-cell>
          <table:table-cell office:value-type="float" office:value="0.115289" calcext:value-type="float">
            <text:p>0.115289</text:p>
          </table:table-cell>
          <table:table-cell office:value-type="float" office:value="0.111074" calcext:value-type="float">
            <text:p>0.111074</text:p>
          </table:table-cell>
          <table:table-cell office:value-type="float" office:value="0.107996" calcext:value-type="float">
            <text:p>0.107996</text:p>
          </table:table-cell>
          <table:table-cell office:value-type="float" office:value="0.105761" calcext:value-type="float">
            <text:p>0.105761</text:p>
          </table:table-cell>
          <table:table-cell office:value-type="float" office:value="0.104144" calcext:value-type="float">
            <text:p>0.104144</text:p>
          </table:table-cell>
          <table:table-cell office:value-type="float" office:value="0.102977" calcext:value-type="float">
            <text:p>0.102977</text:p>
          </table:table-cell>
          <table:table-cell office:value-type="float" office:value="0.102137" calcext:value-type="float">
            <text:p>0.102137</text:p>
          </table:table-cell>
          <table:table-cell office:value-type="float" office:value="0.101533" calcext:value-type="float">
            <text:p>0.101533</text:p>
          </table:table-cell>
          <table:table-cell office:value-type="float" office:value="0.101099" calcext:value-type="float">
            <text:p>0.101099</text:p>
          </table:table-cell>
          <table:table-cell office:value-type="float" office:value="0.100788" calcext:value-type="float">
            <text:p>0.100788</text:p>
          </table:table-cell>
          <table:table-cell office:value-type="float" office:value="0.100565" calcext:value-type="float">
            <text:p>0.100565</text:p>
          </table:table-cell>
          <table:table-cell office:value-type="float" office:value="0.100405" calcext:value-type="float">
            <text:p>0.100405</text:p>
          </table:table-cell>
          <table:table-cell office:value-type="float" office:value="0.10029" calcext:value-type="float">
            <text:p>0.10029</text:p>
          </table:table-cell>
          <table:table-cell office:value-type="float" office:value="0.100208" calcext:value-type="float">
            <text:p>0.100208</text:p>
          </table:table-cell>
          <table:table-cell office:value-type="float" office:value="0.100149" calcext:value-type="float">
            <text:p>0.100149</text:p>
          </table:table-cell>
          <table:table-cell office:value-type="float" office:value="0.100107" calcext:value-type="float">
            <text:p>0.100107</text:p>
          </table:table-cell>
          <table:table-cell office:value-type="float" office:value="0.100076" calcext:value-type="float">
            <text:p>0.100076</text:p>
          </table:table-cell>
          <table:table-cell office:value-type="float" office:value="0.100055" calcext:value-type="float">
            <text:p>0.100055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3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27996" calcext:value-type="float">
            <text:p>0.427996</text:p>
          </table:table-cell>
          <table:table-cell table:number-columns-repeated="82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26" calcext:value-type="float">
            <text:p>0.999926</text:p>
          </table:table-cell>
          <table:table-cell office:value-type="float" office:value="0.999888" calcext:value-type="float">
            <text:p>0.999888</text:p>
          </table:table-cell>
          <table:table-cell office:value-type="float" office:value="0.999831" calcext:value-type="float">
            <text:p>0.999831</text:p>
          </table:table-cell>
          <table:table-cell office:value-type="float" office:value="0.999743" calcext:value-type="float">
            <text:p>0.999743</text:p>
          </table:table-cell>
          <table:table-cell office:value-type="float" office:value="0.999611" calcext:value-type="float">
            <text:p>0.999611</text:p>
          </table:table-cell>
          <table:table-cell office:value-type="float" office:value="0.999411" calcext:value-type="float">
            <text:p>0.999411</text:p>
          </table:table-cell>
          <table:table-cell office:value-type="float" office:value="0.999107" calcext:value-type="float">
            <text:p>0.999107</text:p>
          </table:table-cell>
          <table:table-cell office:value-type="float" office:value="0.998648" calcext:value-type="float">
            <text:p>0.998648</text:p>
          </table:table-cell>
          <table:table-cell office:value-type="float" office:value="0.997954" calcext:value-type="float">
            <text:p>0.997954</text:p>
          </table:table-cell>
          <table:table-cell office:value-type="float" office:value="0.996905" calcext:value-type="float">
            <text:p>0.996905</text:p>
          </table:table-cell>
          <table:table-cell office:value-type="float" office:value="0.995322" calcext:value-type="float">
            <text:p>0.995322</text:p>
          </table:table-cell>
          <table:table-cell office:value-type="float" office:value="0.992942" calcext:value-type="float">
            <text:p>0.992942</text:p>
          </table:table-cell>
          <table:table-cell office:value-type="float" office:value="0.989374" calcext:value-type="float">
            <text:p>0.989374</text:p>
          </table:table-cell>
          <table:table-cell office:value-type="float" office:value="0.984057" calcext:value-type="float">
            <text:p>0.984057</text:p>
          </table:table-cell>
          <table:table-cell office:value-type="float" office:value="0.976203" calcext:value-type="float">
            <text:p>0.976203</text:p>
          </table:table-cell>
          <table:table-cell office:value-type="float" office:value="0.964744" calcext:value-type="float">
            <text:p>0.964744</text:p>
          </table:table-cell>
          <table:table-cell office:value-type="float" office:value="0.948329" calcext:value-type="float">
            <text:p>0.948329</text:p>
          </table:table-cell>
          <table:table-cell office:value-type="float" office:value="0.925418" calcext:value-type="float">
            <text:p>0.925418</text:p>
          </table:table-cell>
          <table:table-cell office:value-type="float" office:value="0.894576" calcext:value-type="float">
            <text:p>0.894576</text:p>
          </table:table-cell>
          <table:table-cell office:value-type="float" office:value="0.855017" calcext:value-type="float">
            <text:p>0.855017</text:p>
          </table:table-cell>
          <table:table-cell office:value-type="float" office:value="0.807312" calcext:value-type="float">
            <text:p>0.807312</text:p>
          </table:table-cell>
          <table:table-cell office:value-type="float" office:value="0.753861" calcext:value-type="float">
            <text:p>0.753861</text:p>
          </table:table-cell>
          <table:table-cell office:value-type="float" office:value="0.698549" calcext:value-type="float">
            <text:p>0.698549</text:p>
          </table:table-cell>
          <table:table-cell office:value-type="float" office:value="0.645488" calcext:value-type="float">
            <text:p>0.645488</text:p>
          </table:table-cell>
          <table:table-cell office:value-type="float" office:value="0.597599" calcext:value-type="float">
            <text:p>0.597599</text:p>
          </table:table-cell>
          <table:table-cell office:value-type="float" office:value="0.555914" calcext:value-type="float">
            <text:p>0.555914</text:p>
          </table:table-cell>
          <table:table-cell office:value-type="float" office:value="0.519771" calcext:value-type="float">
            <text:p>0.519771</text:p>
          </table:table-cell>
          <table:table-cell office:value-type="float" office:value="0.487476" calcext:value-type="float">
            <text:p>0.487476</text:p>
          </table:table-cell>
          <table:table-cell office:value-type="float" office:value="0.457007" calcext:value-type="float">
            <text:p>0.457007</text:p>
          </table:table-cell>
          <table:table-cell office:value-type="float" office:value="0.426548" calcext:value-type="float">
            <text:p>0.426548</text:p>
          </table:table-cell>
          <table:table-cell office:value-type="float" office:value="0.394849" calcext:value-type="float">
            <text:p>0.394849</text:p>
          </table:table-cell>
          <table:table-cell office:value-type="float" office:value="0.361444" calcext:value-type="float">
            <text:p>0.361444</text:p>
          </table:table-cell>
          <table:table-cell office:value-type="float" office:value="0.326713" calcext:value-type="float">
            <text:p>0.326713</text:p>
          </table:table-cell>
          <table:table-cell office:value-type="float" office:value="0.291748" calcext:value-type="float">
            <text:p>0.291748</text:p>
          </table:table-cell>
          <table:table-cell office:value-type="float" office:value="0.258033" calcext:value-type="float">
            <text:p>0.258033</text:p>
          </table:table-cell>
          <table:table-cell office:value-type="float" office:value="0.227017" calcext:value-type="float">
            <text:p>0.227017</text:p>
          </table:table-cell>
          <table:table-cell office:value-type="float" office:value="0.199769" calcext:value-type="float">
            <text:p>0.199769</text:p>
          </table:table-cell>
          <table:table-cell office:value-type="float" office:value="0.176813" calcext:value-type="float">
            <text:p>0.176813</text:p>
          </table:table-cell>
          <table:table-cell office:value-type="float" office:value="0.158158" calcext:value-type="float">
            <text:p>0.158158</text:p>
          </table:table-cell>
          <table:table-cell office:value-type="float" office:value="0.143442" calcext:value-type="float">
            <text:p>0.143442</text:p>
          </table:table-cell>
          <table:table-cell office:value-type="float" office:value="0.132107" calcext:value-type="float">
            <text:p>0.132107</text:p>
          </table:table-cell>
          <table:table-cell office:value-type="float" office:value="0.123537" calcext:value-type="float">
            <text:p>0.123537</text:p>
          </table:table-cell>
          <table:table-cell office:value-type="float" office:value="0.117148" calcext:value-type="float">
            <text:p>0.117148</text:p>
          </table:table-cell>
          <table:table-cell office:value-type="float" office:value="0.112436" calcext:value-type="float">
            <text:p>0.112436</text:p>
          </table:table-cell>
          <table:table-cell office:value-type="float" office:value="0.108988" calcext:value-type="float">
            <text:p>0.108988</text:p>
          </table:table-cell>
          <table:table-cell office:value-type="float" office:value="0.10648" calcext:value-type="float">
            <text:p>0.10648</text:p>
          </table:table-cell>
          <table:table-cell office:value-type="float" office:value="0.104664" calcext:value-type="float">
            <text:p>0.104664</text:p>
          </table:table-cell>
          <table:table-cell office:value-type="float" office:value="0.103352" calcext:value-type="float">
            <text:p>0.103352</text:p>
          </table:table-cell>
          <table:table-cell office:value-type="float" office:value="0.102407" calcext:value-type="float">
            <text:p>0.102407</text:p>
          </table:table-cell>
          <table:table-cell office:value-type="float" office:value="0.101727" calcext:value-type="float">
            <text:p>0.101727</text:p>
          </table:table-cell>
          <table:table-cell office:value-type="float" office:value="0.101239" calcext:value-type="float">
            <text:p>0.101239</text:p>
          </table:table-cell>
          <table:table-cell office:value-type="float" office:value="0.100888" calcext:value-type="float">
            <text:p>0.100888</text:p>
          </table:table-cell>
          <table:table-cell office:value-type="float" office:value="0.100636" calcext:value-type="float">
            <text:p>0.100636</text:p>
          </table:table-cell>
          <table:table-cell office:value-type="float" office:value="0.100456" calcext:value-type="float">
            <text:p>0.100456</text:p>
          </table:table-cell>
          <table:table-cell office:value-type="float" office:value="0.100327" calcext:value-type="float">
            <text:p>0.100327</text:p>
          </table:table-cell>
          <table:table-cell office:value-type="float" office:value="0.100234" calcext:value-type="float">
            <text:p>0.100234</text:p>
          </table:table-cell>
          <table:table-cell office:value-type="float" office:value="0.100168" calcext:value-type="float">
            <text:p>0.100168</text:p>
          </table:table-cell>
          <table:table-cell office:value-type="float" office:value="0.10012" calcext:value-type="float">
            <text:p>0.10012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33968" calcext:value-type="float">
            <text:p>0.433968</text:p>
          </table:table-cell>
          <table:table-cell table:number-columns-repeated="82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0.999732" calcext:value-type="float">
            <text:p>0.999732</text:p>
          </table:table-cell>
          <table:table-cell office:value-type="float" office:value="0.999594" calcext:value-type="float">
            <text:p>0.999594</text:p>
          </table:table-cell>
          <table:table-cell office:value-type="float" office:value="0.999385" calcext:value-type="float">
            <text:p>0.999385</text:p>
          </table:table-cell>
          <table:table-cell office:value-type="float" office:value="0.999068" calcext:value-type="float">
            <text:p>0.999068</text:p>
          </table:table-cell>
          <table:table-cell office:value-type="float" office:value="0.998588" calcext:value-type="float">
            <text:p>0.998588</text:p>
          </table:table-cell>
          <table:table-cell office:value-type="float" office:value="0.997863" calcext:value-type="float">
            <text:p>0.997863</text:p>
          </table:table-cell>
          <table:table-cell office:value-type="float" office:value="0.996768" calcext:value-type="float">
            <text:p>0.996768</text:p>
          </table:table-cell>
          <table:table-cell office:value-type="float" office:value="0.995116" calcext:value-type="float">
            <text:p>0.995116</text:p>
          </table:table-cell>
          <table:table-cell office:value-type="float" office:value="0.992631" calcext:value-type="float">
            <text:p>0.992631</text:p>
          </table:table-cell>
          <table:table-cell office:value-type="float" office:value="0.988909" calcext:value-type="float">
            <text:p>0.988909</text:p>
          </table:table-cell>
          <table:table-cell office:value-type="float" office:value="0.983365" calcext:value-type="float">
            <text:p>0.983365</text:p>
          </table:table-cell>
          <table:table-cell office:value-type="float" office:value="0.97518" calcext:value-type="float">
            <text:p>0.97518</text:p>
          </table:table-cell>
          <table:table-cell office:value-type="float" office:value="0.963254" calcext:value-type="float">
            <text:p>0.963254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22456" calcext:value-type="float">
            <text:p>0.922456</text:p>
          </table:table-cell>
          <table:table-cell office:value-type="float" office:value="0.890603" calcext:value-type="float">
            <text:p>0.890603</text:p>
          </table:table-cell>
          <table:table-cell office:value-type="float" office:value="0.849931" calcext:value-type="float">
            <text:p>0.849931</text:p>
          </table:table-cell>
          <table:table-cell office:value-type="float" office:value="0.801149" calcext:value-type="float">
            <text:p>0.801149</text:p>
          </table:table-cell>
          <table:table-cell office:value-type="float" office:value="0.746809" calcext:value-type="float">
            <text:p>0.746809</text:p>
          </table:table-cell>
          <table:table-cell office:value-type="float" office:value="0.690858" calcext:value-type="float">
            <text:p>0.690858</text:p>
          </table:table-cell>
          <table:table-cell office:value-type="float" office:value="0.637319" calcext:value-type="float">
            <text:p>0.637319</text:p>
          </table:table-cell>
          <table:table-cell office:value-type="float" office:value="0.588906" calcext:value-type="float">
            <text:p>0.588906</text:p>
          </table:table-cell>
          <table:table-cell office:value-type="float" office:value="0.546424" calcext:value-type="float">
            <text:p>0.546424</text:p>
          </table:table-cell>
          <table:table-cell office:value-type="float" office:value="0.509044" calcext:value-type="float">
            <text:p>0.509044</text:p>
          </table:table-cell>
          <table:table-cell office:value-type="float" office:value="0.475017" calcext:value-type="float">
            <text:p>0.475017</text:p>
          </table:table-cell>
          <table:table-cell office:value-type="float" office:value="0.442392" calcext:value-type="float">
            <text:p>0.442392</text:p>
          </table:table-cell>
          <table:table-cell office:value-type="float" office:value="0.409564" calcext:value-type="float">
            <text:p>0.409564</text:p>
          </table:table-cell>
          <table:table-cell office:value-type="float" office:value="0.375618" calcext:value-type="float">
            <text:p>0.375618</text:p>
          </table:table-cell>
          <table:table-cell office:value-type="float" office:value="0.340497" calcext:value-type="float">
            <text:p>0.340497</text:p>
          </table:table-cell>
          <table:table-cell office:value-type="float" office:value="0.304958" calcext:value-type="float">
            <text:p>0.304958</text:p>
          </table:table-cell>
          <table:table-cell office:value-type="float" office:value="0.270304" calcext:value-type="float">
            <text:p>0.270304</text:p>
          </table:table-cell>
          <table:table-cell office:value-type="float" office:value="0.237982" calcext:value-type="float">
            <text:p>0.237982</text:p>
          </table:table-cell>
          <table:table-cell office:value-type="float" office:value="0.209184" calcext:value-type="float">
            <text:p>0.209184</text:p>
          </table:table-cell>
          <table:table-cell office:value-type="float" office:value="0.184603" calcext:value-type="float">
            <text:p>0.184603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48313" calcext:value-type="float">
            <text:p>0.148313</text:p>
          </table:table-cell>
          <table:table-cell office:value-type="float" office:value="0.135828" calcext:value-type="float">
            <text:p>0.135828</text:p>
          </table:table-cell>
          <table:table-cell office:value-type="float" office:value="0.126332" calcext:value-type="float">
            <text:p>0.126332</text:p>
          </table:table-cell>
          <table:table-cell office:value-type="float" office:value="0.119222" calcext:value-type="float">
            <text:p>0.119222</text:p>
          </table:table-cell>
          <table:table-cell office:value-type="float" office:value="0.113961" calcext:value-type="float">
            <text:p>0.113961</text:p>
          </table:table-cell>
          <table:table-cell office:value-type="float" office:value="0.110101" calcext:value-type="float">
            <text:p>0.110101</text:p>
          </table:table-cell>
          <table:table-cell office:value-type="float" office:value="0.107288" calcext:value-type="float">
            <text:p>0.107288</text:p>
          </table:table-cell>
          <table:table-cell office:value-type="float" office:value="0.105248" calcext:value-type="float">
            <text:p>0.105248</text:p>
          </table:table-cell>
          <table:table-cell office:value-type="float" office:value="0.103773" calcext:value-type="float">
            <text:p>0.103773</text:p>
          </table:table-cell>
          <table:table-cell office:value-type="float" office:value="0.10271" calcext:value-type="float">
            <text:p>0.10271</text:p>
          </table:table-cell>
          <table:table-cell office:value-type="float" office:value="0.101945" calcext:value-type="float">
            <text:p>0.101945</text:p>
          </table:table-cell>
          <table:table-cell office:value-type="float" office:value="0.101395" calcext:value-type="float">
            <text:p>0.1013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0717" calcext:value-type="float">
            <text:p>0.100717</text:p>
          </table:table-cell>
          <table:table-cell office:value-type="float" office:value="0.100514" calcext:value-type="float">
            <text:p>0.100514</text:p>
          </table:table-cell>
          <table:table-cell office:value-type="float" office:value="0.100368" calcext:value-type="float">
            <text:p>0.100368</text:p>
          </table:table-cell>
          <table:table-cell office:value-type="float" office:value="0.100264" calcext:value-type="float">
            <text:p>0.100264</text:p>
          </table:table-cell>
          <table:table-cell office:value-type="float" office:value="0.100189" calcext:value-type="float">
            <text:p>0.100189</text:p>
          </table:table-cell>
          <table:table-cell office:value-type="float" office:value="0.100135" calcext:value-type="float">
            <text:p>0.100135</text:p>
          </table:table-cell>
          <table:table-cell office:value-type="float" office:value="0.100097" calcext:value-type="float">
            <text:p>0.100097</text:p>
          </table:table-cell>
          <table:table-cell office:value-type="float" office:value="0.10007" calcext:value-type="float">
            <text:p>0.10007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39939" calcext:value-type="float">
            <text:p>0.439939</text:p>
          </table:table-cell>
          <table:table-cell table:number-columns-repeated="83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0.999878" calcext:value-type="float">
            <text:p>0.999878</text:p>
          </table:table-cell>
          <table:table-cell office:value-type="float" office:value="0.999815" calcext:value-type="float">
            <text:p>0.999815</text:p>
          </table:table-cell>
          <table:table-cell office:value-type="float" office:value="0.99972" calcext:value-type="float">
            <text:p>0.99972</text:p>
          </table:table-cell>
          <table:table-cell office:value-type="float" office:value="0.999576" calcext:value-type="float">
            <text:p>0.999576</text:p>
          </table:table-cell>
          <table:table-cell office:value-type="float" office:value="0.999357" calcext:value-type="float">
            <text:p>0.999357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98526" calcext:value-type="float">
            <text:p>0.998526</text:p>
          </table:table-cell>
          <table:table-cell office:value-type="float" office:value="0.997769" calcext:value-type="float">
            <text:p>0.997769</text:p>
          </table:table-cell>
          <table:table-cell office:value-type="float" office:value="0.996625" calcext:value-type="float">
            <text:p>0.996625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2307" calcext:value-type="float">
            <text:p>0.992307</text:p>
          </table:table-cell>
          <table:table-cell office:value-type="float" office:value="0.988422" calcext:value-type="float">
            <text:p>0.988422</text:p>
          </table:table-cell>
          <table:table-cell office:value-type="float" office:value="0.98264" calcext:value-type="float">
            <text:p>0.98264</text:p>
          </table:table-cell>
          <table:table-cell office:value-type="float" office:value="0.974111" calcext:value-type="float">
            <text:p>0.974111</text:p>
          </table:table-cell>
          <table:table-cell office:value-type="float" office:value="0.961696" calcext:value-type="float">
            <text:p>0.961696</text:p>
          </table:table-cell>
          <table:table-cell office:value-type="float" office:value="0.943973" calcext:value-type="float">
            <text:p>0.943973</text:p>
          </table:table-cell>
          <table:table-cell office:value-type="float" office:value="0.919358" calcext:value-type="float">
            <text:p>0.919358</text:p>
          </table:table-cell>
          <table:table-cell office:value-type="float" office:value="0.886447" calcext:value-type="float">
            <text:p>0.886447</text:p>
          </table:table-cell>
          <table:table-cell office:value-type="float" office:value="0.844604" calcext:value-type="float">
            <text:p>0.844604</text:p>
          </table:table-cell>
          <table:table-cell office:value-type="float" office:value="0.794676" calcext:value-type="float">
            <text:p>0.794676</text:p>
          </table:table-cell>
          <table:table-cell office:value-type="float" office:value="0.739356" calcext:value-type="float">
            <text:p>0.739356</text:p>
          </table:table-cell>
          <table:table-cell office:value-type="float" office:value="0.68264" calcext:value-type="float">
            <text:p>0.68264</text:p>
          </table:table-cell>
          <table:table-cell office:value-type="float" office:value="0.628447" calcext:value-type="float">
            <text:p>0.628447</text:p>
          </table:table-cell>
          <table:table-cell office:value-type="float" office:value="0.579282" calcext:value-type="float">
            <text:p>0.579282</text:p>
          </table:table-cell>
          <table:table-cell office:value-type="float" office:value="0.535737" calcext:value-type="float">
            <text:p>0.535737</text:p>
          </table:table-cell>
          <table:table-cell office:value-type="float" office:value="0.49685" calcext:value-type="float">
            <text:p>0.49685</text:p>
          </table:table-cell>
          <table:table-cell office:value-type="float" office:value="0.460868" calcext:value-type="float">
            <text:p>0.460868</text:p>
          </table:table-cell>
          <table:table-cell office:value-type="float" office:value="0.425984" calcext:value-type="float">
            <text:p>0.425984</text:p>
          </table:table-cell>
          <table:table-cell office:value-type="float" office:value="0.390879" calcext:value-type="float">
            <text:p>0.390879</text:p>
          </table:table-cell>
          <table:table-cell office:value-type="float" office:value="0.355031" calcext:value-type="float">
            <text:p>0.355031</text:p>
          </table:table-cell>
          <table:table-cell office:value-type="float" office:value="0.318786" calcext:value-type="float">
            <text:p>0.318786</text:p>
          </table:table-cell>
          <table:table-cell office:value-type="float" office:value="0.283183" calcext:value-type="float">
            <text:p>0.283183</text:p>
          </table:table-cell>
          <table:table-cell office:value-type="float" office:value="0.249584" calcext:value-type="float">
            <text:p>0.249584</text:p>
          </table:table-cell>
          <table:table-cell office:value-type="float" office:value="0.219247" calcext:value-type="float">
            <text:p>0.219247</text:p>
          </table:table-cell>
          <table:table-cell office:value-type="float" office:value="0.193014" calcext:value-type="float">
            <text:p>0.193014</text:p>
          </table:table-cell>
          <table:table-cell office:value-type="float" office:value="0.171201" calcext:value-type="float">
            <text:p>0.171201</text:p>
          </table:table-cell>
          <table:table-cell office:value-type="float" office:value="0.153661" calcext:value-type="float">
            <text:p>0.153661</text:p>
          </table:table-cell>
          <table:table-cell office:value-type="float" office:value="0.139939" calcext:value-type="float">
            <text:p>0.139939</text:p>
          </table:table-cell>
          <table:table-cell office:value-type="float" office:value="0.129437" calcext:value-type="float">
            <text:p>0.129437</text:p>
          </table:table-cell>
          <table:table-cell office:value-type="float" office:value="0.121535" calcext:value-type="float">
            <text:p>0.121535</text:p>
          </table:table-cell>
          <table:table-cell office:value-type="float" office:value="0.115665" calcext:value-type="float">
            <text:p>0.115665</text:p>
          </table:table-cell>
          <table:table-cell office:value-type="float" office:value="0.111348" calcext:value-type="float">
            <text:p>0.111348</text:p>
          </table:table-cell>
          <table:table-cell office:value-type="float" office:value="0.108195" calcext:value-type="float">
            <text:p>0.108195</text:p>
          </table:table-cell>
          <table:table-cell office:value-type="float" office:value="0.105905" calcext:value-type="float">
            <text:p>0.105905</text:p>
          </table:table-cell>
          <table:table-cell office:value-type="float" office:value="0.104247" calcext:value-type="float">
            <text:p>0.104247</text:p>
          </table:table-cell>
          <table:table-cell office:value-type="float" office:value="0.103052" calcext:value-type="float">
            <text:p>0.103052</text:p>
          </table:table-cell>
          <table:table-cell office:value-type="float" office:value="0.102191" calcext:value-type="float">
            <text:p>0.102191</text:p>
          </table:table-cell>
          <table:table-cell office:value-type="float" office:value="0.101572" calcext:value-type="float">
            <text:p>0.101572</text:p>
          </table:table-cell>
          <table:table-cell office:value-type="float" office:value="0.101127" calcext:value-type="float">
            <text:p>0.101127</text:p>
          </table:table-cell>
          <table:table-cell office:value-type="float" office:value="0.100808" calcext:value-type="float">
            <text:p>0.100808</text:p>
          </table:table-cell>
          <table:table-cell office:value-type="float" office:value="0.100579" calcext:value-type="float">
            <text:p>0.100579</text:p>
          </table:table-cell>
          <table:table-cell office:value-type="float" office:value="0.100415" calcext:value-type="float">
            <text:p>0.100415</text:p>
          </table:table-cell>
          <table:table-cell office:value-type="float" office:value="0.100297" calcext:value-type="float">
            <text:p>0.100297</text:p>
          </table:table-cell>
          <table:table-cell office:value-type="float" office:value="0.100213" calcext:value-type="float">
            <text:p>0.100213</text:p>
          </table:table-cell>
          <table:table-cell office:value-type="float" office:value="0.100153" calcext:value-type="float">
            <text:p>0.100153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0.100056" calcext:value-type="float">
            <text:p>0.100056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3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45911" calcext:value-type="float">
            <text:p>0.445911</text:p>
          </table:table-cell>
          <table:table-cell table:number-columns-repeated="84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16" calcext:value-type="float">
            <text:p>0.999916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9807" calcext:value-type="float">
            <text:p>0.999807</text:p>
          </table:table-cell>
          <table:table-cell office:value-type="float" office:value="0.999708" calcext:value-type="float">
            <text:p>0.999708</text:p>
          </table:table-cell>
          <table:table-cell office:value-type="float" office:value="0.999557" calcext:value-type="float">
            <text:p>0.999557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8983" calcext:value-type="float">
            <text:p>0.998983</text:p>
          </table:table-cell>
          <table:table-cell office:value-type="float" office:value="0.998461" calcext:value-type="float">
            <text:p>0.998461</text:p>
          </table:table-cell>
          <table:table-cell office:value-type="float" office:value="0.99767" calcext:value-type="float">
            <text:p>0.99767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994675" calcext:value-type="float">
            <text:p>0.994675</text:p>
          </table:table-cell>
          <table:table-cell office:value-type="float" office:value="0.991968" calcext:value-type="float">
            <text:p>0.991968</text:p>
          </table:table-cell>
          <table:table-cell office:value-type="float" office:value="0.987914" calcext:value-type="float">
            <text:p>0.987914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972991" calcext:value-type="float">
            <text:p>0.972991</text:p>
          </table:table-cell>
          <table:table-cell office:value-type="float" office:value="0.960064" calcext:value-type="float">
            <text:p>0.960064</text:p>
          </table:table-cell>
          <table:table-cell office:value-type="float" office:value="0.941639" calcext:value-type="float">
            <text:p>0.941639</text:p>
          </table:table-cell>
          <table:table-cell office:value-type="float" office:value="0.916109" calcext:value-type="float">
            <text:p>0.916109</text:p>
          </table:table-cell>
          <table:table-cell office:value-type="float" office:value="0.882081" calcext:value-type="float">
            <text:p>0.882081</text:p>
          </table:table-cell>
          <table:table-cell office:value-type="float" office:value="0.838996" calcext:value-type="float">
            <text:p>0.838996</text:p>
          </table:table-cell>
          <table:table-cell office:value-type="float" office:value="0.787833" calcext:value-type="float">
            <text:p>0.787833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673777" calcext:value-type="float">
            <text:p>0.673777</text:p>
          </table:table-cell>
          <table:table-cell office:value-type="float" office:value="0.618721" calcext:value-type="float">
            <text:p>0.618721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0.523667" calcext:value-type="float">
            <text:p>0.523667</text:p>
          </table:table-cell>
          <table:table-cell office:value-type="float" office:value="0.483025" calcext:value-type="float">
            <text:p>0.483025</text:p>
          </table:table-cell>
          <table:table-cell office:value-type="float" office:value="0.444932" calcext:value-type="float">
            <text:p>0.444932</text:p>
          </table:table-cell>
          <table:table-cell office:value-type="float" office:value="0.407805" calcext:value-type="float">
            <text:p>0.407805</text:p>
          </table:table-cell>
          <table:table-cell office:value-type="float" office:value="0.370678" calcext:value-type="float">
            <text:p>0.370678</text:p>
          </table:table-cell>
          <table:table-cell office:value-type="float" office:value="0.33344" calcext:value-type="float">
            <text:p>0.33344</text:p>
          </table:table-cell>
          <table:table-cell office:value-type="float" office:value="0.296779" calcext:value-type="float">
            <text:p>0.296779</text:p>
          </table:table-cell>
          <table:table-cell office:value-type="float" office:value="0.261879" calcext:value-type="float">
            <text:p>0.261879</text:p>
          </table:table-cell>
          <table:table-cell office:value-type="float" office:value="0.229996" calcext:value-type="float">
            <text:p>0.229996</text:p>
          </table:table-cell>
          <table:table-cell office:value-type="float" office:value="0.202082" calcext:value-type="float">
            <text:p>0.202082</text:p>
          </table:table-cell>
          <table:table-cell office:value-type="float" office:value="0.178599" calcext:value-type="float">
            <text:p>0.178599</text:p>
          </table:table-cell>
          <table:table-cell office:value-type="float" office:value="0.159524" calcext:value-type="float">
            <text:p>0.159524</text:p>
          </table:table-cell>
          <table:table-cell office:value-type="float" office:value="0.144476" calcext:value-type="float">
            <text:p>0.144476</text:p>
          </table:table-cell>
          <table:table-cell office:value-type="float" office:value="0.13288" calcext:value-type="float">
            <text:p>0.13288</text:p>
          </table:table-cell>
          <table:table-cell office:value-type="float" office:value="0.12411" calcext:value-type="float">
            <text:p>0.12411</text:p>
          </table:table-cell>
          <table:table-cell office:value-type="float" office:value="0.117569" calcext:value-type="float">
            <text:p>0.117569</text:p>
          </table:table-cell>
          <table:table-cell office:value-type="float" office:value="0.112744" calcext:value-type="float">
            <text:p>0.112744</text:p>
          </table:table-cell>
          <table:table-cell office:value-type="float" office:value="0.109212" calcext:value-type="float">
            <text:p>0.109212</text:p>
          </table:table-cell>
          <table:table-cell office:value-type="float" office:value="0.106642" calcext:value-type="float">
            <text:p>0.106642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103436" calcext:value-type="float">
            <text:p>0.103436</text:p>
          </table:table-cell>
          <table:table-cell office:value-type="float" office:value="0.102467" calcext:value-type="float">
            <text:p>0.102467</text:p>
          </table:table-cell>
          <table:table-cell office:value-type="float" office:value="0.10177" calcext:value-type="float">
            <text:p>0.10177</text:p>
          </table:table-cell>
          <table:table-cell office:value-type="float" office:value="0.10127" calcext:value-type="float">
            <text:p>0.10127</text:p>
          </table:table-cell>
          <table:table-cell office:value-type="float" office:value="0.10091" calcext:value-type="float">
            <text:p>0.10091</text:p>
          </table:table-cell>
          <table:table-cell office:value-type="float" office:value="0.100653" calcext:value-type="float">
            <text:p>0.100653</text:p>
          </table:table-cell>
          <table:table-cell office:value-type="float" office:value="0.100468" calcext:value-type="float">
            <text:p>0.100468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10024" calcext:value-type="float">
            <text:p>0.10024</text:p>
          </table:table-cell>
          <table:table-cell office:value-type="float" office:value="0.100172" calcext:value-type="float">
            <text:p>0.100172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100088" calcext:value-type="float">
            <text:p>0.100088</text:p>
          </table:table-cell>
          <table:table-cell office:value-type="float" office:value="0.100063" calcext:value-type="float">
            <text:p>0.100063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51883" calcext:value-type="float">
            <text:p>0.451883</text:p>
          </table:table-cell>
          <table:table-cell table:number-columns-repeated="85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0.999799" calcext:value-type="float">
            <text:p>0.999799</text:p>
          </table:table-cell>
          <table:table-cell office:value-type="float" office:value="0.999695" calcext:value-type="float">
            <text:p>0.99969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999299" calcext:value-type="float">
            <text:p>0.999299</text:p>
          </table:table-cell>
          <table:table-cell office:value-type="float" office:value="0.998938" calcext:value-type="float">
            <text:p>0.998938</text:p>
          </table:table-cell>
          <table:table-cell office:value-type="float" office:value="0.998392" calcext:value-type="float">
            <text:p>0.998392</text:p>
          </table:table-cell>
          <table:table-cell office:value-type="float" office:value="0.997567" calcext:value-type="float">
            <text:p>0.997567</text:p>
          </table:table-cell>
          <table:table-cell office:value-type="float" office:value="0.996319" calcext:value-type="float">
            <text:p>0.996319</text:p>
          </table:table-cell>
          <table:table-cell office:value-type="float" office:value="0.994439" calcext:value-type="float">
            <text:p>0.994439</text:p>
          </table:table-cell>
          <table:table-cell office:value-type="float" office:value="0.991613" calcext:value-type="float">
            <text:p>0.991613</text:p>
          </table:table-cell>
          <table:table-cell office:value-type="float" office:value="0.987382" calcext:value-type="float">
            <text:p>0.987382</text:p>
          </table:table-cell>
          <table:table-cell office:value-type="float" office:value="0.981088" calcext:value-type="float">
            <text:p>0.981088</text:p>
          </table:table-cell>
          <table:table-cell office:value-type="float" office:value="0.971818" calcext:value-type="float">
            <text:p>0.971818</text:p>
          </table:table-cell>
          <table:table-cell office:value-type="float" office:value="0.958352" calcext:value-type="float">
            <text:p>0.958352</text:p>
          </table:table-cell>
          <table:table-cell office:value-type="float" office:value="0.939187" calcext:value-type="float">
            <text:p>0.939187</text:p>
          </table:table-cell>
          <table:table-cell office:value-type="float" office:value="0.912689" calcext:value-type="float">
            <text:p>0.912689</text:p>
          </table:table-cell>
          <table:table-cell office:value-type="float" office:value="0.877476" calcext:value-type="float">
            <text:p>0.877476</text:p>
          </table:table-cell>
          <table:table-cell office:value-type="float" office:value="0.833059" calcext:value-type="float">
            <text:p>0.833059</text:p>
          </table:table-cell>
          <table:table-cell office:value-type="float" office:value="0.780546" calcext:value-type="float">
            <text:p>0.780546</text:p>
          </table:table-cell>
          <table:table-cell office:value-type="float" office:value="0.722885" calcext:value-type="float">
            <text:p>0.722885</text:p>
          </table:table-cell>
          <table:table-cell office:value-type="float" office:value="0.664128" calcext:value-type="float">
            <text:p>0.664128</text:p>
          </table:table-cell>
          <table:table-cell office:value-type="float" office:value="0.607967" calcext:value-type="float">
            <text:p>0.607967</text:p>
          </table:table-cell>
          <table:table-cell office:value-type="float" office:value="0.556518" calcext:value-type="float">
            <text:p>0.556518</text:p>
          </table:table-cell>
          <table:table-cell office:value-type="float" office:value="0.510033" calcext:value-type="float">
            <text:p>0.510033</text:p>
          </table:table-cell>
          <table:table-cell office:value-type="float" office:value="0.467437" calcext:value-type="float">
            <text:p>0.467437</text:p>
          </table:table-cell>
          <table:table-cell office:value-type="float" office:value="0.42718" calcext:value-type="float">
            <text:p>0.42718</text:p>
          </table:table-cell>
          <table:table-cell office:value-type="float" office:value="0.387975" calcext:value-type="float">
            <text:p>0.387975</text:p>
          </table:table-cell>
          <table:table-cell office:value-type="float" office:value="0.349254" calcext:value-type="float">
            <text:p>0.349254</text:p>
          </table:table-cell>
          <table:table-cell office:value-type="float" office:value="0.311283" calcext:value-type="float">
            <text:p>0.311283</text:p>
          </table:table-cell>
          <table:table-cell office:value-type="float" office:value="0.274976" calcext:value-type="float">
            <text:p>0.274976</text:p>
          </table:table-cell>
          <table:table-cell office:value-type="float" office:value="0.241497" calcext:value-type="float">
            <text:p>0.241497</text:p>
          </table:table-cell>
          <table:table-cell office:value-type="float" office:value="0.211855" calcext:value-type="float">
            <text:p>0.211855</text:p>
          </table:table-cell>
          <table:table-cell office:value-type="float" office:value="0.186638" calcext:value-type="float">
            <text:p>0.186638</text:p>
          </table:table-cell>
          <table:table-cell office:value-type="float" office:value="0.165943" calcext:value-type="float">
            <text:p>0.165943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0.136696" calcext:value-type="float">
            <text:p>0.136696</text:p>
          </table:table-cell>
          <table:table-cell office:value-type="float" office:value="0.126975" calcext:value-type="float">
            <text:p>0.126975</text:p>
          </table:table-cell>
          <table:table-cell office:value-type="float" office:value="0.119695" calcext:value-type="float">
            <text:p>0.119695</text:p>
          </table:table-cell>
          <table:table-cell office:value-type="float" office:value="0.114306" calcext:value-type="float">
            <text:p>0.114306</text:p>
          </table:table-cell>
          <table:table-cell office:value-type="float" office:value="0.110352" calcext:value-type="float">
            <text:p>0.110352</text:p>
          </table:table-cell>
          <table:table-cell office:value-type="float" office:value="0.10747" calcext:value-type="float">
            <text:p>0.10747</text:p>
          </table:table-cell>
          <table:table-cell office:value-type="float" office:value="0.10538" calcext:value-type="float">
            <text:p>0.10538</text:p>
          </table:table-cell>
          <table:table-cell office:value-type="float" office:value="0.103868" calcext:value-type="float">
            <text:p>0.103868</text:p>
          </table:table-cell>
          <table:table-cell office:value-type="float" office:value="0.102778" calcext:value-type="float">
            <text:p>0.102778</text:p>
          </table:table-cell>
          <table:table-cell office:value-type="float" office:value="0.101994" calcext:value-type="float">
            <text:p>0.101994</text:p>
          </table:table-cell>
          <table:table-cell office:value-type="float" office:value="0.10143" calcext:value-type="float">
            <text:p>0.10143</text:p>
          </table:table-cell>
          <table:table-cell office:value-type="float" office:value="0.101026" calcext:value-type="float">
            <text:p>0.101026</text:p>
          </table:table-cell>
          <table:table-cell office:value-type="float" office:value="0.100735" calcext:value-type="float">
            <text:p>0.100735</text:p>
          </table:table-cell>
          <table:table-cell office:value-type="float" office:value="0.100527" calcext:value-type="float">
            <text:p>0.100527</text:p>
          </table:table-cell>
          <table:table-cell office:value-type="float" office:value="0.100378" calcext:value-type="float">
            <text:p>0.100378</text:p>
          </table:table-cell>
          <table:table-cell office:value-type="float" office:value="0.100271" calcext:value-type="float">
            <text:p>0.100271</text:p>
          </table:table-cell>
          <table:table-cell office:value-type="float" office:value="0.100194" calcext:value-type="float">
            <text:p>0.100194</text:p>
          </table:table-cell>
          <table:table-cell office:value-type="float" office:value="0.100139" calcext:value-type="float">
            <text:p>0.100139</text:p>
          </table:table-cell>
          <table:table-cell office:value-type="float" office:value="0.100099" calcext:value-type="float">
            <text:p>0.100099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57855" calcext:value-type="float">
            <text:p>0.457855</text:p>
          </table:table-cell>
          <table:table-cell table:number-columns-repeated="86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999908" calcext:value-type="float">
            <text:p>0.999908</text:p>
          </table:table-cell>
          <table:table-cell office:value-type="float" office:value="0.999861" calcext:value-type="float">
            <text:p>0.999861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0.999681" calcext:value-type="float">
            <text:p>0.999681</text:p>
          </table:table-cell>
          <table:table-cell office:value-type="float" office:value="0.999517" calcext:value-type="float">
            <text:p>0.999517</text:p>
          </table:table-cell>
          <table:table-cell office:value-type="float" office:value="0.999268" calcext:value-type="float">
            <text:p>0.999268</text:p>
          </table:table-cell>
          <table:table-cell office:value-type="float" office:value="0.998891" calcext:value-type="float">
            <text:p>0.998891</text:p>
          </table:table-cell>
          <table:table-cell office:value-type="float" office:value="0.998321" calcext:value-type="float">
            <text:p>0.998321</text:p>
          </table:table-cell>
          <table:table-cell office:value-type="float" office:value="0.997459" calcext:value-type="float">
            <text:p>0.997459</text:p>
          </table:table-cell>
          <table:table-cell office:value-type="float" office:value="0.996156" calcext:value-type="float">
            <text:p>0.996156</text:p>
          </table:table-cell>
          <table:table-cell office:value-type="float" office:value="0.994193" calcext:value-type="float">
            <text:p>0.994193</text:p>
          </table:table-cell>
          <table:table-cell office:value-type="float" office:value="0.991241" calcext:value-type="float">
            <text:p>0.991241</text:p>
          </table:table-cell>
          <table:table-cell office:value-type="float" office:value="0.986824" calcext:value-type="float">
            <text:p>0.986824</text:p>
          </table:table-cell>
          <table:table-cell office:value-type="float" office:value="0.980256" calcext:value-type="float">
            <text:p>0.980256</text:p>
          </table:table-cell>
          <table:table-cell office:value-type="float" office:value="0.970585" calcext:value-type="float">
            <text:p>0.970585</text:p>
          </table:table-cell>
          <table:table-cell office:value-type="float" office:value="0.95655" calcext:value-type="float">
            <text:p>0.95655</text:p>
          </table:table-cell>
          <table:table-cell office:value-type="float" office:value="0.936603" calcext:value-type="float">
            <text:p>0.936603</text:p>
          </table:table-cell>
          <table:table-cell office:value-type="float" office:value="0.909075" calcext:value-type="float">
            <text:p>0.909075</text:p>
          </table:table-cell>
          <table:table-cell office:value-type="float" office:value="0.872592" calcext:value-type="float">
            <text:p>0.872592</text:p>
          </table:table-cell>
          <table:table-cell office:value-type="float" office:value="0.826732" calcext:value-type="float">
            <text:p>0.826732</text:p>
          </table:table-cell>
          <table:table-cell office:value-type="float" office:value="0.772725" calcext:value-type="float">
            <text:p>0.772725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653529" calcext:value-type="float">
            <text:p>0.653529</text:p>
          </table:table-cell>
          <table:table-cell office:value-type="float" office:value="0.595997" calcext:value-type="float">
            <text:p>0.595997</text:p>
          </table:table-cell>
          <table:table-cell office:value-type="float" office:value="0.542993" calcext:value-type="float">
            <text:p>0.542993</text:p>
          </table:table-cell>
          <table:table-cell office:value-type="float" office:value="0.494672" calcext:value-type="float">
            <text:p>0.494672</text:p>
          </table:table-cell>
          <table:table-cell office:value-type="float" office:value="0.450008" calcext:value-type="float">
            <text:p>0.450008</text:p>
          </table:table-cell>
          <table:table-cell office:value-type="float" office:value="0.40767" calcext:value-type="float">
            <text:p>0.40767</text:p>
          </table:table-cell>
          <table:table-cell office:value-type="float" office:value="0.366727" calcext:value-type="float">
            <text:p>0.366727</text:p>
          </table:table-cell>
          <table:table-cell office:value-type="float" office:value="0.327003" calcext:value-type="float">
            <text:p>0.327003</text:p>
          </table:table-cell>
          <table:table-cell office:value-type="float" office:value="0.289053" calcext:value-type="float">
            <text:p>0.289053</text:p>
          </table:table-cell>
          <table:table-cell office:value-type="float" office:value="0.253857" calcext:value-type="float">
            <text:p>0.253857</text:p>
          </table:table-cell>
          <table:table-cell office:value-type="float" office:value="0.222406" calcext:value-type="float">
            <text:p>0.222406</text:p>
          </table:table-cell>
          <table:table-cell office:value-type="float" office:value="0.195372" calcext:value-type="float">
            <text:p>0.195372</text:p>
          </table:table-cell>
          <table:table-cell office:value-type="float" office:value="0.172966" calcext:value-type="float">
            <text:p>0.172966</text:p>
          </table:table-cell>
          <table:table-cell office:value-type="float" office:value="0.154979" calcext:value-type="float">
            <text:p>0.154979</text:p>
          </table:table-cell>
          <table:table-cell office:value-type="float" office:value="0.140919" calcext:value-type="float">
            <text:p>0.140919</text:p>
          </table:table-cell>
          <table:table-cell office:value-type="float" office:value="0.130161" calcext:value-type="float">
            <text:p>0.130161</text:p>
          </table:table-cell>
          <table:table-cell office:value-type="float" office:value="0.122066" calcext:value-type="float">
            <text:p>0.122066</text:p>
          </table:table-cell>
          <table:table-cell office:value-type="float" office:value="0.116054" calcext:value-type="float">
            <text:p>0.116054</text:p>
          </table:table-cell>
          <table:table-cell office:value-type="float" office:value="0.11163" calcext:value-type="float">
            <text:p>0.11163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06053" calcext:value-type="float">
            <text:p>0.106053</text:p>
          </table:table-cell>
          <table:table-cell office:value-type="float" office:value="0.104354" calcext:value-type="float">
            <text:p>0.104354</text:p>
          </table:table-cell>
          <table:table-cell office:value-type="float" office:value="0.103129" calcext:value-type="float">
            <text:p>0.103129</text:p>
          </table:table-cell>
          <table:table-cell office:value-type="float" office:value="0.102246" calcext:value-type="float">
            <text:p>0.102246</text:p>
          </table:table-cell>
          <table:table-cell office:value-type="float" office:value="0.101611" calcext:value-type="float">
            <text:p>0.101611</text:p>
          </table:table-cell>
          <table:table-cell office:value-type="float" office:value="0.101156" calcext:value-type="float">
            <text:p>0.101156</text:p>
          </table:table-cell>
          <table:table-cell office:value-type="float" office:value="0.100828" calcext:value-type="float">
            <text:p>0.100828</text:p>
          </table:table-cell>
          <table:table-cell office:value-type="float" office:value="0.100594" calcext:value-type="float">
            <text:p>0.100594</text:p>
          </table:table-cell>
          <table:table-cell office:value-type="float" office:value="0.100425" calcext:value-type="float">
            <text:p>0.100425</text:p>
          </table:table-cell>
          <table:table-cell office:value-type="float" office:value="0.100305" calcext:value-type="float">
            <text:p>0.100305</text:p>
          </table:table-cell>
          <table:table-cell office:value-type="float" office:value="0.100218" calcext:value-type="float">
            <text:p>0.100218</text:p>
          </table:table-cell>
          <table:table-cell office:value-type="float" office:value="0.100156" calcext:value-type="float">
            <text:p>0.100156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3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63827" calcext:value-type="float">
            <text:p>0.463827</text:p>
          </table:table-cell>
          <table:table-cell table:number-columns-repeated="8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37" calcext:value-type="float">
            <text:p>0.999937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999855" calcext:value-type="float">
            <text:p>0.999855</text:p>
          </table:table-cell>
          <table:table-cell office:value-type="float" office:value="0.99978" calcext:value-type="float">
            <text:p>0.99978</text:p>
          </table:table-cell>
          <table:table-cell office:value-type="float" office:value="0.999667" calcext:value-type="float">
            <text:p>0.999667</text:p>
          </table:table-cell>
          <table:table-cell office:value-type="float" office:value="0.999496" calcext:value-type="float">
            <text:p>0.999496</text:p>
          </table:table-cell>
          <table:table-cell office:value-type="float" office:value="0.999236" calcext:value-type="float">
            <text:p>0.999236</text:p>
          </table:table-cell>
          <table:table-cell office:value-type="float" office:value="0.998842" calcext:value-type="float">
            <text:p>0.998842</text:p>
          </table:table-cell>
          <table:table-cell office:value-type="float" office:value="0.998247" calcext:value-type="float">
            <text:p>0.998247</text:p>
          </table:table-cell>
          <table:table-cell office:value-type="float" office:value="0.997346" calcext:value-type="float">
            <text:p>0.997346</text:p>
          </table:table-cell>
          <table:table-cell office:value-type="float" office:value="0.995985" calcext:value-type="float">
            <text:p>0.995985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90852" calcext:value-type="float">
            <text:p>0.990852</text:p>
          </table:table-cell>
          <table:table-cell office:value-type="float" office:value="0.986239" calcext:value-type="float">
            <text:p>0.986239</text:p>
          </table:table-cell>
          <table:table-cell office:value-type="float" office:value="0.979381" calcext:value-type="float">
            <text:p>0.979381</text:p>
          </table:table-cell>
          <table:table-cell office:value-type="float" office:value="0.969288" calcext:value-type="float">
            <text:p>0.969288</text:p>
          </table:table-cell>
          <table:table-cell office:value-type="float" office:value="0.954651" calcext:value-type="float">
            <text:p>0.954651</text:p>
          </table:table-cell>
          <table:table-cell office:value-type="float" office:value="0.933869" calcext:value-type="float">
            <text:p>0.933869</text:p>
          </table:table-cell>
          <table:table-cell office:value-type="float" office:value="0.905238" calcext:value-type="float">
            <text:p>0.905238</text:p>
          </table:table-cell>
          <table:table-cell office:value-type="float" office:value="0.867382" calcext:value-type="float">
            <text:p>0.867382</text:p>
          </table:table-cell>
          <table:table-cell office:value-type="float" office:value="0.819938" calcext:value-type="float">
            <text:p>0.819938</text:p>
          </table:table-cell>
          <table:table-cell office:value-type="float" office:value="0.764257" calcext:value-type="float">
            <text:p>0.764257</text:p>
          </table:table-cell>
          <table:table-cell office:value-type="float" office:value="0.703511" calcext:value-type="float">
            <text:p>0.703511</text:p>
          </table:table-cell>
          <table:table-cell office:value-type="float" office:value="0.641794" calcext:value-type="float">
            <text:p>0.641794</text:p>
          </table:table-cell>
          <table:table-cell office:value-type="float" office:value="0.582606" calcext:value-type="float">
            <text:p>0.582606</text:p>
          </table:table-cell>
          <table:table-cell office:value-type="float" office:value="0.527788" calcext:value-type="float">
            <text:p>0.527788</text:p>
          </table:table-cell>
          <table:table-cell office:value-type="float" office:value="0.477463" calcext:value-type="float">
            <text:p>0.477463</text:p>
          </table:table-cell>
          <table:table-cell office:value-type="float" office:value="0.430738" calcext:value-type="float">
            <text:p>0.430738</text:p>
          </table:table-cell>
          <table:table-cell office:value-type="float" office:value="0.386571" calcext:value-type="float">
            <text:p>0.386571</text:p>
          </table:table-cell>
          <table:table-cell office:value-type="float" office:value="0.344407" calcext:value-type="float">
            <text:p>0.344407</text:p>
          </table:table-cell>
          <table:table-cell office:value-type="float" office:value="0.304399" calcext:value-type="float">
            <text:p>0.304399</text:p>
          </table:table-cell>
          <table:table-cell office:value-type="float" office:value="0.26725" calcext:value-type="float">
            <text:p>0.26725</text:p>
          </table:table-cell>
          <table:table-cell office:value-type="float" office:value="0.233844" calcext:value-type="float">
            <text:p>0.233844</text:p>
          </table:table-cell>
          <table:table-cell office:value-type="float" office:value="0.20488" calcext:value-type="float">
            <text:p>0.20488</text:p>
          </table:table-cell>
          <table:table-cell office:value-type="float" office:value="0.180653" calcext:value-type="float">
            <text:p>0.180653</text:p>
          </table:table-cell>
          <table:table-cell office:value-type="float" office:value="0.161037" calcext:value-type="float">
            <text:p>0.161037</text:p>
          </table:table-cell>
          <table:table-cell office:value-type="float" office:value="0.145591" calcext:value-type="float">
            <text:p>0.145591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12471" calcext:value-type="float">
            <text:p>0.12471</text:p>
          </table:table-cell>
          <table:table-cell office:value-type="float" office:value="0.118007" calcext:value-type="float">
            <text:p>0.118007</text:p>
          </table:table-cell>
          <table:table-cell office:value-type="float" office:value="0.113062" calcext:value-type="float">
            <text:p>0.113062</text:p>
          </table:table-cell>
          <table:table-cell office:value-type="float" office:value="0.109442" calcext:value-type="float">
            <text:p>0.109442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0.104901" calcext:value-type="float">
            <text:p>0.104901</text:p>
          </table:table-cell>
          <table:table-cell office:value-type="float" office:value="0.103523" calcext:value-type="float">
            <text:p>0.103523</text:p>
          </table:table-cell>
          <table:table-cell office:value-type="float" office:value="0.102529" calcext:value-type="float">
            <text:p>0.102529</text:p>
          </table:table-cell>
          <table:table-cell office:value-type="float" office:value="0.101815" calcext:value-type="float">
            <text:p>0.101815</text:p>
          </table:table-cell>
          <table:table-cell office:value-type="float" office:value="0.101302" calcext:value-type="float">
            <text:p>0.101302</text:p>
          </table:table-cell>
          <table:table-cell office:value-type="float" office:value="0.100933" calcext:value-type="float">
            <text:p>0.100933</text:p>
          </table:table-cell>
          <table:table-cell office:value-type="float" office:value="0.100669" calcext:value-type="float">
            <text:p>0.100669</text:p>
          </table:table-cell>
          <table:table-cell office:value-type="float" office:value="0.100479" calcext:value-type="float">
            <text:p>0.100479</text:p>
          </table:table-cell>
          <table:table-cell office:value-type="float" office:value="0.100344" calcext:value-type="float">
            <text:p>0.100344</text:p>
          </table:table-cell>
          <table:table-cell office:value-type="float" office:value="0.100246" calcext:value-type="float">
            <text:p>0.100246</text:p>
          </table:table-cell>
          <table:table-cell office:value-type="float" office:value="0.100176" calcext:value-type="float">
            <text:p>0.100176</text:p>
          </table:table-cell>
          <table:table-cell office:value-type="float" office:value="0.100126" calcext:value-type="float">
            <text:p>0.100126</text:p>
          </table:table-cell>
          <table:table-cell office:value-type="float" office:value="0.100091" calcext:value-type="float">
            <text:p>0.100091</text:p>
          </table:table-cell>
          <table:table-cell office:value-type="float" office:value="0.100065" calcext:value-type="float">
            <text:p>0.100065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69798" calcext:value-type="float">
            <text:p>0.469798</text:p>
          </table:table-cell>
          <table:table-cell table:number-columns-repeated="88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849" calcext:value-type="float">
            <text:p>0.999849</text:p>
          </table:table-cell>
          <table:table-cell office:value-type="float" office:value="0.999771" calcext:value-type="float">
            <text:p>0.999771</text:p>
          </table:table-cell>
          <table:table-cell office:value-type="float" office:value="0.999652" calcext:value-type="float">
            <text:p>0.999652</text:p>
          </table:table-cell>
          <table:table-cell office:value-type="float" office:value="0.999473" calcext:value-type="float">
            <text:p>0.999473</text:p>
          </table:table-cell>
          <table:table-cell office:value-type="float" office:value="0.999202" calcext:value-type="float">
            <text:p>0.999202</text:p>
          </table:table-cell>
          <table:table-cell office:value-type="float" office:value="0.998791" calcext:value-type="float">
            <text:p>0.998791</text:p>
          </table:table-cell>
          <table:table-cell office:value-type="float" office:value="0.998169" calcext:value-type="float">
            <text:p>0.998169</text:p>
          </table:table-cell>
          <table:table-cell office:value-type="float" office:value="0.997228" calcext:value-type="float">
            <text:p>0.997228</text:p>
          </table:table-cell>
          <table:table-cell office:value-type="float" office:value="0.995807" calcext:value-type="float">
            <text:p>0.995807</text:p>
          </table:table-cell>
          <table:table-cell office:value-type="float" office:value="0.993664" calcext:value-type="float">
            <text:p>0.993664</text:p>
          </table:table-cell>
          <table:table-cell office:value-type="float" office:value="0.990444" calcext:value-type="float">
            <text:p>0.990444</text:p>
          </table:table-cell>
          <table:table-cell office:value-type="float" office:value="0.985624" calcext:value-type="float">
            <text:p>0.985624</text:p>
          </table:table-cell>
          <table:table-cell office:value-type="float" office:value="0.978461" calcext:value-type="float">
            <text:p>0.978461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30964" calcext:value-type="float">
            <text:p>0.930964</text:p>
          </table:table-cell>
          <table:table-cell office:value-type="float" office:value="0.901141" calcext:value-type="float">
            <text:p>0.901141</text:p>
          </table:table-cell>
          <table:table-cell office:value-type="float" office:value="0.861784" calcext:value-type="float">
            <text:p>0.861784</text:p>
          </table:table-cell>
          <table:table-cell office:value-type="float" office:value="0.812585" calcext:value-type="float">
            <text:p>0.812585</text:p>
          </table:table-cell>
          <table:table-cell office:value-type="float" office:value="0.755008" calcext:value-type="float">
            <text:p>0.755008</text:p>
          </table:table-cell>
          <table:table-cell office:value-type="float" office:value="0.692342" calcext:value-type="float">
            <text:p>0.692342</text:p>
          </table:table-cell>
          <table:table-cell office:value-type="float" office:value="0.628718" calcext:value-type="float">
            <text:p>0.628718</text:p>
          </table:table-cell>
          <table:table-cell office:value-type="float" office:value="0.567588" calcext:value-type="float">
            <text:p>0.567588</text:p>
          </table:table-cell>
          <table:table-cell office:value-type="float" office:value="0.51074" calcext:value-type="float">
            <text:p>0.51074</text:p>
          </table:table-cell>
          <table:table-cell office:value-type="float" office:value="0.45835" calcext:value-type="float">
            <text:p>0.45835</text:p>
          </table:table-cell>
          <table:table-cell office:value-type="float" office:value="0.409729" calcext:value-type="float">
            <text:p>0.409729</text:p>
          </table:table-cell>
          <table:table-cell office:value-type="float" office:value="0.364167" calcext:value-type="float">
            <text:p>0.364167</text:p>
          </table:table-cell>
          <table:table-cell office:value-type="float" office:value="0.321452" calcext:value-type="float">
            <text:p>0.321452</text:p>
          </table:table-cell>
          <table:table-cell office:value-type="float" office:value="0.281947" calcext:value-type="float">
            <text:p>0.281947</text:p>
          </table:table-cell>
          <table:table-cell office:value-type="float" office:value="0.246338" calcext:value-type="float">
            <text:p>0.246338</text:p>
          </table:table-cell>
          <table:table-cell office:value-type="float" office:value="0.21527" calcext:value-type="float">
            <text:p>0.21527</text:p>
          </table:table-cell>
          <table:table-cell office:value-type="float" office:value="0.18908" calcext:value-type="float">
            <text:p>0.18908</text:p>
          </table:table-cell>
          <table:table-cell office:value-type="float" office:value="0.167709" calcext:value-type="float">
            <text:p>0.167709</text:p>
          </table:table-cell>
          <table:table-cell office:value-type="float" office:value="0.150758" calcext:value-type="float">
            <text:p>0.150758</text:p>
          </table:table-cell>
          <table:table-cell office:value-type="float" office:value="0.137631" calcext:value-type="float">
            <text:p>0.137631</text:p>
          </table:table-cell>
          <table:table-cell office:value-type="float" office:value="0.127656" calcext:value-type="float">
            <text:p>0.127656</text:p>
          </table:table-cell>
          <table:table-cell office:value-type="float" office:value="0.12019" calcext:value-type="float">
            <text:p>0.12019</text:p>
          </table:table-cell>
          <table:table-cell office:value-type="float" office:value="0.114665" calcext:value-type="float">
            <text:p>0.114665</text:p>
          </table:table-cell>
          <table:table-cell office:value-type="float" office:value="0.110612" calcext:value-type="float">
            <text:p>0.110612</text:p>
          </table:table-cell>
          <table:table-cell office:value-type="float" office:value="0.107658" calcext:value-type="float">
            <text:p>0.107658</text:p>
          </table:table-cell>
          <table:table-cell office:value-type="float" office:value="0.105515" calcext:value-type="float">
            <text:p>0.105515</text:p>
          </table:table-cell>
          <table:table-cell office:value-type="float" office:value="0.103966" calcext:value-type="float">
            <text:p>0.103966</text:p>
          </table:table-cell>
          <table:table-cell office:value-type="float" office:value="0.102849" calcext:value-type="float">
            <text:p>0.102849</text:p>
          </table:table-cell>
          <table:table-cell office:value-type="float" office:value="0.102044" calcext:value-type="float">
            <text:p>0.102044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101052" calcext:value-type="float">
            <text:p>0.101052</text:p>
          </table:table-cell>
          <table:table-cell office:value-type="float" office:value="0.100754" calcext:value-type="float">
            <text:p>0.100754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100387" calcext:value-type="float">
            <text:p>0.100387</text:p>
          </table:table-cell>
          <table:table-cell office:value-type="float" office:value="0.100277" calcext:value-type="float">
            <text:p>0.100277</text:p>
          </table:table-cell>
          <table:table-cell office:value-type="float" office:value="0.100199" calcext:value-type="float">
            <text:p>0.100199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100073" calcext:value-type="float">
            <text:p>0.100073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7577" calcext:value-type="float">
            <text:p>0.47577</text:p>
          </table:table-cell>
          <table:table-cell table:number-columns-repeated="89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31" calcext:value-type="float">
            <text:p>0.999931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99842" calcext:value-type="float">
            <text:p>0.999842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999637" calcext:value-type="float">
            <text:p>0.999637</text:p>
          </table:table-cell>
          <table:table-cell office:value-type="float" office:value="0.99945" calcext:value-type="float">
            <text:p>0.99945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998737" calcext:value-type="float">
            <text:p>0.998737</text:p>
          </table:table-cell>
          <table:table-cell office:value-type="float" office:value="0.998087" calcext:value-type="float">
            <text:p>0.998087</text:p>
          </table:table-cell>
          <table:table-cell office:value-type="float" office:value="0.997104" calcext:value-type="float">
            <text:p>0.997104</text:p>
          </table:table-cell>
          <table:table-cell office:value-type="float" office:value="0.995619" calcext:value-type="float">
            <text:p>0.995619</text:p>
          </table:table-cell>
          <table:table-cell office:value-type="float" office:value="0.993381" calcext:value-type="float">
            <text:p>0.993381</text:p>
          </table:table-cell>
          <table:table-cell office:value-type="float" office:value="0.990015" calcext:value-type="float">
            <text:p>0.990015</text:p>
          </table:table-cell>
          <table:table-cell office:value-type="float" office:value="0.984978" calcext:value-type="float">
            <text:p>0.984978</text:p>
          </table:table-cell>
          <table:table-cell office:value-type="float" office:value="0.97749" calcext:value-type="float">
            <text:p>0.97749</text:p>
          </table:table-cell>
          <table:table-cell office:value-type="float" office:value="0.966472" calcext:value-type="float">
            <text:p>0.966472</text:p>
          </table:table-cell>
          <table:table-cell office:value-type="float" office:value="0.950503" calcext:value-type="float">
            <text:p>0.950503</text:p>
          </table:table-cell>
          <table:table-cell office:value-type="float" office:value="0.927861" calcext:value-type="float">
            <text:p>0.927861</text:p>
          </table:table-cell>
          <table:table-cell office:value-type="float" office:value="0.896737" calcext:value-type="float">
            <text:p>0.896737</text:p>
          </table:table-cell>
          <table:table-cell office:value-type="float" office:value="0.855723" calcext:value-type="float">
            <text:p>0.855723</text:p>
          </table:table-cell>
          <table:table-cell office:value-type="float" office:value="0.804558" calcext:value-type="float">
            <text:p>0.804558</text:p>
          </table:table-cell>
          <table:table-cell office:value-type="float" office:value="0.744817" calcext:value-type="float">
            <text:p>0.744817</text:p>
          </table:table-cell>
          <table:table-cell office:value-type="float" office:value="0.679923" calcext:value-type="float">
            <text:p>0.679923</text:p>
          </table:table-cell>
          <table:table-cell office:value-type="float" office:value="0.614079" calcext:value-type="float">
            <text:p>0.614079</text:p>
          </table:table-cell>
          <table:table-cell office:value-type="float" office:value="0.550747" calcext:value-type="float">
            <text:p>0.550747</text:p>
          </table:table-cell>
          <table:table-cell office:value-type="float" office:value="0.49174" calcext:value-type="float">
            <text:p>0.49174</text:p>
          </table:table-cell>
          <table:table-cell office:value-type="float" office:value="0.437365" calcext:value-type="float">
            <text:p>0.437365</text:p>
          </table:table-cell>
          <table:table-cell office:value-type="float" office:value="0.387199" calcext:value-type="float">
            <text:p>0.387199</text:p>
          </table:table-cell>
          <table:table-cell office:value-type="float" office:value="0.340854" calcext:value-type="float">
            <text:p>0.340854</text:p>
          </table:table-cell>
          <table:table-cell office:value-type="float" office:value="0.298365" calcext:value-type="float">
            <text:p>0.298365</text:p>
          </table:table-cell>
          <table:table-cell office:value-type="float" office:value="0.260146" calcext:value-type="float">
            <text:p>0.260146</text:p>
          </table:table-cell>
          <table:table-cell office:value-type="float" office:value="0.226706" calcext:value-type="float">
            <text:p>0.226706</text:p>
          </table:table-cell>
          <table:table-cell office:value-type="float" office:value="0.198358" calcext:value-type="float">
            <text:p>0.198358</text:p>
          </table:table-cell>
          <table:table-cell office:value-type="float" office:value="0.175071" calcext:value-type="float">
            <text:p>0.175071</text:p>
          </table:table-cell>
          <table:table-cell office:value-type="float" office:value="0.15648" calcext:value-type="float">
            <text:p>0.15648</text:p>
          </table:table-cell>
          <table:table-cell office:value-type="float" office:value="0.141997" calcext:value-type="float">
            <text:p>0.141997</text:p>
          </table:table-cell>
          <table:table-cell office:value-type="float" office:value="0.130939" calcext:value-type="float">
            <text:p>0.130939</text:p>
          </table:table-cell>
          <table:table-cell office:value-type="float" office:value="0.122629" calcext:value-type="float">
            <text:p>0.122629</text:p>
          </table:table-cell>
          <table:table-cell office:value-type="float" office:value="0.11646" calcext:value-type="float">
            <text:p>0.11646</text:p>
          </table:table-cell>
          <table:table-cell office:value-type="float" office:value="0.111924" calcext:value-type="float">
            <text:p>0.111924</text:p>
          </table:table-cell>
          <table:table-cell office:value-type="float" office:value="0.108611" calcext:value-type="float">
            <text:p>0.108611</text:p>
          </table:table-cell>
          <table:table-cell office:value-type="float" office:value="0.106205" calcext:value-type="float">
            <text:p>0.106205</text:p>
          </table:table-cell>
          <table:table-cell office:value-type="float" office:value="0.104464" calcext:value-type="float">
            <text:p>0.104464</text:p>
          </table:table-cell>
          <table:table-cell office:value-type="float" office:value="0.103208" calcext:value-type="float">
            <text:p>0.103208</text:p>
          </table:table-cell>
          <table:table-cell office:value-type="float" office:value="0.102303" calcext:value-type="float">
            <text:p>0.102303</text:p>
          </table:table-cell>
          <table:table-cell office:value-type="float" office:value="0.101652" calcext:value-type="float">
            <text:p>0.101652</text:p>
          </table:table-cell>
          <table:table-cell office:value-type="float" office:value="0.101185" calcext:value-type="float">
            <text:p>0.101185</text:p>
          </table:table-cell>
          <table:table-cell office:value-type="float" office:value="0.100849" calcext:value-type="float">
            <text:p>0.100849</text:p>
          </table:table-cell>
          <table:table-cell office:value-type="float" office:value="0.100609" calcext:value-type="float">
            <text:p>0.100609</text:p>
          </table:table-cell>
          <table:table-cell office:value-type="float" office:value="0.100436" calcext:value-type="float">
            <text:p>0.100436</text:p>
          </table:table-cell>
          <table:table-cell office:value-type="float" office:value="0.100313" calcext:value-type="float">
            <text:p>0.100313</text:p>
          </table:table-cell>
          <table:table-cell office:value-type="float" office:value="0.100224" calcext:value-type="float">
            <text:p>0.100224</text:p>
          </table:table-cell>
          <table:table-cell office:value-type="float" office:value="0.10016" calcext:value-type="float">
            <text:p>0.10016</text:p>
          </table:table-cell>
          <table:table-cell office:value-type="float" office:value="0.100115" calcext:value-type="float">
            <text:p>0.100115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81742" calcext:value-type="float">
            <text:p>0.481742</text:p>
          </table:table-cell>
          <table:table-cell table:number-columns-repeated="90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891" calcext:value-type="float">
            <text:p>0.999891</text:p>
          </table:table-cell>
          <table:table-cell office:value-type="float" office:value="0.999835" calcext:value-type="float">
            <text:p>0.999835</text:p>
          </table:table-cell>
          <table:table-cell office:value-type="float" office:value="0.99975" calcext:value-type="float">
            <text:p>0.99975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999425" calcext:value-type="float">
            <text:p>0.999425</text:p>
          </table:table-cell>
          <table:table-cell office:value-type="float" office:value="0.999129" calcext:value-type="float">
            <text:p>0.999129</text:p>
          </table:table-cell>
          <table:table-cell office:value-type="float" office:value="0.998681" calcext:value-type="float">
            <text:p>0.998681</text:p>
          </table:table-cell>
          <table:table-cell office:value-type="float" office:value="0.998002" calcext:value-type="float">
            <text:p>0.998002</text:p>
          </table:table-cell>
          <table:table-cell office:value-type="float" office:value="0.996975" calcext:value-type="float">
            <text:p>0.996975</text:p>
          </table:table-cell>
          <table:table-cell office:value-type="float" office:value="0.995423" calcext:value-type="float">
            <text:p>0.995423</text:p>
          </table:table-cell>
          <table:table-cell office:value-type="float" office:value="0.993083" calcext:value-type="float">
            <text:p>0.993083</text:p>
          </table:table-cell>
          <table:table-cell office:value-type="float" office:value="0.989564" calcext:value-type="float">
            <text:p>0.989564</text:p>
          </table:table-cell>
          <table:table-cell office:value-type="float" office:value="0.984296" calcext:value-type="float">
            <text:p>0.984296</text:p>
          </table:table-cell>
          <table:table-cell office:value-type="float" office:value="0.976462" calcext:value-type="float">
            <text:p>0.976462</text:p>
          </table:table-cell>
          <table:table-cell office:value-type="float" office:value="0.964933" calcext:value-type="float">
            <text:p>0.964933</text:p>
          </table:table-cell>
          <table:table-cell office:value-type="float" office:value="0.948221" calcext:value-type="float">
            <text:p>0.948221</text:p>
          </table:table-cell>
          <table:table-cell office:value-type="float" office:value="0.924526" calcext:value-type="float">
            <text:p>0.924526</text:p>
          </table:table-cell>
          <table:table-cell office:value-type="float" office:value="0.891969" calcext:value-type="float">
            <text:p>0.891969</text:p>
          </table:table-cell>
          <table:table-cell office:value-type="float" office:value="0.849107" calcext:value-type="float">
            <text:p>0.849107</text:p>
          </table:table-cell>
          <table:table-cell office:value-type="float" office:value="0.795716" calcext:value-type="float">
            <text:p>0.795716</text:p>
          </table:table-cell>
          <table:table-cell office:value-type="float" office:value="0.733496" calcext:value-type="float">
            <text:p>0.733496</text:p>
          </table:table-cell>
          <table:table-cell office:value-type="float" office:value="0.666031" calcext:value-type="float">
            <text:p>0.666031</text:p>
          </table:table-cell>
          <table:table-cell office:value-type="float" office:value="0.597657" calcext:value-type="float">
            <text:p>0.597657</text:p>
          </table:table-cell>
          <table:table-cell office:value-type="float" office:value="0.531921" calcext:value-type="float">
            <text:p>0.531921</text:p>
          </table:table-cell>
          <table:table-cell office:value-type="float" office:value="0.47075" calcext:value-type="float">
            <text:p>0.47075</text:p>
          </table:table-cell>
          <table:table-cell office:value-type="float" office:value="0.414654" calcext:value-type="float">
            <text:p>0.414654</text:p>
          </table:table-cell>
          <table:table-cell office:value-type="float" office:value="0.363486" calcext:value-type="float">
            <text:p>0.363486</text:p>
          </table:table-cell>
          <table:table-cell office:value-type="float" office:value="0.317111" calcext:value-type="float">
            <text:p>0.317111</text:p>
          </table:table-cell>
          <table:table-cell office:value-type="float" office:value="0.275663" calcext:value-type="float">
            <text:p>0.275663</text:p>
          </table:table-cell>
          <table:table-cell office:value-type="float" office:value="0.239438" calcext:value-type="float">
            <text:p>0.239438</text:p>
          </table:table-cell>
          <table:table-cell office:value-type="float" office:value="0.208645" calcext:value-type="float">
            <text:p>0.208645</text:p>
          </table:table-cell>
          <table:table-cell office:value-type="float" office:value="0.18323" calcext:value-type="float">
            <text:p>0.18323</text:p>
          </table:table-cell>
          <table:table-cell office:value-type="float" office:value="0.16283" calcext:value-type="float">
            <text:p>0.16283</text:p>
          </table:table-cell>
          <table:table-cell office:value-type="float" office:value="0.146854" calcext:value-type="float">
            <text:p>0.146854</text:p>
          </table:table-cell>
          <table:table-cell office:value-type="float" office:value="0.134599" calcext:value-type="float">
            <text:p>0.134599</text:p>
          </table:table-cell>
          <table:table-cell office:value-type="float" office:value="0.125354" calcext:value-type="float">
            <text:p>0.125354</text:p>
          </table:table-cell>
          <table:table-cell office:value-type="float" office:value="0.11847" calcext:value-type="float">
            <text:p>0.11847</text:p>
          </table:table-cell>
          <table:table-cell office:value-type="float" office:value="0.113395" calcext:value-type="float">
            <text:p>0.113395</text:p>
          </table:table-cell>
          <table:table-cell office:value-type="float" office:value="0.109682" calcext:value-type="float">
            <text:p>0.109682</text:p>
          </table:table-cell>
          <table:table-cell office:value-type="float" office:value="0.106981" calcext:value-type="float">
            <text:p>0.106981</text:p>
          </table:table-cell>
          <table:table-cell office:value-type="float" office:value="0.105024" calcext:value-type="float">
            <text:p>0.105024</text:p>
          </table:table-cell>
          <table:table-cell office:value-type="float" office:value="0.103611" calcext:value-type="float">
            <text:p>0.103611</text:p>
          </table:table-cell>
          <table:table-cell office:value-type="float" office:value="0.102593" calcext:value-type="float">
            <text:p>0.102593</text:p>
          </table:table-cell>
          <table:table-cell office:value-type="float" office:value="0.101861" calcext:value-type="float">
            <text:p>0.101861</text:p>
          </table:table-cell>
          <table:table-cell office:value-type="float" office:value="0.101335" calcext:value-type="float">
            <text:p>0.101335</text:p>
          </table:table-cell>
          <table:table-cell office:value-type="float" office:value="0.100957" calcext:value-type="float">
            <text:p>0.100957</text:p>
          </table:table-cell>
          <table:table-cell office:value-type="float" office:value="0.100686" calcext:value-type="float">
            <text:p>0.100686</text:p>
          </table:table-cell>
          <table:table-cell office:value-type="float" office:value="0.100492" calcext:value-type="float">
            <text:p>0.100492</text:p>
          </table:table-cell>
          <table:table-cell office:value-type="float" office:value="0.100352" calcext:value-type="float">
            <text:p>0.100352</text:p>
          </table:table-cell>
          <table:table-cell office:value-type="float" office:value="0.100252" calcext:value-type="float">
            <text:p>0.100252</text:p>
          </table:table-cell>
          <table:table-cell office:value-type="float" office:value="0.100181" calcext:value-type="float">
            <text:p>0.100181</text:p>
          </table:table-cell>
          <table:table-cell office:value-type="float" office:value="0.10013" calcext:value-type="float">
            <text:p>0.10013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66" calcext:value-type="float">
            <text:p>0.100066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87714" calcext:value-type="float">
            <text:p>0.487714</text:p>
          </table:table-cell>
          <table:table-cell table:number-columns-repeated="9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999828" calcext:value-type="float">
            <text:p>0.999828</text:p>
          </table:table-cell>
          <table:table-cell office:value-type="float" office:value="0.999739" calcext:value-type="float">
            <text:p>0.999739</text:p>
          </table:table-cell>
          <table:table-cell office:value-type="float" office:value="0.999604" calcext:value-type="float">
            <text:p>0.999604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0.998622" calcext:value-type="float">
            <text:p>0.998622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996839" calcext:value-type="float">
            <text:p>0.996839</text:p>
          </table:table-cell>
          <table:table-cell office:value-type="float" office:value="0.995217" calcext:value-type="float">
            <text:p>0.995217</text:p>
          </table:table-cell>
          <table:table-cell office:value-type="float" office:value="0.99277" calcext:value-type="float">
            <text:p>0.99277</text:p>
          </table:table-cell>
          <table:table-cell office:value-type="float" office:value="0.989088" calcext:value-type="float">
            <text:p>0.989088</text:p>
          </table:table-cell>
          <table:table-cell office:value-type="float" office:value="0.983575" calcext:value-type="float">
            <text:p>0.983575</text:p>
          </table:table-cell>
          <table:table-cell office:value-type="float" office:value="0.975372" calcext:value-type="float">
            <text:p>0.975372</text:p>
          </table:table-cell>
          <table:table-cell office:value-type="float" office:value="0.963291" calcext:value-type="float">
            <text:p>0.963291</text:p>
          </table:table-cell>
          <table:table-cell office:value-type="float" office:value="0.945769" calcext:value-type="float">
            <text:p>0.945769</text:p>
          </table:table-cell>
          <table:table-cell office:value-type="float" office:value="0.920917" calcext:value-type="float">
            <text:p>0.920917</text:p>
          </table:table-cell>
          <table:table-cell office:value-type="float" office:value="0.886765" calcext:value-type="float">
            <text:p>0.886765</text:p>
          </table:table-cell>
          <table:table-cell office:value-type="float" office:value="0.84182" calcext:value-type="float">
            <text:p>0.84182</text:p>
          </table:table-cell>
          <table:table-cell office:value-type="float" office:value="0.785891" calcext:value-type="float">
            <text:p>0.785891</text:p>
          </table:table-cell>
          <table:table-cell office:value-type="float" office:value="0.720825" calcext:value-type="float">
            <text:p>0.720825</text:p>
          </table:table-cell>
          <table:table-cell office:value-type="float" office:value="0.650425" calcext:value-type="float">
            <text:p>0.650425</text:p>
          </table:table-cell>
          <table:table-cell office:value-type="float" office:value="0.579239" calcext:value-type="float">
            <text:p>0.579239</text:p>
          </table:table-cell>
          <table:table-cell office:value-type="float" office:value="0.511003" calcext:value-type="float">
            <text:p>0.511003</text:p>
          </table:table-cell>
          <table:table-cell office:value-type="float" office:value="0.447838" calcext:value-type="float">
            <text:p>0.447838</text:p>
          </table:table-cell>
          <table:table-cell office:value-type="float" office:value="0.390488" calcext:value-type="float">
            <text:p>0.390488</text:p>
          </table:table-cell>
          <table:table-cell office:value-type="float" office:value="0.339036" calcext:value-type="float">
            <text:p>0.339036</text:p>
          </table:table-cell>
          <table:table-cell office:value-type="float" office:value="0.293465" calcext:value-type="float">
            <text:p>0.293465</text:p>
          </table:table-cell>
          <table:table-cell office:value-type="float" office:value="0.253834" calcext:value-type="float">
            <text:p>0.253834</text:p>
          </table:table-cell>
          <table:table-cell office:value-type="float" office:value="0.220175" calcext:value-type="float">
            <text:p>0.220175</text:p>
          </table:table-cell>
          <table:table-cell office:value-type="float" office:value="0.192335" calcext:value-type="float">
            <text:p>0.192335</text:p>
          </table:table-cell>
          <table:table-cell office:value-type="float" office:value="0.169907" calcext:value-type="float">
            <text:p>0.169907</text:p>
          </table:table-cell>
          <table:table-cell office:value-type="float" office:value="0.15227" calcext:value-type="float">
            <text:p>0.15227</text:p>
          </table:table-cell>
          <table:table-cell office:value-type="float" office:value="0.138686" calcext:value-type="float">
            <text:p>0.138686</text:p>
          </table:table-cell>
          <table:table-cell office:value-type="float" office:value="0.128401" calcext:value-type="float">
            <text:p>0.128401</text:p>
          </table:table-cell>
          <table:table-cell office:value-type="float" office:value="0.12072" calcext:value-type="float">
            <text:p>0.12072</text:p>
          </table:table-cell>
          <table:table-cell office:value-type="float" office:value="0.115044" calcext:value-type="float">
            <text:p>0.115044</text:p>
          </table:table-cell>
          <table:table-cell office:value-type="float" office:value="0.110884" calcext:value-type="float">
            <text:p>0.110884</text:p>
          </table:table-cell>
          <table:table-cell office:value-type="float" office:value="0.107853" calcext:value-type="float">
            <text:p>0.107853</text:p>
          </table:table-cell>
          <table:table-cell office:value-type="float" office:value="0.105655" calcext:value-type="float">
            <text:p>0.105655</text:p>
          </table:table-cell>
          <table:table-cell office:value-type="float" office:value="0.104066" calcext:value-type="float">
            <text:p>0.104066</text:p>
          </table:table-cell>
          <table:table-cell office:value-type="float" office:value="0.102921" calcext:value-type="float">
            <text:p>0.102921</text:p>
          </table:table-cell>
          <table:table-cell office:value-type="float" office:value="0.102096" calcext:value-type="float">
            <text:p>0.102096</text:p>
          </table:table-cell>
          <table:table-cell office:value-type="float" office:value="0.101504" calcext:value-type="float">
            <text:p>0.101504</text:p>
          </table:table-cell>
          <table:table-cell office:value-type="float" office:value="0.101078" calcext:value-type="float">
            <text:p>0.101078</text:p>
          </table:table-cell>
          <table:table-cell office:value-type="float" office:value="0.100773" calcext:value-type="float">
            <text:p>0.100773</text:p>
          </table:table-cell>
          <table:table-cell office:value-type="float" office:value="0.100554" calcext:value-type="float">
            <text:p>0.100554</text:p>
          </table:table-cell>
          <table:table-cell office:value-type="float" office:value="0.100397" calcext:value-type="float">
            <text:p>0.100397</text:p>
          </table:table-cell>
          <table:table-cell office:value-type="float" office:value="0.100284" calcext:value-type="float">
            <text:p>0.100284</text:p>
          </table:table-cell>
          <table:table-cell office:value-type="float" office:value="0.100204" calcext:value-type="float">
            <text:p>0.100204</text:p>
          </table:table-cell>
          <table:table-cell office:value-type="float" office:value="0.100146" calcext:value-type="float">
            <text:p>0.100146</text:p>
          </table:table-cell>
          <table:table-cell office:value-type="float" office:value="0.100105" calcext:value-type="float">
            <text:p>0.100105</text:p>
          </table:table-cell>
          <table:table-cell office:value-type="float" office:value="0.100075" calcext:value-type="float">
            <text:p>0.100075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3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93685" calcext:value-type="float">
            <text:p>0.493685</text:p>
          </table:table-cell>
          <table:table-cell table:number-columns-repeated="91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22" calcext:value-type="float">
            <text:p>0.999922</text:p>
          </table:table-cell>
          <table:table-cell office:value-type="float" office:value="0.999881" calcext:value-type="float">
            <text:p>0.999881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0.999727" calcext:value-type="float">
            <text:p>0.999727</text:p>
          </table:table-cell>
          <table:table-cell office:value-type="float" office:value="0.999586" calcext:value-type="float">
            <text:p>0.999586</text:p>
          </table:table-cell>
          <table:table-cell office:value-type="float" office:value="0.999373" calcext:value-type="float">
            <text:p>0.999373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997819" calcext:value-type="float">
            <text:p>0.997819</text:p>
          </table:table-cell>
          <table:table-cell office:value-type="float" office:value="0.996697" calcext:value-type="float">
            <text:p>0.9966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244" calcext:value-type="float">
            <text:p>0.99244</text:p>
          </table:table-cell>
          <table:table-cell office:value-type="float" office:value="0.988586" calcext:value-type="float">
            <text:p>0.988586</text:p>
          </table:table-cell>
          <table:table-cell office:value-type="float" office:value="0.98281" calcext:value-type="float">
            <text:p>0.98281</text:p>
          </table:table-cell>
          <table:table-cell office:value-type="float" office:value="0.974209" calcext:value-type="float">
            <text:p>0.974209</text:p>
          </table:table-cell>
          <table:table-cell office:value-type="float" office:value="0.961529" calcext:value-type="float">
            <text:p>0.961529</text:p>
          </table:table-cell>
          <table:table-cell office:value-type="float" office:value="0.94312" calcext:value-type="float">
            <text:p>0.94312</text:p>
          </table:table-cell>
          <table:table-cell office:value-type="float" office:value="0.916981" calcext:value-type="float">
            <text:p>0.916981</text:p>
          </table:table-cell>
          <table:table-cell office:value-type="float" office:value="0.881036" calcext:value-type="float">
            <text:p>0.881036</text:p>
          </table:table-cell>
          <table:table-cell office:value-type="float" office:value="0.833721" calcext:value-type="float">
            <text:p>0.833721</text:p>
          </table:table-cell>
          <table:table-cell office:value-type="float" office:value="0.774885" calcext:value-type="float">
            <text:p>0.774885</text:p>
          </table:table-cell>
          <table:table-cell office:value-type="float" office:value="0.706561" calcext:value-type="float">
            <text:p>0.706561</text:p>
          </table:table-cell>
          <table:table-cell office:value-type="float" office:value="0.632858" calcext:value-type="float">
            <text:p>0.632858</text:p>
          </table:table-cell>
          <table:table-cell office:value-type="float" office:value="0.558656" calcext:value-type="float">
            <text:p>0.558656</text:p>
          </table:table-cell>
          <table:table-cell office:value-type="float" office:value="0.487978" calcext:value-type="float">
            <text:p>0.487978</text:p>
          </table:table-cell>
          <table:table-cell office:value-type="float" office:value="0.423197" calcext:value-type="float">
            <text:p>0.423197</text:p>
          </table:table-cell>
          <table:table-cell office:value-type="float" office:value="0.365264" calcext:value-type="float">
            <text:p>0.365264</text:p>
          </table:table-cell>
          <table:table-cell office:value-type="float" office:value="0.31437" calcext:value-type="float">
            <text:p>0.31437</text:p>
          </table:table-cell>
          <table:table-cell office:value-type="float" office:value="0.27044" calcext:value-type="float">
            <text:p>0.27044</text:p>
          </table:table-cell>
          <table:table-cell office:value-type="float" office:value="0.233293" calcext:value-type="float">
            <text:p>0.233293</text:p>
          </table:table-cell>
          <table:table-cell office:value-type="float" office:value="0.202603" calcext:value-type="float">
            <text:p>0.202603</text:p>
          </table:table-cell>
          <table:table-cell office:value-type="float" office:value="0.177849" calcext:value-type="float">
            <text:p>0.177849</text:p>
          </table:table-cell>
          <table:table-cell office:value-type="float" office:value="0.158335" calcext:value-type="float">
            <text:p>0.158335</text:p>
          </table:table-cell>
          <table:table-cell office:value-type="float" office:value="0.143261" calcext:value-type="float">
            <text:p>0.143261</text:p>
          </table:table-cell>
          <table:table-cell office:value-type="float" office:value="0.131814" calcext:value-type="float">
            <text:p>0.131814</text:p>
          </table:table-cell>
          <table:table-cell office:value-type="float" office:value="0.123243" calcext:value-type="float">
            <text:p>0.123243</text:p>
          </table:table-cell>
          <table:table-cell office:value-type="float" office:value="0.116895" calcext:value-type="float">
            <text:p>0.116895</text:p>
          </table:table-cell>
          <table:table-cell office:value-type="float" office:value="0.112233" calcext:value-type="float">
            <text:p>0.112233</text:p>
          </table:table-cell>
          <table:table-cell office:value-type="float" office:value="0.108833" calcext:value-type="float">
            <text:p>0.108833</text:p>
          </table:table-cell>
          <table:table-cell office:value-type="float" office:value="0.106364" calcext:value-type="float">
            <text:p>0.106364</text:p>
          </table:table-cell>
          <table:table-cell office:value-type="float" office:value="0.104577" calcext:value-type="float">
            <text:p>0.104577</text:p>
          </table:table-cell>
          <table:table-cell office:value-type="float" office:value="0.103289" calcext:value-type="float">
            <text:p>0.103289</text:p>
          </table:table-cell>
          <table:table-cell office:value-type="float" office:value="0.102361" calcext:value-type="float">
            <text:p>0.102361</text:p>
          </table:table-cell>
          <table:table-cell office:value-type="float" office:value="0.101694" calcext:value-type="float">
            <text:p>0.101694</text:p>
          </table:table-cell>
          <table:table-cell office:value-type="float" office:value="0.101215" calcext:value-type="float">
            <text:p>0.101215</text:p>
          </table:table-cell>
          <table:table-cell office:value-type="float" office:value="0.100871" calcext:value-type="float">
            <text:p>0.100871</text:p>
          </table:table-cell>
          <table:table-cell office:value-type="float" office:value="0.100624" calcext:value-type="float">
            <text:p>0.100624</text:p>
          </table:table-cell>
          <table:table-cell office:value-type="float" office:value="0.100447" calcext:value-type="float">
            <text:p>0.100447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0023" calcext:value-type="float">
            <text:p>0.10023</text:p>
          </table:table-cell>
          <table:table-cell office:value-type="float" office:value="0.100165" calcext:value-type="float">
            <text:p>0.100165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.100084" calcext:value-type="float">
            <text:p>0.100084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99657" calcext:value-type="float">
            <text:p>0.499657</text:p>
          </table:table-cell>
          <table:table-cell table:number-columns-repeated="92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999946" calcext:value-type="float">
            <text:p>0.999946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999812" calcext:value-type="float">
            <text:p>0.999812</text:p>
          </table:table-cell>
          <table:table-cell office:value-type="float" office:value="0.999715" calcext:value-type="float">
            <text:p>0.999715</text:p>
          </table:table-cell>
          <table:table-cell office:value-type="float" office:value="0.999568" calcext:value-type="float">
            <text:p>0.999568</text:p>
          </table:table-cell>
          <table:table-cell office:value-type="float" office:value="0.999345" calcext:value-type="float">
            <text:p>0.999345</text:p>
          </table:table-cell>
          <table:table-cell office:value-type="float" office:value="0.999007" calcext:value-type="float">
            <text:p>0.999007</text:p>
          </table:table-cell>
          <table:table-cell office:value-type="float" office:value="0.998496" calcext:value-type="float">
            <text:p>0.998496</text:p>
          </table:table-cell>
          <table:table-cell office:value-type="float" office:value="0.997721" calcext:value-type="float">
            <text:p>0.997721</text:p>
          </table:table-cell>
          <table:table-cell office:value-type="float" office:value="0.996547" calcext:value-type="float">
            <text:p>0.996547</text:p>
          </table:table-cell>
          <table:table-cell office:value-type="float" office:value="0.994772" calcext:value-type="float">
            <text:p>0.994772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88054" calcext:value-type="float">
            <text:p>0.988054</text:p>
          </table:table-cell>
          <table:table-cell office:value-type="float" office:value="0.981996" calcext:value-type="float">
            <text:p>0.981996</text:p>
          </table:table-cell>
          <table:table-cell office:value-type="float" office:value="0.972963" calcext:value-type="float">
            <text:p>0.972963</text:p>
          </table:table-cell>
          <table:table-cell office:value-type="float" office:value="0.959627" calcext:value-type="float">
            <text:p>0.959627</text:p>
          </table:table-cell>
          <table:table-cell office:value-type="float" office:value="0.940234" calcext:value-type="float">
            <text:p>0.940234</text:p>
          </table:table-cell>
          <table:table-cell office:value-type="float" office:value="0.912653" calcext:value-type="float">
            <text:p>0.912653</text:p>
          </table:table-cell>
          <table:table-cell office:value-type="float" office:value="0.87467" calcext:value-type="float">
            <text:p>0.87467</text:p>
          </table:table-cell>
          <table:table-cell office:value-type="float" office:value="0.824641" calcext:value-type="float">
            <text:p>0.824641</text:p>
          </table:table-cell>
          <table:table-cell office:value-type="float" office:value="0.762465" calcext:value-type="float">
            <text:p>0.762465</text:p>
          </table:table-cell>
          <table:table-cell office:value-type="float" office:value="0.690436" calcext:value-type="float">
            <text:p>0.690436</text:p>
          </table:table-cell>
          <table:table-cell office:value-type="float" office:value="0.613099" calcext:value-type="float">
            <text:p>0.613099</text:p>
          </table:table-cell>
          <table:table-cell office:value-type="float" office:value="0.535799" calcext:value-type="float">
            <text:p>0.535799</text:p>
          </table:table-cell>
          <table:table-cell office:value-type="float" office:value="0.462945" calcext:value-type="float">
            <text:p>0.462945</text:p>
          </table:table-cell>
          <table:table-cell office:value-type="float" office:value="0.397154" calcext:value-type="float">
            <text:p>0.397154</text:p>
          </table:table-cell>
          <table:table-cell office:value-type="float" office:value="0.339478" calcext:value-type="float">
            <text:p>0.339478</text:p>
          </table:table-cell>
          <table:table-cell office:value-type="float" office:value="0.290037" calcext:value-type="float">
            <text:p>0.290037</text:p>
          </table:table-cell>
          <table:table-cell office:value-type="float" office:value="0.248512" calcext:value-type="float">
            <text:p>0.248512</text:p>
          </table:table-cell>
          <table:table-cell office:value-type="float" office:value="0.214355" calcext:value-type="float">
            <text:p>0.214355</text:p>
          </table:table-cell>
          <table:table-cell office:value-type="float" office:value="0.186857" calcext:value-type="float">
            <text:p>0.186857</text:p>
          </table:table-cell>
          <table:table-cell office:value-type="float" office:value="0.165176" calcext:value-type="float">
            <text:p>0.165176</text:p>
          </table:table-cell>
          <table:table-cell office:value-type="float" office:value="0.148405" calcext:value-type="float">
            <text:p>0.148405</text:p>
          </table:table-cell>
          <table:table-cell office:value-type="float" office:value="0.135648" calcext:value-type="float">
            <text:p>0.135648</text:p>
          </table:table-cell>
          <table:table-cell office:value-type="float" office:value="0.126075" calcext:value-type="float">
            <text:p>0.126075</text:p>
          </table:table-cell>
          <table:table-cell office:value-type="float" office:value="0.118973" calcext:value-type="float">
            <text:p>0.118973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0.109934" calcext:value-type="float">
            <text:p>0.109934</text:p>
          </table:table-cell>
          <table:table-cell office:value-type="float" office:value="0.107161" calcext:value-type="float">
            <text:p>0.107161</text:p>
          </table:table-cell>
          <table:table-cell office:value-type="float" office:value="0.105153" calcext:value-type="float">
            <text:p>0.105153</text:p>
          </table:table-cell>
          <table:table-cell office:value-type="float" office:value="0.103703" calcext:value-type="float">
            <text:p>0.103703</text:p>
          </table:table-cell>
          <table:table-cell office:value-type="float" office:value="0.102659" calcext:value-type="float">
            <text:p>0.102659</text:p>
          </table:table-cell>
          <table:table-cell office:value-type="float" office:value="0.101908" calcext:value-type="float">
            <text:p>0.101908</text:p>
          </table:table-cell>
          <table:table-cell office:value-type="float" office:value="0.101369" calcext:value-type="float">
            <text:p>0.101369</text:p>
          </table:table-cell>
          <table:table-cell office:value-type="float" office:value="0.100981" calcext:value-type="float">
            <text:p>0.100981</text:p>
          </table:table-cell>
          <table:table-cell office:value-type="float" office:value="0.100703" calcext:value-type="float">
            <text:p>0.100703</text:p>
          </table:table-cell>
          <table:table-cell office:value-type="float" office:value="0.100504" calcext:value-type="float">
            <text:p>0.100504</text:p>
          </table:table-cell>
          <table:table-cell office:value-type="float" office:value="0.100361" calcext:value-type="float">
            <text:p>0.100361</text:p>
          </table:table-cell>
          <table:table-cell office:value-type="float" office:value="0.100259" calcext:value-type="float">
            <text:p>0.100259</text:p>
          </table:table-cell>
          <table:table-cell office:value-type="float" office:value="0.100185" calcext:value-type="float">
            <text:p>0.100185</text:p>
          </table:table-cell>
          <table:table-cell office:value-type="float" office:value="0.100133" calcext:value-type="float">
            <text:p>0.100133</text:p>
          </table:table-cell>
          <table:table-cell office:value-type="float" office:value="0.100095" calcext:value-type="float">
            <text:p>0.100095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05629" calcext:value-type="float">
            <text:p>0.505629</text:p>
          </table:table-cell>
          <table:table-cell table:number-columns-repeated="93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0.999915" calcext:value-type="float">
            <text:p>0.999915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0.999804" calcext:value-type="float">
            <text:p>0.999804</text:p>
          </table:table-cell>
          <table:table-cell office:value-type="float" office:value="0.999702" calcext:value-type="float">
            <text:p>0.999702</text:p>
          </table:table-cell>
          <table:table-cell office:value-type="float" office:value="0.999549" calcext:value-type="float">
            <text:p>0.999549</text:p>
          </table:table-cell>
          <table:table-cell office:value-type="float" office:value="0.999316" calcext:value-type="float">
            <text:p>0.999316</text:p>
          </table:table-cell>
          <table:table-cell office:value-type="float" office:value="0.998963" calcext:value-type="float">
            <text:p>0.998963</text:p>
          </table:table-cell>
          <table:table-cell office:value-type="float" office:value="0.998428" calcext:value-type="float">
            <text:p>0.998428</text:p>
          </table:table-cell>
          <table:table-cell office:value-type="float" office:value="0.997617" calcext:value-type="float">
            <text:p>0.997617</text:p>
          </table:table-cell>
          <table:table-cell office:value-type="float" office:value="0.99639" calcext:value-type="float">
            <text:p>0.99639</text:p>
          </table:table-cell>
          <table:table-cell office:value-type="float" office:value="0.994532" calcext:value-type="float">
            <text:p>0.994532</text:p>
          </table:table-cell>
          <table:table-cell office:value-type="float" office:value="0.991723" calcext:value-type="float">
            <text:p>0.991723</text:p>
          </table:table-cell>
          <table:table-cell office:value-type="float" office:value="0.987488" calcext:value-type="float">
            <text:p>0.987488</text:p>
          </table:table-cell>
          <table:table-cell office:value-type="float" office:value="0.981125" calcext:value-type="float">
            <text:p>0.981125</text:p>
          </table:table-cell>
          <table:table-cell office:value-type="float" office:value="0.97162" calcext:value-type="float">
            <text:p>0.97162</text:p>
          </table:table-cell>
          <table:table-cell office:value-type="float" office:value="0.95756" calcext:value-type="float">
            <text:p>0.95756</text:p>
          </table:table-cell>
          <table:table-cell office:value-type="float" office:value="0.937065" calcext:value-type="float">
            <text:p>0.937065</text:p>
          </table:table-cell>
          <table:table-cell office:value-type="float" office:value="0.907848" calcext:value-type="float">
            <text:p>0.907848</text:p>
          </table:table-cell>
          <table:table-cell office:value-type="float" office:value="0.867532" calcext:value-type="float">
            <text:p>0.867532</text:p>
          </table:table-cell>
          <table:table-cell office:value-type="float" office:value="0.814374" calcext:value-type="float">
            <text:p>0.814374</text:p>
          </table:table-cell>
          <table:table-cell office:value-type="float" office:value="0.748366" calcext:value-type="float">
            <text:p>0.748366</text:p>
          </table:table-cell>
          <table:table-cell office:value-type="float" office:value="0.672176" calcext:value-type="float">
            <text:p>0.672176</text:p>
          </table:table-cell>
          <table:table-cell office:value-type="float" office:value="0.590953" calcext:value-type="float">
            <text:p>0.590953</text:p>
          </table:table-cell>
          <table:table-cell office:value-type="float" office:value="0.510664" calcext:value-type="float">
            <text:p>0.510664</text:p>
          </table:table-cell>
          <table:table-cell office:value-type="float" office:value="0.436142" calcext:value-type="float">
            <text:p>0.436142</text:p>
          </table:table-cell>
          <table:table-cell office:value-type="float" office:value="0.370164" calcext:value-type="float">
            <text:p>0.370164</text:p>
          </table:table-cell>
          <table:table-cell office:value-type="float" office:value="0.313693" calcext:value-type="float">
            <text:p>0.313693</text:p>
          </table:table-cell>
          <table:table-cell office:value-type="float" office:value="0.266567" calcext:value-type="float">
            <text:p>0.266567</text:p>
          </table:table-cell>
          <table:table-cell office:value-type="float" office:value="0.228065" calcext:value-type="float">
            <text:p>0.228065</text:p>
          </table:table-cell>
          <table:table-cell office:value-type="float" office:value="0.197221" calcext:value-type="float">
            <text:p>0.197221</text:p>
          </table:table-cell>
          <table:table-cell office:value-type="float" office:value="0.172971" calcext:value-type="float">
            <text:p>0.172971</text:p>
          </table:table-cell>
          <table:table-cell office:value-type="float" office:value="0.154232" calcext:value-type="float">
            <text:p>0.154232</text:p>
          </table:table-cell>
          <table:table-cell office:value-type="float" office:value="0.139973" calcext:value-type="float">
            <text:p>0.139973</text:p>
          </table:table-cell>
          <table:table-cell office:value-type="float" office:value="0.129265" calcext:value-type="float">
            <text:p>0.129265</text:p>
          </table:table-cell>
          <table:table-cell office:value-type="float" office:value="0.121312" calcext:value-type="float">
            <text:p>0.121312</text:p>
          </table:table-cell>
          <table:table-cell office:value-type="float" office:value="0.115456" calcext:value-type="float">
            <text:p>0.115456</text:p>
          </table:table-cell>
          <table:table-cell office:value-type="float" office:value="0.111173" calcext:value-type="float">
            <text:p>0.111173</text:p>
          </table:table-cell>
          <table:table-cell office:value-type="float" office:value="0.108058" calcext:value-type="float">
            <text:p>0.108058</text:p>
          </table:table-cell>
          <table:table-cell office:value-type="float" office:value="0.105801" calcext:value-type="float">
            <text:p>0.105801</text:p>
          </table:table-cell>
          <table:table-cell office:value-type="float" office:value="0.10417" calcext:value-type="float">
            <text:p>0.10417</text:p>
          </table:table-cell>
          <table:table-cell office:value-type="float" office:value="0.102995" calcext:value-type="float">
            <text:p>0.102995</text:p>
          </table:table-cell>
          <table:table-cell office:value-type="float" office:value="0.102149" calcext:value-type="float">
            <text:p>0.102149</text:p>
          </table:table-cell>
          <table:table-cell office:value-type="float" office:value="0.101542" calcext:value-type="float">
            <text:p>0.101542</text:p>
          </table:table-cell>
          <table:table-cell office:value-type="float" office:value="0.101106" calcext:value-type="float">
            <text:p>0.101106</text:p>
          </table:table-cell>
          <table:table-cell office:value-type="float" office:value="0.100792" calcext:value-type="float">
            <text:p>0.100792</text:p>
          </table:table-cell>
          <table:table-cell office:value-type="float" office:value="0.100568" calcext:value-type="float">
            <text:p>0.100568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00292" calcext:value-type="float">
            <text:p>0.100292</text:p>
          </table:table-cell>
          <table:table-cell office:value-type="float" office:value="0.100209" calcext:value-type="float">
            <text:p>0.100209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00107" calcext:value-type="float">
            <text:p>0.100107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100055" calcext:value-type="float">
            <text:p>0.100055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11601" calcext:value-type="float">
            <text:p>0.511601</text:p>
          </table:table-cell>
          <table:table-cell table:number-columns-repeated="94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.999911" calcext:value-type="float">
            <text:p>0.999911</text:p>
          </table:table-cell>
          <table:table-cell office:value-type="float" office:value="0.999865" calcext:value-type="float">
            <text:p>0.999865</text:p>
          </table:table-cell>
          <table:table-cell office:value-type="float" office:value="0.999795" calcext:value-type="float">
            <text:p>0.999795</text:p>
          </table:table-cell>
          <table:table-cell office:value-type="float" office:value="0.999689" calcext:value-type="float">
            <text:p>0.999689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999285" calcext:value-type="float">
            <text:p>0.999285</text:p>
          </table:table-cell>
          <table:table-cell office:value-type="float" office:value="0.998916" calcext:value-type="float">
            <text:p>0.998916</text:p>
          </table:table-cell>
          <table:table-cell office:value-type="float" office:value="0.998357" calcext:value-type="float">
            <text:p>0.998357</text:p>
          </table:table-cell>
          <table:table-cell office:value-type="float" office:value="0.997509" calcext:value-type="float">
            <text:p>0.997509</text:p>
          </table:table-cell>
          <table:table-cell office:value-type="float" office:value="0.996224" calcext:value-type="float">
            <text:p>0.996224</text:p>
          </table:table-cell>
          <table:table-cell office:value-type="float" office:value="0.994278" calcext:value-type="float">
            <text:p>0.994278</text:p>
          </table:table-cell>
          <table:table-cell office:value-type="float" office:value="0.991332" calcext:value-type="float">
            <text:p>0.991332</text:p>
          </table:table-cell>
          <table:table-cell office:value-type="float" office:value="0.986884" calcext:value-type="float">
            <text:p>0.986884</text:p>
          </table:table-cell>
          <table:table-cell office:value-type="float" office:value="0.980188" calcext:value-type="float">
            <text:p>0.980188</text:p>
          </table:table-cell>
          <table:table-cell office:value-type="float" office:value="0.970164" calcext:value-type="float">
            <text:p>0.970164</text:p>
          </table:table-cell>
          <table:table-cell office:value-type="float" office:value="0.955295" calcext:value-type="float">
            <text:p>0.955295</text:p>
          </table:table-cell>
          <table:table-cell office:value-type="float" office:value="0.933554" calcext:value-type="float">
            <text:p>0.933554</text:p>
          </table:table-cell>
          <table:table-cell office:value-type="float" office:value="0.902464" calcext:value-type="float">
            <text:p>0.902464</text:p>
          </table:table-cell>
          <table:table-cell office:value-type="float" office:value="0.859454" calcext:value-type="float">
            <text:p>0.859454</text:p>
          </table:table-cell>
          <table:table-cell office:value-type="float" office:value="0.802682" calcext:value-type="float">
            <text:p>0.802682</text:p>
          </table:table-cell>
          <table:table-cell office:value-type="float" office:value="0.732297" calcext:value-type="float">
            <text:p>0.732297</text:p>
          </table:table-cell>
          <table:table-cell office:value-type="float" office:value="0.651515" calcext:value-type="float">
            <text:p>0.651515</text:p>
          </table:table-cell>
          <table:table-cell office:value-type="float" office:value="0.566303" calcext:value-type="float">
            <text:p>0.566303</text:p>
          </table:table-cell>
          <table:table-cell office:value-type="float" office:value="0.483378" calcext:value-type="float">
            <text:p>0.483378</text:p>
          </table:table-cell>
          <table:table-cell office:value-type="float" office:value="0.407958" calcext:value-type="float">
            <text:p>0.407958</text:p>
          </table:table-cell>
          <table:table-cell office:value-type="float" office:value="0.342784" calcext:value-type="float">
            <text:p>0.342784</text:p>
          </table:table-cell>
          <table:table-cell office:value-type="float" office:value="0.288484" calcext:value-type="float">
            <text:p>0.288484</text:p>
          </table:table-cell>
          <table:table-cell office:value-type="float" office:value="0.244417" calcext:value-type="float">
            <text:p>0.244417</text:p>
          </table:table-cell>
          <table:table-cell office:value-type="float" office:value="0.209374" calcext:value-type="float">
            <text:p>0.209374</text:p>
          </table:table-cell>
          <table:table-cell office:value-type="float" office:value="0.181983" calcext:value-type="float">
            <text:p>0.181983</text:p>
          </table:table-cell>
          <table:table-cell office:value-type="float" office:value="0.160898" calcext:value-type="float">
            <text:p>0.160898</text:p>
          </table:table-cell>
          <table:table-cell office:value-type="float" office:value="0.144887" calcext:value-type="float">
            <text:p>0.144887</text:p>
          </table:table-cell>
          <table:table-cell office:value-type="float" office:value="0.132874" calcext:value-type="float">
            <text:p>0.132874</text:p>
          </table:table-cell>
          <table:table-cell office:value-type="float" office:value="0.123951" calcext:value-type="float">
            <text:p>0.123951</text:p>
          </table:table-cell>
          <table:table-cell office:value-type="float" office:value="0.117378" calcext:value-type="float">
            <text:p>0.117378</text:p>
          </table:table-cell>
          <table:table-cell office:value-type="float" office:value="0.112569" calcext:value-type="float">
            <text:p>0.112569</text:p>
          </table:table-cell>
          <table:table-cell office:value-type="float" office:value="0.109068" calcext:value-type="float">
            <text:p>0.109068</text:p>
          </table:table-cell>
          <table:table-cell office:value-type="float" office:value="0.10653" calcext:value-type="float">
            <text:p>0.10653</text:p>
          </table:table-cell>
          <table:table-cell office:value-type="float" office:value="0.104696" calcext:value-type="float">
            <text:p>0.104696</text:p>
          </table:table-cell>
          <table:table-cell office:value-type="float" office:value="0.103373" calcext:value-type="float">
            <text:p>0.103373</text:p>
          </table:table-cell>
          <table:table-cell office:value-type="float" office:value="0.102421" calcext:value-type="float">
            <text:p>0.102421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101246" calcext:value-type="float">
            <text:p>0.101246</text:p>
          </table:table-cell>
          <table:table-cell office:value-type="float" office:value="0.100893" calcext:value-type="float">
            <text:p>0.100893</text:p>
          </table:table-cell>
          <table:table-cell office:value-type="float" office:value="0.10064" calcext:value-type="float">
            <text:p>0.10064</text:p>
          </table:table-cell>
          <table:table-cell office:value-type="float" office:value="0.100459" calcext:value-type="float">
            <text:p>0.100459</text:p>
          </table:table-cell>
          <table:table-cell office:value-type="float" office:value="0.100329" calcext:value-type="float">
            <text:p>0.100329</text:p>
          </table:table-cell>
          <table:table-cell office:value-type="float" office:value="0.100235" calcext:value-type="float">
            <text:p>0.100235</text:p>
          </table:table-cell>
          <table:table-cell office:value-type="float" office:value="0.100169" calcext:value-type="float">
            <text:p>0.100169</text:p>
          </table:table-cell>
          <table:table-cell office:value-type="float" office:value="0.100121" calcext:value-type="float">
            <text:p>0.100121</text:p>
          </table:table-cell>
          <table:table-cell office:value-type="float" office:value="0.100087" calcext:value-type="float">
            <text:p>0.100087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17572" calcext:value-type="float">
            <text:p>0.517572</text:p>
          </table:table-cell>
          <table:table-cell table:number-columns-repeated="95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38" calcext:value-type="float">
            <text:p>0.999938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0.999859" calcext:value-type="float">
            <text:p>0.999859</text:p>
          </table:table-cell>
          <table:table-cell office:value-type="float" office:value="0.999786" calcext:value-type="float">
            <text:p>0.999786</text:p>
          </table:table-cell>
          <table:table-cell office:value-type="float" office:value="0.999675" calcext:value-type="float">
            <text:p>0.999675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99253" calcext:value-type="float">
            <text:p>0.999253</text:p>
          </table:table-cell>
          <table:table-cell office:value-type="float" office:value="0.998867" calcext:value-type="float">
            <text:p>0.998867</text:p>
          </table:table-cell>
          <table:table-cell office:value-type="float" office:value="0.998282" calcext:value-type="float">
            <text:p>0.998282</text:p>
          </table:table-cell>
          <table:table-cell office:value-type="float" office:value="0.997395" calcext:value-type="float">
            <text:p>0.997395</text:p>
          </table:table-cell>
          <table:table-cell office:value-type="float" office:value="0.996049" calcext:value-type="float">
            <text:p>0.996049</text:p>
          </table:table-cell>
          <table:table-cell office:value-type="float" office:value="0.994008" calcext:value-type="float">
            <text:p>0.994008</text:p>
          </table:table-cell>
          <table:table-cell office:value-type="float" office:value="0.990915" calcext:value-type="float">
            <text:p>0.990915</text:p>
          </table:table-cell>
          <table:table-cell office:value-type="float" office:value="0.986236" calcext:value-type="float">
            <text:p>0.986236</text:p>
          </table:table-cell>
          <table:table-cell office:value-type="float" office:value="0.979175" calcext:value-type="float">
            <text:p>0.979175</text:p>
          </table:table-cell>
          <table:table-cell office:value-type="float" office:value="0.968573" calcext:value-type="float">
            <text:p>0.968573</text:p>
          </table:table-cell>
          <table:table-cell office:value-type="float" office:value="0.952792" calcext:value-type="float">
            <text:p>0.952792</text:p>
          </table:table-cell>
          <table:table-cell office:value-type="float" office:value="0.929627" calcext:value-type="float">
            <text:p>0.929627</text:p>
          </table:table-cell>
          <table:table-cell office:value-type="float" office:value="0.896374" calcext:value-type="float">
            <text:p>0.896374</text:p>
          </table:table-cell>
          <table:table-cell office:value-type="float" office:value="0.850235" calcext:value-type="float">
            <text:p>0.850235</text:p>
          </table:table-cell>
          <table:table-cell office:value-type="float" office:value="0.789284" calcext:value-type="float">
            <text:p>0.789284</text:p>
          </table:table-cell>
          <table:table-cell office:value-type="float" office:value="0.713949" calcext:value-type="float">
            <text:p>0.713949</text:p>
          </table:table-cell>
          <table:table-cell office:value-type="float" office:value="0.628223" calcext:value-type="float">
            <text:p>0.628223</text:p>
          </table:table-cell>
          <table:table-cell office:value-type="float" office:value="0.539138" calcext:value-type="float">
            <text:p>0.539138</text:p>
          </table:table-cell>
          <table:table-cell office:value-type="float" office:value="0.454224" calcext:value-type="float">
            <text:p>0.454224</text:p>
          </table:table-cell>
          <table:table-cell office:value-type="float" office:value="0.378912" calcext:value-type="float">
            <text:p>0.378912</text:p>
          </table:table-cell>
          <table:table-cell office:value-type="float" office:value="0.31562" calcext:value-type="float">
            <text:p>0.31562</text:p>
          </table:table-cell>
          <table:table-cell office:value-type="float" office:value="0.264381" calcext:value-type="float">
            <text:p>0.264381</text:p>
          </table:table-cell>
          <table:table-cell office:value-type="float" office:value="0.223942" calcext:value-type="float">
            <text:p>0.223942</text:p>
          </table:table-cell>
          <table:table-cell office:value-type="float" office:value="0.192596" calcext:value-type="float">
            <text:p>0.192596</text:p>
          </table:table-cell>
          <table:table-cell office:value-type="float" office:value="0.168635" calcext:value-type="float">
            <text:p>0.168635</text:p>
          </table:table-cell>
          <table:table-cell office:value-type="float" office:value="0.150529" calcext:value-type="float">
            <text:p>0.150529</text:p>
          </table:table-cell>
          <table:table-cell office:value-type="float" office:value="0.136987" calcext:value-type="float">
            <text:p>0.136987</text:p>
          </table:table-cell>
          <table:table-cell office:value-type="float" office:value="0.126944" calcext:value-type="float">
            <text:p>0.126944</text:p>
          </table:table-cell>
          <table:table-cell office:value-type="float" office:value="0.119552" calcext:value-type="float">
            <text:p>0.119552</text:p>
          </table:table-cell>
          <table:table-cell office:value-type="float" office:value="0.114144" calcext:value-type="float">
            <text:p>0.114144</text:p>
          </table:table-cell>
          <table:table-cell office:value-type="float" office:value="0.110206" calcext:value-type="float">
            <text:p>0.110206</text:p>
          </table:table-cell>
          <table:table-cell office:value-type="float" office:value="0.107352" calcext:value-type="float">
            <text:p>0.107352</text:p>
          </table:table-cell>
          <table:table-cell office:value-type="float" office:value="0.105288" calcext:value-type="float">
            <text:p>0.105288</text:p>
          </table:table-cell>
          <table:table-cell office:value-type="float" office:value="0.103799" calcext:value-type="float">
            <text:p>0.103799</text:p>
          </table:table-cell>
          <table:table-cell office:value-type="float" office:value="0.102727" calcext:value-type="float">
            <text:p>0.102727</text:p>
          </table:table-cell>
          <table:table-cell office:value-type="float" office:value="0.101957" calcext:value-type="float">
            <text:p>0.101957</text:p>
          </table:table-cell>
          <table:table-cell office:value-type="float" office:value="0.101403" calcext:value-type="float">
            <text:p>0.101403</text:p>
          </table:table-cell>
          <table:table-cell office:value-type="float" office:value="0.101006" calcext:value-type="float">
            <text:p>0.101006</text:p>
          </table:table-cell>
          <table:table-cell office:value-type="float" office:value="0.100721" calcext:value-type="float">
            <text:p>0.100721</text:p>
          </table:table-cell>
          <table:table-cell office:value-type="float" office:value="0.100517" calcext:value-type="float">
            <text:p>0.100517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100265" calcext:value-type="float">
            <text:p>0.100265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100136" calcext:value-type="float">
            <text:p>0.100136</text:p>
          </table:table-cell>
          <table:table-cell office:value-type="float" office:value="0.100098" calcext:value-type="float">
            <text:p>0.100098</text:p>
          </table:table-cell>
          <table:table-cell office:value-type="float" office:value="0.10007" calcext:value-type="float">
            <text:p>0.10007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22785" calcext:value-type="float">
            <text:p>0.522785</text:p>
          </table:table-cell>
          <table:table-cell table:number-columns-repeated="96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999845" calcext:value-type="float">
            <text:p>0.999845</text:p>
          </table:table-cell>
          <table:table-cell office:value-type="float" office:value="0.999765" calcext:value-type="float">
            <text:p>0.999765</text:p>
          </table:table-cell>
          <table:table-cell office:value-type="float" office:value="0.999644" calcext:value-type="float">
            <text:p>0.999644</text:p>
          </table:table-cell>
          <table:table-cell office:value-type="float" office:value="0.99946" calcext:value-type="float">
            <text:p>0.99946</text:p>
          </table:table-cell>
          <table:table-cell office:value-type="float" office:value="0.999182" calcext:value-type="float">
            <text:p>0.999182</text:p>
          </table:table-cell>
          <table:table-cell office:value-type="float" office:value="0.998759" calcext:value-type="float">
            <text:p>0.998759</text:p>
          </table:table-cell>
          <table:table-cell office:value-type="float" office:value="0.998117" calcext:value-type="float">
            <text:p>0.998117</text:p>
          </table:table-cell>
          <table:table-cell office:value-type="float" office:value="0.997143" calcext:value-type="float">
            <text:p>0.997143</text:p>
          </table:table-cell>
          <table:table-cell office:value-type="float" office:value="0.995664" calcext:value-type="float">
            <text:p>0.995664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0.990012" calcext:value-type="float">
            <text:p>0.990012</text:p>
          </table:table-cell>
          <table:table-cell office:value-type="float" office:value="0.984847" calcext:value-type="float">
            <text:p>0.984847</text:p>
          </table:table-cell>
          <table:table-cell office:value-type="float" office:value="0.977037" calcext:value-type="float">
            <text:p>0.977037</text:p>
          </table:table-cell>
          <table:table-cell office:value-type="float" office:value="0.965283" calcext:value-type="float">
            <text:p>0.965283</text:p>
          </table:table-cell>
          <table:table-cell office:value-type="float" office:value="0.947743" calcext:value-type="float">
            <text:p>0.947743</text:p>
          </table:table-cell>
          <table:table-cell office:value-type="float" office:value="0.921951" calcext:value-type="float">
            <text:p>0.921951</text:p>
          </table:table-cell>
          <table:table-cell office:value-type="float" office:value="0.88492" calcext:value-type="float">
            <text:p>0.88492</text:p>
          </table:table-cell>
          <table:table-cell office:value-type="float" office:value="0.833688" calcext:value-type="float">
            <text:p>0.833688</text:p>
          </table:table-cell>
          <table:table-cell office:value-type="float" office:value="0.766541" calcext:value-type="float">
            <text:p>0.766541</text:p>
          </table:table-cell>
          <table:table-cell office:value-type="float" office:value="0.684772" calcext:value-type="float">
            <text:p>0.684772</text:p>
          </table:table-cell>
          <table:table-cell office:value-type="float" office:value="0.593829" calcext:value-type="float">
            <text:p>0.593829</text:p>
          </table:table-cell>
          <table:table-cell office:value-type="float" office:value="0.502066" calcext:value-type="float">
            <text:p>0.502066</text:p>
          </table:table-cell>
          <table:table-cell office:value-type="float" office:value="0.41744" calcext:value-type="float">
            <text:p>0.41744</text:p>
          </table:table-cell>
          <table:table-cell office:value-type="float" office:value="0.344859" calcext:value-type="float">
            <text:p>0.344859</text:p>
          </table:table-cell>
          <table:table-cell office:value-type="float" office:value="0.285781" calcext:value-type="float">
            <text:p>0.285781</text:p>
          </table:table-cell>
          <table:table-cell office:value-type="float" office:value="0.239332" calcext:value-type="float">
            <text:p>0.239332</text:p>
          </table:table-cell>
          <table:table-cell office:value-type="float" office:value="0.203608" calcext:value-type="float">
            <text:p>0.203608</text:p>
          </table:table-cell>
          <table:table-cell office:value-type="float" office:value="0.176525" calcext:value-type="float">
            <text:p>0.176525</text:p>
          </table:table-cell>
          <table:table-cell office:value-type="float" office:value="0.156203" calcext:value-type="float">
            <text:p>0.156203</text:p>
          </table:table-cell>
          <table:table-cell office:value-type="float" office:value="0.141078" calcext:value-type="float">
            <text:p>0.141078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21688" calcext:value-type="float">
            <text:p>0.121688</text:p>
          </table:table-cell>
          <table:table-cell office:value-type="float" office:value="0.115687" calcext:value-type="float">
            <text:p>0.115687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108155" calcext:value-type="float">
            <text:p>0.108155</text:p>
          </table:table-cell>
          <table:table-cell office:value-type="float" office:value="0.105866" calcext:value-type="float">
            <text:p>0.105866</text:p>
          </table:table-cell>
          <table:table-cell office:value-type="float" office:value="0.104215" calcext:value-type="float">
            <text:p>0.104215</text:p>
          </table:table-cell>
          <table:table-cell office:value-type="float" office:value="0.103026" calcext:value-type="float">
            <text:p>0.103026</text:p>
          </table:table-cell>
          <table:table-cell office:value-type="float" office:value="0.102171" calcext:value-type="float">
            <text:p>0.102171</text:p>
          </table:table-cell>
          <table:table-cell office:value-type="float" office:value="0.101557" calcext:value-type="float">
            <text:p>0.101557</text:p>
          </table:table-cell>
          <table:table-cell office:value-type="float" office:value="0.101117" calcext:value-type="float">
            <text:p>0.101117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00574" calcext:value-type="float">
            <text:p>0.100574</text:p>
          </table:table-cell>
          <table:table-cell office:value-type="float" office:value="0.100411" calcext:value-type="float">
            <text:p>0.100411</text:p>
          </table:table-cell>
          <table:table-cell office:value-type="float" office:value="0.100294" calcext:value-type="float">
            <text:p>0.100294</text:p>
          </table:table-cell>
          <table:table-cell office:value-type="float" office:value="0.100211" calcext:value-type="float">
            <text:p>0.100211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0.100108" calcext:value-type="float">
            <text:p>0.100108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0.100056" calcext:value-type="float">
            <text:p>0.100056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27998" calcext:value-type="float">
            <text:p>0.527998</text:p>
          </table:table-cell>
          <table:table-cell table:number-columns-repeated="96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26" calcext:value-type="float">
            <text:p>0.999926</text:p>
          </table:table-cell>
          <table:table-cell office:value-type="float" office:value="0.999888" calcext:value-type="float">
            <text:p>0.999888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0.999743" calcext:value-type="float">
            <text:p>0.999743</text:p>
          </table:table-cell>
          <table:table-cell office:value-type="float" office:value="0.99961" calcext:value-type="float">
            <text:p>0.99961</text:p>
          </table:table-cell>
          <table:table-cell office:value-type="float" office:value="0.999409" calcext:value-type="float">
            <text:p>0.999409</text:p>
          </table:table-cell>
          <table:table-cell office:value-type="float" office:value="0.999103" calcext:value-type="float">
            <text:p>0.999103</text:p>
          </table:table-cell>
          <table:table-cell office:value-type="float" office:value="0.998639" calcext:value-type="float">
            <text:p>0.998639</text:p>
          </table:table-cell>
          <table:table-cell office:value-type="float" office:value="0.997935" calcext:value-type="float">
            <text:p>0.997935</text:p>
          </table:table-cell>
          <table:table-cell office:value-type="float" office:value="0.996865" calcext:value-type="float">
            <text:p>0.996865</text:p>
          </table:table-cell>
          <table:table-cell office:value-type="float" office:value="0.995238" calcext:value-type="float">
            <text:p>0.995238</text:p>
          </table:table-cell>
          <table:table-cell office:value-type="float" office:value="0.992765" calcext:value-type="float">
            <text:p>0.992765</text:p>
          </table:table-cell>
          <table:table-cell office:value-type="float" office:value="0.989004" calcext:value-type="float">
            <text:p>0.989004</text:p>
          </table:table-cell>
          <table:table-cell office:value-type="float" office:value="0.98329" calcext:value-type="float">
            <text:p>0.98329</text:p>
          </table:table-cell>
          <table:table-cell office:value-type="float" office:value="0.974624" calcext:value-type="float">
            <text:p>0.974624</text:p>
          </table:table-cell>
          <table:table-cell office:value-type="float" office:value="0.961539" calcext:value-type="float">
            <text:p>0.961539</text:p>
          </table:table-cell>
          <table:table-cell office:value-type="float" office:value="0.941954" calcext:value-type="float">
            <text:p>0.941954</text:p>
          </table:table-cell>
          <table:table-cell office:value-type="float" office:value="0.91309" calcext:value-type="float">
            <text:p>0.91309</text:p>
          </table:table-cell>
          <table:table-cell office:value-type="float" office:value="0.871645" calcext:value-type="float">
            <text:p>0.871645</text:p>
          </table:table-cell>
          <table:table-cell office:value-type="float" office:value="0.814541" calcext:value-type="float">
            <text:p>0.814541</text:p>
          </table:table-cell>
          <table:table-cell office:value-type="float" office:value="0.74048" calcext:value-type="float">
            <text:p>0.74048</text:p>
          </table:table-cell>
          <table:table-cell office:value-type="float" office:value="0.652021" calcext:value-type="float">
            <text:p>0.652021</text:p>
          </table:table-cell>
          <table:table-cell office:value-type="float" office:value="0.55641" calcext:value-type="float">
            <text:p>0.55641</text:p>
          </table:table-cell>
          <table:table-cell office:value-type="float" office:value="0.463263" calcext:value-type="float">
            <text:p>0.463263</text:p>
          </table:table-cell>
          <table:table-cell office:value-type="float" office:value="0.380504" calcext:value-type="float">
            <text:p>0.380504</text:p>
          </table:table-cell>
          <table:table-cell office:value-type="float" office:value="0.312024" calcext:value-type="float">
            <text:p>0.312024</text:p>
          </table:table-cell>
          <table:table-cell office:value-type="float" office:value="0.258059" calcext:value-type="float">
            <text:p>0.258059</text:p>
          </table:table-cell>
          <table:table-cell office:value-type="float" office:value="0.216802" calcext:value-type="float">
            <text:p>0.216802</text:p>
          </table:table-cell>
          <table:table-cell office:value-type="float" office:value="0.185813" calcext:value-type="float">
            <text:p>0.185813</text:p>
          </table:table-cell>
          <table:table-cell office:value-type="float" office:value="0.162772" calcext:value-type="float">
            <text:p>0.162772</text:p>
          </table:table-cell>
          <table:table-cell office:value-type="float" office:value="0.145753" calcext:value-type="float">
            <text:p>0.145753</text:p>
          </table:table-cell>
          <table:table-cell office:value-type="float" office:value="0.133243" calcext:value-type="float">
            <text:p>0.133243</text:p>
          </table:table-cell>
          <table:table-cell office:value-type="float" office:value="0.124088" calcext:value-type="float">
            <text:p>0.124088</text:p>
          </table:table-cell>
          <table:table-cell office:value-type="float" office:value="0.117412" calcext:value-type="float">
            <text:p>0.117412</text:p>
          </table:table-cell>
          <table:table-cell office:value-type="float" office:value="0.112562" calcext:value-type="float">
            <text:p>0.112562</text:p>
          </table:table-cell>
          <table:table-cell office:value-type="float" office:value="0.109048" calcext:value-type="float">
            <text:p>0.109048</text:p>
          </table:table-cell>
          <table:table-cell office:value-type="float" office:value="0.106508" calcext:value-type="float">
            <text:p>0.106508</text:p>
          </table:table-cell>
          <table:table-cell office:value-type="float" office:value="0.104677" calcext:value-type="float">
            <text:p>0.104677</text:p>
          </table:table-cell>
          <table:table-cell office:value-type="float" office:value="0.103358" calcext:value-type="float">
            <text:p>0.103358</text:p>
          </table:table-cell>
          <table:table-cell office:value-type="float" office:value="0.10241" calcext:value-type="float">
            <text:p>0.10241</text:p>
          </table:table-cell>
          <table:table-cell office:value-type="float" office:value="0.101728" calcext:value-type="float">
            <text:p>0.101728</text:p>
          </table:table-cell>
          <table:table-cell office:value-type="float" office:value="0.101239" calcext:value-type="float">
            <text:p>0.101239</text:p>
          </table:table-cell>
          <table:table-cell office:value-type="float" office:value="0.100888" calcext:value-type="float">
            <text:p>0.100888</text:p>
          </table:table-cell>
          <table:table-cell office:value-type="float" office:value="0.100637" calcext:value-type="float">
            <text:p>0.100637</text:p>
          </table:table-cell>
          <table:table-cell office:value-type="float" office:value="0.100456" calcext:value-type="float">
            <text:p>0.100456</text:p>
          </table:table-cell>
          <table:table-cell office:value-type="float" office:value="0.100327" calcext:value-type="float">
            <text:p>0.100327</text:p>
          </table:table-cell>
          <table:table-cell office:value-type="float" office:value="0.100234" calcext:value-type="float">
            <text:p>0.100234</text:p>
          </table:table-cell>
          <table:table-cell office:value-type="float" office:value="0.100168" calcext:value-type="float">
            <text:p>0.100168</text:p>
          </table:table-cell>
          <table:table-cell office:value-type="float" office:value="0.10012" calcext:value-type="float">
            <text:p>0.10012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33211" calcext:value-type="float">
            <text:p>0.533211</text:p>
          </table:table-cell>
          <table:table-cell table:number-columns-repeated="9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19" calcext:value-type="float">
            <text:p>0.999919</text:p>
          </table:table-cell>
          <table:table-cell office:value-type="float" office:value="0.999878" calcext:value-type="float">
            <text:p>0.999878</text:p>
          </table:table-cell>
          <table:table-cell office:value-type="float" office:value="0.999814" calcext:value-type="float">
            <text:p>0.999814</text:p>
          </table:table-cell>
          <table:table-cell office:value-type="float" office:value="0.999718" calcext:value-type="float">
            <text:p>0.999718</text:p>
          </table:table-cell>
          <table:table-cell office:value-type="float" office:value="0.999573" calcext:value-type="float">
            <text:p>0.999573</text:p>
          </table:table-cell>
          <table:table-cell office:value-type="float" office:value="0.999352" calcext:value-type="float">
            <text:p>0.999352</text:p>
          </table:table-cell>
          <table:table-cell office:value-type="float" office:value="0.999017" calcext:value-type="float">
            <text:p>0.999017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0.997734" calcext:value-type="float">
            <text:p>0.997734</text:p>
          </table:table-cell>
          <table:table-cell office:value-type="float" office:value="0.996557" calcext:value-type="float">
            <text:p>0.996557</text:p>
          </table:table-cell>
          <table:table-cell office:value-type="float" office:value="0.994766" calcext:value-type="float">
            <text:p>0.994766</text:p>
          </table:table-cell>
          <table:table-cell office:value-type="float" office:value="0.992036" calcext:value-type="float">
            <text:p>0.992036</text:p>
          </table:table-cell>
          <table:table-cell office:value-type="float" office:value="0.987876" calcext:value-type="float">
            <text:p>0.987876</text:p>
          </table:table-cell>
          <table:table-cell office:value-type="float" office:value="0.981534" calcext:value-type="float">
            <text:p>0.981534</text:p>
          </table:table-cell>
          <table:table-cell office:value-type="float" office:value="0.971881" calcext:value-type="float">
            <text:p>0.971881</text:p>
          </table:table-cell>
          <table:table-cell office:value-type="float" office:value="0.957247" calcext:value-type="float">
            <text:p>0.957247</text:p>
          </table:table-cell>
          <table:table-cell office:value-type="float" office:value="0.93526" calcext:value-type="float">
            <text:p>0.93526</text:p>
          </table:table-cell>
          <table:table-cell office:value-type="float" office:value="0.902775" calcext:value-type="float">
            <text:p>0.902775</text:p>
          </table:table-cell>
          <table:table-cell office:value-type="float" office:value="0.856157" calcext:value-type="float">
            <text:p>0.856157</text:p>
          </table:table-cell>
          <table:table-cell office:value-type="float" office:value="0.792314" calcext:value-type="float">
            <text:p>0.792314</text:p>
          </table:table-cell>
          <table:table-cell office:value-type="float" office:value="0.710693" calcext:value-type="float">
            <text:p>0.710693</text:p>
          </table:table-cell>
          <table:table-cell office:value-type="float" office:value="0.615619" calcext:value-type="float">
            <text:p>0.615619</text:p>
          </table:table-cell>
          <table:table-cell office:value-type="float" office:value="0.516401" calcext:value-type="float">
            <text:p>0.516401</text:p>
          </table:table-cell>
          <table:table-cell office:value-type="float" office:value="0.423568" calcext:value-type="float">
            <text:p>0.423568</text:p>
          </table:table-cell>
          <table:table-cell office:value-type="float" office:value="0.34435" calcext:value-type="float">
            <text:p>0.34435</text:p>
          </table:table-cell>
          <table:table-cell office:value-type="float" office:value="0.28116" calcext:value-type="float">
            <text:p>0.28116</text:p>
          </table:table-cell>
          <table:table-cell office:value-type="float" office:value="0.232902" calcext:value-type="float">
            <text:p>0.232902</text:p>
          </table:table-cell>
          <table:table-cell office:value-type="float" office:value="0.196952" calcext:value-type="float">
            <text:p>0.196952</text:p>
          </table:table-cell>
          <table:table-cell office:value-type="float" office:value="0.170505" calcext:value-type="float">
            <text:p>0.170505</text:p>
          </table:table-cell>
          <table:table-cell office:value-type="float" office:value="0.151164" calcext:value-type="float">
            <text:p>0.151164</text:p>
          </table:table-cell>
          <table:table-cell office:value-type="float" office:value="0.137063" calcext:value-type="float">
            <text:p>0.137063</text:p>
          </table:table-cell>
          <table:table-cell office:value-type="float" office:value="0.126802" calcext:value-type="float">
            <text:p>0.126802</text:p>
          </table:table-cell>
          <table:table-cell office:value-type="float" office:value="0.119351" calcext:value-type="float">
            <text:p>0.119351</text:p>
          </table:table-cell>
          <table:table-cell office:value-type="float" office:value="0.113951" calcext:value-type="float">
            <text:p>0.113951</text:p>
          </table:table-cell>
          <table:table-cell office:value-type="float" office:value="0.110044" calcext:value-type="float">
            <text:p>0.110044</text:p>
          </table:table-cell>
          <table:table-cell office:value-type="float" office:value="0.107224" calcext:value-type="float">
            <text:p>0.107224</text:p>
          </table:table-cell>
          <table:table-cell office:value-type="float" office:value="0.10519" calcext:value-type="float">
            <text:p>0.10519</text:p>
          </table:table-cell>
          <table:table-cell office:value-type="float" office:value="0.103727" calcext:value-type="float">
            <text:p>0.103727</text:p>
          </table:table-cell>
          <table:table-cell office:value-type="float" office:value="0.102674" calcext:value-type="float">
            <text:p>0.102674</text:p>
          </table:table-cell>
          <table:table-cell office:value-type="float" office:value="0.101918" calcext:value-type="float">
            <text:p>0.101918</text:p>
          </table:table-cell>
          <table:table-cell office:value-type="float" office:value="0.101375" calcext:value-type="float">
            <text:p>0.101375</text:p>
          </table:table-cell>
          <table:table-cell office:value-type="float" office:value="0.100986" calcext:value-type="float">
            <text:p>0.100986</text:p>
          </table:table-cell>
          <table:table-cell office:value-type="float" office:value="0.100707" calcext:value-type="float">
            <text:p>0.100707</text:p>
          </table:table-cell>
          <table:table-cell office:value-type="float" office:value="0.100506" calcext:value-type="float">
            <text:p>0.100506</text:p>
          </table:table-cell>
          <table:table-cell office:value-type="float" office:value="0.100363" calcext:value-type="float">
            <text:p>0.100363</text:p>
          </table:table-cell>
          <table:table-cell office:value-type="float" office:value="0.10026" calcext:value-type="float">
            <text:p>0.10026</text:p>
          </table:table-cell>
          <table:table-cell office:value-type="float" office:value="0.100186" calcext:value-type="float">
            <text:p>0.100186</text:p>
          </table:table-cell>
          <table:table-cell office:value-type="float" office:value="0.100133" calcext:value-type="float">
            <text:p>0.100133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38424" calcext:value-type="float">
            <text:p>0.538424</text:p>
          </table:table-cell>
          <table:table-cell table:number-columns-repeated="98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0.999866" calcext:value-type="float">
            <text:p>0.999866</text:p>
          </table:table-cell>
          <table:table-cell office:value-type="float" office:value="0.999797" calcext:value-type="float">
            <text:p>0.999797</text:p>
          </table:table-cell>
          <table:table-cell office:value-type="float" office:value="0.999691" calcext:value-type="float">
            <text:p>0.999691</text:p>
          </table:table-cell>
          <table:table-cell office:value-type="float" office:value="0.999532" calcext:value-type="float">
            <text:p>0.999532</text:p>
          </table:table-cell>
          <table:table-cell office:value-type="float" office:value="0.99929" calcext:value-type="float">
            <text:p>0.99929</text:p>
          </table:table-cell>
          <table:table-cell office:value-type="float" office:value="0.998922" calcext:value-type="float">
            <text:p>0.998922</text:p>
          </table:table-cell>
          <table:table-cell office:value-type="float" office:value="0.998363" calcext:value-type="float">
            <text:p>0.998363</text:p>
          </table:table-cell>
          <table:table-cell office:value-type="float" office:value="0.997512" calcext:value-type="float">
            <text:p>0.997512</text:p>
          </table:table-cell>
          <table:table-cell office:value-type="float" office:value="0.996216" calcext:value-type="float">
            <text:p>0.996216</text:p>
          </table:table-cell>
          <table:table-cell office:value-type="float" office:value="0.99424" calcext:value-type="float">
            <text:p>0.99424</text:p>
          </table:table-cell>
          <table:table-cell office:value-type="float" office:value="0.991221" calcext:value-type="float">
            <text:p>0.991221</text:p>
          </table:table-cell>
          <table:table-cell office:value-type="float" office:value="0.986605" calcext:value-type="float">
            <text:p>0.986605</text:p>
          </table:table-cell>
          <table:table-cell office:value-type="float" office:value="0.97954" calcext:value-type="float">
            <text:p>0.97954</text:p>
          </table:table-cell>
          <table:table-cell office:value-type="float" office:value="0.968737" calcext:value-type="float">
            <text:p>0.968737</text:p>
          </table:table-cell>
          <table:table-cell office:value-type="float" office:value="0.95228" calcext:value-type="float">
            <text:p>0.95228</text:p>
          </table:table-cell>
          <table:table-cell office:value-type="float" office:value="0.927447" calcext:value-type="float">
            <text:p>0.927447</text:p>
          </table:table-cell>
          <table:table-cell office:value-type="float" office:value="0.890668" calcext:value-type="float">
            <text:p>0.890668</text:p>
          </table:table-cell>
          <table:table-cell office:value-type="float" office:value="0.83799" calcext:value-type="float">
            <text:p>0.83799</text:p>
          </table:table-cell>
          <table:table-cell office:value-type="float" office:value="0.766498" calcext:value-type="float">
            <text:p>0.766498</text:p>
          </table:table-cell>
          <table:table-cell office:value-type="float" office:value="0.676865" calcext:value-type="float">
            <text:p>0.676865</text:p>
          </table:table-cell>
          <table:table-cell office:value-type="float" office:value="0.575754" calcext:value-type="float">
            <text:p>0.575754</text:p>
          </table:table-cell>
          <table:table-cell office:value-type="float" office:value="0.474546" calcext:value-type="float">
            <text:p>0.474546</text:p>
          </table:table-cell>
          <table:table-cell office:value-type="float" office:value="0.383989" calcext:value-type="float">
            <text:p>0.383989</text:p>
          </table:table-cell>
          <table:table-cell office:value-type="float" office:value="0.309883" calcext:value-type="float">
            <text:p>0.309883</text:p>
          </table:table-cell>
          <table:table-cell office:value-type="float" office:value="0.252861" calcext:value-type="float">
            <text:p>0.252861</text:p>
          </table:table-cell>
          <table:table-cell office:value-type="float" office:value="0.210569" calcext:value-type="float">
            <text:p>0.210569</text:p>
          </table:table-cell>
          <table:table-cell office:value-type="float" office:value="0.17978" calcext:value-type="float">
            <text:p>0.17978</text:p>
          </table:table-cell>
          <table:table-cell office:value-type="float" office:value="0.157531" calcext:value-type="float">
            <text:p>0.157531</text:p>
          </table:table-cell>
          <table:table-cell office:value-type="float" office:value="0.141481" calcext:value-type="float">
            <text:p>0.141481</text:p>
          </table:table-cell>
          <table:table-cell office:value-type="float" office:value="0.129902" calcext:value-type="float">
            <text:p>0.129902</text:p>
          </table:table-cell>
          <table:table-cell office:value-type="float" office:value="0.121543" calcext:value-type="float">
            <text:p>0.121543</text:p>
          </table:table-cell>
          <table:table-cell office:value-type="float" office:value="0.11551" calcext:value-type="float">
            <text:p>0.11551</text:p>
          </table:table-cell>
          <table:table-cell office:value-type="float" office:value="0.111158" calcext:value-type="float">
            <text:p>0.111158</text:p>
          </table:table-cell>
          <table:table-cell office:value-type="float" office:value="0.108021" calcext:value-type="float">
            <text:p>0.108021</text:p>
          </table:table-cell>
          <table:table-cell office:value-type="float" office:value="0.105762" calcext:value-type="float">
            <text:p>0.105762</text:p>
          </table:table-cell>
          <table:table-cell office:value-type="float" office:value="0.104136" calcext:value-type="float">
            <text:p>0.104136</text:p>
          </table:table-cell>
          <table:table-cell office:value-type="float" office:value="0.102968" calcext:value-type="float">
            <text:p>0.102968</text:p>
          </table:table-cell>
          <table:table-cell office:value-type="float" office:value="0.102129" calcext:value-type="float">
            <text:p>0.102129</text:p>
          </table:table-cell>
          <table:table-cell office:value-type="float" office:value="0.101526" calcext:value-type="float">
            <text:p>0.101526</text:p>
          </table:table-cell>
          <table:table-cell office:value-type="float" office:value="0.101094" calcext:value-type="float">
            <text:p>0.101094</text:p>
          </table:table-cell>
          <table:table-cell office:value-type="float" office:value="0.100784" calcext:value-type="float">
            <text:p>0.100784</text:p>
          </table:table-cell>
          <table:table-cell office:value-type="float" office:value="0.100562" calcext:value-type="float">
            <text:p>0.100562</text:p>
          </table:table-cell>
          <table:table-cell office:value-type="float" office:value="0.100403" calcext:value-type="float">
            <text:p>0.100403</text:p>
          </table:table-cell>
          <table:table-cell office:value-type="float" office:value="0.100288" calcext:value-type="float">
            <text:p>0.100288</text:p>
          </table:table-cell>
          <table:table-cell office:value-type="float" office:value="0.100207" calcext:value-type="float">
            <text:p>0.100207</text:p>
          </table:table-cell>
          <table:table-cell office:value-type="float" office:value="0.100148" calcext:value-type="float">
            <text:p>0.100148</text:p>
          </table:table-cell>
          <table:table-cell office:value-type="float" office:value="0.100106" calcext:value-type="float">
            <text:p>0.100106</text:p>
          </table:table-cell>
          <table:table-cell office:value-type="float" office:value="0.100076" calcext:value-type="float">
            <text:p>0.100076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43636" calcext:value-type="float">
            <text:p>0.543636</text:p>
          </table:table-cell>
          <table:table-cell table:number-columns-repeated="99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36" calcext:value-type="float">
            <text:p>0.999936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0.999777" calcext:value-type="float">
            <text:p>0.999777</text:p>
          </table:table-cell>
          <table:table-cell office:value-type="float" office:value="0.999662" calcext:value-type="float">
            <text:p>0.999662</text:p>
          </table:table-cell>
          <table:table-cell office:value-type="float" office:value="0.999487" calcext:value-type="float">
            <text:p>0.999487</text:p>
          </table:table-cell>
          <table:table-cell office:value-type="float" office:value="0.999221" calcext:value-type="float">
            <text:p>0.999221</text:p>
          </table:table-cell>
          <table:table-cell office:value-type="float" office:value="0.998818" calcext:value-type="float">
            <text:p>0.998818</text:p>
          </table:table-cell>
          <table:table-cell office:value-type="float" office:value="0.998203" calcext:value-type="float">
            <text:p>0.998203</text:p>
          </table:table-cell>
          <table:table-cell office:value-type="float" office:value="0.997267" calcext:value-type="float">
            <text:p>0.997267</text:p>
          </table:table-cell>
          <table:table-cell office:value-type="float" office:value="0.995838" calcext:value-type="float">
            <text:p>0.995838</text:p>
          </table:table-cell>
          <table:table-cell office:value-type="float" office:value="0.993653" calcext:value-type="float">
            <text:p>0.993653</text:p>
          </table:table-cell>
          <table:table-cell office:value-type="float" office:value="0.990305" calcext:value-type="float">
            <text:p>0.990305</text:p>
          </table:table-cell>
          <table:table-cell office:value-type="float" office:value="0.985164" calcext:value-type="float">
            <text:p>0.985164</text:p>
          </table:table-cell>
          <table:table-cell office:value-type="float" office:value="0.977259" calcext:value-type="float">
            <text:p>0.977259</text:p>
          </table:table-cell>
          <table:table-cell office:value-type="float" office:value="0.965103" calcext:value-type="float">
            <text:p>0.965103</text:p>
          </table:table-cell>
          <table:table-cell office:value-type="float" office:value="0.946478" calcext:value-type="float">
            <text:p>0.946478</text:p>
          </table:table-cell>
          <table:table-cell office:value-type="float" office:value="0.918246" calcext:value-type="float">
            <text:p>0.918246</text:p>
          </table:table-cell>
          <table:table-cell office:value-type="float" office:value="0.876358" calcext:value-type="float">
            <text:p>0.876358</text:p>
          </table:table-cell>
          <table:table-cell office:value-type="float" office:value="0.816613" calcext:value-type="float">
            <text:p>0.816613</text:p>
          </table:table-cell>
          <table:table-cell office:value-type="float" office:value="0.736601" calcext:value-type="float">
            <text:p>0.736601</text:p>
          </table:table-cell>
          <table:table-cell office:value-type="float" office:value="0.638878" calcext:value-type="float">
            <text:p>0.638878</text:p>
          </table:table-cell>
          <table:table-cell office:value-type="float" office:value="0.53295" calcext:value-type="float">
            <text:p>0.53295</text:p>
          </table:table-cell>
          <table:table-cell office:value-type="float" office:value="0.431855" calcext:value-type="float">
            <text:p>0.431855</text:p>
          </table:table-cell>
          <table:table-cell office:value-type="float" office:value="0.345587" calcext:value-type="float">
            <text:p>0.345587</text:p>
          </table:table-cell>
          <table:table-cell office:value-type="float" office:value="0.277874" calcext:value-type="float">
            <text:p>0.277874</text:p>
          </table:table-cell>
          <table:table-cell office:value-type="float" office:value="0.227511" calcext:value-type="float">
            <text:p>0.227511</text:p>
          </table:table-cell>
          <table:table-cell office:value-type="float" office:value="0.19113" calcext:value-type="float">
            <text:p>0.19113</text:p>
          </table:table-cell>
          <table:table-cell office:value-type="float" office:value="0.165164" calcext:value-type="float">
            <text:p>0.165164</text:p>
          </table:table-cell>
          <table:table-cell office:value-type="float" office:value="0.146675" calcext:value-type="float">
            <text:p>0.146675</text:p>
          </table:table-cell>
          <table:table-cell office:value-type="float" office:value="0.133484" calcext:value-type="float">
            <text:p>0.133484</text:p>
          </table:table-cell>
          <table:table-cell office:value-type="float" office:value="0.124045" calcext:value-type="float">
            <text:p>0.124045</text:p>
          </table:table-cell>
          <table:table-cell office:value-type="float" office:value="0.117274" calcext:value-type="float">
            <text:p>0.117274</text:p>
          </table:table-cell>
          <table:table-cell office:value-type="float" office:value="0.112409" calcext:value-type="float">
            <text:p>0.112409</text:p>
          </table:table-cell>
          <table:table-cell office:value-type="float" office:value="0.108913" calcext:value-type="float">
            <text:p>0.108913</text:p>
          </table:table-cell>
          <table:table-cell office:value-type="float" office:value="0.106399" calcext:value-type="float">
            <text:p>0.106399</text:p>
          </table:table-cell>
          <table:table-cell office:value-type="float" office:value="0.104593" calcext:value-type="float">
            <text:p>0.104593</text:p>
          </table:table-cell>
          <table:table-cell office:value-type="float" office:value="0.103295" calcext:value-type="float">
            <text:p>0.103295</text:p>
          </table:table-cell>
          <table:table-cell office:value-type="float" office:value="0.102363" calcext:value-type="float">
            <text:p>0.102363</text:p>
          </table:table-cell>
          <table:table-cell office:value-type="float" office:value="0.101694" calcext:value-type="float">
            <text:p>0.101694</text:p>
          </table:table-cell>
          <table:table-cell office:value-type="float" office:value="0.101214" calcext:value-type="float">
            <text:p>0.101214</text:p>
          </table:table-cell>
          <table:table-cell office:value-type="float" office:value="0.10087" calcext:value-type="float">
            <text:p>0.10087</text:p>
          </table:table-cell>
          <table:table-cell office:value-type="float" office:value="0.100624" calcext:value-type="float">
            <text:p>0.100624</text:p>
          </table:table-cell>
          <table:table-cell office:value-type="float" office:value="0.100447" calcext:value-type="float">
            <text:p>0.100447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00229" calcext:value-type="float">
            <text:p>0.100229</text:p>
          </table:table-cell>
          <table:table-cell office:value-type="float" office:value="0.100164" calcext:value-type="float">
            <text:p>0.100164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.100084" calcext:value-type="float">
            <text:p>0.100084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48849" calcext:value-type="float">
            <text:p>0.548849</text:p>
          </table:table-cell>
          <table:table-cell table:number-columns-repeated="100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839" calcext:value-type="float">
            <text:p>0.999839</text:p>
          </table:table-cell>
          <table:table-cell office:value-type="float" office:value="0.999756" calcext:value-type="float">
            <text:p>0.999756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999438" calcext:value-type="float">
            <text:p>0.999438</text:p>
          </table:table-cell>
          <table:table-cell office:value-type="float" office:value="0.999146" calcext:value-type="float">
            <text:p>0.999146</text:p>
          </table:table-cell>
          <table:table-cell office:value-type="float" office:value="0.998702" calcext:value-type="float">
            <text:p>0.998702</text:p>
          </table:table-cell>
          <table:table-cell office:value-type="float" office:value="0.998026" calcext:value-type="float">
            <text:p>0.998026</text:p>
          </table:table-cell>
          <table:table-cell office:value-type="float" office:value="0.996994" calcext:value-type="float">
            <text:p>0.996994</text:p>
          </table:table-cell>
          <table:table-cell office:value-type="float" office:value="0.995415" calcext:value-type="float">
            <text:p>0.995415</text:p>
          </table:table-cell>
          <table:table-cell office:value-type="float" office:value="0.992993" calcext:value-type="float">
            <text:p>0.992993</text:p>
          </table:table-cell>
          <table:table-cell office:value-type="float" office:value="0.989268" calcext:value-type="float">
            <text:p>0.989268</text:p>
          </table:table-cell>
          <table:table-cell office:value-type="float" office:value="0.983518" calcext:value-type="float">
            <text:p>0.983518</text:p>
          </table:table-cell>
          <table:table-cell office:value-type="float" office:value="0.974626" calcext:value-type="float">
            <text:p>0.974626</text:p>
          </table:table-cell>
          <table:table-cell office:value-type="float" office:value="0.960859" calcext:value-type="float">
            <text:p>0.960859</text:p>
          </table:table-cell>
          <table:table-cell office:value-type="float" office:value="0.939637" calcext:value-type="float">
            <text:p>0.939637</text:p>
          </table:table-cell>
          <table:table-cell office:value-type="float" office:value="0.907318" calcext:value-type="float">
            <text:p>0.907318</text:p>
          </table:table-cell>
          <table:table-cell office:value-type="float" office:value="0.859351" calcext:value-type="float">
            <text:p>0.859351</text:p>
          </table:table-cell>
          <table:table-cell office:value-type="float" office:value="0.791452" calcext:value-type="float">
            <text:p>0.791452</text:p>
          </table:table-cell>
          <table:table-cell office:value-type="float" office:value="0.70222" calcext:value-type="float">
            <text:p>0.70222</text:p>
          </table:table-cell>
          <table:table-cell office:value-type="float" office:value="0.596916" calcext:value-type="float">
            <text:p>0.596916</text:p>
          </table:table-cell>
          <table:table-cell office:value-type="float" office:value="0.488092" calcext:value-type="float">
            <text:p>0.488092</text:p>
          </table:table-cell>
          <table:table-cell office:value-type="float" office:value="0.389509" calcext:value-type="float">
            <text:p>0.389509</text:p>
          </table:table-cell>
          <table:table-cell office:value-type="float" office:value="0.309339" calcext:value-type="float">
            <text:p>0.309339</text:p>
          </table:table-cell>
          <table:table-cell office:value-type="float" office:value="0.24888" calcext:value-type="float">
            <text:p>0.24888</text:p>
          </table:table-cell>
          <table:table-cell office:value-type="float" office:value="0.205283" calcext:value-type="float">
            <text:p>0.205283</text:p>
          </table:table-cell>
          <table:table-cell office:value-type="float" office:value="0.174502" calcext:value-type="float">
            <text:p>0.174502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37688" calcext:value-type="float">
            <text:p>0.137688</text:p>
          </table:table-cell>
          <table:table-cell office:value-type="float" office:value="0.126932" calcext:value-type="float">
            <text:p>0.126932</text:p>
          </table:table-cell>
          <table:table-cell office:value-type="float" office:value="0.119283" calcext:value-type="float">
            <text:p>0.119283</text:p>
          </table:table-cell>
          <table:table-cell office:value-type="float" office:value="0.113823" calcext:value-type="float">
            <text:p>0.113823</text:p>
          </table:table-cell>
          <table:table-cell office:value-type="float" office:value="0.109914" calcext:value-type="float">
            <text:p>0.109914</text:p>
          </table:table-cell>
          <table:table-cell office:value-type="float" office:value="0.107112" calcext:value-type="float">
            <text:p>0.107112</text:p>
          </table:table-cell>
          <table:table-cell office:value-type="float" office:value="0.105101" calcext:value-type="float">
            <text:p>0.105101</text:p>
          </table:table-cell>
          <table:table-cell office:value-type="float" office:value="0.103659" calcext:value-type="float">
            <text:p>0.103659</text:p>
          </table:table-cell>
          <table:table-cell office:value-type="float" office:value="0.102623" calcext:value-type="float">
            <text:p>0.102623</text:p>
          </table:table-cell>
          <table:table-cell office:value-type="float" office:value="0.101881" calcext:value-type="float">
            <text:p>0.101881</text:p>
          </table:table-cell>
          <table:table-cell office:value-type="float" office:value="0.101348" calcext:value-type="float">
            <text:p>0.101348</text:p>
          </table:table-cell>
          <table:table-cell office:value-type="float" office:value="0.100966" calcext:value-type="float">
            <text:p>0.100966</text:p>
          </table:table-cell>
          <table:table-cell office:value-type="float" office:value="0.100692" calcext:value-type="float">
            <text:p>0.100692</text:p>
          </table:table-cell>
          <table:table-cell office:value-type="float" office:value="0.100496" calcext:value-type="float">
            <text:p>0.100496</text:p>
          </table:table-cell>
          <table:table-cell office:value-type="float" office:value="0.100355" calcext:value-type="float">
            <text:p>0.100355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100182" calcext:value-type="float">
            <text:p>0.100182</text:p>
          </table:table-cell>
          <table:table-cell office:value-type="float" office:value="0.100131" calcext:value-type="float">
            <text:p>0.100131</text:p>
          </table:table-cell>
          <table:table-cell office:value-type="float" office:value="0.100094" calcext:value-type="float">
            <text:p>0.100094</text:p>
          </table:table-cell>
          <table:table-cell office:value-type="float" office:value="0.100067" calcext:value-type="float">
            <text:p>0.10006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54062" calcext:value-type="float">
            <text:p>0.554062</text:p>
          </table:table-cell>
          <table:table-cell table:number-columns-repeated="10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884" calcext:value-type="float">
            <text:p>0.999884</text:p>
          </table:table-cell>
          <table:table-cell office:value-type="float" office:value="0.999824" calcext:value-type="float">
            <text:p>0.999824</text:p>
          </table:table-cell>
          <table:table-cell office:value-type="float" office:value="0.999732" calcext:value-type="float">
            <text:p>0.999732</text:p>
          </table:table-cell>
          <table:table-cell office:value-type="float" office:value="0.999594" calcext:value-type="float">
            <text:p>0.999594</text:p>
          </table:table-cell>
          <table:table-cell office:value-type="float" office:value="0.999383" calcext:value-type="float">
            <text:p>0.999383</text:p>
          </table:table-cell>
          <table:table-cell office:value-type="float" office:value="0.999063" calcext:value-type="float">
            <text:p>0.999063</text:p>
          </table:table-cell>
          <table:table-cell office:value-type="float" office:value="0.998575" calcext:value-type="float">
            <text:p>0.998575</text:p>
          </table:table-cell>
          <table:table-cell office:value-type="float" office:value="0.99783" calcext:value-type="float">
            <text:p>0.99783</text:p>
          </table:table-cell>
          <table:table-cell office:value-type="float" office:value="0.99669" calcext:value-type="float">
            <text:p>0.99669</text:p>
          </table:table-cell>
          <table:table-cell office:value-type="float" office:value="0.994941" calcext:value-type="float">
            <text:p>0.994941</text:p>
          </table:table-cell>
          <table:table-cell office:value-type="float" office:value="0.992249" calcext:value-type="float">
            <text:p>0.992249</text:p>
          </table:table-cell>
          <table:table-cell office:value-type="float" office:value="0.988087" calcext:value-type="float">
            <text:p>0.988087</text:p>
          </table:table-cell>
          <table:table-cell office:value-type="float" office:value="0.981623" calcext:value-type="float">
            <text:p>0.981623</text:p>
          </table:table-cell>
          <table:table-cell office:value-type="float" office:value="0.971557" calcext:value-type="float">
            <text:p>0.971557</text:p>
          </table:table-cell>
          <table:table-cell office:value-type="float" office:value="0.955854" calcext:value-type="float">
            <text:p>0.955854</text:p>
          </table:table-cell>
          <table:table-cell office:value-type="float" office:value="0.931492" calcext:value-type="float">
            <text:p>0.931492</text:p>
          </table:table-cell>
          <table:table-cell office:value-type="float" office:value="0.894239" calcext:value-type="float">
            <text:p>0.894239</text:p>
          </table:table-cell>
          <table:table-cell office:value-type="float" office:value="0.839076" calcext:value-type="float">
            <text:p>0.839076</text:p>
          </table:table-cell>
          <table:table-cell office:value-type="float" office:value="0.761927" calcext:value-type="float">
            <text:p>0.761927</text:p>
          </table:table-cell>
          <table:table-cell office:value-type="float" office:value="0.663156" calcext:value-type="float">
            <text:p>0.663156</text:p>
          </table:table-cell>
          <table:table-cell office:value-type="float" office:value="0.551567" calcext:value-type="float">
            <text:p>0.551567</text:p>
          </table:table-cell>
          <table:table-cell office:value-type="float" office:value="0.442374" calcext:value-type="float">
            <text:p>0.442374</text:p>
          </table:table-cell>
          <table:table-cell office:value-type="float" office:value="0.348706" calcext:value-type="float">
            <text:p>0.348706</text:p>
          </table:table-cell>
          <table:table-cell office:value-type="float" office:value="0.276034" calcext:value-type="float">
            <text:p>0.276034</text:p>
          </table:table-cell>
          <table:table-cell office:value-type="float" office:value="0.223219" calcext:value-type="float">
            <text:p>0.223219</text:p>
          </table:table-cell>
          <table:table-cell office:value-type="float" office:value="0.186159" calcext:value-type="float">
            <text:p>0.186159</text:p>
          </table:table-cell>
          <table:table-cell office:value-type="float" office:value="0.160492" calcext:value-type="float">
            <text:p>0.160492</text:p>
          </table:table-cell>
          <table:table-cell office:value-type="float" office:value="0.142711" calcext:value-type="float">
            <text:p>0.142711</text:p>
          </table:table-cell>
          <table:table-cell office:value-type="float" office:value="0.130313" calcext:value-type="float">
            <text:p>0.130313</text:p>
          </table:table-cell>
          <table:table-cell office:value-type="float" office:value="0.121599" calcext:value-type="float">
            <text:p>0.121599</text:p>
          </table:table-cell>
          <table:table-cell office:value-type="float" office:value="0.115432" calcext:value-type="float">
            <text:p>0.115432</text:p>
          </table:table-cell>
          <table:table-cell office:value-type="float" office:value="0.111044" calcext:value-type="float">
            <text:p>0.111044</text:p>
          </table:table-cell>
          <table:table-cell office:value-type="float" office:value="0.107911" calcext:value-type="float">
            <text:p>0.107911</text:p>
          </table:table-cell>
          <table:table-cell office:value-type="float" office:value="0.10567" calcext:value-type="float">
            <text:p>0.10567</text:p>
          </table:table-cell>
          <table:table-cell office:value-type="float" office:value="0.104064" calcext:value-type="float">
            <text:p>0.104064</text:p>
          </table:table-cell>
          <table:table-cell office:value-type="float" office:value="0.102913" calcext:value-type="float">
            <text:p>0.102913</text:p>
          </table:table-cell>
          <table:table-cell office:value-type="float" office:value="0.102088" calcext:value-type="float">
            <text:p>0.102088</text:p>
          </table:table-cell>
          <table:table-cell office:value-type="float" office:value="0.101497" calcext:value-type="float">
            <text:p>0.101497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100768" calcext:value-type="float">
            <text:p>0.100768</text:p>
          </table:table-cell>
          <table:table-cell office:value-type="float" office:value="0.100551" calcext:value-type="float">
            <text:p>0.100551</text:p>
          </table:table-cell>
          <table:table-cell office:value-type="float" office:value="0.100395" calcext:value-type="float">
            <text:p>0.100395</text:p>
          </table:table-cell>
          <table:table-cell office:value-type="float" office:value="0.100283" calcext:value-type="float">
            <text:p>0.100283</text:p>
          </table:table-cell>
          <table:table-cell office:value-type="float" office:value="0.100202" calcext:value-type="float">
            <text:p>0.100202</text:p>
          </table:table-cell>
          <table:table-cell office:value-type="float" office:value="0.100145" calcext:value-type="float">
            <text:p>0.100145</text:p>
          </table:table-cell>
          <table:table-cell office:value-type="float" office:value="0.100104" calcext:value-type="float">
            <text:p>0.100104</text:p>
          </table:table-cell>
          <table:table-cell office:value-type="float" office:value="0.100074" calcext:value-type="float">
            <text:p>0.100074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58701" calcext:value-type="float">
            <text:p>0.558701</text:p>
          </table:table-cell>
          <table:table-cell table:number-columns-repeated="101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0.999868" calcext:value-type="float">
            <text:p>0.999868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696" calcext:value-type="float">
            <text:p>0.999696</text:p>
          </table:table-cell>
          <table:table-cell office:value-type="float" office:value="0.999539" calcext:value-type="float">
            <text:p>0.999539</text:p>
          </table:table-cell>
          <table:table-cell office:value-type="float" office:value="0.999299" calcext:value-type="float">
            <text:p>0.999299</text:p>
          </table:table-cell>
          <table:table-cell office:value-type="float" office:value="0.998934" calcext:value-type="float">
            <text:p>0.998934</text:p>
          </table:table-cell>
          <table:table-cell office:value-type="float" office:value="0.998376" calcext:value-type="float">
            <text:p>0.998376</text:p>
          </table:table-cell>
          <table:table-cell office:value-type="float" office:value="0.997524" calcext:value-type="float">
            <text:p>0.997524</text:p>
          </table:table-cell>
          <table:table-cell office:value-type="float" office:value="0.996217" calcext:value-type="float">
            <text:p>0.996217</text:p>
          </table:table-cell>
          <table:table-cell office:value-type="float" office:value="0.994203" calcext:value-type="float">
            <text:p>0.994203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986243" calcext:value-type="float">
            <text:p>0.986243</text:p>
          </table:table-cell>
          <table:table-cell office:value-type="float" office:value="0.978671" calcext:value-type="float">
            <text:p>0.978671</text:p>
          </table:table-cell>
          <table:table-cell office:value-type="float" office:value="0.966785" calcext:value-type="float">
            <text:p>0.966785</text:p>
          </table:table-cell>
          <table:table-cell office:value-type="float" office:value="0.948115" calcext:value-type="float">
            <text:p>0.948115</text:p>
          </table:table-cell>
          <table:table-cell office:value-type="float" office:value="0.919024" calcext:value-type="float">
            <text:p>0.919024</text:p>
          </table:table-cell>
          <table:table-cell office:value-type="float" office:value="0.874567" calcext:value-type="float">
            <text:p>0.874567</text:p>
          </table:table-cell>
          <table:table-cell office:value-type="float" office:value="0.809472" calcext:value-type="float">
            <text:p>0.809472</text:p>
          </table:table-cell>
          <table:table-cell office:value-type="float" office:value="0.720672" calcext:value-type="float">
            <text:p>0.720672</text:p>
          </table:table-cell>
          <table:table-cell office:value-type="float" office:value="0.611974" calcext:value-type="float">
            <text:p>0.611974</text:p>
          </table:table-cell>
          <table:table-cell office:value-type="float" office:value="0.49671" calcext:value-type="float">
            <text:p>0.49671</text:p>
          </table:table-cell>
          <table:table-cell office:value-type="float" office:value="0.391367" calcext:value-type="float">
            <text:p>0.391367</text:p>
          </table:table-cell>
          <table:table-cell office:value-type="float" office:value="0.306313" calcext:value-type="float">
            <text:p>0.306313</text:p>
          </table:table-cell>
          <table:table-cell office:value-type="float" office:value="0.243378" calcext:value-type="float">
            <text:p>0.243378</text:p>
          </table:table-cell>
          <table:table-cell office:value-type="float" office:value="0.199161" calcext:value-type="float">
            <text:p>0.199161</text:p>
          </table:table-cell>
          <table:table-cell office:value-type="float" office:value="0.168821" calcext:value-type="float">
            <text:p>0.168821</text:p>
          </table:table-cell>
          <table:table-cell office:value-type="float" office:value="0.148099" calcext:value-type="float">
            <text:p>0.148099</text:p>
          </table:table-cell>
          <table:table-cell office:value-type="float" office:value="0.133862" calcext:value-type="float">
            <text:p>0.133862</text:p>
          </table:table-cell>
          <table:table-cell office:value-type="float" office:value="0.123985" calcext:value-type="float">
            <text:p>0.123985</text:p>
          </table:table-cell>
          <table:table-cell office:value-type="float" office:value="0.117066" calcext:value-type="float">
            <text:p>0.117066</text:p>
          </table:table-cell>
          <table:table-cell office:value-type="float" office:value="0.112179" calcext:value-type="float">
            <text:p>0.112179</text:p>
          </table:table-cell>
          <table:table-cell office:value-type="float" office:value="0.108708" calcext:value-type="float">
            <text:p>0.108708</text:p>
          </table:table-cell>
          <table:table-cell office:value-type="float" office:value="0.106234" calcext:value-type="float">
            <text:p>0.106234</text:p>
          </table:table-cell>
          <table:table-cell office:value-type="float" office:value="0.104465" calcext:value-type="float">
            <text:p>0.104465</text:p>
          </table:table-cell>
          <table:table-cell office:value-type="float" office:value="0.103199" calcext:value-type="float">
            <text:p>0.103199</text:p>
          </table:table-cell>
          <table:table-cell office:value-type="float" office:value="0.102292" calcext:value-type="float">
            <text:p>0.102292</text:p>
          </table:table-cell>
          <table:table-cell office:value-type="float" office:value="0.101643" calcext:value-type="float">
            <text:p>0.101643</text:p>
          </table:table-cell>
          <table:table-cell office:value-type="float" office:value="0.101177" calcext:value-type="float">
            <text:p>0.101177</text:p>
          </table:table-cell>
          <table:table-cell office:value-type="float" office:value="0.100843" calcext:value-type="float">
            <text:p>0.100843</text:p>
          </table:table-cell>
          <table:table-cell office:value-type="float" office:value="0.100604" calcext:value-type="float">
            <text:p>0.100604</text:p>
          </table:table-cell>
          <table:table-cell office:value-type="float" office:value="0.100433" calcext:value-type="float">
            <text:p>0.100433</text:p>
          </table:table-cell>
          <table:table-cell office:value-type="float" office:value="0.10031" calcext:value-type="float">
            <text:p>0.10031</text:p>
          </table:table-cell>
          <table:table-cell office:value-type="float" office:value="0.100222" calcext:value-type="float">
            <text:p>0.100222</text:p>
          </table:table-cell>
          <table:table-cell office:value-type="float" office:value="0.100159" calcext:value-type="float">
            <text:p>0.100159</text:p>
          </table:table-cell>
          <table:table-cell office:value-type="float" office:value="0.100114" calcext:value-type="float">
            <text:p>0.100114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63341" calcext:value-type="float">
            <text:p>0.563341</text:p>
          </table:table-cell>
          <table:table-cell table:number-columns-repeated="102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999901" calcext:value-type="float">
            <text:p>0.999901</text:p>
          </table:table-cell>
          <table:table-cell office:value-type="float" office:value="0.99985" calcext:value-type="float">
            <text:p>0.99985</text:p>
          </table:table-cell>
          <table:table-cell office:value-type="float" office:value="0.999772" calcext:value-type="float">
            <text:p>0.999772</text:p>
          </table:table-cell>
          <table:table-cell office:value-type="float" office:value="0.999655" calcext:value-type="float">
            <text:p>0.999655</text:p>
          </table:table-cell>
          <table:table-cell office:value-type="float" office:value="0.999475" calcext:value-type="float">
            <text:p>0.999475</text:p>
          </table:table-cell>
          <table:table-cell office:value-type="float" office:value="0.999202" calcext:value-type="float">
            <text:p>0.999202</text:p>
          </table:table-cell>
          <table:table-cell office:value-type="float" office:value="0.998786" calcext:value-type="float">
            <text:p>0.998786</text:p>
          </table:table-cell>
          <table:table-cell office:value-type="float" office:value="0.998148" calcext:value-type="float">
            <text:p>0.998148</text:p>
          </table:table-cell>
          <table:table-cell office:value-type="float" office:value="0.997172" calcext:value-type="float">
            <text:p>0.997172</text:p>
          </table:table-cell>
          <table:table-cell office:value-type="float" office:value="0.995667" calcext:value-type="float">
            <text:p>0.995667</text:p>
          </table:table-cell>
          <table:table-cell office:value-type="float" office:value="0.99334" calcext:value-type="float">
            <text:p>0.99334</text:p>
          </table:table-cell>
          <table:table-cell office:value-type="float" office:value="0.989719" calcext:value-type="float">
            <text:p>0.989719</text:p>
          </table:table-cell>
          <table:table-cell office:value-type="float" office:value="0.984045" calcext:value-type="float">
            <text:p>0.984045</text:p>
          </table:table-cell>
          <table:table-cell office:value-type="float" office:value="0.97511" calcext:value-type="float">
            <text:p>0.97511</text:p>
          </table:table-cell>
          <table:table-cell office:value-type="float" office:value="0.960958" calcext:value-type="float">
            <text:p>0.960958</text:p>
          </table:table-cell>
          <table:table-cell office:value-type="float" office:value="0.938593" calcext:value-type="float">
            <text:p>0.938593</text:p>
          </table:table-cell>
          <table:table-cell office:value-type="float" office:value="0.903619" calcext:value-type="float">
            <text:p>0.903619</text:p>
          </table:table-cell>
          <table:table-cell office:value-type="float" office:value="0.850438" calcext:value-type="float">
            <text:p>0.850438</text:p>
          </table:table-cell>
          <table:table-cell office:value-type="float" office:value="0.773928" calcext:value-type="float">
            <text:p>0.773928</text:p>
          </table:table-cell>
          <table:table-cell office:value-type="float" office:value="0.673112" calcext:value-type="float">
            <text:p>0.673112</text:p>
          </table:table-cell>
          <table:table-cell office:value-type="float" office:value="0.556612" calcext:value-type="float">
            <text:p>0.556612</text:p>
          </table:table-cell>
          <table:table-cell office:value-type="float" office:value="0.441592" calcext:value-type="float">
            <text:p>0.441592</text:p>
          </table:table-cell>
          <table:table-cell office:value-type="float" office:value="0.343468" calcext:value-type="float">
            <text:p>0.343468</text:p>
          </table:table-cell>
          <table:table-cell office:value-type="float" office:value="0.268591" calcext:value-type="float">
            <text:p>0.268591</text:p>
          </table:table-cell>
          <table:table-cell office:value-type="float" office:value="0.215441" calcext:value-type="float">
            <text:p>0.215441</text:p>
          </table:table-cell>
          <table:table-cell office:value-type="float" office:value="0.179128" calcext:value-type="float">
            <text:p>0.179128</text:p>
          </table:table-cell>
          <table:table-cell office:value-type="float" office:value="0.154639" calcext:value-type="float">
            <text:p>0.154639</text:p>
          </table:table-cell>
          <table:table-cell office:value-type="float" office:value="0.138079" calcext:value-type="float">
            <text:p>0.138079</text:p>
          </table:table-cell>
          <table:table-cell office:value-type="float" office:value="0.126763" calcext:value-type="float">
            <text:p>0.126763</text:p>
          </table:table-cell>
          <table:table-cell office:value-type="float" office:value="0.118935" calcext:value-type="float">
            <text:p>0.118935</text:p>
          </table:table-cell>
          <table:table-cell office:value-type="float" office:value="0.113461" calcext:value-type="float">
            <text:p>0.113461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104908" calcext:value-type="float">
            <text:p>0.104908</text:p>
          </table:table-cell>
          <table:table-cell office:value-type="float" office:value="0.103514" calcext:value-type="float">
            <text:p>0.103514</text:p>
          </table:table-cell>
          <table:table-cell office:value-type="float" office:value="0.102517" calcext:value-type="float">
            <text:p>0.102517</text:p>
          </table:table-cell>
          <table:table-cell office:value-type="float" office:value="0.101803" calcext:value-type="float">
            <text:p>0.101803</text:p>
          </table:table-cell>
          <table:table-cell office:value-type="float" office:value="0.101292" calcext:value-type="float">
            <text:p>0.101292</text:p>
          </table:table-cell>
          <table:table-cell office:value-type="float" office:value="0.100926" calcext:value-type="float">
            <text:p>0.100926</text:p>
          </table:table-cell>
          <table:table-cell office:value-type="float" office:value="0.100663" calcext:value-type="float">
            <text:p>0.100663</text:p>
          </table:table-cell>
          <table:table-cell office:value-type="float" office:value="0.100475" calcext:value-type="float">
            <text:p>0.100475</text:p>
          </table:table-cell>
          <table:table-cell office:value-type="float" office:value="0.10034" calcext:value-type="float">
            <text:p>0.10034</text:p>
          </table:table-cell>
          <table:table-cell office:value-type="float" office:value="0.100244" calcext:value-type="float">
            <text:p>0.100244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0.100125" calcext:value-type="float">
            <text:p>0.100125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100064" calcext:value-type="float">
            <text:p>0.100064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67981" calcext:value-type="float">
            <text:p>0.567981</text:p>
          </table:table-cell>
          <table:table-cell table:number-columns-repeated="102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26" calcext:value-type="float">
            <text:p>0.999926</text:p>
          </table:table-cell>
          <table:table-cell office:value-type="float" office:value="0.999888" calcext:value-type="float">
            <text:p>0.999888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0.999741" calcext:value-type="float">
            <text:p>0.999741</text:p>
          </table:table-cell>
          <table:table-cell office:value-type="float" office:value="0.999607" calcext:value-type="float">
            <text:p>0.999607</text:p>
          </table:table-cell>
          <table:table-cell office:value-type="float" office:value="0.999403" calcext:value-type="float">
            <text:p>0.999403</text:p>
          </table:table-cell>
          <table:table-cell office:value-type="float" office:value="0.999092" calcext:value-type="float">
            <text:p>0.999092</text:p>
          </table:table-cell>
          <table:table-cell office:value-type="float" office:value="0.998616" calcext:value-type="float">
            <text:p>0.998616</text:p>
          </table:table-cell>
          <table:table-cell office:value-type="float" office:value="0.997886" calcext:value-type="float">
            <text:p>0.997886</text:p>
          </table:table-cell>
          <table:table-cell office:value-type="float" office:value="0.996763" calcext:value-type="float">
            <text:p>0.996763</text:p>
          </table:table-cell>
          <table:table-cell office:value-type="float" office:value="0.995025" calcext:value-type="float">
            <text:p>0.995025</text:p>
          </table:table-cell>
          <table:table-cell office:value-type="float" office:value="0.992324" calcext:value-type="float">
            <text:p>0.992324</text:p>
          </table:table-cell>
          <table:table-cell office:value-type="float" office:value="0.988087" calcext:value-type="float">
            <text:p>0.988087</text:p>
          </table:table-cell>
          <table:table-cell office:value-type="float" office:value="0.981398" calcext:value-type="float">
            <text:p>0.981398</text:p>
          </table:table-cell>
          <table:table-cell office:value-type="float" office:value="0.970764" calcext:value-type="float">
            <text:p>0.970764</text:p>
          </table:table-cell>
          <table:table-cell office:value-type="float" office:value="0.953773" calcext:value-type="float">
            <text:p>0.953773</text:p>
          </table:table-cell>
          <table:table-cell office:value-type="float" office:value="0.926775" calcext:value-type="float">
            <text:p>0.926775</text:p>
          </table:table-cell>
          <table:table-cell office:value-type="float" office:value="0.884503" calcext:value-type="float">
            <text:p>0.884503</text:p>
          </table:table-cell>
          <table:table-cell office:value-type="float" office:value="0.820937" calcext:value-type="float">
            <text:p>0.820937</text:p>
          </table:table-cell>
          <table:table-cell office:value-type="float" office:value="0.731766" calcext:value-type="float">
            <text:p>0.731766</text:p>
          </table:table-cell>
          <table:table-cell office:value-type="float" office:value="0.619697" calcext:value-type="float">
            <text:p>0.619697</text:p>
          </table:table-cell>
          <table:table-cell office:value-type="float" office:value="0.49891" calcext:value-type="float">
            <text:p>0.49891</text:p>
          </table:table-cell>
          <table:table-cell office:value-type="float" office:value="0.388333" calcext:value-type="float">
            <text:p>0.388333</text:p>
          </table:table-cell>
          <table:table-cell office:value-type="float" office:value="0.300028" calcext:value-type="float">
            <text:p>0.300028</text:p>
          </table:table-cell>
          <table:table-cell office:value-type="float" office:value="0.235966" calcext:value-type="float">
            <text:p>0.235966</text:p>
          </table:table-cell>
          <table:table-cell office:value-type="float" office:value="0.192058" calcext:value-type="float">
            <text:p>0.192058</text:p>
          </table:table-cell>
          <table:table-cell office:value-type="float" office:value="0.162715" calcext:value-type="float">
            <text:p>0.162715</text:p>
          </table:table-cell>
          <table:table-cell office:value-type="float" office:value="0.143175" calcext:value-type="float">
            <text:p>0.143175</text:p>
          </table:table-cell>
          <table:table-cell office:value-type="float" office:value="0.130046" calcext:value-type="float">
            <text:p>0.130046</text:p>
          </table:table-cell>
          <table:table-cell office:value-type="float" office:value="0.121102" calcext:value-type="float">
            <text:p>0.121102</text:p>
          </table:table-cell>
          <table:table-cell office:value-type="float" office:value="0.114923" calcext:value-type="float">
            <text:p>0.114923</text:p>
          </table:table-cell>
          <table:table-cell office:value-type="float" office:value="0.110604" calcext:value-type="float">
            <text:p>0.110604</text:p>
          </table:table-cell>
          <table:table-cell office:value-type="float" office:value="0.10756" calcext:value-type="float">
            <text:p>0.10756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03863" calcext:value-type="float">
            <text:p>0.103863</text:p>
          </table:table-cell>
          <table:table-cell office:value-type="float" office:value="0.102765" calcext:value-type="float">
            <text:p>0.102765</text:p>
          </table:table-cell>
          <table:table-cell office:value-type="float" office:value="0.10198" calcext:value-type="float">
            <text:p>0.10198</text:p>
          </table:table-cell>
          <table:table-cell office:value-type="float" office:value="0.101418" calcext:value-type="float">
            <text:p>0.101418</text:p>
          </table:table-cell>
          <table:table-cell office:value-type="float" office:value="0.101016" calcext:value-type="float">
            <text:p>0.101016</text:p>
          </table:table-cell>
          <table:table-cell office:value-type="float" office:value="0.100728" calcext:value-type="float">
            <text:p>0.100728</text:p>
          </table:table-cell>
          <table:table-cell office:value-type="float" office:value="0.100521" calcext:value-type="float">
            <text:p>0.100521</text:p>
          </table:table-cell>
          <table:table-cell office:value-type="float" office:value="0.100373" calcext:value-type="float">
            <text:p>0.100373</text:p>
          </table:table-cell>
          <table:table-cell office:value-type="float" office:value="0.100268" calcext:value-type="float">
            <text:p>0.100268</text:p>
          </table:table-cell>
          <table:table-cell office:value-type="float" office:value="0.100192" calcext:value-type="float">
            <text:p>0.100192</text:p>
          </table:table-cell>
          <table:table-cell office:value-type="float" office:value="0.100137" calcext:value-type="float">
            <text:p>0.100137</text:p>
          </table:table-cell>
          <table:table-cell office:value-type="float" office:value="0.100098" calcext:value-type="float">
            <text:p>0.100098</text:p>
          </table:table-cell>
          <table:table-cell office:value-type="float" office:value="0.10007" calcext:value-type="float">
            <text:p>0.10007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7262" calcext:value-type="float">
            <text:p>0.57262</text:p>
          </table:table-cell>
          <table:table-cell table:number-columns-repeated="103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16" calcext:value-type="float">
            <text:p>0.999916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9807" calcext:value-type="float">
            <text:p>0.999807</text:p>
          </table:table-cell>
          <table:table-cell office:value-type="float" office:value="0.999706" calcext:value-type="float">
            <text:p>0.999706</text:p>
          </table:table-cell>
          <table:table-cell office:value-type="float" office:value="0.999554" calcext:value-type="float">
            <text:p>0.999554</text:p>
          </table:table-cell>
          <table:table-cell office:value-type="float" office:value="0.99932" calcext:value-type="float">
            <text:p>0.99932</text:p>
          </table:table-cell>
          <table:table-cell office:value-type="float" office:value="0.998965" calcext:value-type="float">
            <text:p>0.998965</text:p>
          </table:table-cell>
          <table:table-cell office:value-type="float" office:value="0.998419" calcext:value-type="float">
            <text:p>0.998419</text:p>
          </table:table-cell>
          <table:table-cell office:value-type="float" office:value="0.997582" calcext:value-type="float">
            <text:p>0.997582</text:p>
          </table:table-cell>
          <table:table-cell office:value-type="float" office:value="0.996286" calcext:value-type="float">
            <text:p>0.996286</text:p>
          </table:table-cell>
          <table:table-cell office:value-type="float" office:value="0.994271" calcext:value-type="float">
            <text:p>0.994271</text:p>
          </table:table-cell>
          <table:table-cell office:value-type="float" office:value="0.991118" calcext:value-type="float">
            <text:p>0.991118</text:p>
          </table:table-cell>
          <table:table-cell office:value-type="float" office:value="0.986124" calcext:value-type="float">
            <text:p>0.986124</text:p>
          </table:table-cell>
          <table:table-cell office:value-type="float" office:value="0.978179" calcext:value-type="float">
            <text:p>0.978179</text:p>
          </table:table-cell>
          <table:table-cell office:value-type="float" office:value="0.965399" calcext:value-type="float">
            <text:p>0.965399</text:p>
          </table:table-cell>
          <table:table-cell office:value-type="float" office:value="0.944838" calcext:value-type="float">
            <text:p>0.944838</text:p>
          </table:table-cell>
          <table:table-cell office:value-type="float" office:value="0.911995" calcext:value-type="float">
            <text:p>0.911995</text:p>
          </table:table-cell>
          <table:table-cell office:value-type="float" office:value="0.860778" calcext:value-type="float">
            <text:p>0.860778</text:p>
          </table:table-cell>
          <table:table-cell office:value-type="float" office:value="0.785138" calcext:value-type="float">
            <text:p>0.785138</text:p>
          </table:table-cell>
          <table:table-cell office:value-type="float" office:value="0.682721" calcext:value-type="float">
            <text:p>0.682721</text:p>
          </table:table-cell>
          <table:table-cell office:value-type="float" office:value="0.561731" calcext:value-type="float">
            <text:p>0.561731</text:p>
          </table:table-cell>
          <table:table-cell office:value-type="float" office:value="0.44118" calcext:value-type="float">
            <text:p>0.44118</text:p>
          </table:table-cell>
          <table:table-cell office:value-type="float" office:value="0.338816" calcext:value-type="float">
            <text:p>0.338816</text:p>
          </table:table-cell>
          <table:table-cell office:value-type="float" office:value="0.261877" calcext:value-type="float">
            <text:p>0.261877</text:p>
          </table:table-cell>
          <table:table-cell office:value-type="float" office:value="0.208442" calcext:value-type="float">
            <text:p>0.208442</text:p>
          </table:table-cell>
          <table:table-cell office:value-type="float" office:value="0.172844" calcext:value-type="float">
            <text:p>0.172844</text:p>
          </table:table-cell>
          <table:table-cell office:value-type="float" office:value="0.149446" calcext:value-type="float">
            <text:p>0.149446</text:p>
          </table:table-cell>
          <table:table-cell office:value-type="float" office:value="0.133994" calcext:value-type="float">
            <text:p>0.133994</text:p>
          </table:table-cell>
          <table:table-cell office:value-type="float" office:value="0.123649" calcext:value-type="float">
            <text:p>0.123649</text:p>
          </table:table-cell>
          <table:table-cell office:value-type="float" office:value="0.116609" calcext:value-type="float">
            <text:p>0.116609</text:p>
          </table:table-cell>
          <table:table-cell office:value-type="float" office:value="0.111745" calcext:value-type="float">
            <text:p>0.111745</text:p>
          </table:table-cell>
          <table:table-cell office:value-type="float" office:value="0.108346" calcext:value-type="float">
            <text:p>0.108346</text:p>
          </table:table-cell>
          <table:table-cell office:value-type="float" office:value="0.105949" calcext:value-type="float">
            <text:p>0.105949</text:p>
          </table:table-cell>
          <table:table-cell office:value-type="float" office:value="0.104249" calcext:value-type="float">
            <text:p>0.104249</text:p>
          </table:table-cell>
          <table:table-cell office:value-type="float" office:value="0.103039" calcext:value-type="float">
            <text:p>0.103039</text:p>
          </table:table-cell>
          <table:table-cell office:value-type="float" office:value="0.102175" calcext:value-type="float">
            <text:p>0.102175</text:p>
          </table:table-cell>
          <table:table-cell office:value-type="float" office:value="0.101557" calcext:value-type="float">
            <text:p>0.101557</text:p>
          </table:table-cell>
          <table:table-cell office:value-type="float" office:value="0.101115" calcext:value-type="float">
            <text:p>0.101115</text:p>
          </table:table-cell>
          <table:table-cell office:value-type="float" office:value="0.100799" calcext:value-type="float">
            <text:p>0.100799</text:p>
          </table:table-cell>
          <table:table-cell office:value-type="float" office:value="0.100572" calcext:value-type="float">
            <text:p>0.100572</text:p>
          </table:table-cell>
          <table:table-cell office:value-type="float" office:value="0.10041" calcext:value-type="float">
            <text:p>0.10041</text:p>
          </table:table-cell>
          <table:table-cell office:value-type="float" office:value="0.100294" calcext:value-type="float">
            <text:p>0.100294</text:p>
          </table:table-cell>
          <table:table-cell office:value-type="float" office:value="0.10021" calcext:value-type="float">
            <text:p>0.10021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0.100108" calcext:value-type="float">
            <text:p>0.100108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100055" calcext:value-type="float">
            <text:p>0.100055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7726" calcext:value-type="float">
            <text:p>0.57726</text:p>
          </table:table-cell>
          <table:table-cell table:number-columns-repeated="104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37" calcext:value-type="float">
            <text:p>0.999937</text:p>
          </table:table-cell>
          <table:table-cell office:value-type="float" office:value="0.999905" calcext:value-type="float">
            <text:p>0.999905</text:p>
          </table:table-cell>
          <table:table-cell office:value-type="float" office:value="0.999855" calcext:value-type="float">
            <text:p>0.999855</text:p>
          </table:table-cell>
          <table:table-cell office:value-type="float" office:value="0.99978" calcext:value-type="float">
            <text:p>0.99978</text:p>
          </table:table-cell>
          <table:table-cell office:value-type="float" office:value="0.999666" calcext:value-type="float">
            <text:p>0.999666</text:p>
          </table:table-cell>
          <table:table-cell office:value-type="float" office:value="0.999492" calcext:value-type="float">
            <text:p>0.999492</text:p>
          </table:table-cell>
          <table:table-cell office:value-type="float" office:value="0.999226" calcext:value-type="float">
            <text:p>0.999226</text:p>
          </table:table-cell>
          <table:table-cell office:value-type="float" office:value="0.998819" calcext:value-type="float">
            <text:p>0.998819</text:p>
          </table:table-cell>
          <table:table-cell office:value-type="float" office:value="0.998193" calcext:value-type="float">
            <text:p>0.998193</text:p>
          </table:table-cell>
          <table:table-cell office:value-type="float" office:value="0.997229" calcext:value-type="float">
            <text:p>0.997229</text:p>
          </table:table-cell>
          <table:table-cell office:value-type="float" office:value="0.995726" calcext:value-type="float">
            <text:p>0.995726</text:p>
          </table:table-cell>
          <table:table-cell office:value-type="float" office:value="0.99338" calcext:value-type="float">
            <text:p>0.99338</text:p>
          </table:table-cell>
          <table:table-cell office:value-type="float" office:value="0.989667" calcext:value-type="float">
            <text:p>0.989667</text:p>
          </table:table-cell>
          <table:table-cell office:value-type="float" office:value="0.983745" calcext:value-type="float">
            <text:p>0.983745</text:p>
          </table:table-cell>
          <table:table-cell office:value-type="float" office:value="0.974211" calcext:value-type="float">
            <text:p>0.974211</text:p>
          </table:table-cell>
          <table:table-cell office:value-type="float" office:value="0.958713" calcext:value-type="float">
            <text:p>0.958713</text:p>
          </table:table-cell>
          <table:table-cell office:value-type="float" office:value="0.933625" calcext:value-type="float">
            <text:p>0.933625</text:p>
          </table:table-cell>
          <table:table-cell office:value-type="float" office:value="0.893432" calcext:value-type="float">
            <text:p>0.893432</text:p>
          </table:table-cell>
          <table:table-cell office:value-type="float" office:value="0.83146" calcext:value-type="float">
            <text:p>0.83146</text:p>
          </table:table-cell>
          <table:table-cell office:value-type="float" office:value="0.742252" calcext:value-type="float">
            <text:p>0.742252</text:p>
          </table:table-cell>
          <table:table-cell office:value-type="float" office:value="0.627272" calcext:value-type="float">
            <text:p>0.627272</text:p>
          </table:table-cell>
          <table:table-cell office:value-type="float" office:value="0.501338" calcext:value-type="float">
            <text:p>0.501338</text:p>
          </table:table-cell>
          <table:table-cell office:value-type="float" office:value="0.385792" calcext:value-type="float">
            <text:p>0.385792</text:p>
          </table:table-cell>
          <table:table-cell office:value-type="float" office:value="0.294416" calcext:value-type="float">
            <text:p>0.294416</text:p>
          </table:table-cell>
          <table:table-cell office:value-type="float" office:value="0.229314" calcext:value-type="float">
            <text:p>0.229314</text:p>
          </table:table-cell>
          <table:table-cell office:value-type="float" office:value="0.18571" calcext:value-type="float">
            <text:p>0.18571</text:p>
          </table:table-cell>
          <table:table-cell office:value-type="float" office:value="0.157293" calcext:value-type="float">
            <text:p>0.157293</text:p>
          </table:table-cell>
          <table:table-cell office:value-type="float" office:value="0.13883" calcext:value-type="float">
            <text:p>0.13883</text:p>
          </table:table-cell>
          <table:table-cell office:value-type="float" office:value="0.126696" calcext:value-type="float">
            <text:p>0.126696</text:p>
          </table:table-cell>
          <table:table-cell office:value-type="float" office:value="0.118581" calcext:value-type="float">
            <text:p>0.118581</text:p>
          </table:table-cell>
          <table:table-cell office:value-type="float" office:value="0.113056" calcext:value-type="float">
            <text:p>0.113056</text:p>
          </table:table-cell>
          <table:table-cell office:value-type="float" office:value="0.109236" calcext:value-type="float">
            <text:p>0.109236</text:p>
          </table:table-cell>
          <table:table-cell office:value-type="float" office:value="0.106564" calcext:value-type="float">
            <text:p>0.106564</text:p>
          </table:table-cell>
          <table:table-cell office:value-type="float" office:value="0.104679" calcext:value-type="float">
            <text:p>0.104679</text:p>
          </table:table-cell>
          <table:table-cell office:value-type="float" office:value="0.103342" calcext:value-type="float">
            <text:p>0.103342</text:p>
          </table:table-cell>
          <table:table-cell office:value-type="float" office:value="0.10239" calcext:value-type="float">
            <text:p>0.10239</text:p>
          </table:table-cell>
          <table:table-cell office:value-type="float" office:value="0.10171" calcext:value-type="float">
            <text:p>0.10171</text:p>
          </table:table-cell>
          <table:table-cell office:value-type="float" office:value="0.101224" calcext:value-type="float">
            <text:p>0.101224</text:p>
          </table:table-cell>
          <table:table-cell office:value-type="float" office:value="0.100877" calcext:value-type="float">
            <text:p>0.100877</text:p>
          </table:table-cell>
          <table:table-cell office:value-type="float" office:value="0.100628" calcext:value-type="float">
            <text:p>0.100628</text:p>
          </table:table-cell>
          <table:table-cell office:value-type="float" office:value="0.10045" calcext:value-type="float">
            <text:p>0.10045</text:p>
          </table:table-cell>
          <table:table-cell office:value-type="float" office:value="0.100322" calcext:value-type="float">
            <text:p>0.100322</text:p>
          </table:table-cell>
          <table:table-cell office:value-type="float" office:value="0.100231" calcext:value-type="float">
            <text:p>0.100231</text:p>
          </table:table-cell>
          <table:table-cell office:value-type="float" office:value="0.100165" calcext:value-type="float">
            <text:p>0.100165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0.100061" calcext:value-type="float">
            <text:p>0.100061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81899" calcext:value-type="float">
            <text:p>0.581899</text:p>
          </table:table-cell>
          <table:table-cell table:number-columns-repeated="105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892" calcext:value-type="float">
            <text:p>0.999892</text:p>
          </table:table-cell>
          <table:table-cell office:value-type="float" office:value="0.999835" calcext:value-type="float">
            <text:p>0.999835</text:p>
          </table:table-cell>
          <table:table-cell office:value-type="float" office:value="0.99975" calcext:value-type="float">
            <text:p>0.99975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999421" calcext:value-type="float">
            <text:p>0.999421</text:p>
          </table:table-cell>
          <table:table-cell office:value-type="float" office:value="0.999118" calcext:value-type="float">
            <text:p>0.999118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.997931" calcext:value-type="float">
            <text:p>0.997931</text:p>
          </table:table-cell>
          <table:table-cell office:value-type="float" office:value="0.996814" calcext:value-type="float">
            <text:p>0.996814</text:p>
          </table:table-cell>
          <table:table-cell office:value-type="float" office:value="0.995066" calcext:value-type="float">
            <text:p>0.995066</text:p>
          </table:table-cell>
          <table:table-cell office:value-type="float" office:value="0.992314" calcext:value-type="float">
            <text:p>0.992314</text:p>
          </table:table-cell>
          <table:table-cell office:value-type="float" office:value="0.987909" calcext:value-type="float">
            <text:p>0.987909</text:p>
          </table:table-cell>
          <table:table-cell office:value-type="float" office:value="0.980826" calcext:value-type="float">
            <text:p>0.980826</text:p>
          </table:table-cell>
          <table:table-cell office:value-type="float" office:value="0.969257" calcext:value-type="float">
            <text:p>0.969257</text:p>
          </table:table-cell>
          <table:table-cell office:value-type="float" office:value="0.95031" calcext:value-type="float">
            <text:p>0.95031</text:p>
          </table:table-cell>
          <table:table-cell office:value-type="float" office:value="0.919442" calcext:value-type="float">
            <text:p>0.919442</text:p>
          </table:table-cell>
          <table:table-cell office:value-type="float" office:value="0.870135" calcext:value-type="float">
            <text:p>0.870135</text:p>
          </table:table-cell>
          <table:table-cell office:value-type="float" office:value="0.795533" calcext:value-type="float">
            <text:p>0.795533</text:p>
          </table:table-cell>
          <table:table-cell office:value-type="float" office:value="0.691928" calcext:value-type="float">
            <text:p>0.691928</text:p>
          </table:table-cell>
          <table:table-cell office:value-type="float" office:value="0.566888" calcext:value-type="float">
            <text:p>0.566888</text:p>
          </table:table-cell>
          <table:table-cell office:value-type="float" office:value="0.441139" calcext:value-type="float">
            <text:p>0.441139</text:p>
          </table:table-cell>
          <table:table-cell office:value-type="float" office:value="0.334763" calcext:value-type="float">
            <text:p>0.334763</text:p>
          </table:table-cell>
          <table:table-cell office:value-type="float" office:value="0.255889" calcext:value-type="float">
            <text:p>0.255889</text:p>
          </table:table-cell>
          <table:table-cell office:value-type="float" office:value="0.202198" calcext:value-type="float">
            <text:p>0.202198</text:p>
          </table:table-cell>
          <table:table-cell office:value-type="float" office:value="0.167263" calcext:value-type="float">
            <text:p>0.167263</text:p>
          </table:table-cell>
          <table:table-cell office:value-type="float" office:value="0.144859" calcext:value-type="float">
            <text:p>0.144859</text:p>
          </table:table-cell>
          <table:table-cell office:value-type="float" office:value="0.130406" calcext:value-type="float">
            <text:p>0.130406</text:p>
          </table:table-cell>
          <table:table-cell office:value-type="float" office:value="0.120926" calcext:value-type="float">
            <text:p>0.120926</text:p>
          </table:table-cell>
          <table:table-cell office:value-type="float" office:value="0.114581" calcext:value-type="float">
            <text:p>0.114581</text:p>
          </table:table-cell>
          <table:table-cell office:value-type="float" office:value="0.110254" calcext:value-type="float">
            <text:p>0.110254</text:p>
          </table:table-cell>
          <table:table-cell office:value-type="float" office:value="0.107258" calcext:value-type="float">
            <text:p>0.107258</text:p>
          </table:table-cell>
          <table:table-cell office:value-type="float" office:value="0.10516" calcext:value-type="float">
            <text:p>0.10516</text:p>
          </table:table-cell>
          <table:table-cell office:value-type="float" office:value="0.103679" calcext:value-type="float">
            <text:p>0.103679</text:p>
          </table:table-cell>
          <table:table-cell office:value-type="float" office:value="0.102628" calcext:value-type="float">
            <text:p>0.102628</text:p>
          </table:table-cell>
          <table:table-cell office:value-type="float" office:value="0.101879" calcext:value-type="float">
            <text:p>0.101879</text:p>
          </table:table-cell>
          <table:table-cell office:value-type="float" office:value="0.101345" calcext:value-type="float">
            <text:p>0.101345</text:p>
          </table:table-cell>
          <table:table-cell office:value-type="float" office:value="0.100963" calcext:value-type="float">
            <text:p>0.100963</text:p>
          </table:table-cell>
          <table:table-cell office:value-type="float" office:value="0.100689" calcext:value-type="float">
            <text:p>0.100689</text:p>
          </table:table-cell>
          <table:table-cell office:value-type="float" office:value="0.100494" calcext:value-type="float">
            <text:p>0.100494</text:p>
          </table:table-cell>
          <table:table-cell office:value-type="float" office:value="0.100354" calcext:value-type="float">
            <text:p>0.100354</text:p>
          </table:table-cell>
          <table:table-cell office:value-type="float" office:value="0.100253" calcext:value-type="float">
            <text:p>0.100253</text:p>
          </table:table-cell>
          <table:table-cell office:value-type="float" office:value="0.100181" calcext:value-type="float">
            <text:p>0.100181</text:p>
          </table:table-cell>
          <table:table-cell office:value-type="float" office:value="0.10013" calcext:value-type="float">
            <text:p>0.10013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67" calcext:value-type="float">
            <text:p>0.10006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86539" calcext:value-type="float">
            <text:p>0.586539</text:p>
          </table:table-cell>
          <table:table-cell table:number-columns-repeated="105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19" calcext:value-type="float">
            <text:p>0.999919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567" calcext:value-type="float">
            <text:p>0.999567</text:p>
          </table:table-cell>
          <table:table-cell office:value-type="float" office:value="0.99934" calcext:value-type="float">
            <text:p>0.99934</text:p>
          </table:table-cell>
          <table:table-cell office:value-type="float" office:value="0.998992" calcext:value-type="float">
            <text:p>0.998992</text:p>
          </table:table-cell>
          <table:table-cell office:value-type="float" office:value="0.998454" calcext:value-type="float">
            <text:p>0.998454</text:p>
          </table:table-cell>
          <table:table-cell office:value-type="float" office:value="0.997626" calcext:value-type="float">
            <text:p>0.997626</text:p>
          </table:table-cell>
          <table:table-cell office:value-type="float" office:value="0.996323" calcext:value-type="float">
            <text:p>0.996323</text:p>
          </table:table-cell>
          <table:table-cell office:value-type="float" office:value="0.994282" calcext:value-type="float">
            <text:p>0.994282</text:p>
          </table:table-cell>
          <table:table-cell office:value-type="float" office:value="0.991021" calcext:value-type="float">
            <text:p>0.991021</text:p>
          </table:table-cell>
          <table:table-cell office:value-type="float" office:value="0.98576" calcext:value-type="float">
            <text:p>0.98576</text:p>
          </table:table-cell>
          <table:table-cell office:value-type="float" office:value="0.977192" calcext:value-type="float">
            <text:p>0.977192</text:p>
          </table:table-cell>
          <table:table-cell office:value-type="float" office:value="0.963014" calcext:value-type="float">
            <text:p>0.963014</text:p>
          </table:table-cell>
          <table:table-cell office:value-type="float" office:value="0.939659" calcext:value-type="float">
            <text:p>0.939659</text:p>
          </table:table-cell>
          <table:table-cell office:value-type="float" office:value="0.901421" calcext:value-type="float">
            <text:p>0.901421</text:p>
          </table:table-cell>
          <table:table-cell office:value-type="float" office:value="0.841061" calcext:value-type="float">
            <text:p>0.841061</text:p>
          </table:table-cell>
          <table:table-cell office:value-type="float" office:value="0.752095" calcext:value-type="float">
            <text:p>0.752095</text:p>
          </table:table-cell>
          <table:table-cell office:value-type="float" office:value="0.634654" calcext:value-type="float">
            <text:p>0.634654</text:p>
          </table:table-cell>
          <table:table-cell office:value-type="float" office:value="0.503974" calcext:value-type="float">
            <text:p>0.503974</text:p>
          </table:table-cell>
          <table:table-cell office:value-type="float" office:value="0.383748" calcext:value-type="float">
            <text:p>0.383748</text:p>
          </table:table-cell>
          <table:table-cell office:value-type="float" office:value="0.289478" calcext:value-type="float">
            <text:p>0.289478</text:p>
          </table:table-cell>
          <table:table-cell office:value-type="float" office:value="0.223404" calcext:value-type="float">
            <text:p>0.223404</text:p>
          </table:table-cell>
          <table:table-cell office:value-type="float" office:value="0.180078" calcext:value-type="float">
            <text:p>0.180078</text:p>
          </table:table-cell>
          <table:table-cell office:value-type="float" office:value="0.152504" calcext:value-type="float">
            <text:p>0.152504</text:p>
          </table:table-cell>
          <table:table-cell office:value-type="float" office:value="0.13501" calcext:value-type="float">
            <text:p>0.13501</text:p>
          </table:table-cell>
          <table:table-cell office:value-type="float" office:value="0.123764" calcext:value-type="float">
            <text:p>0.123764</text:p>
          </table:table-cell>
          <table:table-cell office:value-type="float" office:value="0.116383" calcext:value-type="float">
            <text:p>0.116383</text:p>
          </table:table-cell>
          <table:table-cell office:value-type="float" office:value="0.111433" calcext:value-type="float">
            <text:p>0.111433</text:p>
          </table:table-cell>
          <table:table-cell office:value-type="float" office:value="0.108049" calcext:value-type="float">
            <text:p>0.108049</text:p>
          </table:table-cell>
          <table:table-cell office:value-type="float" office:value="0.105701" calcext:value-type="float">
            <text:p>0.105701</text:p>
          </table:table-cell>
          <table:table-cell office:value-type="float" office:value="0.104055" calcext:value-type="float">
            <text:p>0.104055</text:p>
          </table:table-cell>
          <table:table-cell office:value-type="float" office:value="0.102892" calcext:value-type="float">
            <text:p>0.102892</text:p>
          </table:table-cell>
          <table:table-cell office:value-type="float" office:value="0.102066" calcext:value-type="float">
            <text:p>0.102066</text:p>
          </table:table-cell>
          <table:table-cell office:value-type="float" office:value="0.101477" calcext:value-type="float">
            <text:p>0.101477</text:p>
          </table:table-cell>
          <table:table-cell office:value-type="float" office:value="0.101057" calcext:value-type="float">
            <text:p>0.101057</text:p>
          </table:table-cell>
          <table:table-cell office:value-type="float" office:value="0.100757" calcext:value-type="float">
            <text:p>0.100757</text:p>
          </table:table-cell>
          <table:table-cell office:value-type="float" office:value="0.100542" calcext:value-type="float">
            <text:p>0.100542</text:p>
          </table:table-cell>
          <table:table-cell office:value-type="float" office:value="0.100388" calcext:value-type="float">
            <text:p>0.100388</text:p>
          </table:table-cell>
          <table:table-cell office:value-type="float" office:value="0.100278" calcext:value-type="float">
            <text:p>0.100278</text:p>
          </table:table-cell>
          <table:table-cell office:value-type="float" office:value="0.100199" calcext:value-type="float">
            <text:p>0.100199</text:p>
          </table:table-cell>
          <table:table-cell office:value-type="float" office:value="0.100143" calcext:value-type="float">
            <text:p>0.100143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100073" calcext:value-type="float">
            <text:p>0.100073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91179" calcext:value-type="float">
            <text:p>0.591179</text:p>
          </table:table-cell>
          <table:table-cell table:number-columns-repeated="106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39" calcext:value-type="float">
            <text:p>0.999939</text:p>
          </table:table-cell>
          <table:table-cell office:value-type="float" office:value="0.999908" calcext:value-type="float">
            <text:p>0.999908</text:p>
          </table:table-cell>
          <table:table-cell office:value-type="float" office:value="0.99986" calcext:value-type="float">
            <text:p>0.99986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999677" calcext:value-type="float">
            <text:p>0.999677</text:p>
          </table:table-cell>
          <table:table-cell office:value-type="float" office:value="0.999506" calcext:value-type="float">
            <text:p>0.999506</text:p>
          </table:table-cell>
          <table:table-cell office:value-type="float" office:value="0.999248" calcext:value-type="float">
            <text:p>0.999248</text:p>
          </table:table-cell>
          <table:table-cell office:value-type="float" office:value="0.998846" calcext:value-type="float">
            <text:p>0.998846</text:p>
          </table:table-cell>
          <table:table-cell office:value-type="float" office:value="0.998229" calcext:value-type="float">
            <text:p>0.998229</text:p>
          </table:table-cell>
          <table:table-cell office:value-type="float" office:value="0.997264" calcext:value-type="float">
            <text:p>0.997264</text:p>
          </table:table-cell>
          <table:table-cell office:value-type="float" office:value="0.995743" calcext:value-type="float">
            <text:p>0.995743</text:p>
          </table:table-cell>
          <table:table-cell office:value-type="float" office:value="0.993338" calcext:value-type="float">
            <text:p>0.993338</text:p>
          </table:table-cell>
          <table:table-cell office:value-type="float" office:value="0.989438" calcext:value-type="float">
            <text:p>0.989438</text:p>
          </table:table-cell>
          <table:table-cell office:value-type="float" office:value="0.983105" calcext:value-type="float">
            <text:p>0.983105</text:p>
          </table:table-cell>
          <table:table-cell office:value-type="float" office:value="0.972601" calcext:value-type="float">
            <text:p>0.972601</text:p>
          </table:table-cell>
          <table:table-cell office:value-type="float" office:value="0.955092" calcext:value-type="float">
            <text:p>0.955092</text:p>
          </table:table-cell>
          <table:table-cell office:value-type="float" office:value="0.92604" calcext:value-type="float">
            <text:p>0.92604</text:p>
          </table:table-cell>
          <table:table-cell office:value-type="float" office:value="0.878562" calcext:value-type="float">
            <text:p>0.878562</text:p>
          </table:table-cell>
          <table:table-cell office:value-type="float" office:value="0.805114" calcext:value-type="float">
            <text:p>0.805114</text:p>
          </table:table-cell>
          <table:table-cell office:value-type="float" office:value="0.700694" calcext:value-type="float">
            <text:p>0.700694</text:p>
          </table:table-cell>
          <table:table-cell office:value-type="float" office:value="0.57205" calcext:value-type="float">
            <text:p>0.57205</text:p>
          </table:table-cell>
          <table:table-cell office:value-type="float" office:value="0.441458" calcext:value-type="float">
            <text:p>0.441458</text:p>
          </table:table-cell>
          <table:table-cell office:value-type="float" office:value="0.331306" calcext:value-type="float">
            <text:p>0.331306</text:p>
          </table:table-cell>
          <table:table-cell office:value-type="float" office:value="0.250612" calcext:value-type="float">
            <text:p>0.250612</text:p>
          </table:table-cell>
          <table:table-cell office:value-type="float" office:value="0.196673" calcext:value-type="float">
            <text:p>0.196673</text:p>
          </table:table-cell>
          <table:table-cell office:value-type="float" office:value="0.162336" calcext:value-type="float">
            <text:p>0.162336</text:p>
          </table:table-cell>
          <table:table-cell office:value-type="float" office:value="0.140826" calcext:value-type="float">
            <text:p>0.140826</text:p>
          </table:table-cell>
          <table:table-cell office:value-type="float" office:value="0.127265" calcext:value-type="float">
            <text:p>0.127265</text:p>
          </table:table-cell>
          <table:table-cell office:value-type="float" office:value="0.11855" calcext:value-type="float">
            <text:p>0.11855</text:p>
          </table:table-cell>
          <table:table-cell office:value-type="float" office:value="0.112817" calcext:value-type="float">
            <text:p>0.112817</text:p>
          </table:table-cell>
          <table:table-cell office:value-type="float" office:value="0.10896" calcext:value-type="float">
            <text:p>0.10896</text:p>
          </table:table-cell>
          <table:table-cell office:value-type="float" office:value="0.106316" calcext:value-type="float">
            <text:p>0.106316</text:p>
          </table:table-cell>
          <table:table-cell office:value-type="float" office:value="0.104477" calcext:value-type="float">
            <text:p>0.104477</text:p>
          </table:table-cell>
          <table:table-cell office:value-type="float" office:value="0.103186" calcext:value-type="float">
            <text:p>0.103186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0.101624" calcext:value-type="float">
            <text:p>0.101624</text:p>
          </table:table-cell>
          <table:table-cell office:value-type="float" office:value="0.101161" calcext:value-type="float">
            <text:p>0.101161</text:p>
          </table:table-cell>
          <table:table-cell office:value-type="float" office:value="0.100831" calcext:value-type="float">
            <text:p>0.100831</text:p>
          </table:table-cell>
          <table:table-cell office:value-type="float" office:value="0.100595" calcext:value-type="float">
            <text:p>0.100595</text:p>
          </table:table-cell>
          <table:table-cell office:value-type="float" office:value="0.100426" calcext:value-type="float">
            <text:p>0.100426</text:p>
          </table:table-cell>
          <table:table-cell office:value-type="float" office:value="0.100305" calcext:value-type="float">
            <text:p>0.100305</text:p>
          </table:table-cell>
          <table:table-cell office:value-type="float" office:value="0.100219" calcext:value-type="float">
            <text:p>0.100219</text:p>
          </table:table-cell>
          <table:table-cell office:value-type="float" office:value="0.100157" calcext:value-type="float">
            <text:p>0.100157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95818" calcext:value-type="float">
            <text:p>0.595818</text:p>
          </table:table-cell>
          <table:table-cell table:number-columns-repeated="107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31" calcext:value-type="float">
            <text:p>0.999931</text:p>
          </table:table-cell>
          <table:table-cell office:value-type="float" office:value="0.999895" calcext:value-type="float">
            <text:p>0.999895</text:p>
          </table:table-cell>
          <table:table-cell office:value-type="float" office:value="0.999841" calcext:value-type="float">
            <text:p>0.999841</text:p>
          </table:table-cell>
          <table:table-cell office:value-type="float" office:value="0.999758" calcext:value-type="float">
            <text:p>0.999758</text:p>
          </table:table-cell>
          <table:table-cell office:value-type="float" office:value="0.999631" calcext:value-type="float">
            <text:p>0.999631</text:p>
          </table:table-cell>
          <table:table-cell office:value-type="float" office:value="0.999437" calcext:value-type="float">
            <text:p>0.999437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998676" calcext:value-type="float">
            <text:p>0.998676</text:p>
          </table:table-cell>
          <table:table-cell office:value-type="float" office:value="0.997964" calcext:value-type="float">
            <text:p>0.997964</text:p>
          </table:table-cell>
          <table:table-cell office:value-type="float" office:value="0.996832" calcext:value-type="float">
            <text:p>0.996832</text:p>
          </table:table-cell>
          <table:table-cell office:value-type="float" office:value="0.995052" calcext:value-type="float">
            <text:p>0.995052</text:p>
          </table:table-cell>
          <table:table-cell office:value-type="float" office:value="0.992181" calcext:value-type="float">
            <text:p>0.992181</text:p>
          </table:table-cell>
          <table:table-cell office:value-type="float" office:value="0.98749" calcext:value-type="float">
            <text:p>0.98749</text:p>
          </table:table-cell>
          <table:table-cell office:value-type="float" office:value="0.979766" calcext:value-type="float">
            <text:p>0.979766</text:p>
          </table:table-cell>
          <table:table-cell office:value-type="float" office:value="0.966752" calcext:value-type="float">
            <text:p>0.966752</text:p>
          </table:table-cell>
          <table:table-cell office:value-type="float" office:value="0.944958" calcext:value-type="float">
            <text:p>0.944958</text:p>
          </table:table-cell>
          <table:table-cell office:value-type="float" office:value="0.908541" calcext:value-type="float">
            <text:p>0.908541</text:p>
          </table:table-cell>
          <table:table-cell office:value-type="float" office:value="0.849775" calcext:value-type="float">
            <text:p>0.849775</text:p>
          </table:table-cell>
          <table:table-cell office:value-type="float" office:value="0.76128" calcext:value-type="float">
            <text:p>0.76128</text:p>
          </table:table-cell>
          <table:table-cell office:value-type="float" office:value="0.641805" calcext:value-type="float">
            <text:p>0.641805</text:p>
          </table:table-cell>
          <table:table-cell office:value-type="float" office:value="0.506797" calcext:value-type="float">
            <text:p>0.506797</text:p>
          </table:table-cell>
          <table:table-cell office:value-type="float" office:value="0.382193" calcext:value-type="float">
            <text:p>0.382193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218203" calcext:value-type="float">
            <text:p>0.218203</text:p>
          </table:table-cell>
          <table:table-cell office:value-type="float" office:value="0.175116" calcext:value-type="float">
            <text:p>0.175116</text:p>
          </table:table-cell>
          <table:table-cell office:value-type="float" office:value="0.148295" calcext:value-type="float">
            <text:p>0.148295</text:p>
          </table:table-cell>
          <table:table-cell office:value-type="float" office:value="0.131665" calcext:value-type="float">
            <text:p>0.131665</text:p>
          </table:table-cell>
          <table:table-cell office:value-type="float" office:value="0.121205" calcext:value-type="float">
            <text:p>0.121205</text:p>
          </table:table-cell>
          <table:table-cell office:value-type="float" office:value="0.11447" calcext:value-type="float">
            <text:p>0.11447</text:p>
          </table:table-cell>
          <table:table-cell office:value-type="float" office:value="0.110023" calcext:value-type="float">
            <text:p>0.110023</text:p>
          </table:table-cell>
          <table:table-cell office:value-type="float" office:value="0.10702" calcext:value-type="float">
            <text:p>0.10702</text:p>
          </table:table-cell>
          <table:table-cell office:value-type="float" office:value="0.104954" calcext:value-type="float">
            <text:p>0.104954</text:p>
          </table:table-cell>
          <table:table-cell office:value-type="float" office:value="0.103515" calcext:value-type="float">
            <text:p>0.103515</text:p>
          </table:table-cell>
          <table:table-cell office:value-type="float" office:value="0.102503" calcext:value-type="float">
            <text:p>0.102503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101276" calcext:value-type="float">
            <text:p>0.101276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100653" calcext:value-type="float">
            <text:p>0.100653</text:p>
          </table:table-cell>
          <table:table-cell office:value-type="float" office:value="0.100468" calcext:value-type="float">
            <text:p>0.100468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10024" calcext:value-type="float">
            <text:p>0.10024</text:p>
          </table:table-cell>
          <table:table-cell office:value-type="float" office:value="0.100172" calcext:value-type="float">
            <text:p>0.100172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100088" calcext:value-type="float">
            <text:p>0.100088</text:p>
          </table:table-cell>
          <table:table-cell office:value-type="float" office:value="0.100063" calcext:value-type="float">
            <text:p>0.100063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99795" calcext:value-type="float">
            <text:p>0.599795</text:p>
          </table:table-cell>
          <table:table-cell table:number-columns-repeated="10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6" calcext:value-type="float">
            <text:p>0.999946</text:p>
          </table:table-cell>
          <table:table-cell office:value-type="float" office:value="0.999919" calcext:value-type="float">
            <text:p>0.999919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0.999561" calcext:value-type="float">
            <text:p>0.999561</text:p>
          </table:table-cell>
          <table:table-cell office:value-type="float" office:value="0.999331" calcext:value-type="float">
            <text:p>0.999331</text:p>
          </table:table-cell>
          <table:table-cell office:value-type="float" office:value="0.99897" calcext:value-type="float">
            <text:p>0.99897</text:p>
          </table:table-cell>
          <table:table-cell office:value-type="float" office:value="0.998417" calcext:value-type="float">
            <text:p>0.998417</text:p>
          </table:table-cell>
          <table:table-cell office:value-type="float" office:value="0.997545" calcext:value-type="float">
            <text:p>0.997545</text:p>
          </table:table-cell>
          <table:table-cell office:value-type="float" office:value="0.996161" calcext:value-type="float">
            <text:p>0.996161</text:p>
          </table:table-cell>
          <table:table-cell office:value-type="float" office:value="0.99396" calcext:value-type="float">
            <text:p>0.99396</text:p>
          </table:table-cell>
          <table:table-cell office:value-type="float" office:value="0.99034" calcext:value-type="float">
            <text:p>0.99034</text:p>
          </table:table-cell>
          <table:table-cell office:value-type="float" office:value="0.984403" calcext:value-type="float">
            <text:p>0.984403</text:p>
          </table:table-cell>
          <table:table-cell office:value-type="float" office:value="0.974399" calcext:value-type="float">
            <text:p>0.974399</text:p>
          </table:table-cell>
          <table:table-cell office:value-type="float" office:value="0.95746" calcext:value-type="float">
            <text:p>0.95746</text:p>
          </table:table-cell>
          <table:table-cell office:value-type="float" office:value="0.928903" calcext:value-type="float">
            <text:p>0.928903</text:p>
          </table:table-cell>
          <table:table-cell office:value-type="float" office:value="0.881413" calcext:value-type="float">
            <text:p>0.881413</text:p>
          </table:table-cell>
          <table:table-cell office:value-type="float" office:value="0.806918" calcext:value-type="float">
            <text:p>0.806918</text:p>
          </table:table-cell>
          <table:table-cell office:value-type="float" office:value="0.699707" calcext:value-type="float">
            <text:p>0.699707</text:p>
          </table:table-cell>
          <table:table-cell office:value-type="float" office:value="0.566959" calcext:value-type="float">
            <text:p>0.566959</text:p>
          </table:table-cell>
          <table:table-cell office:value-type="float" office:value="0.433039" calcext:value-type="float">
            <text:p>0.433039</text:p>
          </table:table-cell>
          <table:table-cell office:value-type="float" office:value="0.321686" calcext:value-type="float">
            <text:p>0.321686</text:p>
          </table:table-cell>
          <table:table-cell office:value-type="float" office:value="0.241604" calcext:value-type="float">
            <text:p>0.241604</text:p>
          </table:table-cell>
          <table:table-cell office:value-type="float" office:value="0.189153" calcext:value-type="float">
            <text:p>0.189153</text:p>
          </table:table-cell>
          <table:table-cell office:value-type="float" office:value="0.156459" calcext:value-type="float">
            <text:p>0.156459</text:p>
          </table:table-cell>
          <table:table-cell office:value-type="float" office:value="0.136401" calcext:value-type="float">
            <text:p>0.13640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0.11109" calcext:value-type="float">
            <text:p>0.11109</text:p>
          </table:table-cell>
          <table:table-cell office:value-type="float" office:value="0.107712" calcext:value-type="float">
            <text:p>0.107712</text:p>
          </table:table-cell>
          <table:table-cell office:value-type="float" office:value="0.105417" calcext:value-type="float">
            <text:p>0.105417</text:p>
          </table:table-cell>
          <table:table-cell office:value-type="float" office:value="0.10383" calcext:value-type="float">
            <text:p>0.10383</text:p>
          </table:table-cell>
          <table:table-cell office:value-type="float" office:value="0.102721" calcext:value-type="float">
            <text:p>0.102721</text:p>
          </table:table-cell>
          <table:table-cell office:value-type="float" office:value="0.101939" calcext:value-type="float">
            <text:p>0.101939</text:p>
          </table:table-cell>
          <table:table-cell office:value-type="float" office:value="0.101384" calcext:value-type="float">
            <text:p>0.101384</text:p>
          </table:table-cell>
          <table:table-cell office:value-type="float" office:value="0.100989" calcext:value-type="float">
            <text:p>0.100989</text:p>
          </table:table-cell>
          <table:table-cell office:value-type="float" office:value="0.100708" calcext:value-type="float">
            <text:p>0.100708</text:p>
          </table:table-cell>
          <table:table-cell office:value-type="float" office:value="0.100507" calcext:value-type="float">
            <text:p>0.100507</text:p>
          </table:table-cell>
          <table:table-cell office:value-type="float" office:value="0.100363" calcext:value-type="float">
            <text:p>0.100363</text:p>
          </table:table-cell>
          <table:table-cell office:value-type="float" office:value="0.10026" calcext:value-type="float">
            <text:p>0.10026</text:p>
          </table:table-cell>
          <table:table-cell office:value-type="float" office:value="0.100186" calcext:value-type="float">
            <text:p>0.100186</text:p>
          </table:table-cell>
          <table:table-cell office:value-type="float" office:value="0.100133" calcext:value-type="float">
            <text:p>0.100133</text:p>
          </table:table-cell>
          <table:table-cell office:value-type="float" office:value="0.100095" calcext:value-type="float">
            <text:p>0.100095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03771" calcext:value-type="float">
            <text:p>0.603771</text:p>
          </table:table-cell>
          <table:table-cell table:number-columns-repeated="108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36" calcext:value-type="float">
            <text:p>0.999936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0.999852" calcext:value-type="float">
            <text:p>0.999852</text:p>
          </table:table-cell>
          <table:table-cell office:value-type="float" office:value="0.999777" calcext:value-type="float">
            <text:p>0.999777</text:p>
          </table:table-cell>
          <table:table-cell office:value-type="float" office:value="0.999658" calcext:value-type="float">
            <text:p>0.999658</text:p>
          </table:table-cell>
          <table:table-cell office:value-type="float" office:value="0.999479" calcext:value-type="float">
            <text:p>0.999479</text:p>
          </table:table-cell>
          <table:table-cell office:value-type="float" office:value="0.999201" calcext:value-type="float">
            <text:p>0.999201</text:p>
          </table:table-cell>
          <table:table-cell office:value-type="float" office:value="0.998767" calcext:value-type="float">
            <text:p>0.998767</text:p>
          </table:table-cell>
          <table:table-cell office:value-type="float" office:value="0.998098" calcext:value-type="float">
            <text:p>0.998098</text:p>
          </table:table-cell>
          <table:table-cell office:value-type="float" office:value="0.997023" calcext:value-type="float">
            <text:p>0.997023</text:p>
          </table:table-cell>
          <table:table-cell office:value-type="float" office:value="0.995328" calcext:value-type="float">
            <text:p>0.995328</text:p>
          </table:table-cell>
          <table:table-cell office:value-type="float" office:value="0.992553" calcext:value-type="float">
            <text:p>0.992553</text:p>
          </table:table-cell>
          <table:table-cell office:value-type="float" office:value="0.987974" calcext:value-type="float">
            <text:p>0.987974</text:p>
          </table:table-cell>
          <table:table-cell office:value-type="float" office:value="0.98033" calcext:value-type="float">
            <text:p>0.98033</text:p>
          </table:table-cell>
          <table:table-cell office:value-type="float" office:value="0.96724" calcext:value-type="float">
            <text:p>0.96724</text:p>
          </table:table-cell>
          <table:table-cell office:value-type="float" office:value="0.945037" calcext:value-type="float">
            <text:p>0.945037</text:p>
          </table:table-cell>
          <table:table-cell office:value-type="float" office:value="0.907375" calcext:value-type="float">
            <text:p>0.907375</text:p>
          </table:table-cell>
          <table:table-cell office:value-type="float" office:value="0.846049" calcext:value-type="float">
            <text:p>0.846049</text:p>
          </table:table-cell>
          <table:table-cell office:value-type="float" office:value="0.753249" calcext:value-type="float">
            <text:p>0.753249</text:p>
          </table:table-cell>
          <table:table-cell office:value-type="float" office:value="0.628414" calcext:value-type="float">
            <text:p>0.628414</text:p>
          </table:table-cell>
          <table:table-cell office:value-type="float" office:value="0.489799" calcext:value-type="float">
            <text:p>0.489799</text:p>
          </table:table-cell>
          <table:table-cell office:value-type="float" office:value="0.365075" calcext:value-type="float">
            <text:p>0.365075</text:p>
          </table:table-cell>
          <table:table-cell office:value-type="float" office:value="0.27053" calcext:value-type="float">
            <text:p>0.27053</text:p>
          </table:table-cell>
          <table:table-cell office:value-type="float" office:value="0.206824" calcext:value-type="float">
            <text:p>0.206824</text:p>
          </table:table-cell>
          <table:table-cell office:value-type="float" office:value="0.166762" calcext:value-type="float">
            <text:p>0.166762</text:p>
          </table:table-cell>
          <table:table-cell office:value-type="float" office:value="0.142319" calcext:value-type="float">
            <text:p>0.142319</text:p>
          </table:table-cell>
          <table:table-cell office:value-type="float" office:value="0.127429" calcext:value-type="float">
            <text:p>0.127429</text:p>
          </table:table-cell>
          <table:table-cell office:value-type="float" office:value="0.118205" calcext:value-type="float">
            <text:p>0.118205</text:p>
          </table:table-cell>
          <table:table-cell office:value-type="float" office:value="0.112341" calcext:value-type="float">
            <text:p>0.112341</text:p>
          </table:table-cell>
          <table:table-cell office:value-type="float" office:value="0.108508" calcext:value-type="float">
            <text:p>0.108508</text:p>
          </table:table-cell>
          <table:table-cell office:value-type="float" office:value="0.105939" calcext:value-type="float">
            <text:p>0.105939</text:p>
          </table:table-cell>
          <table:table-cell office:value-type="float" office:value="0.104182" calcext:value-type="float">
            <text:p>0.104182</text:p>
          </table:table-cell>
          <table:table-cell office:value-type="float" office:value="0.102962" calcext:value-type="float">
            <text:p>0.102962</text:p>
          </table:table-cell>
          <table:table-cell office:value-type="float" office:value="0.102107" calcext:value-type="float">
            <text:p>0.102107</text:p>
          </table:table-cell>
          <table:table-cell office:value-type="float" office:value="0.101502" calcext:value-type="float">
            <text:p>0.101502</text:p>
          </table:table-cell>
          <table:table-cell office:value-type="float" office:value="0.101073" calcext:value-type="float">
            <text:p>0.101073</text:p>
          </table:table-cell>
          <table:table-cell office:value-type="float" office:value="0.100767" calcext:value-type="float">
            <text:p>0.100767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100393" calcext:value-type="float">
            <text:p>0.100393</text:p>
          </table:table-cell>
          <table:table-cell office:value-type="float" office:value="0.100281" calcext:value-type="float">
            <text:p>0.100281</text:p>
          </table:table-cell>
          <table:table-cell office:value-type="float" office:value="0.100201" calcext:value-type="float">
            <text:p>0.100201</text:p>
          </table:table-cell>
          <table:table-cell office:value-type="float" office:value="0.100144" calcext:value-type="float">
            <text:p>0.100144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100074" calcext:value-type="float">
            <text:p>0.100074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0791" calcext:value-type="float">
            <text:p>0.60791</text:p>
          </table:table-cell>
          <table:table-cell table:number-columns-repeated="109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26" calcext:value-type="float">
            <text:p>0.999926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999827" calcext:value-type="float">
            <text:p>0.999827</text:p>
          </table:table-cell>
          <table:table-cell office:value-type="float" office:value="0.999737" calcext:value-type="float">
            <text:p>0.999737</text:p>
          </table:table-cell>
          <table:table-cell office:value-type="float" office:value="0.999597" calcext:value-type="float">
            <text:p>0.999597</text:p>
          </table:table-cell>
          <table:table-cell office:value-type="float" office:value="0.999386" calcext:value-type="float">
            <text:p>0.999386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0.998538" calcext:value-type="float">
            <text:p>0.998538</text:p>
          </table:table-cell>
          <table:table-cell office:value-type="float" office:value="0.99772" calcext:value-type="float">
            <text:p>0.99772</text:p>
          </table:table-cell>
          <table:table-cell office:value-type="float" office:value="0.996416" calcext:value-type="float">
            <text:p>0.996416</text:p>
          </table:table-cell>
          <table:table-cell office:value-type="float" office:value="0.994324" calcext:value-type="float">
            <text:p>0.994324</text:p>
          </table:table-cell>
          <table:table-cell office:value-type="float" office:value="0.990831" calcext:value-type="float">
            <text:p>0.990831</text:p>
          </table:table-cell>
          <table:table-cell office:value-type="float" office:value="0.98505" calcext:value-type="float">
            <text:p>0.98505</text:p>
          </table:table-cell>
          <table:table-cell office:value-type="float" office:value="0.975133" calcext:value-type="float">
            <text:p>0.975133</text:p>
          </table:table-cell>
          <table:table-cell office:value-type="float" office:value="0.958117" calcext:value-type="float">
            <text:p>0.958117</text:p>
          </table:table-cell>
          <table:table-cell office:value-type="float" office:value="0.929009" calcext:value-type="float">
            <text:p>0.929009</text:p>
          </table:table-cell>
          <table:table-cell office:value-type="float" office:value="0.879978" calcext:value-type="float">
            <text:p>0.879978</text:p>
          </table:table-cell>
          <table:table-cell office:value-type="float" office:value="0.802512" calcext:value-type="float">
            <text:p>0.802512</text:p>
          </table:table-cell>
          <table:table-cell office:value-type="float" office:value="0.69068" calcext:value-type="float">
            <text:p>0.69068</text:p>
          </table:table-cell>
          <table:table-cell office:value-type="float" office:value="0.55341" calcext:value-type="float">
            <text:p>0.55341</text:p>
          </table:table-cell>
          <table:table-cell office:value-type="float" office:value="0.41765" calcext:value-type="float">
            <text:p>0.41765</text:p>
          </table:table-cell>
          <table:table-cell office:value-type="float" office:value="0.307427" calcext:value-type="float">
            <text:p>0.307427</text:p>
          </table:table-cell>
          <table:table-cell office:value-type="float" office:value="0.230012" calcext:value-type="float">
            <text:p>0.230012</text:p>
          </table:table-cell>
          <table:table-cell office:value-type="float" office:value="0.180417" calcext:value-type="float">
            <text:p>0.180417</text:p>
          </table:table-cell>
          <table:table-cell office:value-type="float" office:value="0.150128" calcext:value-type="float">
            <text:p>0.150128</text:p>
          </table:table-cell>
          <table:table-cell office:value-type="float" office:value="0.131888" calcext:value-type="float">
            <text:p>0.131888</text:p>
          </table:table-cell>
          <table:table-cell office:value-type="float" office:value="0.120799" calcext:value-type="float">
            <text:p>0.120799</text:p>
          </table:table-cell>
          <table:table-cell office:value-type="float" office:value="0.113896" calcext:value-type="float">
            <text:p>0.113896</text:p>
          </table:table-cell>
          <table:table-cell office:value-type="float" office:value="0.109474" calcext:value-type="float">
            <text:p>0.109474</text:p>
          </table:table-cell>
          <table:table-cell office:value-type="float" office:value="0.10656" calcext:value-type="float">
            <text:p>0.10656</text:p>
          </table:table-cell>
          <table:table-cell office:value-type="float" office:value="0.104594" calcext:value-type="float">
            <text:p>0.104594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101637" calcext:value-type="float">
            <text:p>0.101637</text:p>
          </table:table-cell>
          <table:table-cell office:value-type="float" office:value="0.101168" calcext:value-type="float">
            <text:p>0.101168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00597" calcext:value-type="float">
            <text:p>0.100597</text:p>
          </table:table-cell>
          <table:table-cell office:value-type="float" office:value="0.100427" calcext:value-type="float">
            <text:p>0.100427</text:p>
          </table:table-cell>
          <table:table-cell office:value-type="float" office:value="0.100306" calcext:value-type="float">
            <text:p>0.100306</text:p>
          </table:table-cell>
          <table:table-cell office:value-type="float" office:value="0.100219" calcext:value-type="float">
            <text:p>0.100219</text:p>
          </table:table-cell>
          <table:table-cell office:value-type="float" office:value="0.100157" calcext:value-type="float">
            <text:p>0.100157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12049" calcext:value-type="float">
            <text:p>0.612049</text:p>
          </table:table-cell>
          <table:table-cell table:number-columns-repeated="109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0.999866" calcext:value-type="float">
            <text:p>0.999866</text:p>
          </table:table-cell>
          <table:table-cell office:value-type="float" office:value="0.999798" calcext:value-type="float">
            <text:p>0.999798</text:p>
          </table:table-cell>
          <table:table-cell office:value-type="float" office:value="0.999689" calcext:value-type="float">
            <text:p>0.999689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999271" calcext:value-type="float">
            <text:p>0.999271</text:p>
          </table:table-cell>
          <table:table-cell office:value-type="float" office:value="0.998872" calcext:value-type="float">
            <text:p>0.998872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997251" calcext:value-type="float">
            <text:p>0.997251</text:p>
          </table:table-cell>
          <table:table-cell office:value-type="float" office:value="0.995665" calcext:value-type="float">
            <text:p>0.995665</text:p>
          </table:table-cell>
          <table:table-cell office:value-type="float" office:value="0.993025" calcext:value-type="float">
            <text:p>0.993025</text:p>
          </table:table-cell>
          <table:table-cell office:value-type="float" office:value="0.988624" calcext:value-type="float">
            <text:p>0.988624</text:p>
          </table:table-cell>
          <table:table-cell office:value-type="float" office:value="0.981174" calcext:value-type="float">
            <text:p>0.98117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45914" calcext:value-type="float">
            <text:p>0.945914</text:p>
          </table:table-cell>
          <table:table-cell office:value-type="float" office:value="0.907527" calcext:value-type="float">
            <text:p>0.907527</text:p>
          </table:table-cell>
          <table:table-cell office:value-type="float" office:value="0.844405" calcext:value-type="float">
            <text:p>0.844405</text:p>
          </table:table-cell>
          <table:table-cell office:value-type="float" office:value="0.748239" calcext:value-type="float">
            <text:p>0.748239</text:p>
          </table:table-cell>
          <table:table-cell office:value-type="float" office:value="0.618913" calcext:value-type="float">
            <text:p>0.618913</text:p>
          </table:table-cell>
          <table:table-cell office:value-type="float" office:value="0.477086" calcext:value-type="float">
            <text:p>0.477086</text:p>
          </table:table-cell>
          <table:table-cell office:value-type="float" office:value="0.351963" calcext:value-type="float">
            <text:p>0.351963</text:p>
          </table:table-cell>
          <table:table-cell office:value-type="float" office:value="0.259137" calcext:value-type="float">
            <text:p>0.259137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160149" calcext:value-type="float">
            <text:p>0.160149</text:p>
          </table:table-cell>
          <table:table-cell office:value-type="float" office:value="0.137553" calcext:value-type="float">
            <text:p>0.137553</text:p>
          </table:table-cell>
          <table:table-cell office:value-type="float" office:value="0.124032" calcext:value-type="float">
            <text:p>0.124032</text:p>
          </table:table-cell>
          <table:table-cell office:value-type="float" office:value="0.115789" calcext:value-type="float">
            <text:p>0.115789</text:p>
          </table:table-cell>
          <table:table-cell office:value-type="float" office:value="0.110622" calcext:value-type="float">
            <text:p>0.110622</text:p>
          </table:table-cell>
          <table:table-cell office:value-type="float" office:value="0.107282" calcext:value-type="float">
            <text:p>0.107282</text:p>
          </table:table-cell>
          <table:table-cell office:value-type="float" office:value="0.105063" calcext:value-type="float">
            <text:p>0.105063</text:p>
          </table:table-cell>
          <table:table-cell office:value-type="float" office:value="0.103555" calcext:value-type="float">
            <text:p>0.103555</text:p>
          </table:table-cell>
          <table:table-cell office:value-type="float" office:value="0.102514" calcext:value-type="float">
            <text:p>0.102514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101272" calcext:value-type="float">
            <text:p>0.101272</text:p>
          </table:table-cell>
          <table:table-cell office:value-type="float" office:value="0.100908" calcext:value-type="float">
            <text:p>0.100908</text:p>
          </table:table-cell>
          <table:table-cell office:value-type="float" office:value="0.100649" calcext:value-type="float">
            <text:p>0.100649</text:p>
          </table:table-cell>
          <table:table-cell office:value-type="float" office:value="0.100464" calcext:value-type="float">
            <text:p>0.100464</text:p>
          </table:table-cell>
          <table:table-cell office:value-type="float" office:value="0.100332" calcext:value-type="float">
            <text:p>0.100332</text:p>
          </table:table-cell>
          <table:table-cell office:value-type="float" office:value="0.100238" calcext:value-type="float">
            <text:p>0.100238</text:p>
          </table:table-cell>
          <table:table-cell office:value-type="float" office:value="0.10017" calcext:value-type="float">
            <text:p>0.10017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100087" calcext:value-type="float">
            <text:p>0.100087</text:p>
          </table:table-cell>
          <table:table-cell office:value-type="float" office:value="0.100063" calcext:value-type="float">
            <text:p>0.100063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16188" calcext:value-type="float">
            <text:p>0.616188</text:p>
          </table:table-cell>
          <table:table-cell table:number-columns-repeated="110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99844" calcext:value-type="float">
            <text:p>0.999844</text:p>
          </table:table-cell>
          <table:table-cell office:value-type="float" office:value="0.999761" calcext:value-type="float">
            <text:p>0.999761</text:p>
          </table:table-cell>
          <table:table-cell office:value-type="float" office:value="0.999633" calcext:value-type="float">
            <text:p>0.999633</text:p>
          </table:table-cell>
          <table:table-cell office:value-type="float" office:value="0.999441" calcext:value-type="float">
            <text:p>0.999441</text:p>
          </table:table-cell>
          <table:table-cell office:value-type="float" office:value="0.999131" calcext:value-type="float">
            <text:p>0.999131</text:p>
          </table:table-cell>
          <table:table-cell office:value-type="float" office:value="0.998661" calcext:value-type="float">
            <text:p>0.998661</text:p>
          </table:table-cell>
          <table:table-cell office:value-type="float" office:value="0.997899" calcext:value-type="float">
            <text:p>0.997899</text:p>
          </table:table-cell>
          <table:table-cell office:value-type="float" office:value="0.996678" calcext:value-type="float">
            <text:p>0.996678</text:p>
          </table:table-cell>
          <table:table-cell office:value-type="float" office:value="0.994701" calcext:value-type="float">
            <text:p>0.994701</text:p>
          </table:table-cell>
          <table:table-cell office:value-type="float" office:value="0.991346" calcext:value-type="float">
            <text:p>0.991346</text:p>
          </table:table-cell>
          <table:table-cell office:value-type="float" office:value="0.985744" calcext:value-type="float">
            <text:p>0.985744</text:p>
          </table:table-cell>
          <table:table-cell office:value-type="float" office:value="0.975953" calcext:value-type="float">
            <text:p>0.975953</text:p>
          </table:table-cell>
          <table:table-cell office:value-type="float" office:value="0.958941" calcext:value-type="float">
            <text:p>0.958941</text:p>
          </table:table-cell>
          <table:table-cell office:value-type="float" office:value="0.929415" calcext:value-type="float">
            <text:p>0.929415</text:p>
          </table:table-cell>
          <table:table-cell office:value-type="float" office:value="0.879071" calcext:value-type="float">
            <text:p>0.879071</text:p>
          </table:table-cell>
          <table:table-cell office:value-type="float" office:value="0.798974" calcext:value-type="float">
            <text:p>0.798974</text:p>
          </table:table-cell>
          <table:table-cell office:value-type="float" office:value="0.682948" calcext:value-type="float">
            <text:p>0.682948</text:p>
          </table:table-cell>
          <table:table-cell office:value-type="float" office:value="0.541643" calcext:value-type="float">
            <text:p>0.541643</text:p>
          </table:table-cell>
          <table:table-cell office:value-type="float" office:value="0.404354" calcext:value-type="float">
            <text:p>0.404354</text:p>
          </table:table-cell>
          <table:table-cell office:value-type="float" office:value="0.295225" calcext:value-type="float">
            <text:p>0.295225</text:p>
          </table:table-cell>
          <table:table-cell office:value-type="float" office:value="0.22018" calcext:value-type="float">
            <text:p>0.22018</text:p>
          </table:table-cell>
          <table:table-cell office:value-type="float" office:value="0.173058" calcext:value-type="float">
            <text:p>0.173058</text:p>
          </table:table-cell>
          <table:table-cell office:value-type="float" office:value="0.144821" calcext:value-type="float">
            <text:p>0.144821</text:p>
          </table:table-cell>
          <table:table-cell office:value-type="float" office:value="0.128118" calcext:value-type="float">
            <text:p>0.128118</text:p>
          </table:table-cell>
          <table:table-cell office:value-type="float" office:value="0.118131" calcext:value-type="float">
            <text:p>0.118131</text:p>
          </table:table-cell>
          <table:table-cell office:value-type="float" office:value="0.112006" calcext:value-type="float">
            <text:p>0.112006</text:p>
          </table:table-cell>
          <table:table-cell office:value-type="float" office:value="0.108131" calcext:value-type="float">
            <text:p>0.108131</text:p>
          </table:table-cell>
          <table:table-cell office:value-type="float" office:value="0.105603" calcext:value-type="float">
            <text:p>0.105603</text:p>
          </table:table-cell>
          <table:table-cell office:value-type="float" office:value="0.103911" calcext:value-type="float">
            <text:p>0.103911</text:p>
          </table:table-cell>
          <table:table-cell office:value-type="float" office:value="0.102753" calcext:value-type="float">
            <text:p>0.102753</text:p>
          </table:table-cell>
          <table:table-cell office:value-type="float" office:value="0.10195" calcext:value-type="float">
            <text:p>0.10195</text:p>
          </table:table-cell>
          <table:table-cell office:value-type="float" office:value="0.101387" calcext:value-type="float">
            <text:p>0.101387</text:p>
          </table:table-cell>
          <table:table-cell office:value-type="float" office:value="0.100989" calcext:value-type="float">
            <text:p>0.100989</text:p>
          </table:table-cell>
          <table:table-cell office:value-type="float" office:value="0.100706" calcext:value-type="float">
            <text:p>0.100706</text:p>
          </table:table-cell>
          <table:table-cell office:value-type="float" office:value="0.100505" calcext:value-type="float">
            <text:p>0.100505</text:p>
          </table:table-cell>
          <table:table-cell office:value-type="float" office:value="0.100361" calcext:value-type="float">
            <text:p>0.100361</text:p>
          </table:table-cell>
          <table:table-cell office:value-type="float" office:value="0.100259" calcext:value-type="float">
            <text:p>0.100259</text:p>
          </table:table-cell>
          <table:table-cell office:value-type="float" office:value="0.100185" calcext:value-type="float">
            <text:p>0.100185</text:p>
          </table:table-cell>
          <table:table-cell office:value-type="float" office:value="0.100133" calcext:value-type="float">
            <text:p>0.100133</text:p>
          </table:table-cell>
          <table:table-cell office:value-type="float" office:value="0.100095" calcext:value-type="float">
            <text:p>0.100095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20326" calcext:value-type="float">
            <text:p>0.620326</text:p>
          </table:table-cell>
          <table:table-cell table:number-columns-repeated="11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999878" calcext:value-type="float">
            <text:p>0.999878</text:p>
          </table:table-cell>
          <table:table-cell office:value-type="float" office:value="0.999817" calcext:value-type="float">
            <text:p>0.999817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57" calcext:value-type="float">
            <text:p>0.99957</text:p>
          </table:table-cell>
          <table:table-cell office:value-type="float" office:value="0.999334" calcext:value-type="float">
            <text:p>0.999334</text:p>
          </table:table-cell>
          <table:table-cell office:value-type="float" office:value="0.998967" calcext:value-type="float">
            <text:p>0.998967</text:p>
          </table:table-cell>
          <table:table-cell office:value-type="float" office:value="0.998398" calcext:value-type="float">
            <text:p>0.998398</text:p>
          </table:table-cell>
          <table:table-cell office:value-type="float" office:value="0.997454" calcext:value-type="float">
            <text:p>0.997454</text:p>
          </table:table-cell>
          <table:table-cell office:value-type="float" office:value="0.995964" calcext:value-type="float">
            <text:p>0.995964</text:p>
          </table:table-cell>
          <table:table-cell office:value-type="float" office:value="0.993435" calcext:value-type="float">
            <text:p>0.993435</text:p>
          </table:table-cell>
          <table:table-cell office:value-type="float" office:value="0.989183" calcext:value-type="float">
            <text:p>0.989183</text:p>
          </table:table-cell>
          <table:table-cell office:value-type="float" office:value="0.98187" calcext:value-type="float">
            <text:p>0.98187</text:p>
          </table:table-cell>
          <table:table-cell office:value-type="float" office:value="0.968933" calcext:value-type="float">
            <text:p>0.968933</text:p>
          </table:table-cell>
          <table:table-cell office:value-type="float" office:value="0.946443" calcext:value-type="float">
            <text:p>0.946443</text:p>
          </table:table-cell>
          <table:table-cell office:value-type="float" office:value="0.907141" calcext:value-type="float">
            <text:p>0.907141</text:p>
          </table:table-cell>
          <table:table-cell office:value-type="float" office:value="0.842013" calcext:value-type="float">
            <text:p>0.842013</text:p>
          </table:table-cell>
          <table:table-cell office:value-type="float" office:value="0.742279" calcext:value-type="float">
            <text:p>0.742279</text:p>
          </table:table-cell>
          <table:table-cell office:value-type="float" office:value="0.608533" calcext:value-type="float">
            <text:p>0.608533</text:p>
          </table:table-cell>
          <table:table-cell office:value-type="float" office:value="0.464005" calcext:value-type="float">
            <text:p>0.464005</text:p>
          </table:table-cell>
          <table:table-cell office:value-type="float" office:value="0.339089" calcext:value-type="float">
            <text:p>0.339089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189692" calcext:value-type="float">
            <text:p>0.189692</text:p>
          </table:table-cell>
          <table:table-cell office:value-type="float" office:value="0.154211" calcext:value-type="float">
            <text:p>0.154211</text:p>
          </table:table-cell>
          <table:table-cell office:value-type="float" office:value="0.133347" calcext:value-type="float">
            <text:p>0.133347</text:p>
          </table:table-cell>
          <table:table-cell office:value-type="float" office:value="0.121071" calcext:value-type="float">
            <text:p>0.121071</text:p>
          </table:table-cell>
          <table:table-cell office:value-type="float" office:value="0.113703" calcext:value-type="float">
            <text:p>0.113703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0.106235" calcext:value-type="float">
            <text:p>0.106235</text:p>
          </table:table-cell>
          <table:table-cell office:value-type="float" office:value="0.104317" calcext:value-type="float">
            <text:p>0.104317</text:p>
          </table:table-cell>
          <table:table-cell office:value-type="float" office:value="0.103023" calcext:value-type="float">
            <text:p>0.103023</text:p>
          </table:table-cell>
          <table:table-cell office:value-type="float" office:value="0.102134" calcext:value-type="float">
            <text:p>0.102134</text:p>
          </table:table-cell>
          <table:table-cell office:value-type="float" office:value="0.101514" calcext:value-type="float">
            <text:p>0.101514</text:p>
          </table:table-cell>
          <table:table-cell office:value-type="float" office:value="0.101077" calcext:value-type="float">
            <text:p>0.101077</text:p>
          </table:table-cell>
          <table:table-cell office:value-type="float" office:value="0.100769" calcext:value-type="float">
            <text:p>0.100769</text:p>
          </table:table-cell>
          <table:table-cell office:value-type="float" office:value="0.100549" calcext:value-type="float">
            <text:p>0.100549</text:p>
          </table:table-cell>
          <table:table-cell office:value-type="float" office:value="0.100393" calcext:value-type="float">
            <text:p>0.100393</text:p>
          </table:table-cell>
          <table:table-cell office:value-type="float" office:value="0.100281" calcext:value-type="float">
            <text:p>0.100281</text:p>
          </table:table-cell>
          <table:table-cell office:value-type="float" office:value="0.100201" calcext:value-type="float">
            <text:p>0.100201</text:p>
          </table:table-cell>
          <table:table-cell office:value-type="float" office:value="0.100144" calcext:value-type="float">
            <text:p>0.100144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100074" calcext:value-type="float">
            <text:p>0.100074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24465" calcext:value-type="float">
            <text:p>0.624465</text:p>
          </table:table-cell>
          <table:table-cell table:number-columns-repeated="111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39" calcext:value-type="float">
            <text:p>0.999939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859" calcext:value-type="float">
            <text:p>0.999859</text:p>
          </table:table-cell>
          <table:table-cell office:value-type="float" office:value="0.999783" calcext:value-type="float">
            <text:p>0.999783</text:p>
          </table:table-cell>
          <table:table-cell office:value-type="float" office:value="0.999666" calcext:value-type="float">
            <text:p>0.999666</text:p>
          </table:table-cell>
          <table:table-cell office:value-type="float" office:value="0.999491" calcext:value-type="float">
            <text:p>0.999491</text:p>
          </table:table-cell>
          <table:table-cell office:value-type="float" office:value="0.999203" calcext:value-type="float">
            <text:p>0.999203</text:p>
          </table:table-cell>
          <table:table-cell office:value-type="float" office:value="0.998773" calcext:value-type="float">
            <text:p>0.998773</text:p>
          </table:table-cell>
          <table:table-cell office:value-type="float" office:value="0.998058" calcext:value-type="float">
            <text:p>0.998058</text:p>
          </table:table-cell>
          <table:table-cell office:value-type="float" office:value="0.996912" calcext:value-type="float">
            <text:p>0.996912</text:p>
          </table:table-cell>
          <table:table-cell office:value-type="float" office:value="0.995031" calcext:value-type="float">
            <text:p>0.995031</text:p>
          </table:table-cell>
          <table:table-cell office:value-type="float" office:value="0.991789" calcext:value-type="float">
            <text:p>0.991789</text:p>
          </table:table-cell>
          <table:table-cell office:value-type="float" office:value="0.986326" calcext:value-type="float">
            <text:p>0.986326</text:p>
          </table:table-cell>
          <table:table-cell office:value-type="float" office:value="0.976593" calcext:value-type="float">
            <text:p>0.976593</text:p>
          </table:table-cell>
          <table:table-cell office:value-type="float" office:value="0.959493" calcext:value-type="float">
            <text:p>0.959493</text:p>
          </table:table-cell>
          <table:table-cell office:value-type="float" office:value="0.929388" calcext:value-type="float">
            <text:p>0.929388</text:p>
          </table:table-cell>
          <table:table-cell office:value-type="float" office:value="0.87753" calcext:value-type="float">
            <text:p>0.87753</text:p>
          </table:table-cell>
          <table:table-cell office:value-type="float" office:value="0.794586" calcext:value-type="float">
            <text:p>0.794586</text:p>
          </table:table-cell>
          <table:table-cell office:value-type="float" office:value="0.674267" calcext:value-type="float">
            <text:p>0.674267</text:p>
          </table:table-cell>
          <table:table-cell office:value-type="float" office:value="0.529263" calcext:value-type="float">
            <text:p>0.529263</text:p>
          </table:table-cell>
          <table:table-cell office:value-type="float" office:value="0.391059" calcext:value-type="float">
            <text:p>0.391059</text:p>
          </table:table-cell>
          <table:table-cell office:value-type="float" office:value="0.283509" calcext:value-type="float">
            <text:p>0.283509</text:p>
          </table:table-cell>
          <table:table-cell office:value-type="float" office:value="0.211039" calcext:value-type="float">
            <text:p>0.211039</text:p>
          </table:table-cell>
          <table:table-cell office:value-type="float" office:value="0.166388" calcext:value-type="float">
            <text:p>0.166388</text:p>
          </table:table-cell>
          <table:table-cell office:value-type="float" office:value="0.140103" calcext:value-type="float">
            <text:p>0.140103</text:p>
          </table:table-cell>
          <table:table-cell office:value-type="float" office:value="0.124816" calcext:value-type="float">
            <text:p>0.124816</text:p>
          </table:table-cell>
          <table:table-cell office:value-type="float" office:value="0.115818" calcext:value-type="float">
            <text:p>0.115818</text:p>
          </table:table-cell>
          <table:table-cell office:value-type="float" office:value="0.11038" calcext:value-type="float">
            <text:p>0.11038</text:p>
          </table:table-cell>
          <table:table-cell office:value-type="float" office:value="0.106982" calcext:value-type="float">
            <text:p>0.106982</text:p>
          </table:table-cell>
          <table:table-cell office:value-type="float" office:value="0.104788" calcext:value-type="float">
            <text:p>0.104788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02339" calcext:value-type="float">
            <text:p>0.102339</text:p>
          </table:table-cell>
          <table:table-cell office:value-type="float" office:value="0.101654" calcext:value-type="float">
            <text:p>0.101654</text:p>
          </table:table-cell>
          <table:table-cell office:value-type="float" office:value="0.101175" calcext:value-type="float">
            <text:p>0.101175</text:p>
          </table:table-cell>
          <table:table-cell office:value-type="float" office:value="0.100837" calcext:value-type="float">
            <text:p>0.100837</text:p>
          </table:table-cell>
          <table:table-cell office:value-type="float" office:value="0.100598" calcext:value-type="float">
            <text:p>0.100598</text:p>
          </table:table-cell>
          <table:table-cell office:value-type="float" office:value="0.100427" calcext:value-type="float">
            <text:p>0.100427</text:p>
          </table:table-cell>
          <table:table-cell office:value-type="float" office:value="0.100305" calcext:value-type="float">
            <text:p>0.100305</text:p>
          </table:table-cell>
          <table:table-cell office:value-type="float" office:value="0.100219" calcext:value-type="float">
            <text:p>0.100219</text:p>
          </table:table-cell>
          <table:table-cell office:value-type="float" office:value="0.100157" calcext:value-type="float">
            <text:p>0.100157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57" calcext:value-type="float">
            <text:p>0.100057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28604" calcext:value-type="float">
            <text:p>0.628604</text:p>
          </table:table-cell>
          <table:table-cell table:number-columns-repeated="112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834" calcext:value-type="float">
            <text:p>0.999834</text:p>
          </table:table-cell>
          <table:table-cell office:value-type="float" office:value="0.999741" calcext:value-type="float">
            <text:p>0.999741</text:p>
          </table:table-cell>
          <table:table-cell office:value-type="float" office:value="0.999609" calcext:value-type="float">
            <text:p>0.999609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999053" calcext:value-type="float">
            <text:p>0.999053</text:p>
          </table:table-cell>
          <table:table-cell office:value-type="float" office:value="0.998523" calcext:value-type="float">
            <text:p>0.998523</text:p>
          </table:table-cell>
          <table:table-cell office:value-type="float" office:value="0.997634" calcext:value-type="float">
            <text:p>0.997634</text:p>
          </table:table-cell>
          <table:table-cell office:value-type="float" office:value="0.996228" calcext:value-type="float">
            <text:p>0.996228</text:p>
          </table:table-cell>
          <table:table-cell office:value-type="float" office:value="0.993788" calcext:value-type="float">
            <text:p>0.993788</text:p>
          </table:table-cell>
          <table:table-cell office:value-type="float" office:value="0.989657" calcext:value-type="float">
            <text:p>0.989657</text:p>
          </table:table-cell>
          <table:table-cell office:value-type="float" office:value="0.982426" calcext:value-type="float">
            <text:p>0.982426</text:p>
          </table:table-cell>
          <table:table-cell office:value-type="float" office:value="0.969451" calcext:value-type="float">
            <text:p>0.969451</text:p>
          </table:table-cell>
          <table:table-cell office:value-type="float" office:value="0.946634" calcext:value-type="float">
            <text:p>0.946634</text:p>
          </table:table-cell>
          <table:table-cell office:value-type="float" office:value="0.906231" calcext:value-type="float">
            <text:p>0.906231</text:p>
          </table:table-cell>
          <table:table-cell office:value-type="float" office:value="0.83889" calcext:value-type="float">
            <text:p>0.83889</text:p>
          </table:table-cell>
          <table:table-cell office:value-type="float" office:value="0.735395" calcext:value-type="float">
            <text:p>0.735395</text:p>
          </table:table-cell>
          <table:table-cell office:value-type="float" office:value="0.597354" calcext:value-type="float">
            <text:p>0.597354</text:p>
          </table:table-cell>
          <table:table-cell office:value-type="float" office:value="0.450669" calcext:value-type="float">
            <text:p>0.450669</text:p>
          </table:table-cell>
          <table:table-cell office:value-type="float" office:value="0.326528" calcext:value-type="float">
            <text:p>0.326528</text:p>
          </table:table-cell>
          <table:table-cell office:value-type="float" office:value="0.238205" calcext:value-type="float">
            <text:p>0.238205</text:p>
          </table:table-cell>
          <table:table-cell office:value-type="float" office:value="0.182179" calcext:value-type="float">
            <text:p>0.182179</text:p>
          </table:table-cell>
          <table:table-cell office:value-type="float" office:value="0.14889" calcext:value-type="float">
            <text:p>0.14889</text:p>
          </table:table-cell>
          <table:table-cell office:value-type="float" office:value="0.129641" calcext:value-type="float">
            <text:p>0.129641</text:p>
          </table:table-cell>
          <table:table-cell office:value-type="float" office:value="0.118494" calcext:value-type="float">
            <text:p>0.118494</text:p>
          </table:table-cell>
          <table:table-cell office:value-type="float" office:value="0.111904" calcext:value-type="float">
            <text:p>0.111904</text:p>
          </table:table-cell>
          <table:table-cell office:value-type="float" office:value="0.107882" calcext:value-type="float">
            <text:p>0.107882</text:p>
          </table:table-cell>
          <table:table-cell office:value-type="float" office:value="0.105341" calcext:value-type="float">
            <text:p>0.105341</text:p>
          </table:table-cell>
          <table:table-cell office:value-type="float" office:value="0.103683" calcext:value-type="float">
            <text:p>0.103683</text:p>
          </table:table-cell>
          <table:table-cell office:value-type="float" office:value="0.102571" calcext:value-type="float">
            <text:p>0.102571</text:p>
          </table:table-cell>
          <table:table-cell office:value-type="float" office:value="0.101811" calcext:value-type="float">
            <text:p>0.101811</text:p>
          </table:table-cell>
          <table:table-cell office:value-type="float" office:value="0.101283" calcext:value-type="float">
            <text:p>0.101283</text:p>
          </table:table-cell>
          <table:table-cell office:value-type="float" office:value="0.100912" calcext:value-type="float">
            <text:p>0.100912</text:p>
          </table:table-cell>
          <table:table-cell office:value-type="float" office:value="0.100651" calcext:value-type="float">
            <text:p>0.100651</text:p>
          </table:table-cell>
          <table:table-cell office:value-type="float" office:value="0.100465" calcext:value-type="float">
            <text:p>0.100465</text:p>
          </table:table-cell>
          <table:table-cell office:value-type="float" office:value="0.100332" calcext:value-type="float">
            <text:p>0.100332</text:p>
          </table:table-cell>
          <table:table-cell office:value-type="float" office:value="0.100238" calcext:value-type="float">
            <text:p>0.100238</text:p>
          </table:table-cell>
          <table:table-cell office:value-type="float" office:value="0.10017" calcext:value-type="float">
            <text:p>0.10017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100087" calcext:value-type="float">
            <text:p>0.100087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32743" calcext:value-type="float">
            <text:p>0.632743</text:p>
          </table:table-cell>
          <table:table-cell table:number-columns-repeated="112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0.999872" calcext:value-type="float">
            <text:p>0.999872</text:p>
          </table:table-cell>
          <table:table-cell office:value-type="float" office:value="0.999802" calcext:value-type="float">
            <text:p>0.999802</text:p>
          </table:table-cell>
          <table:table-cell office:value-type="float" office:value="0.999696" calcext:value-type="float">
            <text:p>0.999696</text:p>
          </table:table-cell>
          <table:table-cell office:value-type="float" office:value="0.999536" calcext:value-type="float">
            <text:p>0.999536</text:p>
          </table:table-cell>
          <table:table-cell office:value-type="float" office:value="0.999268" calcext:value-type="float">
            <text:p>0.999268</text:p>
          </table:table-cell>
          <table:table-cell office:value-type="float" office:value="0.998873" calcext:value-type="float">
            <text:p>0.998873</text:p>
          </table:table-cell>
          <table:table-cell office:value-type="float" office:value="0.998197" calcext:value-type="float">
            <text:p>0.998197</text:p>
          </table:table-cell>
          <table:table-cell office:value-type="float" office:value="0.997118" calcext:value-type="float">
            <text:p>0.997118</text:p>
          </table:table-cell>
          <table:table-cell office:value-type="float" office:value="0.995316" calcext:value-type="float">
            <text:p>0.995316</text:p>
          </table:table-cell>
          <table:table-cell office:value-type="float" office:value="0.992166" calcext:value-type="float">
            <text:p>0.992166</text:p>
          </table:table-cell>
          <table:table-cell office:value-type="float" office:value="0.986803" calcext:value-type="float">
            <text:p>0.986803</text:p>
          </table:table-cell>
          <table:table-cell office:value-type="float" office:value="0.977062" calcext:value-type="float">
            <text:p>0.977062</text:p>
          </table:table-cell>
          <table:table-cell office:value-type="float" office:value="0.959783" calcext:value-type="float">
            <text:p>0.959783</text:p>
          </table:table-cell>
          <table:table-cell office:value-type="float" office:value="0.928938" calcext:value-type="float">
            <text:p>0.928938</text:p>
          </table:table-cell>
          <table:table-cell office:value-type="float" office:value="0.875373" calcext:value-type="float">
            <text:p>0.875373</text:p>
          </table:table-cell>
          <table:table-cell office:value-type="float" office:value="0.789365" calcext:value-type="float">
            <text:p>0.789365</text:p>
          </table:table-cell>
          <table:table-cell office:value-type="float" office:value="0.664692" calcext:value-type="float">
            <text:p>0.664692</text:p>
          </table:table-cell>
          <table:table-cell office:value-type="float" office:value="0.516376" calcext:value-type="float">
            <text:p>0.516376</text:p>
          </table:table-cell>
          <table:table-cell office:value-type="float" office:value="0.377861" calcext:value-type="float">
            <text:p>0.377861</text:p>
          </table:table-cell>
          <table:table-cell office:value-type="float" office:value="0.272314" calcext:value-type="float">
            <text:p>0.272314</text:p>
          </table:table-cell>
          <table:table-cell office:value-type="float" office:value="0.202569" calcext:value-type="float">
            <text:p>0.202569</text:p>
          </table:table-cell>
          <table:table-cell office:value-type="float" office:value="0.160356" calcext:value-type="float">
            <text:p>0.160356</text:p>
          </table:table-cell>
          <table:table-cell office:value-type="float" office:value="0.135916" calcext:value-type="float">
            <text:p>0.135916</text:p>
          </table:table-cell>
          <table:table-cell office:value-type="float" office:value="0.121926" calcext:value-type="float">
            <text:p>0.121926</text:p>
          </table:table-cell>
          <table:table-cell office:value-type="float" office:value="0.113816" calcext:value-type="float">
            <text:p>0.113816</text:p>
          </table:table-cell>
          <table:table-cell office:value-type="float" office:value="0.108983" calcext:value-type="float">
            <text:p>0.10898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093" calcext:value-type="float">
            <text:p>0.104093</text:p>
          </table:table-cell>
          <table:table-cell office:value-type="float" office:value="0.102837" calcext:value-type="float">
            <text:p>0.102837</text:p>
          </table:table-cell>
          <table:table-cell office:value-type="float" office:value="0.101987" calcext:value-type="float">
            <text:p>0.101987</text:p>
          </table:table-cell>
          <table:table-cell office:value-type="float" office:value="0.101403" calcext:value-type="float">
            <text:p>0.101403</text:p>
          </table:table-cell>
          <table:table-cell office:value-type="float" office:value="0.100996" calcext:value-type="float">
            <text:p>0.100996</text:p>
          </table:table-cell>
          <table:table-cell office:value-type="float" office:value="0.100709" calcext:value-type="float">
            <text:p>0.100709</text:p>
          </table:table-cell>
          <table:table-cell office:value-type="float" office:value="0.100506" calcext:value-type="float">
            <text:p>0.100506</text:p>
          </table:table-cell>
          <table:table-cell office:value-type="float" office:value="0.100361" calcext:value-type="float">
            <text:p>0.100361</text:p>
          </table:table-cell>
          <table:table-cell office:value-type="float" office:value="0.100258" calcext:value-type="float">
            <text:p>0.100258</text:p>
          </table:table-cell>
          <table:table-cell office:value-type="float" office:value="0.100185" calcext:value-type="float">
            <text:p>0.100185</text:p>
          </table:table-cell>
          <table:table-cell office:value-type="float" office:value="0.100132" calcext:value-type="float">
            <text:p>0.100132</text:p>
          </table:table-cell>
          <table:table-cell office:value-type="float" office:value="0.100095" calcext:value-type="float">
            <text:p>0.100095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36881" calcext:value-type="float">
            <text:p>0.636881</text:p>
          </table:table-cell>
          <table:table-cell table:number-columns-repeated="113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85" calcext:value-type="float">
            <text:p>0.99985</text:p>
          </table:table-cell>
          <table:table-cell office:value-type="float" office:value="0.999763" calcext:value-type="float">
            <text:p>0.999763</text:p>
          </table:table-cell>
          <table:table-cell office:value-type="float" office:value="0.999645" calcext:value-type="float">
            <text:p>0.999645</text:p>
          </table:table-cell>
          <table:table-cell office:value-type="float" office:value="0.99944" calcext:value-type="float">
            <text:p>0.99944</text:p>
          </table:table-cell>
          <table:table-cell office:value-type="float" office:value="0.99913" calcext:value-type="float">
            <text:p>0.99913</text:p>
          </table:table-cell>
          <table:table-cell office:value-type="float" office:value="0.998634" calcext:value-type="float">
            <text:p>0.998634</text:p>
          </table:table-cell>
          <table:table-cell office:value-type="float" office:value="0.997792" calcext:value-type="float">
            <text:p>0.997792</text:p>
          </table:table-cell>
          <table:table-cell office:value-type="float" office:value="0.996459" calcext:value-type="float">
            <text:p>0.996459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990051" calcext:value-type="float">
            <text:p>0.990051</text:p>
          </table:table-cell>
          <table:table-cell office:value-type="float" office:value="0.982849" calcext:value-type="float">
            <text:p>0.982849</text:p>
          </table:table-cell>
          <table:table-cell office:value-type="float" office:value="0.969764" calcext:value-type="float">
            <text:p>0.969764</text:p>
          </table:table-cell>
          <table:table-cell office:value-type="float" office:value="0.946495" calcext:value-type="float">
            <text:p>0.946495</text:p>
          </table:table-cell>
          <table:table-cell office:value-type="float" office:value="0.904807" calcext:value-type="float">
            <text:p>0.904807</text:p>
          </table:table-cell>
          <table:table-cell office:value-type="float" office:value="0.835052" calcext:value-type="float">
            <text:p>0.835052</text:p>
          </table:table-cell>
          <table:table-cell office:value-type="float" office:value="0.727619" calcext:value-type="float">
            <text:p>0.727619</text:p>
          </table:table-cell>
          <table:table-cell office:value-type="float" office:value="0.585463" calcext:value-type="float">
            <text:p>0.585463</text:p>
          </table:table-cell>
          <table:table-cell office:value-type="float" office:value="0.437181" calcext:value-type="float">
            <text:p>0.437181</text:p>
          </table:table-cell>
          <table:table-cell office:value-type="float" office:value="0.314338" calcext:value-type="float">
            <text:p>0.314338</text:p>
          </table:table-cell>
          <table:table-cell office:value-type="float" office:value="0.228676" calcext:value-type="float">
            <text:p>0.228676</text:p>
          </table:table-cell>
          <table:table-cell office:value-type="float" office:value="0.175313" calcext:value-type="float">
            <text:p>0.175313</text:p>
          </table:table-cell>
          <table:table-cell office:value-type="float" office:value="0.144129" calcext:value-type="float">
            <text:p>0.144129</text:p>
          </table:table-cell>
          <table:table-cell office:value-type="float" office:value="0.126378" calcext:value-type="float">
            <text:p>0.126378</text:p>
          </table:table-cell>
          <table:table-cell office:value-type="float" office:value="0.116253" calcext:value-type="float">
            <text:p>0.116253</text:p>
          </table:table-cell>
          <table:table-cell office:value-type="float" office:value="0.110352" calcext:value-type="float">
            <text:p>0.110352</text:p>
          </table:table-cell>
          <table:table-cell office:value-type="float" office:value="0.106798" calcext:value-type="float">
            <text:p>0.106798</text:p>
          </table:table-cell>
          <table:table-cell office:value-type="float" office:value="0.104578" calcext:value-type="float">
            <text:p>0.104578</text:p>
          </table:table-cell>
          <table:table-cell office:value-type="float" office:value="0.103143" calcext:value-type="float">
            <text:p>0.103143</text:p>
          </table:table-cell>
          <table:table-cell office:value-type="float" office:value="0.102188" calcext:value-type="float">
            <text:p>0.102188</text:p>
          </table:table-cell>
          <table:table-cell office:value-type="float" office:value="0.101538" calcext:value-type="float">
            <text:p>0.101538</text:p>
          </table:table-cell>
          <table:table-cell office:value-type="float" office:value="0.101088" calcext:value-type="float">
            <text:p>0.101088</text:p>
          </table:table-cell>
          <table:table-cell office:value-type="float" office:value="0.100773" calcext:value-type="float">
            <text:p>0.100773</text:p>
          </table:table-cell>
          <table:table-cell office:value-type="float" office:value="0.100551" calcext:value-type="float">
            <text:p>0.100551</text:p>
          </table:table-cell>
          <table:table-cell office:value-type="float" office:value="0.100393" calcext:value-type="float">
            <text:p>0.100393</text:p>
          </table:table-cell>
          <table:table-cell office:value-type="float" office:value="0.100281" calcext:value-type="float">
            <text:p>0.100281</text:p>
          </table:table-cell>
          <table:table-cell office:value-type="float" office:value="0.100201" calcext:value-type="float">
            <text:p>0.100201</text:p>
          </table:table-cell>
          <table:table-cell office:value-type="float" office:value="0.100144" calcext:value-type="float">
            <text:p>0.100144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100074" calcext:value-type="float">
            <text:p>0.100074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4102" calcext:value-type="float">
            <text:p>0.64102</text:p>
          </table:table-cell>
          <table:table-cell table:number-columns-repeated="113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22" calcext:value-type="float">
            <text:p>0.999922</text:p>
          </table:table-cell>
          <table:table-cell office:value-type="float" office:value="0.999885" calcext:value-type="float">
            <text:p>0.999885</text:p>
          </table:table-cell>
          <table:table-cell office:value-type="float" office:value="0.999819" calcext:value-type="float">
            <text:p>0.999819</text:p>
          </table:table-cell>
          <table:table-cell office:value-type="float" office:value="0.999724" calcext:value-type="float">
            <text:p>0.999724</text:p>
          </table:table-cell>
          <table:table-cell office:value-type="float" office:value="0.999576" calcext:value-type="float">
            <text:p>0.999576</text:p>
          </table:table-cell>
          <table:table-cell office:value-type="float" office:value="0.999326" calcext:value-type="float">
            <text:p>0.999326</text:p>
          </table:table-cell>
          <table:table-cell office:value-type="float" office:value="0.998962" calcext:value-type="float">
            <text:p>0.998962</text:p>
          </table:table-cell>
          <table:table-cell office:value-type="float" office:value="0.998319" calcext:value-type="float">
            <text:p>0.998319</text:p>
          </table:table-cell>
          <table:table-cell office:value-type="float" office:value="0.997301" calcext:value-type="float">
            <text:p>0.997301</text:p>
          </table:table-cell>
          <table:table-cell office:value-type="float" office:value="0.995559" calcext:value-type="float">
            <text:p>0.995559</text:p>
          </table:table-cell>
          <table:table-cell office:value-type="float" office:value="0.99248" calcext:value-type="float">
            <text:p>0.99248</text:p>
          </table:table-cell>
          <table:table-cell office:value-type="float" office:value="0.98718" calcext:value-type="float">
            <text:p>0.98718</text:p>
          </table:table-cell>
          <table:table-cell office:value-type="float" office:value="0.977367" calcext:value-type="float">
            <text:p>0.977367</text:p>
          </table:table-cell>
          <table:table-cell office:value-type="float" office:value="0.959821" calcext:value-type="float">
            <text:p>0.959821</text:p>
          </table:table-cell>
          <table:table-cell office:value-type="float" office:value="0.928073" calcext:value-type="float">
            <text:p>0.928073</text:p>
          </table:table-cell>
          <table:table-cell office:value-type="float" office:value="0.872613" calcext:value-type="float">
            <text:p>0.872613</text:p>
          </table:table-cell>
          <table:table-cell office:value-type="float" office:value="0.783332" calcext:value-type="float">
            <text:p>0.783332</text:p>
          </table:table-cell>
          <table:table-cell office:value-type="float" office:value="0.654284" calcext:value-type="float">
            <text:p>0.654284</text:p>
          </table:table-cell>
          <table:table-cell office:value-type="float" office:value="0.503088" calcext:value-type="float">
            <text:p>0.503088</text:p>
          </table:table-cell>
          <table:table-cell office:value-type="float" office:value="0.36484" calcext:value-type="float">
            <text:p>0.36484</text:p>
          </table:table-cell>
          <table:table-cell office:value-type="float" office:value="0.26166" calcext:value-type="float">
            <text:p>0.26166</text:p>
          </table:table-cell>
          <table:table-cell office:value-type="float" office:value="0.19474" calcext:value-type="float">
            <text:p>0.19474</text:p>
          </table:table-cell>
          <table:table-cell office:value-type="float" office:value="0.154908" calcext:value-type="float">
            <text:p>0.154908</text:p>
          </table:table-cell>
          <table:table-cell office:value-type="float" office:value="0.132204" calcext:value-type="float">
            <text:p>0.132204</text:p>
          </table:table-cell>
          <table:table-cell office:value-type="float" office:value="0.119399" calcext:value-type="float">
            <text:p>0.119399</text:p>
          </table:table-cell>
          <table:table-cell office:value-type="float" office:value="0.112083" calcext:value-type="float">
            <text:p>0.112083</text:p>
          </table:table-cell>
          <table:table-cell office:value-type="float" office:value="0.107782" calcext:value-type="float">
            <text:p>0.107782</text:p>
          </table:table-cell>
          <table:table-cell office:value-type="float" office:value="0.10516" calcext:value-type="float">
            <text:p>0.10516</text:p>
          </table:table-cell>
          <table:table-cell office:value-type="float" office:value="0.103501" calcext:value-type="float">
            <text:p>0.103501</text:p>
          </table:table-cell>
          <table:table-cell office:value-type="float" office:value="0.102417" calcext:value-type="float">
            <text:p>0.102417</text:p>
          </table:table-cell>
          <table:table-cell office:value-type="float" office:value="0.101689" calcext:value-type="float">
            <text:p>0.101689</text:p>
          </table:table-cell>
          <table:table-cell office:value-type="float" office:value="0.10119" calcext:value-type="float">
            <text:p>0.10119</text:p>
          </table:table-cell>
          <table:table-cell office:value-type="float" office:value="0.100844" calcext:value-type="float">
            <text:p>0.100844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00428" calcext:value-type="float">
            <text:p>0.100428</text:p>
          </table:table-cell>
          <table:table-cell office:value-type="float" office:value="0.100306" calcext:value-type="float">
            <text:p>0.100306</text:p>
          </table:table-cell>
          <table:table-cell office:value-type="float" office:value="0.100219" calcext:value-type="float">
            <text:p>0.100219</text:p>
          </table:table-cell>
          <table:table-cell office:value-type="float" office:value="0.100156" calcext:value-type="float">
            <text:p>0.100156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57" calcext:value-type="float">
            <text:p>0.100057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44745" calcext:value-type="float">
            <text:p>0.644745</text:p>
          </table:table-cell>
          <table:table-cell table:number-columns-repeated="114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999938" calcext:value-type="float">
            <text:p>0.999938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0.999859" calcext:value-type="float">
            <text:p>0.999859</text:p>
          </table:table-cell>
          <table:table-cell office:value-type="float" office:value="0.999778" calcext:value-type="float">
            <text:p>0.999778</text:p>
          </table:table-cell>
          <table:table-cell office:value-type="float" office:value="0.999668" calcext:value-type="float">
            <text:p>0.999668</text:p>
          </table:table-cell>
          <table:table-cell office:value-type="float" office:value="0.99947" calcext:value-type="float">
            <text:p>0.99947</text:p>
          </table:table-cell>
          <table:table-cell office:value-type="float" office:value="0.999179" calcext:value-type="float">
            <text:p>0.999179</text:p>
          </table:table-cell>
          <table:table-cell office:value-type="float" office:value="0.998696" calcext:value-type="float">
            <text:p>0.998696</text:p>
          </table:table-cell>
          <table:table-cell office:value-type="float" office:value="0.997876" calcext:value-type="float">
            <text:p>0.997876</text:p>
          </table:table-cell>
          <table:table-cell office:value-type="float" office:value="0.996564" calcext:value-type="float">
            <text:p>0.996564</text:p>
          </table:table-cell>
          <table:table-cell office:value-type="float" office:value="0.994172" calcext:value-type="float">
            <text:p>0.994172</text:p>
          </table:table-cell>
          <table:table-cell office:value-type="float" office:value="0.990094" calcext:value-type="float">
            <text:p>0.990094</text:p>
          </table:table-cell>
          <table:table-cell office:value-type="float" office:value="0.982638" calcext:value-type="float">
            <text:p>0.982638</text:p>
          </table:table-cell>
          <table:table-cell office:value-type="float" office:value="0.968996" calcext:value-type="float">
            <text:p>0.968996</text:p>
          </table:table-cell>
          <table:table-cell office:value-type="float" office:value="0.94445" calcext:value-type="float">
            <text:p>0.94445</text:p>
          </table:table-cell>
          <table:table-cell office:value-type="float" office:value="0.900154" calcext:value-type="float">
            <text:p>0.900154</text:p>
          </table:table-cell>
          <table:table-cell office:value-type="float" office:value="0.826184" calcext:value-type="float">
            <text:p>0.826184</text:p>
          </table:table-cell>
          <table:table-cell office:value-type="float" office:value="0.712799" calcext:value-type="float">
            <text:p>0.712799</text:p>
          </table:table-cell>
          <table:table-cell office:value-type="float" office:value="0.565883" calcext:value-type="float">
            <text:p>0.565883</text:p>
          </table:table-cell>
          <table:table-cell office:value-type="float" office:value="0.417412" calcext:value-type="float">
            <text:p>0.417412</text:p>
          </table:table-cell>
          <table:table-cell office:value-type="float" office:value="0.298093" calcext:value-type="float">
            <text:p>0.298093</text:p>
          </table:table-cell>
          <table:table-cell office:value-type="float" office:value="0.21697" calcext:value-type="float">
            <text:p>0.21697</text:p>
          </table:table-cell>
          <table:table-cell office:value-type="float" office:value="0.167457" calcext:value-type="float">
            <text:p>0.167457</text:p>
          </table:table-cell>
          <table:table-cell office:value-type="float" office:value="0.139006" calcext:value-type="float">
            <text:p>0.139006</text:p>
          </table:table-cell>
          <table:table-cell office:value-type="float" office:value="0.123043" calcext:value-type="float">
            <text:p>0.123043</text:p>
          </table:table-cell>
          <table:table-cell office:value-type="float" office:value="0.114055" calcext:value-type="float">
            <text:p>0.114055</text:p>
          </table:table-cell>
          <table:table-cell office:value-type="float" office:value="0.108877" calcext:value-type="float">
            <text:p>0.108877</text:p>
          </table:table-cell>
          <table:table-cell office:value-type="float" office:value="0.105791" calcext:value-type="float">
            <text:p>0.105791</text:p>
          </table:table-cell>
          <table:table-cell office:value-type="float" office:value="0.103881" calcext:value-type="float">
            <text:p>0.103881</text:p>
          </table:table-cell>
          <table:table-cell office:value-type="float" office:value="0.102655" calcext:value-type="float">
            <text:p>0.102655</text:p>
          </table:table-cell>
          <table:table-cell office:value-type="float" office:value="0.101844" calcext:value-type="float">
            <text:p>0.101844</text:p>
          </table:table-cell>
          <table:table-cell office:value-type="float" office:value="0.101294" calcext:value-type="float">
            <text:p>0.101294</text:p>
          </table:table-cell>
          <table:table-cell office:value-type="float" office:value="0.100914" calcext:value-type="float">
            <text:p>0.100914</text:p>
          </table:table-cell>
          <table:table-cell office:value-type="float" office:value="0.100649" calcext:value-type="float">
            <text:p>0.100649</text:p>
          </table:table-cell>
          <table:table-cell office:value-type="float" office:value="0.100462" calcext:value-type="float">
            <text:p>0.100462</text:p>
          </table:table-cell>
          <table:table-cell office:value-type="float" office:value="0.10033" calcext:value-type="float">
            <text:p>0.10033</text:p>
          </table:table-cell>
          <table:table-cell office:value-type="float" office:value="0.100236" calcext:value-type="float">
            <text:p>0.100236</text:p>
          </table:table-cell>
          <table:table-cell office:value-type="float" office:value="0.100169" calcext:value-type="float">
            <text:p>0.100169</text:p>
          </table:table-cell>
          <table:table-cell office:value-type="float" office:value="0.100121" calcext:value-type="float">
            <text:p>0.100121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4847" calcext:value-type="float">
            <text:p>0.64847</text:p>
          </table:table-cell>
          <table:table-cell table:number-columns-repeated="115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52" calcext:value-type="float">
            <text:p>0.999952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824" calcext:value-type="float">
            <text:p>0.999824</text:p>
          </table:table-cell>
          <table:table-cell office:value-type="float" office:value="0.999736" calcext:value-type="float">
            <text:p>0.999736</text:p>
          </table:table-cell>
          <table:table-cell office:value-type="float" office:value="0.999588" calcext:value-type="float">
            <text:p>0.999588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8987" calcext:value-type="float">
            <text:p>0.998987</text:p>
          </table:table-cell>
          <table:table-cell office:value-type="float" office:value="0.998336" calcext:value-type="float">
            <text:p>0.998336</text:p>
          </table:table-cell>
          <table:table-cell office:value-type="float" office:value="0.997321" calcext:value-type="float">
            <text:p>0.997321</text:p>
          </table:table-cell>
          <table:table-cell office:value-type="float" office:value="0.995508" calcext:value-type="float">
            <text:p>0.995508</text:p>
          </table:table-cell>
          <table:table-cell office:value-type="float" office:value="0.992317" calcext:value-type="float">
            <text:p>0.992317</text:p>
          </table:table-cell>
          <table:table-cell office:value-type="float" office:value="0.986699" calcext:value-type="float">
            <text:p>0.986699</text:p>
          </table:table-cell>
          <table:table-cell office:value-type="float" office:value="0.976152" calcext:value-type="float">
            <text:p>0.976152</text:p>
          </table:table-cell>
          <table:table-cell office:value-type="float" office:value="0.957199" calcext:value-type="float">
            <text:p>0.957199</text:p>
          </table:table-cell>
          <table:table-cell office:value-type="float" office:value="0.92248" calcext:value-type="float">
            <text:p>0.92248</text:p>
          </table:table-cell>
          <table:table-cell office:value-type="float" office:value="0.86215" calcext:value-type="float">
            <text:p>0.86215</text:p>
          </table:table-cell>
          <table:table-cell office:value-type="float" office:value="0.765673" calcext:value-type="float">
            <text:p>0.765673</text:p>
          </table:table-cell>
          <table:table-cell office:value-type="float" office:value="0.629245" calcext:value-type="float">
            <text:p>0.629245</text:p>
          </table:table-cell>
          <table:table-cell office:value-type="float" office:value="0.475861" calcext:value-type="float">
            <text:p>0.475861</text:p>
          </table:table-cell>
          <table:table-cell office:value-type="float" office:value="0.341463" calcext:value-type="float">
            <text:p>0.341463</text:p>
          </table:table-cell>
          <table:table-cell office:value-type="float" office:value="0.244597" calcext:value-type="float">
            <text:p>0.244597</text:p>
          </table:table-cell>
          <table:table-cell office:value-type="float" office:value="0.183424" calcext:value-type="float">
            <text:p>0.183424</text:p>
          </table:table-cell>
          <table:table-cell office:value-type="float" office:value="0.147738" calcext:value-type="float">
            <text:p>0.147738</text:p>
          </table:table-cell>
          <table:table-cell office:value-type="float" office:value="0.127708" calcext:value-type="float">
            <text:p>0.127708</text:p>
          </table:table-cell>
          <table:table-cell office:value-type="float" office:value="0.116548" calcext:value-type="float">
            <text:p>0.116548</text:p>
          </table:table-cell>
          <table:table-cell office:value-type="float" office:value="0.110237" calcext:value-type="float">
            <text:p>0.110237</text:p>
          </table:table-cell>
          <table:table-cell office:value-type="float" office:value="0.106557" calcext:value-type="float">
            <text:p>0.106557</text:p>
          </table:table-cell>
          <table:table-cell office:value-type="float" office:value="0.10433" calcext:value-type="float">
            <text:p>0.10433</text:p>
          </table:table-cell>
          <table:table-cell office:value-type="float" office:value="0.10293" calcext:value-type="float">
            <text:p>0.10293</text:p>
          </table:table-cell>
          <table:table-cell office:value-type="float" office:value="0.102019" calcext:value-type="float">
            <text:p>0.102019</text:p>
          </table:table-cell>
          <table:table-cell office:value-type="float" office:value="0.101409" calcext:value-type="float">
            <text:p>0.101409</text:p>
          </table:table-cell>
          <table:table-cell office:value-type="float" office:value="0.100992" calcext:value-type="float">
            <text:p>0.100992</text:p>
          </table:table-cell>
          <table:table-cell office:value-type="float" office:value="0.100702" calcext:value-type="float">
            <text:p>0.100702</text:p>
          </table:table-cell>
          <table:table-cell office:value-type="float" office:value="0.100499" calcext:value-type="float">
            <text:p>0.100499</text:p>
          </table:table-cell>
          <table:table-cell office:value-type="float" office:value="0.100356" calcext:value-type="float">
            <text:p>0.100356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0.100182" calcext:value-type="float">
            <text:p>0.100182</text:p>
          </table:table-cell>
          <table:table-cell office:value-type="float" office:value="0.10013" calcext:value-type="float">
            <text:p>0.10013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67" calcext:value-type="float">
            <text:p>0.10006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52194" calcext:value-type="float">
            <text:p>0.652194</text:p>
          </table:table-cell>
          <table:table-cell table:number-columns-repeated="115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0.999864" calcext:value-type="float">
            <text:p>0.999864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999681" calcext:value-type="float">
            <text:p>0.999681</text:p>
          </table:table-cell>
          <table:table-cell office:value-type="float" office:value="0.999482" calcext:value-type="float">
            <text:p>0.999482</text:p>
          </table:table-cell>
          <table:table-cell office:value-type="float" office:value="0.999204" calcext:value-type="float">
            <text:p>0.999204</text:p>
          </table:table-cell>
          <table:table-cell office:value-type="float" office:value="0.99871" calcext:value-type="float">
            <text:p>0.99871</text:p>
          </table:table-cell>
          <table:table-cell office:value-type="float" office:value="0.997894" calcext:value-type="float">
            <text:p>0.997894</text:p>
          </table:table-cell>
          <table:table-cell office:value-type="float" office:value="0.996544" calcext:value-type="float">
            <text:p>0.996544</text:p>
          </table:table-cell>
          <table:table-cell office:value-type="float" office:value="0.994048" calcext:value-type="float">
            <text:p>0.994048</text:p>
          </table:table-cell>
          <table:table-cell office:value-type="float" office:value="0.989775" calcext:value-type="float">
            <text:p>0.989775</text:p>
          </table:table-cell>
          <table:table-cell office:value-type="float" office:value="0.981745" calcext:value-type="float">
            <text:p>0.981745</text:p>
          </table:table-cell>
          <table:table-cell office:value-type="float" office:value="0.967048" calcext:value-type="float">
            <text:p>0.967048</text:p>
          </table:table-cell>
          <table:table-cell office:value-type="float" office:value="0.940236" calcext:value-type="float">
            <text:p>0.940236</text:p>
          </table:table-cell>
          <table:table-cell office:value-type="float" office:value="0.891834" calcext:value-type="float">
            <text:p>0.891834</text:p>
          </table:table-cell>
          <table:table-cell office:value-type="float" office:value="0.811592" calcext:value-type="float">
            <text:p>0.811592</text:p>
          </table:table-cell>
          <table:table-cell office:value-type="float" office:value="0.69022" calcext:value-type="float">
            <text:p>0.69022</text:p>
          </table:table-cell>
          <table:table-cell office:value-type="float" office:value="0.538502" calcext:value-type="float">
            <text:p>0.538502</text:p>
          </table:table-cell>
          <table:table-cell office:value-type="float" office:value="0.39185" calcext:value-type="float">
            <text:p>0.39185</text:p>
          </table:table-cell>
          <table:table-cell office:value-type="float" office:value="0.278449" calcext:value-type="float">
            <text:p>0.278449</text:p>
          </table:table-cell>
          <table:table-cell office:value-type="float" office:value="0.203612" calcext:value-type="float">
            <text:p>0.203612</text:p>
          </table:table-cell>
          <table:table-cell office:value-type="float" office:value="0.158944" calcext:value-type="float">
            <text:p>0.158944</text:p>
          </table:table-cell>
          <table:table-cell office:value-type="float" office:value="0.133706" calcext:value-type="float">
            <text:p>0.133706</text:p>
          </table:table-cell>
          <table:table-cell office:value-type="float" office:value="0.11973" calcext:value-type="float">
            <text:p>0.11973</text:p>
          </table:table-cell>
          <table:table-cell office:value-type="float" office:value="0.111944" calcext:value-type="float">
            <text:p>0.111944</text:p>
          </table:table-cell>
          <table:table-cell office:value-type="float" office:value="0.107499" calcext:value-type="float">
            <text:p>0.107499</text:p>
          </table:table-cell>
          <table:table-cell office:value-type="float" office:value="0.104869" calcext:value-type="float">
            <text:p>0.104869</text:p>
          </table:table-cell>
          <table:table-cell office:value-type="float" office:value="0.103252" calcext:value-type="float">
            <text:p>0.103252</text:p>
          </table:table-cell>
          <table:table-cell office:value-type="float" office:value="0.102219" calcext:value-type="float">
            <text:p>0.102219</text:p>
          </table:table-cell>
          <table:table-cell office:value-type="float" office:value="0.101538" calcext:value-type="float">
            <text:p>0.101538</text:p>
          </table:table-cell>
          <table:table-cell office:value-type="float" office:value="0.101078" calcext:value-type="float">
            <text:p>0.101078</text:p>
          </table:table-cell>
          <table:table-cell office:value-type="float" office:value="0.100761" calcext:value-type="float">
            <text:p>0.100761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100385" calcext:value-type="float">
            <text:p>0.100385</text:p>
          </table:table-cell>
          <table:table-cell office:value-type="float" office:value="0.100274" calcext:value-type="float">
            <text:p>0.100274</text:p>
          </table:table-cell>
          <table:table-cell office:value-type="float" office:value="0.100196" calcext:value-type="float">
            <text:p>0.100196</text:p>
          </table:table-cell>
          <table:table-cell office:value-type="float" office:value="0.10014" calcext:value-type="float">
            <text:p>0.10014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55919" calcext:value-type="float">
            <text:p>0.655919</text:p>
          </table:table-cell>
          <table:table-cell table:number-columns-repeated="116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895" calcext:value-type="float">
            <text:p>0.999895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999597" calcext:value-type="float">
            <text:p>0.999597</text:p>
          </table:table-cell>
          <table:table-cell office:value-type="float" office:value="0.999366" calcext:value-type="float">
            <text:p>0.999366</text:p>
          </table:table-cell>
          <table:table-cell office:value-type="float" office:value="0.999005" calcext:value-type="float">
            <text:p>0.999005</text:p>
          </table:table-cell>
          <table:table-cell office:value-type="float" office:value="0.998345" calcext:value-type="float">
            <text:p>0.998345</text:p>
          </table:table-cell>
          <table:table-cell office:value-type="float" office:value="0.997323" calcext:value-type="float">
            <text:p>0.997323</text:p>
          </table:table-cell>
          <table:table-cell office:value-type="float" office:value="0.995419" calcext:value-type="float">
            <text:p>0.995419</text:p>
          </table:table-cell>
          <table:table-cell office:value-type="float" office:value="0.992096" calcext:value-type="float">
            <text:p>0.992096</text:p>
          </table:table-cell>
          <table:table-cell office:value-type="float" office:value="0.986072" calcext:value-type="float">
            <text:p>0.986072</text:p>
          </table:table-cell>
          <table:table-cell office:value-type="float" office:value="0.974687" calcext:value-type="float">
            <text:p>0.974687</text:p>
          </table:table-cell>
          <table:table-cell office:value-type="float" office:value="0.954079" calcext:value-type="float">
            <text:p>0.954079</text:p>
          </table:table-cell>
          <table:table-cell office:value-type="float" office:value="0.915984" calcext:value-type="float">
            <text:p>0.915984</text:p>
          </table:table-cell>
          <table:table-cell office:value-type="float" office:value="0.850317" calcext:value-type="float">
            <text:p>0.850317</text:p>
          </table:table-cell>
          <table:table-cell office:value-type="float" office:value="0.74616" calcext:value-type="float">
            <text:p>0.74616</text:p>
          </table:table-cell>
          <table:table-cell office:value-type="float" office:value="0.602853" calcext:value-type="float">
            <text:p>0.602853</text:p>
          </table:table-cell>
          <table:table-cell office:value-type="float" office:value="0.448692" calcext:value-type="float">
            <text:p>0.448692</text:p>
          </table:table-cell>
          <table:table-cell office:value-type="float" office:value="0.319181" calcext:value-type="float">
            <text:p>0.319181</text:p>
          </table:table-cell>
          <table:table-cell office:value-type="float" office:value="0.228895" calcext:value-type="float">
            <text:p>0.228895</text:p>
          </table:table-cell>
          <table:table-cell office:value-type="float" office:value="0.173283" calcext:value-type="float">
            <text:p>0.173283</text:p>
          </table:table-cell>
          <table:table-cell office:value-type="float" office:value="0.141439" calcext:value-type="float">
            <text:p>0.141439</text:p>
          </table:table-cell>
          <table:table-cell office:value-type="float" office:value="0.123817" calcext:value-type="float">
            <text:p>0.123817</text:p>
          </table:table-cell>
          <table:table-cell office:value-type="float" office:value="0.11411" calcext:value-type="float">
            <text:p>0.11411</text:p>
          </table:table-cell>
          <table:table-cell office:value-type="float" office:value="0.10867" calcext:value-type="float">
            <text:p>0.10867</text:p>
          </table:table-cell>
          <table:table-cell office:value-type="float" office:value="0.105525" calcext:value-type="float">
            <text:p>0.105525</text:p>
          </table:table-cell>
          <table:table-cell office:value-type="float" office:value="0.103634" calcext:value-type="float">
            <text:p>0.103634</text:p>
          </table:table-cell>
          <table:table-cell office:value-type="float" office:value="0.102452" calcext:value-type="float">
            <text:p>0.102452</text:p>
          </table:table-cell>
          <table:table-cell office:value-type="float" office:value="0.101686" calcext:value-type="float">
            <text:p>0.101686</text:p>
          </table:table-cell>
          <table:table-cell office:value-type="float" office:value="0.101175" calcext:value-type="float">
            <text:p>0.101175</text:p>
          </table:table-cell>
          <table:table-cell office:value-type="float" office:value="0.100826" calcext:value-type="float">
            <text:p>0.100826</text:p>
          </table:table-cell>
          <table:table-cell office:value-type="float" office:value="0.100585" calcext:value-type="float">
            <text:p>0.100585</text:p>
          </table:table-cell>
          <table:table-cell office:value-type="float" office:value="0.100416" calcext:value-type="float">
            <text:p>0.100416</text:p>
          </table:table-cell>
          <table:table-cell office:value-type="float" office:value="0.100296" calcext:value-type="float">
            <text:p>0.100296</text:p>
          </table:table-cell>
          <table:table-cell office:value-type="float" office:value="0.100211" calcext:value-type="float">
            <text:p>0.100211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0.100108" calcext:value-type="float">
            <text:p>0.100108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100055" calcext:value-type="float">
            <text:p>0.100055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2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59644" calcext:value-type="float">
            <text:p>0.659644</text:p>
          </table:table-cell>
          <table:table-cell table:number-columns-repeated="117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0.999797" calcext:value-type="float">
            <text:p>0.99979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999494" calcext:value-type="float">
            <text:p>0.999494</text:p>
          </table:table-cell>
          <table:table-cell office:value-type="float" office:value="0.999225" calcext:value-type="float">
            <text:p>0.999225</text:p>
          </table:table-cell>
          <table:table-cell office:value-type="float" office:value="0.998715" calcext:value-type="float">
            <text:p>0.998715</text:p>
          </table:table-cell>
          <table:table-cell office:value-type="float" office:value="0.997902" calcext:value-type="float">
            <text:p>0.997902</text:p>
          </table:table-cell>
          <table:table-cell office:value-type="float" office:value="0.996492" calcext:value-type="float">
            <text:p>0.996492</text:p>
          </table:table-cell>
          <table:table-cell office:value-type="float" office:value="0.993881" calcext:value-type="float">
            <text:p>0.993881</text:p>
          </table:table-cell>
          <table:table-cell office:value-type="float" office:value="0.989353" calcext:value-type="float">
            <text:p>0.989353</text:p>
          </table:table-cell>
          <table:table-cell office:value-type="float" office:value="0.980649" calcext:value-type="float">
            <text:p>0.980649</text:p>
          </table:table-cell>
          <table:table-cell office:value-type="float" office:value="0.964737" calcext:value-type="float">
            <text:p>0.964737</text:p>
          </table:table-cell>
          <table:table-cell office:value-type="float" office:value="0.935288" calcext:value-type="float">
            <text:p>0.935288</text:p>
          </table:table-cell>
          <table:table-cell office:value-type="float" office:value="0.882361" calcext:value-type="float">
            <text:p>0.882361</text:p>
          </table:table-cell>
          <table:table-cell office:value-type="float" office:value="0.795298" calcext:value-type="float">
            <text:p>0.795298</text:p>
          </table:table-cell>
          <table:table-cell office:value-type="float" office:value="0.665927" calcext:value-type="float">
            <text:p>0.665927</text:p>
          </table:table-cell>
          <table:table-cell office:value-type="float" office:value="0.510617" calcext:value-type="float">
            <text:p>0.510617</text:p>
          </table:table-cell>
          <table:table-cell office:value-type="float" office:value="0.367089" calcext:value-type="float">
            <text:p>0.367089</text:p>
          </table:table-cell>
          <table:table-cell office:value-type="float" office:value="0.260149" calcext:value-type="float">
            <text:p>0.260149</text:p>
          </table:table-cell>
          <table:table-cell office:value-type="float" office:value="0.191529" calcext:value-type="float">
            <text:p>0.191529</text:p>
          </table:table-cell>
          <table:table-cell office:value-type="float" office:value="0.151411" calcext:value-type="float">
            <text:p>0.151411</text:p>
          </table:table-cell>
          <table:table-cell office:value-type="float" office:value="0.129093" calcext:value-type="float">
            <text:p>0.129093</text:p>
          </table:table-cell>
          <table:table-cell office:value-type="float" office:value="0.116883" calcext:value-type="float">
            <text:p>0.116883</text:p>
          </table:table-cell>
          <table:table-cell office:value-type="float" office:value="0.110147" calcext:value-type="float">
            <text:p>0.110147</text:p>
          </table:table-cell>
          <table:table-cell office:value-type="float" office:value="0.106333" calcext:value-type="float">
            <text:p>0.106333</text:p>
          </table:table-cell>
          <table:table-cell office:value-type="float" office:value="0.104094" calcext:value-type="float">
            <text:p>0.104094</text:p>
          </table:table-cell>
          <table:table-cell office:value-type="float" office:value="0.102725" calcext:value-type="float">
            <text:p>0.102725</text:p>
          </table:table-cell>
          <table:table-cell office:value-type="float" office:value="0.101855" calcext:value-type="float">
            <text:p>0.101855</text:p>
          </table:table-cell>
          <table:table-cell office:value-type="float" office:value="0.101284" calcext:value-type="float">
            <text:p>0.101284</text:p>
          </table:table-cell>
          <table:table-cell office:value-type="float" office:value="0.100899" calcext:value-type="float">
            <text:p>0.100899</text:p>
          </table:table-cell>
          <table:table-cell office:value-type="float" office:value="0.100634" calcext:value-type="float">
            <text:p>0.100634</text:p>
          </table:table-cell>
          <table:table-cell office:value-type="float" office:value="0.10045" calcext:value-type="float">
            <text:p>0.10045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00228" calcext:value-type="float">
            <text:p>0.100228</text:p>
          </table:table-cell>
          <table:table-cell office:value-type="float" office:value="0.100163" calcext:value-type="float">
            <text:p>0.100163</text:p>
          </table:table-cell>
          <table:table-cell office:value-type="float" office:value="0.100117" calcext:value-type="float">
            <text:p>0.100117</text:p>
          </table:table-cell>
          <table:table-cell office:value-type="float" office:value="0.100083" calcext:value-type="float">
            <text:p>0.100083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63369" calcext:value-type="float">
            <text:p>0.663369</text:p>
          </table:table-cell>
          <table:table-cell table:number-columns-repeated="117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table:number-columns-repeated="2" office:value-type="float" office:value="0.999997" calcext:value-type="float">
            <text:p>0.999997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835" calcext:value-type="float">
            <text:p>0.999835</text:p>
          </table:table-cell>
          <table:table-cell office:value-type="float" office:value="0.999759" calcext:value-type="float">
            <text:p>0.999759</text:p>
          </table:table-cell>
          <table:table-cell office:value-type="float" office:value="0.999604" calcext:value-type="float">
            <text:p>0.999604</text:p>
          </table:table-cell>
          <table:table-cell office:value-type="float" office:value="0.999384" calcext:value-type="float">
            <text:p>0.999384</text:p>
          </table:table-cell>
          <table:table-cell office:value-type="float" office:value="0.999013" calcext:value-type="float">
            <text:p>0.999013</text:p>
          </table:table-cell>
          <table:table-cell office:value-type="float" office:value="0.998349" calcext:value-type="float">
            <text:p>0.998349</text:p>
          </table:table-cell>
          <table:table-cell office:value-type="float" office:value="0.997304" calcext:value-type="float">
            <text:p>0.997304</text:p>
          </table:table-cell>
          <table:table-cell office:value-type="float" office:value="0.995289" calcext:value-type="float">
            <text:p>0.995289</text:p>
          </table:table-cell>
          <table:table-cell office:value-type="float" office:value="0.991808" calcext:value-type="float">
            <text:p>0.991808</text:p>
          </table:table-cell>
          <table:table-cell office:value-type="float" office:value="0.985281" calcext:value-type="float">
            <text:p>0.985281</text:p>
          </table:table-cell>
          <table:table-cell office:value-type="float" office:value="0.97295" calcext:value-type="float">
            <text:p>0.97295</text:p>
          </table:table-cell>
          <table:table-cell office:value-type="float" office:value="0.950393" calcext:value-type="float">
            <text:p>0.950393</text:p>
          </table:table-cell>
          <table:table-cell office:value-type="float" office:value="0.908516" calcext:value-type="float">
            <text:p>0.908516</text:p>
          </table:table-cell>
          <table:table-cell office:value-type="float" office:value="0.837018" calcext:value-type="float">
            <text:p>0.837018</text:p>
          </table:table-cell>
          <table:table-cell office:value-type="float" office:value="0.724792" calcext:value-type="float">
            <text:p>0.724792</text:p>
          </table:table-cell>
          <table:table-cell office:value-type="float" office:value="0.575389" calcext:value-type="float">
            <text:p>0.575389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298139" calcext:value-type="float">
            <text:p>0.298139</text:p>
          </table:table-cell>
          <table:table-cell office:value-type="float" office:value="0.214545" calcext:value-type="float">
            <text:p>0.214545</text:p>
          </table:table-cell>
          <table:table-cell office:value-type="float" office:value="0.164239" calcext:value-type="float">
            <text:p>0.164239</text:p>
          </table:table-cell>
          <table:table-cell office:value-type="float" office:value="0.135924" calcext:value-type="float">
            <text:p>0.135924</text:p>
          </table:table-cell>
          <table:table-cell office:value-type="float" office:value="0.120457" calcext:value-type="float">
            <text:p>0.120457</text:p>
          </table:table-cell>
          <table:table-cell office:value-type="float" office:value="0.112026" calcext:value-type="float">
            <text:p>0.112026</text:p>
          </table:table-cell>
          <table:table-cell office:value-type="float" office:value="0.107343" calcext:value-type="float">
            <text:p>0.107343</text:p>
          </table:table-cell>
          <table:table-cell office:value-type="float" office:value="0.104655" calcext:value-type="float">
            <text:p>0.104655</text:p>
          </table:table-cell>
          <table:table-cell office:value-type="float" office:value="0.10305" calcext:value-type="float">
            <text:p>0.10305</text:p>
          </table:table-cell>
          <table:table-cell office:value-type="float" office:value="0.102052" calcext:value-type="float">
            <text:p>0.102052</text:p>
          </table:table-cell>
          <table:table-cell office:value-type="float" office:value="0.101408" calcext:value-type="float">
            <text:p>0.101408</text:p>
          </table:table-cell>
          <table:table-cell office:value-type="float" office:value="0.10098" calcext:value-type="float">
            <text:p>0.10098</text:p>
          </table:table-cell>
          <table:table-cell office:value-type="float" office:value="0.100688" calcext:value-type="float">
            <text:p>0.100688</text:p>
          </table:table-cell>
          <table:table-cell office:value-type="float" office:value="0.100487" calcext:value-type="float">
            <text:p>0.100487</text:p>
          </table:table-cell>
          <table:table-cell office:value-type="float" office:value="0.100346" calcext:value-type="float">
            <text:p>0.100346</text:p>
          </table:table-cell>
          <table:table-cell office:value-type="float" office:value="0.100246" calcext:value-type="float">
            <text:p>0.100246</text:p>
          </table:table-cell>
          <table:table-cell office:value-type="float" office:value="0.100176" calcext:value-type="float">
            <text:p>0.100176</text:p>
          </table:table-cell>
          <table:table-cell office:value-type="float" office:value="0.100126" calcext:value-type="float">
            <text:p>0.100126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100064" calcext:value-type="float">
            <text:p>0.100064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67093" calcext:value-type="float">
            <text:p>0.667093</text:p>
          </table:table-cell>
          <table:table-cell table:number-columns-repeated="118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0.999922" calcext:value-type="float">
            <text:p>0.999922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0.999806" calcext:value-type="float">
            <text:p>0.999806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999506" calcext:value-type="float">
            <text:p>0.999506</text:p>
          </table:table-cell>
          <table:table-cell office:value-type="float" office:value="0.99924" calcext:value-type="float">
            <text:p>0.99924</text:p>
          </table:table-cell>
          <table:table-cell office:value-type="float" office:value="0.998713" calcext:value-type="float">
            <text:p>0.998713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6404" calcext:value-type="float">
            <text:p>0.996404</text:p>
          </table:table-cell>
          <table:table-cell office:value-type="float" office:value="0.993667" calcext:value-type="float">
            <text:p>0.993667</text:p>
          </table:table-cell>
          <table:table-cell office:value-type="float" office:value="0.988809" calcext:value-type="float">
            <text:p>0.988809</text:p>
          </table:table-cell>
          <table:table-cell office:value-type="float" office:value="0.979335" calcext:value-type="float">
            <text:p>0.979335</text:p>
          </table:table-cell>
          <table:table-cell office:value-type="float" office:value="0.962012" calcext:value-type="float">
            <text:p>0.962012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871654" calcext:value-type="float">
            <text:p>0.871654</text:p>
          </table:table-cell>
          <table:table-cell office:value-type="float" office:value="0.777225" calcext:value-type="float">
            <text:p>0.777225</text:p>
          </table:table-cell>
          <table:table-cell office:value-type="float" office:value="0.640096" calcext:value-type="float">
            <text:p>0.640096</text:p>
          </table:table-cell>
          <table:table-cell office:value-type="float" office:value="0.482568" calcext:value-type="float">
            <text:p>0.482568</text:p>
          </table:table-cell>
          <table:table-cell office:value-type="float" office:value="0.343348" calcext:value-type="float">
            <text:p>0.343348</text:p>
          </table:table-cell>
          <table:table-cell office:value-type="float" office:value="0.243233" calcext:value-type="float">
            <text:p>0.243233</text:p>
          </table:table-cell>
          <table:table-cell office:value-type="float" office:value="0.180659" calcext:value-type="float">
            <text:p>0.180659</text:p>
          </table:table-cell>
          <table:table-cell office:value-type="float" office:value="0.144771" calcext:value-type="float">
            <text:p>0.144771</text:p>
          </table:table-cell>
          <table:table-cell office:value-type="float" office:value="0.12509" calcext:value-type="float">
            <text:p>0.12509</text:p>
          </table:table-cell>
          <table:table-cell office:value-type="float" office:value="0.11444" calcext:value-type="float">
            <text:p>0.11444</text:p>
          </table:table-cell>
          <table:table-cell office:value-type="float" office:value="0.108618" calcext:value-type="float">
            <text:p>0.108618</text:p>
          </table:table-cell>
          <table:table-cell office:value-type="float" office:value="0.105349" calcext:value-type="float">
            <text:p>0.105349</text:p>
          </table:table-cell>
          <table:table-cell office:value-type="float" office:value="0.103442" calcext:value-type="float">
            <text:p>0.103442</text:p>
          </table:table-cell>
          <table:table-cell office:value-type="float" office:value="0.102283" calcext:value-type="float">
            <text:p>0.102283</text:p>
          </table:table-cell>
          <table:table-cell office:value-type="float" office:value="0.101551" calcext:value-type="float">
            <text:p>0.101551</text:p>
          </table:table-cell>
          <table:table-cell office:value-type="float" office:value="0.101071" calcext:value-type="float">
            <text:p>0.101071</text:p>
          </table:table-cell>
          <table:table-cell office:value-type="float" office:value="0.100749" calcext:value-type="float">
            <text:p>0.100749</text:p>
          </table:table-cell>
          <table:table-cell office:value-type="float" office:value="0.100528" calcext:value-type="float">
            <text:p>0.100528</text:p>
          </table:table-cell>
          <table:table-cell office:value-type="float" office:value="0.100374" calcext:value-type="float">
            <text:p>0.100374</text:p>
          </table:table-cell>
          <table:table-cell office:value-type="float" office:value="0.100266" calcext:value-type="float">
            <text:p>0.100266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100136" calcext:value-type="float">
            <text:p>0.100136</text:p>
          </table:table-cell>
          <table:table-cell office:value-type="float" office:value="0.100097" calcext:value-type="float">
            <text:p>0.100097</text:p>
          </table:table-cell>
          <table:table-cell office:value-type="float" office:value="0.100069" calcext:value-type="float">
            <text:p>0.100069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70818" calcext:value-type="float">
            <text:p>0.670818</text:p>
          </table:table-cell>
          <table:table-cell table:number-columns-repeated="118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table:number-columns-repeated="2" office:value-type="float" office:value="0.999997" calcext:value-type="float">
            <text:p>0.999997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37" calcext:value-type="float">
            <text:p>0.999937</text:p>
          </table:table-cell>
          <table:table-cell office:value-type="float" office:value="0.999901" calcext:value-type="float">
            <text:p>0.999901</text:p>
          </table:table-cell>
          <table:table-cell office:value-type="float" office:value="0.999842" calcext:value-type="float">
            <text:p>0.999842</text:p>
          </table:table-cell>
          <table:table-cell office:value-type="float" office:value="0.999768" calcext:value-type="float">
            <text:p>0.999768</text:p>
          </table:table-cell>
          <table:table-cell office:value-type="float" office:value="0.99961" calcext:value-type="float">
            <text:p>0.99961</text:p>
          </table:table-cell>
          <table:table-cell office:value-type="float" office:value="0.999401" calcext:value-type="float">
            <text:p>0.999401</text:p>
          </table:table-cell>
          <table:table-cell office:value-type="float" office:value="0.999013" calcext:value-type="float">
            <text:p>0.999013</text:p>
          </table:table-cell>
          <table:table-cell office:value-type="float" office:value="0.998347" calcext:value-type="float">
            <text:p>0.998347</text:p>
          </table:table-cell>
          <table:table-cell office:value-type="float" office:value="0.997257" calcext:value-type="float">
            <text:p>0.997257</text:p>
          </table:table-cell>
          <table:table-cell office:value-type="float" office:value="0.995121" calcext:value-type="float">
            <text:p>0.995121</text:p>
          </table:table-cell>
          <table:table-cell office:value-type="float" office:value="0.991439" calcext:value-type="float">
            <text:p>0.991439</text:p>
          </table:table-cell>
          <table:table-cell office:value-type="float" office:value="0.98431" calcext:value-type="float">
            <text:p>0.98431</text:p>
          </table:table-cell>
          <table:table-cell office:value-type="float" office:value="0.97091" calcext:value-type="float">
            <text:p>0.97091</text:p>
          </table:table-cell>
          <table:table-cell office:value-type="float" office:value="0.946068" calcext:value-type="float">
            <text:p>0.946068</text:p>
          </table:table-cell>
          <table:table-cell office:value-type="float" office:value="0.900004" calcext:value-type="float">
            <text:p>0.900004</text:p>
          </table:table-cell>
          <table:table-cell office:value-type="float" office:value="0.822152" calcext:value-type="float">
            <text:p>0.822152</text:p>
          </table:table-cell>
          <table:table-cell office:value-type="float" office:value="0.701623" calcext:value-type="float">
            <text:p>0.701623</text:p>
          </table:table-cell>
          <table:table-cell office:value-type="float" office:value="0.547167" calcext:value-type="float">
            <text:p>0.547167</text:p>
          </table:table-cell>
          <table:table-cell office:value-type="float" office:value="0.395769" calcext:value-type="float">
            <text:p>0.395769</text:p>
          </table:table-cell>
          <table:table-cell office:value-type="float" office:value="0.278438" calcext:value-type="float">
            <text:p>0.278438</text:p>
          </table:table-cell>
          <table:table-cell office:value-type="float" office:value="0.201511" calcext:value-type="float">
            <text:p>0.201511</text:p>
          </table:table-cell>
          <table:table-cell office:value-type="float" office:value="0.156208" calcext:value-type="float">
            <text:p>0.156208</text:p>
          </table:table-cell>
          <table:table-cell office:value-type="float" office:value="0.131109" calcext:value-type="float">
            <text:p>0.131109</text:p>
          </table:table-cell>
          <table:table-cell office:value-type="float" office:value="0.117562" calcext:value-type="float">
            <text:p>0.117562</text:p>
          </table:table-cell>
          <table:table-cell office:value-type="float" office:value="0.110248" calcext:value-type="float">
            <text:p>0.110248</text:p>
          </table:table-cell>
          <table:table-cell office:value-type="float" office:value="0.106218" calcext:value-type="float">
            <text:p>0.106218</text:p>
          </table:table-cell>
          <table:table-cell office:value-type="float" office:value="0.103922" calcext:value-type="float">
            <text:p>0.103922</text:p>
          </table:table-cell>
          <table:table-cell office:value-type="float" office:value="0.10256" calcext:value-type="float">
            <text:p>0.10256</text:p>
          </table:table-cell>
          <table:table-cell office:value-type="float" office:value="0.101717" calcext:value-type="float">
            <text:p>0.101717</text:p>
          </table:table-cell>
          <table:table-cell office:value-type="float" office:value="0.101176" calcext:value-type="float">
            <text:p>0.101176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100573" calcext:value-type="float">
            <text:p>0.100573</text:p>
          </table:table-cell>
          <table:table-cell office:value-type="float" office:value="0.100405" calcext:value-type="float">
            <text:p>0.100405</text:p>
          </table:table-cell>
          <table:table-cell office:value-type="float" office:value="0.100288" calcext:value-type="float">
            <text:p>0.100288</text:p>
          </table:table-cell>
          <table:table-cell office:value-type="float" office:value="0.100205" calcext:value-type="float">
            <text:p>0.100205</text:p>
          </table:table-cell>
          <table:table-cell office:value-type="float" office:value="0.100146" calcext:value-type="float">
            <text:p>0.100146</text:p>
          </table:table-cell>
          <table:table-cell office:value-type="float" office:value="0.100105" calcext:value-type="float">
            <text:p>0.100105</text:p>
          </table:table-cell>
          <table:table-cell office:value-type="float" office:value="0.100075" calcext:value-type="float">
            <text:p>0.100075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74543" calcext:value-type="float">
            <text:p>0.674543</text:p>
          </table:table-cell>
          <table:table-cell table:number-columns-repeated="119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26" calcext:value-type="float">
            <text:p>0.999926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9816" calcext:value-type="float">
            <text:p>0.999816</text:p>
          </table:table-cell>
          <table:table-cell office:value-type="float" office:value="0.999701" calcext:value-type="float">
            <text:p>0.999701</text:p>
          </table:table-cell>
          <table:table-cell office:value-type="float" office:value="0.999519" calcext:value-type="float">
            <text:p>0.999519</text:p>
          </table:table-cell>
          <table:table-cell office:value-type="float" office:value="0.999247" calcext:value-type="float">
            <text:p>0.999247</text:p>
          </table:table-cell>
          <table:table-cell office:value-type="float" office:value="0.998704" calcext:value-type="float">
            <text:p>0.998704</text:p>
          </table:table-cell>
          <table:table-cell office:value-type="float" office:value="0.997883" calcext:value-type="float">
            <text:p>0.997883</text:p>
          </table:table-cell>
          <table:table-cell office:value-type="float" office:value="0.996279" calcext:value-type="float">
            <text:p>0.996279</text:p>
          </table:table-cell>
          <table:table-cell office:value-type="float" office:value="0.993403" calcext:value-type="float">
            <text:p>0.993403</text:p>
          </table:table-cell>
          <table:table-cell office:value-type="float" office:value="0.988125" calcext:value-type="float">
            <text:p>0.988125</text:p>
          </table:table-cell>
          <table:table-cell office:value-type="float" office:value="0.977787" calcext:value-type="float">
            <text:p>0.977787</text:p>
          </table:table-cell>
          <table:table-cell office:value-type="float" office:value="0.958811" calcext:value-type="float">
            <text:p>0.958811</text:p>
          </table:table-cell>
          <table:table-cell office:value-type="float" office:value="0.922896" calcext:value-type="float">
            <text:p>0.922896</text:p>
          </table:table-cell>
          <table:table-cell office:value-type="float" office:value="0.859625" calcext:value-type="float">
            <text:p>0.859625</text:p>
          </table:table-cell>
          <table:table-cell office:value-type="float" office:value="0.757325" calcext:value-type="float">
            <text:p>0.757325</text:p>
          </table:table-cell>
          <table:table-cell office:value-type="float" office:value="0.612959" calcext:value-type="float">
            <text:p>0.612959</text:p>
          </table:table-cell>
          <table:table-cell office:value-type="float" office:value="0.454689" calcext:value-type="float">
            <text:p>0.454689</text:p>
          </table:table-cell>
          <table:table-cell office:value-type="float" office:value="0.320797" calcext:value-type="float">
            <text:p>0.320797</text:p>
          </table:table-cell>
          <table:table-cell office:value-type="float" office:value="0.227703" calcext:value-type="float">
            <text:p>0.227703</text:p>
          </table:table-cell>
          <table:table-cell office:value-type="float" office:value="0.170928" calcext:value-type="float">
            <text:p>0.170928</text:p>
          </table:table-cell>
          <table:table-cell office:value-type="float" office:value="0.138937" calcext:value-type="float">
            <text:p>0.138937</text:p>
          </table:table-cell>
          <table:table-cell office:value-type="float" office:value="0.121621" calcext:value-type="float">
            <text:p>0.121621</text:p>
          </table:table-cell>
          <table:table-cell office:value-type="float" office:value="0.112346" calcext:value-type="float">
            <text:p>0.112346</text:p>
          </table:table-cell>
          <table:table-cell office:value-type="float" office:value="0.10732" calcext:value-type="float">
            <text:p>0.10732</text:p>
          </table:table-cell>
          <table:table-cell office:value-type="float" office:value="0.104518" calcext:value-type="float">
            <text:p>0.104518</text:p>
          </table:table-cell>
          <table:table-cell office:value-type="float" office:value="0.102894" calcext:value-type="float">
            <text:p>0.102894</text:p>
          </table:table-cell>
          <table:table-cell office:value-type="float" office:value="0.101913" calcext:value-type="float">
            <text:p>0.101913</text:p>
          </table:table-cell>
          <table:table-cell office:value-type="float" office:value="0.101296" calcext:value-type="float">
            <text:p>0.101296</text:p>
          </table:table-cell>
          <table:table-cell office:value-type="float" office:value="0.100894" calcext:value-type="float">
            <text:p>0.100894</text:p>
          </table:table-cell>
          <table:table-cell office:value-type="float" office:value="0.100624" calcext:value-type="float">
            <text:p>0.100624</text:p>
          </table:table-cell>
          <table:table-cell office:value-type="float" office:value="0.10044" calcext:value-type="float">
            <text:p>0.10044</text:p>
          </table:table-cell>
          <table:table-cell office:value-type="float" office:value="0.100312" calcext:value-type="float">
            <text:p>0.100312</text:p>
          </table:table-cell>
          <table:table-cell office:value-type="float" office:value="0.100222" calcext:value-type="float">
            <text:p>0.100222</text:p>
          </table:table-cell>
          <table:table-cell office:value-type="float" office:value="0.100158" calcext:value-type="float">
            <text:p>0.100158</text:p>
          </table:table-cell>
          <table:table-cell office:value-type="float" office:value="0.100113" calcext:value-type="float">
            <text:p>0.100113</text:p>
          </table:table-cell>
          <table:table-cell office:value-type="float" office:value="0.100081" calcext:value-type="float">
            <text:p>0.100081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78268" calcext:value-type="float">
            <text:p>0.678268</text:p>
          </table:table-cell>
          <table:table-cell table:number-columns-repeated="119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0.999849" calcext:value-type="float">
            <text:p>0.999849</text:p>
          </table:table-cell>
          <table:table-cell office:value-type="float" office:value="0.999774" calcext:value-type="float">
            <text:p>0.999774</text:p>
          </table:table-cell>
          <table:table-cell office:value-type="float" office:value="0.999615" calcext:value-type="float">
            <text:p>0.999615</text:p>
          </table:table-cell>
          <table:table-cell office:value-type="float" office:value="0.999415" calcext:value-type="float">
            <text:p>0.999415</text:p>
          </table:table-cell>
          <table:table-cell office:value-type="float" office:value="0.999004" calcext:value-type="float">
            <text:p>0.999004</text:p>
          </table:table-cell>
          <table:table-cell office:value-type="float" office:value="0.998338" calcext:value-type="float">
            <text:p>0.998338</text:p>
          </table:table-cell>
          <table:table-cell office:value-type="float" office:value="0.997179" calcext:value-type="float">
            <text:p>0.997179</text:p>
          </table:table-cell>
          <table:table-cell office:value-type="float" office:value="0.994914" calcext:value-type="float">
            <text:p>0.994914</text:p>
          </table:table-cell>
          <table:table-cell office:value-type="float" office:value="0.990975" calcext:value-type="float">
            <text:p>0.990975</text:p>
          </table:table-cell>
          <table:table-cell office:value-type="float" office:value="0.983144" calcext:value-type="float">
            <text:p>0.983144</text:p>
          </table:table-cell>
          <table:table-cell office:value-type="float" office:value="0.968529" calcext:value-type="float">
            <text:p>0.968529</text:p>
          </table:table-cell>
          <table:table-cell office:value-type="float" office:value="0.941028" calcext:value-type="float">
            <text:p>0.941028</text:p>
          </table:table-cell>
          <table:table-cell office:value-type="float" office:value="0.89038" calcext:value-type="float">
            <text:p>0.89038</text:p>
          </table:table-cell>
          <table:table-cell office:value-type="float" office:value="0.805623" calcext:value-type="float">
            <text:p>0.805623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518524" calcext:value-type="float">
            <text:p>0.518524</text:p>
          </table:table-cell>
          <table:table-cell office:value-type="float" office:value="0.370545" calcext:value-type="float">
            <text:p>0.370545</text:p>
          </table:table-cell>
          <table:table-cell office:value-type="float" office:value="0.260133" calcext:value-type="float">
            <text:p>0.260133</text:p>
          </table:table-cell>
          <table:table-cell office:value-type="float" office:value="0.189737" calcext:value-type="float">
            <text:p>0.189737</text:p>
          </table:table-cell>
          <table:table-cell office:value-type="float" office:value="0.149102" calcext:value-type="float">
            <text:p>0.149102</text:p>
          </table:table-cell>
          <table:table-cell office:value-type="float" office:value="0.126915" calcext:value-type="float">
            <text:p>0.126915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0.108731" calcext:value-type="float">
            <text:p>0.108731</text:p>
          </table:table-cell>
          <table:table-cell office:value-type="float" office:value="0.105266" calcext:value-type="float">
            <text:p>0.105266</text:p>
          </table:table-cell>
          <table:table-cell office:value-type="float" office:value="0.103305" calcext:value-type="float">
            <text:p>0.103305</text:p>
          </table:table-cell>
          <table:table-cell office:value-type="float" office:value="0.102149" calcext:value-type="float">
            <text:p>0.102149</text:p>
          </table:table-cell>
          <table:table-cell office:value-type="float" office:value="0.101437" calcext:value-type="float">
            <text:p>0.101437</text:p>
          </table:table-cell>
          <table:table-cell office:value-type="float" office:value="0.100982" calcext:value-type="float">
            <text:p>0.100982</text:p>
          </table:table-cell>
          <table:table-cell office:value-type="float" office:value="0.100681" calcext:value-type="float">
            <text:p>0.100681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0.100337" calcext:value-type="float">
            <text:p>0.100337</text:p>
          </table:table-cell>
          <table:table-cell office:value-type="float" office:value="0.10024" calcext:value-type="float">
            <text:p>0.10024</text:p>
          </table:table-cell>
          <table:table-cell office:value-type="float" office:value="0.100171" calcext:value-type="float">
            <text:p>0.100171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100087" calcext:value-type="float">
            <text:p>0.100087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81992" calcext:value-type="float">
            <text:p>0.681992</text:p>
          </table:table-cell>
          <table:table-cell table:number-columns-repeated="120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999824" calcext:value-type="float">
            <text:p>0.999824</text:p>
          </table:table-cell>
          <table:table-cell office:value-type="float" office:value="0.999702" calcext:value-type="float">
            <text:p>0.999702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999246" calcext:value-type="float">
            <text:p>0.999246</text:p>
          </table:table-cell>
          <table:table-cell office:value-type="float" office:value="0.998692" calcext:value-type="float">
            <text:p>0.998692</text:p>
          </table:table-cell>
          <table:table-cell office:value-type="float" office:value="0.997845" calcext:value-type="float">
            <text:p>0.997845</text:p>
          </table:table-cell>
          <table:table-cell office:value-type="float" office:value="0.996116" calcext:value-type="float">
            <text:p>0.996116</text:p>
          </table:table-cell>
          <table:table-cell office:value-type="float" office:value="0.993078" calcext:value-type="float">
            <text:p>0.993078</text:p>
          </table:table-cell>
          <table:table-cell office:value-type="float" office:value="0.987283" calcext:value-type="float">
            <text:p>0.987283</text:p>
          </table:table-cell>
          <table:table-cell office:value-type="float" office:value="0.975982" calcext:value-type="float">
            <text:p>0.975982</text:p>
          </table:table-cell>
          <table:table-cell office:value-type="float" office:value="0.955066" calcext:value-type="float">
            <text:p>0.955066</text:p>
          </table:table-cell>
          <table:table-cell office:value-type="float" office:value="0.915316" calcext:value-type="float">
            <text:p>0.915316</text:p>
          </table:table-cell>
          <table:table-cell office:value-type="float" office:value="0.846176" calcext:value-type="float">
            <text:p>0.846176</text:p>
          </table:table-cell>
          <table:table-cell office:value-type="float" office:value="0.735592" calcext:value-type="float">
            <text:p>0.735592</text:p>
          </table:table-cell>
          <table:table-cell office:value-type="float" office:value="0.584798" calcext:value-type="float">
            <text:p>0.584798</text:p>
          </table:table-cell>
          <table:table-cell office:value-type="float" office:value="0.427285" calcext:value-type="float">
            <text:p>0.427285</text:p>
          </table:table-cell>
          <table:table-cell office:value-type="float" office:value="0.29956" calcext:value-type="float">
            <text:p>0.29956</text:p>
          </table:table-cell>
          <table:table-cell office:value-type="float" office:value="0.213534" calcext:value-type="float">
            <text:p>0.213534</text:p>
          </table:table-cell>
          <table:table-cell office:value-type="float" office:value="0.162252" calcext:value-type="float">
            <text:p>0.162252</text:p>
          </table:table-cell>
          <table:table-cell office:value-type="float" office:value="0.133825" calcext:value-type="float">
            <text:p>0.133825</text:p>
          </table:table-cell>
          <table:table-cell office:value-type="float" office:value="0.118621" calcext:value-type="float">
            <text:p>0.118621</text:p>
          </table:table-cell>
          <table:table-cell office:value-type="float" office:value="0.110555" calcext:value-type="float">
            <text:p>0.110555</text:p>
          </table:table-cell>
          <table:table-cell office:value-type="float" office:value="0.106217" calcext:value-type="float">
            <text:p>0.106217</text:p>
          </table:table-cell>
          <table:table-cell office:value-type="float" office:value="0.103816" calcext:value-type="float">
            <text:p>0.103816</text:p>
          </table:table-cell>
          <table:table-cell office:value-type="float" office:value="0.102434" calcext:value-type="float">
            <text:p>0.102434</text:p>
          </table:table-cell>
          <table:table-cell office:value-type="float" office:value="0.101604" calcext:value-type="float">
            <text:p>0.101604</text:p>
          </table:table-cell>
          <table:table-cell office:value-type="float" office:value="0.101084" calcext:value-type="float">
            <text:p>0.101084</text:p>
          </table:table-cell>
          <table:table-cell office:value-type="float" office:value="0.100746" calcext:value-type="float">
            <text:p>0.100746</text:p>
          </table:table-cell>
          <table:table-cell office:value-type="float" office:value="0.10052" calcext:value-type="float">
            <text:p>0.10052</text:p>
          </table:table-cell>
          <table:table-cell office:value-type="float" office:value="0.100366" calcext:value-type="float">
            <text:p>0.100366</text:p>
          </table:table-cell>
          <table:table-cell office:value-type="float" office:value="0.100259" calcext:value-type="float">
            <text:p>0.100259</text:p>
          </table:table-cell>
          <table:table-cell office:value-type="float" office:value="0.100184" calcext:value-type="float">
            <text:p>0.100184</text:p>
          </table:table-cell>
          <table:table-cell office:value-type="float" office:value="0.100131" calcext:value-type="float">
            <text:p>0.100131</text:p>
          </table:table-cell>
          <table:table-cell office:value-type="float" office:value="0.100094" calcext:value-type="float">
            <text:p>0.100094</text:p>
          </table:table-cell>
          <table:table-cell office:value-type="float" office:value="0.100067" calcext:value-type="float">
            <text:p>0.10006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85717" calcext:value-type="float">
            <text:p>0.685717</text:p>
          </table:table-cell>
          <table:table-cell table:number-columns-repeated="12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0.999776" calcext:value-type="float">
            <text:p>0.999776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999423" calcext:value-type="float">
            <text:p>0.999423</text:p>
          </table:table-cell>
          <table:table-cell office:value-type="float" office:value="0.998987" calcext:value-type="float">
            <text:p>0.998987</text:p>
          </table:table-cell>
          <table:table-cell office:value-type="float" office:value="0.998321" calcext:value-type="float">
            <text:p>0.998321</text:p>
          </table:table-cell>
          <table:table-cell office:value-type="float" office:value="0.997066" calcext:value-type="float">
            <text:p>0.997066</text:p>
          </table:table-cell>
          <table:table-cell office:value-type="float" office:value="0.994666" calcext:value-type="float">
            <text:p>0.994666</text:p>
          </table:table-cell>
          <table:table-cell office:value-type="float" office:value="0.990395" calcext:value-type="float">
            <text:p>0.990395</text:p>
          </table:table-cell>
          <table:table-cell office:value-type="float" office:value="0.98177" calcext:value-type="float">
            <text:p>0.98177</text:p>
          </table:table-cell>
          <table:table-cell office:value-type="float" office:value="0.965756" calcext:value-type="float">
            <text:p>0.965756</text:p>
          </table:table-cell>
          <table:table-cell office:value-type="float" office:value="0.935201" calcext:value-type="float">
            <text:p>0.935201</text:p>
          </table:table-cell>
          <table:table-cell office:value-type="float" office:value="0.879564" calcext:value-type="float">
            <text:p>0.879564</text:p>
          </table:table-cell>
          <table:table-cell office:value-type="float" office:value="0.787347" calcext:value-type="float">
            <text:p>0.787347</text:p>
          </table:table-cell>
          <table:table-cell office:value-type="float" office:value="0.650388" calcext:value-type="float">
            <text:p>0.650388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0.346427" calcext:value-type="float">
            <text:p>0.346427</text:p>
          </table:table-cell>
          <table:table-cell office:value-type="float" office:value="0.243244" calcext:value-type="float">
            <text:p>0.243244</text:p>
          </table:table-cell>
          <table:table-cell office:value-type="float" office:value="0.179153" calcext:value-type="float">
            <text:p>0.179153</text:p>
          </table:table-cell>
          <table:table-cell office:value-type="float" office:value="0.142835" calcext:value-type="float">
            <text:p>0.142835</text:p>
          </table:table-cell>
          <table:table-cell office:value-type="float" office:value="0.123268" calcext:value-type="float">
            <text:p>0.123268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107439" calcext:value-type="float">
            <text:p>0.107439</text:p>
          </table:table-cell>
          <table:table-cell office:value-type="float" office:value="0.10446" calcext:value-type="float">
            <text:p>0.10446</text:p>
          </table:table-cell>
          <table:table-cell office:value-type="float" office:value="0.102785" calcext:value-type="float">
            <text:p>0.102785</text:p>
          </table:table-cell>
          <table:table-cell office:value-type="float" office:value="0.101804" calcext:value-type="float">
            <text:p>0.101804</text:p>
          </table:table-cell>
          <table:table-cell office:value-type="float" office:value="0.101203" calcext:value-type="float">
            <text:p>0.101203</text:p>
          </table:table-cell>
          <table:table-cell office:value-type="float" office:value="0.10082" calcext:value-type="float">
            <text:p>0.10082</text:p>
          </table:table-cell>
          <table:table-cell office:value-type="float" office:value="0.100568" calcext:value-type="float">
            <text:p>0.100568</text:p>
          </table:table-cell>
          <table:table-cell office:value-type="float" office:value="0.100398" calcext:value-type="float">
            <text:p>0.100398</text:p>
          </table:table-cell>
          <table:table-cell office:value-type="float" office:value="0.100281" calcext:value-type="float">
            <text:p>0.100281</text:p>
          </table:table-cell>
          <table:table-cell office:value-type="float" office:value="0.100199" calcext:value-type="float">
            <text:p>0.100199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100101" calcext:value-type="float">
            <text:p>0.100101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89442" calcext:value-type="float">
            <text:p>0.689442</text:p>
          </table:table-cell>
          <table:table-cell table:number-columns-repeated="120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88" calcext:value-type="float">
            <text:p>0.99988</text:p>
          </table:table-cell>
          <table:table-cell office:value-type="float" office:value="0.999831" calcext:value-type="float">
            <text:p>0.999831</text:p>
          </table:table-cell>
          <table:table-cell office:value-type="float" office:value="0.999702" calcext:value-type="float">
            <text:p>0.9997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999235" calcext:value-type="float">
            <text:p>0.999235</text:p>
          </table:table-cell>
          <table:table-cell office:value-type="float" office:value="0.998675" calcext:value-type="float">
            <text:p>0.998675</text:p>
          </table:table-cell>
          <table:table-cell office:value-type="float" office:value="0.997782" calcext:value-type="float">
            <text:p>0.997782</text:p>
          </table:table-cell>
          <table:table-cell office:value-type="float" office:value="0.995916" calcext:value-type="float">
            <text:p>0.995916</text:p>
          </table:table-cell>
          <table:table-cell office:value-type="float" office:value="0.992681" calcext:value-type="float">
            <text:p>0.992681</text:p>
          </table:table-cell>
          <table:table-cell office:value-type="float" office:value="0.986265" calcext:value-type="float">
            <text:p>0.986265</text:p>
          </table:table-cell>
          <table:table-cell office:value-type="float" office:value="0.973894" calcext:value-type="float">
            <text:p>0.973894</text:p>
          </table:table-cell>
          <table:table-cell office:value-type="float" office:value="0.950703" calcext:value-type="float">
            <text:p>0.950703</text:p>
          </table:table-cell>
          <table:table-cell office:value-type="float" office:value="0.906725" calcext:value-type="float">
            <text:p>0.906725</text:p>
          </table:table-cell>
          <table:table-cell office:value-type="float" office:value="0.831203" calcext:value-type="float">
            <text:p>0.831203</text:p>
          </table:table-cell>
          <table:table-cell office:value-type="float" office:value="0.712072" calcext:value-type="float">
            <text:p>0.712072</text:p>
          </table:table-cell>
          <table:table-cell office:value-type="float" office:value="0.555929" calcext:value-type="float">
            <text:p>0.555929</text:p>
          </table:table-cell>
          <table:table-cell office:value-type="float" office:value="0.400631" calcext:value-type="float">
            <text:p>0.400631</text:p>
          </table:table-cell>
          <table:table-cell office:value-type="float" office:value="0.279718" calcext:value-type="float">
            <text:p>0.279718</text:p>
          </table:table-cell>
          <table:table-cell office:value-type="float" office:value="0.200678" calcext:value-type="float">
            <text:p>0.200678</text:p>
          </table:table-cell>
          <table:table-cell office:value-type="float" office:value="0.154546" calcext:value-type="float">
            <text:p>0.154546</text:p>
          </table:table-cell>
          <table:table-cell office:value-type="float" office:value="0.129356" calcext:value-type="float">
            <text:p>0.129356</text:p>
          </table:table-cell>
          <table:table-cell office:value-type="float" office:value="0.116031" calcext:value-type="float">
            <text:p>0.116031</text:p>
          </table:table-cell>
          <table:table-cell office:value-type="float" office:value="0.109022" calcext:value-type="float">
            <text:p>0.109022</text:p>
          </table:table-cell>
          <table:table-cell office:value-type="float" office:value="0.105281" calcext:value-type="float">
            <text:p>0.105281</text:p>
          </table:table-cell>
          <table:table-cell office:value-type="float" office:value="0.103224" calcext:value-type="float">
            <text:p>0.103224</text:p>
          </table:table-cell>
          <table:table-cell office:value-type="float" office:value="0.102047" calcext:value-type="float">
            <text:p>0.102047</text:p>
          </table:table-cell>
          <table:table-cell office:value-type="float" office:value="0.101344" calcext:value-type="float">
            <text:p>0.101344</text:p>
          </table:table-cell>
          <table:table-cell office:value-type="float" office:value="0.100906" calcext:value-type="float">
            <text:p>0.100906</text:p>
          </table:table-cell>
          <table:table-cell office:value-type="float" office:value="0.100623" calcext:value-type="float">
            <text:p>0.100623</text:p>
          </table:table-cell>
          <table:table-cell office:value-type="float" office:value="0.100434" calcext:value-type="float">
            <text:p>0.100434</text:p>
          </table:table-cell>
          <table:table-cell office:value-type="float" office:value="0.100305" calcext:value-type="float">
            <text:p>0.100305</text:p>
          </table:table-cell>
          <table:table-cell office:value-type="float" office:value="0.100216" calcext:value-type="float">
            <text:p>0.100216</text:p>
          </table:table-cell>
          <table:table-cell office:value-type="float" office:value="0.100153" calcext:value-type="float">
            <text:p>0.100153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0.100056" calcext:value-type="float">
            <text:p>0.100056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93166" calcext:value-type="float">
            <text:p>0.693166</text:p>
          </table:table-cell>
          <table:table-cell table:number-columns-repeated="121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999865" calcext:value-type="float">
            <text:p>0.999865</text:p>
          </table:table-cell>
          <table:table-cell office:value-type="float" office:value="0.999776" calcext:value-type="float">
            <text:p>0.999776</text:p>
          </table:table-cell>
          <table:table-cell office:value-type="float" office:value="0.999629" calcext:value-type="float">
            <text:p>0.999629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0.998966" calcext:value-type="float">
            <text:p>0.998966</text:p>
          </table:table-cell>
          <table:table-cell office:value-type="float" office:value="0.998291" calcext:value-type="float">
            <text:p>0.998291</text:p>
          </table:table-cell>
          <table:table-cell office:value-type="float" office:value="0.996917" calcext:value-type="float">
            <text:p>0.996917</text:p>
          </table:table-cell>
          <table:table-cell office:value-type="float" office:value="0.994373" calcext:value-type="float">
            <text:p>0.994373</text:p>
          </table:table-cell>
          <table:table-cell office:value-type="float" office:value="0.98968" calcext:value-type="float">
            <text:p>0.98968</text:p>
          </table:table-cell>
          <table:table-cell office:value-type="float" office:value="0.980173" calcext:value-type="float">
            <text:p>0.980173</text:p>
          </table:table-cell>
          <table:table-cell office:value-type="float" office:value="0.96253" calcext:value-type="float">
            <text:p>0.96253</text:p>
          </table:table-cell>
          <table:table-cell office:value-type="float" office:value="0.928519" calcext:value-type="float">
            <text:p>0.928519</text:p>
          </table:table-cell>
          <table:table-cell office:value-type="float" office:value="0.86747" calcext:value-type="float">
            <text:p>0.86747</text:p>
          </table:table-cell>
          <table:table-cell office:value-type="float" office:value="0.767269" calcext:value-type="float">
            <text:p>0.767269</text:p>
          </table:table-cell>
          <table:table-cell office:value-type="float" office:value="0.622729" calcext:value-type="float">
            <text:p>0.622729</text:p>
          </table:table-cell>
          <table:table-cell office:value-type="float" office:value="0.461311" calcext:value-type="float">
            <text:p>0.461311</text:p>
          </table:table-cell>
          <table:table-cell office:value-type="float" office:value="0.323568" calcext:value-type="float">
            <text:p>0.323568</text:p>
          </table:table-cell>
          <table:table-cell office:value-type="float" office:value="0.227761" calcext:value-type="float">
            <text:p>0.227761</text:p>
          </table:table-cell>
          <table:table-cell office:value-type="float" office:value="0.169678" calcext:value-type="float">
            <text:p>0.169678</text:p>
          </table:table-cell>
          <table:table-cell office:value-type="float" office:value="0.137324" calcext:value-type="float">
            <text:p>0.137324</text:p>
          </table:table-cell>
          <table:table-cell office:value-type="float" office:value="0.120104" calcext:value-type="float">
            <text:p>0.120104</text:p>
          </table:table-cell>
          <table:table-cell office:value-type="float" office:value="0.111088" calcext:value-type="float">
            <text:p>0.111088</text:p>
          </table:table-cell>
          <table:table-cell office:value-type="float" office:value="0.106338" calcext:value-type="float">
            <text:p>0.106338</text:p>
          </table:table-cell>
          <table:table-cell office:value-type="float" office:value="0.103778" calcext:value-type="float">
            <text:p>0.103778</text:p>
          </table:table-cell>
          <table:table-cell office:value-type="float" office:value="0.102348" calcext:value-type="float">
            <text:p>0.102348</text:p>
          </table:table-cell>
          <table:table-cell office:value-type="float" office:value="0.101514" calcext:value-type="float">
            <text:p>0.101514</text:p>
          </table:table-cell>
          <table:table-cell office:value-type="float" office:value="0.101007" calcext:value-type="float">
            <text:p>0.101007</text:p>
          </table:table-cell>
          <table:table-cell office:value-type="float" office:value="0.100685" calcext:value-type="float">
            <text:p>0.100685</text:p>
          </table:table-cell>
          <table:table-cell office:value-type="float" office:value="0.100474" calcext:value-type="float">
            <text:p>0.100474</text:p>
          </table:table-cell>
          <table:table-cell office:value-type="float" office:value="0.100332" calcext:value-type="float">
            <text:p>0.100332</text:p>
          </table:table-cell>
          <table:table-cell office:value-type="float" office:value="0.100234" calcext:value-type="float">
            <text:p>0.100234</text:p>
          </table:table-cell>
          <table:table-cell office:value-type="float" office:value="0.100166" calcext:value-type="float">
            <text:p>0.100166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.100084" calcext:value-type="float">
            <text:p>0.100084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96891" calcext:value-type="float">
            <text:p>0.696891</text:p>
          </table:table-cell>
          <table:table-cell table:number-columns-repeated="121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999834" calcext:value-type="float">
            <text:p>0.999834</text:p>
          </table:table-cell>
          <table:table-cell office:value-type="float" office:value="0.999702" calcext:value-type="float">
            <text:p>0.999702</text:p>
          </table:table-cell>
          <table:table-cell office:value-type="float" office:value="0.999552" calcext:value-type="float">
            <text:p>0.999552</text:p>
          </table:table-cell>
          <table:table-cell office:value-type="float" office:value="0.999215" calcext:value-type="float">
            <text:p>0.999215</text:p>
          </table:table-cell>
          <table:table-cell office:value-type="float" office:value="0.998655" calcext:value-type="float">
            <text:p>0.998655</text:p>
          </table:table-cell>
          <table:table-cell office:value-type="float" office:value="0.997688" calcext:value-type="float">
            <text:p>0.997688</text:p>
          </table:table-cell>
          <table:table-cell office:value-type="float" office:value="0.995681" calcext:value-type="float">
            <text:p>0.995681</text:p>
          </table:table-cell>
          <table:table-cell office:value-type="float" office:value="0.992193" calcext:value-type="float">
            <text:p>0.992193</text:p>
          </table:table-cell>
          <table:table-cell office:value-type="float" office:value="0.98506" calcext:value-type="float">
            <text:p>0.98506</text:p>
          </table:table-cell>
          <table:table-cell office:value-type="float" office:value="0.971484" calcext:value-type="float">
            <text:p>0.971484</text:p>
          </table:table-cell>
          <table:table-cell office:value-type="float" office:value="0.945645" calcext:value-type="float">
            <text:p>0.945645</text:p>
          </table:table-cell>
          <table:table-cell office:value-type="float" office:value="0.897055" calcext:value-type="float">
            <text:p>0.897055</text:p>
          </table:table-cell>
          <table:table-cell office:value-type="float" office:value="0.814605" calcext:value-type="float">
            <text:p>0.814605</text:p>
          </table:table-cell>
          <table:table-cell office:value-type="float" office:value="0.686873" calcext:value-type="float">
            <text:p>0.686873</text:p>
          </table:table-cell>
          <table:table-cell office:value-type="float" office:value="0.526686" calcext:value-type="float">
            <text:p>0.526686</text:p>
          </table:table-cell>
          <table:table-cell office:value-type="float" office:value="0.374957" calcext:value-type="float">
            <text:p>0.374957</text:p>
          </table:table-cell>
          <table:table-cell office:value-type="float" office:value="0.261312" calcext:value-type="float">
            <text:p>0.261312</text:p>
          </table:table-cell>
          <table:table-cell office:value-type="float" office:value="0.18907" calcext:value-type="float">
            <text:p>0.18907</text:p>
          </table:table-cell>
          <table:table-cell office:value-type="float" office:value="0.147724" calcext:value-type="float">
            <text:p>0.147724</text:p>
          </table:table-cell>
          <table:table-cell office:value-type="float" office:value="0.125456" calcext:value-type="float">
            <text:p>0.125456</text:p>
          </table:table-cell>
          <table:table-cell office:value-type="float" office:value="0.113796" calcext:value-type="float">
            <text:p>0.113796</text:p>
          </table:table-cell>
          <table:table-cell office:value-type="float" office:value="0.107712" calcext:value-type="float">
            <text:p>0.107712</text:p>
          </table:table-cell>
          <table:table-cell office:value-type="float" office:value="0.104486" calcext:value-type="float">
            <text:p>0.104486</text:p>
          </table:table-cell>
          <table:table-cell office:value-type="float" office:value="0.102724" calcext:value-type="float">
            <text:p>0.102724</text:p>
          </table:table-cell>
          <table:table-cell office:value-type="float" office:value="0.101722" calcext:value-type="float">
            <text:p>0.101722</text:p>
          </table:table-cell>
          <table:table-cell office:value-type="float" office:value="0.101127" calcext:value-type="float">
            <text:p>0.101127</text:p>
          </table:table-cell>
          <table:table-cell office:value-type="float" office:value="0.100758" calcext:value-type="float">
            <text:p>0.100758</text:p>
          </table:table-cell>
          <table:table-cell office:value-type="float" office:value="0.10052" calcext:value-type="float">
            <text:p>0.10052</text:p>
          </table:table-cell>
          <table:table-cell office:value-type="float" office:value="0.100362" calcext:value-type="float">
            <text:p>0.100362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0.10018" calcext:value-type="float">
            <text:p>0.10018</text:p>
          </table:table-cell>
          <table:table-cell office:value-type="float" office:value="0.100128" calcext:value-type="float">
            <text:p>0.100128</text:p>
          </table:table-cell>
          <table:table-cell office:value-type="float" office:value="0.100091" calcext:value-type="float">
            <text:p>0.100091</text:p>
          </table:table-cell>
          <table:table-cell office:value-type="float" office:value="0.100065" calcext:value-type="float">
            <text:p>0.100065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00616" calcext:value-type="float">
            <text:p>0.700616</text:p>
          </table:table-cell>
          <table:table-cell table:number-columns-repeated="122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float" office:value="0.999995" calcext:value-type="float">
            <text:p>0.999995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871" calcext:value-type="float">
            <text:p>0.999871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999637" calcext:value-type="float">
            <text:p>0.999637</text:p>
          </table:table-cell>
          <table:table-cell office:value-type="float" office:value="0.999416" calcext:value-type="float">
            <text:p>0.999416</text:p>
          </table:table-cell>
          <table:table-cell office:value-type="float" office:value="0.998941" calcext:value-type="float">
            <text:p>0.998941</text:p>
          </table:table-cell>
          <table:table-cell office:value-type="float" office:value="0.998243" calcext:value-type="float">
            <text:p>0.998243</text:p>
          </table:table-cell>
          <table:table-cell office:value-type="float" office:value="0.996731" calcext:value-type="float">
            <text:p>0.996731</text:p>
          </table:table-cell>
          <table:table-cell office:value-type="float" office:value="0.994027" calcext:value-type="float">
            <text:p>0.994027</text:p>
          </table:table-cell>
          <table:table-cell office:value-type="float" office:value="0.988811" calcext:value-type="float">
            <text:p>0.988811</text:p>
          </table:table-cell>
          <table:table-cell office:value-type="float" office:value="0.978334" calcext:value-type="float">
            <text:p>0.978334</text:p>
          </table:table-cell>
          <table:table-cell office:value-type="float" office:value="0.95878" calcext:value-type="float">
            <text:p>0.95878</text:p>
          </table:table-cell>
          <table:table-cell office:value-type="float" office:value="0.920916" calcext:value-type="float">
            <text:p>0.920916</text:p>
          </table:table-cell>
          <table:table-cell office:value-type="float" office:value="0.854" calcext:value-type="float">
            <text:p>0.854</text:p>
          </table:table-cell>
          <table:table-cell office:value-type="float" office:value="0.745375" calcext:value-type="float">
            <text:p>0.745375</text:p>
          </table:table-cell>
          <table:table-cell office:value-type="float" office:value="0.594068" calcext:value-type="float">
            <text:p>0.594068</text:p>
          </table:table-cell>
          <table:table-cell office:value-type="float" office:value="0.433367" calcext:value-type="float">
            <text:p>0.433367</text:p>
          </table:table-cell>
          <table:table-cell office:value-type="float" office:value="0.302079" calcext:value-type="float">
            <text:p>0.302079</text:p>
          </table:table-cell>
          <table:table-cell office:value-type="float" office:value="0.213646" calcext:value-type="float">
            <text:p>0.213646</text:p>
          </table:table-cell>
          <table:table-cell office:value-type="float" office:value="0.16123" calcext:value-type="float">
            <text:p>0.16123</text:p>
          </table:table-cell>
          <table:table-cell office:value-type="float" office:value="0.132488" calcext:value-type="float">
            <text:p>0.132488</text:p>
          </table:table-cell>
          <table:table-cell office:value-type="float" office:value="0.117361" calcext:value-type="float">
            <text:p>0.117361</text:p>
          </table:table-cell>
          <table:table-cell office:value-type="float" office:value="0.109508" calcext:value-type="float">
            <text:p>0.109508</text:p>
          </table:table-cell>
          <table:table-cell office:value-type="float" office:value="0.105401" calcext:value-type="float">
            <text:p>0.105401</text:p>
          </table:table-cell>
          <table:table-cell office:value-type="float" office:value="0.103201" calcext:value-type="float">
            <text:p>0.103201</text:p>
          </table:table-cell>
          <table:table-cell office:value-type="float" office:value="0.10198" calcext:value-type="float">
            <text:p>0.10198</text:p>
          </table:table-cell>
          <table:table-cell office:value-type="float" office:value="0.101272" calcext:value-type="float">
            <text:p>0.101272</text:p>
          </table:table-cell>
          <table:table-cell office:value-type="float" office:value="0.100843" calcext:value-type="float">
            <text:p>0.100843</text:p>
          </table:table-cell>
          <table:table-cell office:value-type="float" office:value="0.100572" calcext:value-type="float">
            <text:p>0.100572</text:p>
          </table:table-cell>
          <table:table-cell office:value-type="float" office:value="0.100395" calcext:value-type="float">
            <text:p>0.100395</text:p>
          </table:table-cell>
          <table:table-cell office:value-type="float" office:value="0.100276" calcext:value-type="float">
            <text:p>0.100276</text:p>
          </table:table-cell>
          <table:table-cell office:value-type="float" office:value="0.100195" calcext:value-type="float">
            <text:p>0.100195</text:p>
          </table:table-cell>
          <table:table-cell office:value-type="float" office:value="0.100138" calcext:value-type="float">
            <text:p>0.100138</text:p>
          </table:table-cell>
          <table:table-cell office:value-type="float" office:value="0.100098" calcext:value-type="float">
            <text:p>0.100098</text:p>
          </table:table-cell>
          <table:table-cell office:value-type="float" office:value="0.10007" calcext:value-type="float">
            <text:p>0.10007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04341" calcext:value-type="float">
            <text:p>0.704341</text:p>
          </table:table-cell>
          <table:table-cell table:number-columns-repeated="12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0.999998" calcext:value-type="float">
            <text:p>0.999998</text:p>
          </table:table-cell>
          <table:table-cell table:number-columns-repeated="2" office:value-type="float" office:value="0.999996" calcext:value-type="float">
            <text:p>0.999996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892" calcext:value-type="float">
            <text:p>0.999892</text:p>
          </table:table-cell>
          <table:table-cell office:value-type="float" office:value="0.999834" calcext:value-type="float">
            <text:p>0.999834</text:p>
          </table:table-cell>
          <table:table-cell office:value-type="float" office:value="0.999704" calcext:value-type="float">
            <text:p>0.999704</text:p>
          </table:table-cell>
          <table:table-cell office:value-type="float" office:value="0.999556" calcext:value-type="float">
            <text:p>0.999556</text:p>
          </table:table-cell>
          <table:table-cell office:value-type="float" office:value="0.999189" calcext:value-type="float">
            <text:p>0.999189</text:p>
          </table:table-cell>
          <table:table-cell office:value-type="float" office:value="0.998628" calcext:value-type="float">
            <text:p>0.998628</text:p>
          </table:table-cell>
          <table:table-cell office:value-type="float" office:value="0.997559" calcext:value-type="float">
            <text:p>0.997559</text:p>
          </table:table-cell>
          <table:table-cell office:value-type="float" office:value="0.99541" calcext:value-type="float">
            <text:p>0.99541</text:p>
          </table:table-cell>
          <table:table-cell office:value-type="float" office:value="0.991596" calcext:value-type="float">
            <text:p>0.991596</text:p>
          </table:table-cell>
          <table:table-cell office:value-type="float" office:value="0.983654" calcext:value-type="float">
            <text:p>0.983654</text:p>
          </table:table-cell>
          <table:table-cell office:value-type="float" office:value="0.968702" calcext:value-type="float">
            <text:p>0.968702</text:p>
          </table:table-cell>
          <table:table-cell office:value-type="float" office:value="0.93982" calcext:value-type="float">
            <text:p>0.93982</text:p>
          </table:table-cell>
          <table:table-cell office:value-type="float" office:value="0.886233" calcext:value-type="float">
            <text:p>0.886233</text:p>
          </table:table-cell>
          <table:table-cell office:value-type="float" office:value="0.796293" calcext:value-type="float">
            <text:p>0.796293</text:p>
          </table:table-cell>
          <table:table-cell office:value-type="float" office:value="0.660164" calcext:value-type="float">
            <text:p>0.660164</text:p>
          </table:table-cell>
          <table:table-cell office:value-type="float" office:value="0.497404" calcext:value-type="float">
            <text:p>0.497404</text:p>
          </table:table-cell>
          <table:table-cell office:value-type="float" office:value="0.350451" calcext:value-type="float">
            <text:p>0.350451</text:p>
          </table:table-cell>
          <table:table-cell office:value-type="float" office:value="0.244348" calcext:value-type="float">
            <text:p>0.244348</text:p>
          </table:table-cell>
          <table:table-cell office:value-type="float" office:value="0.178637" calcext:value-type="float">
            <text:p>0.178637</text:p>
          </table:table-cell>
          <table:table-cell office:value-type="float" office:value="0.141702" calcext:value-type="float">
            <text:p>0.141702</text:p>
          </table:table-cell>
          <table:table-cell office:value-type="float" office:value="0.122061" calcext:value-type="float">
            <text:p>0.122061</text:p>
          </table:table-cell>
          <table:table-cell office:value-type="float" office:value="0.111871" calcext:value-type="float">
            <text:p>0.111871</text:p>
          </table:table-cell>
          <table:table-cell office:value-type="float" office:value="0.106592" calcext:value-type="float">
            <text:p>0.106592</text:p>
          </table:table-cell>
          <table:table-cell office:value-type="float" office:value="0.103812" calcext:value-type="float">
            <text:p>0.103812</text:p>
          </table:table-cell>
          <table:table-cell office:value-type="float" office:value="0.102303" calcext:value-type="float">
            <text:p>0.102303</text:p>
          </table:table-cell>
          <table:table-cell office:value-type="float" office:value="0.101449" calcext:value-type="float">
            <text:p>0.101449</text:p>
          </table:table-cell>
          <table:table-cell office:value-type="float" office:value="0.100945" calcext:value-type="float">
            <text:p>0.100945</text:p>
          </table:table-cell>
          <table:table-cell office:value-type="float" office:value="0.100634" calcext:value-type="float">
            <text:p>0.100634</text:p>
          </table:table-cell>
          <table:table-cell office:value-type="float" office:value="0.100434" calcext:value-type="float">
            <text:p>0.100434</text:p>
          </table:table-cell>
          <table:table-cell office:value-type="float" office:value="0.100301" calcext:value-type="float">
            <text:p>0.100301</text:p>
          </table:table-cell>
          <table:table-cell office:value-type="float" office:value="0.100212" calcext:value-type="float">
            <text:p>0.100212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00106" calcext:value-type="float">
            <text:p>0.100106</text:p>
          </table:table-cell>
          <table:table-cell office:value-type="float" office:value="0.100076" calcext:value-type="float">
            <text:p>0.100076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08065" calcext:value-type="float">
            <text:p>0.708065</text:p>
          </table:table-cell>
          <table:table-cell table:number-columns-repeated="123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0.999908" calcext:value-type="float">
            <text:p>0.999908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999769" calcext:value-type="float">
            <text:p>0.999769</text:p>
          </table:table-cell>
          <table:table-cell office:value-type="float" office:value="0.999645" calcext:value-type="float">
            <text:p>0.999645</text:p>
          </table:table-cell>
          <table:table-cell office:value-type="float" office:value="0.999398" calcext:value-type="float">
            <text:p>0.999398</text:p>
          </table:table-cell>
          <table:table-cell office:value-type="float" office:value="0.998915" calcext:value-type="float">
            <text:p>0.998915</text:p>
          </table:table-cell>
          <table:table-cell office:value-type="float" office:value="0.998169" calcext:value-type="float">
            <text:p>0.998169</text:p>
          </table:table-cell>
          <table:table-cell office:value-type="float" office:value="0.996511" calcext:value-type="float">
            <text:p>0.996511</text:p>
          </table:table-cell>
          <table:table-cell office:value-type="float" office:value="0.993613" calcext:value-type="float">
            <text:p>0.993613</text:p>
          </table:table-cell>
          <table:table-cell office:value-type="float" office:value="0.987772" calcext:value-type="float">
            <text:p>0.987772</text:p>
          </table:table-cell>
          <table:table-cell office:value-type="float" office:value="0.976227" calcext:value-type="float">
            <text:p>0.976227</text:p>
          </table:table-cell>
          <table:table-cell office:value-type="float" office:value="0.954432" calcext:value-type="float">
            <text:p>0.954432</text:p>
          </table:table-cell>
          <table:table-cell office:value-type="float" office:value="0.912331" calcext:value-type="float">
            <text:p>0.912331</text:p>
          </table:table-cell>
          <table:table-cell office:value-type="float" office:value="0.839049" calcext:value-type="float">
            <text:p>0.839049</text:p>
          </table:table-cell>
          <table:table-cell office:value-type="float" office:value="0.721703" calcext:value-type="float">
            <text:p>0.721703</text:p>
          </table:table-cell>
          <table:table-cell office:value-type="float" office:value="0.564718" calcext:value-type="float">
            <text:p>0.564718</text:p>
          </table:table-cell>
          <table:table-cell office:value-type="float" office:value="0.406229" calcext:value-type="float">
            <text:p>0.406229</text:p>
          </table:table-cell>
          <table:table-cell office:value-type="float" office:value="0.282025" calcext:value-type="float">
            <text:p>0.282025</text:p>
          </table:table-cell>
          <table:table-cell office:value-type="float" office:value="0.200845" calcext:value-type="float">
            <text:p>0.200845</text:p>
          </table:table-cell>
          <table:table-cell office:value-type="float" office:value="0.153722" calcext:value-type="float">
            <text:p>0.153722</text:p>
          </table:table-cell>
          <table:table-cell office:value-type="float" office:value="0.128254" calcext:value-type="float">
            <text:p>0.128254</text:p>
          </table:table-cell>
          <table:table-cell office:value-type="float" office:value="0.114988" calcext:value-type="float">
            <text:p>0.114988</text:p>
          </table:table-cell>
          <table:table-cell office:value-type="float" office:value="0.108154" calcext:value-type="float">
            <text:p>0.108154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102713" calcext:value-type="float">
            <text:p>0.102713</text:p>
          </table:table-cell>
          <table:table-cell office:value-type="float" office:value="0.10167" calcext:value-type="float">
            <text:p>0.10167</text:p>
          </table:table-cell>
          <table:table-cell office:value-type="float" office:value="0.101068" calcext:value-type="float">
            <text:p>0.101068</text:p>
          </table:table-cell>
          <table:table-cell office:value-type="float" office:value="0.100706" calcext:value-type="float">
            <text:p>0.100706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0.10033" calcext:value-type="float">
            <text:p>0.10033</text:p>
          </table:table-cell>
          <table:table-cell office:value-type="float" office:value="0.10023" calcext:value-type="float">
            <text:p>0.10023</text:p>
          </table:table-cell>
          <table:table-cell office:value-type="float" office:value="0.100162" calcext:value-type="float">
            <text:p>0.100162</text:p>
          </table:table-cell>
          <table:table-cell office:value-type="float" office:value="0.100115" calcext:value-type="float">
            <text:p>0.100115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1179" calcext:value-type="float">
            <text:p>0.71179</text:p>
          </table:table-cell>
          <table:table-cell table:number-columns-repeated="123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float" office:value="0.999996" calcext:value-type="float">
            <text:p>0.999996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831" calcext:value-type="float">
            <text:p>0.999831</text:p>
          </table:table-cell>
          <table:table-cell office:value-type="float" office:value="0.999707" calcext:value-type="float">
            <text:p>0.999707</text:p>
          </table:table-cell>
          <table:table-cell office:value-type="float" office:value="0.999553" calcext:value-type="float">
            <text:p>0.999553</text:p>
          </table:table-cell>
          <table:table-cell office:value-type="float" office:value="0.999158" calcext:value-type="float">
            <text:p>0.999158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.997395" calcext:value-type="float">
            <text:p>0.997395</text:p>
          </table:table-cell>
          <table:table-cell office:value-type="float" office:value="0.995099" calcext:value-type="float">
            <text:p>0.995099</text:p>
          </table:table-cell>
          <table:table-cell office:value-type="float" office:value="0.990868" calcext:value-type="float">
            <text:p>0.990868</text:p>
          </table:table-cell>
          <table:table-cell office:value-type="float" office:value="0.982035" calcext:value-type="float">
            <text:p>0.982035</text:p>
          </table:table-cell>
          <table:table-cell office:value-type="float" office:value="0.965489" calcext:value-type="float">
            <text:p>0.965489</text:p>
          </table:table-cell>
          <table:table-cell office:value-type="float" office:value="0.93316" calcext:value-type="float">
            <text:p>0.93316</text:p>
          </table:table-cell>
          <table:table-cell office:value-type="float" office:value="0.874173" calcext:value-type="float">
            <text:p>0.874173</text:p>
          </table:table-cell>
          <table:table-cell office:value-type="float" office:value="0.776203" calcext:value-type="float">
            <text:p>0.776203</text:p>
          </table:table-cell>
          <table:table-cell office:value-type="float" office:value="0.632174" calcext:value-type="float">
            <text:p>0.632174</text:p>
          </table:table-cell>
          <table:table-cell office:value-type="float" office:value="0.468405" calcext:value-type="float">
            <text:p>0.468405</text:p>
          </table:table-cell>
          <table:table-cell office:value-type="float" office:value="0.327253" calcext:value-type="float">
            <text:p>0.327253</text:p>
          </table:table-cell>
          <table:table-cell office:value-type="float" office:value="0.228806" calcext:value-type="float">
            <text:p>0.228806</text:p>
          </table:table-cell>
          <table:table-cell office:value-type="float" office:value="0.169296" calcext:value-type="float">
            <text:p>0.169296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19108" calcext:value-type="float">
            <text:p>0.119108</text:p>
          </table:table-cell>
          <table:table-cell office:value-type="float" office:value="0.110213" calcext:value-type="float">
            <text:p>0.110213</text:p>
          </table:table-cell>
          <table:table-cell office:value-type="float" office:value="0.105636" calcext:value-type="float">
            <text:p>0.105636</text:p>
          </table:table-cell>
          <table:table-cell office:value-type="float" office:value="0.10324" calcext:value-type="float">
            <text:p>0.10324</text:p>
          </table:table-cell>
          <table:table-cell office:value-type="float" office:value="0.101947" calcext:value-type="float">
            <text:p>0.101947</text:p>
          </table:table-cell>
          <table:table-cell office:value-type="float" office:value="0.10122" calcext:value-type="float">
            <text:p>0.10122</text:p>
          </table:table-cell>
          <table:table-cell office:value-type="float" office:value="0.100793" calcext:value-type="float">
            <text:p>0.100793</text:p>
          </table:table-cell>
          <table:table-cell office:value-type="float" office:value="0.10053" calcext:value-type="float">
            <text:p>0.10053</text:p>
          </table:table-cell>
          <table:table-cell office:value-type="float" office:value="0.100362" calcext:value-type="float">
            <text:p>0.100362</text:p>
          </table:table-cell>
          <table:table-cell office:value-type="float" office:value="0.100251" calcext:value-type="float">
            <text:p>0.100251</text:p>
          </table:table-cell>
          <table:table-cell office:value-type="float" office:value="0.100176" calcext:value-type="float">
            <text:p>0.100176</text:p>
          </table:table-cell>
          <table:table-cell office:value-type="float" office:value="0.100125" calcext:value-type="float">
            <text:p>0.100125</text:p>
          </table:table-cell>
          <table:table-cell office:value-type="float" office:value="0.100088" calcext:value-type="float">
            <text:p>0.100088</text:p>
          </table:table-cell>
          <table:table-cell office:value-type="float" office:value="0.100063" calcext:value-type="float">
            <text:p>0.100063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15515" calcext:value-type="float">
            <text:p>0.715515</text:p>
          </table:table-cell>
          <table:table-cell table:number-columns-repeated="125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table:number-columns-repeated="2" office:value-type="float" office:value="0.999997" calcext:value-type="float">
            <text:p>0.999997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766" calcext:value-type="float">
            <text:p>0.999766</text:p>
          </table:table-cell>
          <table:table-cell office:value-type="float" office:value="0.999651" calcext:value-type="float">
            <text:p>0.999651</text:p>
          </table:table-cell>
          <table:table-cell office:value-type="float" office:value="0.999372" calcext:value-type="float">
            <text:p>0.999372</text:p>
          </table:table-cell>
          <table:table-cell office:value-type="float" office:value="0.998886" calcext:value-type="float">
            <text:p>0.998886</text:p>
          </table:table-cell>
          <table:table-cell office:value-type="float" office:value="0.998066" calcext:value-type="float">
            <text:p>0.998066</text:p>
          </table:table-cell>
          <table:table-cell office:value-type="float" office:value="0.996258" calcext:value-type="float">
            <text:p>0.996258</text:p>
          </table:table-cell>
          <table:table-cell office:value-type="float" office:value="0.993116" calcext:value-type="float">
            <text:p>0.993116</text:p>
          </table:table-cell>
          <table:table-cell office:value-type="float" office:value="0.98655" calcext:value-type="float">
            <text:p>0.98655</text:p>
          </table:table-cell>
          <table:table-cell office:value-type="float" office:value="0.973817" calcext:value-type="float">
            <text:p>0.973817</text:p>
          </table:table-cell>
          <table:table-cell office:value-type="float" office:value="0.949411" calcext:value-type="float">
            <text:p>0.949411</text:p>
          </table:table-cell>
          <table:table-cell office:value-type="float" office:value="0.902698" calcext:value-type="float">
            <text:p>0.902698</text:p>
          </table:table-cell>
          <table:table-cell office:value-type="float" office:value="0.82251" calcext:value-type="float">
            <text:p>0.82251</text:p>
          </table:table-cell>
          <table:table-cell office:value-type="float" office:value="0.696351" calcext:value-type="float">
            <text:p>0.696351</text:p>
          </table:table-cell>
          <table:table-cell office:value-type="float" office:value="0.535012" calcext:value-type="float">
            <text:p>0.535012</text:p>
          </table:table-cell>
          <table:table-cell office:value-type="float" office:value="0.38012" calcext:value-type="float">
            <text:p>0.38012</text:p>
          </table:table-cell>
          <table:table-cell office:value-type="float" office:value="0.263437" calcext:value-type="float">
            <text:p>0.263437</text:p>
          </table:table-cell>
          <table:table-cell office:value-type="float" office:value="0.189288" calcext:value-type="float">
            <text:p>0.189288</text:p>
          </table:table-cell>
          <table:table-cell office:value-type="float" office:value="0.14707" calcext:value-type="float">
            <text:p>0.14707</text:p>
          </table:table-cell>
          <table:table-cell office:value-type="float" office:value="0.124554" calcext:value-type="float">
            <text:p>0.124554</text:p>
          </table:table-cell>
          <table:table-cell office:value-type="float" office:value="0.112935" calcext:value-type="float">
            <text:p>0.112935</text:p>
          </table:table-cell>
          <table:table-cell office:value-type="float" office:value="0.106993" calcext:value-type="float">
            <text:p>0.106993</text:p>
          </table:table-cell>
          <table:table-cell office:value-type="float" office:value="0.103924" calcext:value-type="float">
            <text:p>0.103924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101409" calcext:value-type="float">
            <text:p>0.101409</text:p>
          </table:table-cell>
          <table:table-cell office:value-type="float" office:value="0.100898" calcext:value-type="float">
            <text:p>0.100898</text:p>
          </table:table-cell>
          <table:table-cell office:value-type="float" office:value="0.100591" calcext:value-type="float">
            <text:p>0.100591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00275" calcext:value-type="float">
            <text:p>0.100275</text:p>
          </table:table-cell>
          <table:table-cell office:value-type="float" office:value="0.100192" calcext:value-type="float">
            <text:p>0.100192</text:p>
          </table:table-cell>
          <table:table-cell office:value-type="float" office:value="0.100135" calcext:value-type="float">
            <text:p>0.100135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1924" calcext:value-type="float">
            <text:p>0.71924</text:p>
          </table:table-cell>
          <table:table-cell table:number-columns-repeated="124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float" office:value="0.999991" calcext:value-type="float">
            <text:p>0.999991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99905" calcext:value-type="float">
            <text:p>0.999905</text:p>
          </table:table-cell>
          <table:table-cell office:value-type="float" office:value="0.999826" calcext:value-type="float">
            <text:p>0.999826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0.999541" calcext:value-type="float">
            <text:p>0.999541</text:p>
          </table:table-cell>
          <table:table-cell office:value-type="float" office:value="0.999125" calcext:value-type="float">
            <text:p>0.999125</text:p>
          </table:table-cell>
          <table:table-cell office:value-type="float" office:value="0.998535" calcext:value-type="float">
            <text:p>0.998535</text:p>
          </table:table-cell>
          <table:table-cell office:value-type="float" office:value="0.997195" calcext:value-type="float">
            <text:p>0.997195</text:p>
          </table:table-cell>
          <table:table-cell office:value-type="float" office:value="0.99474" calcext:value-type="float">
            <text:p>0.99474</text:p>
          </table:table-cell>
          <table:table-cell office:value-type="float" office:value="0.989991" calcext:value-type="float">
            <text:p>0.989991</text:p>
          </table:table-cell>
          <table:table-cell office:value-type="float" office:value="0.980185" calcext:value-type="float">
            <text:p>0.980185</text:p>
          </table:table-cell>
          <table:table-cell office:value-type="float" office:value="0.961773" calcext:value-type="float">
            <text:p>0.961773</text:p>
          </table:table-cell>
          <table:table-cell office:value-type="float" office:value="0.925602" calcext:value-type="float">
            <text:p>0.925602</text:p>
          </table:table-cell>
          <table:table-cell office:value-type="float" office:value="0.860779" calcext:value-type="float">
            <text:p>0.860779</text:p>
          </table:table-cell>
          <table:table-cell office:value-type="float" office:value="0.75431" calcext:value-type="float">
            <text:p>0.75431</text:p>
          </table:table-cell>
          <table:table-cell office:value-type="float" office:value="0.603179" calcext:value-type="float">
            <text:p>0.603179</text:p>
          </table:table-cell>
          <table:table-cell office:value-type="float" office:value="0.439983" calcext:value-type="float">
            <text:p>0.439983</text:p>
          </table:table-cell>
          <table:table-cell office:value-type="float" office:value="0.305464" calcext:value-type="float">
            <text:p>0.305464</text:p>
          </table:table-cell>
          <table:table-cell office:value-type="float" office:value="0.214643" calcext:value-type="float">
            <text:p>0.214643</text:p>
          </table:table-cell>
          <table:table-cell office:value-type="float" office:value="0.160963" calcext:value-type="float">
            <text:p>0.160963</text:p>
          </table:table-cell>
          <table:table-cell office:value-type="float" office:value="0.131741" calcext:value-type="float">
            <text:p>0.131741</text:p>
          </table:table-cell>
          <table:table-cell office:value-type="float" office:value="0.116543" calcext:value-type="float">
            <text:p>0.116543</text:p>
          </table:table-cell>
          <table:table-cell office:value-type="float" office:value="0.108785" calcext:value-type="float">
            <text:p>0.108785</text:p>
          </table:table-cell>
          <table:table-cell office:value-type="float" office:value="0.104819" calcext:value-type="float">
            <text:p>0.104819</text:p>
          </table:table-cell>
          <table:table-cell office:value-type="float" office:value="0.102755" calcext:value-type="float">
            <text:p>0.102755</text:p>
          </table:table-cell>
          <table:table-cell office:value-type="float" office:value="0.101647" calcext:value-type="float">
            <text:p>0.101647</text:p>
          </table:table-cell>
          <table:table-cell office:value-type="float" office:value="0.101027" calcext:value-type="float">
            <text:p>0.101027</text:p>
          </table:table-cell>
          <table:table-cell office:value-type="float" office:value="0.100665" calcext:value-type="float">
            <text:p>0.100665</text:p>
          </table:table-cell>
          <table:table-cell office:value-type="float" office:value="0.100443" calcext:value-type="float">
            <text:p>0.100443</text:p>
          </table:table-cell>
          <table:table-cell office:value-type="float" office:value="0.100302" calcext:value-type="float">
            <text:p>0.100302</text:p>
          </table:table-cell>
          <table:table-cell office:value-type="float" office:value="0.10021" calcext:value-type="float">
            <text:p>0.10021</text:p>
          </table:table-cell>
          <table:table-cell office:value-type="float" office:value="0.100147" calcext:value-type="float">
            <text:p>0.100147</text:p>
          </table:table-cell>
          <table:table-cell office:value-type="float" office:value="0.100104" calcext:value-type="float">
            <text:p>0.100104</text:p>
          </table:table-cell>
          <table:table-cell office:value-type="float" office:value="0.100074" calcext:value-type="float">
            <text:p>0.100074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22964" calcext:value-type="float">
            <text:p>0.722964</text:p>
          </table:table-cell>
          <table:table-cell table:number-columns-repeated="124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table:number-columns-repeated="2" office:value-type="float" office:value="0.999997" calcext:value-type="float">
            <text:p>0.999997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0.999764" calcext:value-type="float">
            <text:p>0.999764</text:p>
          </table:table-cell>
          <table:table-cell office:value-type="float" office:value="0.999653" calcext:value-type="float">
            <text:p>0.999653</text:p>
          </table:table-cell>
          <table:table-cell office:value-type="float" office:value="0.999338" calcext:value-type="float">
            <text:p>0.999338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997929" calcext:value-type="float">
            <text:p>0.997929</text:p>
          </table:table-cell>
          <table:table-cell office:value-type="float" office:value="0.995971" calcext:value-type="float">
            <text:p>0.995971</text:p>
          </table:table-cell>
          <table:table-cell office:value-type="float" office:value="0.992514" calcext:value-type="float">
            <text:p>0.992514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971055" calcext:value-type="float">
            <text:p>0.971055</text:p>
          </table:table-cell>
          <table:table-cell office:value-type="float" office:value="0.943641" calcext:value-type="float">
            <text:p>0.943641</text:p>
          </table:table-cell>
          <table:table-cell office:value-type="float" office:value="0.891946" calcext:value-type="float">
            <text:p>0.891946</text:p>
          </table:table-cell>
          <table:table-cell office:value-type="float" office:value="0.804289" calcext:value-type="float">
            <text:p>0.804289</text:p>
          </table:table-cell>
          <table:table-cell office:value-type="float" office:value="0.669482" calcext:value-type="float">
            <text:p>0.669482</text:p>
          </table:table-cell>
          <table:table-cell office:value-type="float" office:value="0.505283" calcext:value-type="float">
            <text:p>0.505283</text:p>
          </table:table-cell>
          <table:table-cell office:value-type="float" office:value="0.355217" calcext:value-type="float">
            <text:p>0.355217</text:p>
          </table:table-cell>
          <table:table-cell office:value-type="float" office:value="0.246315" calcext:value-type="float">
            <text:p>0.246315</text:p>
          </table:table-cell>
          <table:table-cell office:value-type="float" office:value="0.178899" calcext:value-type="float">
            <text:p>0.178899</text:p>
          </table:table-cell>
          <table:table-cell office:value-type="float" office:value="0.141191" calcext:value-type="float">
            <text:p>0.141191</text:p>
          </table:table-cell>
          <table:table-cell office:value-type="float" office:value="0.121325" calcext:value-type="float">
            <text:p>0.121325</text:p>
          </table:table-cell>
          <table:table-cell office:value-type="float" office:value="0.111161" calcext:value-type="float">
            <text:p>0.111161</text:p>
          </table:table-cell>
          <table:table-cell office:value-type="float" office:value="0.105998" calcext:value-type="float">
            <text:p>0.105998</text:p>
          </table:table-cell>
          <table:table-cell office:value-type="float" office:value="0.103346" calcext:value-type="float">
            <text:p>0.103346</text:p>
          </table:table-cell>
          <table:table-cell office:value-type="float" office:value="0.101951" calcext:value-type="float">
            <text:p>0.101951</text:p>
          </table:table-cell>
          <table:table-cell office:value-type="float" office:value="0.101189" calcext:value-type="float">
            <text:p>0.101189</text:p>
          </table:table-cell>
          <table:table-cell office:value-type="float" office:value="0.100755" calcext:value-type="float">
            <text:p>0.100755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100334" calcext:value-type="float">
            <text:p>0.100334</text:p>
          </table:table-cell>
          <table:table-cell office:value-type="float" office:value="0.10023" calcext:value-type="float">
            <text:p>0.10023</text:p>
          </table:table-cell>
          <table:table-cell office:value-type="float" office:value="0.10016" calcext:value-type="float">
            <text:p>0.10016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57" calcext:value-type="float">
            <text:p>0.100057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26689" calcext:value-type="float">
            <text:p>0.726689</text:p>
          </table:table-cell>
          <table:table-cell table:number-columns-repeated="127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float" office:value="0.999997" calcext:value-type="float">
            <text:p>0.999997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909" calcext:value-type="float">
            <text:p>0.999909</text:p>
          </table:table-cell>
          <table:table-cell office:value-type="float" office:value="0.999819" calcext:value-type="float">
            <text:p>0.999819</text:p>
          </table:table-cell>
          <table:table-cell office:value-type="float" office:value="0.999718" calcext:value-type="float">
            <text:p>0.999718</text:p>
          </table:table-cell>
          <table:table-cell office:value-type="float" office:value="0.999519" calcext:value-type="float">
            <text:p>0.999519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0.998457" calcext:value-type="float">
            <text:p>0.998457</text:p>
          </table:table-cell>
          <table:table-cell office:value-type="float" office:value="0.996961" calcext:value-type="float">
            <text:p>0.996961</text:p>
          </table:table-cell>
          <table:table-cell office:value-type="float" office:value="0.99432" calcext:value-type="float">
            <text:p>0.99432</text:p>
          </table:table-cell>
          <table:table-cell office:value-type="float" office:value="0.988949" calcext:value-type="float">
            <text:p>0.988949</text:p>
          </table:table-cell>
          <table:table-cell office:value-type="float" office:value="0.978082" calcext:value-type="float">
            <text:p>0.978082</text:p>
          </table:table-cell>
          <table:table-cell office:value-type="float" office:value="0.957481" calcext:value-type="float">
            <text:p>0.957481</text:p>
          </table:table-cell>
          <table:table-cell office:value-type="float" office:value="0.917086" calcext:value-type="float">
            <text:p>0.917086</text:p>
          </table:table-cell>
          <table:table-cell office:value-type="float" office:value="0.845944" calcext:value-type="float">
            <text:p>0.845944</text:p>
          </table:table-cell>
          <table:table-cell office:value-type="float" office:value="0.730643" calcext:value-type="float">
            <text:p>0.730643</text:p>
          </table:table-cell>
          <table:table-cell office:value-type="float" office:value="0.57349" calcext:value-type="float">
            <text:p>0.57349</text:p>
          </table:table-cell>
          <table:table-cell office:value-type="float" office:value="0.412397" calcext:value-type="float">
            <text:p>0.412397</text:p>
          </table:table-cell>
          <table:table-cell office:value-type="float" office:value="0.285141" calcext:value-type="float">
            <text:p>0.285141</text:p>
          </table:table-cell>
          <table:table-cell office:value-type="float" office:value="0.201799" calcext:value-type="float">
            <text:p>0.201799</text:p>
          </table:table-cell>
          <table:table-cell office:value-type="float" office:value="0.153551" calcext:value-type="float">
            <text:p>0.153551</text:p>
          </table:table-cell>
          <table:table-cell office:value-type="float" office:value="0.127655" calcext:value-type="float">
            <text:p>0.127655</text:p>
          </table:table-cell>
          <table:table-cell office:value-type="float" office:value="0.114317" calcext:value-type="float">
            <text:p>0.114317</text:p>
          </table:table-cell>
          <table:table-cell office:value-type="float" office:value="0.107558" calcext:value-type="float">
            <text:p>0.107558</text:p>
          </table:table-cell>
          <table:table-cell office:value-type="float" office:value="0.104122" calcext:value-type="float">
            <text:p>0.104122</text:p>
          </table:table-cell>
          <table:table-cell office:value-type="float" office:value="0.102343" calcext:value-type="float">
            <text:p>0.102343</text:p>
          </table:table-cell>
          <table:table-cell office:value-type="float" office:value="0.101393" calcext:value-type="float">
            <text:p>0.101393</text:p>
          </table:table-cell>
          <table:table-cell office:value-type="float" office:value="0.100865" calcext:value-type="float">
            <text:p>0.100865</text:p>
          </table:table-cell>
          <table:table-cell office:value-type="float" office:value="0.100558" calcext:value-type="float">
            <text:p>0.100558</text:p>
          </table:table-cell>
          <table:table-cell office:value-type="float" office:value="0.100371" calcext:value-type="float">
            <text:p>0.100371</text:p>
          </table:table-cell>
          <table:table-cell office:value-type="float" office:value="0.100253" calcext:value-type="float">
            <text:p>0.100253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0.100061" calcext:value-type="float">
            <text:p>0.100061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30414" calcext:value-type="float">
            <text:p>0.730414</text:p>
          </table:table-cell>
          <table:table-cell table:number-columns-repeated="125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999872" calcext:value-type="float">
            <text:p>0.999872</text:p>
          </table:table-cell>
          <table:table-cell office:value-type="float" office:value="0.999764" calcext:value-type="float">
            <text:p>0.999764</text:p>
          </table:table-cell>
          <table:table-cell office:value-type="float" office:value="0.999648" calcext:value-type="float">
            <text:p>0.999648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8809" calcext:value-type="float">
            <text:p>0.998809</text:p>
          </table:table-cell>
          <table:table-cell office:value-type="float" office:value="0.997756" calcext:value-type="float">
            <text:p>0.997756</text:p>
          </table:table-cell>
          <table:table-cell office:value-type="float" office:value="0.995649" calcext:value-type="float">
            <text:p>0.995649</text:p>
          </table:table-cell>
          <table:table-cell office:value-type="float" office:value="0.991787" calcext:value-type="float">
            <text:p>0.991787</text:p>
          </table:table-cell>
          <table:table-cell office:value-type="float" office:value="0.983511" calcext:value-type="float">
            <text:p>0.983511</text:p>
          </table:table-cell>
          <table:table-cell office:value-type="float" office:value="0.967881" calcext:value-type="float">
            <text:p>0.967881</text:p>
          </table:table-cell>
          <table:table-cell office:value-type="float" office:value="0.937056" calcext:value-type="float">
            <text:p>0.937056</text:p>
          </table:table-cell>
          <table:table-cell office:value-type="float" office:value="0.879993" calcext:value-type="float">
            <text:p>0.879993</text:p>
          </table:table-cell>
          <table:table-cell office:value-type="float" office:value="0.784313" calcext:value-type="float">
            <text:p>0.784313</text:p>
          </table:table-cell>
          <table:table-cell office:value-type="float" office:value="0.641316" calcext:value-type="float">
            <text:p>0.641316</text:p>
          </table:table-cell>
          <table:table-cell office:value-type="float" office:value="0.475849" calcext:value-type="float">
            <text:p>0.475849</text:p>
          </table:table-cell>
          <table:table-cell office:value-type="float" office:value="0.331657" calcext:value-type="float">
            <text:p>0.331657</text:p>
          </table:table-cell>
          <table:table-cell office:value-type="float" office:value="0.230631" calcext:value-type="float">
            <text:p>0.230631</text:p>
          </table:table-cell>
          <table:table-cell office:value-type="float" office:value="0.169592" calcext:value-type="float">
            <text:p>0.169592</text:p>
          </table:table-cell>
          <table:table-cell office:value-type="float" office:value="0.136008" calcext:value-type="float">
            <text:p>0.136008</text:p>
          </table:table-cell>
          <table:table-cell office:value-type="float" office:value="0.118511" calcext:value-type="float">
            <text:p>0.118511</text:p>
          </table:table-cell>
          <table:table-cell office:value-type="float" office:value="0.109629" calcext:value-type="float">
            <text:p>0.109629</text:p>
          </table:table-cell>
          <table:table-cell office:value-type="float" office:value="0.105145" calcext:value-type="float">
            <text:p>0.105145</text:p>
          </table:table-cell>
          <table:table-cell office:value-type="float" office:value="0.102855" calcext:value-type="float">
            <text:p>0.102855</text:p>
          </table:table-cell>
          <table:table-cell office:value-type="float" office:value="0.101655" calcext:value-type="float">
            <text:p>0.101655</text:p>
          </table:table-cell>
          <table:table-cell office:value-type="float" office:value="0.101004" calcext:value-type="float">
            <text:p>0.101004</text:p>
          </table:table-cell>
          <table:table-cell office:value-type="float" office:value="0.100634" calcext:value-type="float">
            <text:p>0.100634</text:p>
          </table:table-cell>
          <table:table-cell office:value-type="float" office:value="0.100415" calcext:value-type="float">
            <text:p>0.100415</text:p>
          </table:table-cell>
          <table:table-cell office:value-type="float" office:value="0.100279" calcext:value-type="float">
            <text:p>0.100279</text:p>
          </table:table-cell>
          <table:table-cell office:value-type="float" office:value="0.100192" calcext:value-type="float">
            <text:p>0.100192</text:p>
          </table:table-cell>
          <table:table-cell office:value-type="float" office:value="0.100133" calcext:value-type="float">
            <text:p>0.100133</text:p>
          </table:table-cell>
          <table:table-cell office:value-type="float" office:value="0.100094" calcext:value-type="float">
            <text:p>0.100094</text:p>
          </table:table-cell>
          <table:table-cell office:value-type="float" office:value="0.100066" calcext:value-type="float">
            <text:p>0.100066</text:p>
          </table:table-cell>
          <table:table-cell office:value-type="float" office:value="0.100047" calcext:value-type="float">
            <text:p>0.100047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34138" calcext:value-type="float">
            <text:p>0.734138</text:p>
          </table:table-cell>
          <table:table-cell table:number-columns-repeated="128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31" calcext:value-type="float">
            <text:p>0.999931</text:p>
          </table:table-cell>
          <table:table-cell office:value-type="float" office:value="0.999911" calcext:value-type="float">
            <text:p>0.999911</text:p>
          </table:table-cell>
          <table:table-cell office:value-type="float" office:value="0.999812" calcext:value-type="float">
            <text:p>0.999812</text:p>
          </table:table-cell>
          <table:table-cell office:value-type="float" office:value="0.999723" calcext:value-type="float">
            <text:p>0.999723</text:p>
          </table:table-cell>
          <table:table-cell office:value-type="float" office:value="0.999488" calcext:value-type="float">
            <text:p>0.999488</text:p>
          </table:table-cell>
          <table:table-cell office:value-type="float" office:value="0.999055" calcext:value-type="float">
            <text:p>0.999055</text:p>
          </table:table-cell>
          <table:table-cell office:value-type="float" office:value="0.99835" calcext:value-type="float">
            <text:p>0.99835</text:p>
          </table:table-cell>
          <table:table-cell office:value-type="float" office:value="0.996696" calcext:value-type="float">
            <text:p>0.996696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87727" calcext:value-type="float">
            <text:p>0.987727</text:p>
          </table:table-cell>
          <table:table-cell office:value-type="float" office:value="0.975692" calcext:value-type="float">
            <text:p>0.975692</text:p>
          </table:table-cell>
          <table:table-cell office:value-type="float" office:value="0.952533" calcext:value-type="float">
            <text:p>0.952533</text:p>
          </table:table-cell>
          <table:table-cell office:value-type="float" office:value="0.907549" calcext:value-type="float">
            <text:p>0.907549</text:p>
          </table:table-cell>
          <table:table-cell office:value-type="float" office:value="0.82956" calcext:value-type="float">
            <text:p>0.82956</text:p>
          </table:table-cell>
          <table:table-cell office:value-type="float" office:value="0.705288" calcext:value-type="float">
            <text:p>0.705288</text:p>
          </table:table-cell>
          <table:table-cell office:value-type="float" office:value="0.543437" calcext:value-type="float">
            <text:p>0.543437</text:p>
          </table:table-cell>
          <table:table-cell office:value-type="float" office:value="0.385866" calcext:value-type="float">
            <text:p>0.385866</text:p>
          </table:table-cell>
          <table:table-cell office:value-type="float" office:value="0.266309" calcext:value-type="float">
            <text:p>0.26630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146978" calcext:value-type="float">
            <text:p>0.146978</text:p>
          </table:table-cell>
          <table:table-cell office:value-type="float" office:value="0.124078" calcext:value-type="float">
            <text:p>0.124078</text:p>
          </table:table-cell>
          <table:table-cell office:value-type="float" office:value="0.112387" calcext:value-type="float">
            <text:p>0.112387</text:p>
          </table:table-cell>
          <table:table-cell office:value-type="float" office:value="0.106502" calcext:value-type="float">
            <text:p>0.106502</text:p>
          </table:table-cell>
          <table:table-cell office:value-type="float" office:value="0.103526" calcext:value-type="float">
            <text:p>0.103526</text:p>
          </table:table-cell>
          <table:table-cell office:value-type="float" office:value="0.101994" calcext:value-type="float">
            <text:p>0.101994</text:p>
          </table:table-cell>
          <table:table-cell office:value-type="float" office:value="0.101179" calcext:value-type="float">
            <text:p>0.101179</text:p>
          </table:table-cell>
          <table:table-cell office:value-type="float" office:value="0.100729" calcext:value-type="float">
            <text:p>0.100729</text:p>
          </table:table-cell>
          <table:table-cell office:value-type="float" office:value="0.100468" calcext:value-type="float">
            <text:p>0.100468</text:p>
          </table:table-cell>
          <table:table-cell office:value-type="float" office:value="0.100311" calcext:value-type="float">
            <text:p>0.100311</text:p>
          </table:table-cell>
          <table:table-cell office:value-type="float" office:value="0.100211" calcext:value-type="float">
            <text:p>0.100211</text:p>
          </table:table-cell>
          <table:table-cell office:value-type="float" office:value="0.100146" calcext:value-type="float">
            <text:p>0.100146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37863" calcext:value-type="float">
            <text:p>0.737863</text:p>
          </table:table-cell>
          <table:table-cell table:number-columns-repeated="128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865" calcext:value-type="float">
            <text:p>0.999865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0.999634" calcext:value-type="float">
            <text:p>0.999634</text:p>
          </table:table-cell>
          <table:table-cell office:value-type="float" office:value="0.999261" calcext:value-type="float">
            <text:p>0.999261</text:p>
          </table:table-cell>
          <table:table-cell office:value-type="float" office:value="0.998751" calcext:value-type="float">
            <text:p>0.998751</text:p>
          </table:table-cell>
          <table:table-cell office:value-type="float" office:value="0.997548" calcext:value-type="float">
            <text:p>0.997548</text:p>
          </table:table-cell>
          <table:table-cell office:value-type="float" office:value="0.995284" calcext:value-type="float">
            <text:p>0.995284</text:p>
          </table:table-cell>
          <table:table-cell office:value-type="float" office:value="0.990916" calcext:value-type="float">
            <text:p>0.990916</text:p>
          </table:table-cell>
          <table:table-cell office:value-type="float" office:value="0.981669" calcext:value-type="float">
            <text:p>0.981669</text:p>
          </table:table-cell>
          <table:table-cell office:value-type="float" office:value="0.964227" calcext:value-type="float">
            <text:p>0.964227</text:p>
          </table:table-cell>
          <table:table-cell office:value-type="float" office:value="0.929592" calcext:value-type="float">
            <text:p>0.929592</text:p>
          </table:table-cell>
          <table:table-cell office:value-type="float" office:value="0.866745" calcext:value-type="float">
            <text:p>0.866745</text:p>
          </table:table-cell>
          <table:table-cell office:value-type="float" office:value="0.762547" calcext:value-type="float">
            <text:p>0.762547</text:p>
          </table:table-cell>
          <table:table-cell office:value-type="float" office:value="0.612125" calcext:value-type="float">
            <text:p>0.612125</text:p>
          </table:table-cell>
          <table:table-cell office:value-type="float" office:value="0.447004" calcext:value-type="float">
            <text:p>0.447004</text:p>
          </table:table-cell>
          <table:table-cell office:value-type="float" office:value="0.309531" calcext:value-type="float">
            <text:p>0.309531</text:p>
          </table:table-cell>
          <table:table-cell office:value-type="float" office:value="0.216337" calcext:value-type="float">
            <text:p>0.216337</text:p>
          </table:table-cell>
          <table:table-cell office:value-type="float" office:value="0.161284" calcext:value-type="float">
            <text:p>0.161284</text:p>
          </table:table-cell>
          <table:table-cell office:value-type="float" office:value="0.131448" calcext:value-type="float">
            <text:p>0.131448</text:p>
          </table:table-cell>
          <table:table-cell office:value-type="float" office:value="0.116061" calcext:value-type="float">
            <text:p>0.116061</text:p>
          </table:table-cell>
          <table:table-cell office:value-type="float" office:value="0.108307" calcext:value-type="float">
            <text:p>0.108307</text:p>
          </table:table-cell>
          <table:table-cell office:value-type="float" office:value="0.104414" calcext:value-type="float">
            <text:p>0.104414</text:p>
          </table:table-cell>
          <table:table-cell office:value-type="float" office:value="0.102436" calcext:value-type="float">
            <text:p>0.102436</text:p>
          </table:table-cell>
          <table:table-cell office:value-type="float" office:value="0.101405" calcext:value-type="float">
            <text:p>0.101405</text:p>
          </table:table-cell>
          <table:table-cell office:value-type="float" office:value="0.100848" calcext:value-type="float">
            <text:p>0.100848</text:p>
          </table:table-cell>
          <table:table-cell office:value-type="float" office:value="0.100534" calcext:value-type="float">
            <text:p>0.100534</text:p>
          </table:table-cell>
          <table:table-cell office:value-type="float" office:value="0.100348" calcext:value-type="float">
            <text:p>0.100348</text:p>
          </table:table-cell>
          <table:table-cell office:value-type="float" office:value="0.100233" calcext:value-type="float">
            <text:p>0.100233</text:p>
          </table:table-cell>
          <table:table-cell office:value-type="float" office:value="0.10016" calcext:value-type="float">
            <text:p>0.10016</text:p>
          </table:table-cell>
          <table:table-cell office:value-type="float" office:value="0.100111" calcext:value-type="float">
            <text:p>0.100111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0.100055" calcext:value-type="float">
            <text:p>0.100055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41588" calcext:value-type="float">
            <text:p>0.741588</text:p>
          </table:table-cell>
          <table:table-cell table:number-columns-repeated="128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5" calcext:value-type="float">
            <text:p>0.999995</text:p>
          </table:table-cell>
          <table:table-cell table:number-columns-repeated="2" office:value-type="float" office:value="0.999993" calcext:value-type="float">
            <text:p>0.999993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999909" calcext:value-type="float">
            <text:p>0.999909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0.999723" calcext:value-type="float">
            <text:p>0.999723</text:p>
          </table:table-cell>
          <table:table-cell office:value-type="float" office:value="0.99945" calcext:value-type="float">
            <text:p>0.99945</text:p>
          </table:table-cell>
          <table:table-cell office:value-type="float" office:value="0.999017" calcext:value-type="float">
            <text:p>0.999017</text:p>
          </table:table-cell>
          <table:table-cell office:value-type="float" office:value="0.998209" calcext:value-type="float">
            <text:p>0.99820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3225" calcext:value-type="float">
            <text:p>0.993225</text:p>
          </table:table-cell>
          <table:table-cell office:value-type="float" office:value="0.986316" calcext:value-type="float">
            <text:p>0.986316</text:p>
          </table:table-cell>
          <table:table-cell office:value-type="float" office:value="0.972968" calcext:value-type="float">
            <text:p>0.972968</text:p>
          </table:table-cell>
          <table:table-cell office:value-type="float" office:value="0.946858" calcext:value-type="float">
            <text:p>0.946858</text:p>
          </table:table-cell>
          <table:table-cell office:value-type="float" office:value="0.896924" calcext:value-type="float">
            <text:p>0.896924</text:p>
          </table:table-cell>
          <table:table-cell office:value-type="float" office:value="0.811524" calcext:value-type="float">
            <text:p>0.811524</text:p>
          </table:table-cell>
          <table:table-cell office:value-type="float" office:value="0.678399" calcext:value-type="float">
            <text:p>0.678399</text:p>
          </table:table-cell>
          <table:table-cell office:value-type="float" office:value="0.513352" calcext:value-type="float">
            <text:p>0.513352</text:p>
          </table:table-cell>
          <table:table-cell office:value-type="float" office:value="0.360565" calcext:value-type="float">
            <text:p>0.360565</text:p>
          </table:table-cell>
          <table:table-cell office:value-type="float" office:value="0.248962" calcext:value-type="float">
            <text:p>0.248962</text:p>
          </table:table-cell>
          <table:table-cell office:value-type="float" office:value="0.179768" calcext:value-type="float">
            <text:p>0.179768</text:p>
          </table:table-cell>
          <table:table-cell office:value-type="float" office:value="0.141163" calcext:value-type="float">
            <text:p>0.141163</text:p>
          </table:table-cell>
          <table:table-cell office:value-type="float" office:value="0.12095" calcext:value-type="float">
            <text:p>0.12095</text:p>
          </table:table-cell>
          <table:table-cell office:value-type="float" office:value="0.110716" calcext:value-type="float">
            <text:p>0.110716</text:p>
          </table:table-cell>
          <table:table-cell office:value-type="float" office:value="0.105594" calcext:value-type="float">
            <text:p>0.105594</text:p>
          </table:table-cell>
          <table:table-cell office:value-type="float" office:value="0.103018" calcext:value-type="float">
            <text:p>0.103018</text:p>
          </table:table-cell>
          <table:table-cell office:value-type="float" office:value="0.101697" calcext:value-type="float">
            <text:p>0.101697</text:p>
          </table:table-cell>
          <table:table-cell office:value-type="float" office:value="0.100999" calcext:value-type="float">
            <text:p>0.100999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0.100393" calcext:value-type="float">
            <text:p>0.100393</text:p>
          </table:table-cell>
          <table:table-cell office:value-type="float" office:value="0.10026" calcext:value-type="float">
            <text:p>0.10026</text:p>
          </table:table-cell>
          <table:table-cell office:value-type="float" office:value="0.100176" calcext:value-type="float">
            <text:p>0.100176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45313" calcext:value-type="float">
            <text:p>0.745313</text:p>
          </table:table-cell>
          <table:table-cell table:number-columns-repeated="129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9998" calcext:value-type="float">
            <text:p>0.999998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856" calcext:value-type="float">
            <text:p>0.999856</text:p>
          </table:table-cell>
          <table:table-cell office:value-type="float" office:value="0.999771" calcext:value-type="float">
            <text:p>0.999771</text:p>
          </table:table-cell>
          <table:table-cell office:value-type="float" office:value="0.999609" calcext:value-type="float">
            <text:p>0.999609</text:p>
          </table:table-cell>
          <table:table-cell office:value-type="float" office:value="0.99922" calcext:value-type="float">
            <text:p>0.99922</text:p>
          </table:table-cell>
          <table:table-cell office:value-type="float" office:value="0.998671" calcext:value-type="float">
            <text:p>0.998671</text:p>
          </table:table-cell>
          <table:table-cell office:value-type="float" office:value="0.997306" calcext:value-type="float">
            <text:p>0.997306</text:p>
          </table:table-cell>
          <table:table-cell office:value-type="float" office:value="0.994863" calcext:value-type="float">
            <text:p>0.994863</text:p>
          </table:table-cell>
          <table:table-cell office:value-type="float" office:value="0.989882" calcext:value-type="float">
            <text:p>0.989882</text:p>
          </table:table-cell>
          <table:table-cell office:value-type="float" office:value="0.979585" calcext:value-type="float">
            <text:p>0.979585</text:p>
          </table:table-cell>
          <table:table-cell office:value-type="float" office:value="0.960016" calcext:value-type="float">
            <text:p>0.960016</text:p>
          </table:table-cell>
          <table:table-cell office:value-type="float" office:value="0.921192" calcext:value-type="float">
            <text:p>0.921192</text:p>
          </table:table-cell>
          <table:table-cell office:value-type="float" office:value="0.852095" calcext:value-type="float">
            <text:p>0.852095</text:p>
          </table:table-cell>
          <table:table-cell office:value-type="float" office:value="0.739006" calcext:value-type="float">
            <text:p>0.739006</text:p>
          </table:table-cell>
          <table:table-cell office:value-type="float" office:value="0.582216" calcext:value-type="float">
            <text:p>0.582216</text:p>
          </table:table-cell>
          <table:table-cell office:value-type="float" office:value="0.419004" calcext:value-type="float">
            <text:p>0.419004</text:p>
          </table:table-cell>
          <table:table-cell office:value-type="float" office:value="0.288895" calcext:value-type="float">
            <text:p>0.288895</text:p>
          </table:table-cell>
          <table:table-cell office:value-type="float" office:value="0.20337" calcext:value-type="float">
            <text:p>0.20337</text:p>
          </table:table-cell>
          <table:table-cell office:value-type="float" office:value="0.153889" calcext:value-type="float">
            <text:p>0.153889</text:p>
          </table:table-cell>
          <table:table-cell office:value-type="float" office:value="0.127443" calcext:value-type="float">
            <text:p>0.127443</text:p>
          </table:table-cell>
          <table:table-cell office:value-type="float" office:value="0.113931" calcext:value-type="float">
            <text:p>0.113931</text:p>
          </table:table-cell>
          <table:table-cell office:value-type="float" office:value="0.107167" calcext:value-type="float">
            <text:p>0.107167</text:p>
          </table:table-cell>
          <table:table-cell office:value-type="float" office:value="0.103788" calcext:value-type="float">
            <text:p>0.103788</text:p>
          </table:table-cell>
          <table:table-cell office:value-type="float" office:value="0.102079" calcext:value-type="float">
            <text:p>0.102079</text:p>
          </table:table-cell>
          <table:table-cell office:value-type="float" office:value="0.101193" calcext:value-type="float">
            <text:p>0.101193</text:p>
          </table:table-cell>
          <table:table-cell office:value-type="float" office:value="0.100716" calcext:value-type="float">
            <text:p>0.100716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0.100292" calcext:value-type="float">
            <text:p>0.100292</text:p>
          </table:table-cell>
          <table:table-cell office:value-type="float" office:value="0.100195" calcext:value-type="float">
            <text:p>0.100195</text:p>
          </table:table-cell>
          <table:table-cell office:value-type="float" office:value="0.100133" calcext:value-type="float">
            <text:p>0.100133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65" calcext:value-type="float">
            <text:p>0.100065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49037" calcext:value-type="float">
            <text:p>0.749037</text:p>
          </table:table-cell>
          <table:table-cell table:number-columns-repeated="129"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0.999805" calcext:value-type="float">
            <text:p>0.999805</text:p>
          </table:table-cell>
          <table:table-cell office:value-type="float" office:value="0.999717" calcext:value-type="float">
            <text:p>0.999717</text:p>
          </table:table-cell>
          <table:table-cell office:value-type="float" office:value="0.999407" calcext:value-type="float">
            <text:p>0.999407</text:p>
          </table:table-cell>
          <table:table-cell office:value-type="float" office:value="0.998971" calcext:value-type="float">
            <text:p>0.998971</text:p>
          </table:table-cell>
          <table:table-cell office:value-type="float" office:value="0.998032" calcext:value-type="float">
            <text:p>0.998032</text:p>
          </table:table-cell>
          <table:table-cell office:value-type="float" office:value="0.996072" calcext:value-type="float">
            <text:p>0.996072</text:p>
          </table:table-cell>
          <table:table-cell office:value-type="float" office:value="0.992508" calcext:value-type="float">
            <text:p>0.992508</text:p>
          </table:table-cell>
          <table:table-cell office:value-type="float" office:value="0.984706" calcext:value-type="float">
            <text:p>0.984706</text:p>
          </table:table-cell>
          <table:table-cell office:value-type="float" office:value="0.969852" calcext:value-type="float">
            <text:p>0.969852</text:p>
          </table:table-cell>
          <table:table-cell office:value-type="float" office:value="0.940385" calcext:value-type="float">
            <text:p>0.940385</text:p>
          </table:table-cell>
          <table:table-cell office:value-type="float" office:value="0.885131" calcext:value-type="float">
            <text:p>0.885131</text:p>
          </table:table-cell>
          <table:table-cell office:value-type="float" office:value="0.791756" calcext:value-type="float">
            <text:p>0.791756</text:p>
          </table:table-cell>
          <table:table-cell office:value-type="float" office:value="0.650186" calcext:value-type="float">
            <text:p>0.650186</text:p>
          </table:table-cell>
          <table:table-cell office:value-type="float" office:value="0.483553" calcext:value-type="float">
            <text:p>0.483553</text:p>
          </table:table-cell>
          <table:table-cell office:value-type="float" office:value="0.336625" calcext:value-type="float">
            <text:p>0.336625</text:p>
          </table:table-cell>
          <table:table-cell office:value-type="float" office:value="0.233069" calcext:value-type="float">
            <text:p>0.233069</text:p>
          </table:table-cell>
          <table:table-cell office:value-type="float" office:value="0.170418" calcext:value-type="float">
            <text:p>0.170418</text:p>
          </table:table-cell>
          <table:table-cell office:value-type="float" office:value="0.13603" calcext:value-type="float">
            <text:p>0.13603</text:p>
          </table:table-cell>
          <table:table-cell office:value-type="float" office:value="0.11822" calcext:value-type="float">
            <text:p>0.11822</text:p>
          </table:table-cell>
          <table:table-cell office:value-type="float" office:value="0.109268" calcext:value-type="float">
            <text:p>0.109268</text:p>
          </table:table-cell>
          <table:table-cell office:value-type="float" office:value="0.104814" calcext:value-type="float">
            <text:p>0.104814</text:p>
          </table:table-cell>
          <table:table-cell office:value-type="float" office:value="0.102583" calcext:value-type="float">
            <text:p>0.102583</text:p>
          </table:table-cell>
          <table:table-cell office:value-type="float" office:value="0.101445" calcext:value-type="float">
            <text:p>0.101445</text:p>
          </table:table-cell>
          <table:table-cell office:value-type="float" office:value="0.100846" calcext:value-type="float">
            <text:p>0.100846</text:p>
          </table:table-cell>
          <table:table-cell office:value-type="float" office:value="0.100518" calcext:value-type="float">
            <text:p>0.100518</text:p>
          </table:table-cell>
          <table:table-cell office:value-type="float" office:value="0.10033" calcext:value-type="float">
            <text:p>0.10033</text:p>
          </table:table-cell>
          <table:table-cell office:value-type="float" office:value="0.100218" calcext:value-type="float">
            <text:p>0.100218</text:p>
          </table:table-cell>
          <table:table-cell office:value-type="float" office:value="0.100147" calcext:value-type="float">
            <text:p>0.100147</text:p>
          </table:table-cell>
          <table:table-cell office:value-type="float" office:value="0.100101" calcext:value-type="float">
            <text:p>0.100101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52762" calcext:value-type="float">
            <text:p>0.752762</text:p>
          </table:table-cell>
          <table:table-cell table:number-columns-repeated="130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847" calcext:value-type="float">
            <text:p>0.999847</text:p>
          </table:table-cell>
          <table:table-cell office:value-type="float" office:value="0.999774" calcext:value-type="float">
            <text:p>0.999774</text:p>
          </table:table-cell>
          <table:table-cell office:value-type="float" office:value="0.999576" calcext:value-type="float">
            <text:p>0.999576</text:p>
          </table:table-cell>
          <table:table-cell office:value-type="float" office:value="0.99918" calcext:value-type="float">
            <text:p>0.99918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97034" calcext:value-type="float">
            <text:p>0.997034</text:p>
          </table:table-cell>
          <table:table-cell office:value-type="float" office:value="0.99437" calcext:value-type="float">
            <text:p>0.99437</text:p>
          </table:table-cell>
          <table:table-cell office:value-type="float" office:value="0.988674" calcext:value-type="float">
            <text:p>0.988674</text:p>
          </table:table-cell>
          <table:table-cell office:value-type="float" office:value="0.977228" calcext:value-type="float">
            <text:p>0.977228</text:p>
          </table:table-cell>
          <table:table-cell office:value-type="float" office:value="0.95517" calcext:value-type="float">
            <text:p>0.95517</text:p>
          </table:table-cell>
          <table:table-cell office:value-type="float" office:value="0.911795" calcext:value-type="float">
            <text:p>0.911795</text:p>
          </table:table-cell>
          <table:table-cell office:value-type="float" office:value="0.835932" calcext:value-type="float">
            <text:p>0.835932</text:p>
          </table:table-cell>
          <table:table-cell office:value-type="float" office:value="0.713767" calcext:value-type="float">
            <text:p>0.713767</text:p>
          </table:table-cell>
          <table:table-cell office:value-type="float" office:value="0.551915" calcext:value-type="float">
            <text:p>0.551915</text:p>
          </table:table-cell>
          <table:table-cell office:value-type="float" office:value="0.392067" calcext:value-type="float">
            <text:p>0.392067</text:p>
          </table:table-cell>
          <table:table-cell office:value-type="float" office:value="0.26977" calcext:value-type="float">
            <text:p>0.26977</text:p>
          </table:table-cell>
          <table:table-cell office:value-type="float" office:value="0.191657" calcext:value-type="float">
            <text:p>0.191657</text:p>
          </table:table-cell>
          <table:table-cell office:value-type="float" office:value="0.147324" calcext:value-type="float">
            <text:p>0.147324</text:p>
          </table:table-cell>
          <table:table-cell office:value-type="float" office:value="0.12393" calcext:value-type="float">
            <text:p>0.12393</text:p>
          </table:table-cell>
          <table:table-cell office:value-type="float" office:value="0.112079" calcext:value-type="float">
            <text:p>0.112079</text:p>
          </table:table-cell>
          <table:table-cell office:value-type="float" office:value="0.106183" calcext:value-type="float">
            <text:p>0.106183</text:p>
          </table:table-cell>
          <table:table-cell office:value-type="float" office:value="0.103252" calcext:value-type="float">
            <text:p>0.103252</text:p>
          </table:table-cell>
          <table:table-cell office:value-type="float" office:value="0.101775" calcext:value-type="float">
            <text:p>0.101775</text:p>
          </table:table-cell>
          <table:table-cell office:value-type="float" office:value="0.101013" calcext:value-type="float">
            <text:p>0.101013</text:p>
          </table:table-cell>
          <table:table-cell office:value-type="float" office:value="0.100605" calcext:value-type="float">
            <text:p>0.100605</text:p>
          </table:table-cell>
          <table:table-cell office:value-type="float" office:value="0.100378" calcext:value-type="float">
            <text:p>0.100378</text:p>
          </table:table-cell>
          <table:table-cell office:value-type="float" office:value="0.100245" calcext:value-type="float">
            <text:p>0.100245</text:p>
          </table:table-cell>
          <table:table-cell office:value-type="float" office:value="0.100163" calcext:value-type="float">
            <text:p>0.100163</text:p>
          </table:table-cell>
          <table:table-cell office:value-type="float" office:value="0.100111" calcext:value-type="float">
            <text:p>0.100111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56487" calcext:value-type="float">
            <text:p>0.756487</text:p>
          </table:table-cell>
          <table:table-cell table:number-columns-repeated="130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46" calcext:value-type="float">
            <text:p>0.999946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806" calcext:value-type="float">
            <text:p>0.999806</text:p>
          </table:table-cell>
          <table:table-cell office:value-type="float" office:value="0.999702" calcext:value-type="float">
            <text:p>0.999702</text:p>
          </table:table-cell>
          <table:table-cell office:value-type="float" office:value="0.999362" calcext:value-type="float">
            <text:p>0.999362</text:p>
          </table:table-cell>
          <table:table-cell office:value-type="float" office:value="0.998912" calcext:value-type="float">
            <text:p>0.998912</text:p>
          </table:table-cell>
          <table:table-cell office:value-type="float" office:value="0.99782" calcext:value-type="float">
            <text:p>0.99782</text:p>
          </table:table-cell>
          <table:table-cell office:value-type="float" office:value="0.995704" calcext:value-type="float">
            <text:p>0.995704</text:p>
          </table:table-cell>
          <table:table-cell office:value-type="float" office:value="0.991652" calcext:value-type="float">
            <text:p>0.991652</text:p>
          </table:table-cell>
          <table:table-cell office:value-type="float" office:value="0.982883" calcext:value-type="float">
            <text:p>0.982883</text:p>
          </table:table-cell>
          <table:table-cell office:value-type="float" office:value="0.966276" calcext:value-type="float">
            <text:p>0.966276</text:p>
          </table:table-cell>
          <table:table-cell office:value-type="float" office:value="0.933052" calcext:value-type="float">
            <text:p>0.933052</text:p>
          </table:table-cell>
          <table:table-cell office:value-type="float" office:value="0.872079" calcext:value-type="float">
            <text:p>0.872079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620912" calcext:value-type="float">
            <text:p>0.620912</text:p>
          </table:table-cell>
          <table:table-cell office:value-type="float" office:value="0.454333" calcext:value-type="float">
            <text:p>0.454333</text:p>
          </table:table-cell>
          <table:table-cell office:value-type="float" office:value="0.314137" calcext:value-type="float">
            <text:p>0.314137</text:p>
          </table:table-cell>
          <table:table-cell office:value-type="float" office:value="0.21858" calcext:value-type="float">
            <text:p>0.21858</text:p>
          </table:table-cell>
          <table:table-cell office:value-type="float" office:value="0.162065" calcext:value-type="float">
            <text:p>0.162065</text:p>
          </table:table-cell>
          <table:table-cell office:value-type="float" office:value="0.131508" calcext:value-type="float">
            <text:p>0.131508</text:p>
          </table:table-cell>
          <table:table-cell office:value-type="float" office:value="0.115838" calcext:value-type="float">
            <text:p>0.115838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4143" calcext:value-type="float">
            <text:p>0.104143</text:p>
          </table:table-cell>
          <table:table-cell office:value-type="float" office:value="0.102212" calcext:value-type="float">
            <text:p>0.102212</text:p>
          </table:table-cell>
          <table:table-cell office:value-type="float" office:value="0.101231" calcext:value-type="float">
            <text:p>0.101231</text:p>
          </table:table-cell>
          <table:table-cell office:value-type="float" office:value="0.100717" calcext:value-type="float">
            <text:p>0.100717</text:p>
          </table:table-cell>
          <table:table-cell office:value-type="float" office:value="0.100437" calcext:value-type="float">
            <text:p>0.100437</text:p>
          </table:table-cell>
          <table:table-cell office:value-type="float" office:value="0.100278" calcext:value-type="float">
            <text:p>0.100278</text:p>
          </table:table-cell>
          <table:table-cell office:value-type="float" office:value="0.100182" calcext:value-type="float">
            <text:p>0.100182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60212" calcext:value-type="float">
            <text:p>0.760212</text:p>
          </table:table-cell>
          <table:table-cell table:number-columns-repeated="131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32" calcext:value-type="float">
            <text:p>0.999932</text:p>
          </table:table-cell>
          <table:table-cell office:value-type="float" office:value="0.99984" calcext:value-type="float">
            <text:p>0.99984</text:p>
          </table:table-cell>
          <table:table-cell office:value-type="float" office:value="0.999774" calcext:value-type="float">
            <text:p>0.999774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999139" calcext:value-type="float">
            <text:p>0.999139</text:p>
          </table:table-cell>
          <table:table-cell office:value-type="float" office:value="0.998423" calcext:value-type="float">
            <text:p>0.998423</text:p>
          </table:table-cell>
          <table:table-cell office:value-type="float" office:value="0.996733" calcext:value-type="float">
            <text:p>0.996733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98728" calcext:value-type="float">
            <text:p>0.98728</text:p>
          </table:table-cell>
          <table:table-cell office:value-type="float" office:value="0.974554" calcext:value-type="float">
            <text:p>0.974554</text:p>
          </table:table-cell>
          <table:table-cell office:value-type="float" office:value="0.949615" calcext:value-type="float">
            <text:p>0.949615</text:p>
          </table:table-cell>
          <table:table-cell office:value-type="float" office:value="0.901337" calcext:value-type="float">
            <text:p>0.901337</text:p>
          </table:table-cell>
          <table:table-cell office:value-type="float" office:value="0.818149" calcext:value-type="float">
            <text:p>0.818149</text:p>
          </table:table-cell>
          <table:table-cell office:value-type="float" office:value="0.686968" calcext:value-type="float">
            <text:p>0.686968</text:p>
          </table:table-cell>
          <table:table-cell office:value-type="float" office:value="0.521553" calcext:value-type="float">
            <text:p>0.521553</text:p>
          </table:table-cell>
          <table:table-cell office:value-type="float" office:value="0.366368" calcext:value-type="float">
            <text:p>0.366368</text:p>
          </table:table-cell>
          <table:table-cell office:value-type="float" office:value="0.252147" calcext:value-type="float">
            <text:p>0.252147</text:p>
          </table:table-cell>
          <table:table-cell office:value-type="float" office:value="0.181115" calcext:value-type="float">
            <text:p>0.181115</text:p>
          </table:table-cell>
          <table:table-cell office:value-type="float" office:value="0.14151" calcext:value-type="float">
            <text:p>0.14151</text:p>
          </table:table-cell>
          <table:table-cell office:value-type="float" office:value="0.120855" calcext:value-type="float">
            <text:p>0.120855</text:p>
          </table:table-cell>
          <table:table-cell office:value-type="float" office:value="0.110472" calcext:value-type="float">
            <text:p>0.110472</text:p>
          </table:table-cell>
          <table:table-cell office:value-type="float" office:value="0.105334" calcext:value-type="float">
            <text:p>0.105334</text:p>
          </table:table-cell>
          <table:table-cell office:value-type="float" office:value="0.102792" calcext:value-type="float">
            <text:p>0.102792</text:p>
          </table:table-cell>
          <table:table-cell office:value-type="float" office:value="0.101517" calcext:value-type="float">
            <text:p>0.101517</text:p>
          </table:table-cell>
          <table:table-cell office:value-type="float" office:value="0.100861" calcext:value-type="float">
            <text:p>0.100861</text:p>
          </table:table-cell>
          <table:table-cell office:value-type="float" office:value="0.100512" calcext:value-type="float">
            <text:p>0.100512</text:p>
          </table:table-cell>
          <table:table-cell office:value-type="float" office:value="0.100318" calcext:value-type="float">
            <text:p>0.100318</text:p>
          </table:table-cell>
          <table:table-cell office:value-type="float" office:value="0.100205" calcext:value-type="float">
            <text:p>0.100205</text:p>
          </table:table-cell>
          <table:table-cell office:value-type="float" office:value="0.100137" calcext:value-type="float">
            <text:p>0.100137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64" calcext:value-type="float">
            <text:p>0.100064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63936" calcext:value-type="float">
            <text:p>0.763936</text:p>
          </table:table-cell>
          <table:table-cell table:number-columns-repeated="131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0.999677" calcext:value-type="float">
            <text:p>0.999677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998833" calcext:value-type="float">
            <text:p>0.998833</text:p>
          </table:table-cell>
          <table:table-cell office:value-type="float" office:value="0.997575" calcext:value-type="float">
            <text:p>0.997575</text:p>
          </table:table-cell>
          <table:table-cell office:value-type="float" office:value="0.995287" calcext:value-type="float">
            <text:p>0.995287</text:p>
          </table:table-cell>
          <table:table-cell office:value-type="float" office:value="0.990637" calcext:value-type="float">
            <text:p>0.990637</text:p>
          </table:table-cell>
          <table:table-cell office:value-type="float" office:value="0.980828" calcext:value-type="float">
            <text:p>0.980828</text:p>
          </table:table-cell>
          <table:table-cell office:value-type="float" office:value="0.962164" calcext:value-type="float">
            <text:p>0.962164</text:p>
          </table:table-cell>
          <table:table-cell office:value-type="float" office:value="0.924802" calcext:value-type="float">
            <text:p>0.924802</text:p>
          </table:table-cell>
          <table:table-cell office:value-type="float" office:value="0.857662" calcext:value-type="float">
            <text:p>0.857662</text:p>
          </table:table-cell>
          <table:table-cell office:value-type="float" office:value="0.74689" calcext:value-type="float">
            <text:p>0.74689</text:p>
          </table:table-cell>
          <table:table-cell office:value-type="float" office:value="0.59088" calcext:value-type="float">
            <text:p>0.59088</text:p>
          </table:table-cell>
          <table:table-cell office:value-type="float" office:value="0.425951" calcext:value-type="float">
            <text:p>0.425951</text:p>
          </table:table-cell>
          <table:table-cell office:value-type="float" office:value="0.293155" calcext:value-type="float">
            <text:p>0.293155</text:p>
          </table:table-cell>
          <table:table-cell office:value-type="float" office:value="0.20543" calcext:value-type="float">
            <text:p>0.20543</text:p>
          </table:table-cell>
          <table:table-cell office:value-type="float" office:value="0.154623" calcext:value-type="float">
            <text:p>0.154623</text:p>
          </table:table-cell>
          <table:table-cell office:value-type="float" office:value="0.12753" calcext:value-type="float">
            <text:p>0.12753</text:p>
          </table:table-cell>
          <table:table-cell office:value-type="float" office:value="0.113762" calcext:value-type="float">
            <text:p>0.113762</text:p>
          </table:table-cell>
          <table:table-cell office:value-type="float" office:value="0.106932" calcext:value-type="float">
            <text:p>0.106932</text:p>
          </table:table-cell>
          <table:table-cell office:value-type="float" office:value="0.103566" calcext:value-type="float">
            <text:p>0.103566</text:p>
          </table:table-cell>
          <table:table-cell office:value-type="float" office:value="0.101895" calcext:value-type="float">
            <text:p>0.101895</text:p>
          </table:table-cell>
          <table:table-cell office:value-type="float" office:value="0.101049" calcext:value-type="float">
            <text:p>0.101049</text:p>
          </table:table-cell>
          <table:table-cell office:value-type="float" office:value="0.100608" calcext:value-type="float">
            <text:p>0.100608</text:p>
          </table:table-cell>
          <table:table-cell office:value-type="float" office:value="0.100369" calcext:value-type="float">
            <text:p>0.100369</text:p>
          </table:table-cell>
          <table:table-cell office:value-type="float" office:value="0.100233" calcext:value-type="float">
            <text:p>0.100233</text:p>
          </table:table-cell>
          <table:table-cell office:value-type="float" office:value="0.100153" calcext:value-type="float">
            <text:p>0.100153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67661" calcext:value-type="float">
            <text:p>0.767661</text:p>
          </table:table-cell>
          <table:table-cell table:number-columns-repeated="131"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6" calcext:value-type="float">
            <text:p>0.99999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999835" calcext:value-type="float">
            <text:p>0.999835</text:p>
          </table:table-cell>
          <table:table-cell office:value-type="float" office:value="0.999768" calcext:value-type="float">
            <text:p>0.999768</text:p>
          </table:table-cell>
          <table:table-cell office:value-type="float" office:value="0.999488" calcext:value-type="float">
            <text:p>0.999488</text:p>
          </table:table-cell>
          <table:table-cell office:value-type="float" office:value="0.999091" calcext:value-type="float">
            <text:p>0.999091</text:p>
          </table:table-cell>
          <table:table-cell office:value-type="float" office:value="0.998247" calcext:value-type="float">
            <text:p>0.998247</text:p>
          </table:table-cell>
          <table:table-cell office:value-type="float" office:value="0.996402" calcext:value-type="float">
            <text:p>0.996402</text:p>
          </table:table-cell>
          <table:table-cell office:value-type="float" office:value="0.993083" calcext:value-type="float">
            <text:p>0.993083</text:p>
          </table:table-cell>
          <table:table-cell office:value-type="float" office:value="0.985692" calcext:value-type="float">
            <text:p>0.985692</text:p>
          </table:table-cell>
          <table:table-cell office:value-type="float" office:value="0.971507" calcext:value-type="float">
            <text:p>0.971507</text:p>
          </table:table-cell>
          <table:table-cell office:value-type="float" office:value="0.943281" calcext:value-type="float">
            <text:p>0.943281</text:p>
          </table:table-cell>
          <table:table-cell office:value-type="float" office:value="0.889742" calcext:value-type="float">
            <text:p>0.889742</text:p>
          </table:table-cell>
          <table:table-cell office:value-type="float" office:value="0.798658" calcext:value-type="float">
            <text:p>0.798658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491449" calcext:value-type="float">
            <text:p>0.491449</text:p>
          </table:table-cell>
          <table:table-cell office:value-type="float" office:value="0.342039" calcext:value-type="float">
            <text:p>0.342039</text:p>
          </table:table-cell>
          <table:table-cell office:value-type="float" office:value="0.235994" calcext:value-type="float">
            <text:p>0.235994</text:p>
          </table:table-cell>
          <table:table-cell office:value-type="float" office:value="0.17166" calcext:value-type="float">
            <text:p>0.17166</text:p>
          </table:table-cell>
          <table:table-cell office:value-type="float" office:value="0.136372" calcext:value-type="float">
            <text:p>0.136372</text:p>
          </table:table-cell>
          <table:table-cell office:value-type="float" office:value="0.118164" calcext:value-type="float">
            <text:p>0.118164</text:p>
          </table:table-cell>
          <table:table-cell office:value-type="float" office:value="0.109077" calcext:value-type="float">
            <text:p>0.109077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102398" calcext:value-type="float">
            <text:p>0.102398</text:p>
          </table:table-cell>
          <table:table-cell office:value-type="float" office:value="0.101296" calcext:value-type="float">
            <text:p>0.101296</text:p>
          </table:table-cell>
          <table:table-cell office:value-type="float" office:value="0.100732" calcext:value-type="float">
            <text:p>0.100732</text:p>
          </table:table-cell>
          <table:table-cell office:value-type="float" office:value="0.100433" calcext:value-type="float">
            <text:p>0.100433</text:p>
          </table:table-cell>
          <table:table-cell office:value-type="float" office:value="0.100268" calcext:value-type="float">
            <text:p>0.100268</text:p>
          </table:table-cell>
          <table:table-cell office:value-type="float" office:value="0.100172" calcext:value-type="float">
            <text:p>0.100172</text:p>
          </table:table-cell>
          <table:table-cell office:value-type="float" office:value="0.100114" calcext:value-type="float">
            <text:p>0.100114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71386" calcext:value-type="float">
            <text:p>0.771386</text:p>
          </table:table-cell>
          <table:table-cell table:number-columns-repeated="13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float" office:value="0.999988" calcext:value-type="float">
            <text:p>0.999988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999642" calcext:value-type="float">
            <text:p>0.999642</text:p>
          </table:table-cell>
          <table:table-cell office:value-type="float" office:value="0.999274" calcext:value-type="float">
            <text:p>0.999274</text:p>
          </table:table-cell>
          <table:table-cell office:value-type="float" office:value="0.998727" calcext:value-type="float">
            <text:p>0.998727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4802" calcext:value-type="float">
            <text:p>0.994802</text:p>
          </table:table-cell>
          <table:table-cell office:value-type="float" office:value="0.98945" calcext:value-type="float">
            <text:p>0.98945</text:p>
          </table:table-cell>
          <table:table-cell office:value-type="float" office:value="0.978513" calcext:value-type="float">
            <text:p>0.978513</text:p>
          </table:table-cell>
          <table:table-cell office:value-type="float" office:value="0.957438" calcext:value-type="float">
            <text:p>0.957438</text:p>
          </table:table-cell>
          <table:table-cell office:value-type="float" office:value="0.915577" calcext:value-type="float">
            <text:p>0.915577</text:p>
          </table:table-cell>
          <table:table-cell office:value-type="float" office:value="0.841767" calcext:value-type="float">
            <text:p>0.841767</text:p>
          </table:table-cell>
          <table:table-cell office:value-type="float" office:value="0.721857" calcext:value-type="float">
            <text:p>0.721857</text:p>
          </table:table-cell>
          <table:table-cell office:value-type="float" office:value="0.560414" calcext:value-type="float">
            <text:p>0.560414</text:p>
          </table:table-cell>
          <table:table-cell office:value-type="float" office:value="0.398625" calcext:value-type="float">
            <text:p>0.398625</text:p>
          </table:table-cell>
          <table:table-cell office:value-type="float" office:value="0.273699" calcext:value-type="float">
            <text:p>0.273699</text:p>
          </table:table-cell>
          <table:table-cell office:value-type="float" office:value="0.193544" calcext:value-type="float">
            <text:p>0.193544</text:p>
          </table:table-cell>
          <table:table-cell office:value-type="float" office:value="0.148011" calcext:value-type="float">
            <text:p>0.148011</text:p>
          </table:table-cell>
          <table:table-cell office:value-type="float" office:value="0.124037" calcext:value-type="float">
            <text:p>0.124037</text:p>
          </table:table-cell>
          <table:table-cell office:value-type="float" office:value="0.111955" calcext:value-type="float">
            <text:p>0.111955</text:p>
          </table:table-cell>
          <table:table-cell office:value-type="float" office:value="0.105995" calcext:value-type="float">
            <text:p>0.105995</text:p>
          </table:table-cell>
          <table:table-cell office:value-type="float" office:value="0.10307" calcext:value-type="float">
            <text:p>0.10307</text:p>
          </table:table-cell>
          <table:table-cell office:value-type="float" office:value="0.101623" calcext:value-type="float">
            <text:p>0.101623</text:p>
          </table:table-cell>
          <table:table-cell office:value-type="float" office:value="0.100894" calcext:value-type="float">
            <text:p>0.100894</text:p>
          </table:table-cell>
          <table:table-cell office:value-type="float" office:value="0.100516" calcext:value-type="float">
            <text:p>0.100516</text:p>
          </table:table-cell>
          <table:table-cell office:value-type="float" office:value="0.100311" calcext:value-type="float">
            <text:p>0.100311</text:p>
          </table:table-cell>
          <table:table-cell office:value-type="float" office:value="0.100196" calcext:value-type="float">
            <text:p>0.100196</text:p>
          </table:table-cell>
          <table:table-cell office:value-type="float" office:value="0.100128" calcext:value-type="float">
            <text:p>0.100128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7511" calcext:value-type="float">
            <text:p>0.77511</text:p>
          </table:table-cell>
          <table:table-cell table:number-columns-repeated="13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16" calcext:value-type="float">
            <text:p>0.999916</text:p>
          </table:table-cell>
          <table:table-cell office:value-type="float" office:value="0.999834" calcext:value-type="float">
            <text:p>0.999834</text:p>
          </table:table-cell>
          <table:table-cell office:value-type="float" office:value="0.999753" calcext:value-type="float">
            <text:p>0.999753</text:p>
          </table:table-cell>
          <table:table-cell office:value-type="float" office:value="0.99944" calcext:value-type="float">
            <text:p>0.99944</text:p>
          </table:table-cell>
          <table:table-cell office:value-type="float" office:value="0.999032" calcext:value-type="float">
            <text:p>0.999032</text:p>
          </table:table-cell>
          <table:table-cell office:value-type="float" office:value="0.998035" calcext:value-type="float">
            <text:p>0.998035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992247" calcext:value-type="float">
            <text:p>0.992247</text:p>
          </table:table-cell>
          <table:table-cell office:value-type="float" office:value="0.983897" calcext:value-type="float">
            <text:p>0.983897</text:p>
          </table:table-cell>
          <table:table-cell office:value-type="float" office:value="0.968021" calcext:value-type="float">
            <text:p>0.968021</text:p>
          </table:table-cell>
          <table:table-cell office:value-type="float" office:value="0.936106" calcext:value-type="float">
            <text:p>0.936106</text:p>
          </table:table-cell>
          <table:table-cell office:value-type="float" office:value="0.87692" calcext:value-type="float">
            <text:p>0.87692</text:p>
          </table:table-cell>
          <table:table-cell office:value-type="float" office:value="0.777403" calcext:value-type="float">
            <text:p>0.777403</text:p>
          </table:table-cell>
          <table:table-cell office:value-type="float" office:value="0.629548" calcext:value-type="float">
            <text:p>0.629548</text:p>
          </table:table-cell>
          <table:table-cell office:value-type="float" office:value="0.461898" calcext:value-type="float">
            <text:p>0.461898</text:p>
          </table:table-cell>
          <table:table-cell office:value-type="float" office:value="0.319171" calcext:value-type="float">
            <text:p>0.319171</text:p>
          </table:table-cell>
          <table:table-cell office:value-type="float" office:value="0.221259" calcext:value-type="float">
            <text:p>0.221259</text:p>
          </table:table-cell>
          <table:table-cell office:value-type="float" office:value="0.163207" calcext:value-type="float">
            <text:p>0.163207</text:p>
          </table:table-cell>
          <table:table-cell office:value-type="float" office:value="0.13184" calcext:value-type="float">
            <text:p>0.13184</text:p>
          </table:table-cell>
          <table:table-cell office:value-type="float" office:value="0.115813" calcext:value-type="float">
            <text:p>0.115813</text:p>
          </table:table-cell>
          <table:table-cell office:value-type="float" office:value="0.107866" calcext:value-type="float">
            <text:p>0.107866</text:p>
          </table:table-cell>
          <table:table-cell office:value-type="float" office:value="0.103972" calcext:value-type="float">
            <text:p>0.103972</text:p>
          </table:table-cell>
          <table:table-cell office:value-type="float" office:value="0.10206" calcext:value-type="float">
            <text:p>0.10206</text:p>
          </table:table-cell>
          <table:table-cell office:value-type="float" office:value="0.101108" calcext:value-type="float">
            <text:p>0.101108</text:p>
          </table:table-cell>
          <table:table-cell office:value-type="float" office:value="0.100623" calcext:value-type="float">
            <text:p>0.100623</text:p>
          </table:table-cell>
          <table:table-cell office:value-type="float" office:value="0.100367" calcext:value-type="float">
            <text:p>0.100367</text:p>
          </table:table-cell>
          <table:table-cell office:value-type="float" office:value="0.100226" calcext:value-type="float">
            <text:p>0.100226</text:p>
          </table:table-cell>
          <table:table-cell office:value-type="float" office:value="0.100145" calcext:value-type="float">
            <text:p>0.100145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00065" calcext:value-type="float">
            <text:p>0.100065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78835" calcext:value-type="float">
            <text:p>0.778835</text:p>
          </table:table-cell>
          <table:table-cell table:number-columns-repeated="133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0.999864" calcext:value-type="float">
            <text:p>0.999864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3" calcext:value-type="float">
            <text:p>0.99923</text:p>
          </table:table-cell>
          <table:table-cell office:value-type="float" office:value="0.998589" calcext:value-type="float">
            <text:p>0.998589</text:p>
          </table:table-cell>
          <table:table-cell office:value-type="float" office:value="0.996997" calcext:value-type="float">
            <text:p>0.996997</text:p>
          </table:table-cell>
          <table:table-cell office:value-type="float" office:value="0.99423" calcext:value-type="float">
            <text:p>0.99423</text:p>
          </table:table-cell>
          <table:table-cell office:value-type="float" office:value="0.988082" calcext:value-type="float">
            <text:p>0.988082</text:p>
          </table:table-cell>
          <table:table-cell office:value-type="float" office:value="0.975897" calcext:value-type="float">
            <text:p>0.975897</text:p>
          </table:table-cell>
          <table:table-cell office:value-type="float" office:value="0.952023" calcext:value-type="float">
            <text:p>0.952023</text:p>
          </table:table-cell>
          <table:table-cell office:value-type="float" office:value="0.905314" calcext:value-type="float">
            <text:p>0.905314</text:p>
          </table:table-cell>
          <table:table-cell office:value-type="float" office:value="0.824285" calcext:value-type="float">
            <text:p>0.824285</text:p>
          </table:table-cell>
          <table:table-cell office:value-type="float" office:value="0.695236" calcext:value-type="float">
            <text:p>0.695236</text:p>
          </table:table-cell>
          <table:table-cell office:value-type="float" office:value="0.529842" calcext:value-type="float">
            <text:p>0.529842</text:p>
          </table:table-cell>
          <table:table-cell office:value-type="float" office:value="0.372533" calcext:value-type="float">
            <text:p>0.372533</text:p>
          </table:table-cell>
          <table:table-cell office:value-type="float" office:value="0.255761" calcext:value-type="float">
            <text:p>0.255761</text:p>
          </table:table-cell>
          <table:table-cell office:value-type="float" office:value="0.18284" calcext:value-type="float">
            <text:p>0.18284</text:p>
          </table:table-cell>
          <table:table-cell office:value-type="float" office:value="0.14215" calcext:value-type="float">
            <text:p>0.14215</text:p>
          </table:table-cell>
          <table:table-cell office:value-type="float" office:value="0.120974" calcext:value-type="float">
            <text:p>0.120974</text:p>
          </table:table-cell>
          <table:table-cell office:value-type="float" office:value="0.110382" calcext:value-type="float">
            <text:p>0.110382</text:p>
          </table:table-cell>
          <table:table-cell office:value-type="float" office:value="0.105185" calcext:value-type="float">
            <text:p>0.105185</text:p>
          </table:table-cell>
          <table:table-cell office:value-type="float" office:value="0.102644" calcext:value-type="float">
            <text:p>0.102644</text:p>
          </table:table-cell>
          <table:table-cell office:value-type="float" office:value="0.101392" calcext:value-type="float">
            <text:p>0.101392</text:p>
          </table:table-cell>
          <table:table-cell office:value-type="float" office:value="0.100763" calcext:value-type="float">
            <text:p>0.100763</text:p>
          </table:table-cell>
          <table:table-cell office:value-type="float" office:value="0.100438" calcext:value-type="float">
            <text:p>0.100438</text:p>
          </table:table-cell>
          <table:table-cell office:value-type="float" office:value="0.100263" calcext:value-type="float">
            <text:p>0.100263</text:p>
          </table:table-cell>
          <table:table-cell office:value-type="float" office:value="0.100165" calcext:value-type="float">
            <text:p>0.100165</text:p>
          </table:table-cell>
          <table:table-cell office:value-type="float" office:value="0.100107" calcext:value-type="float">
            <text:p>0.100107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8256" calcext:value-type="float">
            <text:p>0.78256</text:p>
          </table:table-cell>
          <table:table-cell table:number-columns-repeated="133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999835" calcext:value-type="float">
            <text:p>0.999835</text:p>
          </table:table-cell>
          <table:table-cell office:value-type="float" office:value="0.999728" calcext:value-type="float">
            <text:p>0.999728</text:p>
          </table:table-cell>
          <table:table-cell office:value-type="float" office:value="0.999392" calcext:value-type="float">
            <text:p>0.999392</text:p>
          </table:table-cell>
          <table:table-cell office:value-type="float" office:value="0.998955" calcext:value-type="float">
            <text:p>0.998955</text:p>
          </table:table-cell>
          <table:table-cell office:value-type="float" office:value="0.997789" calcext:value-type="float">
            <text:p>0.997789</text:p>
          </table:table-cell>
          <table:table-cell office:value-type="float" office:value="0.995623" calcext:value-type="float">
            <text:p>0.995623</text:p>
          </table:table-cell>
          <table:table-cell office:value-type="float" office:value="0.991258" calcext:value-type="float">
            <text:p>0.991258</text:p>
          </table:table-cell>
          <table:table-cell office:value-type="float" office:value="0.981879" calcext:value-type="float">
            <text:p>0.981879</text:p>
          </table:table-cell>
          <table:table-cell office:value-type="float" office:value="0.964019" calcext:value-type="float">
            <text:p>0.964019</text:p>
          </table:table-cell>
          <table:table-cell office:value-type="float" office:value="0.92803" calcext:value-type="float">
            <text:p>0.92803</text:p>
          </table:table-cell>
          <table:table-cell office:value-type="float" office:value="0.862769" calcext:value-type="float">
            <text:p>0.862769</text:p>
          </table:table-cell>
          <table:table-cell office:value-type="float" office:value="0.754373" calcext:value-type="float">
            <text:p>0.754373</text:p>
          </table:table-cell>
          <table:table-cell office:value-type="float" office:value="0.599475" calcext:value-type="float">
            <text:p>0.599475</text:p>
          </table:table-cell>
          <table:table-cell office:value-type="float" office:value="0.433162" calcext:value-type="float">
            <text:p>0.433162</text:p>
          </table:table-cell>
          <table:table-cell office:value-type="float" office:value="0.297819" calcext:value-type="float">
            <text:p>0.297819</text:p>
          </table:table-cell>
          <table:table-cell office:value-type="float" office:value="0.207878" calcext:value-type="float">
            <text:p>0.207878</text:p>
          </table:table-cell>
          <table:table-cell office:value-type="float" office:value="0.155671" calcext:value-type="float">
            <text:p>0.155671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13761" calcext:value-type="float">
            <text:p>0.113761</text:p>
          </table:table-cell>
          <table:table-cell office:value-type="float" office:value="0.106817" calcext:value-type="float">
            <text:p>0.106817</text:p>
          </table:table-cell>
          <table:table-cell office:value-type="float" office:value="0.103428" calcext:value-type="float">
            <text:p>0.103428</text:p>
          </table:table-cell>
          <table:table-cell office:value-type="float" office:value="0.10177" calcext:value-type="float">
            <text:p>0.10177</text:p>
          </table:table-cell>
          <table:table-cell office:value-type="float" office:value="0.100948" calcext:value-type="float">
            <text:p>0.100948</text:p>
          </table:table-cell>
          <table:table-cell office:value-type="float" office:value="0.10053" calcext:value-type="float">
            <text:p>0.10053</text:p>
          </table:table-cell>
          <table:table-cell office:value-type="float" office:value="0.10031" calcext:value-type="float">
            <text:p>0.10031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100121" calcext:value-type="float">
            <text:p>0.100121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86285" calcext:value-type="float">
            <text:p>0.786285</text:p>
          </table:table-cell>
          <table:table-cell table:number-columns-repeated="134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0.999805" calcext:value-type="float">
            <text:p>0.999805</text:p>
          </table:table-cell>
          <table:table-cell office:value-type="float" office:value="0.999551" calcext:value-type="float">
            <text:p>0.999551</text:p>
          </table:table-cell>
          <table:table-cell office:value-type="float" office:value="0.999181" calcext:value-type="float">
            <text:p>0.999181</text:p>
          </table:table-cell>
          <table:table-cell office:value-type="float" office:value="0.998415" calcext:value-type="float">
            <text:p>0.998415</text:p>
          </table:table-cell>
          <table:table-cell office:value-type="float" office:value="0.996666" calcext:value-type="float">
            <text:p>0.996666</text:p>
          </table:table-cell>
          <table:table-cell office:value-type="float" office:value="0.99355" calcext:value-type="float">
            <text:p>0.99355</text:p>
          </table:table-cell>
          <table:table-cell office:value-type="float" office:value="0.986523" calcext:value-type="float">
            <text:p>0.986523</text:p>
          </table:table-cell>
          <table:table-cell office:value-type="float" office:value="0.972927" calcext:value-type="float">
            <text:p>0.972927</text:p>
          </table:table-cell>
          <table:table-cell office:value-type="float" office:value="0.945846" calcext:value-type="float">
            <text:p>0.945846</text:p>
          </table:table-cell>
          <table:table-cell office:value-type="float" office:value="0.893942" calcext:value-type="float">
            <text:p>0.893942</text:p>
          </table:table-cell>
          <table:table-cell office:value-type="float" office:value="0.80512" calcext:value-type="float">
            <text:p>0.80512</text:p>
          </table:table-cell>
          <table:table-cell office:value-type="float" office:value="0.667216" calcext:value-type="float">
            <text:p>0.667216</text:p>
          </table:table-cell>
          <table:table-cell office:value-type="float" office:value="0.499486" calcext:value-type="float">
            <text:p>0.499486</text:p>
          </table:table-cell>
          <table:table-cell office:value-type="float" office:value="0.347809" calcext:value-type="float">
            <text:p>0.347809</text:p>
          </table:table-cell>
          <table:table-cell office:value-type="float" office:value="0.239308" calcext:value-type="float">
            <text:p>0.239308</text:p>
          </table:table-cell>
          <table:table-cell office:value-type="float" office:value="0.173233" calcext:value-type="float">
            <text:p>0.173233</text:p>
          </table:table-cell>
          <table:table-cell office:value-type="float" office:value="0.136966" calcext:value-type="float">
            <text:p>0.136966</text:p>
          </table:table-cell>
          <table:table-cell office:value-type="float" office:value="0.11829" calcext:value-type="float">
            <text:p>0.11829</text:p>
          </table:table-cell>
          <table:table-cell office:value-type="float" office:value="0.109014" calcext:value-type="float">
            <text:p>0.109014</text:p>
          </table:table-cell>
          <table:table-cell office:value-type="float" office:value="0.104484" calcext:value-type="float">
            <text:p>0.104484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101193" calcext:value-type="float">
            <text:p>0.101193</text:p>
          </table:table-cell>
          <table:table-cell office:value-type="float" office:value="0.100651" calcext:value-type="float">
            <text:p>0.100651</text:p>
          </table:table-cell>
          <table:table-cell office:value-type="float" office:value="0.100371" calcext:value-type="float">
            <text:p>0.100371</text:p>
          </table:table-cell>
          <table:table-cell office:value-type="float" office:value="0.100222" calcext:value-type="float">
            <text:p>0.100222</text:p>
          </table:table-cell>
          <table:table-cell office:value-type="float" office:value="0.100139" calcext:value-type="float">
            <text:p>0.100139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41" calcext:value-type="float">
            <text:p>0.100041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90009" calcext:value-type="float">
            <text:p>0.790009</text:p>
          </table:table-cell>
          <table:table-cell table:number-columns-repeated="134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9999" calcext:value-type="float">
            <text:p>0.999999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0.99999" calcext:value-type="float">
            <text:p>0.99999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0.999693" calcext:value-type="float">
            <text:p>0.999693</text:p>
          </table:table-cell>
          <table:table-cell office:value-type="float" office:value="0.999345" calcext:value-type="float">
            <text:p>0.999345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997514" calcext:value-type="float">
            <text:p>0.997514</text:p>
          </table:table-cell>
          <table:table-cell office:value-type="float" office:value="0.995149" calcext:value-type="float">
            <text:p>0.995149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79612" calcext:value-type="float">
            <text:p>0.979612</text:p>
          </table:table-cell>
          <table:table-cell office:value-type="float" office:value="0.959425" calcext:value-type="float">
            <text:p>0.959425</text:p>
          </table:table-cell>
          <table:table-cell office:value-type="float" office:value="0.918999" calcext:value-type="float">
            <text:p>0.918999</text:p>
          </table:table-cell>
          <table:table-cell office:value-type="float" office:value="0.847175" calcext:value-type="float">
            <text:p>0.847175</text:p>
          </table:table-cell>
          <table:table-cell office:value-type="float" office:value="0.729616" calcext:value-type="float">
            <text:p>0.729616</text:p>
          </table:table-cell>
          <table:table-cell office:value-type="float" office:value="0.568912" calcext:value-type="float">
            <text:p>0.568912</text:p>
          </table:table-cell>
          <table:table-cell office:value-type="float" office:value="0.405464" calcext:value-type="float">
            <text:p>0.405464</text:p>
          </table:table-cell>
          <table:table-cell office:value-type="float" office:value="0.278005" calcext:value-type="float">
            <text:p>0.278005</text:p>
          </table:table-cell>
          <table:table-cell office:value-type="float" office:value="0.195775" calcext:value-type="float">
            <text:p>0.195775</text:p>
          </table:table-cell>
          <table:table-cell office:value-type="float" office:value="0.148969" calcext:value-type="float">
            <text:p>0.148969</text:p>
          </table:table-cell>
          <table:table-cell office:value-type="float" office:value="0.124341" calcext:value-type="float">
            <text:p>0.124341</text:p>
          </table:table-cell>
          <table:table-cell office:value-type="float" office:value="0.111971" calcext:value-type="float">
            <text:p>0.111971</text:p>
          </table:table-cell>
          <table:table-cell office:value-type="float" office:value="0.105907" calcext:value-type="float">
            <text:p>0.105907</text:p>
          </table:table-cell>
          <table:table-cell office:value-type="float" office:value="0.102959" calcext:value-type="float">
            <text:p>0.102959</text:p>
          </table:table-cell>
          <table:table-cell office:value-type="float" office:value="0.101522" calcext:value-type="float">
            <text:p>0.101522</text:p>
          </table:table-cell>
          <table:table-cell office:value-type="float" office:value="0.100811" calcext:value-type="float">
            <text:p>0.100811</text:p>
          </table:table-cell>
          <table:table-cell office:value-type="float" office:value="0.100451" calcext:value-type="float">
            <text:p>0.100451</text:p>
          </table:table-cell>
          <table:table-cell office:value-type="float" office:value="0.100263" calcext:value-type="float">
            <text:p>0.100263</text:p>
          </table:table-cell>
          <table:table-cell office:value-type="float" office:value="0.10016" calcext:value-type="float">
            <text:p>0.10016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100067" calcext:value-type="float">
            <text:p>0.100067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93734" calcext:value-type="float">
            <text:p>0.793734</text:p>
          </table:table-cell>
          <table:table-cell table:number-columns-repeated="134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854" calcext:value-type="float">
            <text:p>0.999854</text:p>
          </table:table-cell>
          <table:table-cell office:value-type="float" office:value="0.999791" calcext:value-type="float">
            <text:p>0.999791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9123" calcext:value-type="float">
            <text:p>0.999123</text:p>
          </table:table-cell>
          <table:table-cell office:value-type="float" office:value="0.998206" calcext:value-type="float">
            <text:p>0.998206</text:p>
          </table:table-cell>
          <table:table-cell office:value-type="float" office:value="0.996302" calcext:value-type="float">
            <text:p>0.996302</text:p>
          </table:table-cell>
          <table:table-cell office:value-type="float" office:value="0.992739" calcext:value-type="float">
            <text:p>0.992739</text:p>
          </table:table-cell>
          <table:table-cell office:value-type="float" office:value="0.984763" calcext:value-type="float">
            <text:p>0.984763</text:p>
          </table:table-cell>
          <table:table-cell office:value-type="float" office:value="0.969536" calcext:value-type="float">
            <text:p>0.969536</text:p>
          </table:table-cell>
          <table:table-cell office:value-type="float" office:value="0.938845" calcext:value-type="float">
            <text:p>0.938845</text:p>
          </table:table-cell>
          <table:table-cell office:value-type="float" office:value="0.881374" calcext:value-type="float">
            <text:p>0.881374</text:p>
          </table:table-cell>
          <table:table-cell office:value-type="float" office:value="0.784205" calcext:value-type="float">
            <text:p>0.784205</text:p>
          </table:table-cell>
          <table:table-cell office:value-type="float" office:value="0.63804" calcext:value-type="float">
            <text:p>0.63804</text:p>
          </table:table-cell>
          <table:table-cell office:value-type="float" office:value="0.469644" calcext:value-type="float">
            <text:p>0.469644</text:p>
          </table:table-cell>
          <table:table-cell office:value-type="float" office:value="0.324549" calcext:value-type="float">
            <text:p>0.324549</text:p>
          </table:table-cell>
          <table:table-cell office:value-type="float" office:value="0.224289" calcext:value-type="float">
            <text:p>0.224289</text:p>
          </table:table-cell>
          <table:table-cell office:value-type="float" office:value="0.164637" calcext:value-type="float">
            <text:p>0.164637</text:p>
          </table:table-cell>
          <table:table-cell office:value-type="float" office:value="0.132388" calcext:value-type="float">
            <text:p>0.132388</text:p>
          </table:table-cell>
          <table:table-cell office:value-type="float" office:value="0.115942" calcext:value-type="float">
            <text:p>0.115942</text:p>
          </table:table-cell>
          <table:table-cell office:value-type="float" office:value="0.107825" calcext:value-type="float">
            <text:p>0.107825</text:p>
          </table:table-cell>
          <table:table-cell office:value-type="float" office:value="0.103878" calcext:value-type="float">
            <text:p>0.103878</text:p>
          </table:table-cell>
          <table:table-cell office:value-type="float" office:value="0.101962" calcext:value-type="float">
            <text:p>0.101962</text:p>
          </table:table-cell>
          <table:table-cell office:value-type="float" office:value="0.101024" calcext:value-type="float">
            <text:p>0.101024</text:p>
          </table:table-cell>
          <table:table-cell office:value-type="float" office:value="0.100556" calcext:value-type="float">
            <text:p>0.100556</text:p>
          </table:table-cell>
          <table:table-cell office:value-type="float" office:value="0.100316" calcext:value-type="float">
            <text:p>0.100316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100117" calcext:value-type="float">
            <text:p>0.100117</text:p>
          </table:table-cell>
          <table:table-cell office:value-type="float" office:value="0.100076" calcext:value-type="float">
            <text:p>0.100076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97459" calcext:value-type="float">
            <text:p>0.797459</text:p>
          </table:table-cell>
          <table:table-cell table:number-columns-repeated="135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999299" calcext:value-type="float">
            <text:p>0.999299</text:p>
          </table:table-cell>
          <table:table-cell office:value-type="float" office:value="0.998719" calcext:value-type="float">
            <text:p>0.998719</text:p>
          </table:table-cell>
          <table:table-cell office:value-type="float" office:value="0.997211" calcext:value-type="float">
            <text:p>0.997211</text:p>
          </table:table-cell>
          <table:table-cell office:value-type="float" office:value="0.994594" calcext:value-type="float">
            <text:p>0.994594</text:p>
          </table:table-cell>
          <table:table-cell office:value-type="float" office:value="0.988764" calcext:value-type="float">
            <text:p>0.988764</text:p>
          </table:table-cell>
          <table:table-cell office:value-type="float" office:value="0.977059" calcext:value-type="float">
            <text:p>0.977059</text:p>
          </table:table-cell>
          <table:table-cell office:value-type="float" office:value="0.95416" calcext:value-type="float">
            <text:p>0.95416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830026" calcext:value-type="float">
            <text:p>0.830026</text:p>
          </table:table-cell>
          <table:table-cell office:value-type="float" office:value="0.703243" calcext:value-type="float">
            <text:p>0.703243</text:p>
          </table:table-cell>
          <table:table-cell office:value-type="float" office:value="0.538189" calcext:value-type="float">
            <text:p>0.538189</text:p>
          </table:table-cell>
          <table:table-cell office:value-type="float" office:value="0.378986" calcext:value-type="float">
            <text:p>0.378986</text:p>
          </table:table-cell>
          <table:table-cell office:value-type="float" office:value="0.259722" calcext:value-type="float">
            <text:p>0.259722</text:p>
          </table:table-cell>
          <table:table-cell office:value-type="float" office:value="0.184868" calcext:value-type="float">
            <text:p>0.184868</text:p>
          </table:table-cell>
          <table:table-cell office:value-type="float" office:value="0.143022" calcext:value-type="float">
            <text:p>0.143022</text:p>
          </table:table-cell>
          <table:table-cell office:value-type="float" office:value="0.12126" calcext:value-type="float">
            <text:p>0.12126</text:p>
          </table:table-cell>
          <table:table-cell office:value-type="float" office:value="0.110411" calcext:value-type="float">
            <text:p>0.110411</text:p>
          </table:table-cell>
          <table:table-cell office:value-type="float" office:value="0.105118" calcext:value-type="float">
            <text:p>0.105118</text:p>
          </table:table-cell>
          <table:table-cell office:value-type="float" office:value="0.102555" calcext:value-type="float">
            <text:p>0.102555</text:p>
          </table:table-cell>
          <table:table-cell office:value-type="float" office:value="0.101308" calcext:value-type="float">
            <text:p>0.101308</text:p>
          </table:table-cell>
          <table:table-cell office:value-type="float" office:value="0.100694" calcext:value-type="float">
            <text:p>0.100694</text:p>
          </table:table-cell>
          <table:table-cell office:value-type="float" office:value="0.100384" calcext:value-type="float">
            <text:p>0.100384</text:p>
          </table:table-cell>
          <table:table-cell office:value-type="float" office:value="0.100223" calcext:value-type="float">
            <text:p>0.100223</text:p>
          </table:table-cell>
          <table:table-cell office:value-type="float" office:value="0.100135" calcext:value-type="float">
            <text:p>0.100135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0.100056" calcext:value-type="float">
            <text:p>0.100056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01183" calcext:value-type="float">
            <text:p>0.801183</text:p>
          </table:table-cell>
          <table:table-cell table:number-columns-repeated="135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999854" calcext:value-type="float">
            <text:p>0.999854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0.999449" calcext:value-type="float">
            <text:p>0.999449</text:p>
          </table:table-cell>
          <table:table-cell office:value-type="float" office:value="0.999049" calcext:value-type="float">
            <text:p>0.999049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0.995896" calcext:value-type="float">
            <text:p>0.995896</text:p>
          </table:table-cell>
          <table:table-cell office:value-type="float" office:value="0.99178" calcext:value-type="float">
            <text:p>0.99178</text:p>
          </table:table-cell>
          <table:table-cell office:value-type="float" office:value="0.982787" calcext:value-type="float">
            <text:p>0.982787</text:p>
          </table:table-cell>
          <table:table-cell office:value-type="float" office:value="0.965651" calcext:value-type="float">
            <text:p>0.965651</text:p>
          </table:table-cell>
          <table:table-cell office:value-type="float" office:value="0.930961" calcext:value-type="float">
            <text:p>0.930961</text:p>
          </table:table-cell>
          <table:table-cell office:value-type="float" office:value="0.86751" calcext:value-type="float">
            <text:p>0.86751</text:p>
          </table:table-cell>
          <table:table-cell office:value-type="float" office:value="0.761518" calcext:value-type="float">
            <text:p>0.761518</text:p>
          </table:table-cell>
          <table:table-cell office:value-type="float" office:value="0.607995" calcext:value-type="float">
            <text:p>0.607995</text:p>
          </table:table-cell>
          <table:table-cell office:value-type="float" office:value="0.440582" calcext:value-type="float">
            <text:p>0.440582</text:p>
          </table:table-cell>
          <table:table-cell office:value-type="float" office:value="0.302811" calcext:value-type="float">
            <text:p>0.302811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0.156967" calcext:value-type="float">
            <text:p>0.156967</text:p>
          </table:table-cell>
          <table:table-cell office:value-type="float" office:value="0.128353" calcext:value-type="float">
            <text:p>0.128353</text:p>
          </table:table-cell>
          <table:table-cell office:value-type="float" office:value="0.11389" calcext:value-type="float">
            <text:p>0.11389</text:p>
          </table:table-cell>
          <table:table-cell office:value-type="float" office:value="0.106792" calcext:value-type="float">
            <text:p>0.106792</text:p>
          </table:table-cell>
          <table:table-cell office:value-type="float" office:value="0.103355" calcext:value-type="float">
            <text:p>0.103355</text:p>
          </table:table-cell>
          <table:table-cell office:value-type="float" office:value="0.101691" calcext:value-type="float">
            <text:p>0.101691</text:p>
          </table:table-cell>
          <table:table-cell office:value-type="float" office:value="0.100879" calcext:value-type="float">
            <text:p>0.100879</text:p>
          </table:table-cell>
          <table:table-cell office:value-type="float" office:value="0.100475" calcext:value-type="float">
            <text:p>0.100475</text:p>
          </table:table-cell>
          <table:table-cell office:value-type="float" office:value="0.100268" calcext:value-type="float">
            <text:p>0.100268</text:p>
          </table:table-cell>
          <table:table-cell office:value-type="float" office:value="0.100159" calcext:value-type="float">
            <text:p>0.100159</text:p>
          </table:table-cell>
          <table:table-cell office:value-type="float" office:value="0.100098" calcext:value-type="float">
            <text:p>0.100098</text:p>
          </table:table-cell>
          <table:table-cell office:value-type="float" office:value="0.100063" calcext:value-type="float">
            <text:p>0.100063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04908" calcext:value-type="float">
            <text:p>0.804908</text:p>
          </table:table-cell>
          <table:table-cell table:number-columns-repeated="136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0.999832" calcext:value-type="float">
            <text:p>0.99983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5" calcext:value-type="float">
            <text:p>0.99925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.996881" calcext:value-type="float">
            <text:p>0.996881</text:p>
          </table:table-cell>
          <table:table-cell office:value-type="float" office:value="0.993936" calcext:value-type="float">
            <text:p>0.993936</text:p>
          </table:table-cell>
          <table:table-cell office:value-type="float" office:value="0.987239" calcext:value-type="float">
            <text:p>0.987239</text:p>
          </table:table-cell>
          <table:table-cell office:value-type="float" office:value="0.974167" calcext:value-type="float">
            <text:p>0.974167</text:p>
          </table:table-cell>
          <table:table-cell office:value-type="float" office:value="0.948153" calcext:value-type="float">
            <text:p>0.948153</text:p>
          </table:table-cell>
          <table:table-cell office:value-type="float" office:value="0.897819" calcext:value-type="float">
            <text:p>0.897819</text:p>
          </table:table-cell>
          <table:table-cell office:value-type="float" office:value="0.81122" calcext:value-type="float">
            <text:p>0.81122</text:p>
          </table:table-cell>
          <table:table-cell office:value-type="float" office:value="0.675426" calcext:value-type="float">
            <text:p>0.675426</text:p>
          </table:table-cell>
          <table:table-cell office:value-type="float" office:value="0.507628" calcext:value-type="float">
            <text:p>0.507628</text:p>
          </table:table-cell>
          <table:table-cell office:value-type="float" office:value="0.353868" calcext:value-type="float">
            <text:p>0.353868</text:p>
          </table:table-cell>
          <table:table-cell office:value-type="float" office:value="0.242938" calcext:value-type="float">
            <text:p>0.242938</text:p>
          </table:table-cell>
          <table:table-cell office:value-type="float" office:value="0.175071" calcext:value-type="float">
            <text:p>0.175071</text:p>
          </table:table-cell>
          <table:table-cell office:value-type="float" office:value="0.137758" calcext:value-type="float">
            <text:p>0.137758</text:p>
          </table:table-cell>
          <table:table-cell office:value-type="float" office:value="0.118559" calcext:value-type="float">
            <text:p>0.118559</text:p>
          </table:table-cell>
          <table:table-cell office:value-type="float" office:value="0.109052" calcext:value-type="float">
            <text:p>0.109052</text:p>
          </table:table-cell>
          <table:table-cell office:value-type="float" office:value="0.104435" calcext:value-type="float">
            <text:p>0.104435</text:p>
          </table:table-cell>
          <table:table-cell office:value-type="float" office:value="0.102206" calcext:value-type="float">
            <text:p>0.102206</text:p>
          </table:table-cell>
          <table:table-cell office:value-type="float" office:value="0.101126" calcext:value-type="float">
            <text:p>0.101126</text:p>
          </table:table-cell>
          <table:table-cell office:value-type="float" office:value="0.100594" calcext:value-type="float">
            <text:p>0.100594</text:p>
          </table:table-cell>
          <table:table-cell office:value-type="float" office:value="0.100327" calcext:value-type="float">
            <text:p>0.100327</text:p>
          </table:table-cell>
          <table:table-cell office:value-type="float" office:value="0.100189" calcext:value-type="float">
            <text:p>0.100189</text:p>
          </table:table-cell>
          <table:table-cell office:value-type="float" office:value="0.100114" calcext:value-type="float">
            <text:p>0.100114</text:p>
          </table:table-cell>
          <table:table-cell office:value-type="float" office:value="0.100072" calcext:value-type="float">
            <text:p>0.100072</text:p>
          </table:table-cell>
          <table:table-cell office:value-type="float" office:value="0.100047" calcext:value-type="float">
            <text:p>0.100047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08633" calcext:value-type="float">
            <text:p>0.808633</text:p>
          </table:table-cell>
          <table:table-cell table:number-columns-repeated="136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2" calcext:value-type="float">
            <text:p>0.999992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08" calcext:value-type="float">
            <text:p>0.999908</text:p>
          </table:table-cell>
          <table:table-cell office:value-type="float" office:value="0.999856" calcext:value-type="float">
            <text:p>0.999856</text:p>
          </table:table-cell>
          <table:table-cell office:value-type="float" office:value="0.999733" calcext:value-type="float">
            <text:p>0.999733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8951" calcext:value-type="float">
            <text:p>0.998951</text:p>
          </table:table-cell>
          <table:table-cell office:value-type="float" office:value="0.997689" calcext:value-type="float">
            <text:p>0.997689</text:p>
          </table:table-cell>
          <table:table-cell office:value-type="float" office:value="0.995434" calcext:value-type="float">
            <text:p>0.995434</text:p>
          </table:table-cell>
          <table:table-cell office:value-type="float" office:value="0.990655" calcext:value-type="float">
            <text:p>0.990655</text:p>
          </table:table-cell>
          <table:table-cell office:value-type="float" office:value="0.980572" calcext:value-type="float">
            <text:p>0.980572</text:p>
          </table:table-cell>
          <table:table-cell office:value-type="float" office:value="0.961195" calcext:value-type="float">
            <text:p>0.961195</text:p>
          </table:table-cell>
          <table:table-cell office:value-type="float" office:value="0.922138" calcext:value-type="float">
            <text:p>0.922138</text:p>
          </table:table-cell>
          <table:table-cell office:value-type="float" office:value="0.852238" calcext:value-type="float">
            <text:p>0.852238</text:p>
          </table:table-cell>
          <table:table-cell office:value-type="float" office:value="0.73709" calcext:value-type="float">
            <text:p>0.73709</text:p>
          </table:table-cell>
          <table:table-cell office:value-type="float" office:value="0.577396" calcext:value-type="float">
            <text:p>0.577396</text:p>
          </table:table-cell>
          <table:table-cell office:value-type="float" office:value="0.412531" calcext:value-type="float">
            <text:p>0.412531</text:p>
          </table:table-cell>
          <table:table-cell office:value-type="float" office:value="0.282618" calcext:value-type="float">
            <text:p>0.282618</text:p>
          </table:table-cell>
          <table:table-cell office:value-type="float" office:value="0.198285" calcext:value-type="float">
            <text:p>0.198285</text:p>
          </table:table-cell>
          <table:table-cell office:value-type="float" office:value="0.150142" calcext:value-type="float">
            <text:p>0.150142</text:p>
          </table:table-cell>
          <table:table-cell office:value-type="float" office:value="0.124801" calcext:value-type="float">
            <text:p>0.124801</text:p>
          </table:table-cell>
          <table:table-cell office:value-type="float" office:value="0.112097" calcext:value-type="float">
            <text:p>0.112097</text:p>
          </table:table-cell>
          <table:table-cell office:value-type="float" office:value="0.105895" calcext:value-type="float">
            <text:p>0.105895</text:p>
          </table:table-cell>
          <table:table-cell office:value-type="float" office:value="0.102902" calcext:value-type="float">
            <text:p>0.102902</text:p>
          </table:table-cell>
          <table:table-cell office:value-type="float" office:value="0.101458" calcext:value-type="float">
            <text:p>0.101458</text:p>
          </table:table-cell>
          <table:table-cell office:value-type="float" office:value="0.100754" calcext:value-type="float">
            <text:p>0.100754</text:p>
          </table:table-cell>
          <table:table-cell office:value-type="float" office:value="0.100406" calcext:value-type="float">
            <text:p>0.100406</text:p>
          </table:table-cell>
          <table:table-cell office:value-type="float" office:value="0.100228" calcext:value-type="float">
            <text:p>0.100228</text:p>
          </table:table-cell>
          <table:table-cell office:value-type="float" office:value="0.100134" calcext:value-type="float">
            <text:p>0.100134</text:p>
          </table:table-cell>
          <table:table-cell office:value-type="float" office:value="0.100083" calcext:value-type="float">
            <text:p>0.100083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4" calcext:value-type="float">
            <text:p>0.10002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12358" calcext:value-type="float">
            <text:p>0.812358</text:p>
          </table:table-cell>
          <table:table-cell table:number-columns-repeated="136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46" calcext:value-type="float">
            <text:p>0.999946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0.999819" calcext:value-type="float">
            <text:p>0.999819</text:p>
          </table:table-cell>
          <table:table-cell office:value-type="float" office:value="0.999548" calcext:value-type="float">
            <text:p>0.999548</text:p>
          </table:table-cell>
          <table:table-cell office:value-type="float" office:value="0.999193" calcext:value-type="float">
            <text:p>0.999193</text:p>
          </table:table-cell>
          <table:table-cell office:value-type="float" office:value="0.998346" calcext:value-type="float">
            <text:p>0.998346</text:p>
          </table:table-cell>
          <table:table-cell office:value-type="float" office:value="0.996521" calcext:value-type="float">
            <text:p>0.996521</text:p>
          </table:table-cell>
          <table:table-cell office:value-type="float" office:value="0.993154" calcext:value-type="float">
            <text:p>0.993154</text:p>
          </table:table-cell>
          <table:table-cell office:value-type="float" office:value="0.985518" calcext:value-type="float">
            <text:p>0.985518</text:p>
          </table:table-cell>
          <table:table-cell office:value-type="float" office:value="0.970876" calcext:value-type="float">
            <text:p>0.970876</text:p>
          </table:table-cell>
          <table:table-cell office:value-type="float" office:value="0.941338" calcext:value-type="float">
            <text:p>0.941338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0.790682" calcext:value-type="float">
            <text:p>0.790682</text:p>
          </table:table-cell>
          <table:table-cell office:value-type="float" office:value="0.646399" calcext:value-type="float">
            <text:p>0.646399</text:p>
          </table:table-cell>
          <table:table-cell office:value-type="float" office:value="0.477531" calcext:value-type="float">
            <text:p>0.477531</text:p>
          </table:table-cell>
          <table:table-cell office:value-type="float" office:value="0.33021" calcext:value-type="float">
            <text:p>0.33021</text:p>
          </table:table-cell>
          <table:table-cell office:value-type="float" office:value="0.227606" calcext:value-type="float">
            <text:p>0.227606</text:p>
          </table:table-cell>
          <table:table-cell office:value-type="float" office:value="0.166299" calcext:value-type="float">
            <text:p>0.166299</text:p>
          </table:table-cell>
          <table:table-cell office:value-type="float" office:value="0.133105" calcext:value-type="float">
            <text:p>0.133105</text:p>
          </table:table-cell>
          <table:table-cell office:value-type="float" office:value="0.116192" calcext:value-type="float">
            <text:p>0.116192</text:p>
          </table:table-cell>
          <table:table-cell office:value-type="float" office:value="0.107868" calcext:value-type="float">
            <text:p>0.107868</text:p>
          </table:table-cell>
          <table:table-cell office:value-type="float" office:value="0.103843" calcext:value-type="float">
            <text:p>0.103843</text:p>
          </table:table-cell>
          <table:table-cell office:value-type="float" office:value="0.101905" calcext:value-type="float">
            <text:p>0.101905</text:p>
          </table:table-cell>
          <table:table-cell office:value-type="float" office:value="0.100968" calcext:value-type="float">
            <text:p>0.100968</text:p>
          </table:table-cell>
          <table:table-cell office:value-type="float" office:value="0.100509" calcext:value-type="float">
            <text:p>0.100509</text:p>
          </table:table-cell>
          <table:table-cell office:value-type="float" office:value="0.100279" calcext:value-type="float">
            <text:p>0.100279</text:p>
          </table:table-cell>
          <table:table-cell office:value-type="float" office:value="0.10016" calcext:value-type="float">
            <text:p>0.10016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00061" calcext:value-type="float">
            <text:p>0.100061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16082" calcext:value-type="float">
            <text:p>0.816082</text:p>
          </table:table-cell>
          <table:table-cell table:number-columns-repeated="137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99856" calcext:value-type="float">
            <text:p>0.999856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999352" calcext:value-type="float">
            <text:p>0.999352</text:p>
          </table:table-cell>
          <table:table-cell office:value-type="float" office:value="0.998823" calcext:value-type="float">
            <text:p>0.998823</text:p>
          </table:table-cell>
          <table:table-cell office:value-type="float" office:value="0.997388" calcext:value-type="float">
            <text:p>0.997388</text:p>
          </table:table-cell>
          <table:table-cell office:value-type="float" office:value="0.994897" calcext:value-type="float">
            <text:p>0.994897</text:p>
          </table:table-cell>
          <table:table-cell office:value-type="float" office:value="0.989354" calcext:value-type="float">
            <text:p>0.989354</text:p>
          </table:table-cell>
          <table:table-cell office:value-type="float" office:value="0.978083" calcext:value-type="float">
            <text:p>0.978083</text:p>
          </table:table-cell>
          <table:table-cell office:value-type="float" office:value="0.956088" calcext:value-type="float">
            <text:p>0.956088</text:p>
          </table:table-cell>
          <table:table-cell office:value-type="float" office:value="0.912319" calcext:value-type="float">
            <text:p>0.912319</text:p>
          </table:table-cell>
          <table:table-cell office:value-type="float" office:value="0.835443" calcext:value-type="float">
            <text:p>0.835443</text:p>
          </table:table-cell>
          <table:table-cell office:value-type="float" office:value="0.711018" calcext:value-type="float">
            <text:p>0.711018</text:p>
          </table:table-cell>
          <table:table-cell office:value-type="float" office:value="0.546572" calcext:value-type="float">
            <text:p>0.546572</text:p>
          </table:table-cell>
          <table:table-cell office:value-type="float" office:value="0.385677" calcext:value-type="float">
            <text:p>0.385677</text:p>
          </table:table-cell>
          <table:table-cell office:value-type="float" office:value="0.263968" calcext:value-type="float">
            <text:p>0.263968</text:p>
          </table:table-cell>
          <table:table-cell office:value-type="float" office:value="0.187143" calcext:value-type="float">
            <text:p>0.187143</text:p>
          </table:table-cell>
          <table:table-cell office:value-type="float" office:value="0.144081" calcext:value-type="float">
            <text:p>0.144081</text:p>
          </table:table-cell>
          <table:table-cell office:value-type="float" office:value="0.121679" calcext:value-type="float">
            <text:p>0.121679</text:p>
          </table:table-cell>
          <table:table-cell office:value-type="float" office:value="0.110532" calcext:value-type="float">
            <text:p>0.110532</text:p>
          </table:table-cell>
          <table:table-cell office:value-type="float" office:value="0.105116" calcext:value-type="float">
            <text:p>0.105116</text:p>
          </table:table-cell>
          <table:table-cell office:value-type="float" office:value="0.102511" calcext:value-type="float">
            <text:p>0.102511</text:p>
          </table:table-cell>
          <table:table-cell office:value-type="float" office:value="0.101257" calcext:value-type="float">
            <text:p>0.101257</text:p>
          </table:table-cell>
          <table:table-cell office:value-type="float" office:value="0.100648" calcext:value-type="float">
            <text:p>0.100648</text:p>
          </table:table-cell>
          <table:table-cell office:value-type="float" office:value="0.100347" calcext:value-type="float">
            <text:p>0.100347</text:p>
          </table:table-cell>
          <table:table-cell office:value-type="float" office:value="0.100194" calcext:value-type="float">
            <text:p>0.100194</text:p>
          </table:table-cell>
          <table:table-cell office:value-type="float" office:value="0.100114" calcext:value-type="float">
            <text:p>0.100114</text:p>
          </table:table-cell>
          <table:table-cell office:value-type="float" office:value="0.10007" calcext:value-type="float">
            <text:p>0.10007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19807" calcext:value-type="float">
            <text:p>0.819807</text:p>
          </table:table-cell>
          <table:table-cell table:number-columns-repeated="137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868" calcext:value-type="float">
            <text:p>0.999868</text:p>
          </table:table-cell>
          <table:table-cell office:value-type="float" office:value="0.999797" calcext:value-type="float">
            <text:p>0.999797</text:p>
          </table:table-cell>
          <table:table-cell office:value-type="float" office:value="0.999495" calcext:value-type="float">
            <text:p>0.999495</text:p>
          </table:table-cell>
          <table:table-cell office:value-type="float" office:value="0.999122" calcext:value-type="float">
            <text:p>0.999122</text:p>
          </table:table-cell>
          <table:table-cell office:value-type="float" office:value="0.998107" calcext:value-type="float">
            <text:p>0.998107</text:p>
          </table:table-cell>
          <table:table-cell office:value-type="float" office:value="0.996122" calcext:value-type="float">
            <text:p>0.996122</text:p>
          </table:table-cell>
          <table:table-cell office:value-type="float" office:value="0.992226" calcext:value-type="float">
            <text:p>0.992226</text:p>
          </table:table-cell>
          <table:table-cell office:value-type="float" office:value="0.983588" calcext:value-type="float">
            <text:p>0.983588</text:p>
          </table:table-cell>
          <table:table-cell office:value-type="float" office:value="0.967111" calcext:value-type="float">
            <text:p>0.967111</text:p>
          </table:table-cell>
          <table:table-cell office:value-type="float" office:value="0.933656" calcext:value-type="float">
            <text:p>0.933656</text:p>
          </table:table-cell>
          <table:table-cell office:value-type="float" office:value="0.871956" calcext:value-type="float">
            <text:p>0.871956</text:p>
          </table:table-cell>
          <table:table-cell office:value-type="float" office:value="0.768375" calcext:value-type="float">
            <text:p>0.768375</text:p>
          </table:table-cell>
          <table:table-cell office:value-type="float" office:value="0.616438" calcext:value-type="float">
            <text:p>0.616438</text:p>
          </table:table-cell>
          <table:table-cell office:value-type="float" office:value="0.44817" calcext:value-type="float">
            <text:p>0.44817</text:p>
          </table:table-cell>
          <table:table-cell office:value-type="float" office:value="0.308074" calcext:value-type="float">
            <text:p>0.308074</text:p>
          </table:table-cell>
          <table:table-cell office:value-type="float" office:value="0.21366" calcext:value-type="float">
            <text:p>0.21366</text:p>
          </table:table-cell>
          <table:table-cell office:value-type="float" office:value="0.158466" calcext:value-type="float">
            <text:p>0.158466</text:p>
          </table:table-cell>
          <table:table-cell office:value-type="float" office:value="0.129001" calcext:value-type="float">
            <text:p>0.129001</text:p>
          </table:table-cell>
          <table:table-cell office:value-type="float" office:value="0.11412" calcext:value-type="float">
            <text:p>0.11412</text:p>
          </table:table-cell>
          <table:table-cell office:value-type="float" office:value="0.106838" calcext:value-type="float">
            <text:p>0.106838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01646" calcext:value-type="float">
            <text:p>0.101646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00437" calcext:value-type="float">
            <text:p>0.100437</text:p>
          </table:table-cell>
          <table:table-cell office:value-type="float" office:value="0.100238" calcext:value-type="float">
            <text:p>0.100238</text:p>
          </table:table-cell>
          <table:table-cell office:value-type="float" office:value="0.100136" calcext:value-type="float">
            <text:p>0.100136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23532" calcext:value-type="float">
            <text:p>0.823532</text:p>
          </table:table-cell>
          <table:table-cell table:number-columns-repeated="138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887" calcext:value-type="float">
            <text:p>0.999887</text:p>
          </table:table-cell>
          <table:table-cell office:value-type="float" office:value="0.999852" calcext:value-type="float">
            <text:p>0.999852</text:p>
          </table:table-cell>
          <table:table-cell office:value-type="float" office:value="0.99964" calcext:value-type="float">
            <text:p>0.99964</text:p>
          </table:table-cell>
          <table:table-cell office:value-type="float" office:value="0.999303" calcext:value-type="float">
            <text:p>0.999303</text:p>
          </table:table-cell>
          <table:table-cell office:value-type="float" office:value="0.99866" calcext:value-type="float">
            <text:p>0.99866</text:p>
          </table:table-cell>
          <table:table-cell office:value-type="float" office:value="0.997061" calcext:value-type="float">
            <text:p>0.997061</text:p>
          </table:table-cell>
          <table:table-cell office:value-type="float" office:value="0.994262" calcext:value-type="float">
            <text:p>0.994262</text:p>
          </table:table-cell>
          <table:table-cell office:value-type="float" office:value="0.987869" calcext:value-type="float">
            <text:p>0.987869</text:p>
          </table:table-cell>
          <table:table-cell office:value-type="float" office:value="0.975272" calcext:value-type="float">
            <text:p>0.975272</text:p>
          </table:table-cell>
          <table:table-cell office:value-type="float" office:value="0.950257" calcext:value-type="float">
            <text:p>0.950257</text:p>
          </table:table-cell>
          <table:table-cell office:value-type="float" office:value="0.901438" calcext:value-type="float">
            <text:p>0.901438</text:p>
          </table:table-cell>
          <table:table-cell office:value-type="float" office:value="0.817019" calcext:value-type="float">
            <text:p>0.817019</text:p>
          </table:table-cell>
          <table:table-cell office:value-type="float" office:value="0.683458" calcext:value-type="float">
            <text:p>0.683458</text:p>
          </table:table-cell>
          <table:table-cell office:value-type="float" office:value="0.515847" calcext:value-type="float">
            <text:p>0.515847</text:p>
          </table:table-cell>
          <table:table-cell office:value-type="float" office:value="0.360166" calcext:value-type="float">
            <text:p>0.360166</text:p>
          </table:table-cell>
          <table:table-cell office:value-type="float" office:value="0.246832" calcext:value-type="float">
            <text:p>0.246832</text:p>
          </table:table-cell>
          <table:table-cell office:value-type="float" office:value="0.177127" calcext:value-type="float">
            <text:p>0.177127</text:p>
          </table:table-cell>
          <table:table-cell office:value-type="float" office:value="0.13871" calcext:value-type="float">
            <text:p>0.13871</text:p>
          </table:table-cell>
          <table:table-cell office:value-type="float" office:value="0.118939" calcext:value-type="float">
            <text:p>0.118939</text:p>
          </table:table-cell>
          <table:table-cell office:value-type="float" office:value="0.109167" calcext:value-type="float">
            <text:p>0.109167</text:p>
          </table:table-cell>
          <table:table-cell office:value-type="float" office:value="0.10444" calcext:value-type="float">
            <text:p>0.10444</text:p>
          </table:table-cell>
          <table:table-cell office:value-type="float" office:value="0.102172" calcext:value-type="float">
            <text:p>0.102172</text:p>
          </table:table-cell>
          <table:table-cell office:value-type="float" office:value="0.101084" calcext:value-type="float">
            <text:p>0.101084</text:p>
          </table:table-cell>
          <table:table-cell office:value-type="float" office:value="0.100557" calcext:value-type="float">
            <text:p>0.100557</text:p>
          </table:table-cell>
          <table:table-cell office:value-type="float" office:value="0.100297" calcext:value-type="float">
            <text:p>0.100297</text:p>
          </table:table-cell>
          <table:table-cell office:value-type="float" office:value="0.100165" calcext:value-type="float">
            <text:p>0.100165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27257" calcext:value-type="float">
            <text:p>0.827257</text:p>
          </table:table-cell>
          <table:table-cell table:number-columns-repeated="138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0.999869" calcext:value-type="float">
            <text:p>0.999869</text:p>
          </table:table-cell>
          <table:table-cell office:value-type="float" office:value="0.999765" calcext:value-type="float">
            <text:p>0.999765</text:p>
          </table:table-cell>
          <table:table-cell office:value-type="float" office:value="0.999444" calcext:value-type="float">
            <text:p>0.999444</text:p>
          </table:table-cell>
          <table:table-cell office:value-type="float" office:value="0.999029" calcext:value-type="float">
            <text:p>0.999029</text:p>
          </table:table-cell>
          <table:table-cell office:value-type="float" office:value="0.997837" calcext:value-type="float">
            <text:p>0.997837</text:p>
          </table:table-cell>
          <table:table-cell office:value-type="float" office:value="0.995673" calcext:value-type="float">
            <text:p>0.995673</text:p>
          </table:table-cell>
          <table:table-cell office:value-type="float" office:value="0.991137" calcext:value-type="float">
            <text:p>0.991137</text:p>
          </table:table-cell>
          <table:table-cell office:value-type="float" office:value="0.981426" calcext:value-type="float">
            <text:p>0.981426</text:p>
          </table:table-cell>
          <table:table-cell office:value-type="float" office:value="0.962795" calcext:value-type="float">
            <text:p>0.962795</text:p>
          </table:table-cell>
          <table:table-cell office:value-type="float" office:value="0.925053" calcext:value-type="float">
            <text:p>0.925053</text:p>
          </table:table-cell>
          <table:table-cell office:value-type="float" office:value="0.857018" calcext:value-type="float">
            <text:p>0.857018</text:p>
          </table:table-cell>
          <table:table-cell office:value-type="float" office:value="0.744317" calcext:value-type="float">
            <text:p>0.744317</text:p>
          </table:table-cell>
          <table:table-cell office:value-type="float" office:value="0.585855" calcext:value-type="float">
            <text:p>0.585855</text:p>
          </table:table-cell>
          <table:table-cell office:value-type="float" office:value="0.419783" calcext:value-type="float">
            <text:p>0.419783</text:p>
          </table:table-cell>
          <table:table-cell office:value-type="float" office:value="0.287489" calcext:value-type="float">
            <text:p>0.287489</text:p>
          </table:table-cell>
          <table:table-cell office:value-type="float" office:value="0.201026" calcext:value-type="float">
            <text:p>0.201026</text:p>
          </table:table-cell>
          <table:table-cell office:value-type="float" office:value="0.15149" calcext:value-type="float">
            <text:p>0.15149</text:p>
          </table:table-cell>
          <table:table-cell office:value-type="float" office:value="0.125385" calcext:value-type="float">
            <text:p>0.125385</text:p>
          </table:table-cell>
          <table:table-cell office:value-type="float" office:value="0.112308" calcext:value-type="float">
            <text:p>0.112308</text:p>
          </table:table-cell>
          <table:table-cell office:value-type="float" office:value="0.105943" calcext:value-type="float">
            <text:p>0.105943</text:p>
          </table:table-cell>
          <table:table-cell office:value-type="float" office:value="0.102886" calcext:value-type="float">
            <text:p>0.102886</text:p>
          </table:table-cell>
          <table:table-cell office:value-type="float" office:value="0.101422" calcext:value-type="float">
            <text:p>0.101422</text:p>
          </table:table-cell>
          <table:table-cell office:value-type="float" office:value="0.100718" calcext:value-type="float">
            <text:p>0.100718</text:p>
          </table:table-cell>
          <table:table-cell office:value-type="float" office:value="0.100374" calcext:value-type="float">
            <text:p>0.100374</text:p>
          </table:table-cell>
          <table:table-cell office:value-type="float" office:value="0.100203" calcext:value-type="float">
            <text:p>0.100203</text:p>
          </table:table-cell>
          <table:table-cell office:value-type="float" office:value="0.100116" calcext:value-type="float">
            <text:p>0.100116</text:p>
          </table:table-cell>
          <table:table-cell office:value-type="float" office:value="0.100069" calcext:value-type="float">
            <text:p>0.100069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30981" calcext:value-type="float">
            <text:p>0.830981</text:p>
          </table:table-cell>
          <table:table-cell table:number-columns-repeated="141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881" calcext:value-type="float">
            <text:p>0.999881</text:p>
          </table:table-cell>
          <table:table-cell office:value-type="float" office:value="0.99984" calcext:value-type="float">
            <text:p>0.99984</text:p>
          </table:table-cell>
          <table:table-cell office:value-type="float" office:value="0.999587" calcext:value-type="float">
            <text:p>0.999587</text:p>
          </table:table-cell>
          <table:table-cell office:value-type="float" office:value="0.999248" calcext:value-type="float">
            <text:p>0.999248</text:p>
          </table:table-cell>
          <table:table-cell office:value-type="float" office:value="0.998462" calcext:value-type="float">
            <text:p>0.998462</text:p>
          </table:table-cell>
          <table:table-cell office:value-type="float" office:value="0.996705" calcext:value-type="float">
            <text:p>0.996705</text:p>
          </table:table-cell>
          <table:table-cell office:value-type="float" office:value="0.993509" calcext:value-type="float">
            <text:p>0.993509</text:p>
          </table:table-cell>
          <table:table-cell office:value-type="float" office:value="0.98619" calcext:value-type="float">
            <text:p>0.98619</text:p>
          </table:table-cell>
          <table:table-cell office:value-type="float" office:value="0.97208" calcext:value-type="float">
            <text:p>0.97208</text:p>
          </table:table-cell>
          <table:table-cell office:value-type="float" office:value="0.943636" calcext:value-type="float">
            <text:p>0.943636</text:p>
          </table:table-cell>
          <table:table-cell office:value-type="float" office:value="0.889417" calcext:value-type="float">
            <text:p>0.889417</text:p>
          </table:table-cell>
          <table:table-cell office:value-type="float" office:value="0.796881" calcext:value-type="float">
            <text:p>0.796881</text:p>
          </table:table-cell>
          <table:table-cell office:value-type="float" office:value="0.654631" calcext:value-type="float">
            <text:p>0.654631</text:p>
          </table:table-cell>
          <table:table-cell office:value-type="float" office:value="0.485529" calcext:value-type="float">
            <text:p>0.485529</text:p>
          </table:table-cell>
          <table:table-cell office:value-type="float" office:value="0.336106" calcext:value-type="float">
            <text:p>0.336106</text:p>
          </table:table-cell>
          <table:table-cell office:value-type="float" office:value="0.231163" calcext:value-type="float">
            <text:p>0.231163</text:p>
          </table:table-cell>
          <table:table-cell office:value-type="float" office:value="0.168152" calcext:value-type="float">
            <text:p>0.168152</text:p>
          </table:table-cell>
          <table:table-cell office:value-type="float" office:value="0.13396" calcext:value-type="float">
            <text:p>0.13396</text:p>
          </table:table-cell>
          <table:table-cell office:value-type="float" office:value="0.116536" calcext:value-type="float">
            <text:p>0.116536</text:p>
          </table:table-cell>
          <table:table-cell office:value-type="float" office:value="0.107977" calcext:value-type="float">
            <text:p>0.107977</text:p>
          </table:table-cell>
          <table:table-cell office:value-type="float" office:value="0.103852" calcext:value-type="float">
            <text:p>0.103852</text:p>
          </table:table-cell>
          <table:table-cell office:value-type="float" office:value="0.10188" calcext:value-type="float">
            <text:p>0.10188</text:p>
          </table:table-cell>
          <table:table-cell office:value-type="float" office:value="0.100935" calcext:value-type="float">
            <text:p>0.100935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0.100141" calcext:value-type="float">
            <text:p>0.100141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34706" calcext:value-type="float">
            <text:p>0.834706</text:p>
          </table:table-cell>
          <table:table-cell table:number-columns-repeated="139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0.999869" calcext:value-type="float">
            <text:p>0.999869</text:p>
          </table:table-cell>
          <table:table-cell office:value-type="float" office:value="0.999723" calcext:value-type="float">
            <text:p>0.999723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998907" calcext:value-type="float">
            <text:p>0.998907</text:p>
          </table:table-cell>
          <table:table-cell office:value-type="float" office:value="0.997539" calcext:value-type="float">
            <text:p>0.997539</text:p>
          </table:table-cell>
          <table:table-cell office:value-type="float" office:value="0.995153" calcext:value-type="float">
            <text:p>0.995153</text:p>
          </table:table-cell>
          <table:table-cell office:value-type="float" office:value="0.989876" calcext:value-type="float">
            <text:p>0.989876</text:p>
          </table:table-cell>
          <table:table-cell office:value-type="float" office:value="0.979003" calcext:value-type="float">
            <text:p>0.979003</text:p>
          </table:table-cell>
          <table:table-cell office:value-type="float" office:value="0.957849" calcext:value-type="float">
            <text:p>0.957849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40591" calcext:value-type="float">
            <text:p>0.840591</text:p>
          </table:table-cell>
          <table:table-cell office:value-type="float" office:value="0.718587" calcext:value-type="float">
            <text:p>0.718587</text:p>
          </table:table-cell>
          <table:table-cell office:value-type="float" office:value="0.554975" calcext:value-type="float">
            <text:p>0.554975</text:p>
          </table:table-cell>
          <table:table-cell office:value-type="float" office:value="0.392563" calcext:value-type="float">
            <text:p>0.392563</text:p>
          </table:table-cell>
          <table:table-cell office:value-type="float" office:value="0.268455" calcext:value-type="float">
            <text:p>0.268455</text:p>
          </table:table-cell>
          <table:table-cell office:value-type="float" office:value="0.189623" calcext:value-type="float">
            <text:p>0.189623</text:p>
          </table:table-cell>
          <table:table-cell office:value-type="float" office:value="0.14529" calcext:value-type="float">
            <text:p>0.14529</text:p>
          </table:table-cell>
          <table:table-cell office:value-type="float" office:value="0.122204" calcext:value-type="float">
            <text:p>0.122204</text:p>
          </table:table-cell>
          <table:table-cell office:value-type="float" office:value="0.110725" calcext:value-type="float">
            <text:p>0.110725</text:p>
          </table:table-cell>
          <table:table-cell office:value-type="float" office:value="0.105163" calcext:value-type="float">
            <text:p>0.105163</text:p>
          </table:table-cell>
          <table:table-cell office:value-type="float" office:value="0.102501" calcext:value-type="float">
            <text:p>0.102501</text:p>
          </table:table-cell>
          <table:table-cell office:value-type="float" office:value="0.101229" calcext:value-type="float">
            <text:p>0.101229</text:p>
          </table:table-cell>
          <table:table-cell office:value-type="float" office:value="0.100618" calcext:value-type="float">
            <text:p>0.100618</text:p>
          </table:table-cell>
          <table:table-cell office:value-type="float" office:value="0.100321" calcext:value-type="float">
            <text:p>0.100321</text:p>
          </table:table-cell>
          <table:table-cell office:value-type="float" office:value="0.100174" calcext:value-type="float">
            <text:p>0.100174</text:p>
          </table:table-cell>
          <table:table-cell office:value-type="float" office:value="0.100098" calcext:value-type="float">
            <text:p>0.100098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38431" calcext:value-type="float">
            <text:p>0.838431</text:p>
          </table:table-cell>
          <table:table-cell table:number-columns-repeated="139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0.999878" calcext:value-type="float">
            <text:p>0.999878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0.999532" calcext:value-type="float">
            <text:p>0.999532</text:p>
          </table:table-cell>
          <table:table-cell office:value-type="float" office:value="0.999179" calcext:value-type="float">
            <text:p>0.999179</text:p>
          </table:table-cell>
          <table:table-cell office:value-type="float" office:value="0.998229" calcext:value-type="float">
            <text:p>0.998229</text:p>
          </table:table-cell>
          <table:table-cell office:value-type="float" office:value="0.996315" calcext:value-type="float">
            <text:p>0.996315</text:p>
          </table:table-cell>
          <table:table-cell office:value-type="float" office:value="0.992615" calcext:value-type="float">
            <text:p>0.992615</text:p>
          </table:table-cell>
          <table:table-cell office:value-type="float" office:value="0.984306" calcext:value-type="float">
            <text:p>0.984306</text:p>
          </table:table-cell>
          <table:table-cell office:value-type="float" office:value="0.968435" calcext:value-type="float">
            <text:p>0.968435</text:p>
          </table:table-cell>
          <table:table-cell office:value-type="float" office:value="0.936164" calcext:value-type="float">
            <text:p>0.936164</text:p>
          </table:table-cell>
          <table:table-cell office:value-type="float" office:value="0.876162" calcext:value-type="float">
            <text:p>0.876162</text:p>
          </table:table-cell>
          <table:table-cell office:value-type="float" office:value="0.774982" calcext:value-type="float">
            <text:p>0.774982</text:p>
          </table:table-cell>
          <table:table-cell office:value-type="float" office:value="0.624804" calcext:value-type="float">
            <text:p>0.624804</text:p>
          </table:table-cell>
          <table:table-cell office:value-type="float" office:value="0.455895" calcext:value-type="float">
            <text:p>0.455895</text:p>
          </table:table-cell>
          <table:table-cell office:value-type="float" office:value="0.313565" calcext:value-type="float">
            <text:p>0.313565</text:p>
          </table:table-cell>
          <table:table-cell office:value-type="float" office:value="0.216897" calcext:value-type="float">
            <text:p>0.216897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29766" calcext:value-type="float">
            <text:p>0.129766</text:p>
          </table:table-cell>
          <table:table-cell office:value-type="float" office:value="0.114431" calcext:value-type="float">
            <text:p>0.114431</text:p>
          </table:table-cell>
          <table:table-cell office:value-type="float" office:value="0.106939" calcext:value-type="float">
            <text:p>0.106939</text:p>
          </table:table-cell>
          <table:table-cell office:value-type="float" office:value="0.103343" calcext:value-type="float">
            <text:p>0.103343</text:p>
          </table:table-cell>
          <table:table-cell office:value-type="float" office:value="0.101627" calcext:value-type="float">
            <text:p>0.101627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100411" calcext:value-type="float">
            <text:p>0.100411</text:p>
          </table:table-cell>
          <table:table-cell office:value-type="float" office:value="0.100217" calcext:value-type="float">
            <text:p>0.100217</text:p>
          </table:table-cell>
          <table:table-cell office:value-type="float" office:value="0.10012" calcext:value-type="float">
            <text:p>0.10012</text:p>
          </table:table-cell>
          <table:table-cell office:value-type="float" office:value="0.100069" calcext:value-type="float">
            <text:p>0.100069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42155" calcext:value-type="float">
            <text:p>0.842155</text:p>
          </table:table-cell>
          <table:table-cell table:number-columns-repeated="140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86" calcext:value-type="float">
            <text:p>0.999986</text:p>
          </table:table-cell>
          <table:table-cell table:number-columns-repeated="2" office:value-type="float" office:value="0.999973" calcext:value-type="float">
            <text:p>0.999973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0.999866" calcext:value-type="float">
            <text:p>0.999866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0.999345" calcext:value-type="float">
            <text:p>0.999345</text:p>
          </table:table-cell>
          <table:table-cell office:value-type="float" office:value="0.998752" calcext:value-type="float">
            <text:p>0.998752</text:p>
          </table:table-cell>
          <table:table-cell office:value-type="float" office:value="0.997215" calcext:value-type="float">
            <text:p>0.997215</text:p>
          </table:table-cell>
          <table:table-cell office:value-type="float" office:value="0.994543" calcext:value-type="float">
            <text:p>0.994543</text:p>
          </table:table-cell>
          <table:table-cell office:value-type="float" office:value="0.988431" calcext:value-type="float">
            <text:p>0.988431</text:p>
          </table:table-cell>
          <table:table-cell office:value-type="float" office:value="0.976273" calcext:value-type="float">
            <text:p>0.976273</text:p>
          </table:table-cell>
          <table:table-cell office:value-type="float" office:value="0.952199" calcext:value-type="float">
            <text:p>0.952199</text:p>
          </table:table-cell>
          <table:table-cell office:value-type="float" office:value="0.904849" calcext:value-type="float">
            <text:p>0.904849</text:p>
          </table:table-cell>
          <table:table-cell office:value-type="float" office:value="0.822562" calcext:value-type="float">
            <text:p>0.822562</text:p>
          </table:table-cell>
          <table:table-cell office:value-type="float" office:value="0.691327" calcext:value-type="float">
            <text:p>0.691327</text:p>
          </table:table-cell>
          <table:table-cell office:value-type="float" office:value="0.524125" calcext:value-type="float">
            <text:p>0.524125</text:p>
          </table:table-cell>
          <table:table-cell office:value-type="float" office:value="0.366666" calcext:value-type="float">
            <text:p>0.366666</text:p>
          </table:table-cell>
          <table:table-cell office:value-type="float" office:value="0.250948" calcext:value-type="float">
            <text:p>0.250948</text:p>
          </table:table-cell>
          <table:table-cell office:value-type="float" office:value="0.179365" calcext:value-type="float">
            <text:p>0.179365</text:p>
          </table:table-cell>
          <table:table-cell office:value-type="float" office:value="0.139793" calcext:value-type="float">
            <text:p>0.139793</text:p>
          </table:table-cell>
          <table:table-cell office:value-type="float" office:value="0.119409" calcext:value-type="float">
            <text:p>0.119409</text:p>
          </table:table-cell>
          <table:table-cell office:value-type="float" office:value="0.109343" calcext:value-type="float">
            <text:p>0.109343</text:p>
          </table:table-cell>
          <table:table-cell office:value-type="float" office:value="0.104486" calcext:value-type="float">
            <text:p>0.104486</text:p>
          </table:table-cell>
          <table:table-cell office:value-type="float" office:value="0.102167" calcext:value-type="float">
            <text:p>0.102167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0.100533" calcext:value-type="float">
            <text:p>0.100533</text:p>
          </table:table-cell>
          <table:table-cell office:value-type="float" office:value="0.100276" calcext:value-type="float">
            <text:p>0.100276</text:p>
          </table:table-cell>
          <table:table-cell office:value-type="float" office:value="0.100148" calcext:value-type="float">
            <text:p>0.100148</text:p>
          </table:table-cell>
          <table:table-cell office:value-type="float" office:value="0.100083" calcext:value-type="float">
            <text:p>0.100083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4588" calcext:value-type="float">
            <text:p>0.84588</text:p>
          </table:table-cell>
          <table:table-cell table:number-columns-repeated="140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0.999479" calcext:value-type="float">
            <text:p>0.999479</text:p>
          </table:table-cell>
          <table:table-cell office:value-type="float" office:value="0.999091" calcext:value-type="float">
            <text:p>0.999091</text:p>
          </table:table-cell>
          <table:table-cell office:value-type="float" office:value="0.997964" calcext:value-type="float">
            <text:p>0.997964</text:p>
          </table:table-cell>
          <table:table-cell office:value-type="float" office:value="0.995877" calcext:value-type="float">
            <text:p>0.995877</text:p>
          </table:table-cell>
          <table:table-cell office:value-type="float" office:value="0.991565" calcext:value-type="float">
            <text:p>0.991565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6426" calcext:value-type="float">
            <text:p>0.96426</text:p>
          </table:table-cell>
          <table:table-cell office:value-type="float" office:value="0.927786" calcext:value-type="float">
            <text:p>0.927786</text:p>
          </table:table-cell>
          <table:table-cell office:value-type="float" office:value="0.861564" calcext:value-type="float">
            <text:p>0.861564</text:p>
          </table:table-cell>
          <table:table-cell office:value-type="float" office:value="0.751323" calcext:value-type="float">
            <text:p>0.751323</text:p>
          </table:table-cell>
          <table:table-cell office:value-type="float" office:value="0.594281" calcext:value-type="float">
            <text:p>0.594281</text:p>
          </table:table-cell>
          <table:table-cell office:value-type="float" office:value="0.427189" calcext:value-type="float">
            <text:p>0.427189</text:p>
          </table:table-cell>
          <table:table-cell office:value-type="float" office:value="0.292577" calcext:value-type="float">
            <text:p>0.292577</text:p>
          </table:table-cell>
          <table:table-cell office:value-type="float" office:value="0.203963" calcext:value-type="float">
            <text:p>0.203963</text:p>
          </table:table-cell>
          <table:table-cell office:value-type="float" office:value="0.152983" calcext:value-type="float">
            <text:p>0.152983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112588" calcext:value-type="float">
            <text:p>0.112588</text:p>
          </table:table-cell>
          <table:table-cell office:value-type="float" office:value="0.106036" calcext:value-type="float">
            <text:p>0.106036</text:p>
          </table:table-cell>
          <table:table-cell office:value-type="float" office:value="0.102901" calcext:value-type="float">
            <text:p>0.102901</text:p>
          </table:table-cell>
          <table:table-cell office:value-type="float" office:value="0.101408" calcext:value-type="float">
            <text:p>0.101408</text:p>
          </table:table-cell>
          <table:table-cell office:value-type="float" office:value="0.100696" calcext:value-type="float">
            <text:p>0.100696</text:p>
          </table:table-cell>
          <table:table-cell office:value-type="float" office:value="0.100354" calcext:value-type="float">
            <text:p>0.100354</text:p>
          </table:table-cell>
          <table:table-cell office:value-type="float" office:value="0.100186" calcext:value-type="float">
            <text:p>0.100186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49605" calcext:value-type="float">
            <text:p>0.849605</text:p>
          </table:table-cell>
          <table:table-cell table:number-columns-repeated="143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" calcext:value-type="float">
            <text:p>1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0.999619" calcext:value-type="float">
            <text:p>0.999619</text:p>
          </table:table-cell>
          <table:table-cell office:value-type="float" office:value="0.999291" calcext:value-type="float">
            <text:p>0.999291</text:p>
          </table:table-cell>
          <table:table-cell office:value-type="float" office:value="0.998561" calcext:value-type="float">
            <text:p>0.998561</text:p>
          </table:table-cell>
          <table:table-cell office:value-type="float" office:value="0.996865" calcext:value-type="float">
            <text:p>0.996865</text:p>
          </table:table-cell>
          <table:table-cell office:value-type="float" office:value="0.993819" calcext:value-type="float">
            <text:p>0.993819</text:p>
          </table:table-cell>
          <table:table-cell office:value-type="float" office:value="0.986797" calcext:value-type="float">
            <text:p>0.986797</text:p>
          </table:table-cell>
          <table:table-cell office:value-type="float" office:value="0.973179" calcext:value-type="float">
            <text:p>0.973179</text:p>
          </table:table-cell>
          <table:table-cell office:value-type="float" office:value="0.945776" calcext:value-type="float">
            <text:p>0.945776</text:p>
          </table:table-cell>
          <table:table-cell office:value-type="float" office:value="0.89311" calcext:value-type="float">
            <text:p>0.89311</text:p>
          </table:table-cell>
          <table:table-cell office:value-type="float" office:value="0.802841" calcext:value-type="float">
            <text:p>0.802841</text:p>
          </table:table-cell>
          <table:table-cell office:value-type="float" office:value="0.662744" calcext:value-type="float">
            <text:p>0.662744</text:p>
          </table:table-cell>
          <table:table-cell office:value-type="float" office:value="0.493615" calcext:value-type="float">
            <text:p>0.493615</text:p>
          </table:table-cell>
          <table:table-cell office:value-type="float" office:value="0.342204" calcext:value-type="float">
            <text:p>0.342204</text:p>
          </table:table-cell>
          <table:table-cell office:value-type="float" office:value="0.234924" calcext:value-type="float">
            <text:p>0.234924</text:p>
          </table:table-cell>
          <table:table-cell office:value-type="float" office:value="0.170165" calcext:value-type="float">
            <text:p>0.170165</text:p>
          </table:table-cell>
          <table:table-cell office:value-type="float" office:value="0.134928" calcext:value-type="float">
            <text:p>0.134928</text:p>
          </table:table-cell>
          <table:table-cell office:value-type="float" office:value="0.116957" calcext:value-type="float">
            <text:p>0.116957</text:p>
          </table:table-cell>
          <table:table-cell office:value-type="float" office:value="0.108136" calcext:value-type="float">
            <text:p>0.108136</text:p>
          </table:table-cell>
          <table:table-cell office:value-type="float" office:value="0.103897" calcext:value-type="float">
            <text:p>0.103897</text:p>
          </table:table-cell>
          <table:table-cell office:value-type="float" office:value="0.101878" calcext:value-type="float">
            <text:p>0.101878</text:p>
          </table:table-cell>
          <table:table-cell office:value-type="float" office:value="0.100918" calcext:value-type="float">
            <text:p>0.100918</text:p>
          </table:table-cell>
          <table:table-cell office:value-type="float" office:value="0.100459" calcext:value-type="float">
            <text:p>0.100459</text:p>
          </table:table-cell>
          <table:table-cell office:value-type="float" office:value="0.100237" calcext:value-type="float">
            <text:p>0.100237</text:p>
          </table:table-cell>
          <table:table-cell office:value-type="float" office:value="0.100127" calcext:value-type="float">
            <text:p>0.100127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5333" calcext:value-type="float">
            <text:p>0.85333</text:p>
          </table:table-cell>
          <table:table-cell table:number-columns-repeated="141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749" calcext:value-type="float">
            <text:p>0.999749</text:p>
          </table:table-cell>
          <table:table-cell office:value-type="float" office:value="0.999429" calcext:value-type="float">
            <text:p>0.999429</text:p>
          </table:table-cell>
          <table:table-cell office:value-type="float" office:value="0.998976" calcext:value-type="float">
            <text:p>0.998976</text:p>
          </table:table-cell>
          <table:table-cell office:value-type="float" office:value="0.99767" calcext:value-type="float">
            <text:p>0.99767</text:p>
          </table:table-cell>
          <table:table-cell office:value-type="float" office:value="0.995375" calcext:value-type="float">
            <text:p>0.995375</text:p>
          </table:table-cell>
          <table:table-cell office:value-type="float" office:value="0.990344" calcext:value-type="float">
            <text:p>0.990344</text:p>
          </table:table-cell>
          <table:table-cell office:value-type="float" office:value="0.979842" calcext:value-type="float">
            <text:p>0.979842</text:p>
          </table:table-cell>
          <table:table-cell office:value-type="float" office:value="0.959477" calcext:value-type="float">
            <text:p>0.959477</text:p>
          </table:table-cell>
          <table:table-cell office:value-type="float" office:value="0.918446" calcext:value-type="float">
            <text:p>0.918446</text:p>
          </table:table-cell>
          <table:table-cell office:value-type="float" office:value="0.84551" calcext:value-type="float">
            <text:p>0.84551</text:p>
          </table:table-cell>
          <table:table-cell office:value-type="float" office:value="0.725969" calcext:value-type="float">
            <text:p>0.725969</text:p>
          </table:table-cell>
          <table:table-cell office:value-type="float" office:value="0.563385" calcext:value-type="float">
            <text:p>0.563385</text:p>
          </table:table-cell>
          <table:table-cell office:value-type="float" office:value="0.399616" calcext:value-type="float">
            <text:p>0.399616</text:p>
          </table:table-cell>
          <table:table-cell office:value-type="float" office:value="0.273148" calcext:value-type="float">
            <text:p>0.273148</text:p>
          </table:table-cell>
          <table:table-cell office:value-type="float" office:value="0.192278" calcext:value-type="float">
            <text:p>0.192278</text:p>
          </table:table-cell>
          <table:table-cell office:value-type="float" office:value="0.146627" calcext:value-type="float">
            <text:p>0.146627</text:p>
          </table:table-cell>
          <table:table-cell office:value-type="float" office:value="0.122815" calcext:value-type="float">
            <text:p>0.122815</text:p>
          </table:table-cell>
          <table:table-cell office:value-type="float" office:value="0.110976" calcext:value-type="float">
            <text:p>0.110976</text:p>
          </table:table-cell>
          <table:table-cell office:value-type="float" office:value="0.105249" calcext:value-type="float">
            <text:p>0.105249</text:p>
          </table:table-cell>
          <table:table-cell office:value-type="float" office:value="0.102517" calcext:value-type="float">
            <text:p>0.102517</text:p>
          </table:table-cell>
          <table:table-cell office:value-type="float" office:value="0.101219" calcext:value-type="float">
            <text:p>0.101219</text:p>
          </table:table-cell>
          <table:table-cell office:value-type="float" office:value="0.100601" calcext:value-type="float">
            <text:p>0.100601</text:p>
          </table:table-cell>
          <table:table-cell office:value-type="float" office:value="0.100304" calcext:value-type="float">
            <text:p>0.100304</text:p>
          </table:table-cell>
          <table:table-cell office:value-type="float" office:value="0.100159" calcext:value-type="float">
            <text:p>0.100159</text:p>
          </table:table-cell>
          <table:table-cell office:value-type="float" office:value="0.100087" calcext:value-type="float">
            <text:p>0.100087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9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57054" calcext:value-type="float">
            <text:p>0.857054</text:p>
          </table:table-cell>
          <table:table-cell table:number-columns-repeated="141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1" calcext:value-type="float">
            <text:p>1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52" calcext:value-type="float">
            <text:p>0.999952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563" calcext:value-type="float">
            <text:p>0.999563</text:p>
          </table:table-cell>
          <table:table-cell office:value-type="float" office:value="0.999226" calcext:value-type="float">
            <text:p>0.999226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96482" calcext:value-type="float">
            <text:p>0.996482</text:p>
          </table:table-cell>
          <table:table-cell office:value-type="float" office:value="0.99296" calcext:value-type="float">
            <text:p>0.99296</text:p>
          </table:table-cell>
          <table:table-cell office:value-type="float" office:value="0.984962" calcext:value-type="float">
            <text:p>0.984962</text:p>
          </table:table-cell>
          <table:table-cell office:value-type="float" office:value="0.969653" calcext:value-type="float">
            <text:p>0.969653</text:p>
          </table:table-cell>
          <table:table-cell office:value-type="float" office:value="0.938517" calcext:value-type="float">
            <text:p>0.938517</text:p>
          </table:table-cell>
          <table:table-cell office:value-type="float" office:value="0.880166" calcext:value-type="float">
            <text:p>0.880166</text:p>
          </table:table-cell>
          <table:table-cell office:value-type="float" office:value="0.781368" calcext:value-type="float">
            <text:p>0.781368</text:p>
          </table:table-cell>
          <table:table-cell office:value-type="float" office:value="0.633092" calcext:value-type="float">
            <text:p>0.633092</text:p>
          </table:table-cell>
          <table:table-cell office:value-type="float" office:value="0.463732" calcext:value-type="float">
            <text:p>0.463732</text:p>
          </table:table-cell>
          <table:table-cell office:value-type="float" office:value="0.319254" calcext:value-type="float">
            <text:p>0.319254</text:p>
          </table:table-cell>
          <table:table-cell office:value-type="float" office:value="0.220321" calcext:value-type="float">
            <text:p>0.220321</text:p>
          </table:table-cell>
          <table:table-cell office:value-type="float" office:value="0.161939" calcext:value-type="float">
            <text:p>0.161939</text:p>
          </table:table-cell>
          <table:table-cell office:value-type="float" office:value="0.13063" calcext:value-type="float">
            <text:p>0.13063</text:p>
          </table:table-cell>
          <table:table-cell office:value-type="float" office:value="0.114806" calcext:value-type="float">
            <text:p>0.114806</text:p>
          </table:table-cell>
          <table:table-cell office:value-type="float" office:value="0.107084" calcext:value-type="float">
            <text:p>0.107084</text:p>
          </table:table-cell>
          <table:table-cell office:value-type="float" office:value="0.103385" calcext:value-type="float">
            <text:p>0.103385</text:p>
          </table:table-cell>
          <table:table-cell office:value-type="float" office:value="0.101628" calcext:value-type="float">
            <text:p>0.101628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100396" calcext:value-type="float">
            <text:p>0.100396</text:p>
          </table:table-cell>
          <table:table-cell office:value-type="float" office:value="0.100203" calcext:value-type="float">
            <text:p>0.100203</text:p>
          </table:table-cell>
          <table:table-cell office:value-type="float" office:value="0.100108" calcext:value-type="float">
            <text:p>0.100108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60779" calcext:value-type="float">
            <text:p>0.860779</text:p>
          </table:table-cell>
          <table:table-cell table:number-columns-repeated="14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05" calcext:value-type="float">
            <text:p>0.999905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9379" calcext:value-type="float">
            <text:p>0.999379</text:p>
          </table:table-cell>
          <table:table-cell office:value-type="float" office:value="0.998829" calcext:value-type="float">
            <text:p>0.998829</text:p>
          </table:table-cell>
          <table:table-cell office:value-type="float" office:value="0.99735" calcext:value-type="float">
            <text:p>0.99735</text:p>
          </table:table-cell>
          <table:table-cell office:value-type="float" office:value="0.994788" calcext:value-type="float">
            <text:p>0.994788</text:p>
          </table:table-cell>
          <table:table-cell office:value-type="float" office:value="0.988943" calcext:value-type="float">
            <text:p>0.988943</text:p>
          </table:table-cell>
          <table:table-cell office:value-type="float" office:value="0.977191" calcext:value-type="float">
            <text:p>0.977191</text:p>
          </table:table-cell>
          <table:table-cell office:value-type="float" office:value="0.954009" calcext:value-type="float">
            <text:p>0.954009</text:p>
          </table:table-cell>
          <table:table-cell office:value-type="float" office:value="0.908085" calcext:value-type="float">
            <text:p>0.908085</text:p>
          </table:table-cell>
          <table:table-cell office:value-type="float" office:value="0.827885" calcext:value-type="float">
            <text:p>0.827885</text:p>
          </table:table-cell>
          <table:table-cell office:value-type="float" office:value="0.699044" calcext:value-type="float">
            <text:p>0.699044</text:p>
          </table:table-cell>
          <table:table-cell office:value-type="float" office:value="0.532444" calcext:value-type="float">
            <text:p>0.532444</text:p>
          </table:table-cell>
          <table:table-cell office:value-type="float" office:value="0.373339" calcext:value-type="float">
            <text:p>0.373339</text:p>
          </table:table-cell>
          <table:table-cell office:value-type="float" office:value="0.255257" calcext:value-type="float">
            <text:p>0.255257</text:p>
          </table:table-cell>
          <table:table-cell office:value-type="float" office:value="0.181758" calcext:value-type="float">
            <text:p>0.181758</text:p>
          </table:table-cell>
          <table:table-cell office:value-type="float" office:value="0.140987" calcext:value-type="float">
            <text:p>0.140987</text:p>
          </table:table-cell>
          <table:table-cell office:value-type="float" office:value="0.119953" calcext:value-type="float">
            <text:p>0.119953</text:p>
          </table:table-cell>
          <table:table-cell office:value-type="float" office:value="0.109567" calcext:value-type="float">
            <text:p>0.109567</text:p>
          </table:table-cell>
          <table:table-cell office:value-type="float" office:value="0.104565" calcext:value-type="float">
            <text:p>0.104565</text:p>
          </table:table-cell>
          <table:table-cell office:value-type="float" office:value="0.102184" calcext:value-type="float">
            <text:p>0.102184</text:p>
          </table:table-cell>
          <table:table-cell office:value-type="float" office:value="0.101056" calcext:value-type="float">
            <text:p>0.101056</text:p>
          </table:table-cell>
          <table:table-cell office:value-type="float" office:value="0.100519" calcext:value-type="float">
            <text:p>0.100519</text:p>
          </table:table-cell>
          <table:table-cell office:value-type="float" office:value="0.100262" calcext:value-type="float">
            <text:p>0.100262</text:p>
          </table:table-cell>
          <table:table-cell office:value-type="float" office:value="0.100137" calcext:value-type="float">
            <text:p>0.100137</text:p>
          </table:table-cell>
          <table:table-cell office:value-type="float" office:value="0.100074" calcext:value-type="float">
            <text:p>0.100074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64504" calcext:value-type="float">
            <text:p>0.864504</text:p>
          </table:table-cell>
          <table:table-cell table:number-columns-repeated="14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39" calcext:value-type="float">
            <text:p>0.999939</text:p>
          </table:table-cell>
          <table:table-cell office:value-type="float" office:value="0.999885" calcext:value-type="float">
            <text:p>0.999885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999509" calcext:value-type="float">
            <text:p>0.999509</text:p>
          </table:table-cell>
          <table:table-cell office:value-type="float" office:value="0.999143" calcext:value-type="float">
            <text:p>0.999143</text:p>
          </table:table-cell>
          <table:table-cell office:value-type="float" office:value="0.998075" calcext:value-type="float">
            <text:p>0.998075</text:p>
          </table:table-cell>
          <table:table-cell office:value-type="float" office:value="0.996056" calcext:value-type="float">
            <text:p>0.996056</text:p>
          </table:table-cell>
          <table:table-cell office:value-type="float" office:value="0.991948" calcext:value-type="float">
            <text:p>0.991948</text:p>
          </table:table-cell>
          <table:table-cell office:value-type="float" office:value="0.982911" calcext:value-type="float">
            <text:p>0.982911</text:p>
          </table:table-cell>
          <table:table-cell office:value-type="float" office:value="0.965618" calcext:value-type="float">
            <text:p>0.965618</text:p>
          </table:table-cell>
          <table:table-cell office:value-type="float" office:value="0.930368" calcext:value-type="float">
            <text:p>0.930368</text:p>
          </table:table-cell>
          <table:table-cell office:value-type="float" office:value="0.865912" calcext:value-type="float">
            <text:p>0.865912</text:p>
          </table:table-cell>
          <table:table-cell office:value-type="float" office:value="0.758132" calcext:value-type="float">
            <text:p>0.758132</text:p>
          </table:table-cell>
          <table:table-cell office:value-type="float" office:value="0.602668" calcext:value-type="float">
            <text:p>0.602668</text:p>
          </table:table-cell>
          <table:table-cell office:value-type="float" office:value="0.434728" calcext:value-type="float">
            <text:p>0.434728</text:p>
          </table:table-cell>
          <table:table-cell office:value-type="float" office:value="0.297857" calcext:value-type="float">
            <text:p>0.297857</text:p>
          </table:table-cell>
          <table:table-cell office:value-type="float" office:value="0.207068" calcext:value-type="float">
            <text:p>0.207068</text:p>
          </table:table-cell>
          <table:table-cell office:value-type="float" office:value="0.154601" calcext:value-type="float">
            <text:p>0.154601</text:p>
          </table:table-cell>
          <table:table-cell office:value-type="float" office:value="0.126838" calcext:value-type="float">
            <text:p>0.126838</text:p>
          </table:table-cell>
          <table:table-cell office:value-type="float" office:value="0.112923" calcext:value-type="float">
            <text:p>0.112923</text:p>
          </table:table-cell>
          <table:table-cell office:value-type="float" office:value="0.106166" calcext:value-type="float">
            <text:p>0.106166</text:p>
          </table:table-cell>
          <table:table-cell office:value-type="float" office:value="0.10294" calcext:value-type="float">
            <text:p>0.10294</text:p>
          </table:table-cell>
          <table:table-cell office:value-type="float" office:value="0.101412" calcext:value-type="float">
            <text:p>0.101412</text:p>
          </table:table-cell>
          <table:table-cell office:value-type="float" office:value="0.100687" calcext:value-type="float">
            <text:p>0.100687</text:p>
          </table:table-cell>
          <table:table-cell office:value-type="float" office:value="0.100341" calcext:value-type="float">
            <text:p>0.100341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68229" calcext:value-type="float">
            <text:p>0.868229</text:p>
          </table:table-cell>
          <table:table-cell table:number-columns-repeated="145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1" calcext:value-type="float">
            <text:p>1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0.999869" calcext:value-type="float">
            <text:p>0.999869</text:p>
          </table:table-cell>
          <table:table-cell office:value-type="float" office:value="0.999646" calcext:value-type="float">
            <text:p>0.999646</text:p>
          </table:table-cell>
          <table:table-cell office:value-type="float" office:value="0.999325" calcext:value-type="float">
            <text:p>0.999325</text:p>
          </table:table-cell>
          <table:table-cell office:value-type="float" office:value="0.998646" calcext:value-type="float">
            <text:p>0.998646</text:p>
          </table:table-cell>
          <table:table-cell office:value-type="float" office:value="0.997005" calcext:value-type="float">
            <text:p>0.997005</text:p>
          </table:table-cell>
          <table:table-cell office:value-type="float" office:value="0.994094" calcext:value-type="float">
            <text:p>0.994094</text:p>
          </table:table-cell>
          <table:table-cell office:value-type="float" office:value="0.987354" calcext:value-type="float">
            <text:p>0.987354</text:p>
          </table:table-cell>
          <table:table-cell office:value-type="float" office:value="0.974194" calcext:value-type="float">
            <text:p>0.974194</text:p>
          </table:table-cell>
          <table:table-cell office:value-type="float" office:value="0.947784" calcext:value-type="float">
            <text:p>0.947784</text:p>
          </table:table-cell>
          <table:table-cell office:value-type="float" office:value="0.896632" calcext:value-type="float">
            <text:p>0.896632</text:p>
          </table:table-cell>
          <table:table-cell office:value-type="float" office:value="0.808591" calcext:value-type="float">
            <text:p>0.808591</text:p>
          </table:table-cell>
          <table:table-cell office:value-type="float" office:value="0.67074" calcext:value-type="float">
            <text:p>0.67074</text:p>
          </table:table-cell>
          <table:table-cell office:value-type="float" office:value="0.501773" calcext:value-type="float">
            <text:p>0.501773</text:p>
          </table:table-cell>
          <table:table-cell office:value-type="float" office:value="0.348478" calcext:value-type="float">
            <text:p>0.348478</text:p>
          </table:table-cell>
          <table:table-cell office:value-type="float" office:value="0.238863" calcext:value-type="float">
            <text:p>0.238863</text:p>
          </table:table-cell>
          <table:table-cell office:value-type="float" office:value="0.172317" calcext:value-type="float">
            <text:p>0.172317</text:p>
          </table:table-cell>
          <table:table-cell office:value-type="float" office:value="0.135991" calcext:value-type="float">
            <text:p>0.135991</text:p>
          </table:table-cell>
          <table:table-cell office:value-type="float" office:value="0.11744" calcext:value-type="float">
            <text:p>0.11744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103969" calcext:value-type="float">
            <text:p>0.103969</text:p>
          </table:table-cell>
          <table:table-cell office:value-type="float" office:value="0.101895" calcext:value-type="float">
            <text:p>0.101895</text:p>
          </table:table-cell>
          <table:table-cell office:value-type="float" office:value="0.100914" calcext:value-type="float">
            <text:p>0.100914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0.100226" calcext:value-type="float">
            <text:p>0.100226</text:p>
          </table:table-cell>
          <table:table-cell office:value-type="float" office:value="0.100117" calcext:value-type="float">
            <text:p>0.100117</text:p>
          </table:table-cell>
          <table:table-cell office:value-type="float" office:value="0.100063" calcext:value-type="float">
            <text:p>0.100063</text:p>
          </table:table-cell>
          <table:table-cell office:value-type="float" office:value="0.100036" calcext:value-type="float">
            <text:p>0.100036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8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71953" calcext:value-type="float">
            <text:p>0.871953</text:p>
          </table:table-cell>
          <table:table-cell table:number-columns-repeated="143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94" calcext:value-type="float">
            <text:p>0.999994</text:p>
          </table:table-cell>
          <table:table-cell table:number-columns-repeated="2" office:value-type="float" office:value="0.999996" calcext:value-type="float">
            <text:p>0.999996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999771" calcext:value-type="float">
            <text:p>0.999771</text:p>
          </table:table-cell>
          <table:table-cell office:value-type="float" office:value="0.999457" calcext:value-type="float">
            <text:p>0.999457</text:p>
          </table:table-cell>
          <table:table-cell office:value-type="float" office:value="0.999034" calcext:value-type="float">
            <text:p>0.999034</text:p>
          </table:table-cell>
          <table:table-cell office:value-type="float" office:value="0.997786" calcext:value-type="float">
            <text:p>0.997786</text:p>
          </table:table-cell>
          <table:table-cell office:value-type="float" office:value="0.995571" calcext:value-type="float">
            <text:p>0.995571</text:p>
          </table:table-cell>
          <table:table-cell office:value-type="float" office:value="0.990769" calcext:value-type="float">
            <text:p>0.990769</text:p>
          </table:table-cell>
          <table:table-cell office:value-type="float" office:value="0.980618" calcext:value-type="float">
            <text:p>0.980618</text:p>
          </table:table-cell>
          <table:table-cell office:value-type="float" office:value="0.960995" calcext:value-type="float">
            <text:p>0.960995</text:p>
          </table:table-cell>
          <table:table-cell office:value-type="float" office:value="0.921273" calcext:value-type="float">
            <text:p>0.921273</text:p>
          </table:table-cell>
          <table:table-cell office:value-type="float" office:value="0.850234" calcext:value-type="float">
            <text:p>0.850234</text:p>
          </table:table-cell>
          <table:table-cell office:value-type="float" office:value="0.733178" calcext:value-type="float">
            <text:p>0.733178</text:p>
          </table:table-cell>
          <table:table-cell office:value-type="float" office:value="0.571793" calcext:value-type="float">
            <text:p>0.571793</text:p>
          </table:table-cell>
          <table:table-cell office:value-type="float" office:value="0.406814" calcext:value-type="float">
            <text:p>0.406814</text:p>
          </table:table-cell>
          <table:table-cell office:value-type="float" office:value="0.278023" calcext:value-type="float">
            <text:p>0.278023</text:p>
          </table:table-cell>
          <table:table-cell office:value-type="float" office:value="0.195085" calcext:value-type="float">
            <text:p>0.195085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0.123498" calcext:value-type="float">
            <text:p>0.123498</text:p>
          </table:table-cell>
          <table:table-cell office:value-type="float" office:value="0.111274" calcext:value-type="float">
            <text:p>0.111274</text:p>
          </table:table-cell>
          <table:table-cell office:value-type="float" office:value="0.105366" calcext:value-type="float">
            <text:p>0.105366</text:p>
          </table:table-cell>
          <table:table-cell office:value-type="float" office:value="0.102554" calcext:value-type="float">
            <text:p>0.102554</text:p>
          </table:table-cell>
          <table:table-cell office:value-type="float" office:value="0.101224" calcext:value-type="float">
            <text:p>0.101224</text:p>
          </table:table-cell>
          <table:table-cell office:value-type="float" office:value="0.100594" calcext:value-type="float">
            <text:p>0.100594</text:p>
          </table:table-cell>
          <table:table-cell office:value-type="float" office:value="0.100294" calcext:value-type="float">
            <text:p>0.100294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00079" calcext:value-type="float">
            <text:p>0.100079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75678" calcext:value-type="float">
            <text:p>0.875678</text:p>
          </table:table-cell>
          <table:table-cell table:number-columns-repeated="143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892" calcext:value-type="float">
            <text:p>0.999892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0.99959" calcext:value-type="float">
            <text:p>0.99959</text:p>
          </table:table-cell>
          <table:table-cell office:value-type="float" office:value="0.999263" calcext:value-type="float">
            <text:p>0.999263</text:p>
          </table:table-cell>
          <table:table-cell office:value-type="float" office:value="0.998427" calcext:value-type="float">
            <text:p>0.998427</text:p>
          </table:table-cell>
          <table:table-cell office:value-type="float" office:value="0.99663" calcext:value-type="float">
            <text:p>0.99663</text:p>
          </table:table-cell>
          <table:table-cell office:value-type="float" office:value="0.99327" calcext:value-type="float">
            <text:p>0.99327</text:p>
          </table:table-cell>
          <table:table-cell office:value-type="float" office:value="0.985569" calcext:value-type="float">
            <text:p>0.985569</text:p>
          </table:table-cell>
          <table:table-cell office:value-type="float" office:value="0.970784" calcext:value-type="float">
            <text:p>0.970784</text:p>
          </table:table-cell>
          <table:table-cell office:value-type="float" office:value="0.940741" calcext:value-type="float">
            <text:p>0.9407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787557" calcext:value-type="float">
            <text:p>0.787557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471665" calcext:value-type="float">
            <text:p>0.471665</text:p>
          </table:table-cell>
          <table:table-cell office:value-type="float" office:value="0.325118" calcext:value-type="float">
            <text:p>0.325118</text:p>
          </table:table-cell>
          <table:table-cell office:value-type="float" office:value="0.223909" calcext:value-type="float">
            <text:p>0.223909</text:p>
          </table:table-cell>
          <table:table-cell office:value-type="float" office:value="0.163868" calcext:value-type="float">
            <text:p>0.163868</text:p>
          </table:table-cell>
          <table:table-cell office:value-type="float" office:value="0.131575" calcext:value-type="float">
            <text:p>0.131575</text:p>
          </table:table-cell>
          <table:table-cell office:value-type="float" office:value="0.115236" calcext:value-type="float">
            <text:p>0.115236</text:p>
          </table:table-cell>
          <table:table-cell office:value-type="float" office:value="0.107263" calcext:value-type="float">
            <text:p>0.107263</text:p>
          </table:table-cell>
          <table:table-cell office:value-type="float" office:value="0.10345" calcext:value-type="float">
            <text:p>0.10345</text:p>
          </table:table-cell>
          <table:table-cell office:value-type="float" office:value="0.101645" calcext:value-type="float">
            <text:p>0.101645</text:p>
          </table:table-cell>
          <table:table-cell office:value-type="float" office:value="0.100792" calcext:value-type="float">
            <text:p>0.100792</text:p>
          </table:table-cell>
          <table:table-cell office:value-type="float" office:value="0.100388" calcext:value-type="float">
            <text:p>0.100388</text:p>
          </table:table-cell>
          <table:table-cell office:value-type="float" office:value="0.100194" calcext:value-type="float">
            <text:p>0.100194</text:p>
          </table:table-cell>
          <table:table-cell office:value-type="float" office:value="0.100101" calcext:value-type="float">
            <text:p>0.100101</text:p>
          </table:table-cell>
          <table:table-cell office:value-type="float" office:value="0.100054" calcext:value-type="float">
            <text:p>0.100054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79403" calcext:value-type="float">
            <text:p>0.879403</text:p>
          </table:table-cell>
          <table:table-cell table:number-columns-repeated="144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0.999884" calcext:value-type="float">
            <text:p>0.999884</text:p>
          </table:table-cell>
          <table:table-cell office:value-type="float" office:value="0.999724" calcext:value-type="float">
            <text:p>0.999724</text:p>
          </table:table-cell>
          <table:table-cell office:value-type="float" office:value="0.999407" calcext:value-type="float">
            <text:p>0.999407</text:p>
          </table:table-cell>
          <table:table-cell office:value-type="float" office:value="0.998895" calcext:value-type="float">
            <text:p>0.998895</text:p>
          </table:table-cell>
          <table:table-cell office:value-type="float" office:value="0.997472" calcext:value-type="float">
            <text:p>0.997472</text:p>
          </table:table-cell>
          <table:table-cell office:value-type="float" office:value="0.995007" calcext:value-type="float">
            <text:p>0.995007</text:p>
          </table:table-cell>
          <table:table-cell office:value-type="float" office:value="0.989413" calcext:value-type="float">
            <text:p>0.989413</text:p>
          </table:table-cell>
          <table:table-cell office:value-type="float" office:value="0.978045" calcext:value-type="float">
            <text:p>0.978045</text:p>
          </table:table-cell>
          <table:table-cell office:value-type="float" office:value="0.955708" calcext:value-type="float">
            <text:p>0.955708</text:p>
          </table:table-cell>
          <table:table-cell office:value-type="float" office:value="0.911176" calcext:value-type="float">
            <text:p>0.911176</text:p>
          </table:table-cell>
          <table:table-cell office:value-type="float" office:value="0.833015" calcext:value-type="float">
            <text:p>0.833015</text:p>
          </table:table-cell>
          <table:table-cell office:value-type="float" office:value="0.706618" calcext:value-type="float">
            <text:p>0.706618</text:p>
          </table:table-cell>
          <table:table-cell office:value-type="float" office:value="0.540794" calcext:value-type="float">
            <text:p>0.540794</text:p>
          </table:table-cell>
          <table:table-cell office:value-type="float" office:value="0.380164" calcext:value-type="float">
            <text:p>0.380164</text:p>
          </table:table-cell>
          <table:table-cell office:value-type="float" office:value="0.259738" calcext:value-type="float">
            <text:p>0.259738</text:p>
          </table:table-cell>
          <table:table-cell office:value-type="float" office:value="0.184288" calcext:value-type="float">
            <text:p>0.184288</text:p>
          </table:table-cell>
          <table:table-cell office:value-type="float" office:value="0.142274" calcext:value-type="float">
            <text:p>0.142274</text:p>
          </table:table-cell>
          <table:table-cell office:value-type="float" office:value="0.120559" calcext:value-type="float">
            <text:p>0.120559</text:p>
          </table:table-cell>
          <table:table-cell office:value-type="float" office:value="0.109832" calcext:value-type="float">
            <text:p>0.109832</text:p>
          </table:table-cell>
          <table:table-cell office:value-type="float" office:value="0.104669" calcext:value-type="float">
            <text:p>0.104669</text:p>
          </table:table-cell>
          <table:table-cell office:value-type="float" office:value="0.102219" calcext:value-type="float">
            <text:p>0.102219</text:p>
          </table:table-cell>
          <table:table-cell office:value-type="float" office:value="0.101061" calcext:value-type="float">
            <text:p>0.101061</text:p>
          </table:table-cell>
          <table:table-cell office:value-type="float" office:value="0.100514" calcext:value-type="float">
            <text:p>0.100514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0.100129" calcext:value-type="float">
            <text:p>0.100129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4" calcext:value-type="float">
            <text:p>0.100004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83127" calcext:value-type="float">
            <text:p>0.883127</text:p>
          </table:table-cell>
          <table:table-cell table:number-columns-repeated="144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1" calcext:value-type="float">
            <text:p>1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46" calcext:value-type="float">
            <text:p>0.99994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827" calcext:value-type="float">
            <text:p>0.999827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999185" calcext:value-type="float">
            <text:p>0.999185</text:p>
          </table:table-cell>
          <table:table-cell office:value-type="float" office:value="0.998174" calcext:value-type="float">
            <text:p>0.998174</text:p>
          </table:table-cell>
          <table:table-cell office:value-type="float" office:value="0.996215" calcext:value-type="float">
            <text:p>0.996215</text:p>
          </table:table-cell>
          <table:table-cell office:value-type="float" office:value="0.992297" calcext:value-type="float">
            <text:p>0.992297</text:p>
          </table:table-cell>
          <table:table-cell office:value-type="float" office:value="0.983573" calcext:value-type="float">
            <text:p>0.983573</text:p>
          </table:table-cell>
          <table:table-cell office:value-type="float" office:value="0.966886" calcext:value-type="float">
            <text:p>0.966886</text:p>
          </table:table-cell>
          <table:table-cell office:value-type="float" office:value="0.932823" calcext:value-type="float">
            <text:p>0.932823</text:p>
          </table:table-cell>
          <table:table-cell office:value-type="float" office:value="0.870088" calcext:value-type="float">
            <text:p>0.870088</text:p>
          </table:table-cell>
          <table:table-cell office:value-type="float" office:value="0.764759" calcext:value-type="float">
            <text:p>0.764759</text:p>
          </table:table-cell>
          <table:table-cell office:value-type="float" office:value="0.611011" calcext:value-type="float">
            <text:p>0.611011</text:p>
          </table:table-cell>
          <table:table-cell office:value-type="float" office:value="0.44238" calcext:value-type="float">
            <text:p>0.44238</text:p>
          </table:table-cell>
          <table:table-cell office:value-type="float" office:value="0.303307" calcext:value-type="float">
            <text:p>0.303307</text:p>
          </table:table-cell>
          <table:table-cell office:value-type="float" office:value="0.210323" calcext:value-type="float">
            <text:p>0.210323</text:p>
          </table:table-cell>
          <table:table-cell office:value-type="float" office:value="0.156326" calcext:value-type="float">
            <text:p>0.156326</text:p>
          </table:table-cell>
          <table:table-cell office:value-type="float" office:value="0.127677" calcext:value-type="float">
            <text:p>0.127677</text:p>
          </table:table-cell>
          <table:table-cell office:value-type="float" office:value="0.113303" calcext:value-type="float">
            <text:p>0.113303</text:p>
          </table:table-cell>
          <table:table-cell office:value-type="float" office:value="0.106326" calcext:value-type="float">
            <text:p>0.10632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428" calcext:value-type="float">
            <text:p>0.101428</text:p>
          </table:table-cell>
          <table:table-cell office:value-type="float" office:value="0.100686" calcext:value-type="float">
            <text:p>0.100686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100167" calcext:value-type="float">
            <text:p>0.100167</text:p>
          </table:table-cell>
          <table:table-cell office:value-type="float" office:value="0.100086" calcext:value-type="float">
            <text:p>0.100086</text:p>
          </table:table-cell>
          <table:table-cell office:value-type="float" office:value="0.100046" calcext:value-type="float">
            <text:p>0.10004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7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86852" calcext:value-type="float">
            <text:p>0.886852</text:p>
          </table:table-cell>
          <table:table-cell table:number-columns-repeated="147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1" calcext:value-type="float">
            <text:p>1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02" calcext:value-type="float">
            <text:p>0.999902</text:p>
          </table:table-cell>
          <table:table-cell office:value-type="float" office:value="0.999878" calcext:value-type="float">
            <text:p>0.999878</text:p>
          </table:table-cell>
          <table:table-cell office:value-type="float" office:value="0.99967" calcext:value-type="float">
            <text:p>0.99967</text:p>
          </table:table-cell>
          <table:table-cell office:value-type="float" office:value="0.999354" calcext:value-type="float">
            <text:p>0.999354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997132" calcext:value-type="float">
            <text:p>0.997132</text:p>
          </table:table-cell>
          <table:table-cell office:value-type="float" office:value="0.994341" calcext:value-type="float">
            <text:p>0.994341</text:p>
          </table:table-cell>
          <table:table-cell office:value-type="float" office:value="0.987871" calcext:value-type="float">
            <text:p>0.987871</text:p>
          </table:table-cell>
          <table:table-cell office:value-type="float" office:value="0.975141" calcext:value-type="float">
            <text:p>0.975141</text:p>
          </table:table-cell>
          <table:table-cell office:value-type="float" office:value="0.949683" calcext:value-type="float">
            <text:p>0.949683</text:p>
          </table:table-cell>
          <table:table-cell office:value-type="float" office:value="0.900007" calcext:value-type="float">
            <text:p>0.900007</text:p>
          </table:table-cell>
          <table:table-cell office:value-type="float" office:value="0.814152" calcext:value-type="float">
            <text:p>0.814152</text:p>
          </table:table-cell>
          <table:table-cell office:value-type="float" office:value="0.678623" calcext:value-type="float">
            <text:p>0.678623</text:p>
          </table:table-cell>
          <table:table-cell office:value-type="float" office:value="0.509989" calcext:value-type="float">
            <text:p>0.509989</text:p>
          </table:table-cell>
          <table:table-cell office:value-type="float" office:value="0.354908" calcext:value-type="float">
            <text:p>0.354908</text:p>
          </table:table-cell>
          <table:table-cell office:value-type="float" office:value="0.242963" calcext:value-type="float">
            <text:p>0.242963</text:p>
          </table:table-cell>
          <table:table-cell office:value-type="float" office:value="0.174591" calcext:value-type="float">
            <text:p>0.174591</text:p>
          </table:table-cell>
          <table:table-cell office:value-type="float" office:value="0.137137" calcext:value-type="float">
            <text:p>0.137137</text:p>
          </table:table-cell>
          <table:table-cell office:value-type="float" office:value="0.117977" calcext:value-type="float">
            <text:p>0.117977</text:p>
          </table:table-cell>
          <table:table-cell office:value-type="float" office:value="0.108572" calcext:value-type="float">
            <text:p>0.108572</text:p>
          </table:table-cell>
          <table:table-cell office:value-type="float" office:value="0.104063" calcext:value-type="float">
            <text:p>0.104063</text:p>
          </table:table-cell>
          <table:table-cell office:value-type="float" office:value="0.101927" calcext:value-type="float">
            <text:p>0.101927</text:p>
          </table:table-cell>
          <table:table-cell office:value-type="float" office:value="0.10092" calcext:value-type="float">
            <text:p>0.10092</text:p>
          </table:table-cell>
          <table:table-cell office:value-type="float" office:value="0.100445" calcext:value-type="float">
            <text:p>0.100445</text:p>
          </table:table-cell>
          <table:table-cell office:value-type="float" office:value="0.100219" calcext:value-type="float">
            <text:p>0.100219</text:p>
          </table:table-cell>
          <table:table-cell office:value-type="float" office:value="0.100111" calcext:value-type="float">
            <text:p>0.100111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4" office:value-type="float" office:value="0.100001" calcext:value-type="float">
            <text:p>0.100001</text:p>
          </table:table-cell>
          <table:table-cell table:number-columns-repeated="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90577" calcext:value-type="float">
            <text:p>0.890577</text:p>
          </table:table-cell>
          <table:table-cell table:number-columns-repeated="145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31" calcext:value-type="float">
            <text:p>0.999931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0.999482" calcext:value-type="float">
            <text:p>0.999482</text:p>
          </table:table-cell>
          <table:table-cell office:value-type="float" office:value="0.999083" calcext:value-type="float">
            <text:p>0.999083</text:p>
          </table:table-cell>
          <table:table-cell office:value-type="float" office:value="0.997892" calcext:value-type="float">
            <text:p>0.997892</text:p>
          </table:table-cell>
          <table:table-cell office:value-type="float" office:value="0.995746" calcext:value-type="float">
            <text:p>0.995746</text:p>
          </table:table-cell>
          <table:table-cell office:value-type="float" office:value="0.991161" calcext:value-type="float">
            <text:p>0.991161</text:p>
          </table:table-cell>
          <table:table-cell office:value-type="float" office:value="0.981343" calcext:value-type="float">
            <text:p>0.981343</text:p>
          </table:table-cell>
          <table:table-cell office:value-type="float" office:value="0.962422" calcext:value-type="float">
            <text:p>0.962422</text:p>
          </table:table-cell>
          <table:table-cell office:value-type="float" office:value="0.923974" calcext:value-type="float">
            <text:p>0.923974</text:p>
          </table:table-cell>
          <table:table-cell office:value-type="float" office:value="0.854785" calcext:value-type="float">
            <text:p>0.854785</text:p>
          </table:table-cell>
          <table:table-cell office:value-type="float" office:value="0.740227" calcext:value-type="float">
            <text:p>0.740227</text:p>
          </table:table-cell>
          <table:table-cell office:value-type="float" office:value="0.58019" calcext:value-type="float">
            <text:p>0.58019</text:p>
          </table:table-cell>
          <table:table-cell office:value-type="float" office:value="0.41414" calcext:value-type="float">
            <text:p>0.41414</text:p>
          </table:table-cell>
          <table:table-cell office:value-type="float" office:value="0.283062" calcext:value-type="float">
            <text:p>0.283062</text:p>
          </table:table-cell>
          <table:table-cell office:value-type="float" office:value="0.198029" calcext:value-type="float">
            <text:p>0.198029</text:p>
          </table:table-cell>
          <table:table-cell office:value-type="float" office:value="0.149611" calcext:value-type="float">
            <text:p>0.149611</text:p>
          </table:table-cell>
          <table:table-cell office:value-type="float" office:value="0.124242" calcext:value-type="float">
            <text:p>0.124242</text:p>
          </table:table-cell>
          <table:table-cell office:value-type="float" office:value="0.111611" calcext:value-type="float">
            <text:p>0.111611</text:p>
          </table:table-cell>
          <table:table-cell office:value-type="float" office:value="0.105508" calcext:value-type="float">
            <text:p>0.105508</text:p>
          </table:table-cell>
          <table:table-cell office:value-type="float" office:value="0.102607" calcext:value-type="float">
            <text:p>0.102607</text:p>
          </table:table-cell>
          <table:table-cell office:value-type="float" office:value="0.101239" calcext:value-type="float">
            <text:p>0.101239</text:p>
          </table:table-cell>
          <table:table-cell office:value-type="float" office:value="0.100594" calcext:value-type="float">
            <text:p>0.100594</text:p>
          </table:table-cell>
          <table:table-cell office:value-type="float" office:value="0.10029" calcext:value-type="float">
            <text:p>0.10029</text:p>
          </table:table-cell>
          <table:table-cell office:value-type="float" office:value="0.100144" calcext:value-type="float">
            <text:p>0.100144</text:p>
          </table:table-cell>
          <table:table-cell office:value-type="float" office:value="0.100074" calcext:value-type="float">
            <text:p>0.100074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94302" calcext:value-type="float">
            <text:p>0.894302</text:p>
          </table:table-cell>
          <table:table-cell table:number-columns-repeated="148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99864" calcext:value-type="float">
            <text:p>0.999864</text:p>
          </table:table-cell>
          <table:table-cell office:value-type="float" office:value="0.999614" calcext:value-type="float">
            <text:p>0.999614</text:p>
          </table:table-cell>
          <table:table-cell office:value-type="float" office:value="0.999295" calcext:value-type="float">
            <text:p>0.999295</text:p>
          </table:table-cell>
          <table:table-cell office:value-type="float" office:value="0.99851" calcext:value-type="float">
            <text:p>0.99851</text:p>
          </table:table-cell>
          <table:table-cell office:value-type="float" office:value="0.996764" calcext:value-type="float">
            <text:p>0.996764</text:p>
          </table:table-cell>
          <table:table-cell office:value-type="float" office:value="0.993552" calcext:value-type="float">
            <text:p>0.993552</text:p>
          </table:table-cell>
          <table:table-cell office:value-type="float" office:value="0.986136" calcext:value-type="float">
            <text:p>0.986136</text:p>
          </table:table-cell>
          <table:table-cell office:value-type="float" office:value="0.971844" calcext:value-type="float">
            <text:p>0.971844</text:p>
          </table:table-cell>
          <table:table-cell office:value-type="float" office:value="0.942855" calcext:value-type="float">
            <text:p>0.942855</text:p>
          </table:table-cell>
          <table:table-cell office:value-type="float" office:value="0.887685" calcext:value-type="float">
            <text:p>0.887685</text:p>
          </table:table-cell>
          <table:table-cell office:value-type="float" office:value="0.793566" calcext:value-type="float">
            <text:p>0.793566</text:p>
          </table:table-cell>
          <table:table-cell office:value-type="float" office:value="0.649427" calcext:value-type="float">
            <text:p>0.649427</text:p>
          </table:table-cell>
          <table:table-cell office:value-type="float" office:value="0.479679" calcext:value-type="float">
            <text:p>0.479679</text:p>
          </table:table-cell>
          <table:table-cell office:value-type="float" office:value="0.331138" calcext:value-type="float">
            <text:p>0.331138</text:p>
          </table:table-cell>
          <table:table-cell office:value-type="float" office:value="0.227645" calcext:value-type="float">
            <text:p>0.227645</text:p>
          </table:table-cell>
          <table:table-cell office:value-type="float" office:value="0.165906" calcext:value-type="float">
            <text:p>0.165906</text:p>
          </table:table-cell>
          <table:table-cell office:value-type="float" office:value="0.132592" calcext:value-type="float">
            <text:p>0.132592</text:p>
          </table:table-cell>
          <table:table-cell office:value-type="float" office:value="0.11571" calcext:value-type="float">
            <text:p>0.11571</text:p>
          </table:table-cell>
          <table:table-cell office:value-type="float" office:value="0.107471" calcext:value-type="float">
            <text:p>0.107471</text:p>
          </table:table-cell>
          <table:table-cell office:value-type="float" office:value="0.103534" calcext:value-type="float">
            <text:p>0.103534</text:p>
          </table:table-cell>
          <table:table-cell office:value-type="float" office:value="0.101674" calcext:value-type="float">
            <text:p>0.101674</text:p>
          </table:table-cell>
          <table:table-cell office:value-type="float" office:value="0.100798" calcext:value-type="float">
            <text:p>0.100798</text:p>
          </table:table-cell>
          <table:table-cell office:value-type="float" office:value="0.100385" calcext:value-type="float">
            <text:p>0.100385</text:p>
          </table:table-cell>
          <table:table-cell office:value-type="float" office:value="0.100189" calcext:value-type="float">
            <text:p>0.100189</text:p>
          </table:table-cell>
          <table:table-cell office:value-type="float" office:value="0.100096" calcext:value-type="float">
            <text:p>0.100096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98026" calcext:value-type="float">
            <text:p>0.898026</text:p>
          </table:table-cell>
          <table:table-cell table:number-columns-repeated="146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744" calcext:value-type="float">
            <text:p>0.999744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998952" calcext:value-type="float">
            <text:p>0.998952</text:p>
          </table:table-cell>
          <table:table-cell office:value-type="float" office:value="0.997583" calcext:value-type="float">
            <text:p>0.997583</text:p>
          </table:table-cell>
          <table:table-cell office:value-type="float" office:value="0.995204" calcext:value-type="float">
            <text:p>0.995204</text:p>
          </table:table-cell>
          <table:table-cell office:value-type="float" office:value="0.98985" calcext:value-type="float">
            <text:p>0.98985</text:p>
          </table:table-cell>
          <table:table-cell office:value-type="float" office:value="0.978845" calcext:value-type="float">
            <text:p>0.978845</text:p>
          </table:table-cell>
          <table:table-cell office:value-type="float" office:value="0.957313" calcext:value-type="float">
            <text:p>0.957313</text:p>
          </table:table-cell>
          <table:table-cell office:value-type="float" office:value="0.914139" calcext:value-type="float">
            <text:p>0.914139</text:p>
          </table:table-cell>
          <table:table-cell office:value-type="float" office:value="0.837973" calcext:value-type="float">
            <text:p>0.837973</text:p>
          </table:table-cell>
          <table:table-cell office:value-type="float" office:value="0.714053" calcext:value-type="float">
            <text:p>0.714053</text:p>
          </table:table-cell>
          <table:table-cell office:value-type="float" office:value="0.549163" calcext:value-type="float">
            <text:p>0.549163</text:p>
          </table:table-cell>
          <table:table-cell office:value-type="float" office:value="0.387126" calcext:value-type="float">
            <text:p>0.387126</text:p>
          </table:table-cell>
          <table:table-cell office:value-type="float" office:value="0.264374" calcext:value-type="float">
            <text:p>0.264374</text:p>
          </table:table-cell>
          <table:table-cell office:value-type="float" office:value="0.186942" calcext:value-type="float">
            <text:p>0.186942</text:p>
          </table:table-cell>
          <table:table-cell office:value-type="float" office:value="0.143645" calcext:value-type="float">
            <text:p>0.143645</text:p>
          </table:table-cell>
          <table:table-cell office:value-type="float" office:value="0.121218" calcext:value-type="float">
            <text:p>0.121218</text:p>
          </table:table-cell>
          <table:table-cell office:value-type="float" office:value="0.11013" calcext:value-type="float">
            <text:p>0.11013</text:p>
          </table:table-cell>
          <table:table-cell office:value-type="float" office:value="0.104795" calcext:value-type="float">
            <text:p>0.104795</text:p>
          </table:table-cell>
          <table:table-cell office:value-type="float" office:value="0.102266" calcext:value-type="float">
            <text:p>0.102266</text:p>
          </table:table-cell>
          <table:table-cell office:value-type="float" office:value="0.101075" calcext:value-type="float">
            <text:p>0.101075</text:p>
          </table:table-cell>
          <table:table-cell office:value-type="float" office:value="0.100515" calcext:value-type="float">
            <text:p>0.100515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100124" calcext:value-type="float">
            <text:p>0.100124</text:p>
          </table:table-cell>
          <table:table-cell office:value-type="float" office:value="0.100064" calcext:value-type="float">
            <text:p>0.100064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01751" calcext:value-type="float">
            <text:p>0.901751</text:p>
          </table:table-cell>
          <table:table-cell table:number-columns-repeated="146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1" calcext:value-type="float">
            <text:p>1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52" calcext:value-type="float">
            <text:p>0.999952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84" calcext:value-type="float">
            <text:p>0.99984</text:p>
          </table:table-cell>
          <table:table-cell office:value-type="float" office:value="0.999558" calcext:value-type="float">
            <text:p>0.999558</text:p>
          </table:table-cell>
          <table:table-cell office:value-type="float" office:value="0.999221" calcext:value-type="float">
            <text:p>0.999221</text:p>
          </table:table-cell>
          <table:table-cell office:value-type="float" office:value="0.998265" calcext:value-type="float">
            <text:p>0.998265</text:p>
          </table:table-cell>
          <table:table-cell office:value-type="float" office:value="0.99636" calcext:value-type="float">
            <text:p>0.99636</text:p>
          </table:table-cell>
          <table:table-cell office:value-type="float" office:value="0.992619" calcext:value-type="float">
            <text:p>0.992619</text:p>
          </table:table-cell>
          <table:table-cell office:value-type="float" office:value="0.984195" calcext:value-type="float">
            <text:p>0.984195</text:p>
          </table:table-cell>
          <table:table-cell office:value-type="float" office:value="0.968079" calcext:value-type="float">
            <text:p>0.968079</text:p>
          </table:table-cell>
          <table:table-cell office:value-type="float" office:value="0.935167" calcext:value-type="float">
            <text:p>0.935167</text:p>
          </table:table-cell>
          <table:table-cell office:value-type="float" office:value="0.874114" calcext:value-type="float">
            <text:p>0.874114</text:p>
          </table:table-cell>
          <table:table-cell office:value-type="float" office:value="0.771217" calcext:value-type="float">
            <text:p>0.771217</text:p>
          </table:table-cell>
          <table:table-cell office:value-type="float" office:value="0.619306" calcext:value-type="float">
            <text:p>0.619306</text:p>
          </table:table-cell>
          <table:table-cell office:value-type="float" office:value="0.450132" calcext:value-type="float">
            <text:p>0.450132</text:p>
          </table:table-cell>
          <table:table-cell office:value-type="float" office:value="0.308912" calcext:value-type="float">
            <text:p>0.308912</text:p>
          </table:table-cell>
          <table:table-cell office:value-type="float" office:value="0.213715" calcext:value-type="float">
            <text:p>0.213715</text:p>
          </table:table-cell>
          <table:table-cell office:value-type="float" office:value="0.158148" calcext:value-type="float">
            <text:p>0.158148</text:p>
          </table:table-cell>
          <table:table-cell office:value-type="float" office:value="0.128579" calcext:value-type="float">
            <text:p>0.128579</text:p>
          </table:table-cell>
          <table:table-cell office:value-type="float" office:value="0.113722" calcext:value-type="float">
            <text:p>0.113722</text:p>
          </table:table-cell>
          <table:table-cell office:value-type="float" office:value="0.106509" calcext:value-type="float">
            <text:p>0.106509</text:p>
          </table:table-cell>
          <table:table-cell office:value-type="float" office:value="0.103074" calcext:value-type="float">
            <text:p>0.103074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100692" calcext:value-type="float">
            <text:p>0.100692</text:p>
          </table:table-cell>
          <table:table-cell office:value-type="float" office:value="0.100333" calcext:value-type="float">
            <text:p>0.100333</text:p>
          </table:table-cell>
          <table:table-cell office:value-type="float" office:value="0.100163" calcext:value-type="float">
            <text:p>0.100163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100043" calcext:value-type="float">
            <text:p>0.100043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6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05476" calcext:value-type="float">
            <text:p>0.905476</text:p>
          </table:table-cell>
          <table:table-cell table:number-columns-repeated="149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0.999885" calcext:value-type="float">
            <text:p>0.999885</text:p>
          </table:table-cell>
          <table:table-cell office:value-type="float" office:value="0.999692" calcext:value-type="float">
            <text:p>0.999692</text:p>
          </table:table-cell>
          <table:table-cell office:value-type="float" office:value="0.999379" calcext:value-type="float">
            <text:p>0.999379</text:p>
          </table:table-cell>
          <table:table-cell office:value-type="float" office:value="0.998786" calcext:value-type="float">
            <text:p>0.998786</text:p>
          </table:table-cell>
          <table:table-cell office:value-type="float" office:value="0.997249" calcext:value-type="float">
            <text:p>0.997249</text:p>
          </table:table-cell>
          <table:table-cell office:value-type="float" office:value="0.994566" calcext:value-type="float">
            <text:p>0.994566</text:p>
          </table:table-cell>
          <table:table-cell office:value-type="float" office:value="0.988356" calcext:value-type="float">
            <text:p>0.988356</text:p>
          </table:table-cell>
          <table:table-cell office:value-type="float" office:value="0.976032" calcext:value-type="float">
            <text:p>0.976032</text:p>
          </table:table-cell>
          <table:table-cell office:value-type="float" office:value="0.951486" calcext:value-type="float">
            <text:p>0.951486</text:p>
          </table:table-cell>
          <table:table-cell office:value-type="float" office:value="0.903254" calcext:value-type="float">
            <text:p>0.903254</text:p>
          </table:table-cell>
          <table:table-cell office:value-type="float" office:value="0.819543" calcext:value-type="float">
            <text:p>0.819543</text:p>
          </table:table-cell>
          <table:table-cell office:value-type="float" office:value="0.686395" calcext:value-type="float">
            <text:p>0.686395</text:p>
          </table:table-cell>
          <table:table-cell office:value-type="float" office:value="0.518253" calcext:value-type="float">
            <text:p>0.518253</text:p>
          </table:table-cell>
          <table:table-cell office:value-type="float" office:value="0.361481" calcext:value-type="float">
            <text:p>0.361481</text:p>
          </table:table-cell>
          <table:table-cell office:value-type="float" office:value="0.247209" calcext:value-type="float">
            <text:p>0.247209</text:p>
          </table:table-cell>
          <table:table-cell office:value-type="float" office:value="0.176975" calcext:value-type="float">
            <text:p>0.176975</text:p>
          </table:table-cell>
          <table:table-cell office:value-type="float" office:value="0.138355" calcext:value-type="float">
            <text:p>0.138355</text:p>
          </table:table-cell>
          <table:table-cell office:value-type="float" office:value="0.118559" calcext:value-type="float">
            <text:p>0.118559</text:p>
          </table:table-cell>
          <table:table-cell office:value-type="float" office:value="0.108834" calcext:value-type="float">
            <text:p>0.108834</text:p>
          </table:table-cell>
          <table:table-cell office:value-type="float" office:value="0.104174" calcext:value-type="float">
            <text:p>0.104174</text:p>
          </table:table-cell>
          <table:table-cell office:value-type="float" office:value="0.10197" calcext:value-type="float">
            <text:p>0.10197</text:p>
          </table:table-cell>
          <table:table-cell office:value-type="float" office:value="0.100933" calcext:value-type="float">
            <text:p>0.100933</text:p>
          </table:table-cell>
          <table:table-cell office:value-type="float" office:value="0.100446" calcext:value-type="float">
            <text:p>0.100446</text:p>
          </table:table-cell>
          <table:table-cell office:value-type="float" office:value="0.100217" calcext:value-type="float">
            <text:p>0.100217</text:p>
          </table:table-cell>
          <table:table-cell office:value-type="float" office:value="0.100107" calcext:value-type="float">
            <text:p>0.100107</text:p>
          </table:table-cell>
          <table:table-cell office:value-type="float" office:value="0.100055" calcext:value-type="float">
            <text:p>0.100055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4" calcext:value-type="float">
            <text:p>0.100004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09201" calcext:value-type="float">
            <text:p>0.909201</text:p>
          </table:table-cell>
          <table:table-cell table:number-columns-repeated="147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37" calcext:value-type="float">
            <text:p>0.999937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806" calcext:value-type="float">
            <text:p>0.999806</text:p>
          </table:table-cell>
          <table:table-cell office:value-type="float" office:value="0.999503" calcext:value-type="float">
            <text:p>0.999503</text:p>
          </table:table-cell>
          <table:table-cell office:value-type="float" office:value="0.999126" calcext:value-type="float">
            <text:p>0.999126</text:p>
          </table:table-cell>
          <table:table-cell office:value-type="float" office:value="0.997989" calcext:value-type="float">
            <text:p>0.997989</text:p>
          </table:table-cell>
          <table:table-cell office:value-type="float" office:value="0.995906" calcext:value-type="float">
            <text:p>0.995906</text:p>
          </table:table-cell>
          <table:table-cell office:value-type="float" office:value="0.991525" calcext:value-type="float">
            <text:p>0.991525</text:p>
          </table:table-cell>
          <table:table-cell office:value-type="float" office:value="0.982027" calcext:value-type="float">
            <text:p>0.982027</text:p>
          </table:table-cell>
          <table:table-cell office:value-type="float" office:value="0.96377" calcext:value-type="float">
            <text:p>0.96377</text:p>
          </table:table-cell>
          <table:table-cell office:value-type="float" office:value="0.926564" calcext:value-type="float">
            <text:p>0.926564</text:p>
          </table:table-cell>
          <table:table-cell office:value-type="float" office:value="0.859182" calcext:value-type="float">
            <text:p>0.859182</text:p>
          </table:table-cell>
          <table:table-cell office:value-type="float" office:value="0.747122" calcext:value-type="float">
            <text:p>0.747122</text:p>
          </table:table-cell>
          <table:table-cell office:value-type="float" office:value="0.58857" calcext:value-type="float">
            <text:p>0.58857</text:p>
          </table:table-cell>
          <table:table-cell office:value-type="float" office:value="0.42158" calcext:value-type="float">
            <text:p>0.42158</text:p>
          </table:table-cell>
          <table:table-cell office:value-type="float" office:value="0.288252" calcext:value-type="float">
            <text:p>0.288252</text:p>
          </table:table-cell>
          <table:table-cell office:value-type="float" office:value="0.201097" calcext:value-type="float">
            <text:p>0.201097</text:p>
          </table:table-cell>
          <table:table-cell office:value-type="float" office:value="0.151236" calcext:value-type="float">
            <text:p>0.151236</text:p>
          </table:table-cell>
          <table:table-cell office:value-type="float" office:value="0.12504" calcext:value-type="float">
            <text:p>0.12504</text:p>
          </table:table-cell>
          <table:table-cell office:value-type="float" office:value="0.111981" calcext:value-type="float">
            <text:p>0.111981</text:p>
          </table:table-cell>
          <table:table-cell office:value-type="float" office:value="0.10567" calcext:value-type="float">
            <text:p>0.10567</text:p>
          </table:table-cell>
          <table:table-cell office:value-type="float" office:value="0.102674" calcext:value-type="float">
            <text:p>0.102674</text:p>
          </table:table-cell>
          <table:table-cell office:value-type="float" office:value="0.101263" calcext:value-type="float">
            <text:p>0.101263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00289" calcext:value-type="float">
            <text:p>0.100289</text:p>
          </table:table-cell>
          <table:table-cell office:value-type="float" office:value="0.100141" calcext:value-type="float">
            <text:p>0.100141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12925" calcext:value-type="float">
            <text:p>0.912925</text:p>
          </table:table-cell>
          <table:table-cell table:number-columns-repeated="150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83" calcext:value-type="float">
            <text:p>0.999983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9635" calcext:value-type="float">
            <text:p>0.999635</text:p>
          </table:table-cell>
          <table:table-cell office:value-type="float" office:value="0.999321" calcext:value-type="float">
            <text:p>0.999321</text:p>
          </table:table-cell>
          <table:table-cell office:value-type="float" office:value="0.998584" calcext:value-type="float">
            <text:p>0.998584</text:p>
          </table:table-cell>
          <table:table-cell office:value-type="float" office:value="0.996888" calcext:value-type="float">
            <text:p>0.996888</text:p>
          </table:table-cell>
          <table:table-cell office:value-type="float" office:value="0.993811" calcext:value-type="float">
            <text:p>0.993811</text:p>
          </table:table-cell>
          <table:table-cell office:value-type="float" office:value="0.986671" calcext:value-type="float">
            <text:p>0.986671</text:p>
          </table:table-cell>
          <table:table-cell office:value-type="float" office:value="0.972844" calcext:value-type="float">
            <text:p>0.972844</text:p>
          </table:table-cell>
          <table:table-cell office:value-type="float" office:value="0.944872" calcext:value-type="float">
            <text:p>0.944872</text:p>
          </table:table-cell>
          <table:table-cell office:value-type="float" office:value="0.89124" calcext:value-type="float">
            <text:p>0.89124</text:p>
          </table:table-cell>
          <table:table-cell office:value-type="float" office:value="0.799408" calcext:value-type="float">
            <text:p>0.799408</text:p>
          </table:table-cell>
          <table:table-cell office:value-type="float" office:value="0.657471" calcext:value-type="float">
            <text:p>0.657471</text:p>
          </table:table-cell>
          <table:table-cell office:value-type="float" office:value="0.487764" calcext:value-type="float">
            <text:p>0.487764</text:p>
          </table:table-cell>
          <table:table-cell office:value-type="float" office:value="0.337304" calcext:value-type="float">
            <text:p>0.337304</text:p>
          </table:table-cell>
          <table:table-cell office:value-type="float" office:value="0.231517" calcext:value-type="float">
            <text:p>0.231517</text:p>
          </table:table-cell>
          <table:table-cell office:value-type="float" office:value="0.168043" calcext:value-type="float">
            <text:p>0.168043</text:p>
          </table:table-cell>
          <table:table-cell office:value-type="float" office:value="0.133673" calcext:value-type="float">
            <text:p>0.133673</text:p>
          </table:table-cell>
          <table:table-cell office:value-type="float" office:value="0.116224" calcext:value-type="float">
            <text:p>0.116224</text:p>
          </table:table-cell>
          <table:table-cell office:value-type="float" office:value="0.107702" calcext:value-type="float">
            <text:p>0.107702</text:p>
          </table:table-cell>
          <table:table-cell office:value-type="float" office:value="0.103633" calcext:value-type="float">
            <text:p>0.103633</text:p>
          </table:table-cell>
          <table:table-cell office:value-type="float" office:value="0.101712" calcext:value-type="float">
            <text:p>0.101712</text:p>
          </table:table-cell>
          <table:table-cell office:value-type="float" office:value="0.10081" calcext:value-type="float">
            <text:p>0.10081</text:p>
          </table:table-cell>
          <table:table-cell office:value-type="float" office:value="0.100387" calcext:value-type="float">
            <text:p>0.100387</text:p>
          </table:table-cell>
          <table:table-cell office:value-type="float" office:value="0.100187" calcext:value-type="float">
            <text:p>0.100187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47" calcext:value-type="float">
            <text:p>0.100047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1665" calcext:value-type="float">
            <text:p>0.91665</text:p>
          </table:table-cell>
          <table:table-cell table:number-columns-repeated="148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0.999763" calcext:value-type="float">
            <text:p>0.999763</text:p>
          </table:table-cell>
          <table:table-cell office:value-type="float" office:value="0.999452" calcext:value-type="float">
            <text:p>0.999452</text:p>
          </table:table-cell>
          <table:table-cell office:value-type="float" office:value="0.999002" calcext:value-type="float">
            <text:p>0.999002</text:p>
          </table:table-cell>
          <table:table-cell office:value-type="float" office:value="0.997685" calcext:value-type="float">
            <text:p>0.997685</text:p>
          </table:table-cell>
          <table:table-cell office:value-type="float" office:value="0.995385" calcext:value-type="float">
            <text:p>0.995385</text:p>
          </table:table-cell>
          <table:table-cell office:value-type="float" office:value="0.99026" calcext:value-type="float">
            <text:p>0.99026</text:p>
          </table:table-cell>
          <table:table-cell office:value-type="float" office:value="0.979603" calcext:value-type="float">
            <text:p>0.979603</text:p>
          </table:table-cell>
          <table:table-cell office:value-type="float" office:value="0.958837" calcext:value-type="float">
            <text:p>0.958837</text:p>
          </table:table-cell>
          <table:table-cell office:value-type="float" office:value="0.916991" calcext:value-type="float">
            <text:p>0.916991</text:p>
          </table:table-cell>
          <table:table-cell office:value-type="float" office:value="0.842774" calcext:value-type="float">
            <text:p>0.842774</text:p>
          </table:table-cell>
          <table:table-cell office:value-type="float" office:value="0.721354" calcext:value-type="float">
            <text:p>0.721354</text:p>
          </table:table-cell>
          <table:table-cell office:value-type="float" office:value="0.557544" calcext:value-type="float">
            <text:p>0.557544</text:p>
          </table:table-cell>
          <table:table-cell office:value-type="float" office:value="0.394213" calcext:value-type="float">
            <text:p>0.394213</text:p>
          </table:table-cell>
          <table:table-cell office:value-type="float" office:value="0.269154" calcext:value-type="float">
            <text:p>0.269154</text:p>
          </table:table-cell>
          <table:table-cell office:value-type="float" office:value="0.189708" calcext:value-type="float">
            <text:p>0.189708</text:p>
          </table:table-cell>
          <table:table-cell office:value-type="float" office:value="0.145091" calcext:value-type="float">
            <text:p>0.145091</text:p>
          </table:table-cell>
          <table:table-cell office:value-type="float" office:value="0.121923" calcext:value-type="float">
            <text:p>0.121923</text:p>
          </table:table-cell>
          <table:table-cell office:value-type="float" office:value="0.110456" calcext:value-type="float">
            <text:p>0.110456</text:p>
          </table:table-cell>
          <table:table-cell office:value-type="float" office:value="0.104939" calcext:value-type="float">
            <text:p>0.104939</text:p>
          </table:table-cell>
          <table:table-cell office:value-type="float" office:value="0.102325" calcext:value-type="float">
            <text:p>0.102325</text:p>
          </table:table-cell>
          <table:table-cell office:value-type="float" office:value="0.101097" calcext:value-type="float">
            <text:p>0.101097</text:p>
          </table:table-cell>
          <table:table-cell office:value-type="float" office:value="0.100521" calcext:value-type="float">
            <text:p>0.100521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100061" calcext:value-type="float">
            <text:p>0.100061</text:p>
          </table:table-cell>
          <table:table-cell office:value-type="float" office:value="0.100032" calcext:value-type="float">
            <text:p>0.100032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20375" calcext:value-type="float">
            <text:p>0.920375</text:p>
          </table:table-cell>
          <table:table-cell table:number-columns-repeated="148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1" calcext:value-type="float">
            <text:p>1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0.999852" calcext:value-type="float">
            <text:p>0.999852</text:p>
          </table:table-cell>
          <table:table-cell office:value-type="float" office:value="0.999578" calcext:value-type="float">
            <text:p>0.999578</text:p>
          </table:table-cell>
          <table:table-cell office:value-type="float" office:value="0.999252" calcext:value-type="float">
            <text:p>0.999252</text:p>
          </table:table-cell>
          <table:table-cell office:value-type="float" office:value="0.998348" calcext:value-type="float">
            <text:p>0.998348</text:p>
          </table:table-cell>
          <table:table-cell office:value-type="float" office:value="0.996494" calcext:value-type="float">
            <text:p>0.996494</text:p>
          </table:table-cell>
          <table:table-cell office:value-type="float" office:value="0.992917" calcext:value-type="float">
            <text:p>0.992917</text:p>
          </table:table-cell>
          <table:table-cell office:value-type="float" office:value="0.984783" calcext:value-type="float">
            <text:p>0.984783</text:p>
          </table:table-cell>
          <table:table-cell office:value-type="float" office:value="0.969209" calcext:value-type="float">
            <text:p>0.969209</text:p>
          </table:table-cell>
          <table:table-cell office:value-type="float" office:value="0.937414" calcext:value-type="float">
            <text:p>0.937414</text:p>
          </table:table-cell>
          <table:table-cell office:value-type="float" office:value="0.878004" calcext:value-type="float">
            <text:p>0.878004</text:p>
          </table:table-cell>
          <table:table-cell office:value-type="float" office:value="0.777517" calcext:value-type="float">
            <text:p>0.777517</text:p>
          </table:table-cell>
          <table:table-cell office:value-type="float" office:value="0.627546" calcext:value-type="float">
            <text:p>0.627546</text:p>
          </table:table-cell>
          <table:table-cell office:value-type="float" office:value="0.457974" calcext:value-type="float">
            <text:p>0.457974</text:p>
          </table:table-cell>
          <table:table-cell office:value-type="float" office:value="0.31466" calcext:value-type="float">
            <text:p>0.31466</text:p>
          </table:table-cell>
          <table:table-cell office:value-type="float" office:value="0.217233" calcext:value-type="float">
            <text:p>0.217233</text:p>
          </table:table-cell>
          <table:table-cell office:value-type="float" office:value="0.160058" calcext:value-type="float">
            <text:p>0.160058</text:p>
          </table:table-cell>
          <table:table-cell office:value-type="float" office:value="0.129536" calcext:value-type="float">
            <text:p>0.129536</text:p>
          </table:table-cell>
          <table:table-cell office:value-type="float" office:value="0.114175" calcext:value-type="float">
            <text:p>0.114175</text:p>
          </table:table-cell>
          <table:table-cell office:value-type="float" office:value="0.106714" calcext:value-type="float">
            <text:p>0.106714</text:p>
          </table:table-cell>
          <table:table-cell office:value-type="float" office:value="0.103161" calcext:value-type="float">
            <text:p>0.103161</text:p>
          </table:table-cell>
          <table:table-cell office:value-type="float" office:value="0.101488" calcext:value-type="float">
            <text:p>0.101488</text:p>
          </table:table-cell>
          <table:table-cell office:value-type="float" office:value="0.100703" calcext:value-type="float">
            <text:p>0.100703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100162" calcext:value-type="float">
            <text:p>0.100162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24099" calcext:value-type="float">
            <text:p>0.924099</text:p>
          </table:table-cell>
          <table:table-cell table:number-columns-repeated="151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711" calcext:value-type="float">
            <text:p>0.999711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8845" calcext:value-type="float">
            <text:p>0.998845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994774" calcext:value-type="float">
            <text:p>0.994774</text:p>
          </table:table-cell>
          <table:table-cell office:value-type="float" office:value="0.988813" calcext:value-type="float">
            <text:p>0.988813</text:p>
          </table:table-cell>
          <table:table-cell office:value-type="float" office:value="0.976877" calcext:value-type="float">
            <text:p>0.976877</text:p>
          </table:table-cell>
          <table:table-cell office:value-type="float" office:value="0.953205" calcext:value-type="float">
            <text:p>0.953205</text:p>
          </table:table-cell>
          <table:table-cell office:value-type="float" office:value="0.906387" calcext:value-type="float">
            <text:p>0.906387</text:p>
          </table:table-cell>
          <table:table-cell office:value-type="float" office:value="0.824776" calcext:value-type="float">
            <text:p>0.824776</text:p>
          </table:table-cell>
          <table:table-cell office:value-type="float" office:value="0.694057" calcext:value-type="float">
            <text:p>0.694057</text:p>
          </table:table-cell>
          <table:table-cell office:value-type="float" office:value="0.526553" calcext:value-type="float">
            <text:p>0.526553</text:p>
          </table:table-cell>
          <table:table-cell office:value-type="float" office:value="0.368184" calcext:value-type="float">
            <text:p>0.368184</text:p>
          </table:table-cell>
          <table:table-cell office:value-type="float" office:value="0.251592" calcext:value-type="float">
            <text:p>0.251592</text:p>
          </table:table-cell>
          <table:table-cell office:value-type="float" office:value="0.179462" calcext:value-type="float">
            <text:p>0.179462</text:p>
          </table:table-cell>
          <table:table-cell office:value-type="float" office:value="0.13964" calcext:value-type="float">
            <text:p>0.13964</text:p>
          </table:table-cell>
          <table:table-cell office:value-type="float" office:value="0.119181" calcext:value-type="float">
            <text:p>0.119181</text:p>
          </table:table-cell>
          <table:table-cell office:value-type="float" office:value="0.109122" calcext:value-type="float">
            <text:p>0.109122</text:p>
          </table:table-cell>
          <table:table-cell office:value-type="float" office:value="0.104301" calcext:value-type="float">
            <text:p>0.104301</text:p>
          </table:table-cell>
          <table:table-cell office:value-type="float" office:value="0.102022" calcext:value-type="float">
            <text:p>0.102022</text:p>
          </table:table-cell>
          <table:table-cell office:value-type="float" office:value="0.100953" calcext:value-type="float">
            <text:p>0.100953</text:p>
          </table:table-cell>
          <table:table-cell office:value-type="float" office:value="0.100452" calcext:value-type="float">
            <text:p>0.100452</text:p>
          </table:table-cell>
          <table:table-cell office:value-type="float" office:value="0.100216" calcext:value-type="float">
            <text:p>0.100216</text:p>
          </table:table-cell>
          <table:table-cell office:value-type="float" office:value="0.100105" calcext:value-type="float">
            <text:p>0.100105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100027" calcext:value-type="float">
            <text:p>0.100027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27824" calcext:value-type="float">
            <text:p>0.927824</text:p>
          </table:table-cell>
          <table:table-cell table:number-columns-repeated="149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1" calcext:value-type="float">
            <text:p>1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0.999163" calcext:value-type="float">
            <text:p>0.999163</text:p>
          </table:table-cell>
          <table:table-cell office:value-type="float" office:value="0.998079" calcext:value-type="float">
            <text:p>0.998079</text:p>
          </table:table-cell>
          <table:table-cell office:value-type="float" office:value="0.996054" calcext:value-type="float">
            <text:p>0.996054</text:p>
          </table:table-cell>
          <table:table-cell office:value-type="float" office:value="0.991866" calcext:value-type="float">
            <text:p>0.991866</text:p>
          </table:table-cell>
          <table:table-cell office:value-type="float" office:value="0.982677" calcext:value-type="float">
            <text:p>0.982677</text:p>
          </table:table-cell>
          <table:table-cell office:value-type="float" office:value="0.965051" calcext:value-type="float">
            <text:p>0.965051</text:p>
          </table:table-cell>
          <table:table-cell office:value-type="float" office:value="0.929055" calcext:value-type="float">
            <text:p>0.929055</text:p>
          </table:table-cell>
          <table:table-cell office:value-type="float" office:value="0.86344" calcext:value-type="float">
            <text:p>0.86344</text:p>
          </table:table-cell>
          <table:table-cell office:value-type="float" office:value="0.753869" calcext:value-type="float">
            <text:p>0.753869</text:p>
          </table:table-cell>
          <table:table-cell office:value-type="float" office:value="0.596925" calcext:value-type="float">
            <text:p>0.596925</text:p>
          </table:table-cell>
          <table:table-cell office:value-type="float" office:value="0.429124" calcext:value-type="float">
            <text:p>0.429124</text:p>
          </table:table-cell>
          <table:table-cell office:value-type="float" office:value="0.293582" calcext:value-type="float">
            <text:p>0.293582</text:p>
          </table:table-cell>
          <table:table-cell office:value-type="float" office:value="0.204282" calcext:value-type="float">
            <text:p>0.204282</text:p>
          </table:table-cell>
          <table:table-cell office:value-type="float" office:value="0.15294" calcext:value-type="float">
            <text:p>0.15294</text:p>
          </table:table-cell>
          <table:table-cell office:value-type="float" office:value="0.125886" calcext:value-type="float">
            <text:p>0.125886</text:p>
          </table:table-cell>
          <table:table-cell office:value-type="float" office:value="0.11238" calcext:value-type="float">
            <text:p>0.11238</text:p>
          </table:table-cell>
          <table:table-cell office:value-type="float" office:value="0.10585" calcext:value-type="float">
            <text:p>0.10585</text:p>
          </table:table-cell>
          <table:table-cell office:value-type="float" office:value="0.102751" calcext:value-type="float">
            <text:p>0.102751</text:p>
          </table:table-cell>
          <table:table-cell office:value-type="float" office:value="0.101293" calcext:value-type="float">
            <text:p>0.101293</text:p>
          </table:table-cell>
          <table:table-cell office:value-type="float" office:value="0.100611" calcext:value-type="float">
            <text:p>0.100611</text:p>
          </table:table-cell>
          <table:table-cell office:value-type="float" office:value="0.100291" calcext:value-type="float">
            <text:p>0.100291</text:p>
          </table:table-cell>
          <table:table-cell office:value-type="float" office:value="0.10014" calcext:value-type="float">
            <text:p>0.10014</text:p>
          </table:table-cell>
          <table:table-cell office:value-type="float" office:value="0.100069" calcext:value-type="float">
            <text:p>0.100069</text:p>
          </table:table-cell>
          <table:table-cell office:value-type="float" office:value="0.100035" calcext:value-type="float">
            <text:p>0.100035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31549" calcext:value-type="float">
            <text:p>0.931549</text:p>
          </table:table-cell>
          <table:table-cell table:number-columns-repeated="152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99988" calcext:value-type="float">
            <text:p>0.99988</text:p>
          </table:table-cell>
          <table:table-cell office:value-type="float" office:value="0.999655" calcext:value-type="float">
            <text:p>0.999655</text:p>
          </table:table-cell>
          <table:table-cell office:value-type="float" office:value="0.999345" calcext:value-type="float">
            <text:p>0.999345</text:p>
          </table:table-cell>
          <table:table-cell office:value-type="float" office:value="0.998653" calcext:value-type="float">
            <text:p>0.998653</text:p>
          </table:table-cell>
          <table:table-cell office:value-type="float" office:value="0.997003" calcext:value-type="float">
            <text:p>0.997003</text:p>
          </table:table-cell>
          <table:table-cell office:value-type="float" office:value="0.994051" calcext:value-type="float">
            <text:p>0.994051</text:p>
          </table:table-cell>
          <table:table-cell office:value-type="float" office:value="0.987178" calcext:value-type="float">
            <text:p>0.987178</text:p>
          </table:table-cell>
          <table:table-cell office:value-type="float" office:value="0.973793" calcext:value-type="float">
            <text:p>0.973793</text:p>
          </table:table-cell>
          <table:table-cell office:value-type="float" office:value="0.946804" calcext:value-type="float">
            <text:p>0.946804</text:p>
          </table:table-cell>
          <table:table-cell office:value-type="float" office:value="0.894677" calcext:value-type="float">
            <text:p>0.894677</text:p>
          </table:table-cell>
          <table:table-cell office:value-type="float" office:value="0.805093" calcext:value-type="float">
            <text:p>0.805093</text:p>
          </table:table-cell>
          <table:table-cell office:value-type="float" office:value="0.66543" calcext:value-type="float">
            <text:p>0.66543</text:p>
          </table:table-cell>
          <table:table-cell office:value-type="float" office:value="0.495909" calcext:value-type="float">
            <text:p>0.495909</text:p>
          </table:table-cell>
          <table:table-cell office:value-type="float" office:value="0.343603" calcext:value-type="float">
            <text:p>0.343603</text:p>
          </table:table-cell>
          <table:table-cell office:value-type="float" office:value="0.235519" calcext:value-type="float">
            <text:p>0.235519</text:p>
          </table:table-cell>
          <table:table-cell office:value-type="float" office:value="0.170272" calcext:value-type="float">
            <text:p>0.170272</text:p>
          </table:table-cell>
          <table:table-cell office:value-type="float" office:value="0.134812" calcext:value-type="float">
            <text:p>0.134812</text:p>
          </table:table-cell>
          <table:table-cell office:value-type="float" office:value="0.116773" calcext:value-type="float">
            <text:p>0.116773</text:p>
          </table:table-cell>
          <table:table-cell office:value-type="float" office:value="0.107955" calcext:value-type="float">
            <text:p>0.107955</text:p>
          </table:table-cell>
          <table:table-cell office:value-type="float" office:value="0.103744" calcext:value-type="float">
            <text:p>0.103744</text:p>
          </table:table-cell>
          <table:table-cell office:value-type="float" office:value="0.101759" calcext:value-type="float">
            <text:p>0.101759</text:p>
          </table:table-cell>
          <table:table-cell office:value-type="float" office:value="0.100828" calcext:value-type="float">
            <text:p>0.100828</text:p>
          </table:table-cell>
          <table:table-cell office:value-type="float" office:value="0.100392" calcext:value-type="float">
            <text:p>0.100392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100091" calcext:value-type="float">
            <text:p>0.100091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2" office:value-type="float" office:value="0.100001" calcext:value-type="float">
            <text:p>0.100001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35274" calcext:value-type="float">
            <text:p>0.935274</text:p>
          </table:table-cell>
          <table:table-cell table:number-columns-repeated="150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99779" calcext:value-type="float">
            <text:p>0.999779</text:p>
          </table:table-cell>
          <table:table-cell office:value-type="float" office:value="0.999471" calcext:value-type="float">
            <text:p>0.999471</text:p>
          </table:table-cell>
          <table:table-cell office:value-type="float" office:value="0.999047" calcext:value-type="float">
            <text:p>0.999047</text:p>
          </table:table-cell>
          <table:table-cell office:value-type="float" office:value="0.997782" calcext:value-type="float">
            <text:p>0.997782</text:p>
          </table:table-cell>
          <table:table-cell office:value-type="float" office:value="0.995552" calcext:value-type="float">
            <text:p>0.995552</text:p>
          </table:table-cell>
          <table:table-cell office:value-type="float" office:value="0.990646" calcext:value-type="float">
            <text:p>0.990646</text:p>
          </table:table-cell>
          <table:table-cell office:value-type="float" office:value="0.980323" calcext:value-type="float">
            <text:p>0.980323</text:p>
          </table:table-cell>
          <table:table-cell office:value-type="float" office:value="0.96029" calcext:value-type="float">
            <text:p>0.96029</text:p>
          </table:table-cell>
          <table:table-cell office:value-type="float" office:value="0.919742" calcext:value-type="float">
            <text:p>0.919742</text:p>
          </table:table-cell>
          <table:table-cell office:value-type="float" office:value="0.847431" calcext:value-type="float">
            <text:p>0.847431</text:p>
          </table:table-cell>
          <table:table-cell office:value-type="float" office:value="0.728525" calcext:value-type="float">
            <text:p>0.728525</text:p>
          </table:table-cell>
          <table:table-cell office:value-type="float" office:value="0.565928" calcext:value-type="float">
            <text:p>0.565928</text:p>
          </table:table-cell>
          <table:table-cell office:value-type="float" office:value="0.401416" calcext:value-type="float">
            <text:p>0.401416</text:p>
          </table:table-cell>
          <table:table-cell office:value-type="float" office:value="0.274071" calcext:value-type="float">
            <text:p>0.274071</text:p>
          </table:table-cell>
          <table:table-cell office:value-type="float" office:value="0.192581" calcext:value-type="float">
            <text:p>0.192581</text:p>
          </table:table-cell>
          <table:table-cell office:value-type="float" office:value="0.146607" calcext:value-type="float">
            <text:p>0.146607</text:p>
          </table:table-cell>
          <table:table-cell office:value-type="float" office:value="0.12267" calcext:value-type="float">
            <text:p>0.12267</text:p>
          </table:table-cell>
          <table:table-cell office:value-type="float" office:value="0.110807" calcext:value-type="float">
            <text:p>0.110807</text:p>
          </table:table-cell>
          <table:table-cell office:value-type="float" office:value="0.105097" calcext:value-type="float">
            <text:p>0.105097</text:p>
          </table:table-cell>
          <table:table-cell office:value-type="float" office:value="0.102393" calcext:value-type="float">
            <text:p>0.102393</text:p>
          </table:table-cell>
          <table:table-cell office:value-type="float" office:value="0.101124" calcext:value-type="float">
            <text:p>0.101124</text:p>
          </table:table-cell>
          <table:table-cell office:value-type="float" office:value="0.10053" calcext:value-type="float">
            <text:p>0.10053</text:p>
          </table:table-cell>
          <table:table-cell office:value-type="float" office:value="0.100252" calcext:value-type="float">
            <text:p>0.100252</text:p>
          </table:table-cell>
          <table:table-cell office:value-type="float" office:value="0.100121" calcext:value-type="float">
            <text:p>0.100121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38998" calcext:value-type="float">
            <text:p>0.938998</text:p>
          </table:table-cell>
          <table:table-cell table:number-columns-repeated="150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1" calcext:value-type="float">
            <text:p>1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862" calcext:value-type="float">
            <text:p>0.999862</text:p>
          </table:table-cell>
          <table:table-cell office:value-type="float" office:value="0.999598" calcext:value-type="float">
            <text:p>0.999598</text:p>
          </table:table-cell>
          <table:table-cell office:value-type="float" office:value="0.999279" calcext:value-type="float">
            <text:p>0.999279</text:p>
          </table:table-cell>
          <table:table-cell office:value-type="float" office:value="0.998425" calcext:value-type="float">
            <text:p>0.998425</text:p>
          </table:table-cell>
          <table:table-cell office:value-type="float" office:value="0.996618" calcext:value-type="float">
            <text:p>0.996618</text:p>
          </table:table-cell>
          <table:table-cell office:value-type="float" office:value="0.993195" calcext:value-type="float">
            <text:p>0.993195</text:p>
          </table:table-cell>
          <table:table-cell office:value-type="float" office:value="0.985345" calcext:value-type="float">
            <text:p>0.985345</text:p>
          </table:table-cell>
          <table:table-cell office:value-type="float" office:value="0.970283" calcext:value-type="float">
            <text:p>0.970283</text:p>
          </table:table-cell>
          <table:table-cell office:value-type="float" office:value="0.939573" calcext:value-type="float">
            <text:p>0.939573</text:p>
          </table:table-cell>
          <table:table-cell office:value-type="float" office:value="0.881772" calcext:value-type="float">
            <text:p>0.881772</text:p>
          </table:table-cell>
          <table:table-cell office:value-type="float" office:value="0.783664" calcext:value-type="float">
            <text:p>0.783664</text:p>
          </table:table-cell>
          <table:table-cell office:value-type="float" office:value="0.635729" calcext:value-type="float">
            <text:p>0.635729</text:p>
          </table:table-cell>
          <table:table-cell office:value-type="float" office:value="0.465895" calcext:value-type="float">
            <text:p>0.465895</text:p>
          </table:table-cell>
          <table:table-cell office:value-type="float" office:value="0.320544" calcext:value-type="float">
            <text:p>0.320544</text:p>
          </table:table-cell>
          <table:table-cell office:value-type="float" office:value="0.220871" calcext:value-type="float">
            <text:p>0.220871</text:p>
          </table:table-cell>
          <table:table-cell office:value-type="float" office:value="0.162051" calcext:value-type="float">
            <text:p>0.162051</text:p>
          </table:table-cell>
          <table:table-cell office:value-type="float" office:value="0.130544" calcext:value-type="float">
            <text:p>0.130544</text:p>
          </table:table-cell>
          <table:table-cell office:value-type="float" office:value="0.114658" calcext:value-type="float">
            <text:p>0.114658</text:p>
          </table:table-cell>
          <table:table-cell office:value-type="float" office:value="0.106936" calcext:value-type="float">
            <text:p>0.106936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0.101529" calcext:value-type="float">
            <text:p>0.101529</text:p>
          </table:table-cell>
          <table:table-cell office:value-type="float" office:value="0.100719" calcext:value-type="float">
            <text:p>0.100719</text:p>
          </table:table-cell>
          <table:table-cell office:value-type="float" office:value="0.10034" calcext:value-type="float">
            <text:p>0.10034</text:p>
          </table:table-cell>
          <table:table-cell office:value-type="float" office:value="0.100162" calcext:value-type="float">
            <text:p>0.100162</text:p>
          </table:table-cell>
          <table:table-cell office:value-type="float" office:value="0.100079" calcext:value-type="float">
            <text:p>0.100079</text:p>
          </table:table-cell>
          <table:table-cell office:value-type="float" office:value="0.100039" calcext:value-type="float">
            <text:p>0.100039</text:p>
          </table:table-cell>
          <table:table-cell office:value-type="float" office:value="0.10002" calcext:value-type="float">
            <text:p>0.10002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42723" calcext:value-type="float">
            <text:p>0.942723</text:p>
          </table:table-cell>
          <table:table-cell table:number-columns-repeated="151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16" calcext:value-type="float">
            <text:p>0.999916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729" calcext:value-type="float">
            <text:p>0.999729</text:p>
          </table:table-cell>
          <table:table-cell office:value-type="float" office:value="0.999419" calcext:value-type="float">
            <text:p>0.999419</text:p>
          </table:table-cell>
          <table:table-cell office:value-type="float" office:value="0.998899" calcext:value-type="float">
            <text:p>0.998899</text:p>
          </table:table-cell>
          <table:table-cell office:value-type="float" office:value="0.99746" calcext:value-type="float">
            <text:p>0.99746</text:p>
          </table:table-cell>
          <table:table-cell office:value-type="float" office:value="0.994966" calcext:value-type="float">
            <text:p>0.994966</text:p>
          </table:table-cell>
          <table:table-cell office:value-type="float" office:value="0.989247" calcext:value-type="float">
            <text:p>0.989247</text:p>
          </table:table-cell>
          <table:table-cell office:value-type="float" office:value="0.977681" calcext:value-type="float">
            <text:p>0.977681</text:p>
          </table:table-cell>
          <table:table-cell office:value-type="float" office:value="0.954848" calcext:value-type="float">
            <text:p>0.954848</text:p>
          </table:table-cell>
          <table:table-cell office:value-type="float" office:value="0.909416" calcext:value-type="float">
            <text:p>0.909416</text:p>
          </table:table-cell>
          <table:table-cell office:value-type="float" office:value="0.829861" calcext:value-type="float">
            <text:p>0.829861</text:p>
          </table:table-cell>
          <table:table-cell office:value-type="float" office:value="0.701606" calcext:value-type="float">
            <text:p>0.701606</text:p>
          </table:table-cell>
          <table:table-cell office:value-type="float" office:value="0.534883" calcext:value-type="float">
            <text:p>0.534883</text:p>
          </table:table-cell>
          <table:table-cell office:value-type="float" office:value="0.375011" calcext:value-type="float">
            <text:p>0.375011</text:p>
          </table:table-cell>
          <table:table-cell office:value-type="float" office:value="0.256105" calcext:value-type="float">
            <text:p>0.256105</text:p>
          </table:table-cell>
          <table:table-cell office:value-type="float" office:value="0.182046" calcext:value-type="float">
            <text:p>0.182046</text:p>
          </table:table-cell>
          <table:table-cell office:value-type="float" office:value="0.140986" calcext:value-type="float">
            <text:p>0.140986</text:p>
          </table:table-cell>
          <table:table-cell office:value-type="float" office:value="0.11984" calcext:value-type="float">
            <text:p>0.11984</text:p>
          </table:table-cell>
          <table:table-cell office:value-type="float" office:value="0.10943" calcext:value-type="float">
            <text:p>0.10943</text:p>
          </table:table-cell>
          <table:table-cell office:value-type="float" office:value="0.10444" calcext:value-type="float">
            <text:p>0.10444</text:p>
          </table:table-cell>
          <table:table-cell office:value-type="float" office:value="0.102082" calcext:value-type="float">
            <text:p>0.102082</text:p>
          </table:table-cell>
          <table:table-cell office:value-type="float" office:value="0.100977" calcext:value-type="float">
            <text:p>0.100977</text:p>
          </table:table-cell>
          <table:table-cell office:value-type="float" office:value="0.10046" calcext:value-type="float">
            <text:p>0.10046</text:p>
          </table:table-cell>
          <table:table-cell office:value-type="float" office:value="0.100219" calcext:value-type="float">
            <text:p>0.100219</text:p>
          </table:table-cell>
          <table:table-cell office:value-type="float" office:value="0.100105" calcext:value-type="float">
            <text:p>0.100105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table:number-columns-repeated="2" office:value-type="float" office:value="0.100002" calcext:value-type="float">
            <text:p>0.100002</text:p>
          </table:table-cell>
          <table:table-cell table:number-columns-repeated="2" office:value-type="float" office:value="0.100001" calcext:value-type="float">
            <text:p>0.100001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46448" calcext:value-type="float">
            <text:p>0.946448</text:p>
          </table:table-cell>
          <table:table-cell table:number-columns-repeated="151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1" calcext:value-type="float">
            <text:p>1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999196" calcext:value-type="float">
            <text:p>0.999196</text:p>
          </table:table-cell>
          <table:table-cell office:value-type="float" office:value="0.998164" calcext:value-type="float">
            <text:p>0.998164</text:p>
          </table:table-cell>
          <table:table-cell office:value-type="float" office:value="0.996192" calcext:value-type="float">
            <text:p>0.996192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983298" calcext:value-type="float">
            <text:p>0.983298</text:p>
          </table:table-cell>
          <table:table-cell office:value-type="float" office:value="0.966271" calcext:value-type="float">
            <text:p>0.966271</text:p>
          </table:table-cell>
          <table:table-cell office:value-type="float" office:value="0.931457" calcext:value-type="float">
            <text:p>0.931457</text:p>
          </table:table-cell>
          <table:table-cell office:value-type="float" office:value="0.867569" calcext:value-type="float">
            <text:p>0.867569</text:p>
          </table:table-cell>
          <table:table-cell office:value-type="float" office:value="0.760474" calcext:value-type="float">
            <text:p>0.760474</text:p>
          </table:table-cell>
          <table:table-cell office:value-type="float" office:value="0.605249" calcext:value-type="float">
            <text:p>0.605249</text:p>
          </table:table-cell>
          <table:table-cell office:value-type="float" office:value="0.436763" calcext:value-type="float">
            <text:p>0.436763</text:p>
          </table:table-cell>
          <table:table-cell office:value-type="float" office:value="0.299046" calcext:value-type="float">
            <text:p>0.299046</text:p>
          </table:table-cell>
          <table:table-cell office:value-type="float" office:value="0.207577" calcext:value-type="float">
            <text:p>0.207577</text:p>
          </table:table-cell>
          <table:table-cell office:value-type="float" office:value="0.154717" calcext:value-type="float">
            <text:p>0.154717</text:p>
          </table:table-cell>
          <table:table-cell office:value-type="float" office:value="0.126777" calcext:value-type="float">
            <text:p>0.126777</text:p>
          </table:table-cell>
          <table:table-cell office:value-type="float" office:value="0.112805" calcext:value-type="float">
            <text:p>0.112805</text:p>
          </table:table-cell>
          <table:table-cell office:value-type="float" office:value="0.106045" calcext:value-type="float">
            <text:p>0.106045</text:p>
          </table:table-cell>
          <table:table-cell office:value-type="float" office:value="0.102837" calcext:value-type="float">
            <text:p>0.102837</text:p>
          </table:table-cell>
          <table:table-cell office:value-type="float" office:value="0.10133" calcext:value-type="float">
            <text:p>0.10133</text:p>
          </table:table-cell>
          <table:table-cell office:value-type="float" office:value="0.100625" calcext:value-type="float">
            <text:p>0.100625</text:p>
          </table:table-cell>
          <table:table-cell office:value-type="float" office:value="0.100295" calcext:value-type="float">
            <text:p>0.100295</text:p>
          </table:table-cell>
          <table:table-cell office:value-type="float" office:value="0.100141" calcext:value-type="float">
            <text:p>0.100141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2" office:value-type="float" office:value="0.100001" calcext:value-type="float">
            <text:p>0.100001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50173" calcext:value-type="float">
            <text:p>0.950173</text:p>
          </table:table-cell>
          <table:table-cell table:number-columns-repeated="154"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999674" calcext:value-type="float">
            <text:p>0.999674</text:p>
          </table:table-cell>
          <table:table-cell office:value-type="float" office:value="0.999365" calcext:value-type="float">
            <text:p>0.999365</text:p>
          </table:table-cell>
          <table:table-cell office:value-type="float" office:value="0.998716" calcext:value-type="float">
            <text:p>0.998716</text:p>
          </table:table-cell>
          <table:table-cell office:value-type="float" office:value="0.997112" calcext:value-type="float">
            <text:p>0.997112</text:p>
          </table:table-cell>
          <table:table-cell office:value-type="float" office:value="0.994275" calcext:value-type="float">
            <text:p>0.994275</text:p>
          </table:table-cell>
          <table:table-cell office:value-type="float" office:value="0.987662" calcext:value-type="float">
            <text:p>0.987662</text:p>
          </table:table-cell>
          <table:table-cell office:value-type="float" office:value="0.974699" calcext:value-type="float">
            <text:p>0.974699</text:p>
          </table:table-cell>
          <table:table-cell office:value-type="float" office:value="0.948657" calcext:value-type="float">
            <text:p>0.948657</text:p>
          </table:table-cell>
          <table:table-cell office:value-type="float" office:value="0.898005" calcext:value-type="float">
            <text:p>0.898005</text:p>
          </table:table-cell>
          <table:table-cell office:value-type="float" office:value="0.81063" calcext:value-type="float">
            <text:p>0.81063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504106" calcext:value-type="float">
            <text:p>0.504106</text:p>
          </table:table-cell>
          <table:table-cell office:value-type="float" office:value="0.350031" calcext:value-type="float">
            <text:p>0.350031</text:p>
          </table:table-cell>
          <table:table-cell office:value-type="float" office:value="0.239643" calcext:value-type="float">
            <text:p>0.239643</text:p>
          </table:table-cell>
          <table:table-cell office:value-type="float" office:value="0.172589" calcext:value-type="float">
            <text:p>0.172589</text:p>
          </table:table-cell>
          <table:table-cell office:value-type="float" office:value="0.136006" calcext:value-type="float">
            <text:p>0.136006</text:p>
          </table:table-cell>
          <table:table-cell office:value-type="float" office:value="0.117353" calcext:value-type="float">
            <text:p>0.117353</text:p>
          </table:table-cell>
          <table:table-cell office:value-type="float" office:value="0.108226" calcext:value-type="float">
            <text:p>0.108226</text:p>
          </table:table-cell>
          <table:table-cell office:value-type="float" office:value="0.103866" calcext:value-type="float">
            <text:p>0.103866</text:p>
          </table:table-cell>
          <table:table-cell office:value-type="float" office:value="0.101811" calcext:value-type="float">
            <text:p>0.101811</text:p>
          </table:table-cell>
          <table:table-cell office:value-type="float" office:value="0.100849" calcext:value-type="float">
            <text:p>0.10084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100091" calcext:value-type="float">
            <text:p>0.100091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53897" calcext:value-type="float">
            <text:p>0.953897</text:p>
          </table:table-cell>
          <table:table-cell table:number-columns-repeated="15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999794" calcext:value-type="float">
            <text:p>0.999794</text:p>
          </table:table-cell>
          <table:table-cell office:value-type="float" office:value="0.999488" calcext:value-type="float">
            <text:p>0.999488</text:p>
          </table:table-cell>
          <table:table-cell office:value-type="float" office:value="0.999087" calcext:value-type="float">
            <text:p>0.999087</text:p>
          </table:table-cell>
          <table:table-cell office:value-type="float" office:value="0.997873" calcext:value-type="float">
            <text:p>0.997873</text:p>
          </table:table-cell>
          <table:table-cell office:value-type="float" office:value="0.995708" calcext:value-type="float">
            <text:p>0.995708</text:p>
          </table:table-cell>
          <table:table-cell office:value-type="float" office:value="0.991012" calcext:value-type="float">
            <text:p>0.991012</text:p>
          </table:table-cell>
          <table:table-cell office:value-type="float" office:value="0.981012" calcext:value-type="float">
            <text:p>0.981012</text:p>
          </table:table-cell>
          <table:table-cell office:value-type="float" office:value="0.961677" calcext:value-type="float">
            <text:p>0.961677</text:p>
          </table:table-cell>
          <table:table-cell office:value-type="float" office:value="0.922401" calcext:value-type="float">
            <text:p>0.922401</text:p>
          </table:table-cell>
          <table:table-cell office:value-type="float" office:value="0.851953" calcext:value-type="float">
            <text:p>0.851953</text:p>
          </table:table-cell>
          <table:table-cell office:value-type="float" office:value="0.735566" calcext:value-type="float">
            <text:p>0.735566</text:p>
          </table:table-cell>
          <table:table-cell office:value-type="float" office:value="0.574309" calcext:value-type="float">
            <text:p>0.574309</text:p>
          </table:table-cell>
          <table:table-cell office:value-type="float" office:value="0.408726" calcext:value-type="float">
            <text:p>0.408726</text:p>
          </table:table-cell>
          <table:table-cell office:value-type="float" office:value="0.279118" calcext:value-type="float">
            <text:p>0.279118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148189" calcext:value-type="float">
            <text:p>0.148189</text:p>
          </table:table-cell>
          <table:table-cell office:value-type="float" office:value="0.123457" calcext:value-type="float">
            <text:p>0.123457</text:p>
          </table:table-cell>
          <table:table-cell office:value-type="float" office:value="0.11118" calcext:value-type="float">
            <text:p>0.11118</text:p>
          </table:table-cell>
          <table:table-cell office:value-type="float" office:value="0.105268" calcext:value-type="float">
            <text:p>0.105268</text:p>
          </table:table-cell>
          <table:table-cell office:value-type="float" office:value="0.102469" calcext:value-type="float">
            <text:p>0.102469</text:p>
          </table:table-cell>
          <table:table-cell office:value-type="float" office:value="0.101156" calcext:value-type="float">
            <text:p>0.101156</text:p>
          </table:table-cell>
          <table:table-cell office:value-type="float" office:value="0.100543" calcext:value-type="float">
            <text:p>0.100543</text:p>
          </table:table-cell>
          <table:table-cell office:value-type="float" office:value="0.100256" calcext:value-type="float">
            <text:p>0.100256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15" calcext:value-type="float">
            <text:p>0.100015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57622" calcext:value-type="float">
            <text:p>0.957622</text:p>
          </table:table-cell>
          <table:table-cell table:number-columns-repeated="155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1" calcext:value-type="float">
            <text:p>1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999902" calcext:value-type="float">
            <text:p>0.999902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0.999616" calcext:value-type="float">
            <text:p>0.999616</text:p>
          </table:table-cell>
          <table:table-cell office:value-type="float" office:value="0.999303" calcext:value-type="float">
            <text:p>0.999303</text:p>
          </table:table-cell>
          <table:table-cell office:value-type="float" office:value="0.998497" calcext:value-type="float">
            <text:p>0.998497</text:p>
          </table:table-cell>
          <table:table-cell office:value-type="float" office:value="0.996736" calcext:value-type="float">
            <text:p>0.996736</text:p>
          </table:table-cell>
          <table:table-cell office:value-type="float" office:value="0.993456" calcext:value-type="float">
            <text:p>0.993456</text:p>
          </table:table-cell>
          <table:table-cell office:value-type="float" office:value="0.985882" calcext:value-type="float">
            <text:p>0.985882</text:p>
          </table:table-cell>
          <table:table-cell office:value-type="float" office:value="0.971309" calcext:value-type="float">
            <text:p>0.971309</text:p>
          </table:table-cell>
          <table:table-cell office:value-type="float" office:value="0.941651" calcext:value-type="float">
            <text:p>0.941651</text:p>
          </table:table-cell>
          <table:table-cell office:value-type="float" office:value="0.885426" calcext:value-type="float">
            <text:p>0.885426</text:p>
          </table:table-cell>
          <table:table-cell office:value-type="float" office:value="0.789666" calcext:value-type="float">
            <text:p>0.789666</text:p>
          </table:table-cell>
          <table:table-cell office:value-type="float" office:value="0.643849" calcext:value-type="float">
            <text:p>0.643849</text:p>
          </table:table-cell>
          <table:table-cell office:value-type="float" office:value="0.473889" calcext:value-type="float">
            <text:p>0.473889</text:p>
          </table:table-cell>
          <table:table-cell office:value-type="float" office:value="0.326557" calcext:value-type="float">
            <text:p>0.326557</text:p>
          </table:table-cell>
          <table:table-cell office:value-type="float" office:value="0.224624" calcext:value-type="float">
            <text:p>0.224624</text:p>
          </table:table-cell>
          <table:table-cell office:value-type="float" office:value="0.164124" calcext:value-type="float">
            <text:p>0.164124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115169" calcext:value-type="float">
            <text:p>0.115169</text:p>
          </table:table-cell>
          <table:table-cell office:value-type="float" office:value="0.107174" calcext:value-type="float">
            <text:p>0.107174</text:p>
          </table:table-cell>
          <table:table-cell office:value-type="float" office:value="0.103367" calcext:value-type="float">
            <text:p>0.103367</text:p>
          </table:table-cell>
          <table:table-cell office:value-type="float" office:value="0.101576" calcext:value-type="float">
            <text:p>0.101576</text:p>
          </table:table-cell>
          <table:table-cell office:value-type="float" office:value="0.100738" calcext:value-type="float">
            <text:p>0.100738</text:p>
          </table:table-cell>
          <table:table-cell office:value-type="float" office:value="0.100347" calcext:value-type="float">
            <text:p>0.100347</text:p>
          </table:table-cell>
          <table:table-cell office:value-type="float" office:value="0.100164" calcext:value-type="float">
            <text:p>0.100164</text:p>
          </table:table-cell>
          <table:table-cell office:value-type="float" office:value="0.100079" calcext:value-type="float">
            <text:p>0.100079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2" office:value-type="float" office:value="0.100001" calcext:value-type="float">
            <text:p>0.100001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61347" calcext:value-type="float">
            <text:p>0.961347</text:p>
          </table:table-cell>
          <table:table-cell table:number-columns-repeated="153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1" calcext:value-type="float">
            <text:p>1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99746" calcext:value-type="float">
            <text:p>0.999746</text:p>
          </table:table-cell>
          <table:table-cell office:value-type="float" office:value="0.999437" calcext:value-type="float">
            <text:p>0.999437</text:p>
          </table:table-cell>
          <table:table-cell office:value-type="float" office:value="0.998948" calcext:value-type="float">
            <text:p>0.998948</text:p>
          </table:table-cell>
          <table:table-cell office:value-type="float" office:value="0.997557" calcext:value-type="float">
            <text:p>0.997557</text:p>
          </table:table-cell>
          <table:table-cell office:value-type="float" office:value="0.995146" calcext:value-type="float">
            <text:p>0.995146</text:p>
          </table:table-cell>
          <table:table-cell office:value-type="float" office:value="0.989661" calcext:value-type="float">
            <text:p>0.989661</text:p>
          </table:table-cell>
          <table:table-cell office:value-type="float" office:value="0.978451" calcext:value-type="float">
            <text:p>0.978451</text:p>
          </table:table-cell>
          <table:table-cell office:value-type="float" office:value="0.956424" calcext:value-type="float">
            <text:p>0.956424</text:p>
          </table:table-cell>
          <table:table-cell office:value-type="float" office:value="0.912349" calcext:value-type="float">
            <text:p>0.912349</text:p>
          </table:table-cell>
          <table:table-cell office:value-type="float" office:value="0.834807" calcext:value-type="float">
            <text:p>0.834807</text:p>
          </table:table-cell>
          <table:table-cell office:value-type="float" office:value="0.709044" calcext:value-type="float">
            <text:p>0.709044</text:p>
          </table:table-cell>
          <table:table-cell office:value-type="float" office:value="0.543235" calcext:value-type="float">
            <text:p>0.543235</text:p>
          </table:table-cell>
          <table:table-cell office:value-type="float" office:value="0.381954" calcext:value-type="float">
            <text:p>0.381954</text:p>
          </table:table-cell>
          <table:table-cell office:value-type="float" office:value="0.260744" calcext:value-type="float">
            <text:p>0.260744</text:p>
          </table:table-cell>
          <table:table-cell office:value-type="float" office:value="0.184723" calcext:value-type="float">
            <text:p>0.184723</text:p>
          </table:table-cell>
          <table:table-cell office:value-type="float" office:value="0.142391" calcext:value-type="float">
            <text:p>0.142391</text:p>
          </table:table-cell>
          <table:table-cell office:value-type="float" office:value="0.120534" calcext:value-type="float">
            <text:p>0.120534</text:p>
          </table:table-cell>
          <table:table-cell office:value-type="float" office:value="0.109758" calcext:value-type="float">
            <text:p>0.109758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102149" calcext:value-type="float">
            <text:p>0.102149</text:p>
          </table:table-cell>
          <table:table-cell office:value-type="float" office:value="0.101005" calcext:value-type="float">
            <text:p>0.101005</text:p>
          </table:table-cell>
          <table:table-cell office:value-type="float" office:value="0.100471" calcext:value-type="float">
            <text:p>0.100471</text:p>
          </table:table-cell>
          <table:table-cell office:value-type="float" office:value="0.100222" calcext:value-type="float">
            <text:p>0.100222</text:p>
          </table:table-cell>
          <table:table-cell office:value-type="float" office:value="0.100106" calcext:value-type="float">
            <text:p>0.100106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65071" calcext:value-type="float">
            <text:p>0.965071</text:p>
          </table:table-cell>
          <table:table-cell table:number-columns-repeated="153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1" calcext:value-type="float">
            <text:p>1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844" calcext:value-type="float">
            <text:p>0.999844</text:p>
          </table:table-cell>
          <table:table-cell office:value-type="float" office:value="0.99956" calcext:value-type="float">
            <text:p>0.99956</text:p>
          </table:table-cell>
          <table:table-cell office:value-type="float" office:value="0.999225" calcext:value-type="float">
            <text:p>0.999225</text:p>
          </table:table-cell>
          <table:table-cell office:value-type="float" office:value="0.998244" calcext:value-type="float">
            <text:p>0.998244</text:p>
          </table:table-cell>
          <table:table-cell office:value-type="float" office:value="0.996322" calcext:value-type="float">
            <text:p>0.996322</text:p>
          </table:table-cell>
          <table:table-cell office:value-type="float" office:value="0.992489" calcext:value-type="float">
            <text:p>0.992489</text:p>
          </table:table-cell>
          <table:table-cell office:value-type="float" office:value="0.983893" calcext:value-type="float">
            <text:p>0.983893</text:p>
          </table:table-cell>
          <table:table-cell office:value-type="float" office:value="0.967438" calcext:value-type="float">
            <text:p>0.967438</text:p>
          </table:table-cell>
          <table:table-cell office:value-type="float" office:value="0.933775" calcext:value-type="float">
            <text:p>0.933775</text:p>
          </table:table-cell>
          <table:table-cell office:value-type="float" office:value="0.871578" calcext:value-type="float">
            <text:p>0.871578</text:p>
          </table:table-cell>
          <table:table-cell office:value-type="float" office:value="0.76694" calcext:value-type="float">
            <text:p>0.76694</text:p>
          </table:table-cell>
          <table:table-cell office:value-type="float" office:value="0.613537" calcext:value-type="float">
            <text:p>0.613537</text:p>
          </table:table-cell>
          <table:table-cell office:value-type="float" office:value="0.444491" calcext:value-type="float">
            <text:p>0.444491</text:p>
          </table:table-cell>
          <table:table-cell office:value-type="float" office:value="0.304638" calcext:value-type="float">
            <text:p>0.304638</text:p>
          </table:table-cell>
          <table:table-cell office:value-type="float" office:value="0.21098" calcext:value-type="float">
            <text:p>0.21098</text:p>
          </table:table-cell>
          <table:table-cell office:value-type="float" office:value="0.156566" calcext:value-type="float">
            <text:p>0.156566</text:p>
          </table:table-cell>
          <table:table-cell office:value-type="float" office:value="0.12771" calcext:value-type="float">
            <text:p>0.12771</text:p>
          </table:table-cell>
          <table:table-cell office:value-type="float" office:value="0.113254" calcext:value-type="float">
            <text:p>0.113254</text:p>
          </table:table-cell>
          <table:table-cell office:value-type="float" office:value="0.106254" calcext:value-type="float">
            <text:p>0.106254</text:p>
          </table:table-cell>
          <table:table-cell office:value-type="float" office:value="0.102931" calcext:value-type="float">
            <text:p>0.102931</text:p>
          </table:table-cell>
          <table:table-cell office:value-type="float" office:value="0.101371" calcext:value-type="float">
            <text:p>0.101371</text:p>
          </table:table-cell>
          <table:table-cell office:value-type="float" office:value="0.100642" calcext:value-type="float">
            <text:p>0.100642</text:p>
          </table:table-cell>
          <table:table-cell office:value-type="float" office:value="0.100301" calcext:value-type="float">
            <text:p>0.100301</text:p>
          </table:table-cell>
          <table:table-cell office:value-type="float" office:value="0.100143" calcext:value-type="float">
            <text:p>0.100143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table:number-columns-repeated="3" office:value-type="float" office:value="0.100001" calcext:value-type="float">
            <text:p>0.100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68796" calcext:value-type="float">
            <text:p>0.968796</text:p>
          </table:table-cell>
          <table:table-cell table:number-columns-repeated="156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office:value-type="float" office:value="0.999989" calcext:value-type="float">
            <text:p>0.999989</text:p>
          </table:table-cell>
          <table:table-cell table:number-columns-repeated="2" office:value-type="float" office:value="0.999982" calcext:value-type="float">
            <text:p>0.999982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999691" calcext:value-type="float">
            <text:p>0.999691</text:p>
          </table:table-cell>
          <table:table-cell office:value-type="float" office:value="0.999384" calcext:value-type="float">
            <text:p>0.999384</text:p>
          </table:table-cell>
          <table:table-cell office:value-type="float" office:value="0.998774" calcext:value-type="float">
            <text:p>0.998774</text:p>
          </table:table-cell>
          <table:table-cell office:value-type="float" office:value="0.997216" calcext:value-type="float">
            <text:p>0.997216</text:p>
          </table:table-cell>
          <table:table-cell office:value-type="float" office:value="0.994485" calcext:value-type="float">
            <text:p>0.994485</text:p>
          </table:table-cell>
          <table:table-cell office:value-type="float" office:value="0.988126" calcext:value-type="float">
            <text:p>0.988126</text:p>
          </table:table-cell>
          <table:table-cell office:value-type="float" office:value="0.975565" calcext:value-type="float">
            <text:p>0.975565</text:p>
          </table:table-cell>
          <table:table-cell office:value-type="float" office:value="0.950438" calcext:value-type="float">
            <text:p>0.950438</text:p>
          </table:table-cell>
          <table:table-cell office:value-type="float" office:value="0.901234" calcext:value-type="float">
            <text:p>0.901234</text:p>
          </table:table-cell>
          <table:table-cell office:value-type="float" office:value="0.816026" calcext:value-type="float">
            <text:p>0.816026</text:p>
          </table:table-cell>
          <table:table-cell office:value-type="float" office:value="0.68108" calcext:value-type="float">
            <text:p>0.68108</text:p>
          </table:table-cell>
          <table:table-cell office:value-type="float" office:value="0.512348" calcext:value-type="float">
            <text:p>0.512348</text:p>
          </table:table-cell>
          <table:table-cell office:value-type="float" office:value="0.356579" calcext:value-type="float">
            <text:p>0.356579</text:p>
          </table:table-cell>
          <table:table-cell office:value-type="float" office:value="0.243886" calcext:value-type="float">
            <text:p>0.243886</text:p>
          </table:table-cell>
          <table:table-cell office:value-type="float" office:value="0.17499" calcext:value-type="float">
            <text:p>0.17499</text:p>
          </table:table-cell>
          <table:table-cell office:value-type="float" office:value="0.137251" calcext:value-type="float">
            <text:p>0.137251</text:p>
          </table:table-cell>
          <table:table-cell office:value-type="float" office:value="0.117963" calcext:value-type="float">
            <text:p>0.117963</text:p>
          </table:table-cell>
          <table:table-cell office:value-type="float" office:value="0.108514" calcext:value-type="float">
            <text:p>0.108514</text:p>
          </table:table-cell>
          <table:table-cell office:value-type="float" office:value="0.103998" calcext:value-type="float">
            <text:p>0.103998</text:p>
          </table:table-cell>
          <table:table-cell office:value-type="float" office:value="0.10187" calcext:value-type="float">
            <text:p>0.10187</text:p>
          </table:table-cell>
          <table:table-cell office:value-type="float" office:value="0.100874" calcext:value-type="float">
            <text:p>0.100874</text:p>
          </table:table-cell>
          <table:table-cell office:value-type="float" office:value="0.10041" calcext:value-type="float">
            <text:p>0.10041</text:p>
          </table:table-cell>
          <table:table-cell office:value-type="float" office:value="0.100193" calcext:value-type="float">
            <text:p>0.100193</text:p>
          </table:table-cell>
          <table:table-cell office:value-type="float" office:value="0.100092" calcext:value-type="float">
            <text:p>0.100092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22" calcext:value-type="float">
            <text:p>0.100022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2" office:value-type="float" office:value="0.100001" calcext:value-type="float">
            <text:p>0.100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972521" calcext:value-type="float">
            <text:p>0.972521</text:p>
          </table:table-cell>
          <table:table-cell table:number-columns-repeated="154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38" calcext:value-type="float">
            <text:p>0.999938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807" calcext:value-type="float">
            <text:p>0.999807</text:p>
          </table:table-cell>
          <table:table-cell office:value-type="float" office:value="0.999505" calcext:value-type="float">
            <text:p>0.999505</text:p>
          </table:table-cell>
          <table:table-cell office:value-type="float" office:value="0.999124" calcext:value-type="float">
            <text:p>0.999124</text:p>
          </table:table-cell>
          <table:table-cell office:value-type="float" office:value="0.99796" calcext:value-type="float">
            <text:p>0.99796</text:p>
          </table:table-cell>
          <table:table-cell office:value-type="float" office:value="0.995854" calcext:value-type="float">
            <text:p>0.995854</text:p>
          </table:table-cell>
          <table:table-cell office:value-type="float" office:value="0.99136" calcext:value-type="float">
            <text:p>0.99136</text:p>
          </table:table-cell>
          <table:table-cell office:value-type="float" office:value="0.981673" calcext:value-type="float">
            <text:p>0.981673</text:p>
          </table:table-cell>
          <table:table-cell office:value-type="float" office:value="0.963006" calcext:value-type="float">
            <text:p>0.963006</text:p>
          </table:table-cell>
          <table:table-cell office:value-type="float" office:value="0.924974" calcext:value-type="float">
            <text:p>0.924974</text:p>
          </table:table-cell>
          <table:table-cell office:value-type="float" office:value="0.856349" calcext:value-type="float">
            <text:p>0.856349</text:p>
          </table:table-cell>
          <table:table-cell office:value-type="float" office:value="0.742478" calcext:value-type="float">
            <text:p>0.742478</text:p>
          </table:table-cell>
          <table:table-cell office:value-type="float" office:value="0.58268" calcext:value-type="float">
            <text:p>0.58268</text:p>
          </table:table-cell>
          <table:table-cell office:value-type="float" office:value="0.416137" calcext:value-type="float">
            <text:p>0.416137</text:p>
          </table:table-cell>
          <table:table-cell office:value-type="float" office:value="0.28429" calcext:value-type="float">
            <text:p>0.28429</text:p>
          </table:table-cell>
          <table:table-cell office:value-type="float" office:value="0.19863" calcext:value-type="float">
            <text:p>0.19863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0.12428" calcext:value-type="float">
            <text:p>0.12428</text:p>
          </table:table-cell>
          <table:table-cell office:value-type="float" office:value="0.111575" calcext:value-type="float">
            <text:p>0.111575</text:p>
          </table:table-cell>
          <table:table-cell office:value-type="float" office:value="0.105451" calcext:value-type="float">
            <text:p>0.105451</text:p>
          </table:table-cell>
          <table:table-cell office:value-type="float" office:value="0.102552" calcext:value-type="float">
            <text:p>0.102552</text:p>
          </table:table-cell>
          <table:table-cell office:value-type="float" office:value="0.101192" calcext:value-type="float">
            <text:p>0.101192</text:p>
          </table:table-cell>
          <table:table-cell office:value-type="float" office:value="0.100558" calcext:value-type="float">
            <text:p>0.100558</text:p>
          </table:table-cell>
          <table:table-cell office:value-type="float" office:value="0.100262" calcext:value-type="float">
            <text:p>0.100262</text:p>
          </table:table-cell>
          <table:table-cell office:value-type="float" office:value="0.100124" calcext:value-type="float">
            <text:p>0.100124</text:p>
          </table:table-cell>
          <table:table-cell office:value-type="float" office:value="0.100059" calcext:value-type="float">
            <text:p>0.100059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2" calcext:value-type="float">
            <text:p>0.100002</text:p>
          </table:table-cell>
          <table:table-cell table:number-columns-repeated="3" office:value-type="float" office:value="0.100001" calcext:value-type="float">
            <text:p>0.100001</text:p>
          </table:table-cell>
        </table:table-row>
        <table:table-row table:style-name="ro1">
          <table:table-cell office:value-type="float" office:value="0.976246" calcext:value-type="float">
            <text:p>0.976246</text:p>
          </table:table-cell>
          <table:table-cell table:number-columns-repeated="157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1" calcext:value-type="float">
            <text:p>1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999634" calcext:value-type="float">
            <text:p>0.999634</text:p>
          </table:table-cell>
          <table:table-cell office:value-type="float" office:value="0.999324" calcext:value-type="float">
            <text:p>0.999324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96848" calcext:value-type="float">
            <text:p>0.996848</text:p>
          </table:table-cell>
          <table:table-cell office:value-type="float" office:value="0.993702" calcext:value-type="float">
            <text:p>0.993702</text:p>
          </table:table-cell>
          <table:table-cell office:value-type="float" office:value="0.986398" calcext:value-type="float">
            <text:p>0.986398</text:p>
          </table:table-cell>
          <table:table-cell office:value-type="float" office:value="0.97229" calcext:value-type="float">
            <text:p>0.97229</text:p>
          </table:table-cell>
          <table:table-cell office:value-type="float" office:value="0.943654" calcext:value-type="float">
            <text:p>0.943654</text:p>
          </table:table-cell>
          <table:table-cell office:value-type="float" office:value="0.888974" calcext:value-type="float">
            <text:p>0.888974</text:p>
          </table:table-cell>
          <table:table-cell office:value-type="float" office:value="0.795527" calcext:value-type="float">
            <text:p>0.795527</text:p>
          </table:table-cell>
          <table:table-cell office:value-type="float" office:value="0.651901" calcext:value-type="float">
            <text:p>0.651901</text:p>
          </table:table-cell>
          <table:table-cell office:value-type="float" office:value="0.481947" calcext:value-type="float">
            <text:p>0.481947</text:p>
          </table:table-cell>
          <table:table-cell office:value-type="float" office:value="0.332694" calcext:value-type="float">
            <text:p>0.332694</text:p>
          </table:table-cell>
          <table:table-cell office:value-type="float" office:value="0.22849" calcext:value-type="float">
            <text:p>0.22849</text:p>
          </table:table-cell>
          <table:table-cell office:value-type="float" office:value="0.166273" calcext:value-type="float">
            <text:p>0.166273</text:p>
          </table:table-cell>
          <table:table-cell office:value-type="float" office:value="0.132703" calcext:value-type="float">
            <text:p>0.132703</text:p>
          </table:table-cell>
          <table:table-cell office:value-type="float" office:value="0.115706" calcext:value-type="float">
            <text:p>0.115706</text:p>
          </table:table-cell>
          <table:table-cell office:value-type="float" office:value="0.107426" calcext:value-type="float">
            <text:p>0.107426</text:p>
          </table:table-cell>
          <table:table-cell office:value-type="float" office:value="0.103482" calcext:value-type="float">
            <text:p>0.103482</text:p>
          </table:table-cell>
          <table:table-cell office:value-type="float" office:value="0.101627" calcext:value-type="float">
            <text:p>0.101627</text:p>
          </table:table-cell>
          <table:table-cell office:value-type="float" office:value="0.10076" calcext:value-type="float">
            <text:p>0.10076</text:p>
          </table:table-cell>
          <table:table-cell office:value-type="float" office:value="0.100356" calcext:value-type="float">
            <text:p>0.100356</text:p>
          </table:table-cell>
          <table:table-cell office:value-type="float" office:value="0.100168" calcext:value-type="float">
            <text:p>0.100168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2" office:value-type="float" office:value="0.100001" calcext:value-type="float">
            <text:p>0.100001</text:p>
          </table:table-cell>
        </table:table-row>
        <table:table-row table:style-name="ro1">
          <table:table-cell office:value-type="float" office:value="0.97997" calcext:value-type="float">
            <text:p>0.97997</text:p>
          </table:table-cell>
          <table:table-cell table:number-columns-repeated="155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999761" calcext:value-type="float">
            <text:p>0.999761</text:p>
          </table:table-cell>
          <table:table-cell office:value-type="float" office:value="0.999453" calcext:value-type="float">
            <text:p>0.999453</text:p>
          </table:table-cell>
          <table:table-cell office:value-type="float" office:value="0.998993" calcext:value-type="float">
            <text:p>0.998993</text:p>
          </table:table-cell>
          <table:table-cell office:value-type="float" office:value="0.997651" calcext:value-type="float">
            <text:p>0.997651</text:p>
          </table:table-cell>
          <table:table-cell office:value-type="float" office:value="0.995316" calcext:value-type="float">
            <text:p>0.995316</text:p>
          </table:table-cell>
          <table:table-cell office:value-type="float" office:value="0.990056" calcext:value-type="float">
            <text:p>0.990056</text:p>
          </table:table-cell>
          <table:table-cell office:value-type="float" office:value="0.97919" calcext:value-type="float">
            <text:p>0.97919</text:p>
          </table:table-cell>
          <table:table-cell office:value-type="float" office:value="0.957935" calcext:value-type="float">
            <text:p>0.957935</text:p>
          </table:table-cell>
          <table:table-cell office:value-type="float" office:value="0.915193" calcext:value-type="float">
            <text:p>0.915193</text:p>
          </table:table-cell>
          <table:table-cell office:value-type="float" office:value="0.839621" calcext:value-type="float">
            <text:p>0.839621</text:p>
          </table:table-cell>
          <table:table-cell office:value-type="float" office:value="0.716368" calcext:value-type="float">
            <text:p>0.716368</text:p>
          </table:table-cell>
          <table:table-cell office:value-type="float" office:value="0.551602" calcext:value-type="float">
            <text:p>0.551602</text:p>
          </table:table-cell>
          <table:table-cell office:value-type="float" office:value="0.389008" calcext:value-type="float">
            <text:p>0.389008</text:p>
          </table:table-cell>
          <table:table-cell office:value-type="float" office:value="0.265504" calcext:value-type="float">
            <text:p>0.265504</text:p>
          </table:table-cell>
          <table:table-cell office:value-type="float" office:value="0.18749" calcext:value-type="float">
            <text:p>0.18749</text:p>
          </table:table-cell>
          <table:table-cell office:value-type="float" office:value="0.143853" calcext:value-type="float">
            <text:p>0.143853</text:p>
          </table:table-cell>
          <table:table-cell office:value-type="float" office:value="0.121259" calcext:value-type="float">
            <text:p>0.121259</text:p>
          </table:table-cell>
          <table:table-cell office:value-type="float" office:value="0.110104" calcext:value-type="float">
            <text:p>0.110104</text:p>
          </table:table-cell>
          <table:table-cell office:value-type="float" office:value="0.10475" calcext:value-type="float">
            <text:p>0.10475</text:p>
          </table:table-cell>
          <table:table-cell office:value-type="float" office:value="0.102221" calcext:value-type="float">
            <text:p>0.102221</text:p>
          </table:table-cell>
          <table:table-cell office:value-type="float" office:value="0.101037" calcext:value-type="float">
            <text:p>0.101037</text:p>
          </table:table-cell>
          <table:table-cell office:value-type="float" office:value="0.100485" calcext:value-type="float">
            <text:p>0.100485</text:p>
          </table:table-cell>
          <table:table-cell office:value-type="float" office:value="0.100227" calcext:value-type="float">
            <text:p>0.100227</text:p>
          </table:table-cell>
          <table:table-cell office:value-type="float" office:value="0.100107" calcext:value-type="float">
            <text:p>0.100107</text:p>
          </table:table-cell>
          <table:table-cell office:value-type="float" office:value="0.100051" calcext:value-type="float">
            <text:p>0.100051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table:number-columns-repeated="2" office:value-type="float" office:value="0.100001" calcext:value-type="float">
            <text:p>0.100001</text:p>
          </table:table-cell>
        </table:table-row>
        <table:table-row table:style-name="ro1">
          <table:table-cell office:value-type="float" office:value="0.983695" calcext:value-type="float">
            <text:p>0.983695</text:p>
          </table:table-cell>
          <table:table-cell table:number-columns-repeated="155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1" calcext:value-type="float">
            <text:p>1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901" calcext:value-type="float">
            <text:p>0.999901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0.999577" calcext:value-type="float">
            <text:p>0.999577</text:p>
          </table:table-cell>
          <table:table-cell office:value-type="float" office:value="0.999251" calcext:value-type="float">
            <text:p>0.999251</text:p>
          </table:table-cell>
          <table:table-cell office:value-type="float" office:value="0.99832" calcext:value-type="float">
            <text:p>0.99832</text:p>
          </table:table-cell>
          <table:table-cell office:value-type="float" office:value="0.996445" calcext:value-type="float">
            <text:p>0.996445</text:p>
          </table:table-cell>
          <table:table-cell office:value-type="float" office:value="0.992776" calcext:value-type="float">
            <text:p>0.992776</text:p>
          </table:table-cell>
          <table:table-cell office:value-type="float" office:value="0.984466" calcext:value-type="float">
            <text:p>0.984466</text:p>
          </table:table-cell>
          <table:table-cell office:value-type="float" office:value="0.968555" calcext:value-type="float">
            <text:p>0.968555</text:p>
          </table:table-cell>
          <table:table-cell office:value-type="float" office:value="0.936015" calcext:value-type="float">
            <text:p>0.936015</text:p>
          </table:table-cell>
          <table:table-cell office:value-type="float" office:value="0.875475" calcext:value-type="float">
            <text:p>0.875475</text:p>
          </table:table-cell>
          <table:table-cell office:value-type="float" office:value="0.773268" calcext:value-type="float">
            <text:p>0.773268</text:p>
          </table:table-cell>
          <table:table-cell office:value-type="float" office:value="0.621783" calcext:value-type="float">
            <text:p>0.621783</text:p>
          </table:table-cell>
          <table:table-cell office:value-type="float" office:value="0.452301" calcext:value-type="float">
            <text:p>0.452301</text:p>
          </table:table-cell>
          <table:table-cell office:value-type="float" office:value="0.310355" calcext:value-type="float">
            <text:p>0.310355</text:p>
          </table:table-cell>
          <table:table-cell office:value-type="float" office:value="0.214487" calcext:value-type="float">
            <text:p>0.214487</text:p>
          </table:table-cell>
          <table:table-cell office:value-type="float" office:value="0.158484" calcext:value-type="float">
            <text:p>0.158484</text:p>
          </table:table-cell>
          <table:table-cell office:value-type="float" office:value="0.128684" calcext:value-type="float">
            <text:p>0.128684</text:p>
          </table:table-cell>
          <table:table-cell office:value-type="float" office:value="0.113725" calcext:value-type="float">
            <text:p>0.113725</text:p>
          </table:table-cell>
          <table:table-cell office:value-type="float" office:value="0.106475" calcext:value-type="float">
            <text:p>0.106475</text:p>
          </table:table-cell>
          <table:table-cell office:value-type="float" office:value="0.103032" calcext:value-type="float">
            <text:p>0.103032</text:p>
          </table:table-cell>
          <table:table-cell office:value-type="float" office:value="0.101416" calcext:value-type="float">
            <text:p>0.101416</text:p>
          </table:table-cell>
          <table:table-cell office:value-type="float" office:value="0.100661" calcext:value-type="float">
            <text:p>0.100661</text:p>
          </table:table-cell>
          <table:table-cell office:value-type="float" office:value="0.100309" calcext:value-type="float">
            <text:p>0.100309</text:p>
          </table:table-cell>
          <table:table-cell office:value-type="float" office:value="0.100145" calcext:value-type="float">
            <text:p>0.100145</text:p>
          </table:table-cell>
          <table:table-cell office:value-type="float" office:value="0.100069" calcext:value-type="float">
            <text:p>0.100069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0.100016" calcext:value-type="float">
            <text:p>0.100016</text:p>
          </table:table-cell>
          <table:table-cell office:value-type="float" office:value="0.100008" calcext:value-type="float">
            <text:p>0.100008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2" calcext:value-type="float">
            <text:p>0.100002</text:p>
          </table:table-cell>
          <table:table-cell table:number-columns-repeated="2" office:value-type="float" office:value="0.100001" calcext:value-type="float">
            <text:p>0.100001</text:p>
          </table:table-cell>
        </table:table-row>
        <table:table-row table:style-name="ro1">
          <table:table-cell office:value-type="float" office:value="0.98742" calcext:value-type="float">
            <text:p>0.98742</text:p>
          </table:table-cell>
          <table:table-cell table:number-columns-repeated="158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1" calcext:value-type="float">
            <text:p>1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708" calcext:value-type="float">
            <text:p>0.999708</text:p>
          </table:table-cell>
          <table:table-cell office:value-type="float" office:value="0.999401" calcext:value-type="float">
            <text:p>0.999401</text:p>
          </table:table-cell>
          <table:table-cell office:value-type="float" office:value="0.998829" calcext:value-type="float">
            <text:p>0.998829</text:p>
          </table:table-cell>
          <table:table-cell office:value-type="float" office:value="0.997316" calcext:value-type="float">
            <text:p>0.997316</text:p>
          </table:table-cell>
          <table:table-cell office:value-type="float" office:value="0.994683" calcext:value-type="float">
            <text:p>0.994683</text:p>
          </table:table-cell>
          <table:table-cell office:value-type="float" office:value="0.98857" calcext:value-type="float">
            <text:p>0.98857</text:p>
          </table:table-cell>
          <table:table-cell office:value-type="float" office:value="0.976396" calcext:value-type="float">
            <text:p>0.976396</text:p>
          </table:table-cell>
          <table:table-cell office:value-type="float" office:value="0.952152" calcext:value-type="float">
            <text:p>0.952152</text:p>
          </table:table-cell>
          <table:table-cell office:value-type="float" office:value="0.904368" calcext:value-type="float">
            <text:p>0.904368</text:p>
          </table:table-cell>
          <table:table-cell office:value-type="float" office:value="0.821285" calcext:value-type="float">
            <text:p>0.821285</text:p>
          </table:table-cell>
          <table:table-cell office:value-type="float" office:value="0.688765" calcext:value-type="float">
            <text:p>0.688765</text:p>
          </table:table-cell>
          <table:table-cell office:value-type="float" office:value="0.520629" calcext:value-type="float">
            <text:p>0.520629</text:p>
          </table:table-cell>
          <table:table-cell office:value-type="float" office:value="0.363245" calcext:value-type="float">
            <text:p>0.363245</text:p>
          </table:table-cell>
          <table:table-cell office:value-type="float" office:value="0.248246" calcext:value-type="float">
            <text:p>0.248246</text:p>
          </table:table-cell>
          <table:table-cell office:value-type="float" office:value="0.177475" calcext:value-type="float">
            <text:p>0.177475</text:p>
          </table:table-cell>
          <table:table-cell office:value-type="float" office:value="0.138547" calcext:value-type="float">
            <text:p>0.138547</text:p>
          </table:table-cell>
          <table:table-cell office:value-type="float" office:value="0.118602" calcext:value-type="float">
            <text:p>0.118602</text:p>
          </table:table-cell>
          <table:table-cell office:value-type="float" office:value="0.108817" calcext:value-type="float">
            <text:p>0.108817</text:p>
          </table:table-cell>
          <table:table-cell office:value-type="float" office:value="0.104138" calcext:value-type="float">
            <text:p>0.104138</text:p>
          </table:table-cell>
          <table:table-cell office:value-type="float" office:value="0.101933" calcext:value-type="float">
            <text:p>0.101933</text:p>
          </table:table-cell>
          <table:table-cell office:value-type="float" office:value="0.100902" calcext:value-type="float">
            <text:p>0.100902</text:p>
          </table:table-cell>
          <table:table-cell office:value-type="float" office:value="0.100421" calcext:value-type="float">
            <text:p>0.100421</text:p>
          </table:table-cell>
          <table:table-cell office:value-type="float" office:value="0.100197" calcext:value-type="float">
            <text:p>0.100197</text:p>
          </table:table-cell>
          <table:table-cell office:value-type="float" office:value="0.100093" calcext:value-type="float">
            <text:p>0.100093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00011" calcext:value-type="float">
            <text:p>0.100011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  <table:table-cell office:value-type="float" office:value="0.100001" calcext:value-type="float">
            <text:p>0.100001</text:p>
          </table:table-cell>
        </table:table-row>
        <table:table-row table:style-name="ro1">
          <table:table-cell office:value-type="float" office:value="0.991145" calcext:value-type="float">
            <text:p>0.991145</text:p>
          </table:table-cell>
          <table:table-cell table:number-columns-repeated="156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1" calcext:value-type="float">
            <text:p>1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819" calcext:value-type="float">
            <text:p>0.999819</text:p>
          </table:table-cell>
          <table:table-cell office:value-type="float" office:value="0.999522" calcext:value-type="float">
            <text:p>0.999522</text:p>
          </table:table-cell>
          <table:table-cell office:value-type="float" office:value="0.999157" calcext:value-type="float">
            <text:p>0.999157</text:p>
          </table:table-cell>
          <table:table-cell office:value-type="float" office:value="0.998044" calcext:value-type="float">
            <text:p>0.998044</text:p>
          </table:table-cell>
          <table:table-cell office:value-type="float" office:value="0.995993" calcext:value-type="float">
            <text:p>0.995993</text:p>
          </table:table-cell>
          <table:table-cell office:value-type="float" office:value="0.991691" calcext:value-type="float">
            <text:p>0.991691</text:p>
          </table:table-cell>
          <table:table-cell office:value-type="float" office:value="0.98231" calcext:value-type="float">
            <text:p>0.98231</text:p>
          </table:table-cell>
          <table:table-cell office:value-type="float" office:value="0.96428" calcext:value-type="float">
            <text:p>0.96428</text:p>
          </table:table-cell>
          <table:table-cell office:value-type="float" office:value="0.927466" calcext:value-type="float">
            <text:p>0.927466</text:p>
          </table:table-cell>
          <table:table-cell office:value-type="float" office:value="0.860625" calcext:value-type="float">
            <text:p>0.860625</text:p>
          </table:table-cell>
          <table:table-cell office:value-type="float" office:value="0.749261" calcext:value-type="float">
            <text:p>0.749261</text:p>
          </table:table-cell>
          <table:table-cell office:value-type="float" office:value="0.591033" calcext:value-type="float">
            <text:p>0.591033</text:p>
          </table:table-cell>
          <table:table-cell office:value-type="float" office:value="0.423643" calcext:value-type="float">
            <text:p>0.423643</text:p>
          </table:table-cell>
          <table:table-cell office:value-type="float" office:value="0.289586" calcext:value-type="float">
            <text:p>0.289586</text:p>
          </table:table-cell>
          <table:table-cell office:value-type="float" office:value="0.201801" calcext:value-type="float">
            <text:p>0.201801</text:p>
          </table:table-cell>
          <table:table-cell office:value-type="float" office:value="0.151543" calcext:value-type="float">
            <text:p>0.151543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0.111988" calcext:value-type="float">
            <text:p>0.111988</text:p>
          </table:table-cell>
          <table:table-cell office:value-type="float" office:value="0.105644" calcext:value-type="float">
            <text:p>0.105644</text:p>
          </table:table-cell>
          <table:table-cell office:value-type="float" office:value="0.10264" calcext:value-type="float">
            <text:p>0.10264</text:p>
          </table:table-cell>
          <table:table-cell office:value-type="float" office:value="0.101232" calcext:value-type="float">
            <text:p>0.101232</text:p>
          </table:table-cell>
          <table:table-cell office:value-type="float" office:value="0.100575" calcext:value-type="float">
            <text:p>0.100575</text:p>
          </table:table-cell>
          <table:table-cell office:value-type="float" office:value="0.100269" calcext:value-type="float">
            <text:p>0.100269</text:p>
          </table:table-cell>
          <table:table-cell office:value-type="float" office:value="0.100126" calcext:value-type="float">
            <text:p>0.100126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2" calcext:value-type="float">
            <text:p>0.100002</text:p>
          </table:table-cell>
          <table:table-cell office:value-type="float" office:value="0.100001" calcext:value-type="float">
            <text:p>0.100001</text:p>
          </table:table-cell>
        </table:table-row>
        <table:table-row table:style-name="ro1">
          <table:table-cell office:value-type="float" office:value="0.994869" calcext:value-type="float">
            <text:p>0.994869</text:p>
          </table:table-cell>
          <table:table-cell table:number-columns-repeated="159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8" calcext:value-type="float">
            <text:p>0.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85" calcext:value-type="float">
            <text:p>0.999985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0.999651" calcext:value-type="float">
            <text:p>0.999651</text:p>
          </table:table-cell>
          <table:table-cell office:value-type="float" office:value="0.999344" calcext:value-type="float">
            <text:p>0.999344</text:p>
          </table:table-cell>
          <table:table-cell office:value-type="float" office:value="0.998628" calcext:value-type="float">
            <text:p>0.998628</text:p>
          </table:table-cell>
          <table:table-cell office:value-type="float" office:value="0.996956" calcext:value-type="float">
            <text:p>0.996956</text:p>
          </table:table-cell>
          <table:table-cell office:value-type="float" office:value="0.993934" calcext:value-type="float">
            <text:p>0.993934</text:p>
          </table:table-cell>
          <table:table-cell office:value-type="float" office:value="0.986895" calcext:value-type="float">
            <text:p>0.986895</text:p>
          </table:table-cell>
          <table:table-cell office:value-type="float" office:value="0.973231" calcext:value-type="float">
            <text:p>0.973231</text:p>
          </table:table-cell>
          <table:table-cell office:value-type="float" office:value="0.945587" calcext:value-type="float">
            <text:p>0.945587</text:p>
          </table:table-cell>
          <table:table-cell office:value-type="float" office:value="0.892422" calcext:value-type="float">
            <text:p>0.892422</text:p>
          </table:table-cell>
          <table:table-cell office:value-type="float" office:value="0.801249" calcext:value-type="float">
            <text:p>0.801249</text:p>
          </table:table-cell>
          <table:table-cell office:value-type="float" office:value="0.659881" calcext:value-type="float">
            <text:p>0.659881</text:p>
          </table:table-cell>
          <table:table-cell office:value-type="float" office:value="0.490064" calcext:value-type="float">
            <text:p>0.490064</text:p>
          </table:table-cell>
          <table:table-cell office:value-type="float" office:value="0.338952" calcext:value-type="float">
            <text:p>0.338952</text:p>
          </table:table-cell>
          <table:table-cell office:value-type="float" office:value="0.232465" calcext:value-type="float">
            <text:p>0.232465</text:p>
          </table:table-cell>
          <table:table-cell office:value-type="float" office:value="0.168497" calcext:value-type="float">
            <text:p>0.168497</text:p>
          </table:table-cell>
          <table:table-cell office:value-type="float" office:value="0.13385" calcext:value-type="float">
            <text:p>0.13385</text:p>
          </table:table-cell>
          <table:table-cell office:value-type="float" office:value="0.116268" calcext:value-type="float">
            <text:p>0.116268</text:p>
          </table:table-cell>
          <table:table-cell office:value-type="float" office:value="0.107692" calcext:value-type="float">
            <text:p>0.107692</text:p>
          </table:table-cell>
          <table:table-cell office:value-type="float" office:value="0.103605" calcext:value-type="float">
            <text:p>0.103605</text:p>
          </table:table-cell>
          <table:table-cell office:value-type="float" office:value="0.101682" calcext:value-type="float">
            <text:p>0.101682</text:p>
          </table:table-cell>
          <table:table-cell office:value-type="float" office:value="0.100784" calcext:value-type="float">
            <text:p>0.100784</text:p>
          </table:table-cell>
          <table:table-cell office:value-type="float" office:value="0.100366" calcext:value-type="float">
            <text:p>0.100366</text:p>
          </table:table-cell>
          <table:table-cell office:value-type="float" office:value="0.100172" calcext:value-type="float">
            <text:p>0.100172</text:p>
          </table:table-cell>
          <table:table-cell office:value-type="float" office:value="0.100081" calcext:value-type="float">
            <text:p>0.100081</text:p>
          </table:table-cell>
          <table:table-cell office:value-type="float" office:value="0.100038" calcext:value-type="float">
            <text:p>0.100038</text:p>
          </table:table-cell>
          <table:table-cell office:value-type="float" office:value="0.100019" calcext:value-type="float">
            <text:p>0.100019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</table:table-row>
        <table:table-row table:style-name="ro1">
          <table:table-cell office:value-type="float" office:value="0.998594" calcext:value-type="float">
            <text:p>0.998594</text:p>
          </table:table-cell>
          <table:table-cell table:number-columns-repeated="157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776" calcext:value-type="float">
            <text:p>0.999776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999035" calcext:value-type="float">
            <text:p>0.999035</text:p>
          </table:table-cell>
          <table:table-cell office:value-type="float" office:value="0.997741" calcext:value-type="float">
            <text:p>0.997741</text:p>
          </table:table-cell>
          <table:table-cell office:value-type="float" office:value="0.995476" calcext:value-type="float">
            <text:p>0.995476</text:p>
          </table:table-cell>
          <table:table-cell office:value-type="float" office:value="0.990435" calcext:value-type="float">
            <text:p>0.990435</text:p>
          </table:table-cell>
          <table:table-cell office:value-type="float" office:value="0.979901" calcext:value-type="float">
            <text:p>0.979901</text:p>
          </table:table-cell>
          <table:table-cell office:value-type="float" office:value="0.959388" calcext:value-type="float">
            <text:p>0.959388</text:p>
          </table:table-cell>
          <table:table-cell office:value-type="float" office:value="0.917952" calcext:value-type="float">
            <text:p>0.917952</text:p>
          </table:table-cell>
          <table:table-cell office:value-type="float" office:value="0.844309" calcext:value-type="float">
            <text:p>0.844309</text:p>
          </table:table-cell>
          <table:table-cell office:value-type="float" office:value="0.723577" calcext:value-type="float">
            <text:p>0.723577</text:p>
          </table:table-cell>
          <table:table-cell office:value-type="float" office:value="0.559978" calcext:value-type="float">
            <text:p>0.559978</text:p>
          </table:table-cell>
          <table:table-cell office:value-type="float" office:value="0.396167" calcext:value-type="float">
            <text:p>0.396167</text:p>
          </table:table-cell>
          <table:table-cell office:value-type="float" office:value="0.270383" calcext:value-type="float">
            <text:p>0.270383</text:p>
          </table:table-cell>
          <table:table-cell office:value-type="float" office:value="0.190348" calcext:value-type="float">
            <text:p>0.190348</text:p>
          </table:table-cell>
          <table:table-cell office:value-type="float" office:value="0.14537" calcext:value-type="float">
            <text:p>0.14537</text:p>
          </table:table-cell>
          <table:table-cell office:value-type="float" office:value="0.122017" calcext:value-type="float">
            <text:p>0.122017</text:p>
          </table:table-cell>
          <table:table-cell office:value-type="float" office:value="0.110467" calcext:value-type="float">
            <text:p>0.110467</text:p>
          </table:table-cell>
          <table:table-cell office:value-type="float" office:value="0.104919" calcext:value-type="float">
            <text:p>0.104919</text:p>
          </table:table-cell>
          <table:table-cell office:value-type="float" office:value="0.102298" calcext:value-type="float">
            <text:p>0.102298</text:p>
          </table:table-cell>
          <table:table-cell office:value-type="float" office:value="0.101071" calcext:value-type="float">
            <text:p>0.101071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100233" calcext:value-type="float">
            <text:p>0.100233</text:p>
          </table:table-cell>
          <table:table-cell office:value-type="float" office:value="0.10011" calcext:value-type="float">
            <text:p>0.10011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100012" calcext:value-type="float">
            <text:p>0.100012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100002" calcext:value-type="float">
            <text:p>0.100002</text:p>
          </table:table-cell>
        </table:table-row>
        <table:table-row table:style-name="ro1">
          <table:table-cell table:number-columns-repeated="158"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  <table:table-cell office:value-type="float" office:value="0.999999" calcext:value-type="float">
            <text:p>0.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814" calcext:value-type="float">
            <text:p>0.999814</text:p>
          </table:table-cell>
          <table:table-cell office:value-type="float" office:value="0.999515" calcext:value-type="float">
            <text:p>0.999515</text:p>
          </table:table-cell>
          <table:table-cell office:value-type="float" office:value="0.999142" calcext:value-type="float">
            <text:p>0.999142</text:p>
          </table:table-cell>
          <table:table-cell office:value-type="float" office:value="0.998003" calcext:value-type="float">
            <text:p>0.998003</text:p>
          </table:table-cell>
          <table:table-cell office:value-type="float" office:value="0.995926" calcext:value-type="float">
            <text:p>0.995926</text:p>
          </table:table-cell>
          <table:table-cell office:value-type="float" office:value="0.991525" calcext:value-type="float">
            <text:p>0.991525</text:p>
          </table:table-cell>
          <table:table-cell office:value-type="float" office:value="0.981985" calcext:value-type="float">
            <text:p>0.981985</text:p>
          </table:table-cell>
          <table:table-cell office:value-type="float" office:value="0.963625" calcext:value-type="float">
            <text:p>0.963625</text:p>
          </table:table-cell>
          <table:table-cell office:value-type="float" office:value="0.92617" calcext:value-type="float">
            <text:p>0.92617</text:p>
          </table:table-cell>
          <table:table-cell office:value-type="float" office:value="0.858387" calcext:value-type="float">
            <text:p>0.858387</text:p>
          </table:table-cell>
          <table:table-cell office:value-type="float" office:value="0.745686" calcext:value-type="float">
            <text:p>0.745686</text:p>
          </table:table-cell>
          <table:table-cell office:value-type="float" office:value="0.586593" calcext:value-type="float">
            <text:p>0.586593</text:p>
          </table:table-cell>
          <table:table-cell office:value-type="float" office:value="0.419621" calcext:value-type="float">
            <text:p>0.419621</text:p>
          </table:table-cell>
          <table:table-cell office:value-type="float" office:value="0.286727" calcext:value-type="float">
            <text:p>0.286727</text:p>
          </table:table-cell>
          <table:table-cell office:value-type="float" office:value="0.200075" calcext:value-type="float">
            <text:p>0.200075</text:p>
          </table:table-cell>
          <table:table-cell office:value-type="float" office:value="0.150604" calcext:value-type="float">
            <text:p>0.150604</text:p>
          </table:table-cell>
          <table:table-cell office:value-type="float" office:value="0.124661" calcext:value-type="float">
            <text:p>0.124661</text:p>
          </table:table-cell>
          <table:table-cell office:value-type="float" office:value="0.111753" calcext:value-type="float">
            <text:p>0.111753</text:p>
          </table:table-cell>
          <table:table-cell office:value-type="float" office:value="0.105531" calcext:value-type="float">
            <text:p>0.105531</text:p>
          </table:table-cell>
          <table:table-cell office:value-type="float" office:value="0.102586" calcext:value-type="float">
            <text:p>0.102586</text:p>
          </table:table-cell>
          <table:table-cell office:value-type="float" office:value="0.101205" calcext:value-type="float">
            <text:p>0.101205</text:p>
          </table:table-cell>
          <table:table-cell office:value-type="float" office:value="0.100562" calcext:value-type="float">
            <text:p>0.100562</text:p>
          </table:table-cell>
          <table:table-cell office:value-type="float" office:value="0.100262" calcext:value-type="float">
            <text:p>0.100262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0.100004" calcext:value-type="float">
            <text:p>0.100004</text:p>
          </table:table-cell>
          <table:table-cell office:value-type="float" office:value="0.100002" calcext:value-type="float">
            <text:p>0.1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3T01:40:03.747429571</dc:date>
    <meta:editing-duration>PT46S</meta:editing-duration>
    <meta:editing-cycles>1</meta:editing-cycles>
    <meta:document-statistic meta:table-count="1" meta:cell-count="43026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Burgers.A89:Burgers.GT89" svg:x="0.32cm" svg:y="0.18cm" svg:width="12.878cm" svg:height="8.64cm">
          <chartooo:coordinate-region svg:x="1.047cm" svg:y="0.301cm" svg:width="12.071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rgers.A89:Burgers.GT89" chart:class="chart:line">
            <chart:data-point chart:repeated="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</table:table-row>
          </table:table-header-rows>
          <table:table-rows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517572">
                <text:p>0.517572</text:p>
                <draw:g>
                  <svg:desc>Burgers.A89:Burgers.GT8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92">
                <text:p>0.999992</text:p>
              </table:table-cell>
              <table:table-cell office:value-type="float" office:value="0.999988">
                <text:p>0.999988</text:p>
              </table:table-cell>
              <table:table-cell office:value-type="float" office:value="0.999982">
                <text:p>0.999982</text:p>
              </table:table-cell>
              <table:table-cell office:value-type="float" office:value="0.999973">
                <text:p>0.999973</text:p>
              </table:table-cell>
              <table:table-cell office:value-type="float" office:value="0.999959">
                <text:p>0.999959</text:p>
              </table:table-cell>
              <table:table-cell office:value-type="float" office:value="0.999938">
                <text:p>0.999938</text:p>
              </table:table-cell>
              <table:table-cell office:value-type="float" office:value="0.999907">
                <text:p>0.999907</text:p>
              </table:table-cell>
              <table:table-cell office:value-type="float" office:value="0.999859">
                <text:p>0.999859</text:p>
              </table:table-cell>
              <table:table-cell office:value-type="float" office:value="0.999786">
                <text:p>0.999786</text:p>
              </table:table-cell>
              <table:table-cell office:value-type="float" office:value="0.999675">
                <text:p>0.999675</text:p>
              </table:table-cell>
              <table:table-cell office:value-type="float" office:value="0.999507">
                <text:p>0.999507</text:p>
              </table:table-cell>
              <table:table-cell office:value-type="float" office:value="0.999253">
                <text:p>0.999253</text:p>
              </table:table-cell>
              <table:table-cell office:value-type="float" office:value="0.998867">
                <text:p>0.998867</text:p>
              </table:table-cell>
              <table:table-cell office:value-type="float" office:value="0.998282">
                <text:p>0.998282</text:p>
              </table:table-cell>
              <table:table-cell office:value-type="float" office:value="0.997395">
                <text:p>0.997395</text:p>
              </table:table-cell>
              <table:table-cell office:value-type="float" office:value="0.996049">
                <text:p>0.996049</text:p>
              </table:table-cell>
              <table:table-cell office:value-type="float" office:value="0.994008">
                <text:p>0.994008</text:p>
              </table:table-cell>
              <table:table-cell office:value-type="float" office:value="0.990915">
                <text:p>0.990915</text:p>
              </table:table-cell>
              <table:table-cell office:value-type="float" office:value="0.986236">
                <text:p>0.986236</text:p>
              </table:table-cell>
              <table:table-cell office:value-type="float" office:value="0.979175">
                <text:p>0.979175</text:p>
              </table:table-cell>
              <table:table-cell office:value-type="float" office:value="0.968573">
                <text:p>0.968573</text:p>
              </table:table-cell>
              <table:table-cell office:value-type="float" office:value="0.952792">
                <text:p>0.952792</text:p>
              </table:table-cell>
              <table:table-cell office:value-type="float" office:value="0.929627">
                <text:p>0.929627</text:p>
              </table:table-cell>
              <table:table-cell office:value-type="float" office:value="0.896374">
                <text:p>0.896374</text:p>
              </table:table-cell>
              <table:table-cell office:value-type="float" office:value="0.850235">
                <text:p>0.850235</text:p>
              </table:table-cell>
              <table:table-cell office:value-type="float" office:value="0.789284">
                <text:p>0.789284</text:p>
              </table:table-cell>
              <table:table-cell office:value-type="float" office:value="0.713949">
                <text:p>0.713949</text:p>
              </table:table-cell>
              <table:table-cell office:value-type="float" office:value="0.628223">
                <text:p>0.628223</text:p>
              </table:table-cell>
              <table:table-cell office:value-type="float" office:value="0.539138">
                <text:p>0.539138</text:p>
              </table:table-cell>
              <table:table-cell office:value-type="float" office:value="0.454224">
                <text:p>0.454224</text:p>
              </table:table-cell>
              <table:table-cell office:value-type="float" office:value="0.378912">
                <text:p>0.378912</text:p>
              </table:table-cell>
              <table:table-cell office:value-type="float" office:value="0.31562">
                <text:p>0.31562</text:p>
              </table:table-cell>
              <table:table-cell office:value-type="float" office:value="0.264381">
                <text:p>0.264381</text:p>
              </table:table-cell>
              <table:table-cell office:value-type="float" office:value="0.223942">
                <text:p>0.223942</text:p>
              </table:table-cell>
              <table:table-cell office:value-type="float" office:value="0.192596">
                <text:p>0.192596</text:p>
              </table:table-cell>
              <table:table-cell office:value-type="float" office:value="0.168635">
                <text:p>0.168635</text:p>
              </table:table-cell>
              <table:table-cell office:value-type="float" office:value="0.150529">
                <text:p>0.150529</text:p>
              </table:table-cell>
              <table:table-cell office:value-type="float" office:value="0.136987">
                <text:p>0.136987</text:p>
              </table:table-cell>
              <table:table-cell office:value-type="float" office:value="0.126944">
                <text:p>0.126944</text:p>
              </table:table-cell>
              <table:table-cell office:value-type="float" office:value="0.119552">
                <text:p>0.119552</text:p>
              </table:table-cell>
              <table:table-cell office:value-type="float" office:value="0.114144">
                <text:p>0.114144</text:p>
              </table:table-cell>
              <table:table-cell office:value-type="float" office:value="0.110206">
                <text:p>0.110206</text:p>
              </table:table-cell>
              <table:table-cell office:value-type="float" office:value="0.107352">
                <text:p>0.107352</text:p>
              </table:table-cell>
              <table:table-cell office:value-type="float" office:value="0.105288">
                <text:p>0.105288</text:p>
              </table:table-cell>
              <table:table-cell office:value-type="float" office:value="0.103799">
                <text:p>0.103799</text:p>
              </table:table-cell>
              <table:table-cell office:value-type="float" office:value="0.102727">
                <text:p>0.102727</text:p>
              </table:table-cell>
              <table:table-cell office:value-type="float" office:value="0.101957">
                <text:p>0.101957</text:p>
              </table:table-cell>
              <table:table-cell office:value-type="float" office:value="0.101403">
                <text:p>0.101403</text:p>
              </table:table-cell>
              <table:table-cell office:value-type="float" office:value="0.101006">
                <text:p>0.101006</text:p>
              </table:table-cell>
              <table:table-cell office:value-type="float" office:value="0.100721">
                <text:p>0.100721</text:p>
              </table:table-cell>
              <table:table-cell office:value-type="float" office:value="0.100517">
                <text:p>0.100517</text:p>
              </table:table-cell>
              <table:table-cell office:value-type="float" office:value="0.10037">
                <text:p>0.10037</text:p>
              </table:table-cell>
              <table:table-cell office:value-type="float" office:value="0.100265">
                <text:p>0.100265</text:p>
              </table:table-cell>
              <table:table-cell office:value-type="float" office:value="0.10019">
                <text:p>0.10019</text:p>
              </table:table-cell>
              <table:table-cell office:value-type="float" office:value="0.100136">
                <text:p>0.100136</text:p>
              </table:table-cell>
              <table:table-cell office:value-type="float" office:value="0.100098">
                <text:p>0.100098</text:p>
              </table:table-cell>
              <table:table-cell office:value-type="float" office:value="0.10007">
                <text:p>0.10007</text:p>
              </table:table-cell>
              <table:table-cell office:value-type="float" office:value="0.10005">
                <text:p>0.10005</text:p>
              </table:table-cell>
              <table:table-cell office:value-type="float" office:value="0.100036">
                <text:p>0.100036</text:p>
              </table:table-cell>
              <table:table-cell office:value-type="float" office:value="0.100026">
                <text:p>0.100026</text:p>
              </table:table-cell>
              <table:table-cell office:value-type="float" office:value="0.100018">
                <text:p>0.100018</text:p>
              </table:table-cell>
              <table:table-cell office:value-type="float" office:value="0.100013">
                <text:p>0.100013</text:p>
              </table:table-cell>
              <table:table-cell office:value-type="float" office:value="0.100009">
                <text:p>0.100009</text:p>
              </table:table-cell>
              <table:table-cell office:value-type="float" office:value="0.100007">
                <text:p>0.100007</text:p>
              </table:table-cell>
              <table:table-cell office:value-type="float" office:value="0.100005">
                <text:p>0.100005</text:p>
              </table:table-cell>
              <table:table-cell office:value-type="float" office:value="0.100003">
                <text:p>0.100003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1.96cm" style:legend-expansion="high" chart:style-name="ch2"/>
        <chart:plot-area chart:style-name="ch3" table:cell-range-address="Burgers.B2:Burgers.GT2 Burgers.B20:Burgers.GT20 Burgers.B40:Burgers.GT40 Burgers.B80:Burgers.GT80 Burgers.B100:Burgers.GT100 Burgers.B120:Burgers.GT120 Burgers.B150:Burgers.GT150 Burgers.B200:Burgers.GT200 Burgers.B220:Burgers.GT220 Burgers.B250:Burgers.GT250" svg:x="0.32cm" svg:y="0.18cm" svg:width="12.693cm" svg:height="8.64cm">
          <chartooo:coordinate-region svg:x="1.047cm" svg:y="0.301cm" svg:width="11.825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rgers.B2:Burgers.GT2" chart:class="chart:line">
            <chart:data-point chart:repeated="201"/>
          </chart:series>
          <chart:series chart:style-name="ch7" chart:values-cell-range-address="Burgers.B20:Burgers.GT20" chart:class="chart:line">
            <chart:data-point chart:repeated="201"/>
          </chart:series>
          <chart:series chart:style-name="ch8" chart:values-cell-range-address="Burgers.B40:Burgers.GT40" chart:class="chart:line">
            <chart:data-point chart:repeated="201"/>
          </chart:series>
          <chart:series chart:style-name="ch9" chart:values-cell-range-address="Burgers.B80:Burgers.GT80" chart:class="chart:line">
            <chart:data-point chart:repeated="201"/>
          </chart:series>
          <chart:series chart:style-name="ch10" chart:values-cell-range-address="Burgers.B100:Burgers.GT100" chart:class="chart:line">
            <chart:data-point chart:repeated="201"/>
          </chart:series>
          <chart:series chart:style-name="ch11" chart:values-cell-range-address="Burgers.B120:Burgers.GT120" chart:class="chart:line">
            <chart:data-point chart:repeated="201"/>
          </chart:series>
          <chart:series chart:style-name="ch12" chart:values-cell-range-address="Burgers.B150:Burgers.GT150" chart:class="chart:line">
            <chart:data-point chart:repeated="201"/>
          </chart:series>
          <chart:series chart:style-name="ch13" chart:values-cell-range-address="Burgers.B200:Burgers.GT200" chart:class="chart:line">
            <chart:data-point chart:repeated="201"/>
          </chart:series>
          <chart:series chart:style-name="ch14" chart:values-cell-range-address="Burgers.B220:Burgers.GT220" chart:class="chart:line">
            <chart:data-point chart:repeated="201"/>
          </chart:series>
          <chart:series chart:style-name="ch15" chart:values-cell-range-address="Burgers.B250:Burgers.GT250" chart:class="chart:line">
            <chart:data-point chart:repeated="2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Burgers.B2:Burgers.GT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6">
                <text:p>0.999996</text:p>
              </table:table-cell>
              <table:table-cell office:value-type="float" office:value="0.999993">
                <text:p>0.99999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85">
                <text:p>0.999985</text:p>
              </table:table-cell>
              <table:table-cell office:value-type="float" office:value="0.999977">
                <text:p>0.999977</text:p>
              </table:table-cell>
              <table:table-cell office:value-type="float" office:value="0.999966">
                <text:p>0.999966</text:p>
              </table:table-cell>
              <table:table-cell office:value-type="float" office:value="0.999948">
                <text:p>0.999948</text:p>
              </table:table-cell>
              <table:table-cell office:value-type="float" office:value="0.999921">
                <text:p>0.999921</text:p>
              </table:table-cell>
              <table:table-cell office:value-type="float" office:value="0.99988">
                <text:p>0.99988</text:p>
              </table:table-cell>
              <table:table-cell office:value-type="float" office:value="0.999818">
                <text:p>0.999818</text:p>
              </table:table-cell>
              <table:table-cell office:value-type="float" office:value="0.999724">
                <text:p>0.999724</text:p>
              </table:table-cell>
              <table:table-cell office:value-type="float" office:value="0.999581">
                <text:p>0.999581</text:p>
              </table:table-cell>
              <table:table-cell office:value-type="float" office:value="0.999364">
                <text:p>0.999364</text:p>
              </table:table-cell>
              <table:table-cell office:value-type="float" office:value="0.999037">
                <text:p>0.999037</text:p>
              </table:table-cell>
              <table:table-cell office:value-type="float" office:value="0.99854">
                <text:p>0.99854</text:p>
              </table:table-cell>
              <table:table-cell office:value-type="float" office:value="0.997789">
                <text:p>0.997789</text:p>
              </table:table-cell>
              <table:table-cell office:value-type="float" office:value="0.996654">
                <text:p>0.996654</text:p>
              </table:table-cell>
              <table:table-cell office:value-type="float" office:value="0.994941">
                <text:p>0.994941</text:p>
              </table:table-cell>
              <table:table-cell office:value-type="float" office:value="0.992366">
                <text:p>0.992366</text:p>
              </table:table-cell>
              <table:table-cell office:value-type="float" office:value="0.988511">
                <text:p>0.988511</text:p>
              </table:table-cell>
              <table:table-cell office:value-type="float" office:value="0.982777">
                <text:p>0.982777</text:p>
              </table:table-cell>
              <table:table-cell office:value-type="float" office:value="0.974332">
                <text:p>0.974332</text:p>
              </table:table-cell>
              <table:table-cell office:value-type="float" office:value="0.962071">
                <text:p>0.962071</text:p>
              </table:table-cell>
              <table:table-cell office:value-type="float" office:value="0.944636">
                <text:p>0.944636</text:p>
              </table:table-cell>
              <table:table-cell office:value-type="float" office:value="0.920565">
                <text:p>0.920565</text:p>
              </table:table-cell>
              <table:table-cell office:value-type="float" office:value="0.88865">
                <text:p>0.88865</text:p>
              </table:table-cell>
              <table:table-cell office:value-type="float" office:value="0.84853">
                <text:p>0.84853</text:p>
              </table:table-cell>
              <table:table-cell office:value-type="float" office:value="0.801343">
                <text:p>0.801343</text:p>
              </table:table-cell>
              <table:table-cell office:value-type="float" office:value="0.75">
                <text:p>0.75</text:p>
              </table:table-cell>
              <table:table-cell office:value-type="float" office:value="0.698657">
                <text:p>0.698657</text:p>
              </table:table-cell>
              <table:table-cell office:value-type="float" office:value="0.65147">
                <text:p>0.65147</text:p>
              </table:table-cell>
              <table:table-cell office:value-type="float" office:value="0.61135">
                <text:p>0.61135</text:p>
              </table:table-cell>
              <table:table-cell office:value-type="float" office:value="0.579434">
                <text:p>0.579434</text:p>
              </table:table-cell>
              <table:table-cell office:value-type="float" office:value="0.555364">
                <text:p>0.555364</text:p>
              </table:table-cell>
              <table:table-cell office:value-type="float" office:value="0.537929">
                <text:p>0.537929</text:p>
              </table:table-cell>
              <table:table-cell office:value-type="float" office:value="0.525668">
                <text:p>0.525668</text:p>
              </table:table-cell>
              <table:table-cell office:value-type="float" office:value="0.517222">
                <text:p>0.517222</text:p>
              </table:table-cell>
              <table:table-cell office:value-type="float" office:value="0.511488">
                <text:p>0.511488</text:p>
              </table:table-cell>
              <table:table-cell office:value-type="float" office:value="0.507633">
                <text:p>0.507633</text:p>
              </table:table-cell>
              <table:table-cell office:value-type="float" office:value="0.505058">
                <text:p>0.505058</text:p>
              </table:table-cell>
              <table:table-cell office:value-type="float" office:value="0.503345">
                <text:p>0.503345</text:p>
              </table:table-cell>
              <table:table-cell office:value-type="float" office:value="0.502209">
                <text:p>0.502209</text:p>
              </table:table-cell>
              <table:table-cell office:value-type="float" office:value="0.501457">
                <text:p>0.501457</text:p>
              </table:table-cell>
              <table:table-cell office:value-type="float" office:value="0.50096">
                <text:p>0.50096</text:p>
              </table:table-cell>
              <table:table-cell office:value-type="float" office:value="0.500631">
                <text:p>0.500631</text:p>
              </table:table-cell>
              <table:table-cell office:value-type="float" office:value="0.500412">
                <text:p>0.500412</text:p>
              </table:table-cell>
              <table:table-cell office:value-type="float" office:value="0.500267">
                <text:p>0.500267</text:p>
              </table:table-cell>
              <table:table-cell office:value-type="float" office:value="0.500169">
                <text:p>0.500169</text:p>
              </table:table-cell>
              <table:table-cell office:value-type="float" office:value="0.500102">
                <text:p>0.500102</text:p>
              </table:table-cell>
              <table:table-cell office:value-type="float" office:value="0.500054">
                <text:p>0.500054</text:p>
              </table:table-cell>
              <table:table-cell office:value-type="float" office:value="0.500017">
                <text:p>0.500017</text:p>
              </table:table-cell>
              <table:table-cell office:value-type="float" office:value="0.499985">
                <text:p>0.499985</text:p>
              </table:table-cell>
              <table:table-cell office:value-type="float" office:value="0.499954">
                <text:p>0.499954</text:p>
              </table:table-cell>
              <table:table-cell office:value-type="float" office:value="0.499919">
                <text:p>0.499919</text:p>
              </table:table-cell>
              <table:table-cell office:value-type="float" office:value="0.499876">
                <text:p>0.499876</text:p>
              </table:table-cell>
              <table:table-cell office:value-type="float" office:value="0.499819">
                <text:p>0.499819</text:p>
              </table:table-cell>
              <table:table-cell office:value-type="float" office:value="0.499743">
                <text:p>0.499743</text:p>
              </table:table-cell>
              <table:table-cell office:value-type="float" office:value="0.499638">
                <text:p>0.499638</text:p>
              </table:table-cell>
              <table:table-cell office:value-type="float" office:value="0.499493">
                <text:p>0.499493</text:p>
              </table:table-cell>
              <table:table-cell office:value-type="float" office:value="0.499292">
                <text:p>0.499292</text:p>
              </table:table-cell>
              <table:table-cell office:value-type="float" office:value="0.499012">
                <text:p>0.499012</text:p>
              </table:table-cell>
              <table:table-cell office:value-type="float" office:value="0.498622">
                <text:p>0.498622</text:p>
              </table:table-cell>
              <table:table-cell office:value-type="float" office:value="0.498078">
                <text:p>0.498078</text:p>
              </table:table-cell>
              <table:table-cell office:value-type="float" office:value="0.497323">
                <text:p>0.497323</text:p>
              </table:table-cell>
              <table:table-cell office:value-type="float" office:value="0.496274">
                <text:p>0.496274</text:p>
              </table:table-cell>
              <table:table-cell office:value-type="float" office:value="0.494819">
                <text:p>0.494819</text:p>
              </table:table-cell>
              <table:table-cell office:value-type="float" office:value="0.492806">
                <text:p>0.492806</text:p>
              </table:table-cell>
              <table:table-cell office:value-type="float" office:value="0.49003">
                <text:p>0.49003</text:p>
              </table:table-cell>
              <table:table-cell office:value-type="float" office:value="0.486222">
                <text:p>0.486222</text:p>
              </table:table-cell>
              <table:table-cell office:value-type="float" office:value="0.48103">
                <text:p>0.48103</text:p>
              </table:table-cell>
              <table:table-cell office:value-type="float" office:value="0.474012">
                <text:p>0.474012</text:p>
              </table:table-cell>
              <table:table-cell office:value-type="float" office:value="0.46464">
                <text:p>0.46464</text:p>
              </table:table-cell>
              <table:table-cell office:value-type="float" office:value="0.452319">
                <text:p>0.452319</text:p>
              </table:table-cell>
              <table:table-cell office:value-type="float" office:value="0.436452">
                <text:p>0.436452</text:p>
              </table:table-cell>
              <table:table-cell office:value-type="float" office:value="0.416557">
                <text:p>0.416557</text:p>
              </table:table-cell>
              <table:table-cell office:value-type="float" office:value="0.392423">
                <text:p>0.392423</text:p>
              </table:table-cell>
              <table:table-cell office:value-type="float" office:value="0.364303">
                <text:p>0.364303</text:p>
              </table:table-cell>
              <table:table-cell office:value-type="float" office:value="0.333028">
                <text:p>0.333028</text:p>
              </table:table-cell>
              <table:table-cell office:value-type="float" office:value="0.3">
                <text:p>0.3</text:p>
              </table:table-cell>
              <table:table-cell office:value-type="float" office:value="0.266972">
                <text:p>0.266972</text:p>
              </table:table-cell>
              <table:table-cell office:value-type="float" office:value="0.235697">
                <text:p>0.235697</text:p>
              </table:table-cell>
              <table:table-cell office:value-type="float" office:value="0.207577">
                <text:p>0.207577</text:p>
              </table:table-cell>
              <table:table-cell office:value-type="float" office:value="0.183443">
                <text:p>0.183443</text:p>
              </table:table-cell>
              <table:table-cell office:value-type="float" office:value="0.163548">
                <text:p>0.163548</text:p>
              </table:table-cell>
              <table:table-cell office:value-type="float" office:value="0.147681">
                <text:p>0.147681</text:p>
              </table:table-cell>
              <table:table-cell office:value-type="float" office:value="0.13536">
                <text:p>0.13536</text:p>
              </table:table-cell>
              <table:table-cell office:value-type="float" office:value="0.125988">
                <text:p>0.125988</text:p>
              </table:table-cell>
              <table:table-cell office:value-type="float" office:value="0.11897">
                <text:p>0.11897</text:p>
              </table:table-cell>
              <table:table-cell office:value-type="float" office:value="0.113778">
                <text:p>0.113778</text:p>
              </table:table-cell>
              <table:table-cell office:value-type="float" office:value="0.10997">
                <text:p>0.10997</text:p>
              </table:table-cell>
              <table:table-cell office:value-type="float" office:value="0.107194">
                <text:p>0.107194</text:p>
              </table:table-cell>
              <table:table-cell office:value-type="float" office:value="0.105181">
                <text:p>0.105181</text:p>
              </table:table-cell>
              <table:table-cell office:value-type="float" office:value="0.103726">
                <text:p>0.103726</text:p>
              </table:table-cell>
              <table:table-cell office:value-type="float" office:value="0.102677">
                <text:p>0.102677</text:p>
              </table:table-cell>
              <table:table-cell office:value-type="float" office:value="0.101922">
                <text:p>0.101922</text:p>
              </table:table-cell>
              <table:table-cell office:value-type="float" office:value="0.101379">
                <text:p>0.101379</text:p>
              </table:table-cell>
              <table:table-cell office:value-type="float" office:value="0.100989">
                <text:p>0.100989</text:p>
              </table:table-cell>
              <table:table-cell office:value-type="float" office:value="0.100709">
                <text:p>0.100709</text:p>
              </table:table-cell>
              <table:table-cell office:value-type="float" office:value="0.100508">
                <text:p>0.100508</text:p>
              </table:table-cell>
              <table:table-cell office:value-type="float" office:value="0.100364">
                <text:p>0.100364</text:p>
              </table:table-cell>
              <table:table-cell office:value-type="float" office:value="0.100261">
                <text:p>0.100261</text:p>
              </table:table-cell>
              <table:table-cell office:value-type="float" office:value="0.100187">
                <text:p>0.100187</text:p>
              </table:table-cell>
              <table:table-cell office:value-type="float" office:value="0.100134">
                <text:p>0.100134</text:p>
              </table:table-cell>
              <table:table-cell office:value-type="float" office:value="0.100096">
                <text:p>0.100096</text:p>
              </table:table-cell>
              <table:table-cell office:value-type="float" office:value="0.100069">
                <text:p>0.100069</text:p>
              </table:table-cell>
              <table:table-cell office:value-type="float" office:value="0.100049">
                <text:p>0.100049</text:p>
              </table:table-cell>
              <table:table-cell office:value-type="float" office:value="0.100035">
                <text:p>0.100035</text:p>
              </table:table-cell>
              <table:table-cell office:value-type="float" office:value="0.100025">
                <text:p>0.100025</text:p>
              </table:table-cell>
              <table:table-cell office:value-type="float" office:value="0.100018">
                <text:p>0.100018</text:p>
              </table:table-cell>
              <table:table-cell office:value-type="float" office:value="0.100013">
                <text:p>0.100013</text:p>
              </table:table-cell>
              <table:table-cell office:value-type="float" office:value="0.100009">
                <text:p>0.100009</text:p>
              </table:table-cell>
              <table:table-cell office:value-type="float" office:value="0.100007">
                <text:p>0.100007</text:p>
              </table:table-cell>
              <table:table-cell office:value-type="float" office:value="0.100005">
                <text:p>0.100005</text:p>
              </table:table-cell>
              <table:table-cell office:value-type="float" office:value="0.100003">
                <text:p>0.100003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Burgers.B20:Burgers.GT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93">
                <text:p>0.999993</text:p>
              </table:table-cell>
              <table:table-cell office:value-type="float" office:value="0.999989">
                <text:p>0.999989</text:p>
              </table:table-cell>
              <table:table-cell office:value-type="float" office:value="0.999984">
                <text:p>0.999984</text:p>
              </table:table-cell>
              <table:table-cell office:value-type="float" office:value="0.999976">
                <text:p>0.999976</text:p>
              </table:table-cell>
              <table:table-cell office:value-type="float" office:value="0.999963">
                <text:p>0.999963</text:p>
              </table:table-cell>
              <table:table-cell office:value-type="float" office:value="0.999944">
                <text:p>0.999944</text:p>
              </table:table-cell>
              <table:table-cell office:value-type="float" office:value="0.999915">
                <text:p>0.999915</text:p>
              </table:table-cell>
              <table:table-cell office:value-type="float" office:value="0.99987">
                <text:p>0.99987</text:p>
              </table:table-cell>
              <table:table-cell office:value-type="float" office:value="0.999803">
                <text:p>0.999803</text:p>
              </table:table-cell>
              <table:table-cell office:value-type="float" office:value="0.999702">
                <text:p>0.999702</text:p>
              </table:table-cell>
              <table:table-cell office:value-type="float" office:value="0.999548">
                <text:p>0.999548</text:p>
              </table:table-cell>
              <table:table-cell office:value-type="float" office:value="0.999315">
                <text:p>0.999315</text:p>
              </table:table-cell>
              <table:table-cell office:value-type="float" office:value="0.998961">
                <text:p>0.998961</text:p>
              </table:table-cell>
              <table:table-cell office:value-type="float" office:value="0.998426">
                <text:p>0.998426</text:p>
              </table:table-cell>
              <table:table-cell office:value-type="float" office:value="0.997618">
                <text:p>0.997618</text:p>
              </table:table-cell>
              <table:table-cell office:value-type="float" office:value="0.996397">
                <text:p>0.996397</text:p>
              </table:table-cell>
              <table:table-cell office:value-type="float" office:value="0.994557">
                <text:p>0.994557</text:p>
              </table:table-cell>
              <table:table-cell office:value-type="float" office:value="0.991795">
                <text:p>0.991795</text:p>
              </table:table-cell>
              <table:table-cell office:value-type="float" office:value="0.987666">
                <text:p>0.987666</text:p>
              </table:table-cell>
              <table:table-cell office:value-type="float" office:value="0.981539">
                <text:p>0.981539</text:p>
              </table:table-cell>
              <table:table-cell office:value-type="float" office:value="0.972539">
                <text:p>0.972539</text:p>
              </table:table-cell>
              <table:table-cell office:value-type="float" office:value="0.959519">
                <text:p>0.959519</text:p>
              </table:table-cell>
              <table:table-cell office:value-type="float" office:value="0.941087">
                <text:p>0.941087</text:p>
              </table:table-cell>
              <table:table-cell office:value-type="float" office:value="0.91578">
                <text:p>0.91578</text:p>
              </table:table-cell>
              <table:table-cell office:value-type="float" office:value="0.882459">
                <text:p>0.882459</text:p>
              </table:table-cell>
              <table:table-cell office:value-type="float" office:value="0.840939">
                <text:p>0.840939</text:p>
              </table:table-cell>
              <table:table-cell office:value-type="float" office:value="0.79266">
                <text:p>0.79266</text:p>
              </table:table-cell>
              <table:table-cell office:value-type="float" office:value="0.74088">
                <text:p>0.74088</text:p>
              </table:table-cell>
              <table:table-cell office:value-type="float" office:value="0.689941">
                <text:p>0.689941</text:p>
              </table:table-cell>
              <table:table-cell office:value-type="float" office:value="0.643873">
                <text:p>0.643873</text:p>
              </table:table-cell>
              <table:table-cell office:value-type="float" office:value="0.605231">
                <text:p>0.605231</text:p>
              </table:table-cell>
              <table:table-cell office:value-type="float" office:value="0.574798">
                <text:p>0.574798</text:p>
              </table:table-cell>
              <table:table-cell office:value-type="float" office:value="0.551998">
                <text:p>0.551998</text:p>
              </table:table-cell>
              <table:table-cell office:value-type="float" office:value="0.535552">
                <text:p>0.535552</text:p>
              </table:table-cell>
              <table:table-cell office:value-type="float" office:value="0.524017">
                <text:p>0.524017</text:p>
              </table:table-cell>
              <table:table-cell office:value-type="float" office:value="0.516087">
                <text:p>0.516087</text:p>
              </table:table-cell>
              <table:table-cell office:value-type="float" office:value="0.510709">
                <text:p>0.510709</text:p>
              </table:table-cell>
              <table:table-cell office:value-type="float" office:value="0.507097">
                <text:p>0.507097</text:p>
              </table:table-cell>
              <table:table-cell office:value-type="float" office:value="0.504684">
                <text:p>0.504684</text:p>
              </table:table-cell>
              <table:table-cell office:value-type="float" office:value="0.503078">
                <text:p>0.503078</text:p>
              </table:table-cell>
              <table:table-cell office:value-type="float" office:value="0.502008">
                <text:p>0.502008</text:p>
              </table:table-cell>
              <table:table-cell office:value-type="float" office:value="0.501292">
                <text:p>0.501292</text:p>
              </table:table-cell>
              <table:table-cell office:value-type="float" office:value="0.500806">
                <text:p>0.500806</text:p>
              </table:table-cell>
              <table:table-cell office:value-type="float" office:value="0.500468">
                <text:p>0.500468</text:p>
              </table:table-cell>
              <table:table-cell office:value-type="float" office:value="0.50022">
                <text:p>0.50022</text:p>
              </table:table-cell>
              <table:table-cell office:value-type="float" office:value="0.500021">
                <text:p>0.500021</text:p>
              </table:table-cell>
              <table:table-cell office:value-type="float" office:value="0.499842">
                <text:p>0.499842</text:p>
              </table:table-cell>
              <table:table-cell office:value-type="float" office:value="0.499655">
                <text:p>0.499655</text:p>
              </table:table-cell>
              <table:table-cell office:value-type="float" office:value="0.499438">
                <text:p>0.499438</text:p>
              </table:table-cell>
              <table:table-cell office:value-type="float" office:value="0.499162">
                <text:p>0.499162</text:p>
              </table:table-cell>
              <table:table-cell office:value-type="float" office:value="0.498796">
                <text:p>0.498796</text:p>
              </table:table-cell>
              <table:table-cell office:value-type="float" office:value="0.498298">
                <text:p>0.498298</text:p>
              </table:table-cell>
              <table:table-cell office:value-type="float" office:value="0.497614">
                <text:p>0.497614</text:p>
              </table:table-cell>
              <table:table-cell office:value-type="float" office:value="0.496667">
                <text:p>0.496667</text:p>
              </table:table-cell>
              <table:table-cell office:value-type="float" office:value="0.495357">
                <text:p>0.495357</text:p>
              </table:table-cell>
              <table:table-cell office:value-type="float" office:value="0.493546">
                <text:p>0.493546</text:p>
              </table:table-cell>
              <table:table-cell office:value-type="float" office:value="0.491048">
                <text:p>0.491048</text:p>
              </table:table-cell>
              <table:table-cell office:value-type="float" office:value="0.487615">
                <text:p>0.487615</text:p>
              </table:table-cell>
              <table:table-cell office:value-type="float" office:value="0.482925">
                <text:p>0.482925</text:p>
              </table:table-cell>
              <table:table-cell office:value-type="float" office:value="0.476568">
                <text:p>0.476568</text:p>
              </table:table-cell>
              <table:table-cell office:value-type="float" office:value="0.468043">
                <text:p>0.468043</text:p>
              </table:table-cell>
              <table:table-cell office:value-type="float" office:value="0.456773">
                <text:p>0.456773</text:p>
              </table:table-cell>
              <table:table-cell office:value-type="float" office:value="0.442153">
                <text:p>0.442153</text:p>
              </table:table-cell>
              <table:table-cell office:value-type="float" office:value="0.423643">
                <text:p>0.423643</text:p>
              </table:table-cell>
              <table:table-cell office:value-type="float" office:value="0.400919">
                <text:p>0.400919</text:p>
              </table:table-cell>
              <table:table-cell office:value-type="float" office:value="0.374053">
                <text:p>0.374053</text:p>
              </table:table-cell>
              <table:table-cell office:value-type="float" office:value="0.343675">
                <text:p>0.343675</text:p>
              </table:table-cell>
              <table:table-cell office:value-type="float" office:value="0.311016">
                <text:p>0.311016</text:p>
              </table:table-cell>
              <table:table-cell office:value-type="float" office:value="0.27776">
                <text:p>0.27776</text:p>
              </table:table-cell>
              <table:table-cell office:value-type="float" office:value="0.245716">
                <text:p>0.245716</text:p>
              </table:table-cell>
              <table:table-cell office:value-type="float" office:value="0.216435">
                <text:p>0.216435</text:p>
              </table:table-cell>
              <table:table-cell office:value-type="float" office:value="0.190944">
                <text:p>0.190944</text:p>
              </table:table-cell>
              <table:table-cell office:value-type="float" office:value="0.169667">
                <text:p>0.169667</text:p>
              </table:table-cell>
              <table:table-cell office:value-type="float" office:value="0.152523">
                <text:p>0.152523</text:p>
              </table:table-cell>
              <table:table-cell office:value-type="float" office:value="0.139097">
                <text:p>0.139097</text:p>
              </table:table-cell>
              <table:table-cell office:value-type="float" office:value="0.128816">
                <text:p>0.128816</text:p>
              </table:table-cell>
              <table:table-cell office:value-type="float" office:value="0.121079">
                <text:p>0.121079</text:p>
              </table:table-cell>
              <table:table-cell office:value-type="float" office:value="0.115333">
                <text:p>0.115333</text:p>
              </table:table-cell>
              <table:table-cell office:value-type="float" office:value="0.111106">
                <text:p>0.111106</text:p>
              </table:table-cell>
              <table:table-cell office:value-type="float" office:value="0.10802">
                <text:p>0.10802</text:p>
              </table:table-cell>
              <table:table-cell office:value-type="float" office:value="0.105778">
                <text:p>0.105778</text:p>
              </table:table-cell>
              <table:table-cell office:value-type="float" office:value="0.104157">
                <text:p>0.104157</text:p>
              </table:table-cell>
              <table:table-cell office:value-type="float" office:value="0.102986">
                <text:p>0.102986</text:p>
              </table:table-cell>
              <table:table-cell office:value-type="float" office:value="0.102144">
                <text:p>0.102144</text:p>
              </table:table-cell>
              <table:table-cell office:value-type="float" office:value="0.101538">
                <text:p>0.101538</text:p>
              </table:table-cell>
              <table:table-cell office:value-type="float" office:value="0.101103">
                <text:p>0.101103</text:p>
              </table:table-cell>
              <table:table-cell office:value-type="float" office:value="0.100791">
                <text:p>0.100791</text:p>
              </table:table-cell>
              <table:table-cell office:value-type="float" office:value="0.100567">
                <text:p>0.100567</text:p>
              </table:table-cell>
              <table:table-cell office:value-type="float" office:value="0.100406">
                <text:p>0.100406</text:p>
              </table:table-cell>
              <table:table-cell office:value-type="float" office:value="0.100291">
                <text:p>0.100291</text:p>
              </table:table-cell>
              <table:table-cell office:value-type="float" office:value="0.100209">
                <text:p>0.100209</text:p>
              </table:table-cell>
              <table:table-cell office:value-type="float" office:value="0.10015">
                <text:p>0.10015</text:p>
              </table:table-cell>
              <table:table-cell office:value-type="float" office:value="0.100107">
                <text:p>0.100107</text:p>
              </table:table-cell>
              <table:table-cell office:value-type="float" office:value="0.100077">
                <text:p>0.100077</text:p>
              </table:table-cell>
              <table:table-cell office:value-type="float" office:value="0.100055">
                <text:p>0.100055</text:p>
              </table:table-cell>
              <table:table-cell office:value-type="float" office:value="0.100039">
                <text:p>0.100039</text:p>
              </table:table-cell>
              <table:table-cell office:value-type="float" office:value="0.100028">
                <text:p>0.100028</text:p>
              </table:table-cell>
              <table:table-cell office:value-type="float" office:value="0.10002">
                <text:p>0.10002</text:p>
              </table:table-cell>
              <table:table-cell office:value-type="float" office:value="0.100015">
                <text:p>0.100015</text:p>
              </table:table-cell>
              <table:table-cell office:value-type="float" office:value="0.10001">
                <text:p>0.10001</text:p>
              </table:table-cell>
              <table:table-cell office:value-type="float" office:value="0.100007">
                <text:p>0.100007</text:p>
              </table:table-cell>
              <table:table-cell office:value-type="float" office:value="0.100005">
                <text:p>0.100005</text:p>
              </table:table-cell>
              <table:table-cell office:value-type="float" office:value="0.100004">
                <text:p>0.100004</text:p>
              </table:table-cell>
              <table:table-cell office:value-type="float" office:value="0.100003">
                <text:p>0.100003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Burgers.B40:Burgers.GT4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93">
                <text:p>0.999993</text:p>
              </table:table-cell>
              <table:table-cell office:value-type="float" office:value="0.999989">
                <text:p>0.999989</text:p>
              </table:table-cell>
              <table:table-cell office:value-type="float" office:value="0.999983">
                <text:p>0.999983</text:p>
              </table:table-cell>
              <table:table-cell office:value-type="float" office:value="0.999975">
                <text:p>0.999975</text:p>
              </table:table-cell>
              <table:table-cell office:value-type="float" office:value="0.999961">
                <text:p>0.999961</text:p>
              </table:table-cell>
              <table:table-cell office:value-type="float" office:value="0.999941">
                <text:p>0.999941</text:p>
              </table:table-cell>
              <table:table-cell office:value-type="float" office:value="0.999911">
                <text:p>0.999911</text:p>
              </table:table-cell>
              <table:table-cell office:value-type="float" office:value="0.999865">
                <text:p>0.999865</text:p>
              </table:table-cell>
              <table:table-cell office:value-type="float" office:value="0.999796">
                <text:p>0.999796</text:p>
              </table:table-cell>
              <table:table-cell office:value-type="float" office:value="0.99969">
                <text:p>0.99969</text:p>
              </table:table-cell>
              <table:table-cell office:value-type="float" office:value="0.999531">
                <text:p>0.999531</text:p>
              </table:table-cell>
              <table:table-cell office:value-type="float" office:value="0.999289">
                <text:p>0.999289</text:p>
              </table:table-cell>
              <table:table-cell office:value-type="float" office:value="0.998922">
                <text:p>0.998922</text:p>
              </table:table-cell>
              <table:table-cell office:value-type="float" office:value="0.998368">
                <text:p>0.998368</text:p>
              </table:table-cell>
              <table:table-cell office:value-type="float" office:value="0.997531">
                <text:p>0.997531</text:p>
              </table:table-cell>
              <table:table-cell office:value-type="float" office:value="0.996266">
                <text:p>0.996266</text:p>
              </table:table-cell>
              <table:table-cell office:value-type="float" office:value="0.994363">
                <text:p>0.994363</text:p>
              </table:table-cell>
              <table:table-cell office:value-type="float" office:value="0.991505">
                <text:p>0.991505</text:p>
              </table:table-cell>
              <table:table-cell office:value-type="float" office:value="0.987235">
                <text:p>0.987235</text:p>
              </table:table-cell>
              <table:table-cell office:value-type="float" office:value="0.980904">
                <text:p>0.980904</text:p>
              </table:table-cell>
              <table:table-cell office:value-type="float" office:value="0.971614">
                <text:p>0.971614</text:p>
              </table:table-cell>
              <table:table-cell office:value-type="float" office:value="0.958194">
                <text:p>0.958194</text:p>
              </table:table-cell>
              <table:table-cell office:value-type="float" office:value="0.939237">
                <text:p>0.939237</text:p>
              </table:table-cell>
              <table:table-cell office:value-type="float" office:value="0.913287">
                <text:p>0.913287</text:p>
              </table:table-cell>
              <table:table-cell office:value-type="float" office:value="0.879257">
                <text:p>0.879257</text:p>
              </table:table-cell>
              <table:table-cell office:value-type="float" office:value="0.837077">
                <text:p>0.837077</text:p>
              </table:table-cell>
              <table:table-cell office:value-type="float" office:value="0.788344">
                <text:p>0.788344</text:p>
              </table:table-cell>
              <table:table-cell office:value-type="float" office:value="0.736451">
                <text:p>0.736451</text:p>
              </table:table-cell>
              <table:table-cell office:value-type="float" office:value="0.685772">
                <text:p>0.685772</text:p>
              </table:table-cell>
              <table:table-cell office:value-type="float" office:value="0.640246">
                <text:p>0.640246</text:p>
              </table:table-cell>
              <table:table-cell office:value-type="float" office:value="0.602277">
                <text:p>0.602277</text:p>
              </table:table-cell>
              <table:table-cell office:value-type="float" office:value="0.572505">
                <text:p>0.572505</text:p>
              </table:table-cell>
              <table:table-cell office:value-type="float" office:value="0.550267">
                <text:p>0.550267</text:p>
              </table:table-cell>
              <table:table-cell office:value-type="float" office:value="0.53425">
                <text:p>0.53425</text:p>
              </table:table-cell>
              <table:table-cell office:value-type="float" office:value="0.523007">
                <text:p>0.523007</text:p>
              </table:table-cell>
              <table:table-cell office:value-type="float" office:value="0.515244">
                <text:p>0.515244</text:p>
              </table:table-cell>
              <table:table-cell office:value-type="float" office:value="0.509923">
                <text:p>0.509923</text:p>
              </table:table-cell>
              <table:table-cell office:value-type="float" office:value="0.506266">
                <text:p>0.506266</text:p>
              </table:table-cell>
              <table:table-cell office:value-type="float" office:value="0.503704">
                <text:p>0.503704</text:p>
              </table:table-cell>
              <table:table-cell office:value-type="float" office:value="0.50183">
                <text:p>0.50183</text:p>
              </table:table-cell>
              <table:table-cell office:value-type="float" office:value="0.500347">
                <text:p>0.500347</text:p>
              </table:table-cell>
              <table:table-cell office:value-type="float" office:value="0.499031">
                <text:p>0.499031</text:p>
              </table:table-cell>
              <table:table-cell office:value-type="float" office:value="0.497695">
                <text:p>0.497695</text:p>
              </table:table-cell>
              <table:table-cell office:value-type="float" office:value="0.496164">
                <text:p>0.496164</text:p>
              </table:table-cell>
              <table:table-cell office:value-type="float" office:value="0.494256">
                <text:p>0.494256</text:p>
              </table:table-cell>
              <table:table-cell office:value-type="float" office:value="0.491761">
                <text:p>0.491761</text:p>
              </table:table-cell>
              <table:table-cell office:value-type="float" office:value="0.488421">
                <text:p>0.488421</text:p>
              </table:table-cell>
              <table:table-cell office:value-type="float" office:value="0.483912">
                <text:p>0.483912</text:p>
              </table:table-cell>
              <table:table-cell office:value-type="float" office:value="0.477829">
                <text:p>0.477829</text:p>
              </table:table-cell>
              <table:table-cell office:value-type="float" office:value="0.46968">
                <text:p>0.46968</text:p>
              </table:table-cell>
              <table:table-cell office:value-type="float" office:value="0.458894">
                <text:p>0.458894</text:p>
              </table:table-cell>
              <table:table-cell office:value-type="float" office:value="0.444861">
                <text:p>0.444861</text:p>
              </table:table-cell>
              <table:table-cell office:value-type="float" office:value="0.427022">
                <text:p>0.427022</text:p>
              </table:table-cell>
              <table:table-cell office:value-type="float" office:value="0.405001">
                <text:p>0.405001</text:p>
              </table:table-cell>
              <table:table-cell office:value-type="float" office:value="0.378792">
                <text:p>0.378792</text:p>
              </table:table-cell>
              <table:table-cell office:value-type="float" office:value="0.348924">
                <text:p>0.348924</text:p>
              </table:table-cell>
              <table:table-cell office:value-type="float" office:value="0.316533">
                <text:p>0.316533</text:p>
              </table:table-cell>
              <table:table-cell office:value-type="float" office:value="0.283247">
                <text:p>0.283247</text:p>
              </table:table-cell>
              <table:table-cell office:value-type="float" office:value="0.250881">
                <text:p>0.250881</text:p>
              </table:table-cell>
              <table:table-cell office:value-type="float" office:value="0.221053">
                <text:p>0.221053</text:p>
              </table:table-cell>
              <table:table-cell office:value-type="float" office:value="0.194888">
                <text:p>0.194888</text:p>
              </table:table-cell>
              <table:table-cell office:value-type="float" office:value="0.172906">
                <text:p>0.172906</text:p>
              </table:table-cell>
              <table:table-cell office:value-type="float" office:value="0.155098">
                <text:p>0.155098</text:p>
              </table:table-cell>
              <table:table-cell office:value-type="float" office:value="0.141093">
                <text:p>0.141093</text:p>
              </table:table-cell>
              <table:table-cell office:value-type="float" office:value="0.130333">
                <text:p>0.130333</text:p>
              </table:table-cell>
              <table:table-cell office:value-type="float" office:value="0.122214">
                <text:p>0.122214</text:p>
              </table:table-cell>
              <table:table-cell office:value-type="float" office:value="0.116172">
                <text:p>0.116172</text:p>
              </table:table-cell>
              <table:table-cell office:value-type="float" office:value="0.111721">
                <text:p>0.111721</text:p>
              </table:table-cell>
              <table:table-cell office:value-type="float" office:value="0.108468">
                <text:p>0.108468</text:p>
              </table:table-cell>
              <table:table-cell office:value-type="float" office:value="0.106103">
                <text:p>0.106103</text:p>
              </table:table-cell>
              <table:table-cell office:value-type="float" office:value="0.104391">
                <text:p>0.104391</text:p>
              </table:table-cell>
              <table:table-cell office:value-type="float" office:value="0.103155">
                <text:p>0.103155</text:p>
              </table:table-cell>
              <table:table-cell office:value-type="float" office:value="0.102265">
                <text:p>0.102265</text:p>
              </table:table-cell>
              <table:table-cell office:value-type="float" office:value="0.101625">
                <text:p>0.101625</text:p>
              </table:table-cell>
              <table:table-cell office:value-type="float" office:value="0.101166">
                <text:p>0.101166</text:p>
              </table:table-cell>
              <table:table-cell office:value-type="float" office:value="0.100836">
                <text:p>0.100836</text:p>
              </table:table-cell>
              <table:table-cell office:value-type="float" office:value="0.100599">
                <text:p>0.100599</text:p>
              </table:table-cell>
              <table:table-cell office:value-type="float" office:value="0.100429">
                <text:p>0.100429</text:p>
              </table:table-cell>
              <table:table-cell office:value-type="float" office:value="0.100308">
                <text:p>0.100308</text:p>
              </table:table-cell>
              <table:table-cell office:value-type="float" office:value="0.10022">
                <text:p>0.10022</text:p>
              </table:table-cell>
              <table:table-cell office:value-type="float" office:value="0.100158">
                <text:p>0.100158</text:p>
              </table:table-cell>
              <table:table-cell office:value-type="float" office:value="0.100113">
                <text:p>0.100113</text:p>
              </table:table-cell>
              <table:table-cell office:value-type="float" office:value="0.100081">
                <text:p>0.100081</text:p>
              </table:table-cell>
              <table:table-cell office:value-type="float" office:value="0.100058">
                <text:p>0.100058</text:p>
              </table:table-cell>
              <table:table-cell office:value-type="float" office:value="0.100042">
                <text:p>0.100042</text:p>
              </table:table-cell>
              <table:table-cell office:value-type="float" office:value="0.10003">
                <text:p>0.10003</text:p>
              </table:table-cell>
              <table:table-cell office:value-type="float" office:value="0.100021">
                <text:p>0.100021</text:p>
              </table:table-cell>
              <table:table-cell office:value-type="float" office:value="0.100015">
                <text:p>0.100015</text:p>
              </table:table-cell>
              <table:table-cell office:value-type="float" office:value="0.100011">
                <text:p>0.100011</text:p>
              </table:table-cell>
              <table:table-cell office:value-type="float" office:value="0.100008">
                <text:p>0.100008</text:p>
              </table:table-cell>
              <table:table-cell office:value-type="float" office:value="0.100006">
                <text:p>0.100006</text:p>
              </table:table-cell>
              <table:table-cell office:value-type="float" office:value="0.100004">
                <text:p>0.100004</text:p>
              </table:table-cell>
              <table:table-cell office:value-type="float" office:value="0.100003">
                <text:p>0.100003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Burgers.B80:Burgers.GT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92">
                <text:p>0.999992</text:p>
              </table:table-cell>
              <table:table-cell office:value-type="float" office:value="0.999988">
                <text:p>0.999988</text:p>
              </table:table-cell>
              <table:table-cell office:value-type="float" office:value="0.999982">
                <text:p>0.999982</text:p>
              </table:table-cell>
              <table:table-cell office:value-type="float" office:value="0.999973">
                <text:p>0.999973</text:p>
              </table:table-cell>
              <table:table-cell office:value-type="float" office:value="0.999958">
                <text:p>0.999958</text:p>
              </table:table-cell>
              <table:table-cell office:value-type="float" office:value="0.999937">
                <text:p>0.999937</text:p>
              </table:table-cell>
              <table:table-cell office:value-type="float" office:value="0.999904">
                <text:p>0.999904</text:p>
              </table:table-cell>
              <table:table-cell office:value-type="float" office:value="0.999855">
                <text:p>0.999855</text:p>
              </table:table-cell>
              <table:table-cell office:value-type="float" office:value="0.99978">
                <text:p>0.99978</text:p>
              </table:table-cell>
              <table:table-cell office:value-type="float" office:value="0.999667">
                <text:p>0.999667</text:p>
              </table:table-cell>
              <table:table-cell office:value-type="float" office:value="0.999496">
                <text:p>0.999496</text:p>
              </table:table-cell>
              <table:table-cell office:value-type="float" office:value="0.999236">
                <text:p>0.999236</text:p>
              </table:table-cell>
              <table:table-cell office:value-type="float" office:value="0.998842">
                <text:p>0.998842</text:p>
              </table:table-cell>
              <table:table-cell office:value-type="float" office:value="0.998247">
                <text:p>0.998247</text:p>
              </table:table-cell>
              <table:table-cell office:value-type="float" office:value="0.997346">
                <text:p>0.997346</text:p>
              </table:table-cell>
              <table:table-cell office:value-type="float" office:value="0.995985">
                <text:p>0.995985</text:p>
              </table:table-cell>
              <table:table-cell office:value-type="float" office:value="0.993935">
                <text:p>0.993935</text:p>
              </table:table-cell>
              <table:table-cell office:value-type="float" office:value="0.990852">
                <text:p>0.990852</text:p>
              </table:table-cell>
              <table:table-cell office:value-type="float" office:value="0.986239">
                <text:p>0.986239</text:p>
              </table:table-cell>
              <table:table-cell office:value-type="float" office:value="0.979381">
                <text:p>0.979381</text:p>
              </table:table-cell>
              <table:table-cell office:value-type="float" office:value="0.969288">
                <text:p>0.969288</text:p>
              </table:table-cell>
              <table:table-cell office:value-type="float" office:value="0.954651">
                <text:p>0.954651</text:p>
              </table:table-cell>
              <table:table-cell office:value-type="float" office:value="0.933869">
                <text:p>0.933869</text:p>
              </table:table-cell>
              <table:table-cell office:value-type="float" office:value="0.905238">
                <text:p>0.905238</text:p>
              </table:table-cell>
              <table:table-cell office:value-type="float" office:value="0.867382">
                <text:p>0.867382</text:p>
              </table:table-cell>
              <table:table-cell office:value-type="float" office:value="0.819938">
                <text:p>0.819938</text:p>
              </table:table-cell>
              <table:table-cell office:value-type="float" office:value="0.764257">
                <text:p>0.764257</text:p>
              </table:table-cell>
              <table:table-cell office:value-type="float" office:value="0.703511">
                <text:p>0.703511</text:p>
              </table:table-cell>
              <table:table-cell office:value-type="float" office:value="0.641794">
                <text:p>0.641794</text:p>
              </table:table-cell>
              <table:table-cell office:value-type="float" office:value="0.582606">
                <text:p>0.582606</text:p>
              </table:table-cell>
              <table:table-cell office:value-type="float" office:value="0.527788">
                <text:p>0.527788</text:p>
              </table:table-cell>
              <table:table-cell office:value-type="float" office:value="0.477463">
                <text:p>0.477463</text:p>
              </table:table-cell>
              <table:table-cell office:value-type="float" office:value="0.430738">
                <text:p>0.430738</text:p>
              </table:table-cell>
              <table:table-cell office:value-type="float" office:value="0.386571">
                <text:p>0.386571</text:p>
              </table:table-cell>
              <table:table-cell office:value-type="float" office:value="0.344407">
                <text:p>0.344407</text:p>
              </table:table-cell>
              <table:table-cell office:value-type="float" office:value="0.304399">
                <text:p>0.304399</text:p>
              </table:table-cell>
              <table:table-cell office:value-type="float" office:value="0.26725">
                <text:p>0.26725</text:p>
              </table:table-cell>
              <table:table-cell office:value-type="float" office:value="0.233844">
                <text:p>0.233844</text:p>
              </table:table-cell>
              <table:table-cell office:value-type="float" office:value="0.20488">
                <text:p>0.20488</text:p>
              </table:table-cell>
              <table:table-cell office:value-type="float" office:value="0.180653">
                <text:p>0.180653</text:p>
              </table:table-cell>
              <table:table-cell office:value-type="float" office:value="0.161037">
                <text:p>0.161037</text:p>
              </table:table-cell>
              <table:table-cell office:value-type="float" office:value="0.145591">
                <text:p>0.145591</text:p>
              </table:table-cell>
              <table:table-cell office:value-type="float" office:value="0.1337">
                <text:p>0.1337</text:p>
              </table:table-cell>
              <table:table-cell office:value-type="float" office:value="0.12471">
                <text:p>0.12471</text:p>
              </table:table-cell>
              <table:table-cell office:value-type="float" office:value="0.118007">
                <text:p>0.118007</text:p>
              </table:table-cell>
              <table:table-cell office:value-type="float" office:value="0.113062">
                <text:p>0.113062</text:p>
              </table:table-cell>
              <table:table-cell office:value-type="float" office:value="0.109442">
                <text:p>0.109442</text:p>
              </table:table-cell>
              <table:table-cell office:value-type="float" office:value="0.106809">
                <text:p>0.106809</text:p>
              </table:table-cell>
              <table:table-cell office:value-type="float" office:value="0.104901">
                <text:p>0.104901</text:p>
              </table:table-cell>
              <table:table-cell office:value-type="float" office:value="0.103523">
                <text:p>0.103523</text:p>
              </table:table-cell>
              <table:table-cell office:value-type="float" office:value="0.102529">
                <text:p>0.102529</text:p>
              </table:table-cell>
              <table:table-cell office:value-type="float" office:value="0.101815">
                <text:p>0.101815</text:p>
              </table:table-cell>
              <table:table-cell office:value-type="float" office:value="0.101302">
                <text:p>0.101302</text:p>
              </table:table-cell>
              <table:table-cell office:value-type="float" office:value="0.100933">
                <text:p>0.100933</text:p>
              </table:table-cell>
              <table:table-cell office:value-type="float" office:value="0.100669">
                <text:p>0.100669</text:p>
              </table:table-cell>
              <table:table-cell office:value-type="float" office:value="0.100479">
                <text:p>0.100479</text:p>
              </table:table-cell>
              <table:table-cell office:value-type="float" office:value="0.100344">
                <text:p>0.100344</text:p>
              </table:table-cell>
              <table:table-cell office:value-type="float" office:value="0.100246">
                <text:p>0.100246</text:p>
              </table:table-cell>
              <table:table-cell office:value-type="float" office:value="0.100176">
                <text:p>0.100176</text:p>
              </table:table-cell>
              <table:table-cell office:value-type="float" office:value="0.100126">
                <text:p>0.100126</text:p>
              </table:table-cell>
              <table:table-cell office:value-type="float" office:value="0.100091">
                <text:p>0.100091</text:p>
              </table:table-cell>
              <table:table-cell office:value-type="float" office:value="0.100065">
                <text:p>0.100065</text:p>
              </table:table-cell>
              <table:table-cell office:value-type="float" office:value="0.100046">
                <text:p>0.100046</text:p>
              </table:table-cell>
              <table:table-cell office:value-type="float" office:value="0.100033">
                <text:p>0.100033</text:p>
              </table:table-cell>
              <table:table-cell office:value-type="float" office:value="0.100024">
                <text:p>0.100024</text:p>
              </table:table-cell>
              <table:table-cell office:value-type="float" office:value="0.100017">
                <text:p>0.100017</text:p>
              </table:table-cell>
              <table:table-cell office:value-type="float" office:value="0.100012">
                <text:p>0.100012</text:p>
              </table:table-cell>
              <table:table-cell office:value-type="float" office:value="0.100009">
                <text:p>0.100009</text:p>
              </table:table-cell>
              <table:table-cell office:value-type="float" office:value="0.100006">
                <text:p>0.100006</text:p>
              </table:table-cell>
              <table:table-cell office:value-type="float" office:value="0.100004">
                <text:p>0.100004</text:p>
              </table:table-cell>
              <table:table-cell office:value-type="float" office:value="0.100003">
                <text:p>0.100003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Burgers.B100:Burgers.GT10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93">
                <text:p>0.99999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84">
                <text:p>0.999984</text:p>
              </table:table-cell>
              <table:table-cell office:value-type="float" office:value="0.999976">
                <text:p>0.999976</text:p>
              </table:table-cell>
              <table:table-cell office:value-type="float" office:value="0.999963">
                <text:p>0.999963</text:p>
              </table:table-cell>
              <table:table-cell office:value-type="float" office:value="0.999945">
                <text:p>0.999945</text:p>
              </table:table-cell>
              <table:table-cell office:value-type="float" office:value="0.999916">
                <text:p>0.999916</text:p>
              </table:table-cell>
              <table:table-cell office:value-type="float" office:value="0.999873">
                <text:p>0.999873</text:p>
              </table:table-cell>
              <table:table-cell office:value-type="float" office:value="0.999807">
                <text:p>0.999807</text:p>
              </table:table-cell>
              <table:table-cell office:value-type="float" office:value="0.999706">
                <text:p>0.999706</text:p>
              </table:table-cell>
              <table:table-cell office:value-type="float" office:value="0.999554">
                <text:p>0.999554</text:p>
              </table:table-cell>
              <table:table-cell office:value-type="float" office:value="0.99932">
                <text:p>0.99932</text:p>
              </table:table-cell>
              <table:table-cell office:value-type="float" office:value="0.998965">
                <text:p>0.998965</text:p>
              </table:table-cell>
              <table:table-cell office:value-type="float" office:value="0.998419">
                <text:p>0.998419</text:p>
              </table:table-cell>
              <table:table-cell office:value-type="float" office:value="0.997582">
                <text:p>0.997582</text:p>
              </table:table-cell>
              <table:table-cell office:value-type="float" office:value="0.996286">
                <text:p>0.996286</text:p>
              </table:table-cell>
              <table:table-cell office:value-type="float" office:value="0.994271">
                <text:p>0.994271</text:p>
              </table:table-cell>
              <table:table-cell office:value-type="float" office:value="0.991118">
                <text:p>0.991118</text:p>
              </table:table-cell>
              <table:table-cell office:value-type="float" office:value="0.986124">
                <text:p>0.986124</text:p>
              </table:table-cell>
              <table:table-cell office:value-type="float" office:value="0.978179">
                <text:p>0.978179</text:p>
              </table:table-cell>
              <table:table-cell office:value-type="float" office:value="0.965399">
                <text:p>0.965399</text:p>
              </table:table-cell>
              <table:table-cell office:value-type="float" office:value="0.944838">
                <text:p>0.944838</text:p>
              </table:table-cell>
              <table:table-cell office:value-type="float" office:value="0.911995">
                <text:p>0.911995</text:p>
              </table:table-cell>
              <table:table-cell office:value-type="float" office:value="0.860778">
                <text:p>0.860778</text:p>
              </table:table-cell>
              <table:table-cell office:value-type="float" office:value="0.785138">
                <text:p>0.785138</text:p>
              </table:table-cell>
              <table:table-cell office:value-type="float" office:value="0.682721">
                <text:p>0.682721</text:p>
              </table:table-cell>
              <table:table-cell office:value-type="float" office:value="0.561731">
                <text:p>0.561731</text:p>
              </table:table-cell>
              <table:table-cell office:value-type="float" office:value="0.44118">
                <text:p>0.44118</text:p>
              </table:table-cell>
              <table:table-cell office:value-type="float" office:value="0.338816">
                <text:p>0.338816</text:p>
              </table:table-cell>
              <table:table-cell office:value-type="float" office:value="0.261877">
                <text:p>0.261877</text:p>
              </table:table-cell>
              <table:table-cell office:value-type="float" office:value="0.208442">
                <text:p>0.208442</text:p>
              </table:table-cell>
              <table:table-cell office:value-type="float" office:value="0.172844">
                <text:p>0.172844</text:p>
              </table:table-cell>
              <table:table-cell office:value-type="float" office:value="0.149446">
                <text:p>0.149446</text:p>
              </table:table-cell>
              <table:table-cell office:value-type="float" office:value="0.133994">
                <text:p>0.133994</text:p>
              </table:table-cell>
              <table:table-cell office:value-type="float" office:value="0.123649">
                <text:p>0.123649</text:p>
              </table:table-cell>
              <table:table-cell office:value-type="float" office:value="0.116609">
                <text:p>0.116609</text:p>
              </table:table-cell>
              <table:table-cell office:value-type="float" office:value="0.111745">
                <text:p>0.111745</text:p>
              </table:table-cell>
              <table:table-cell office:value-type="float" office:value="0.108346">
                <text:p>0.108346</text:p>
              </table:table-cell>
              <table:table-cell office:value-type="float" office:value="0.105949">
                <text:p>0.105949</text:p>
              </table:table-cell>
              <table:table-cell office:value-type="float" office:value="0.104249">
                <text:p>0.104249</text:p>
              </table:table-cell>
              <table:table-cell office:value-type="float" office:value="0.103039">
                <text:p>0.103039</text:p>
              </table:table-cell>
              <table:table-cell office:value-type="float" office:value="0.102175">
                <text:p>0.102175</text:p>
              </table:table-cell>
              <table:table-cell office:value-type="float" office:value="0.101557">
                <text:p>0.101557</text:p>
              </table:table-cell>
              <table:table-cell office:value-type="float" office:value="0.101115">
                <text:p>0.101115</text:p>
              </table:table-cell>
              <table:table-cell office:value-type="float" office:value="0.100799">
                <text:p>0.100799</text:p>
              </table:table-cell>
              <table:table-cell office:value-type="float" office:value="0.100572">
                <text:p>0.100572</text:p>
              </table:table-cell>
              <table:table-cell office:value-type="float" office:value="0.10041">
                <text:p>0.10041</text:p>
              </table:table-cell>
              <table:table-cell office:value-type="float" office:value="0.100294">
                <text:p>0.100294</text:p>
              </table:table-cell>
              <table:table-cell office:value-type="float" office:value="0.10021">
                <text:p>0.10021</text:p>
              </table:table-cell>
              <table:table-cell office:value-type="float" office:value="0.100151">
                <text:p>0.100151</text:p>
              </table:table-cell>
              <table:table-cell office:value-type="float" office:value="0.100108">
                <text:p>0.100108</text:p>
              </table:table-cell>
              <table:table-cell office:value-type="float" office:value="0.100077">
                <text:p>0.100077</text:p>
              </table:table-cell>
              <table:table-cell office:value-type="float" office:value="0.100055">
                <text:p>0.100055</text:p>
              </table:table-cell>
              <table:table-cell office:value-type="float" office:value="0.10004">
                <text:p>0.10004</text:p>
              </table:table-cell>
              <table:table-cell office:value-type="float" office:value="0.100028">
                <text:p>0.100028</text:p>
              </table:table-cell>
              <table:table-cell office:value-type="float" office:value="0.10002">
                <text:p>0.10002</text:p>
              </table:table-cell>
              <table:table-cell office:value-type="float" office:value="0.100015">
                <text:p>0.100015</text:p>
              </table:table-cell>
              <table:table-cell office:value-type="float" office:value="0.10001">
                <text:p>0.10001</text:p>
              </table:table-cell>
              <table:table-cell office:value-type="float" office:value="0.100007">
                <text:p>0.100007</text:p>
              </table:table-cell>
              <table:table-cell office:value-type="float" office:value="0.100005">
                <text:p>0.100005</text:p>
              </table:table-cell>
              <table:table-cell office:value-type="float" office:value="0.100004">
                <text:p>0.100004</text:p>
              </table:table-cell>
              <table:table-cell office:value-type="float" office:value="0.100003">
                <text:p>0.100003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2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Burgers.B120:Burgers.GT1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7">
                <text:p>0.999997</text:p>
              </table:table-cell>
              <table:table-cell office:value-type="float" office:value="0.999996">
                <text:p>0.999996</text:p>
              </table:table-cell>
              <table:table-cell office:value-type="float" office:value="0.999994">
                <text:p>0.999994</text:p>
              </table:table-cell>
              <table:table-cell office:value-type="float" office:value="0.999991">
                <text:p>0.999991</text:p>
              </table:table-cell>
              <table:table-cell office:value-type="float" office:value="0.999988">
                <text:p>0.999988</text:p>
              </table:table-cell>
              <table:table-cell office:value-type="float" office:value="0.999979">
                <text:p>0.999979</text:p>
              </table:table-cell>
              <table:table-cell office:value-type="float" office:value="0.999971">
                <text:p>0.999971</text:p>
              </table:table-cell>
              <table:table-cell office:value-type="float" office:value="0.999954">
                <text:p>0.999954</text:p>
              </table:table-cell>
              <table:table-cell office:value-type="float" office:value="0.999929">
                <text:p>0.999929</text:p>
              </table:table-cell>
              <table:table-cell office:value-type="float" office:value="0.999895">
                <text:p>0.999895</text:p>
              </table:table-cell>
              <table:table-cell office:value-type="float" office:value="0.99983">
                <text:p>0.99983</text:p>
              </table:table-cell>
              <table:table-cell office:value-type="float" office:value="0.999748">
                <text:p>0.999748</text:p>
              </table:table-cell>
              <table:table-cell office:value-type="float" office:value="0.999597">
                <text:p>0.999597</text:p>
              </table:table-cell>
              <table:table-cell office:value-type="float" office:value="0.999366">
                <text:p>0.999366</text:p>
              </table:table-cell>
              <table:table-cell office:value-type="float" office:value="0.999005">
                <text:p>0.999005</text:p>
              </table:table-cell>
              <table:table-cell office:value-type="float" office:value="0.998345">
                <text:p>0.998345</text:p>
              </table:table-cell>
              <table:table-cell office:value-type="float" office:value="0.997323">
                <text:p>0.997323</text:p>
              </table:table-cell>
              <table:table-cell office:value-type="float" office:value="0.995419">
                <text:p>0.995419</text:p>
              </table:table-cell>
              <table:table-cell office:value-type="float" office:value="0.992096">
                <text:p>0.992096</text:p>
              </table:table-cell>
              <table:table-cell office:value-type="float" office:value="0.986072">
                <text:p>0.986072</text:p>
              </table:table-cell>
              <table:table-cell office:value-type="float" office:value="0.974687">
                <text:p>0.974687</text:p>
              </table:table-cell>
              <table:table-cell office:value-type="float" office:value="0.954079">
                <text:p>0.954079</text:p>
              </table:table-cell>
              <table:table-cell office:value-type="float" office:value="0.915984">
                <text:p>0.915984</text:p>
              </table:table-cell>
              <table:table-cell office:value-type="float" office:value="0.850317">
                <text:p>0.850317</text:p>
              </table:table-cell>
              <table:table-cell office:value-type="float" office:value="0.74616">
                <text:p>0.74616</text:p>
              </table:table-cell>
              <table:table-cell office:value-type="float" office:value="0.602853">
                <text:p>0.602853</text:p>
              </table:table-cell>
              <table:table-cell office:value-type="float" office:value="0.448692">
                <text:p>0.448692</text:p>
              </table:table-cell>
              <table:table-cell office:value-type="float" office:value="0.319181">
                <text:p>0.319181</text:p>
              </table:table-cell>
              <table:table-cell office:value-type="float" office:value="0.228895">
                <text:p>0.228895</text:p>
              </table:table-cell>
              <table:table-cell office:value-type="float" office:value="0.173283">
                <text:p>0.173283</text:p>
              </table:table-cell>
              <table:table-cell office:value-type="float" office:value="0.141439">
                <text:p>0.141439</text:p>
              </table:table-cell>
              <table:table-cell office:value-type="float" office:value="0.123817">
                <text:p>0.123817</text:p>
              </table:table-cell>
              <table:table-cell office:value-type="float" office:value="0.11411">
                <text:p>0.11411</text:p>
              </table:table-cell>
              <table:table-cell office:value-type="float" office:value="0.10867">
                <text:p>0.10867</text:p>
              </table:table-cell>
              <table:table-cell office:value-type="float" office:value="0.105525">
                <text:p>0.105525</text:p>
              </table:table-cell>
              <table:table-cell office:value-type="float" office:value="0.103634">
                <text:p>0.103634</text:p>
              </table:table-cell>
              <table:table-cell office:value-type="float" office:value="0.102452">
                <text:p>0.102452</text:p>
              </table:table-cell>
              <table:table-cell office:value-type="float" office:value="0.101686">
                <text:p>0.101686</text:p>
              </table:table-cell>
              <table:table-cell office:value-type="float" office:value="0.101175">
                <text:p>0.101175</text:p>
              </table:table-cell>
              <table:table-cell office:value-type="float" office:value="0.100826">
                <text:p>0.100826</text:p>
              </table:table-cell>
              <table:table-cell office:value-type="float" office:value="0.100585">
                <text:p>0.100585</text:p>
              </table:table-cell>
              <table:table-cell office:value-type="float" office:value="0.100416">
                <text:p>0.100416</text:p>
              </table:table-cell>
              <table:table-cell office:value-type="float" office:value="0.100296">
                <text:p>0.100296</text:p>
              </table:table-cell>
              <table:table-cell office:value-type="float" office:value="0.100211">
                <text:p>0.100211</text:p>
              </table:table-cell>
              <table:table-cell office:value-type="float" office:value="0.100151">
                <text:p>0.100151</text:p>
              </table:table-cell>
              <table:table-cell office:value-type="float" office:value="0.100108">
                <text:p>0.100108</text:p>
              </table:table-cell>
              <table:table-cell office:value-type="float" office:value="0.100077">
                <text:p>0.100077</text:p>
              </table:table-cell>
              <table:table-cell office:value-type="float" office:value="0.100055">
                <text:p>0.100055</text:p>
              </table:table-cell>
              <table:table-cell office:value-type="float" office:value="0.10004">
                <text:p>0.10004</text:p>
              </table:table-cell>
              <table:table-cell office:value-type="float" office:value="0.100028">
                <text:p>0.100028</text:p>
              </table:table-cell>
              <table:table-cell office:value-type="float" office:value="0.10002">
                <text:p>0.10002</text:p>
              </table:table-cell>
              <table:table-cell office:value-type="float" office:value="0.100015">
                <text:p>0.100015</text:p>
              </table:table-cell>
              <table:table-cell office:value-type="float" office:value="0.10001">
                <text:p>0.10001</text:p>
              </table:table-cell>
              <table:table-cell office:value-type="float" office:value="0.100007">
                <text:p>0.100007</text:p>
              </table:table-cell>
              <table:table-cell office:value-type="float" office:value="0.100005">
                <text:p>0.100005</text:p>
              </table:table-cell>
              <table:table-cell office:value-type="float" office:value="0.100004">
                <text:p>0.100004</text:p>
              </table:table-cell>
              <table:table-cell office:value-type="float" office:value="0.100003">
                <text:p>0.100003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5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Burgers.B150:Burgers.GT15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  <table:table-cell office:value-type="float" office:value="0.999998">
                <text:p>0.999998</text:p>
              </table:table-cell>
              <table:table-cell office:value-type="float" office:value="1">
                <text:p>1</text:p>
              </table:table-cell>
              <table:table-cell office:value-type="float" office:value="0.999996">
                <text:p>0.999996</text:p>
              </table:table-cell>
              <table:table-cell office:value-type="float" office:value="0.999996">
                <text:p>0.999996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84">
                <text:p>0.999984</text:p>
              </table:table-cell>
              <table:table-cell office:value-type="float" office:value="0.999989">
                <text:p>0.999989</text:p>
              </table:table-cell>
              <table:table-cell office:value-type="float" office:value="0.999965">
                <text:p>0.999965</text:p>
              </table:table-cell>
              <table:table-cell office:value-type="float" office:value="0.999953">
                <text:p>0.999953</text:p>
              </table:table-cell>
              <table:table-cell office:value-type="float" office:value="0.999925">
                <text:p>0.999925</text:p>
              </table:table-cell>
              <table:table-cell office:value-type="float" office:value="0.999835">
                <text:p>0.999835</text:p>
              </table:table-cell>
              <table:table-cell office:value-type="float" office:value="0.999768">
                <text:p>0.999768</text:p>
              </table:table-cell>
              <table:table-cell office:value-type="float" office:value="0.999488">
                <text:p>0.999488</text:p>
              </table:table-cell>
              <table:table-cell office:value-type="float" office:value="0.999091">
                <text:p>0.999091</text:p>
              </table:table-cell>
              <table:table-cell office:value-type="float" office:value="0.998247">
                <text:p>0.998247</text:p>
              </table:table-cell>
              <table:table-cell office:value-type="float" office:value="0.996402">
                <text:p>0.996402</text:p>
              </table:table-cell>
              <table:table-cell office:value-type="float" office:value="0.993083">
                <text:p>0.993083</text:p>
              </table:table-cell>
              <table:table-cell office:value-type="float" office:value="0.985692">
                <text:p>0.985692</text:p>
              </table:table-cell>
              <table:table-cell office:value-type="float" office:value="0.971507">
                <text:p>0.971507</text:p>
              </table:table-cell>
              <table:table-cell office:value-type="float" office:value="0.943281">
                <text:p>0.943281</text:p>
              </table:table-cell>
              <table:table-cell office:value-type="float" office:value="0.889742">
                <text:p>0.889742</text:p>
              </table:table-cell>
              <table:table-cell office:value-type="float" office:value="0.798658">
                <text:p>0.798658</text:p>
              </table:table-cell>
              <table:table-cell office:value-type="float" office:value="0.65881">
                <text:p>0.65881</text:p>
              </table:table-cell>
              <table:table-cell office:value-type="float" office:value="0.491449">
                <text:p>0.491449</text:p>
              </table:table-cell>
              <table:table-cell office:value-type="float" office:value="0.342039">
                <text:p>0.342039</text:p>
              </table:table-cell>
              <table:table-cell office:value-type="float" office:value="0.235994">
                <text:p>0.235994</text:p>
              </table:table-cell>
              <table:table-cell office:value-type="float" office:value="0.17166">
                <text:p>0.17166</text:p>
              </table:table-cell>
              <table:table-cell office:value-type="float" office:value="0.136372">
                <text:p>0.136372</text:p>
              </table:table-cell>
              <table:table-cell office:value-type="float" office:value="0.118164">
                <text:p>0.118164</text:p>
              </table:table-cell>
              <table:table-cell office:value-type="float" office:value="0.109077">
                <text:p>0.109077</text:p>
              </table:table-cell>
              <table:table-cell office:value-type="float" office:value="0.104603">
                <text:p>0.104603</text:p>
              </table:table-cell>
              <table:table-cell office:value-type="float" office:value="0.102398">
                <text:p>0.102398</text:p>
              </table:table-cell>
              <table:table-cell office:value-type="float" office:value="0.101296">
                <text:p>0.101296</text:p>
              </table:table-cell>
              <table:table-cell office:value-type="float" office:value="0.100732">
                <text:p>0.100732</text:p>
              </table:table-cell>
              <table:table-cell office:value-type="float" office:value="0.100433">
                <text:p>0.100433</text:p>
              </table:table-cell>
              <table:table-cell office:value-type="float" office:value="0.100268">
                <text:p>0.100268</text:p>
              </table:table-cell>
              <table:table-cell office:value-type="float" office:value="0.100172">
                <text:p>0.100172</text:p>
              </table:table-cell>
              <table:table-cell office:value-type="float" office:value="0.100114">
                <text:p>0.100114</text:p>
              </table:table-cell>
              <table:table-cell office:value-type="float" office:value="0.100078">
                <text:p>0.100078</text:p>
              </table:table-cell>
              <table:table-cell office:value-type="float" office:value="0.100054">
                <text:p>0.100054</text:p>
              </table:table-cell>
              <table:table-cell office:value-type="float" office:value="0.100038">
                <text:p>0.100038</text:p>
              </table:table-cell>
              <table:table-cell office:value-type="float" office:value="0.100026">
                <text:p>0.100026</text:p>
              </table:table-cell>
              <table:table-cell office:value-type="float" office:value="0.100019">
                <text:p>0.100019</text:p>
              </table:table-cell>
              <table:table-cell office:value-type="float" office:value="0.100013">
                <text:p>0.100013</text:p>
              </table:table-cell>
              <table:table-cell office:value-type="float" office:value="0.10001">
                <text:p>0.10001</text:p>
              </table:table-cell>
              <table:table-cell office:value-type="float" office:value="0.100007">
                <text:p>0.100007</text:p>
              </table:table-cell>
              <table:table-cell office:value-type="float" office:value="0.100005">
                <text:p>0.100005</text:p>
              </table:table-cell>
              <table:table-cell office:value-type="float" office:value="0.100003">
                <text:p>0.100003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0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Burgers.B200:Burgers.GT20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7">
                <text:p>0.999997</text:p>
              </table:table-cell>
              <table:table-cell office:value-type="float" office:value="1">
                <text:p>1</text:p>
              </table:table-cell>
              <table:table-cell office:value-type="float" office:value="0.999995">
                <text:p>0.999995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977">
                <text:p>0.999977</text:p>
              </table:table-cell>
              <table:table-cell office:value-type="float" office:value="0.999991">
                <text:p>0.999991</text:p>
              </table:table-cell>
              <table:table-cell office:value-type="float" office:value="0.999933">
                <text:p>0.999933</text:p>
              </table:table-cell>
              <table:table-cell office:value-type="float" office:value="0.999898">
                <text:p>0.999898</text:p>
              </table:table-cell>
              <table:table-cell office:value-type="float" office:value="0.999794">
                <text:p>0.999794</text:p>
              </table:table-cell>
              <table:table-cell office:value-type="float" office:value="0.999488">
                <text:p>0.999488</text:p>
              </table:table-cell>
              <table:table-cell office:value-type="float" office:value="0.999087">
                <text:p>0.999087</text:p>
              </table:table-cell>
              <table:table-cell office:value-type="float" office:value="0.997873">
                <text:p>0.997873</text:p>
              </table:table-cell>
              <table:table-cell office:value-type="float" office:value="0.995708">
                <text:p>0.995708</text:p>
              </table:table-cell>
              <table:table-cell office:value-type="float" office:value="0.991012">
                <text:p>0.991012</text:p>
              </table:table-cell>
              <table:table-cell office:value-type="float" office:value="0.981012">
                <text:p>0.981012</text:p>
              </table:table-cell>
              <table:table-cell office:value-type="float" office:value="0.961677">
                <text:p>0.961677</text:p>
              </table:table-cell>
              <table:table-cell office:value-type="float" office:value="0.922401">
                <text:p>0.922401</text:p>
              </table:table-cell>
              <table:table-cell office:value-type="float" office:value="0.851953">
                <text:p>0.851953</text:p>
              </table:table-cell>
              <table:table-cell office:value-type="float" office:value="0.735566">
                <text:p>0.735566</text:p>
              </table:table-cell>
              <table:table-cell office:value-type="float" office:value="0.574309">
                <text:p>0.574309</text:p>
              </table:table-cell>
              <table:table-cell office:value-type="float" office:value="0.408726">
                <text:p>0.408726</text:p>
              </table:table-cell>
              <table:table-cell office:value-type="float" office:value="0.279118">
                <text:p>0.279118</text:p>
              </table:table-cell>
              <table:table-cell office:value-type="float" office:value="0.195556">
                <text:p>0.195556</text:p>
              </table:table-cell>
              <table:table-cell office:value-type="float" office:value="0.148189">
                <text:p>0.148189</text:p>
              </table:table-cell>
              <table:table-cell office:value-type="float" office:value="0.123457">
                <text:p>0.123457</text:p>
              </table:table-cell>
              <table:table-cell office:value-type="float" office:value="0.11118">
                <text:p>0.11118</text:p>
              </table:table-cell>
              <table:table-cell office:value-type="float" office:value="0.105268">
                <text:p>0.105268</text:p>
              </table:table-cell>
              <table:table-cell office:value-type="float" office:value="0.102469">
                <text:p>0.102469</text:p>
              </table:table-cell>
              <table:table-cell office:value-type="float" office:value="0.101156">
                <text:p>0.101156</text:p>
              </table:table-cell>
              <table:table-cell office:value-type="float" office:value="0.100543">
                <text:p>0.100543</text:p>
              </table:table-cell>
              <table:table-cell office:value-type="float" office:value="0.100256">
                <text:p>0.100256</text:p>
              </table:table-cell>
              <table:table-cell office:value-type="float" office:value="0.100122">
                <text:p>0.100122</text:p>
              </table:table-cell>
              <table:table-cell office:value-type="float" office:value="0.100059">
                <text:p>0.100059</text:p>
              </table:table-cell>
              <table:table-cell office:value-type="float" office:value="0.100029">
                <text:p>0.100029</text:p>
              </table:table-cell>
              <table:table-cell office:value-type="float" office:value="0.100015">
                <text:p>0.100015</text:p>
              </table:table-cell>
              <table:table-cell office:value-type="float" office:value="0.100008">
                <text:p>0.100008</text:p>
              </table:table-cell>
              <table:table-cell office:value-type="float" office:value="0.100004">
                <text:p>0.100004</text:p>
              </table:table-cell>
              <table:table-cell office:value-type="float" office:value="0.100002">
                <text:p>0.100002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00001">
                <text:p>0.1000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2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urgers.B220:Burgers.GT2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5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urgers.B250:Burgers.GT2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